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EEEEEE"/>
    </style:style>
    <style:style style:name="co1" style:family="table-column">
      <style:table-column-properties fo:break-before="auto" style:column-width="4.78895833333333cm"/>
    </style:style>
    <style:style style:name="co2" style:family="table-column">
      <style:table-column-properties fo:break-before="auto" style:column-width="5.50333333333333cm"/>
    </style:style>
    <style:style style:name="co3" style:family="table-column">
      <style:table-column-properties fo:break-before="auto" style:column-width="19.8966666666667cm" style:use-optimal-column-width="true"/>
    </style:style>
    <style:style style:name="co4" style:family="table-column">
      <style:table-column-properties fo:break-before="auto" style:column-width="20.558125cm" style:use-optimal-column-width="true"/>
    </style:style>
    <style:style style:name="co5" style:family="table-column">
      <style:table-column-properties fo:break-before="auto" style:column-width="8.91645833333333cm" style:use-optimal-column-width="true"/>
    </style:style>
    <style:style style:name="co6" style:family="table-column">
      <style:table-column-properties fo:break-before="auto" style:column-width="40.6135416666667cm" style:use-optimal-column-width="true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7.540625cm" style:use-optimal-column-width="true"/>
    </style:style>
    <style:style style:name="co10" style:family="table-column">
      <style:table-column-properties fo:break-before="auto" style:column-width="5.13291666666667cm" style:use-optimal-column-width="true"/>
    </style:style>
    <style:style style:name="co11" style:family="table-column">
      <style:table-column-properties fo:break-before="auto" style:column-width="3.22791666666667cm" style:use-optimal-column-width="true"/>
    </style:style>
    <style:style style:name="ro1" style:family="table-row">
      <style:table-row-properties style:row-height="13.75pt" style:use-optimal-row-height="false" fo:break-before="auto"/>
    </style:style>
    <style:style style:name="ro2" style:family="table-row">
      <style:table-row-properties style:row-height="55.5pt" style:use-optimal-row-height="false" fo:break-before="auto"/>
    </style:style>
    <style:style style:name="ro3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nca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D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idno</text:p>
          </table:table-cell>
          <table:table-cell office:value-type="string" table:style-name="ce2">
            <text:p>Export</text:p>
          </table:table-cell>
          <table:table-cell table:number-columns-repeated="16378"/>
        </table:table-row>
        <table:table-row table:style-name="ro3">
          <table:table-cell office:value-type="string" office:string-value="Aborigines" table:formula="of:=[Translations.A3]" table:style-name="ce1">
            <text:p>Aborigines</text:p>
          </table:table-cell>
          <table:table-cell office:value-type="string" table:style-name="ce1">
            <text:p>aborigines</text:p>
          </table:table-cell>
          <table:table-cell office:value-type="string" office:string-value="&lt;label locale=&quot;de_CH&quot; preferred=&quot;1&quot;&gt;&lt;name_singular&gt;Aborigines&lt;/name_singular&gt;&lt;name_plural&gt;Aborigines&lt;/name_plural&gt;&lt;/label&gt;" table:formula="of:=[Snippets.$B$17]&amp;[Translations.A3]&amp;[Snippets.$C$17]&amp;[Translations.A3]&amp;[Snippets.$D$17]" table:style-name="ce1">
            <text:p>&lt;label locale="de_CH" preferred="1"&gt;&lt;name_singular&gt;Aborigines&lt;/name_singular&gt;&lt;name_plural&gt;Aborigines&lt;/name_plural&gt;&lt;/label&gt;</text:p>
          </table:table-cell>
          <table:table-cell office:value-type="string" office:string-value="&lt;label locale=&quot;fr_CH&quot; preferred=&quot;1&quot;&gt;&lt;name_singular&gt;Aborigène australien&lt;/name_singular&gt;&lt;name_plural&gt;Aborigène australien&lt;/name_plural&gt;&lt;/label&gt;" table:formula="of:=[Snippets.$B$18]&amp;[Translations.B3]&amp;[Snippets.$C$18]&amp;[Translations.B3]&amp;[Snippets.$D$18]" table:style-name="ce1">
            <text:p>&lt;label locale="fr_CH" preferred="1"&gt;&lt;name_singular&gt;Aborigène australien&lt;/name_singular&gt;&lt;name_plural&gt;Aborigène australien&lt;/name_plural&gt;&lt;/label&gt;</text:p>
          </table:table-cell>
          <table:table-cell office:value-type="string" office:string-value="&lt;item idno=&quot;aborigines&quot; enabled=&quot;1&quot; default=&quot;0&quot; value=&quot;0&quot;&gt;" table:formula="of:=[Snippets.B$15]&amp;[.B3]&amp;[Snippets.C$15]" table:style-name="ce1">
            <text:p>&lt;item idno="aborigines" enabled="1" default="0" value="0"&gt;</text:p>
          </table:table-cell>
          <table:table-cell office:value-type="string" office:string-value="&lt;item idno=&quot;aborigines&quot; enabled=&quot;1&quot; default=&quot;0&quot; value=&quot;0&quot;&gt;&lt;labels&gt;&lt;label locale=&quot;de_CH&quot; preferred=&quot;1&quot;&gt;&lt;name_singular&gt;Aborigines&lt;/name_singular&gt;&lt;name_plural&gt;Aborigines&lt;/name_plural&gt;&lt;/label&gt;&lt;label locale=&quot;fr_CH&quot; preferred=&quot;1&quot;&gt;&lt;name_singular&gt;Aborigène australien&lt;/name_singular&gt;&lt;name_plural&gt;Aborigène australien&lt;/name_plural&gt;&lt;/label&gt;&lt;/labels&gt;&lt;/item&gt;" table:formula="of:=[.E3]&amp;[Snippets.B$16]&amp;[.C3]&amp;[.D3]&amp;[Snippets.B$22]&amp;[Snippets.B$23]" table:style-name="ce1">
            <text:p>&lt;item idno="aborigines" enabled="1" default="0" value="0"&gt;&lt;labels&gt;&lt;label locale="de_CH" preferred="1"&gt;&lt;name_singular&gt;Aborigines&lt;/name_singular&gt;&lt;name_plural&gt;Aborigines&lt;/name_plural&gt;&lt;/label&gt;&lt;label locale="fr_CH" preferred="1"&gt;&lt;name_singular&gt;Aborigène australien&lt;/name_singular&gt;&lt;name_plural&gt;Aborigène australien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eta" table:formula="of:=[Translations.A4]" table:style-name="ce1">
            <text:p>Aeta</text:p>
          </table:table-cell>
          <table:table-cell office:value-type="string" table:style-name="ce1">
            <text:p>aeta</text:p>
          </table:table-cell>
          <table:table-cell office:value-type="string" office:string-value="&lt;label locale=&quot;de_CH&quot; preferred=&quot;1&quot;&gt;&lt;name_singular&gt;Aeta&lt;/name_singular&gt;&lt;name_plural&gt;Aeta&lt;/name_plural&gt;&lt;/label&gt;" table:formula="of:=[Snippets.$B$17]&amp;[Translations.A4]&amp;[Snippets.$C$17]&amp;[Translations.A4]&amp;[Snippets.$D$17]" table:style-name="ce1">
            <text:p>&lt;label locale="de_CH" preferred="1"&gt;&lt;name_singular&gt;Aeta&lt;/name_singular&gt;&lt;name_plural&gt;Aeta&lt;/name_plural&gt;&lt;/label&gt;</text:p>
          </table:table-cell>
          <table:table-cell office:value-type="string" office:string-value="&lt;label locale=&quot;fr_CH&quot; preferred=&quot;1&quot;&gt;&lt;name_singular&gt;Aeta&lt;/name_singular&gt;&lt;name_plural&gt;Aeta&lt;/name_plural&gt;&lt;/label&gt;" table:formula="of:=[Snippets.$B$18]&amp;[Translations.B4]&amp;[Snippets.$C$18]&amp;[Translations.B4]&amp;[Snippets.$D$18]" table:style-name="ce1">
            <text:p>&lt;label locale="fr_CH" preferred="1"&gt;&lt;name_singular&gt;Aeta&lt;/name_singular&gt;&lt;name_plural&gt;Aeta&lt;/name_plural&gt;&lt;/label&gt;</text:p>
          </table:table-cell>
          <table:table-cell office:value-type="string" office:string-value="&lt;item idno=&quot;aeta&quot; enabled=&quot;1&quot; default=&quot;0&quot; value=&quot;0&quot;&gt;" table:formula="of:=[Snippets.B$15]&amp;[.B4]&amp;[Snippets.C$15]" table:style-name="ce1">
            <text:p>&lt;item idno="aeta" enabled="1" default="0" value="0"&gt;</text:p>
          </table:table-cell>
          <table:table-cell office:value-type="string" office:string-value="&lt;item idno=&quot;aeta&quot; enabled=&quot;1&quot; default=&quot;0&quot; value=&quot;0&quot;&gt;&lt;labels&gt;&lt;label locale=&quot;de_CH&quot; preferred=&quot;1&quot;&gt;&lt;name_singular&gt;Aeta&lt;/name_singular&gt;&lt;name_plural&gt;Aeta&lt;/name_plural&gt;&lt;/label&gt;&lt;label locale=&quot;fr_CH&quot; preferred=&quot;1&quot;&gt;&lt;name_singular&gt;Aeta&lt;/name_singular&gt;&lt;name_plural&gt;Aeta&lt;/name_plural&gt;&lt;/label&gt;&lt;/labels&gt;&lt;/item&gt;" table:formula="of:=[.E4]&amp;[Snippets.B$16]&amp;[.C4]&amp;[.D4]&amp;[Snippets.B$22]&amp;[Snippets.B$23]" table:style-name="ce1">
            <text:p>&lt;item idno="aeta" enabled="1" default="0" value="0"&gt;&lt;labels&gt;&lt;label locale="de_CH" preferred="1"&gt;&lt;name_singular&gt;Aeta&lt;/name_singular&gt;&lt;name_plural&gt;Aeta&lt;/name_plural&gt;&lt;/label&gt;&lt;label locale="fr_CH" preferred="1"&gt;&lt;name_singular&gt;Aeta&lt;/name_singular&gt;&lt;name_plural&gt;Aet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inu" table:formula="of:=[Translations.A5]" table:style-name="ce1">
            <text:p>Ainu</text:p>
          </table:table-cell>
          <table:table-cell office:value-type="string" table:style-name="ce1">
            <text:p>ainu</text:p>
          </table:table-cell>
          <table:table-cell office:value-type="string" office:string-value="&lt;label locale=&quot;de_CH&quot; preferred=&quot;1&quot;&gt;&lt;name_singular&gt;Ainu&lt;/name_singular&gt;&lt;name_plural&gt;Ainu&lt;/name_plural&gt;&lt;/label&gt;" table:formula="of:=[Snippets.$B$17]&amp;[Translations.A5]&amp;[Snippets.$C$17]&amp;[Translations.A5]&amp;[Snippets.$D$17]" table:style-name="ce1">
            <text:p>&lt;label locale="de_CH" preferred="1"&gt;&lt;name_singular&gt;Ainu&lt;/name_singular&gt;&lt;name_plural&gt;Ainu&lt;/name_plural&gt;&lt;/label&gt;</text:p>
          </table:table-cell>
          <table:table-cell office:value-type="string" office:string-value="&lt;label locale=&quot;fr_CH&quot; preferred=&quot;1&quot;&gt;&lt;name_singular&gt;Aïnou&lt;/name_singular&gt;&lt;name_plural&gt;Aïnou&lt;/name_plural&gt;&lt;/label&gt;" table:formula="of:=[Snippets.$B$18]&amp;[Translations.B5]&amp;[Snippets.$C$18]&amp;[Translations.B5]&amp;[Snippets.$D$18]" table:style-name="ce1">
            <text:p>&lt;label locale="fr_CH" preferred="1"&gt;&lt;name_singular&gt;Aïnou&lt;/name_singular&gt;&lt;name_plural&gt;Aïnou&lt;/name_plural&gt;&lt;/label&gt;</text:p>
          </table:table-cell>
          <table:table-cell office:value-type="string" office:string-value="&lt;item idno=&quot;ainu&quot; enabled=&quot;1&quot; default=&quot;0&quot; value=&quot;0&quot;&gt;" table:formula="of:=[Snippets.B$15]&amp;[.B5]&amp;[Snippets.C$15]" table:style-name="ce1">
            <text:p>&lt;item idno="ainu" enabled="1" default="0" value="0"&gt;</text:p>
          </table:table-cell>
          <table:table-cell office:value-type="string" office:string-value="&lt;item idno=&quot;ainu&quot; enabled=&quot;1&quot; default=&quot;0&quot; value=&quot;0&quot;&gt;&lt;labels&gt;&lt;label locale=&quot;de_CH&quot; preferred=&quot;1&quot;&gt;&lt;name_singular&gt;Ainu&lt;/name_singular&gt;&lt;name_plural&gt;Ainu&lt;/name_plural&gt;&lt;/label&gt;&lt;label locale=&quot;fr_CH&quot; preferred=&quot;1&quot;&gt;&lt;name_singular&gt;Aïnou&lt;/name_singular&gt;&lt;name_plural&gt;Aïnou&lt;/name_plural&gt;&lt;/label&gt;&lt;/labels&gt;&lt;/item&gt;" table:formula="of:=[.E5]&amp;[Snippets.B$16]&amp;[.C5]&amp;[.D5]&amp;[Snippets.B$22]&amp;[Snippets.B$23]" table:style-name="ce1">
            <text:p>&lt;item idno="ainu" enabled="1" default="0" value="0"&gt;&lt;labels&gt;&lt;label locale="de_CH" preferred="1"&gt;&lt;name_singular&gt;Ainu&lt;/name_singular&gt;&lt;name_plural&gt;Ainu&lt;/name_plural&gt;&lt;/label&gt;&lt;label locale="fr_CH" preferred="1"&gt;&lt;name_singular&gt;Aïnou&lt;/name_singular&gt;&lt;name_plural&gt;Aïnou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kha" table:formula="of:=[Translations.A6]" table:style-name="ce1">
            <text:p>Akha</text:p>
          </table:table-cell>
          <table:table-cell office:value-type="string" table:style-name="ce1">
            <text:p>akha</text:p>
          </table:table-cell>
          <table:table-cell office:value-type="string" office:string-value="&lt;label locale=&quot;de_CH&quot; preferred=&quot;1&quot;&gt;&lt;name_singular&gt;Akha&lt;/name_singular&gt;&lt;name_plural&gt;Akha&lt;/name_plural&gt;&lt;/label&gt;" table:formula="of:=[Snippets.$B$17]&amp;[Translations.A6]&amp;[Snippets.$C$17]&amp;[Translations.A6]&amp;[Snippets.$D$17]" table:style-name="ce1">
            <text:p>&lt;label locale="de_CH" preferred="1"&gt;&lt;name_singular&gt;Akha&lt;/name_singular&gt;&lt;name_plural&gt;Akha&lt;/name_plural&gt;&lt;/label&gt;</text:p>
          </table:table-cell>
          <table:table-cell office:value-type="string" office:string-value="&lt;label locale=&quot;fr_CH&quot; preferred=&quot;1&quot;&gt;&lt;name_singular&gt;Akha&lt;/name_singular&gt;&lt;name_plural&gt;Akha&lt;/name_plural&gt;&lt;/label&gt;" table:formula="of:=[Snippets.$B$18]&amp;[Translations.B6]&amp;[Snippets.$C$18]&amp;[Translations.B6]&amp;[Snippets.$D$18]" table:style-name="ce1">
            <text:p>&lt;label locale="fr_CH" preferred="1"&gt;&lt;name_singular&gt;Akha&lt;/name_singular&gt;&lt;name_plural&gt;Akha&lt;/name_plural&gt;&lt;/label&gt;</text:p>
          </table:table-cell>
          <table:table-cell office:value-type="string" office:string-value="&lt;item idno=&quot;akha&quot; enabled=&quot;1&quot; default=&quot;0&quot; value=&quot;0&quot;&gt;" table:formula="of:=[Snippets.B$15]&amp;[.B6]&amp;[Snippets.C$15]" table:style-name="ce1">
            <text:p>&lt;item idno="akha" enabled="1" default="0" value="0"&gt;</text:p>
          </table:table-cell>
          <table:table-cell office:value-type="string" office:string-value="&lt;item idno=&quot;akha&quot; enabled=&quot;1&quot; default=&quot;0&quot; value=&quot;0&quot;&gt;&lt;labels&gt;&lt;label locale=&quot;de_CH&quot; preferred=&quot;1&quot;&gt;&lt;name_singular&gt;Akha&lt;/name_singular&gt;&lt;name_plural&gt;Akha&lt;/name_plural&gt;&lt;/label&gt;&lt;label locale=&quot;fr_CH&quot; preferred=&quot;1&quot;&gt;&lt;name_singular&gt;Akha&lt;/name_singular&gt;&lt;name_plural&gt;Akha&lt;/name_plural&gt;&lt;/label&gt;&lt;/labels&gt;&lt;/item&gt;" table:formula="of:=[.E6]&amp;[Snippets.B$16]&amp;[.C6]&amp;[.D6]&amp;[Snippets.B$22]&amp;[Snippets.B$23]" table:style-name="ce1">
            <text:p>&lt;item idno="akha" enabled="1" default="0" value="0"&gt;&lt;labels&gt;&lt;label locale="de_CH" preferred="1"&gt;&lt;name_singular&gt;Akha&lt;/name_singular&gt;&lt;name_plural&gt;Akha&lt;/name_plural&gt;&lt;/label&gt;&lt;label locale="fr_CH" preferred="1"&gt;&lt;name_singular&gt;Akha&lt;/name_singular&gt;&lt;name_plural&gt;Akh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kim" table:formula="of:=[Translations.A7]" table:style-name="ce1">
            <text:p>Akim</text:p>
          </table:table-cell>
          <table:table-cell office:value-type="string" table:style-name="ce1">
            <text:p>akim</text:p>
          </table:table-cell>
          <table:table-cell office:value-type="string" office:string-value="&lt;label locale=&quot;de_CH&quot; preferred=&quot;1&quot;&gt;&lt;name_singular&gt;Akim&lt;/name_singular&gt;&lt;name_plural&gt;Akim&lt;/name_plural&gt;&lt;/label&gt;" table:formula="of:=[Snippets.$B$17]&amp;[Translations.A7]&amp;[Snippets.$C$17]&amp;[Translations.A7]&amp;[Snippets.$D$17]" table:style-name="ce1">
            <text:p>&lt;label locale="de_CH" preferred="1"&gt;&lt;name_singular&gt;Akim&lt;/name_singular&gt;&lt;name_plural&gt;Akim&lt;/name_plural&gt;&lt;/label&gt;</text:p>
          </table:table-cell>
          <table:table-cell office:value-type="string" office:string-value="&lt;label locale=&quot;fr_CH&quot; preferred=&quot;1&quot;&gt;&lt;name_singular&gt;Akyems&lt;/name_singular&gt;&lt;name_plural&gt;Akyems&lt;/name_plural&gt;&lt;/label&gt;" table:formula="of:=[Snippets.$B$18]&amp;[Translations.B7]&amp;[Snippets.$C$18]&amp;[Translations.B7]&amp;[Snippets.$D$18]" table:style-name="ce1">
            <text:p>&lt;label locale="fr_CH" preferred="1"&gt;&lt;name_singular&gt;Akyems&lt;/name_singular&gt;&lt;name_plural&gt;Akyems&lt;/name_plural&gt;&lt;/label&gt;</text:p>
          </table:table-cell>
          <table:table-cell office:value-type="string" office:string-value="&lt;item idno=&quot;akim&quot; enabled=&quot;1&quot; default=&quot;0&quot; value=&quot;0&quot;&gt;" table:formula="of:=[Snippets.B$15]&amp;[.B7]&amp;[Snippets.C$15]" table:style-name="ce1">
            <text:p>&lt;item idno="akim" enabled="1" default="0" value="0"&gt;</text:p>
          </table:table-cell>
          <table:table-cell office:value-type="string" office:string-value="&lt;item idno=&quot;akim&quot; enabled=&quot;1&quot; default=&quot;0&quot; value=&quot;0&quot;&gt;&lt;labels&gt;&lt;label locale=&quot;de_CH&quot; preferred=&quot;1&quot;&gt;&lt;name_singular&gt;Akim&lt;/name_singular&gt;&lt;name_plural&gt;Akim&lt;/name_plural&gt;&lt;/label&gt;&lt;label locale=&quot;fr_CH&quot; preferred=&quot;1&quot;&gt;&lt;name_singular&gt;Akyems&lt;/name_singular&gt;&lt;name_plural&gt;Akyems&lt;/name_plural&gt;&lt;/label&gt;&lt;/labels&gt;&lt;/item&gt;" table:formula="of:=[.E7]&amp;[Snippets.B$16]&amp;[.C7]&amp;[.D7]&amp;[Snippets.B$22]&amp;[Snippets.B$23]" table:style-name="ce1">
            <text:p>&lt;item idno="akim" enabled="1" default="0" value="0"&gt;&lt;labels&gt;&lt;label locale="de_CH" preferred="1"&gt;&lt;name_singular&gt;Akim&lt;/name_singular&gt;&lt;name_plural&gt;Akim&lt;/name_plural&gt;&lt;/label&gt;&lt;label locale="fr_CH" preferred="1"&gt;&lt;name_singular&gt;Akyems&lt;/name_singular&gt;&lt;name_plural&gt;Akyem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kwapim" table:formula="of:=[Translations.A8]" table:style-name="ce1">
            <text:p>Akwapim</text:p>
          </table:table-cell>
          <table:table-cell office:value-type="string" table:style-name="ce1">
            <text:p>akwapim</text:p>
          </table:table-cell>
          <table:table-cell office:value-type="string" office:string-value="&lt;label locale=&quot;de_CH&quot; preferred=&quot;1&quot;&gt;&lt;name_singular&gt;Akwapim&lt;/name_singular&gt;&lt;name_plural&gt;Akwapim&lt;/name_plural&gt;&lt;/label&gt;" table:formula="of:=[Snippets.$B$17]&amp;[Translations.A8]&amp;[Snippets.$C$17]&amp;[Translations.A8]&amp;[Snippets.$D$17]" table:style-name="ce1">
            <text:p>&lt;label locale="de_CH" preferred="1"&gt;&lt;name_singular&gt;Akwapim&lt;/name_singular&gt;&lt;name_plural&gt;Akwapim&lt;/name_plural&gt;&lt;/label&gt;</text:p>
          </table:table-cell>
          <table:table-cell office:value-type="string" office:string-value="&lt;label locale=&quot;fr_CH&quot; preferred=&quot;1&quot;&gt;&lt;name_singular&gt;Akuapem&lt;/name_singular&gt;&lt;name_plural&gt;Akuapem&lt;/name_plural&gt;&lt;/label&gt;" table:formula="of:=[Snippets.$B$18]&amp;[Translations.B8]&amp;[Snippets.$C$18]&amp;[Translations.B8]&amp;[Snippets.$D$18]" table:style-name="ce1">
            <text:p>&lt;label locale="fr_CH" preferred="1"&gt;&lt;name_singular&gt;Akuapem&lt;/name_singular&gt;&lt;name_plural&gt;Akuapem&lt;/name_plural&gt;&lt;/label&gt;</text:p>
          </table:table-cell>
          <table:table-cell office:value-type="string" office:string-value="&lt;item idno=&quot;akwapim&quot; enabled=&quot;1&quot; default=&quot;0&quot; value=&quot;0&quot;&gt;" table:formula="of:=[Snippets.B$15]&amp;[.B8]&amp;[Snippets.C$15]" table:style-name="ce1">
            <text:p>&lt;item idno="akwapim" enabled="1" default="0" value="0"&gt;</text:p>
          </table:table-cell>
          <table:table-cell office:value-type="string" office:string-value="&lt;item idno=&quot;akwapim&quot; enabled=&quot;1&quot; default=&quot;0&quot; value=&quot;0&quot;&gt;&lt;labels&gt;&lt;label locale=&quot;de_CH&quot; preferred=&quot;1&quot;&gt;&lt;name_singular&gt;Akwapim&lt;/name_singular&gt;&lt;name_plural&gt;Akwapim&lt;/name_plural&gt;&lt;/label&gt;&lt;label locale=&quot;fr_CH&quot; preferred=&quot;1&quot;&gt;&lt;name_singular&gt;Akuapem&lt;/name_singular&gt;&lt;name_plural&gt;Akuapem&lt;/name_plural&gt;&lt;/label&gt;&lt;/labels&gt;&lt;/item&gt;" table:formula="of:=[.E8]&amp;[Snippets.B$16]&amp;[.C8]&amp;[.D8]&amp;[Snippets.B$22]&amp;[Snippets.B$23]" table:style-name="ce1">
            <text:p>&lt;item idno="akwapim" enabled="1" default="0" value="0"&gt;&lt;labels&gt;&lt;label locale="de_CH" preferred="1"&gt;&lt;name_singular&gt;Akwapim&lt;/name_singular&gt;&lt;name_plural&gt;Akwapim&lt;/name_plural&gt;&lt;/label&gt;&lt;label locale="fr_CH" preferred="1"&gt;&lt;name_singular&gt;Akuapem&lt;/name_singular&gt;&lt;name_plural&gt;Akuapem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lfur" table:formula="of:=[Translations.A9]" table:style-name="ce1">
            <text:p>Alfur</text:p>
          </table:table-cell>
          <table:table-cell office:value-type="string" table:style-name="ce1">
            <text:p>alfur</text:p>
          </table:table-cell>
          <table:table-cell office:value-type="string" office:string-value="&lt;label locale=&quot;de_CH&quot; preferred=&quot;1&quot;&gt;&lt;name_singular&gt;Alfur&lt;/name_singular&gt;&lt;name_plural&gt;Alfur&lt;/name_plural&gt;&lt;/label&gt;" table:formula="of:=[Snippets.$B$17]&amp;[Translations.A9]&amp;[Snippets.$C$17]&amp;[Translations.A9]&amp;[Snippets.$D$17]" table:style-name="ce1">
            <text:p>&lt;label locale="de_CH" preferred="1"&gt;&lt;name_singular&gt;Alfur&lt;/name_singular&gt;&lt;name_plural&gt;Alfur&lt;/name_plural&gt;&lt;/label&gt;</text:p>
          </table:table-cell>
          <table:table-cell office:value-type="string" office:string-value="&lt;label locale=&quot;fr_CH&quot; preferred=&quot;1&quot;&gt;&lt;name_singular&gt;Alfur&lt;/name_singular&gt;&lt;name_plural&gt;Alfur&lt;/name_plural&gt;&lt;/label&gt;" table:formula="of:=[Snippets.$B$18]&amp;[Translations.B9]&amp;[Snippets.$C$18]&amp;[Translations.B9]&amp;[Snippets.$D$18]" table:style-name="ce1">
            <text:p>&lt;label locale="fr_CH" preferred="1"&gt;&lt;name_singular&gt;Alfur&lt;/name_singular&gt;&lt;name_plural&gt;Alfur&lt;/name_plural&gt;&lt;/label&gt;</text:p>
          </table:table-cell>
          <table:table-cell office:value-type="string" office:string-value="&lt;item idno=&quot;alfur&quot; enabled=&quot;1&quot; default=&quot;0&quot; value=&quot;0&quot;&gt;" table:formula="of:=[Snippets.B$15]&amp;[.B9]&amp;[Snippets.C$15]" table:style-name="ce1">
            <text:p>&lt;item idno="alfur" enabled="1" default="0" value="0"&gt;</text:p>
          </table:table-cell>
          <table:table-cell office:value-type="string" office:string-value="&lt;item idno=&quot;alfur&quot; enabled=&quot;1&quot; default=&quot;0&quot; value=&quot;0&quot;&gt;&lt;labels&gt;&lt;label locale=&quot;de_CH&quot; preferred=&quot;1&quot;&gt;&lt;name_singular&gt;Alfur&lt;/name_singular&gt;&lt;name_plural&gt;Alfur&lt;/name_plural&gt;&lt;/label&gt;&lt;label locale=&quot;fr_CH&quot; preferred=&quot;1&quot;&gt;&lt;name_singular&gt;Alfur&lt;/name_singular&gt;&lt;name_plural&gt;Alfur&lt;/name_plural&gt;&lt;/label&gt;&lt;/labels&gt;&lt;/item&gt;" table:formula="of:=[.E9]&amp;[Snippets.B$16]&amp;[.C9]&amp;[.D9]&amp;[Snippets.B$22]&amp;[Snippets.B$23]" table:style-name="ce1">
            <text:p>&lt;item idno="alfur" enabled="1" default="0" value="0"&gt;&lt;labels&gt;&lt;label locale="de_CH" preferred="1"&gt;&lt;name_singular&gt;Alfur&lt;/name_singular&gt;&lt;name_plural&gt;Alfur&lt;/name_plural&gt;&lt;/label&gt;&lt;label locale="fr_CH" preferred="1"&gt;&lt;name_singular&gt;Alfur&lt;/name_singular&gt;&lt;name_plural&gt;Alfur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mharen" table:formula="of:=[Translations.A10]" table:style-name="ce1">
            <text:p>Amharen</text:p>
          </table:table-cell>
          <table:table-cell office:value-type="string" table:style-name="ce1">
            <text:p>amharen</text:p>
          </table:table-cell>
          <table:table-cell office:value-type="string" office:string-value="&lt;label locale=&quot;de_CH&quot; preferred=&quot;1&quot;&gt;&lt;name_singular&gt;Amharen&lt;/name_singular&gt;&lt;name_plural&gt;Amharen&lt;/name_plural&gt;&lt;/label&gt;" table:formula="of:=[Snippets.$B$17]&amp;[Translations.A10]&amp;[Snippets.$C$17]&amp;[Translations.A10]&amp;[Snippets.$D$17]" table:style-name="ce1">
            <text:p>&lt;label locale="de_CH" preferred="1"&gt;&lt;name_singular&gt;Amharen&lt;/name_singular&gt;&lt;name_plural&gt;Amharen&lt;/name_plural&gt;&lt;/label&gt;</text:p>
          </table:table-cell>
          <table:table-cell office:value-type="string" office:string-value="&lt;label locale=&quot;fr_CH&quot; preferred=&quot;1&quot;&gt;&lt;name_singular&gt;Amharas&lt;/name_singular&gt;&lt;name_plural&gt;Amharas&lt;/name_plural&gt;&lt;/label&gt;" table:formula="of:=[Snippets.$B$18]&amp;[Translations.B10]&amp;[Snippets.$C$18]&amp;[Translations.B10]&amp;[Snippets.$D$18]" table:style-name="ce1">
            <text:p>&lt;label locale="fr_CH" preferred="1"&gt;&lt;name_singular&gt;Amharas&lt;/name_singular&gt;&lt;name_plural&gt;Amharas&lt;/name_plural&gt;&lt;/label&gt;</text:p>
          </table:table-cell>
          <table:table-cell office:value-type="string" office:string-value="&lt;item idno=&quot;amharen&quot; enabled=&quot;1&quot; default=&quot;0&quot; value=&quot;0&quot;&gt;" table:formula="of:=[Snippets.B$15]&amp;[.B10]&amp;[Snippets.C$15]" table:style-name="ce1">
            <text:p>&lt;item idno="amharen" enabled="1" default="0" value="0"&gt;</text:p>
          </table:table-cell>
          <table:table-cell office:value-type="string" office:string-value="&lt;item idno=&quot;amharen&quot; enabled=&quot;1&quot; default=&quot;0&quot; value=&quot;0&quot;&gt;&lt;labels&gt;&lt;label locale=&quot;de_CH&quot; preferred=&quot;1&quot;&gt;&lt;name_singular&gt;Amharen&lt;/name_singular&gt;&lt;name_plural&gt;Amharen&lt;/name_plural&gt;&lt;/label&gt;&lt;label locale=&quot;fr_CH&quot; preferred=&quot;1&quot;&gt;&lt;name_singular&gt;Amharas&lt;/name_singular&gt;&lt;name_plural&gt;Amharas&lt;/name_plural&gt;&lt;/label&gt;&lt;/labels&gt;&lt;/item&gt;" table:formula="of:=[.E10]&amp;[Snippets.B$16]&amp;[.C10]&amp;[.D10]&amp;[Snippets.B$22]&amp;[Snippets.B$23]" table:style-name="ce1">
            <text:p>&lt;item idno="amharen" enabled="1" default="0" value="0"&gt;&lt;labels&gt;&lt;label locale="de_CH" preferred="1"&gt;&lt;name_singular&gt;Amharen&lt;/name_singular&gt;&lt;name_plural&gt;Amharen&lt;/name_plural&gt;&lt;/label&gt;&lt;label locale="fr_CH" preferred="1"&gt;&lt;name_singular&gt;Amharas&lt;/name_singular&gt;&lt;name_plural&gt;Amhara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ndamaner" table:formula="of:=[Translations.A11]" table:style-name="ce1">
            <text:p>Andamaner</text:p>
          </table:table-cell>
          <table:table-cell office:value-type="string" table:style-name="ce1">
            <text:p>andamaner</text:p>
          </table:table-cell>
          <table:table-cell office:value-type="string" office:string-value="&lt;label locale=&quot;de_CH&quot; preferred=&quot;1&quot;&gt;&lt;name_singular&gt;Andamaner&lt;/name_singular&gt;&lt;name_plural&gt;Andamaner&lt;/name_plural&gt;&lt;/label&gt;" table:formula="of:=[Snippets.$B$17]&amp;[Translations.A11]&amp;[Snippets.$C$17]&amp;[Translations.A11]&amp;[Snippets.$D$17]" table:style-name="ce1">
            <text:p>&lt;label locale="de_CH" preferred="1"&gt;&lt;name_singular&gt;Andamaner&lt;/name_singular&gt;&lt;name_plural&gt;Andamaner&lt;/name_plural&gt;&lt;/label&gt;</text:p>
          </table:table-cell>
          <table:table-cell office:value-type="string" office:string-value="&lt;label locale=&quot;fr_CH&quot; preferred=&quot;1&quot;&gt;&lt;name_singular&gt;Andamanais&lt;/name_singular&gt;&lt;name_plural&gt;Andamanais&lt;/name_plural&gt;&lt;/label&gt;" table:formula="of:=[Snippets.$B$18]&amp;[Translations.B11]&amp;[Snippets.$C$18]&amp;[Translations.B11]&amp;[Snippets.$D$18]" table:style-name="ce1">
            <text:p>&lt;label locale="fr_CH" preferred="1"&gt;&lt;name_singular&gt;Andamanais&lt;/name_singular&gt;&lt;name_plural&gt;Andamanais&lt;/name_plural&gt;&lt;/label&gt;</text:p>
          </table:table-cell>
          <table:table-cell office:value-type="string" office:string-value="&lt;item idno=&quot;andamaner&quot; enabled=&quot;1&quot; default=&quot;0&quot; value=&quot;0&quot;&gt;" table:formula="of:=[Snippets.B$15]&amp;[.B11]&amp;[Snippets.C$15]" table:style-name="ce1">
            <text:p>&lt;item idno="andamaner" enabled="1" default="0" value="0"&gt;</text:p>
          </table:table-cell>
          <table:table-cell office:value-type="string" office:string-value="&lt;item idno=&quot;andamaner&quot; enabled=&quot;1&quot; default=&quot;0&quot; value=&quot;0&quot;&gt;&lt;labels&gt;&lt;label locale=&quot;de_CH&quot; preferred=&quot;1&quot;&gt;&lt;name_singular&gt;Andamaner&lt;/name_singular&gt;&lt;name_plural&gt;Andamaner&lt;/name_plural&gt;&lt;/label&gt;&lt;label locale=&quot;fr_CH&quot; preferred=&quot;1&quot;&gt;&lt;name_singular&gt;Andamanais&lt;/name_singular&gt;&lt;name_plural&gt;Andamanais&lt;/name_plural&gt;&lt;/label&gt;&lt;/labels&gt;&lt;/item&gt;" table:formula="of:=[.E11]&amp;[Snippets.B$16]&amp;[.C11]&amp;[.D11]&amp;[Snippets.B$22]&amp;[Snippets.B$23]" table:style-name="ce1">
            <text:p>&lt;item idno="andamaner" enabled="1" default="0" value="0"&gt;&lt;labels&gt;&lt;label locale="de_CH" preferred="1"&gt;&lt;name_singular&gt;Andamaner&lt;/name_singular&gt;&lt;name_plural&gt;Andamaner&lt;/name_plural&gt;&lt;/label&gt;&lt;label locale="fr_CH" preferred="1"&gt;&lt;name_singular&gt;Andamanais&lt;/name_singular&gt;&lt;name_plural&gt;Andamanai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ntambahoaka" table:formula="of:=[Translations.A12]" table:style-name="ce1">
            <text:p>Antambahoaka</text:p>
          </table:table-cell>
          <table:table-cell office:value-type="string" table:style-name="ce1">
            <text:p>antambahoaka</text:p>
          </table:table-cell>
          <table:table-cell office:value-type="string" office:string-value="&lt;label locale=&quot;de_CH&quot; preferred=&quot;1&quot;&gt;&lt;name_singular&gt;Antambahoaka&lt;/name_singular&gt;&lt;name_plural&gt;Antambahoaka&lt;/name_plural&gt;&lt;/label&gt;" table:formula="of:=[Snippets.$B$17]&amp;[Translations.A12]&amp;[Snippets.$C$17]&amp;[Translations.A12]&amp;[Snippets.$D$17]" table:style-name="ce1">
            <text:p>&lt;label locale="de_CH" preferred="1"&gt;&lt;name_singular&gt;Antambahoaka&lt;/name_singular&gt;&lt;name_plural&gt;Antambahoaka&lt;/name_plural&gt;&lt;/label&gt;</text:p>
          </table:table-cell>
          <table:table-cell office:value-type="string" office:string-value="&lt;label locale=&quot;fr_CH&quot; preferred=&quot;1&quot;&gt;&lt;name_singular&gt;Antambahoaka&lt;/name_singular&gt;&lt;name_plural&gt;Antambahoaka&lt;/name_plural&gt;&lt;/label&gt;" table:formula="of:=[Snippets.$B$18]&amp;[Translations.B12]&amp;[Snippets.$C$18]&amp;[Translations.B12]&amp;[Snippets.$D$18]" table:style-name="ce1">
            <text:p>&lt;label locale="fr_CH" preferred="1"&gt;&lt;name_singular&gt;Antambahoaka&lt;/name_singular&gt;&lt;name_plural&gt;Antambahoaka&lt;/name_plural&gt;&lt;/label&gt;</text:p>
          </table:table-cell>
          <table:table-cell office:value-type="string" office:string-value="&lt;item idno=&quot;antambahoaka&quot; enabled=&quot;1&quot; default=&quot;0&quot; value=&quot;0&quot;&gt;" table:formula="of:=[Snippets.B$15]&amp;[.B12]&amp;[Snippets.C$15]" table:style-name="ce1">
            <text:p>&lt;item idno="antambahoaka" enabled="1" default="0" value="0"&gt;</text:p>
          </table:table-cell>
          <table:table-cell office:value-type="string" office:string-value="&lt;item idno=&quot;antambahoaka&quot; enabled=&quot;1&quot; default=&quot;0&quot; value=&quot;0&quot;&gt;&lt;labels&gt;&lt;label locale=&quot;de_CH&quot; preferred=&quot;1&quot;&gt;&lt;name_singular&gt;Antambahoaka&lt;/name_singular&gt;&lt;name_plural&gt;Antambahoaka&lt;/name_plural&gt;&lt;/label&gt;&lt;label locale=&quot;fr_CH&quot; preferred=&quot;1&quot;&gt;&lt;name_singular&gt;Antambahoaka&lt;/name_singular&gt;&lt;name_plural&gt;Antambahoaka&lt;/name_plural&gt;&lt;/label&gt;&lt;/labels&gt;&lt;/item&gt;" table:formula="of:=[.E12]&amp;[Snippets.B$16]&amp;[.C12]&amp;[.D12]&amp;[Snippets.B$22]&amp;[Snippets.B$23]" table:style-name="ce1">
            <text:p>&lt;item idno="antambahoaka" enabled="1" default="0" value="0"&gt;&lt;labels&gt;&lt;label locale="de_CH" preferred="1"&gt;&lt;name_singular&gt;Antambahoaka&lt;/name_singular&gt;&lt;name_plural&gt;Antambahoaka&lt;/name_plural&gt;&lt;/label&gt;&lt;label locale="fr_CH" preferred="1"&gt;&lt;name_singular&gt;Antambahoaka&lt;/name_singular&gt;&lt;name_plural&gt;Antambahoak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ntandroy" table:formula="of:=[Translations.A13]" table:style-name="ce1">
            <text:p>Antandroy</text:p>
          </table:table-cell>
          <table:table-cell office:value-type="string" table:style-name="ce1">
            <text:p>antandroy</text:p>
          </table:table-cell>
          <table:table-cell office:value-type="string" office:string-value="&lt;label locale=&quot;de_CH&quot; preferred=&quot;1&quot;&gt;&lt;name_singular&gt;Antandroy&lt;/name_singular&gt;&lt;name_plural&gt;Antandroy&lt;/name_plural&gt;&lt;/label&gt;" table:formula="of:=[Snippets.$B$17]&amp;[Translations.A13]&amp;[Snippets.$C$17]&amp;[Translations.A13]&amp;[Snippets.$D$17]" table:style-name="ce1">
            <text:p>&lt;label locale="de_CH" preferred="1"&gt;&lt;name_singular&gt;Antandroy&lt;/name_singular&gt;&lt;name_plural&gt;Antandroy&lt;/name_plural&gt;&lt;/label&gt;</text:p>
          </table:table-cell>
          <table:table-cell office:value-type="string" office:string-value="&lt;label locale=&quot;fr_CH&quot; preferred=&quot;1&quot;&gt;&lt;name_singular&gt;Tandroy&lt;/name_singular&gt;&lt;name_plural&gt;Tandroy&lt;/name_plural&gt;&lt;/label&gt;" table:formula="of:=[Snippets.$B$18]&amp;[Translations.B13]&amp;[Snippets.$C$18]&amp;[Translations.B13]&amp;[Snippets.$D$18]" table:style-name="ce1">
            <text:p>&lt;label locale="fr_CH" preferred="1"&gt;&lt;name_singular&gt;Tandroy&lt;/name_singular&gt;&lt;name_plural&gt;Tandroy&lt;/name_plural&gt;&lt;/label&gt;</text:p>
          </table:table-cell>
          <table:table-cell office:value-type="string" office:string-value="&lt;item idno=&quot;antandroy&quot; enabled=&quot;1&quot; default=&quot;0&quot; value=&quot;0&quot;&gt;" table:formula="of:=[Snippets.B$15]&amp;[.B13]&amp;[Snippets.C$15]" table:style-name="ce1">
            <text:p>&lt;item idno="antandroy" enabled="1" default="0" value="0"&gt;</text:p>
          </table:table-cell>
          <table:table-cell office:value-type="string" office:string-value="&lt;item idno=&quot;antandroy&quot; enabled=&quot;1&quot; default=&quot;0&quot; value=&quot;0&quot;&gt;&lt;labels&gt;&lt;label locale=&quot;de_CH&quot; preferred=&quot;1&quot;&gt;&lt;name_singular&gt;Antandroy&lt;/name_singular&gt;&lt;name_plural&gt;Antandroy&lt;/name_plural&gt;&lt;/label&gt;&lt;label locale=&quot;fr_CH&quot; preferred=&quot;1&quot;&gt;&lt;name_singular&gt;Tandroy&lt;/name_singular&gt;&lt;name_plural&gt;Tandroy&lt;/name_plural&gt;&lt;/label&gt;&lt;/labels&gt;&lt;/item&gt;" table:formula="of:=[.E13]&amp;[Snippets.B$16]&amp;[.C13]&amp;[.D13]&amp;[Snippets.B$22]&amp;[Snippets.B$23]" table:style-name="ce1">
            <text:p>&lt;item idno="antandroy" enabled="1" default="0" value="0"&gt;&lt;labels&gt;&lt;label locale="de_CH" preferred="1"&gt;&lt;name_singular&gt;Antandroy&lt;/name_singular&gt;&lt;name_plural&gt;Antandroy&lt;/name_plural&gt;&lt;/label&gt;&lt;label locale="fr_CH" preferred="1"&gt;&lt;name_singular&gt;Tandroy&lt;/name_singular&gt;&lt;name_plural&gt;Tandroy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ntankara" table:formula="of:=[Translations.A14]" table:style-name="ce1">
            <text:p>Antankara</text:p>
          </table:table-cell>
          <table:table-cell office:value-type="string" table:style-name="ce1">
            <text:p>antankara</text:p>
          </table:table-cell>
          <table:table-cell office:value-type="string" office:string-value="&lt;label locale=&quot;de_CH&quot; preferred=&quot;1&quot;&gt;&lt;name_singular&gt;Antankara&lt;/name_singular&gt;&lt;name_plural&gt;Antankara&lt;/name_plural&gt;&lt;/label&gt;" table:formula="of:=[Snippets.$B$17]&amp;[Translations.A14]&amp;[Snippets.$C$17]&amp;[Translations.A14]&amp;[Snippets.$D$17]" table:style-name="ce1">
            <text:p>&lt;label locale="de_CH" preferred="1"&gt;&lt;name_singular&gt;Antankara&lt;/name_singular&gt;&lt;name_plural&gt;Antankara&lt;/name_plural&gt;&lt;/label&gt;</text:p>
          </table:table-cell>
          <table:table-cell office:value-type="string" office:string-value="&lt;label locale=&quot;fr_CH&quot; preferred=&quot;1&quot;&gt;&lt;name_singular&gt;Antankara&lt;/name_singular&gt;&lt;name_plural&gt;Antankara&lt;/name_plural&gt;&lt;/label&gt;" table:formula="of:=[Snippets.$B$18]&amp;[Translations.B14]&amp;[Snippets.$C$18]&amp;[Translations.B14]&amp;[Snippets.$D$18]" table:style-name="ce1">
            <text:p>&lt;label locale="fr_CH" preferred="1"&gt;&lt;name_singular&gt;Antankara&lt;/name_singular&gt;&lt;name_plural&gt;Antankara&lt;/name_plural&gt;&lt;/label&gt;</text:p>
          </table:table-cell>
          <table:table-cell office:value-type="string" office:string-value="&lt;item idno=&quot;antankara&quot; enabled=&quot;1&quot; default=&quot;0&quot; value=&quot;0&quot;&gt;" table:formula="of:=[Snippets.B$15]&amp;[.B14]&amp;[Snippets.C$15]" table:style-name="ce1">
            <text:p>&lt;item idno="antankara" enabled="1" default="0" value="0"&gt;</text:p>
          </table:table-cell>
          <table:table-cell office:value-type="string" office:string-value="&lt;item idno=&quot;antankara&quot; enabled=&quot;1&quot; default=&quot;0&quot; value=&quot;0&quot;&gt;&lt;labels&gt;&lt;label locale=&quot;de_CH&quot; preferred=&quot;1&quot;&gt;&lt;name_singular&gt;Antankara&lt;/name_singular&gt;&lt;name_plural&gt;Antankara&lt;/name_plural&gt;&lt;/label&gt;&lt;label locale=&quot;fr_CH&quot; preferred=&quot;1&quot;&gt;&lt;name_singular&gt;Antankara&lt;/name_singular&gt;&lt;name_plural&gt;Antankara&lt;/name_plural&gt;&lt;/label&gt;&lt;/labels&gt;&lt;/item&gt;" table:formula="of:=[.E14]&amp;[Snippets.B$16]&amp;[.C14]&amp;[.D14]&amp;[Snippets.B$22]&amp;[Snippets.B$23]" table:style-name="ce1">
            <text:p>&lt;item idno="antankara" enabled="1" default="0" value="0"&gt;&lt;labels&gt;&lt;label locale="de_CH" preferred="1"&gt;&lt;name_singular&gt;Antankara&lt;/name_singular&gt;&lt;name_plural&gt;Antankara&lt;/name_plural&gt;&lt;/label&gt;&lt;label locale="fr_CH" preferred="1"&gt;&lt;name_singular&gt;Antankara&lt;/name_singular&gt;&lt;name_plural&gt;Antankar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nuak" table:formula="of:=[Translations.A15]" table:style-name="ce1">
            <text:p>Anuak</text:p>
          </table:table-cell>
          <table:table-cell office:value-type="string" table:style-name="ce1">
            <text:p>anuak</text:p>
          </table:table-cell>
          <table:table-cell office:value-type="string" office:string-value="&lt;label locale=&quot;de_CH&quot; preferred=&quot;1&quot;&gt;&lt;name_singular&gt;Anuak&lt;/name_singular&gt;&lt;name_plural&gt;Anuak&lt;/name_plural&gt;&lt;/label&gt;" table:formula="of:=[Snippets.$B$17]&amp;[Translations.A15]&amp;[Snippets.$C$17]&amp;[Translations.A15]&amp;[Snippets.$D$17]" table:style-name="ce1">
            <text:p>&lt;label locale="de_CH" preferred="1"&gt;&lt;name_singular&gt;Anuak&lt;/name_singular&gt;&lt;name_plural&gt;Anuak&lt;/name_plural&gt;&lt;/label&gt;</text:p>
          </table:table-cell>
          <table:table-cell office:value-type="string" office:string-value="&lt;label locale=&quot;fr_CH&quot; preferred=&quot;1&quot;&gt;&lt;name_singular&gt;Anuak&lt;/name_singular&gt;&lt;name_plural&gt;Anuak&lt;/name_plural&gt;&lt;/label&gt;" table:formula="of:=[Snippets.$B$18]&amp;[Translations.B15]&amp;[Snippets.$C$18]&amp;[Translations.B15]&amp;[Snippets.$D$18]" table:style-name="ce1">
            <text:p>&lt;label locale="fr_CH" preferred="1"&gt;&lt;name_singular&gt;Anuak&lt;/name_singular&gt;&lt;name_plural&gt;Anuak&lt;/name_plural&gt;&lt;/label&gt;</text:p>
          </table:table-cell>
          <table:table-cell office:value-type="string" office:string-value="&lt;item idno=&quot;anuak&quot; enabled=&quot;1&quot; default=&quot;0&quot; value=&quot;0&quot;&gt;" table:formula="of:=[Snippets.B$15]&amp;[.B15]&amp;[Snippets.C$15]" table:style-name="ce1">
            <text:p>&lt;item idno="anuak" enabled="1" default="0" value="0"&gt;</text:p>
          </table:table-cell>
          <table:table-cell office:value-type="string" office:string-value="&lt;item idno=&quot;anuak&quot; enabled=&quot;1&quot; default=&quot;0&quot; value=&quot;0&quot;&gt;&lt;labels&gt;&lt;label locale=&quot;de_CH&quot; preferred=&quot;1&quot;&gt;&lt;name_singular&gt;Anuak&lt;/name_singular&gt;&lt;name_plural&gt;Anuak&lt;/name_plural&gt;&lt;/label&gt;&lt;label locale=&quot;fr_CH&quot; preferred=&quot;1&quot;&gt;&lt;name_singular&gt;Anuak&lt;/name_singular&gt;&lt;name_plural&gt;Anuak&lt;/name_plural&gt;&lt;/label&gt;&lt;/labels&gt;&lt;/item&gt;" table:formula="of:=[.E15]&amp;[Snippets.B$16]&amp;[.C15]&amp;[.D15]&amp;[Snippets.B$22]&amp;[Snippets.B$23]" table:style-name="ce1">
            <text:p>&lt;item idno="anuak" enabled="1" default="0" value="0"&gt;&lt;labels&gt;&lt;label locale="de_CH" preferred="1"&gt;&lt;name_singular&gt;Anuak&lt;/name_singular&gt;&lt;name_plural&gt;Anuak&lt;/name_plural&gt;&lt;/label&gt;&lt;label locale="fr_CH" preferred="1"&gt;&lt;name_singular&gt;Anuak&lt;/name_singular&gt;&lt;name_plural&gt;Anuak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pachen" table:formula="of:=[Translations.A16]" table:style-name="ce1">
            <text:p>Apachen</text:p>
          </table:table-cell>
          <table:table-cell office:value-type="string" table:style-name="ce1">
            <text:p>apachen</text:p>
          </table:table-cell>
          <table:table-cell office:value-type="string" office:string-value="&lt;label locale=&quot;de_CH&quot; preferred=&quot;1&quot;&gt;&lt;name_singular&gt;Apachen&lt;/name_singular&gt;&lt;name_plural&gt;Apachen&lt;/name_plural&gt;&lt;/label&gt;" table:formula="of:=[Snippets.$B$17]&amp;[Translations.A16]&amp;[Snippets.$C$17]&amp;[Translations.A16]&amp;[Snippets.$D$17]" table:style-name="ce1">
            <text:p>&lt;label locale="de_CH" preferred="1"&gt;&lt;name_singular&gt;Apachen&lt;/name_singular&gt;&lt;name_plural&gt;Apachen&lt;/name_plural&gt;&lt;/label&gt;</text:p>
          </table:table-cell>
          <table:table-cell office:value-type="string" office:string-value="&lt;label locale=&quot;fr_CH&quot; preferred=&quot;1&quot;&gt;&lt;name_singular&gt;Apaches&lt;/name_singular&gt;&lt;name_plural&gt;Apaches&lt;/name_plural&gt;&lt;/label&gt;" table:formula="of:=[Snippets.$B$18]&amp;[Translations.B16]&amp;[Snippets.$C$18]&amp;[Translations.B16]&amp;[Snippets.$D$18]" table:style-name="ce1">
            <text:p>&lt;label locale="fr_CH" preferred="1"&gt;&lt;name_singular&gt;Apaches&lt;/name_singular&gt;&lt;name_plural&gt;Apaches&lt;/name_plural&gt;&lt;/label&gt;</text:p>
          </table:table-cell>
          <table:table-cell office:value-type="string" office:string-value="&lt;item idno=&quot;apachen&quot; enabled=&quot;1&quot; default=&quot;0&quot; value=&quot;0&quot;&gt;" table:formula="of:=[Snippets.B$15]&amp;[.B16]&amp;[Snippets.C$15]" table:style-name="ce1">
            <text:p>&lt;item idno="apachen" enabled="1" default="0" value="0"&gt;</text:p>
          </table:table-cell>
          <table:table-cell office:value-type="string" office:string-value="&lt;item idno=&quot;apachen&quot; enabled=&quot;1&quot; default=&quot;0&quot; value=&quot;0&quot;&gt;&lt;labels&gt;&lt;label locale=&quot;de_CH&quot; preferred=&quot;1&quot;&gt;&lt;name_singular&gt;Apachen&lt;/name_singular&gt;&lt;name_plural&gt;Apachen&lt;/name_plural&gt;&lt;/label&gt;&lt;label locale=&quot;fr_CH&quot; preferred=&quot;1&quot;&gt;&lt;name_singular&gt;Apaches&lt;/name_singular&gt;&lt;name_plural&gt;Apaches&lt;/name_plural&gt;&lt;/label&gt;&lt;/labels&gt;&lt;/item&gt;" table:formula="of:=[.E16]&amp;[Snippets.B$16]&amp;[.C16]&amp;[.D16]&amp;[Snippets.B$22]&amp;[Snippets.B$23]" table:style-name="ce1">
            <text:p>&lt;item idno="apachen" enabled="1" default="0" value="0"&gt;&lt;labels&gt;&lt;label locale="de_CH" preferred="1"&gt;&lt;name_singular&gt;Apachen&lt;/name_singular&gt;&lt;name_plural&gt;Apachen&lt;/name_plural&gt;&lt;/label&gt;&lt;label locale="fr_CH" preferred="1"&gt;&lt;name_singular&gt;Apaches&lt;/name_singular&gt;&lt;name_plural&gt;Apach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parai" table:formula="of:=[Translations.A17]" table:style-name="ce1">
            <text:p>Aparai</text:p>
          </table:table-cell>
          <table:table-cell office:value-type="string" table:style-name="ce1">
            <text:p>aparai</text:p>
          </table:table-cell>
          <table:table-cell office:value-type="string" office:string-value="&lt;label locale=&quot;de_CH&quot; preferred=&quot;1&quot;&gt;&lt;name_singular&gt;Aparai&lt;/name_singular&gt;&lt;name_plural&gt;Aparai&lt;/name_plural&gt;&lt;/label&gt;" table:formula="of:=[Snippets.$B$17]&amp;[Translations.A17]&amp;[Snippets.$C$17]&amp;[Translations.A17]&amp;[Snippets.$D$17]" table:style-name="ce1">
            <text:p>&lt;label locale="de_CH" preferred="1"&gt;&lt;name_singular&gt;Aparai&lt;/name_singular&gt;&lt;name_plural&gt;Aparai&lt;/name_plural&gt;&lt;/label&gt;</text:p>
          </table:table-cell>
          <table:table-cell office:value-type="string" office:string-value="&lt;label locale=&quot;fr_CH&quot; preferred=&quot;1&quot;&gt;&lt;name_singular&gt;Aparai&lt;/name_singular&gt;&lt;name_plural&gt;Aparai&lt;/name_plural&gt;&lt;/label&gt;" table:formula="of:=[Snippets.$B$18]&amp;[Translations.B17]&amp;[Snippets.$C$18]&amp;[Translations.B17]&amp;[Snippets.$D$18]" table:style-name="ce1">
            <text:p>&lt;label locale="fr_CH" preferred="1"&gt;&lt;name_singular&gt;Aparai&lt;/name_singular&gt;&lt;name_plural&gt;Aparai&lt;/name_plural&gt;&lt;/label&gt;</text:p>
          </table:table-cell>
          <table:table-cell office:value-type="string" office:string-value="&lt;item idno=&quot;aparai&quot; enabled=&quot;1&quot; default=&quot;0&quot; value=&quot;0&quot;&gt;" table:formula="of:=[Snippets.B$15]&amp;[.B17]&amp;[Snippets.C$15]" table:style-name="ce1">
            <text:p>&lt;item idno="aparai" enabled="1" default="0" value="0"&gt;</text:p>
          </table:table-cell>
          <table:table-cell office:value-type="string" office:string-value="&lt;item idno=&quot;aparai&quot; enabled=&quot;1&quot; default=&quot;0&quot; value=&quot;0&quot;&gt;&lt;labels&gt;&lt;label locale=&quot;de_CH&quot; preferred=&quot;1&quot;&gt;&lt;name_singular&gt;Aparai&lt;/name_singular&gt;&lt;name_plural&gt;Aparai&lt;/name_plural&gt;&lt;/label&gt;&lt;label locale=&quot;fr_CH&quot; preferred=&quot;1&quot;&gt;&lt;name_singular&gt;Aparai&lt;/name_singular&gt;&lt;name_plural&gt;Aparai&lt;/name_plural&gt;&lt;/label&gt;&lt;/labels&gt;&lt;/item&gt;" table:formula="of:=[.E17]&amp;[Snippets.B$16]&amp;[.C17]&amp;[.D17]&amp;[Snippets.B$22]&amp;[Snippets.B$23]" table:style-name="ce1">
            <text:p>&lt;item idno="aparai" enabled="1" default="0" value="0"&gt;&lt;labels&gt;&lt;label locale="de_CH" preferred="1"&gt;&lt;name_singular&gt;Aparai&lt;/name_singular&gt;&lt;name_plural&gt;Aparai&lt;/name_plural&gt;&lt;/label&gt;&lt;label locale="fr_CH" preferred="1"&gt;&lt;name_singular&gt;Aparai&lt;/name_singular&gt;&lt;name_plural&gt;Apara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raucan" table:formula="of:=[Translations.A18]" table:style-name="ce1">
            <text:p>Araucan</text:p>
          </table:table-cell>
          <table:table-cell office:value-type="string" table:style-name="ce1">
            <text:p>araucan</text:p>
          </table:table-cell>
          <table:table-cell office:value-type="string" office:string-value="&lt;label locale=&quot;de_CH&quot; preferred=&quot;1&quot;&gt;&lt;name_singular&gt;Araucan&lt;/name_singular&gt;&lt;name_plural&gt;Araucan&lt;/name_plural&gt;&lt;/label&gt;" table:formula="of:=[Snippets.$B$17]&amp;[Translations.A18]&amp;[Snippets.$C$17]&amp;[Translations.A18]&amp;[Snippets.$D$17]" table:style-name="ce1">
            <text:p>&lt;label locale="de_CH" preferred="1"&gt;&lt;name_singular&gt;Araucan&lt;/name_singular&gt;&lt;name_plural&gt;Araucan&lt;/name_plural&gt;&lt;/label&gt;</text:p>
          </table:table-cell>
          <table:table-cell office:value-type="string" office:string-value="&lt;label locale=&quot;fr_CH&quot; preferred=&quot;1&quot;&gt;&lt;name_singular&gt;Araucan&lt;/name_singular&gt;&lt;name_plural&gt;Araucan&lt;/name_plural&gt;&lt;/label&gt;" table:formula="of:=[Snippets.$B$18]&amp;[Translations.B18]&amp;[Snippets.$C$18]&amp;[Translations.B18]&amp;[Snippets.$D$18]" table:style-name="ce1">
            <text:p>&lt;label locale="fr_CH" preferred="1"&gt;&lt;name_singular&gt;Araucan&lt;/name_singular&gt;&lt;name_plural&gt;Araucan&lt;/name_plural&gt;&lt;/label&gt;</text:p>
          </table:table-cell>
          <table:table-cell office:value-type="string" office:string-value="&lt;item idno=&quot;araucan&quot; enabled=&quot;1&quot; default=&quot;0&quot; value=&quot;0&quot;&gt;" table:formula="of:=[Snippets.B$15]&amp;[.B18]&amp;[Snippets.C$15]" table:style-name="ce1">
            <text:p>&lt;item idno="araucan" enabled="1" default="0" value="0"&gt;</text:p>
          </table:table-cell>
          <table:table-cell office:value-type="string" office:string-value="&lt;item idno=&quot;araucan&quot; enabled=&quot;1&quot; default=&quot;0&quot; value=&quot;0&quot;&gt;&lt;labels&gt;&lt;label locale=&quot;de_CH&quot; preferred=&quot;1&quot;&gt;&lt;name_singular&gt;Araucan&lt;/name_singular&gt;&lt;name_plural&gt;Araucan&lt;/name_plural&gt;&lt;/label&gt;&lt;label locale=&quot;fr_CH&quot; preferred=&quot;1&quot;&gt;&lt;name_singular&gt;Araucan&lt;/name_singular&gt;&lt;name_plural&gt;Araucan&lt;/name_plural&gt;&lt;/label&gt;&lt;/labels&gt;&lt;/item&gt;" table:formula="of:=[.E18]&amp;[Snippets.B$16]&amp;[.C18]&amp;[.D18]&amp;[Snippets.B$22]&amp;[Snippets.B$23]" table:style-name="ce1">
            <text:p>&lt;item idno="araucan" enabled="1" default="0" value="0"&gt;&lt;labels&gt;&lt;label locale="de_CH" preferred="1"&gt;&lt;name_singular&gt;Araucan&lt;/name_singular&gt;&lt;name_plural&gt;Araucan&lt;/name_plural&gt;&lt;/label&gt;&lt;label locale="fr_CH" preferred="1"&gt;&lt;name_singular&gt;Araucan&lt;/name_singular&gt;&lt;name_plural&gt;Araucan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rawak" table:formula="of:=[Translations.A19]" table:style-name="ce1">
            <text:p>Arawak</text:p>
          </table:table-cell>
          <table:table-cell office:value-type="string" table:style-name="ce1">
            <text:p>arawak</text:p>
          </table:table-cell>
          <table:table-cell office:value-type="string" office:string-value="&lt;label locale=&quot;de_CH&quot; preferred=&quot;1&quot;&gt;&lt;name_singular&gt;Arawak&lt;/name_singular&gt;&lt;name_plural&gt;Arawak&lt;/name_plural&gt;&lt;/label&gt;" table:formula="of:=[Snippets.$B$17]&amp;[Translations.A19]&amp;[Snippets.$C$17]&amp;[Translations.A19]&amp;[Snippets.$D$17]" table:style-name="ce1">
            <text:p>&lt;label locale="de_CH" preferred="1"&gt;&lt;name_singular&gt;Arawak&lt;/name_singular&gt;&lt;name_plural&gt;Arawak&lt;/name_plural&gt;&lt;/label&gt;</text:p>
          </table:table-cell>
          <table:table-cell office:value-type="string" office:string-value="&lt;label locale=&quot;fr_CH&quot; preferred=&quot;1&quot;&gt;&lt;name_singular&gt;Arawak&lt;/name_singular&gt;&lt;name_plural&gt;Arawak&lt;/name_plural&gt;&lt;/label&gt;" table:formula="of:=[Snippets.$B$18]&amp;[Translations.B19]&amp;[Snippets.$C$18]&amp;[Translations.B19]&amp;[Snippets.$D$18]" table:style-name="ce1">
            <text:p>&lt;label locale="fr_CH" preferred="1"&gt;&lt;name_singular&gt;Arawak&lt;/name_singular&gt;&lt;name_plural&gt;Arawak&lt;/name_plural&gt;&lt;/label&gt;</text:p>
          </table:table-cell>
          <table:table-cell office:value-type="string" office:string-value="&lt;item idno=&quot;arawak&quot; enabled=&quot;1&quot; default=&quot;0&quot; value=&quot;0&quot;&gt;" table:formula="of:=[Snippets.B$15]&amp;[.B19]&amp;[Snippets.C$15]" table:style-name="ce1">
            <text:p>&lt;item idno="arawak" enabled="1" default="0" value="0"&gt;</text:p>
          </table:table-cell>
          <table:table-cell office:value-type="string" office:string-value="&lt;item idno=&quot;arawak&quot; enabled=&quot;1&quot; default=&quot;0&quot; value=&quot;0&quot;&gt;&lt;labels&gt;&lt;label locale=&quot;de_CH&quot; preferred=&quot;1&quot;&gt;&lt;name_singular&gt;Arawak&lt;/name_singular&gt;&lt;name_plural&gt;Arawak&lt;/name_plural&gt;&lt;/label&gt;&lt;label locale=&quot;fr_CH&quot; preferred=&quot;1&quot;&gt;&lt;name_singular&gt;Arawak&lt;/name_singular&gt;&lt;name_plural&gt;Arawak&lt;/name_plural&gt;&lt;/label&gt;&lt;/labels&gt;&lt;/item&gt;" table:formula="of:=[.E19]&amp;[Snippets.B$16]&amp;[.C19]&amp;[.D19]&amp;[Snippets.B$22]&amp;[Snippets.B$23]" table:style-name="ce1">
            <text:p>&lt;item idno="arawak" enabled="1" default="0" value="0"&gt;&lt;labels&gt;&lt;label locale="de_CH" preferred="1"&gt;&lt;name_singular&gt;Arawak&lt;/name_singular&gt;&lt;name_plural&gt;Arawak&lt;/name_plural&gt;&lt;/label&gt;&lt;label locale="fr_CH" preferred="1"&gt;&lt;name_singular&gt;Arawak&lt;/name_singular&gt;&lt;name_plural&gt;Arawak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rmenier" table:formula="of:=[Translations.A20]" table:style-name="ce1">
            <text:p>Armenier</text:p>
          </table:table-cell>
          <table:table-cell office:value-type="string" table:style-name="ce1">
            <text:p>armenier</text:p>
          </table:table-cell>
          <table:table-cell office:value-type="string" office:string-value="&lt;label locale=&quot;de_CH&quot; preferred=&quot;1&quot;&gt;&lt;name_singular&gt;Armenier&lt;/name_singular&gt;&lt;name_plural&gt;Armenier&lt;/name_plural&gt;&lt;/label&gt;" table:formula="of:=[Snippets.$B$17]&amp;[Translations.A20]&amp;[Snippets.$C$17]&amp;[Translations.A20]&amp;[Snippets.$D$17]" table:style-name="ce1">
            <text:p>&lt;label locale="de_CH" preferred="1"&gt;&lt;name_singular&gt;Armenier&lt;/name_singular&gt;&lt;name_plural&gt;Armenier&lt;/name_plural&gt;&lt;/label&gt;</text:p>
          </table:table-cell>
          <table:table-cell office:value-type="string" office:string-value="&lt;label locale=&quot;fr_CH&quot; preferred=&quot;1&quot;&gt;&lt;name_singular&gt;Arméniens&lt;/name_singular&gt;&lt;name_plural&gt;Arméniens&lt;/name_plural&gt;&lt;/label&gt;" table:formula="of:=[Snippets.$B$18]&amp;[Translations.B20]&amp;[Snippets.$C$18]&amp;[Translations.B20]&amp;[Snippets.$D$18]" table:style-name="ce1">
            <text:p>&lt;label locale="fr_CH" preferred="1"&gt;&lt;name_singular&gt;Arméniens&lt;/name_singular&gt;&lt;name_plural&gt;Arméniens&lt;/name_plural&gt;&lt;/label&gt;</text:p>
          </table:table-cell>
          <table:table-cell office:value-type="string" office:string-value="&lt;item idno=&quot;armenier&quot; enabled=&quot;1&quot; default=&quot;0&quot; value=&quot;0&quot;&gt;" table:formula="of:=[Snippets.B$15]&amp;[.B20]&amp;[Snippets.C$15]" table:style-name="ce1">
            <text:p>&lt;item idno="armenier" enabled="1" default="0" value="0"&gt;</text:p>
          </table:table-cell>
          <table:table-cell office:value-type="string" office:string-value="&lt;item idno=&quot;armenier&quot; enabled=&quot;1&quot; default=&quot;0&quot; value=&quot;0&quot;&gt;&lt;labels&gt;&lt;label locale=&quot;de_CH&quot; preferred=&quot;1&quot;&gt;&lt;name_singular&gt;Armenier&lt;/name_singular&gt;&lt;name_plural&gt;Armenier&lt;/name_plural&gt;&lt;/label&gt;&lt;label locale=&quot;fr_CH&quot; preferred=&quot;1&quot;&gt;&lt;name_singular&gt;Arméniens&lt;/name_singular&gt;&lt;name_plural&gt;Arméniens&lt;/name_plural&gt;&lt;/label&gt;&lt;/labels&gt;&lt;/item&gt;" table:formula="of:=[.E20]&amp;[Snippets.B$16]&amp;[.C20]&amp;[.D20]&amp;[Snippets.B$22]&amp;[Snippets.B$23]" table:style-name="ce1">
            <text:p>&lt;item idno="armenier" enabled="1" default="0" value="0"&gt;&lt;labels&gt;&lt;label locale="de_CH" preferred="1"&gt;&lt;name_singular&gt;Armenier&lt;/name_singular&gt;&lt;name_plural&gt;Armenier&lt;/name_plural&gt;&lt;/label&gt;&lt;label locale="fr_CH" preferred="1"&gt;&lt;name_singular&gt;Arméniens&lt;/name_singular&gt;&lt;name_plural&gt;Arménien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schanti" table:formula="of:=[Translations.A21]" table:style-name="ce1">
            <text:p>Aschanti</text:p>
          </table:table-cell>
          <table:table-cell office:value-type="string" table:style-name="ce1">
            <text:p>aschanti</text:p>
          </table:table-cell>
          <table:table-cell office:value-type="string" office:string-value="&lt;label locale=&quot;de_CH&quot; preferred=&quot;1&quot;&gt;&lt;name_singular&gt;Aschanti&lt;/name_singular&gt;&lt;name_plural&gt;Aschanti&lt;/name_plural&gt;&lt;/label&gt;" table:formula="of:=[Snippets.$B$17]&amp;[Translations.A21]&amp;[Snippets.$C$17]&amp;[Translations.A21]&amp;[Snippets.$D$17]" table:style-name="ce1">
            <text:p>&lt;label locale="de_CH" preferred="1"&gt;&lt;name_singular&gt;Aschanti&lt;/name_singular&gt;&lt;name_plural&gt;Aschanti&lt;/name_plural&gt;&lt;/label&gt;</text:p>
          </table:table-cell>
          <table:table-cell office:value-type="string" office:string-value="&lt;label locale=&quot;fr_CH&quot; preferred=&quot;1&quot;&gt;&lt;name_singular&gt;Ashantis&lt;/name_singular&gt;&lt;name_plural&gt;Ashantis&lt;/name_plural&gt;&lt;/label&gt;" table:formula="of:=[Snippets.$B$18]&amp;[Translations.B21]&amp;[Snippets.$C$18]&amp;[Translations.B21]&amp;[Snippets.$D$18]" table:style-name="ce1">
            <text:p>&lt;label locale="fr_CH" preferred="1"&gt;&lt;name_singular&gt;Ashantis&lt;/name_singular&gt;&lt;name_plural&gt;Ashantis&lt;/name_plural&gt;&lt;/label&gt;</text:p>
          </table:table-cell>
          <table:table-cell office:value-type="string" office:string-value="&lt;item idno=&quot;aschanti&quot; enabled=&quot;1&quot; default=&quot;0&quot; value=&quot;0&quot;&gt;" table:formula="of:=[Snippets.B$15]&amp;[.B21]&amp;[Snippets.C$15]" table:style-name="ce1">
            <text:p>&lt;item idno="aschanti" enabled="1" default="0" value="0"&gt;</text:p>
          </table:table-cell>
          <table:table-cell office:value-type="string" office:string-value="&lt;item idno=&quot;aschanti&quot; enabled=&quot;1&quot; default=&quot;0&quot; value=&quot;0&quot;&gt;&lt;labels&gt;&lt;label locale=&quot;de_CH&quot; preferred=&quot;1&quot;&gt;&lt;name_singular&gt;Aschanti&lt;/name_singular&gt;&lt;name_plural&gt;Aschanti&lt;/name_plural&gt;&lt;/label&gt;&lt;label locale=&quot;fr_CH&quot; preferred=&quot;1&quot;&gt;&lt;name_singular&gt;Ashantis&lt;/name_singular&gt;&lt;name_plural&gt;Ashantis&lt;/name_plural&gt;&lt;/label&gt;&lt;/labels&gt;&lt;/item&gt;" table:formula="of:=[.E21]&amp;[Snippets.B$16]&amp;[.C21]&amp;[.D21]&amp;[Snippets.B$22]&amp;[Snippets.B$23]" table:style-name="ce1">
            <text:p>&lt;item idno="aschanti" enabled="1" default="0" value="0"&gt;&lt;labels&gt;&lt;label locale="de_CH" preferred="1"&gt;&lt;name_singular&gt;Aschanti&lt;/name_singular&gt;&lt;name_plural&gt;Aschanti&lt;/name_plural&gt;&lt;/label&gt;&lt;label locale="fr_CH" preferred="1"&gt;&lt;name_singular&gt;Ashantis&lt;/name_singular&gt;&lt;name_plural&gt;Ashanti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tsahuaca" table:formula="of:=[Translations.A22]" table:style-name="ce1">
            <text:p>Atsahuaca</text:p>
          </table:table-cell>
          <table:table-cell office:value-type="string" table:style-name="ce1">
            <text:p>atsahuaca</text:p>
          </table:table-cell>
          <table:table-cell office:value-type="string" office:string-value="&lt;label locale=&quot;de_CH&quot; preferred=&quot;1&quot;&gt;&lt;name_singular&gt;Atsahuaca&lt;/name_singular&gt;&lt;name_plural&gt;Atsahuaca&lt;/name_plural&gt;&lt;/label&gt;" table:formula="of:=[Snippets.$B$17]&amp;[Translations.A22]&amp;[Snippets.$C$17]&amp;[Translations.A22]&amp;[Snippets.$D$17]" table:style-name="ce1">
            <text:p>&lt;label locale="de_CH" preferred="1"&gt;&lt;name_singular&gt;Atsahuaca&lt;/name_singular&gt;&lt;name_plural&gt;Atsahuaca&lt;/name_plural&gt;&lt;/label&gt;</text:p>
          </table:table-cell>
          <table:table-cell office:value-type="string" office:string-value="&lt;label locale=&quot;fr_CH&quot; preferred=&quot;1&quot;&gt;&lt;name_singular&gt;Atsahuaca&lt;/name_singular&gt;&lt;name_plural&gt;Atsahuaca&lt;/name_plural&gt;&lt;/label&gt;" table:formula="of:=[Snippets.$B$18]&amp;[Translations.B22]&amp;[Snippets.$C$18]&amp;[Translations.B22]&amp;[Snippets.$D$18]" table:style-name="ce1">
            <text:p>&lt;label locale="fr_CH" preferred="1"&gt;&lt;name_singular&gt;Atsahuaca&lt;/name_singular&gt;&lt;name_plural&gt;Atsahuaca&lt;/name_plural&gt;&lt;/label&gt;</text:p>
          </table:table-cell>
          <table:table-cell office:value-type="string" office:string-value="&lt;item idno=&quot;atsahuaca&quot; enabled=&quot;1&quot; default=&quot;0&quot; value=&quot;0&quot;&gt;" table:formula="of:=[Snippets.B$15]&amp;[.B22]&amp;[Snippets.C$15]" table:style-name="ce1">
            <text:p>&lt;item idno="atsahuaca" enabled="1" default="0" value="0"&gt;</text:p>
          </table:table-cell>
          <table:table-cell office:value-type="string" office:string-value="&lt;item idno=&quot;atsahuaca&quot; enabled=&quot;1&quot; default=&quot;0&quot; value=&quot;0&quot;&gt;&lt;labels&gt;&lt;label locale=&quot;de_CH&quot; preferred=&quot;1&quot;&gt;&lt;name_singular&gt;Atsahuaca&lt;/name_singular&gt;&lt;name_plural&gt;Atsahuaca&lt;/name_plural&gt;&lt;/label&gt;&lt;label locale=&quot;fr_CH&quot; preferred=&quot;1&quot;&gt;&lt;name_singular&gt;Atsahuaca&lt;/name_singular&gt;&lt;name_plural&gt;Atsahuaca&lt;/name_plural&gt;&lt;/label&gt;&lt;/labels&gt;&lt;/item&gt;" table:formula="of:=[.E22]&amp;[Snippets.B$16]&amp;[.C22]&amp;[.D22]&amp;[Snippets.B$22]&amp;[Snippets.B$23]" table:style-name="ce1">
            <text:p>&lt;item idno="atsahuaca" enabled="1" default="0" value="0"&gt;&lt;labels&gt;&lt;label locale="de_CH" preferred="1"&gt;&lt;name_singular&gt;Atsahuaca&lt;/name_singular&gt;&lt;name_plural&gt;Atsahuaca&lt;/name_plural&gt;&lt;/label&gt;&lt;label locale="fr_CH" preferred="1"&gt;&lt;name_singular&gt;Atsahuaca&lt;/name_singular&gt;&lt;name_plural&gt;Atsahuac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ymara" table:formula="of:=[Translations.A23]" table:style-name="ce1">
            <text:p>Aymara</text:p>
          </table:table-cell>
          <table:table-cell office:value-type="string" table:style-name="ce1">
            <text:p>aymara</text:p>
          </table:table-cell>
          <table:table-cell office:value-type="string" office:string-value="&lt;label locale=&quot;de_CH&quot; preferred=&quot;1&quot;&gt;&lt;name_singular&gt;Aymara&lt;/name_singular&gt;&lt;name_plural&gt;Aymara&lt;/name_plural&gt;&lt;/label&gt;" table:formula="of:=[Snippets.$B$17]&amp;[Translations.A23]&amp;[Snippets.$C$17]&amp;[Translations.A23]&amp;[Snippets.$D$17]" table:style-name="ce1">
            <text:p>&lt;label locale="de_CH" preferred="1"&gt;&lt;name_singular&gt;Aymara&lt;/name_singular&gt;&lt;name_plural&gt;Aymara&lt;/name_plural&gt;&lt;/label&gt;</text:p>
          </table:table-cell>
          <table:table-cell office:value-type="string" office:string-value="&lt;label locale=&quot;fr_CH&quot; preferred=&quot;1&quot;&gt;&lt;name_singular&gt;Aymara&lt;/name_singular&gt;&lt;name_plural&gt;Aymara&lt;/name_plural&gt;&lt;/label&gt;" table:formula="of:=[Snippets.$B$18]&amp;[Translations.B23]&amp;[Snippets.$C$18]&amp;[Translations.B23]&amp;[Snippets.$D$18]" table:style-name="ce1">
            <text:p>&lt;label locale="fr_CH" preferred="1"&gt;&lt;name_singular&gt;Aymara&lt;/name_singular&gt;&lt;name_plural&gt;Aymara&lt;/name_plural&gt;&lt;/label&gt;</text:p>
          </table:table-cell>
          <table:table-cell office:value-type="string" office:string-value="&lt;item idno=&quot;aymara&quot; enabled=&quot;1&quot; default=&quot;0&quot; value=&quot;0&quot;&gt;" table:formula="of:=[Snippets.B$15]&amp;[.B23]&amp;[Snippets.C$15]" table:style-name="ce1">
            <text:p>&lt;item idno="aymara" enabled="1" default="0" value="0"&gt;</text:p>
          </table:table-cell>
          <table:table-cell office:value-type="string" office:string-value="&lt;item idno=&quot;aymara&quot; enabled=&quot;1&quot; default=&quot;0&quot; value=&quot;0&quot;&gt;&lt;labels&gt;&lt;label locale=&quot;de_CH&quot; preferred=&quot;1&quot;&gt;&lt;name_singular&gt;Aymara&lt;/name_singular&gt;&lt;name_plural&gt;Aymara&lt;/name_plural&gt;&lt;/label&gt;&lt;label locale=&quot;fr_CH&quot; preferred=&quot;1&quot;&gt;&lt;name_singular&gt;Aymara&lt;/name_singular&gt;&lt;name_plural&gt;Aymara&lt;/name_plural&gt;&lt;/label&gt;&lt;/labels&gt;&lt;/item&gt;" table:formula="of:=[.E23]&amp;[Snippets.B$16]&amp;[.C23]&amp;[.D23]&amp;[Snippets.B$22]&amp;[Snippets.B$23]" table:style-name="ce1">
            <text:p>&lt;item idno="aymara" enabled="1" default="0" value="0"&gt;&lt;labels&gt;&lt;label locale="de_CH" preferred="1"&gt;&lt;name_singular&gt;Aymara&lt;/name_singular&gt;&lt;name_plural&gt;Aymara&lt;/name_plural&gt;&lt;/label&gt;&lt;label locale="fr_CH" preferred="1"&gt;&lt;name_singular&gt;Aymara&lt;/name_singular&gt;&lt;name_plural&gt;Aymar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zande" table:formula="of:=[Translations.A24]" table:style-name="ce1">
            <text:p>Azande</text:p>
          </table:table-cell>
          <table:table-cell office:value-type="string" table:style-name="ce1">
            <text:p>azande</text:p>
          </table:table-cell>
          <table:table-cell office:value-type="string" office:string-value="&lt;label locale=&quot;de_CH&quot; preferred=&quot;1&quot;&gt;&lt;name_singular&gt;Azande&lt;/name_singular&gt;&lt;name_plural&gt;Azande&lt;/name_plural&gt;&lt;/label&gt;" table:formula="of:=[Snippets.$B$17]&amp;[Translations.A24]&amp;[Snippets.$C$17]&amp;[Translations.A24]&amp;[Snippets.$D$17]" table:style-name="ce1">
            <text:p>&lt;label locale="de_CH" preferred="1"&gt;&lt;name_singular&gt;Azande&lt;/name_singular&gt;&lt;name_plural&gt;Azande&lt;/name_plural&gt;&lt;/label&gt;</text:p>
          </table:table-cell>
          <table:table-cell office:value-type="string" office:string-value="&lt;label locale=&quot;fr_CH&quot; preferred=&quot;1&quot;&gt;&lt;name_singular&gt;Zandés&lt;/name_singular&gt;&lt;name_plural&gt;Zandés&lt;/name_plural&gt;&lt;/label&gt;" table:formula="of:=[Snippets.$B$18]&amp;[Translations.B24]&amp;[Snippets.$C$18]&amp;[Translations.B24]&amp;[Snippets.$D$18]" table:style-name="ce1">
            <text:p>&lt;label locale="fr_CH" preferred="1"&gt;&lt;name_singular&gt;Zandés&lt;/name_singular&gt;&lt;name_plural&gt;Zandés&lt;/name_plural&gt;&lt;/label&gt;</text:p>
          </table:table-cell>
          <table:table-cell office:value-type="string" office:string-value="&lt;item idno=&quot;azande&quot; enabled=&quot;1&quot; default=&quot;0&quot; value=&quot;0&quot;&gt;" table:formula="of:=[Snippets.B$15]&amp;[.B24]&amp;[Snippets.C$15]" table:style-name="ce1">
            <text:p>&lt;item idno="azande" enabled="1" default="0" value="0"&gt;</text:p>
          </table:table-cell>
          <table:table-cell office:value-type="string" office:string-value="&lt;item idno=&quot;azande&quot; enabled=&quot;1&quot; default=&quot;0&quot; value=&quot;0&quot;&gt;&lt;labels&gt;&lt;label locale=&quot;de_CH&quot; preferred=&quot;1&quot;&gt;&lt;name_singular&gt;Azande&lt;/name_singular&gt;&lt;name_plural&gt;Azande&lt;/name_plural&gt;&lt;/label&gt;&lt;label locale=&quot;fr_CH&quot; preferred=&quot;1&quot;&gt;&lt;name_singular&gt;Zandés&lt;/name_singular&gt;&lt;name_plural&gt;Zandés&lt;/name_plural&gt;&lt;/label&gt;&lt;/labels&gt;&lt;/item&gt;" table:formula="of:=[.E24]&amp;[Snippets.B$16]&amp;[.C24]&amp;[.D24]&amp;[Snippets.B$22]&amp;[Snippets.B$23]" table:style-name="ce1">
            <text:p>&lt;item idno="azande" enabled="1" default="0" value="0"&gt;&lt;labels&gt;&lt;label locale="de_CH" preferred="1"&gt;&lt;name_singular&gt;Azande&lt;/name_singular&gt;&lt;name_plural&gt;Azande&lt;/name_plural&gt;&lt;/label&gt;&lt;label locale="fr_CH" preferred="1"&gt;&lt;name_singular&gt;Zandés&lt;/name_singular&gt;&lt;name_plural&gt;Zandé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Azteken" table:formula="of:=[Translations.A25]" table:style-name="ce1">
            <text:p>Azteken</text:p>
          </table:table-cell>
          <table:table-cell office:value-type="string" table:style-name="ce1">
            <text:p>azteken</text:p>
          </table:table-cell>
          <table:table-cell office:value-type="string" office:string-value="&lt;label locale=&quot;de_CH&quot; preferred=&quot;1&quot;&gt;&lt;name_singular&gt;Azteken&lt;/name_singular&gt;&lt;name_plural&gt;Azteken&lt;/name_plural&gt;&lt;/label&gt;" table:formula="of:=[Snippets.$B$17]&amp;[Translations.A25]&amp;[Snippets.$C$17]&amp;[Translations.A25]&amp;[Snippets.$D$17]" table:style-name="ce1">
            <text:p>&lt;label locale="de_CH" preferred="1"&gt;&lt;name_singular&gt;Azteken&lt;/name_singular&gt;&lt;name_plural&gt;Azteken&lt;/name_plural&gt;&lt;/label&gt;</text:p>
          </table:table-cell>
          <table:table-cell office:value-type="string" office:string-value="&lt;label locale=&quot;fr_CH&quot; preferred=&quot;1&quot;&gt;&lt;name_singular&gt;Aztèques&lt;/name_singular&gt;&lt;name_plural&gt;Aztèques&lt;/name_plural&gt;&lt;/label&gt;" table:formula="of:=[Snippets.$B$18]&amp;[Translations.B25]&amp;[Snippets.$C$18]&amp;[Translations.B25]&amp;[Snippets.$D$18]" table:style-name="ce1">
            <text:p>&lt;label locale="fr_CH" preferred="1"&gt;&lt;name_singular&gt;Aztèques&lt;/name_singular&gt;&lt;name_plural&gt;Aztèques&lt;/name_plural&gt;&lt;/label&gt;</text:p>
          </table:table-cell>
          <table:table-cell office:value-type="string" office:string-value="&lt;item idno=&quot;azteken&quot; enabled=&quot;1&quot; default=&quot;0&quot; value=&quot;0&quot;&gt;" table:formula="of:=[Snippets.B$15]&amp;[.B25]&amp;[Snippets.C$15]" table:style-name="ce1">
            <text:p>&lt;item idno="azteken" enabled="1" default="0" value="0"&gt;</text:p>
          </table:table-cell>
          <table:table-cell office:value-type="string" office:string-value="&lt;item idno=&quot;azteken&quot; enabled=&quot;1&quot; default=&quot;0&quot; value=&quot;0&quot;&gt;&lt;labels&gt;&lt;label locale=&quot;de_CH&quot; preferred=&quot;1&quot;&gt;&lt;name_singular&gt;Azteken&lt;/name_singular&gt;&lt;name_plural&gt;Azteken&lt;/name_plural&gt;&lt;/label&gt;&lt;label locale=&quot;fr_CH&quot; preferred=&quot;1&quot;&gt;&lt;name_singular&gt;Aztèques&lt;/name_singular&gt;&lt;name_plural&gt;Aztèques&lt;/name_plural&gt;&lt;/label&gt;&lt;/labels&gt;&lt;/item&gt;" table:formula="of:=[.E25]&amp;[Snippets.B$16]&amp;[.C25]&amp;[.D25]&amp;[Snippets.B$22]&amp;[Snippets.B$23]" table:style-name="ce1">
            <text:p>&lt;item idno="azteken" enabled="1" default="0" value="0"&gt;&lt;labels&gt;&lt;label locale="de_CH" preferred="1"&gt;&lt;name_singular&gt;Azteken&lt;/name_singular&gt;&lt;name_plural&gt;Azteken&lt;/name_plural&gt;&lt;/label&gt;&lt;label locale="fr_CH" preferred="1"&gt;&lt;name_singular&gt;Aztèques&lt;/name_singular&gt;&lt;name_plural&gt;Aztèqu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acairi" table:formula="of:=[Translations.A26]" table:style-name="ce1">
            <text:p>Bacairi</text:p>
          </table:table-cell>
          <table:table-cell office:value-type="string" table:style-name="ce1">
            <text:p>bacairi</text:p>
          </table:table-cell>
          <table:table-cell office:value-type="string" office:string-value="&lt;label locale=&quot;de_CH&quot; preferred=&quot;1&quot;&gt;&lt;name_singular&gt;Bacairi&lt;/name_singular&gt;&lt;name_plural&gt;Bacairi&lt;/name_plural&gt;&lt;/label&gt;" table:formula="of:=[Snippets.$B$17]&amp;[Translations.A26]&amp;[Snippets.$C$17]&amp;[Translations.A26]&amp;[Snippets.$D$17]" table:style-name="ce1">
            <text:p>&lt;label locale="de_CH" preferred="1"&gt;&lt;name_singular&gt;Bacairi&lt;/name_singular&gt;&lt;name_plural&gt;Bacairi&lt;/name_plural&gt;&lt;/label&gt;</text:p>
          </table:table-cell>
          <table:table-cell office:value-type="string" office:string-value="&lt;label locale=&quot;fr_CH&quot; preferred=&quot;1&quot;&gt;&lt;name_singular&gt;Bacairi&lt;/name_singular&gt;&lt;name_plural&gt;Bacairi&lt;/name_plural&gt;&lt;/label&gt;" table:formula="of:=[Snippets.$B$18]&amp;[Translations.B26]&amp;[Snippets.$C$18]&amp;[Translations.B26]&amp;[Snippets.$D$18]" table:style-name="ce1">
            <text:p>&lt;label locale="fr_CH" preferred="1"&gt;&lt;name_singular&gt;Bacairi&lt;/name_singular&gt;&lt;name_plural&gt;Bacairi&lt;/name_plural&gt;&lt;/label&gt;</text:p>
          </table:table-cell>
          <table:table-cell office:value-type="string" office:string-value="&lt;item idno=&quot;bacairi&quot; enabled=&quot;1&quot; default=&quot;0&quot; value=&quot;0&quot;&gt;" table:formula="of:=[Snippets.B$15]&amp;[.B26]&amp;[Snippets.C$15]" table:style-name="ce1">
            <text:p>&lt;item idno="bacairi" enabled="1" default="0" value="0"&gt;</text:p>
          </table:table-cell>
          <table:table-cell office:value-type="string" office:string-value="&lt;item idno=&quot;bacairi&quot; enabled=&quot;1&quot; default=&quot;0&quot; value=&quot;0&quot;&gt;&lt;labels&gt;&lt;label locale=&quot;de_CH&quot; preferred=&quot;1&quot;&gt;&lt;name_singular&gt;Bacairi&lt;/name_singular&gt;&lt;name_plural&gt;Bacairi&lt;/name_plural&gt;&lt;/label&gt;&lt;label locale=&quot;fr_CH&quot; preferred=&quot;1&quot;&gt;&lt;name_singular&gt;Bacairi&lt;/name_singular&gt;&lt;name_plural&gt;Bacairi&lt;/name_plural&gt;&lt;/label&gt;&lt;/labels&gt;&lt;/item&gt;" table:formula="of:=[.E26]&amp;[Snippets.B$16]&amp;[.C26]&amp;[.D26]&amp;[Snippets.B$22]&amp;[Snippets.B$23]" table:style-name="ce1">
            <text:p>&lt;item idno="bacairi" enabled="1" default="0" value="0"&gt;&lt;labels&gt;&lt;label locale="de_CH" preferred="1"&gt;&lt;name_singular&gt;Bacairi&lt;/name_singular&gt;&lt;name_plural&gt;Bacairi&lt;/name_plural&gt;&lt;/label&gt;&lt;label locale="fr_CH" preferred="1"&gt;&lt;name_singular&gt;Bacairi&lt;/name_singular&gt;&lt;name_plural&gt;Bacair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adaga" table:formula="of:=[Translations.A27]" table:style-name="ce1">
            <text:p>Badaga</text:p>
          </table:table-cell>
          <table:table-cell office:value-type="string" table:style-name="ce1">
            <text:p>badaga</text:p>
          </table:table-cell>
          <table:table-cell office:value-type="string" office:string-value="&lt;label locale=&quot;de_CH&quot; preferred=&quot;1&quot;&gt;&lt;name_singular&gt;Badaga&lt;/name_singular&gt;&lt;name_plural&gt;Badaga&lt;/name_plural&gt;&lt;/label&gt;" table:formula="of:=[Snippets.$B$17]&amp;[Translations.A27]&amp;[Snippets.$C$17]&amp;[Translations.A27]&amp;[Snippets.$D$17]" table:style-name="ce1">
            <text:p>&lt;label locale="de_CH" preferred="1"&gt;&lt;name_singular&gt;Badaga&lt;/name_singular&gt;&lt;name_plural&gt;Badaga&lt;/name_plural&gt;&lt;/label&gt;</text:p>
          </table:table-cell>
          <table:table-cell office:value-type="string" office:string-value="&lt;label locale=&quot;fr_CH&quot; preferred=&quot;1&quot;&gt;&lt;name_singular&gt;Badagas&lt;/name_singular&gt;&lt;name_plural&gt;Badagas&lt;/name_plural&gt;&lt;/label&gt;" table:formula="of:=[Snippets.$B$18]&amp;[Translations.B27]&amp;[Snippets.$C$18]&amp;[Translations.B27]&amp;[Snippets.$D$18]" table:style-name="ce1">
            <text:p>&lt;label locale="fr_CH" preferred="1"&gt;&lt;name_singular&gt;Badagas&lt;/name_singular&gt;&lt;name_plural&gt;Badagas&lt;/name_plural&gt;&lt;/label&gt;</text:p>
          </table:table-cell>
          <table:table-cell office:value-type="string" office:string-value="&lt;item idno=&quot;badaga&quot; enabled=&quot;1&quot; default=&quot;0&quot; value=&quot;0&quot;&gt;" table:formula="of:=[Snippets.B$15]&amp;[.B27]&amp;[Snippets.C$15]" table:style-name="ce1">
            <text:p>&lt;item idno="badaga" enabled="1" default="0" value="0"&gt;</text:p>
          </table:table-cell>
          <table:table-cell office:value-type="string" office:string-value="&lt;item idno=&quot;badaga&quot; enabled=&quot;1&quot; default=&quot;0&quot; value=&quot;0&quot;&gt;&lt;labels&gt;&lt;label locale=&quot;de_CH&quot; preferred=&quot;1&quot;&gt;&lt;name_singular&gt;Badaga&lt;/name_singular&gt;&lt;name_plural&gt;Badaga&lt;/name_plural&gt;&lt;/label&gt;&lt;label locale=&quot;fr_CH&quot; preferred=&quot;1&quot;&gt;&lt;name_singular&gt;Badagas&lt;/name_singular&gt;&lt;name_plural&gt;Badagas&lt;/name_plural&gt;&lt;/label&gt;&lt;/labels&gt;&lt;/item&gt;" table:formula="of:=[.E27]&amp;[Snippets.B$16]&amp;[.C27]&amp;[.D27]&amp;[Snippets.B$22]&amp;[Snippets.B$23]" table:style-name="ce1">
            <text:p>&lt;item idno="badaga" enabled="1" default="0" value="0"&gt;&lt;labels&gt;&lt;label locale="de_CH" preferred="1"&gt;&lt;name_singular&gt;Badaga&lt;/name_singular&gt;&lt;name_plural&gt;Badaga&lt;/name_plural&gt;&lt;/label&gt;&lt;label locale="fr_CH" preferred="1"&gt;&lt;name_singular&gt;Badagas&lt;/name_singular&gt;&lt;name_plural&gt;Badaga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agobo" table:formula="of:=[Translations.A28]" table:style-name="ce1">
            <text:p>Bagobo</text:p>
          </table:table-cell>
          <table:table-cell office:value-type="string" table:style-name="ce1">
            <text:p>bagobo</text:p>
          </table:table-cell>
          <table:table-cell office:value-type="string" office:string-value="&lt;label locale=&quot;de_CH&quot; preferred=&quot;1&quot;&gt;&lt;name_singular&gt;Bagobo&lt;/name_singular&gt;&lt;name_plural&gt;Bagobo&lt;/name_plural&gt;&lt;/label&gt;" table:formula="of:=[Snippets.$B$17]&amp;[Translations.A28]&amp;[Snippets.$C$17]&amp;[Translations.A28]&amp;[Snippets.$D$17]" table:style-name="ce1">
            <text:p>&lt;label locale="de_CH" preferred="1"&gt;&lt;name_singular&gt;Bagobo&lt;/name_singular&gt;&lt;name_plural&gt;Bagobo&lt;/name_plural&gt;&lt;/label&gt;</text:p>
          </table:table-cell>
          <table:table-cell office:value-type="string" office:string-value="&lt;label locale=&quot;fr_CH&quot; preferred=&quot;1&quot;&gt;&lt;name_singular&gt;Bagobo&lt;/name_singular&gt;&lt;name_plural&gt;Bagobo&lt;/name_plural&gt;&lt;/label&gt;" table:formula="of:=[Snippets.$B$18]&amp;[Translations.B28]&amp;[Snippets.$C$18]&amp;[Translations.B28]&amp;[Snippets.$D$18]" table:style-name="ce1">
            <text:p>&lt;label locale="fr_CH" preferred="1"&gt;&lt;name_singular&gt;Bagobo&lt;/name_singular&gt;&lt;name_plural&gt;Bagobo&lt;/name_plural&gt;&lt;/label&gt;</text:p>
          </table:table-cell>
          <table:table-cell office:value-type="string" office:string-value="&lt;item idno=&quot;bagobo&quot; enabled=&quot;1&quot; default=&quot;0&quot; value=&quot;0&quot;&gt;" table:formula="of:=[Snippets.B$15]&amp;[.B28]&amp;[Snippets.C$15]" table:style-name="ce1">
            <text:p>&lt;item idno="bagobo" enabled="1" default="0" value="0"&gt;</text:p>
          </table:table-cell>
          <table:table-cell office:value-type="string" office:string-value="&lt;item idno=&quot;bagobo&quot; enabled=&quot;1&quot; default=&quot;0&quot; value=&quot;0&quot;&gt;&lt;labels&gt;&lt;label locale=&quot;de_CH&quot; preferred=&quot;1&quot;&gt;&lt;name_singular&gt;Bagobo&lt;/name_singular&gt;&lt;name_plural&gt;Bagobo&lt;/name_plural&gt;&lt;/label&gt;&lt;label locale=&quot;fr_CH&quot; preferred=&quot;1&quot;&gt;&lt;name_singular&gt;Bagobo&lt;/name_singular&gt;&lt;name_plural&gt;Bagobo&lt;/name_plural&gt;&lt;/label&gt;&lt;/labels&gt;&lt;/item&gt;" table:formula="of:=[.E28]&amp;[Snippets.B$16]&amp;[.C28]&amp;[.D28]&amp;[Snippets.B$22]&amp;[Snippets.B$23]" table:style-name="ce1">
            <text:p>&lt;item idno="bagobo" enabled="1" default="0" value="0"&gt;&lt;labels&gt;&lt;label locale="de_CH" preferred="1"&gt;&lt;name_singular&gt;Bagobo&lt;/name_singular&gt;&lt;name_plural&gt;Bagobo&lt;/name_plural&gt;&lt;/label&gt;&lt;label locale="fr_CH" preferred="1"&gt;&lt;name_singular&gt;Bagobo&lt;/name_singular&gt;&lt;name_plural&gt;Bagob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akelle" table:formula="of:=[Translations.A29]" table:style-name="ce1">
            <text:p>Bakelle</text:p>
          </table:table-cell>
          <table:table-cell office:value-type="string" table:style-name="ce1">
            <text:p>bakelle</text:p>
          </table:table-cell>
          <table:table-cell office:value-type="string" office:string-value="&lt;label locale=&quot;de_CH&quot; preferred=&quot;1&quot;&gt;&lt;name_singular&gt;Bakelle&lt;/name_singular&gt;&lt;name_plural&gt;Bakelle&lt;/name_plural&gt;&lt;/label&gt;" table:formula="of:=[Snippets.$B$17]&amp;[Translations.A29]&amp;[Snippets.$C$17]&amp;[Translations.A29]&amp;[Snippets.$D$17]" table:style-name="ce1">
            <text:p>&lt;label locale="de_CH" preferred="1"&gt;&lt;name_singular&gt;Bakelle&lt;/name_singular&gt;&lt;name_plural&gt;Bakelle&lt;/name_plural&gt;&lt;/label&gt;</text:p>
          </table:table-cell>
          <table:table-cell office:value-type="string" office:string-value="&lt;label locale=&quot;fr_CH&quot; preferred=&quot;1&quot;&gt;&lt;name_singular&gt;Bakelle&lt;/name_singular&gt;&lt;name_plural&gt;Bakelle&lt;/name_plural&gt;&lt;/label&gt;" table:formula="of:=[Snippets.$B$18]&amp;[Translations.B29]&amp;[Snippets.$C$18]&amp;[Translations.B29]&amp;[Snippets.$D$18]" table:style-name="ce1">
            <text:p>&lt;label locale="fr_CH" preferred="1"&gt;&lt;name_singular&gt;Bakelle&lt;/name_singular&gt;&lt;name_plural&gt;Bakelle&lt;/name_plural&gt;&lt;/label&gt;</text:p>
          </table:table-cell>
          <table:table-cell office:value-type="string" office:string-value="&lt;item idno=&quot;bakelle&quot; enabled=&quot;1&quot; default=&quot;0&quot; value=&quot;0&quot;&gt;" table:formula="of:=[Snippets.B$15]&amp;[.B29]&amp;[Snippets.C$15]" table:style-name="ce1">
            <text:p>&lt;item idno="bakelle" enabled="1" default="0" value="0"&gt;</text:p>
          </table:table-cell>
          <table:table-cell office:value-type="string" office:string-value="&lt;item idno=&quot;bakelle&quot; enabled=&quot;1&quot; default=&quot;0&quot; value=&quot;0&quot;&gt;&lt;labels&gt;&lt;label locale=&quot;de_CH&quot; preferred=&quot;1&quot;&gt;&lt;name_singular&gt;Bakelle&lt;/name_singular&gt;&lt;name_plural&gt;Bakelle&lt;/name_plural&gt;&lt;/label&gt;&lt;label locale=&quot;fr_CH&quot; preferred=&quot;1&quot;&gt;&lt;name_singular&gt;Bakelle&lt;/name_singular&gt;&lt;name_plural&gt;Bakelle&lt;/name_plural&gt;&lt;/label&gt;&lt;/labels&gt;&lt;/item&gt;" table:formula="of:=[.E29]&amp;[Snippets.B$16]&amp;[.C29]&amp;[.D29]&amp;[Snippets.B$22]&amp;[Snippets.B$23]" table:style-name="ce1">
            <text:p>&lt;item idno="bakelle" enabled="1" default="0" value="0"&gt;&lt;labels&gt;&lt;label locale="de_CH" preferred="1"&gt;&lt;name_singular&gt;Bakelle&lt;/name_singular&gt;&lt;name_plural&gt;Bakelle&lt;/name_plural&gt;&lt;/label&gt;&lt;label locale="fr_CH" preferred="1"&gt;&lt;name_singular&gt;Bakelle&lt;/name_singular&gt;&lt;name_plural&gt;Bakelle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akosi" table:formula="of:=[Translations.A30]" table:style-name="ce1">
            <text:p>Bakosi</text:p>
          </table:table-cell>
          <table:table-cell office:value-type="string" table:style-name="ce1">
            <text:p>bakosi</text:p>
          </table:table-cell>
          <table:table-cell office:value-type="string" office:string-value="&lt;label locale=&quot;de_CH&quot; preferred=&quot;1&quot;&gt;&lt;name_singular&gt;Bakosi&lt;/name_singular&gt;&lt;name_plural&gt;Bakosi&lt;/name_plural&gt;&lt;/label&gt;" table:formula="of:=[Snippets.$B$17]&amp;[Translations.A30]&amp;[Snippets.$C$17]&amp;[Translations.A30]&amp;[Snippets.$D$17]" table:style-name="ce1">
            <text:p>&lt;label locale="de_CH" preferred="1"&gt;&lt;name_singular&gt;Bakosi&lt;/name_singular&gt;&lt;name_plural&gt;Bakosi&lt;/name_plural&gt;&lt;/label&gt;</text:p>
          </table:table-cell>
          <table:table-cell office:value-type="string" office:string-value="&lt;label locale=&quot;fr_CH&quot; preferred=&quot;1&quot;&gt;&lt;name_singular&gt;Bakosi&lt;/name_singular&gt;&lt;name_plural&gt;Bakosi&lt;/name_plural&gt;&lt;/label&gt;" table:formula="of:=[Snippets.$B$18]&amp;[Translations.B30]&amp;[Snippets.$C$18]&amp;[Translations.B30]&amp;[Snippets.$D$18]" table:style-name="ce1">
            <text:p>&lt;label locale="fr_CH" preferred="1"&gt;&lt;name_singular&gt;Bakosi&lt;/name_singular&gt;&lt;name_plural&gt;Bakosi&lt;/name_plural&gt;&lt;/label&gt;</text:p>
          </table:table-cell>
          <table:table-cell office:value-type="string" office:string-value="&lt;item idno=&quot;bakosi&quot; enabled=&quot;1&quot; default=&quot;0&quot; value=&quot;0&quot;&gt;" table:formula="of:=[Snippets.B$15]&amp;[.B30]&amp;[Snippets.C$15]" table:style-name="ce1">
            <text:p>&lt;item idno="bakosi" enabled="1" default="0" value="0"&gt;</text:p>
          </table:table-cell>
          <table:table-cell office:value-type="string" office:string-value="&lt;item idno=&quot;bakosi&quot; enabled=&quot;1&quot; default=&quot;0&quot; value=&quot;0&quot;&gt;&lt;labels&gt;&lt;label locale=&quot;de_CH&quot; preferred=&quot;1&quot;&gt;&lt;name_singular&gt;Bakosi&lt;/name_singular&gt;&lt;name_plural&gt;Bakosi&lt;/name_plural&gt;&lt;/label&gt;&lt;label locale=&quot;fr_CH&quot; preferred=&quot;1&quot;&gt;&lt;name_singular&gt;Bakosi&lt;/name_singular&gt;&lt;name_plural&gt;Bakosi&lt;/name_plural&gt;&lt;/label&gt;&lt;/labels&gt;&lt;/item&gt;" table:formula="of:=[.E30]&amp;[Snippets.B$16]&amp;[.C30]&amp;[.D30]&amp;[Snippets.B$22]&amp;[Snippets.B$23]" table:style-name="ce1">
            <text:p>&lt;item idno="bakosi" enabled="1" default="0" value="0"&gt;&lt;labels&gt;&lt;label locale="de_CH" preferred="1"&gt;&lt;name_singular&gt;Bakosi&lt;/name_singular&gt;&lt;name_plural&gt;Bakosi&lt;/name_plural&gt;&lt;/label&gt;&lt;label locale="fr_CH" preferred="1"&gt;&lt;name_singular&gt;Bakosi&lt;/name_singular&gt;&lt;name_plural&gt;Bakos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alanta" table:formula="of:=[Translations.A31]" table:style-name="ce1">
            <text:p>Balanta</text:p>
          </table:table-cell>
          <table:table-cell office:value-type="string" table:style-name="ce1">
            <text:p>balanta</text:p>
          </table:table-cell>
          <table:table-cell office:value-type="string" office:string-value="&lt;label locale=&quot;de_CH&quot; preferred=&quot;1&quot;&gt;&lt;name_singular&gt;Balanta&lt;/name_singular&gt;&lt;name_plural&gt;Balanta&lt;/name_plural&gt;&lt;/label&gt;" table:formula="of:=[Snippets.$B$17]&amp;[Translations.A31]&amp;[Snippets.$C$17]&amp;[Translations.A31]&amp;[Snippets.$D$17]" table:style-name="ce1">
            <text:p>&lt;label locale="de_CH" preferred="1"&gt;&lt;name_singular&gt;Balanta&lt;/name_singular&gt;&lt;name_plural&gt;Balanta&lt;/name_plural&gt;&lt;/label&gt;</text:p>
          </table:table-cell>
          <table:table-cell office:value-type="string" office:string-value="&lt;label locale=&quot;fr_CH&quot; preferred=&quot;1&quot;&gt;&lt;name_singular&gt;Balante&lt;/name_singular&gt;&lt;name_plural&gt;Balante&lt;/name_plural&gt;&lt;/label&gt;" table:formula="of:=[Snippets.$B$18]&amp;[Translations.B31]&amp;[Snippets.$C$18]&amp;[Translations.B31]&amp;[Snippets.$D$18]" table:style-name="ce1">
            <text:p>&lt;label locale="fr_CH" preferred="1"&gt;&lt;name_singular&gt;Balante&lt;/name_singular&gt;&lt;name_plural&gt;Balante&lt;/name_plural&gt;&lt;/label&gt;</text:p>
          </table:table-cell>
          <table:table-cell office:value-type="string" office:string-value="&lt;item idno=&quot;balanta&quot; enabled=&quot;1&quot; default=&quot;0&quot; value=&quot;0&quot;&gt;" table:formula="of:=[Snippets.B$15]&amp;[.B31]&amp;[Snippets.C$15]" table:style-name="ce1">
            <text:p>&lt;item idno="balanta" enabled="1" default="0" value="0"&gt;</text:p>
          </table:table-cell>
          <table:table-cell office:value-type="string" office:string-value="&lt;item idno=&quot;balanta&quot; enabled=&quot;1&quot; default=&quot;0&quot; value=&quot;0&quot;&gt;&lt;labels&gt;&lt;label locale=&quot;de_CH&quot; preferred=&quot;1&quot;&gt;&lt;name_singular&gt;Balanta&lt;/name_singular&gt;&lt;name_plural&gt;Balanta&lt;/name_plural&gt;&lt;/label&gt;&lt;label locale=&quot;fr_CH&quot; preferred=&quot;1&quot;&gt;&lt;name_singular&gt;Balante&lt;/name_singular&gt;&lt;name_plural&gt;Balante&lt;/name_plural&gt;&lt;/label&gt;&lt;/labels&gt;&lt;/item&gt;" table:formula="of:=[.E31]&amp;[Snippets.B$16]&amp;[.C31]&amp;[.D31]&amp;[Snippets.B$22]&amp;[Snippets.B$23]" table:style-name="ce1">
            <text:p>&lt;item idno="balanta" enabled="1" default="0" value="0"&gt;&lt;labels&gt;&lt;label locale="de_CH" preferred="1"&gt;&lt;name_singular&gt;Balanta&lt;/name_singular&gt;&lt;name_plural&gt;Balanta&lt;/name_plural&gt;&lt;/label&gt;&lt;label locale="fr_CH" preferred="1"&gt;&lt;name_singular&gt;Balante&lt;/name_singular&gt;&lt;name_plural&gt;Balante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ale" table:formula="of:=[Translations.A32]" table:style-name="ce1">
            <text:p>Bale</text:p>
          </table:table-cell>
          <table:table-cell office:value-type="string" table:style-name="ce1">
            <text:p>bale</text:p>
          </table:table-cell>
          <table:table-cell office:value-type="string" office:string-value="&lt;label locale=&quot;de_CH&quot; preferred=&quot;1&quot;&gt;&lt;name_singular&gt;Bale&lt;/name_singular&gt;&lt;name_plural&gt;Bale&lt;/name_plural&gt;&lt;/label&gt;" table:formula="of:=[Snippets.$B$17]&amp;[Translations.A32]&amp;[Snippets.$C$17]&amp;[Translations.A32]&amp;[Snippets.$D$17]" table:style-name="ce1">
            <text:p>&lt;label locale="de_CH" preferred="1"&gt;&lt;name_singular&gt;Bale&lt;/name_singular&gt;&lt;name_plural&gt;Bale&lt;/name_plural&gt;&lt;/label&gt;</text:p>
          </table:table-cell>
          <table:table-cell office:value-type="string" office:string-value="&lt;label locale=&quot;fr_CH&quot; preferred=&quot;1&quot;&gt;&lt;name_singular&gt;Bale&lt;/name_singular&gt;&lt;name_plural&gt;Bale&lt;/name_plural&gt;&lt;/label&gt;" table:formula="of:=[Snippets.$B$18]&amp;[Translations.B32]&amp;[Snippets.$C$18]&amp;[Translations.B32]&amp;[Snippets.$D$18]" table:style-name="ce1">
            <text:p>&lt;label locale="fr_CH" preferred="1"&gt;&lt;name_singular&gt;Bale&lt;/name_singular&gt;&lt;name_plural&gt;Bale&lt;/name_plural&gt;&lt;/label&gt;</text:p>
          </table:table-cell>
          <table:table-cell office:value-type="string" office:string-value="&lt;item idno=&quot;bale&quot; enabled=&quot;1&quot; default=&quot;0&quot; value=&quot;0&quot;&gt;" table:formula="of:=[Snippets.B$15]&amp;[.B32]&amp;[Snippets.C$15]" table:style-name="ce1">
            <text:p>&lt;item idno="bale" enabled="1" default="0" value="0"&gt;</text:p>
          </table:table-cell>
          <table:table-cell office:value-type="string" office:string-value="&lt;item idno=&quot;bale&quot; enabled=&quot;1&quot; default=&quot;0&quot; value=&quot;0&quot;&gt;&lt;labels&gt;&lt;label locale=&quot;de_CH&quot; preferred=&quot;1&quot;&gt;&lt;name_singular&gt;Bale&lt;/name_singular&gt;&lt;name_plural&gt;Bale&lt;/name_plural&gt;&lt;/label&gt;&lt;label locale=&quot;fr_CH&quot; preferred=&quot;1&quot;&gt;&lt;name_singular&gt;Bale&lt;/name_singular&gt;&lt;name_plural&gt;Bale&lt;/name_plural&gt;&lt;/label&gt;&lt;/labels&gt;&lt;/item&gt;" table:formula="of:=[.E32]&amp;[Snippets.B$16]&amp;[.C32]&amp;[.D32]&amp;[Snippets.B$22]&amp;[Snippets.B$23]" table:style-name="ce1">
            <text:p>&lt;item idno="bale" enabled="1" default="0" value="0"&gt;&lt;labels&gt;&lt;label locale="de_CH" preferred="1"&gt;&lt;name_singular&gt;Bale&lt;/name_singular&gt;&lt;name_plural&gt;Bale&lt;/name_plural&gt;&lt;/label&gt;&lt;label locale="fr_CH" preferred="1"&gt;&lt;name_singular&gt;Bale&lt;/name_singular&gt;&lt;name_plural&gt;Bale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ali" table:formula="of:=[Translations.A33]" table:style-name="ce1">
            <text:p>Bali</text:p>
          </table:table-cell>
          <table:table-cell office:value-type="string" table:style-name="ce1">
            <text:p>bali</text:p>
          </table:table-cell>
          <table:table-cell office:value-type="string" office:string-value="&lt;label locale=&quot;de_CH&quot; preferred=&quot;1&quot;&gt;&lt;name_singular&gt;Bali&lt;/name_singular&gt;&lt;name_plural&gt;Bali&lt;/name_plural&gt;&lt;/label&gt;" table:formula="of:=[Snippets.$B$17]&amp;[Translations.A33]&amp;[Snippets.$C$17]&amp;[Translations.A33]&amp;[Snippets.$D$17]" table:style-name="ce1">
            <text:p>&lt;label locale="de_CH" preferred="1"&gt;&lt;name_singular&gt;Bali&lt;/name_singular&gt;&lt;name_plural&gt;Bali&lt;/name_plural&gt;&lt;/label&gt;</text:p>
          </table:table-cell>
          <table:table-cell office:value-type="string" office:string-value="&lt;label locale=&quot;fr_CH&quot; preferred=&quot;1&quot;&gt;&lt;name_singular&gt;Bali&lt;/name_singular&gt;&lt;name_plural&gt;Bali&lt;/name_plural&gt;&lt;/label&gt;" table:formula="of:=[Snippets.$B$18]&amp;[Translations.B33]&amp;[Snippets.$C$18]&amp;[Translations.B33]&amp;[Snippets.$D$18]" table:style-name="ce1">
            <text:p>&lt;label locale="fr_CH" preferred="1"&gt;&lt;name_singular&gt;Bali&lt;/name_singular&gt;&lt;name_plural&gt;Bali&lt;/name_plural&gt;&lt;/label&gt;</text:p>
          </table:table-cell>
          <table:table-cell office:value-type="string" office:string-value="&lt;item idno=&quot;bali&quot; enabled=&quot;1&quot; default=&quot;0&quot; value=&quot;0&quot;&gt;" table:formula="of:=[Snippets.B$15]&amp;[.B33]&amp;[Snippets.C$15]" table:style-name="ce1">
            <text:p>&lt;item idno="bali" enabled="1" default="0" value="0"&gt;</text:p>
          </table:table-cell>
          <table:table-cell office:value-type="string" office:string-value="&lt;item idno=&quot;bali&quot; enabled=&quot;1&quot; default=&quot;0&quot; value=&quot;0&quot;&gt;&lt;labels&gt;&lt;label locale=&quot;de_CH&quot; preferred=&quot;1&quot;&gt;&lt;name_singular&gt;Bali&lt;/name_singular&gt;&lt;name_plural&gt;Bali&lt;/name_plural&gt;&lt;/label&gt;&lt;label locale=&quot;fr_CH&quot; preferred=&quot;1&quot;&gt;&lt;name_singular&gt;Bali&lt;/name_singular&gt;&lt;name_plural&gt;Bali&lt;/name_plural&gt;&lt;/label&gt;&lt;/labels&gt;&lt;/item&gt;" table:formula="of:=[.E33]&amp;[Snippets.B$16]&amp;[.C33]&amp;[.D33]&amp;[Snippets.B$22]&amp;[Snippets.B$23]" table:style-name="ce1">
            <text:p>&lt;item idno="bali" enabled="1" default="0" value="0"&gt;&lt;labels&gt;&lt;label locale="de_CH" preferred="1"&gt;&lt;name_singular&gt;Bali&lt;/name_singular&gt;&lt;name_plural&gt;Bali&lt;/name_plural&gt;&lt;/label&gt;&lt;label locale="fr_CH" preferred="1"&gt;&lt;name_singular&gt;Bali&lt;/name_singular&gt;&lt;name_plural&gt;Bal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alkaren" table:formula="of:=[Translations.A34]" table:style-name="ce1">
            <text:p>Balkaren</text:p>
          </table:table-cell>
          <table:table-cell office:value-type="string" table:style-name="ce1">
            <text:p>balkaren</text:p>
          </table:table-cell>
          <table:table-cell office:value-type="string" office:string-value="&lt;label locale=&quot;de_CH&quot; preferred=&quot;1&quot;&gt;&lt;name_singular&gt;Balkaren&lt;/name_singular&gt;&lt;name_plural&gt;Balkaren&lt;/name_plural&gt;&lt;/label&gt;" table:formula="of:=[Snippets.$B$17]&amp;[Translations.A34]&amp;[Snippets.$C$17]&amp;[Translations.A34]&amp;[Snippets.$D$17]" table:style-name="ce1">
            <text:p>&lt;label locale="de_CH" preferred="1"&gt;&lt;name_singular&gt;Balkaren&lt;/name_singular&gt;&lt;name_plural&gt;Balkaren&lt;/name_plural&gt;&lt;/label&gt;</text:p>
          </table:table-cell>
          <table:table-cell office:value-type="string" office:string-value="&lt;label locale=&quot;fr_CH&quot; preferred=&quot;1&quot;&gt;&lt;name_singular&gt;Balkars&lt;/name_singular&gt;&lt;name_plural&gt;Balkars&lt;/name_plural&gt;&lt;/label&gt;" table:formula="of:=[Snippets.$B$18]&amp;[Translations.B34]&amp;[Snippets.$C$18]&amp;[Translations.B34]&amp;[Snippets.$D$18]" table:style-name="ce1">
            <text:p>&lt;label locale="fr_CH" preferred="1"&gt;&lt;name_singular&gt;Balkars&lt;/name_singular&gt;&lt;name_plural&gt;Balkars&lt;/name_plural&gt;&lt;/label&gt;</text:p>
          </table:table-cell>
          <table:table-cell office:value-type="string" office:string-value="&lt;item idno=&quot;balkaren&quot; enabled=&quot;1&quot; default=&quot;0&quot; value=&quot;0&quot;&gt;" table:formula="of:=[Snippets.B$15]&amp;[.B34]&amp;[Snippets.C$15]" table:style-name="ce1">
            <text:p>&lt;item idno="balkaren" enabled="1" default="0" value="0"&gt;</text:p>
          </table:table-cell>
          <table:table-cell office:value-type="string" office:string-value="&lt;item idno=&quot;balkaren&quot; enabled=&quot;1&quot; default=&quot;0&quot; value=&quot;0&quot;&gt;&lt;labels&gt;&lt;label locale=&quot;de_CH&quot; preferred=&quot;1&quot;&gt;&lt;name_singular&gt;Balkaren&lt;/name_singular&gt;&lt;name_plural&gt;Balkaren&lt;/name_plural&gt;&lt;/label&gt;&lt;label locale=&quot;fr_CH&quot; preferred=&quot;1&quot;&gt;&lt;name_singular&gt;Balkars&lt;/name_singular&gt;&lt;name_plural&gt;Balkars&lt;/name_plural&gt;&lt;/label&gt;&lt;/labels&gt;&lt;/item&gt;" table:formula="of:=[.E34]&amp;[Snippets.B$16]&amp;[.C34]&amp;[.D34]&amp;[Snippets.B$22]&amp;[Snippets.B$23]" table:style-name="ce1">
            <text:p>&lt;item idno="balkaren" enabled="1" default="0" value="0"&gt;&lt;labels&gt;&lt;label locale="de_CH" preferred="1"&gt;&lt;name_singular&gt;Balkaren&lt;/name_singular&gt;&lt;name_plural&gt;Balkaren&lt;/name_plural&gt;&lt;/label&gt;&lt;label locale="fr_CH" preferred="1"&gt;&lt;name_singular&gt;Balkars&lt;/name_singular&gt;&lt;name_plural&gt;Balkar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amana (Bambara)" table:formula="of:=[Translations.A35]" table:style-name="ce1">
            <text:p>Bamana (Bambara)</text:p>
          </table:table-cell>
          <table:table-cell office:value-type="string" table:style-name="ce1">
            <text:p>bamanabambara</text:p>
          </table:table-cell>
          <table:table-cell office:value-type="string" office:string-value="&lt;label locale=&quot;de_CH&quot; preferred=&quot;1&quot;&gt;&lt;name_singular&gt;Bamana (Bambara)&lt;/name_singular&gt;&lt;name_plural&gt;Bamana (Bambara)&lt;/name_plural&gt;&lt;/label&gt;" table:formula="of:=[Snippets.$B$17]&amp;[Translations.A35]&amp;[Snippets.$C$17]&amp;[Translations.A35]&amp;[Snippets.$D$17]" table:style-name="ce1">
            <text:p>&lt;label locale="de_CH" preferred="1"&gt;&lt;name_singular&gt;Bamana (Bambara)&lt;/name_singular&gt;&lt;name_plural&gt;Bamana (Bambara)&lt;/name_plural&gt;&lt;/label&gt;</text:p>
          </table:table-cell>
          <table:table-cell office:value-type="string" office:string-value="&lt;label locale=&quot;fr_CH&quot; preferred=&quot;1&quot;&gt;&lt;name_singular&gt;Bambaras&lt;/name_singular&gt;&lt;name_plural&gt;Bambaras&lt;/name_plural&gt;&lt;/label&gt;" table:formula="of:=[Snippets.$B$18]&amp;[Translations.B35]&amp;[Snippets.$C$18]&amp;[Translations.B35]&amp;[Snippets.$D$18]" table:style-name="ce1">
            <text:p>&lt;label locale="fr_CH" preferred="1"&gt;&lt;name_singular&gt;Bambaras&lt;/name_singular&gt;&lt;name_plural&gt;Bambaras&lt;/name_plural&gt;&lt;/label&gt;</text:p>
          </table:table-cell>
          <table:table-cell office:value-type="string" office:string-value="&lt;item idno=&quot;bamanabambara&quot; enabled=&quot;1&quot; default=&quot;0&quot; value=&quot;0&quot;&gt;" table:formula="of:=[Snippets.B$15]&amp;[.B35]&amp;[Snippets.C$15]" table:style-name="ce1">
            <text:p>&lt;item idno="bamanabambara" enabled="1" default="0" value="0"&gt;</text:p>
          </table:table-cell>
          <table:table-cell office:value-type="string" office:string-value="&lt;item idno=&quot;bamanabambara&quot; enabled=&quot;1&quot; default=&quot;0&quot; value=&quot;0&quot;&gt;&lt;labels&gt;&lt;label locale=&quot;de_CH&quot; preferred=&quot;1&quot;&gt;&lt;name_singular&gt;Bamana (Bambara)&lt;/name_singular&gt;&lt;name_plural&gt;Bamana (Bambara)&lt;/name_plural&gt;&lt;/label&gt;&lt;label locale=&quot;fr_CH&quot; preferred=&quot;1&quot;&gt;&lt;name_singular&gt;Bambaras&lt;/name_singular&gt;&lt;name_plural&gt;Bambaras&lt;/name_plural&gt;&lt;/label&gt;&lt;/labels&gt;&lt;/item&gt;" table:formula="of:=[.E35]&amp;[Snippets.B$16]&amp;[.C35]&amp;[.D35]&amp;[Snippets.B$22]&amp;[Snippets.B$23]" table:style-name="ce1">
            <text:p>&lt;item idno="bamanabambara" enabled="1" default="0" value="0"&gt;&lt;labels&gt;&lt;label locale="de_CH" preferred="1"&gt;&lt;name_singular&gt;Bamana (Bambara)&lt;/name_singular&gt;&lt;name_plural&gt;Bamana (Bambara)&lt;/name_plural&gt;&lt;/label&gt;&lt;label locale="fr_CH" preferred="1"&gt;&lt;name_singular&gt;Bambaras&lt;/name_singular&gt;&lt;name_plural&gt;Bambara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amum" table:formula="of:=[Translations.A36]" table:style-name="ce1">
            <text:p>Bamum</text:p>
          </table:table-cell>
          <table:table-cell office:value-type="string" table:style-name="ce1">
            <text:p>bamum</text:p>
          </table:table-cell>
          <table:table-cell office:value-type="string" office:string-value="&lt;label locale=&quot;de_CH&quot; preferred=&quot;1&quot;&gt;&lt;name_singular&gt;Bamum&lt;/name_singular&gt;&lt;name_plural&gt;Bamum&lt;/name_plural&gt;&lt;/label&gt;" table:formula="of:=[Snippets.$B$17]&amp;[Translations.A36]&amp;[Snippets.$C$17]&amp;[Translations.A36]&amp;[Snippets.$D$17]" table:style-name="ce1">
            <text:p>&lt;label locale="de_CH" preferred="1"&gt;&lt;name_singular&gt;Bamum&lt;/name_singular&gt;&lt;name_plural&gt;Bamum&lt;/name_plural&gt;&lt;/label&gt;</text:p>
          </table:table-cell>
          <table:table-cell office:value-type="string" office:string-value="&lt;label locale=&quot;fr_CH&quot; preferred=&quot;1&quot;&gt;&lt;name_singular&gt;Bamouns&lt;/name_singular&gt;&lt;name_plural&gt;Bamouns&lt;/name_plural&gt;&lt;/label&gt;" table:formula="of:=[Snippets.$B$18]&amp;[Translations.B36]&amp;[Snippets.$C$18]&amp;[Translations.B36]&amp;[Snippets.$D$18]" table:style-name="ce1">
            <text:p>&lt;label locale="fr_CH" preferred="1"&gt;&lt;name_singular&gt;Bamouns&lt;/name_singular&gt;&lt;name_plural&gt;Bamouns&lt;/name_plural&gt;&lt;/label&gt;</text:p>
          </table:table-cell>
          <table:table-cell office:value-type="string" office:string-value="&lt;item idno=&quot;bamum&quot; enabled=&quot;1&quot; default=&quot;0&quot; value=&quot;0&quot;&gt;" table:formula="of:=[Snippets.B$15]&amp;[.B36]&amp;[Snippets.C$15]" table:style-name="ce1">
            <text:p>&lt;item idno="bamum" enabled="1" default="0" value="0"&gt;</text:p>
          </table:table-cell>
          <table:table-cell office:value-type="string" office:string-value="&lt;item idno=&quot;bamum&quot; enabled=&quot;1&quot; default=&quot;0&quot; value=&quot;0&quot;&gt;&lt;labels&gt;&lt;label locale=&quot;de_CH&quot; preferred=&quot;1&quot;&gt;&lt;name_singular&gt;Bamum&lt;/name_singular&gt;&lt;name_plural&gt;Bamum&lt;/name_plural&gt;&lt;/label&gt;&lt;label locale=&quot;fr_CH&quot; preferred=&quot;1&quot;&gt;&lt;name_singular&gt;Bamouns&lt;/name_singular&gt;&lt;name_plural&gt;Bamouns&lt;/name_plural&gt;&lt;/label&gt;&lt;/labels&gt;&lt;/item&gt;" table:formula="of:=[.E36]&amp;[Snippets.B$16]&amp;[.C36]&amp;[.D36]&amp;[Snippets.B$22]&amp;[Snippets.B$23]" table:style-name="ce1">
            <text:p>&lt;item idno="bamum" enabled="1" default="0" value="0"&gt;&lt;labels&gt;&lt;label locale="de_CH" preferred="1"&gt;&lt;name_singular&gt;Bamum&lt;/name_singular&gt;&lt;name_plural&gt;Bamum&lt;/name_plural&gt;&lt;/label&gt;&lt;label locale="fr_CH" preferred="1"&gt;&lt;name_singular&gt;Bamouns&lt;/name_singular&gt;&lt;name_plural&gt;Bamoun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angala" table:formula="of:=[Translations.A37]" table:style-name="ce1">
            <text:p>Bangala</text:p>
          </table:table-cell>
          <table:table-cell office:value-type="string" table:style-name="ce1">
            <text:p>bangala</text:p>
          </table:table-cell>
          <table:table-cell office:value-type="string" office:string-value="&lt;label locale=&quot;de_CH&quot; preferred=&quot;1&quot;&gt;&lt;name_singular&gt;Bangala&lt;/name_singular&gt;&lt;name_plural&gt;Bangala&lt;/name_plural&gt;&lt;/label&gt;" table:formula="of:=[Snippets.$B$17]&amp;[Translations.A37]&amp;[Snippets.$C$17]&amp;[Translations.A37]&amp;[Snippets.$D$17]" table:style-name="ce1">
            <text:p>&lt;label locale="de_CH" preferred="1"&gt;&lt;name_singular&gt;Bangala&lt;/name_singular&gt;&lt;name_plural&gt;Bangala&lt;/name_plural&gt;&lt;/label&gt;</text:p>
          </table:table-cell>
          <table:table-cell office:value-type="string" office:string-value="&lt;label locale=&quot;fr_CH&quot; preferred=&quot;1&quot;&gt;&lt;name_singular&gt;Bangalas&lt;/name_singular&gt;&lt;name_plural&gt;Bangalas&lt;/name_plural&gt;&lt;/label&gt;" table:formula="of:=[Snippets.$B$18]&amp;[Translations.B37]&amp;[Snippets.$C$18]&amp;[Translations.B37]&amp;[Snippets.$D$18]" table:style-name="ce1">
            <text:p>&lt;label locale="fr_CH" preferred="1"&gt;&lt;name_singular&gt;Bangalas&lt;/name_singular&gt;&lt;name_plural&gt;Bangalas&lt;/name_plural&gt;&lt;/label&gt;</text:p>
          </table:table-cell>
          <table:table-cell office:value-type="string" office:string-value="&lt;item idno=&quot;bangala&quot; enabled=&quot;1&quot; default=&quot;0&quot; value=&quot;0&quot;&gt;" table:formula="of:=[Snippets.B$15]&amp;[.B37]&amp;[Snippets.C$15]" table:style-name="ce1">
            <text:p>&lt;item idno="bangala" enabled="1" default="0" value="0"&gt;</text:p>
          </table:table-cell>
          <table:table-cell office:value-type="string" office:string-value="&lt;item idno=&quot;bangala&quot; enabled=&quot;1&quot; default=&quot;0&quot; value=&quot;0&quot;&gt;&lt;labels&gt;&lt;label locale=&quot;de_CH&quot; preferred=&quot;1&quot;&gt;&lt;name_singular&gt;Bangala&lt;/name_singular&gt;&lt;name_plural&gt;Bangala&lt;/name_plural&gt;&lt;/label&gt;&lt;label locale=&quot;fr_CH&quot; preferred=&quot;1&quot;&gt;&lt;name_singular&gt;Bangalas&lt;/name_singular&gt;&lt;name_plural&gt;Bangalas&lt;/name_plural&gt;&lt;/label&gt;&lt;/labels&gt;&lt;/item&gt;" table:formula="of:=[.E37]&amp;[Snippets.B$16]&amp;[.C37]&amp;[.D37]&amp;[Snippets.B$22]&amp;[Snippets.B$23]" table:style-name="ce1">
            <text:p>&lt;item idno="bangala" enabled="1" default="0" value="0"&gt;&lt;labels&gt;&lt;label locale="de_CH" preferred="1"&gt;&lt;name_singular&gt;Bangala&lt;/name_singular&gt;&lt;name_plural&gt;Bangala&lt;/name_plural&gt;&lt;/label&gt;&lt;label locale="fr_CH" preferred="1"&gt;&lt;name_singular&gt;Bangalas&lt;/name_singular&gt;&lt;name_plural&gt;Bangala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angangte" table:formula="of:=[Translations.A38]" table:style-name="ce1">
            <text:p>Bangangte</text:p>
          </table:table-cell>
          <table:table-cell office:value-type="string" table:style-name="ce1">
            <text:p>bangangte</text:p>
          </table:table-cell>
          <table:table-cell office:value-type="string" office:string-value="&lt;label locale=&quot;de_CH&quot; preferred=&quot;1&quot;&gt;&lt;name_singular&gt;Bangangte&lt;/name_singular&gt;&lt;name_plural&gt;Bangangte&lt;/name_plural&gt;&lt;/label&gt;" table:formula="of:=[Snippets.$B$17]&amp;[Translations.A38]&amp;[Snippets.$C$17]&amp;[Translations.A38]&amp;[Snippets.$D$17]" table:style-name="ce1">
            <text:p>&lt;label locale="de_CH" preferred="1"&gt;&lt;name_singular&gt;Bangangte&lt;/name_singular&gt;&lt;name_plural&gt;Bangangte&lt;/name_plural&gt;&lt;/label&gt;</text:p>
          </table:table-cell>
          <table:table-cell office:value-type="string" office:string-value="&lt;label locale=&quot;fr_CH&quot; preferred=&quot;1&quot;&gt;&lt;name_singular&gt;Bangangte&lt;/name_singular&gt;&lt;name_plural&gt;Bangangte&lt;/name_plural&gt;&lt;/label&gt;" table:formula="of:=[Snippets.$B$18]&amp;[Translations.B38]&amp;[Snippets.$C$18]&amp;[Translations.B38]&amp;[Snippets.$D$18]" table:style-name="ce1">
            <text:p>&lt;label locale="fr_CH" preferred="1"&gt;&lt;name_singular&gt;Bangangte&lt;/name_singular&gt;&lt;name_plural&gt;Bangangte&lt;/name_plural&gt;&lt;/label&gt;</text:p>
          </table:table-cell>
          <table:table-cell office:value-type="string" office:string-value="&lt;item idno=&quot;bangangte&quot; enabled=&quot;1&quot; default=&quot;0&quot; value=&quot;0&quot;&gt;" table:formula="of:=[Snippets.B$15]&amp;[.B38]&amp;[Snippets.C$15]" table:style-name="ce1">
            <text:p>&lt;item idno="bangangte" enabled="1" default="0" value="0"&gt;</text:p>
          </table:table-cell>
          <table:table-cell office:value-type="string" office:string-value="&lt;item idno=&quot;bangangte&quot; enabled=&quot;1&quot; default=&quot;0&quot; value=&quot;0&quot;&gt;&lt;labels&gt;&lt;label locale=&quot;de_CH&quot; preferred=&quot;1&quot;&gt;&lt;name_singular&gt;Bangangte&lt;/name_singular&gt;&lt;name_plural&gt;Bangangte&lt;/name_plural&gt;&lt;/label&gt;&lt;label locale=&quot;fr_CH&quot; preferred=&quot;1&quot;&gt;&lt;name_singular&gt;Bangangte&lt;/name_singular&gt;&lt;name_plural&gt;Bangangte&lt;/name_plural&gt;&lt;/label&gt;&lt;/labels&gt;&lt;/item&gt;" table:formula="of:=[.E38]&amp;[Snippets.B$16]&amp;[.C38]&amp;[.D38]&amp;[Snippets.B$22]&amp;[Snippets.B$23]" table:style-name="ce1">
            <text:p>&lt;item idno="bangangte" enabled="1" default="0" value="0"&gt;&lt;labels&gt;&lt;label locale="de_CH" preferred="1"&gt;&lt;name_singular&gt;Bangangte&lt;/name_singular&gt;&lt;name_plural&gt;Bangangte&lt;/name_plural&gt;&lt;/label&gt;&lt;label locale="fr_CH" preferred="1"&gt;&lt;name_singular&gt;Bangangte&lt;/name_singular&gt;&lt;name_plural&gt;Bangangte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antu" table:formula="of:=[Translations.A39]" table:style-name="ce1">
            <text:p>Bantu</text:p>
          </table:table-cell>
          <table:table-cell office:value-type="string" table:style-name="ce1">
            <text:p>bantu</text:p>
          </table:table-cell>
          <table:table-cell office:value-type="string" office:string-value="&lt;label locale=&quot;de_CH&quot; preferred=&quot;1&quot;&gt;&lt;name_singular&gt;Bantu&lt;/name_singular&gt;&lt;name_plural&gt;Bantu&lt;/name_plural&gt;&lt;/label&gt;" table:formula="of:=[Snippets.$B$17]&amp;[Translations.A39]&amp;[Snippets.$C$17]&amp;[Translations.A39]&amp;[Snippets.$D$17]" table:style-name="ce1">
            <text:p>&lt;label locale="de_CH" preferred="1"&gt;&lt;name_singular&gt;Bantu&lt;/name_singular&gt;&lt;name_plural&gt;Bantu&lt;/name_plural&gt;&lt;/label&gt;</text:p>
          </table:table-cell>
          <table:table-cell office:value-type="string" office:string-value="&lt;label locale=&quot;fr_CH&quot; preferred=&quot;1&quot;&gt;&lt;name_singular&gt;Bantu&lt;/name_singular&gt;&lt;name_plural&gt;Bantu&lt;/name_plural&gt;&lt;/label&gt;" table:formula="of:=[Snippets.$B$18]&amp;[Translations.B39]&amp;[Snippets.$C$18]&amp;[Translations.B39]&amp;[Snippets.$D$18]" table:style-name="ce1">
            <text:p>&lt;label locale="fr_CH" preferred="1"&gt;&lt;name_singular&gt;Bantu&lt;/name_singular&gt;&lt;name_plural&gt;Bantu&lt;/name_plural&gt;&lt;/label&gt;</text:p>
          </table:table-cell>
          <table:table-cell office:value-type="string" office:string-value="&lt;item idno=&quot;bantu&quot; enabled=&quot;1&quot; default=&quot;0&quot; value=&quot;0&quot;&gt;" table:formula="of:=[Snippets.B$15]&amp;[.B39]&amp;[Snippets.C$15]" table:style-name="ce1">
            <text:p>&lt;item idno="bantu" enabled="1" default="0" value="0"&gt;</text:p>
          </table:table-cell>
          <table:table-cell office:value-type="string" office:string-value="&lt;item idno=&quot;bantu&quot; enabled=&quot;1&quot; default=&quot;0&quot; value=&quot;0&quot;&gt;&lt;labels&gt;&lt;label locale=&quot;de_CH&quot; preferred=&quot;1&quot;&gt;&lt;name_singular&gt;Bantu&lt;/name_singular&gt;&lt;name_plural&gt;Bantu&lt;/name_plural&gt;&lt;/label&gt;&lt;label locale=&quot;fr_CH&quot; preferred=&quot;1&quot;&gt;&lt;name_singular&gt;Bantu&lt;/name_singular&gt;&lt;name_plural&gt;Bantu&lt;/name_plural&gt;&lt;/label&gt;&lt;/labels&gt;&lt;/item&gt;" table:formula="of:=[.E39]&amp;[Snippets.B$16]&amp;[.C39]&amp;[.D39]&amp;[Snippets.B$22]&amp;[Snippets.B$23]" table:style-name="ce1">
            <text:p>&lt;item idno="bantu" enabled="1" default="0" value="0"&gt;&lt;labels&gt;&lt;label locale="de_CH" preferred="1"&gt;&lt;name_singular&gt;Bantu&lt;/name_singular&gt;&lt;name_plural&gt;Bantu&lt;/name_plural&gt;&lt;/label&gt;&lt;label locale="fr_CH" preferred="1"&gt;&lt;name_singular&gt;Bantu&lt;/name_singular&gt;&lt;name_plural&gt;Bantu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ari" table:formula="of:=[Translations.A40]" table:style-name="ce1">
            <text:p>Bari</text:p>
          </table:table-cell>
          <table:table-cell office:value-type="string" table:style-name="ce1">
            <text:p>bari</text:p>
          </table:table-cell>
          <table:table-cell office:value-type="string" office:string-value="&lt;label locale=&quot;de_CH&quot; preferred=&quot;1&quot;&gt;&lt;name_singular&gt;Bari&lt;/name_singular&gt;&lt;name_plural&gt;Bari&lt;/name_plural&gt;&lt;/label&gt;" table:formula="of:=[Snippets.$B$17]&amp;[Translations.A40]&amp;[Snippets.$C$17]&amp;[Translations.A40]&amp;[Snippets.$D$17]" table:style-name="ce1">
            <text:p>&lt;label locale="de_CH" preferred="1"&gt;&lt;name_singular&gt;Bari&lt;/name_singular&gt;&lt;name_plural&gt;Bari&lt;/name_plural&gt;&lt;/label&gt;</text:p>
          </table:table-cell>
          <table:table-cell office:value-type="string" office:string-value="&lt;label locale=&quot;fr_CH&quot; preferred=&quot;1&quot;&gt;&lt;name_singular&gt;Bari&lt;/name_singular&gt;&lt;name_plural&gt;Bari&lt;/name_plural&gt;&lt;/label&gt;" table:formula="of:=[Snippets.$B$18]&amp;[Translations.B40]&amp;[Snippets.$C$18]&amp;[Translations.B40]&amp;[Snippets.$D$18]" table:style-name="ce1">
            <text:p>&lt;label locale="fr_CH" preferred="1"&gt;&lt;name_singular&gt;Bari&lt;/name_singular&gt;&lt;name_plural&gt;Bari&lt;/name_plural&gt;&lt;/label&gt;</text:p>
          </table:table-cell>
          <table:table-cell office:value-type="string" office:string-value="&lt;item idno=&quot;bari&quot; enabled=&quot;1&quot; default=&quot;0&quot; value=&quot;0&quot;&gt;" table:formula="of:=[Snippets.B$15]&amp;[.B40]&amp;[Snippets.C$15]" table:style-name="ce1">
            <text:p>&lt;item idno="bari" enabled="1" default="0" value="0"&gt;</text:p>
          </table:table-cell>
          <table:table-cell office:value-type="string" office:string-value="&lt;item idno=&quot;bari&quot; enabled=&quot;1&quot; default=&quot;0&quot; value=&quot;0&quot;&gt;&lt;labels&gt;&lt;label locale=&quot;de_CH&quot; preferred=&quot;1&quot;&gt;&lt;name_singular&gt;Bari&lt;/name_singular&gt;&lt;name_plural&gt;Bari&lt;/name_plural&gt;&lt;/label&gt;&lt;label locale=&quot;fr_CH&quot; preferred=&quot;1&quot;&gt;&lt;name_singular&gt;Bari&lt;/name_singular&gt;&lt;name_plural&gt;Bari&lt;/name_plural&gt;&lt;/label&gt;&lt;/labels&gt;&lt;/item&gt;" table:formula="of:=[.E40]&amp;[Snippets.B$16]&amp;[.C40]&amp;[.D40]&amp;[Snippets.B$22]&amp;[Snippets.B$23]" table:style-name="ce1">
            <text:p>&lt;item idno="bari" enabled="1" default="0" value="0"&gt;&lt;labels&gt;&lt;label locale="de_CH" preferred="1"&gt;&lt;name_singular&gt;Bari&lt;/name_singular&gt;&lt;name_plural&gt;Bari&lt;/name_plural&gt;&lt;/label&gt;&lt;label locale="fr_CH" preferred="1"&gt;&lt;name_singular&gt;Bari&lt;/name_singular&gt;&lt;name_plural&gt;Bar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assa" table:formula="of:=[Translations.A41]" table:style-name="ce1">
            <text:p>Bassa</text:p>
          </table:table-cell>
          <table:table-cell office:value-type="string" table:style-name="ce1">
            <text:p>bassa</text:p>
          </table:table-cell>
          <table:table-cell office:value-type="string" office:string-value="&lt;label locale=&quot;de_CH&quot; preferred=&quot;1&quot;&gt;&lt;name_singular&gt;Bassa&lt;/name_singular&gt;&lt;name_plural&gt;Bassa&lt;/name_plural&gt;&lt;/label&gt;" table:formula="of:=[Snippets.$B$17]&amp;[Translations.A41]&amp;[Snippets.$C$17]&amp;[Translations.A41]&amp;[Snippets.$D$17]" table:style-name="ce1">
            <text:p>&lt;label locale="de_CH" preferred="1"&gt;&lt;name_singular&gt;Bassa&lt;/name_singular&gt;&lt;name_plural&gt;Bassa&lt;/name_plural&gt;&lt;/label&gt;</text:p>
          </table:table-cell>
          <table:table-cell office:value-type="string" office:string-value="&lt;label locale=&quot;fr_CH&quot; preferred=&quot;1&quot;&gt;&lt;name_singular&gt;Bassa&lt;/name_singular&gt;&lt;name_plural&gt;Bassa&lt;/name_plural&gt;&lt;/label&gt;" table:formula="of:=[Snippets.$B$18]&amp;[Translations.B41]&amp;[Snippets.$C$18]&amp;[Translations.B41]&amp;[Snippets.$D$18]" table:style-name="ce1">
            <text:p>&lt;label locale="fr_CH" preferred="1"&gt;&lt;name_singular&gt;Bassa&lt;/name_singular&gt;&lt;name_plural&gt;Bassa&lt;/name_plural&gt;&lt;/label&gt;</text:p>
          </table:table-cell>
          <table:table-cell office:value-type="string" office:string-value="&lt;item idno=&quot;bassa&quot; enabled=&quot;1&quot; default=&quot;0&quot; value=&quot;0&quot;&gt;" table:formula="of:=[Snippets.B$15]&amp;[.B41]&amp;[Snippets.C$15]" table:style-name="ce1">
            <text:p>&lt;item idno="bassa" enabled="1" default="0" value="0"&gt;</text:p>
          </table:table-cell>
          <table:table-cell office:value-type="string" office:string-value="&lt;item idno=&quot;bassa&quot; enabled=&quot;1&quot; default=&quot;0&quot; value=&quot;0&quot;&gt;&lt;labels&gt;&lt;label locale=&quot;de_CH&quot; preferred=&quot;1&quot;&gt;&lt;name_singular&gt;Bassa&lt;/name_singular&gt;&lt;name_plural&gt;Bassa&lt;/name_plural&gt;&lt;/label&gt;&lt;label locale=&quot;fr_CH&quot; preferred=&quot;1&quot;&gt;&lt;name_singular&gt;Bassa&lt;/name_singular&gt;&lt;name_plural&gt;Bassa&lt;/name_plural&gt;&lt;/label&gt;&lt;/labels&gt;&lt;/item&gt;" table:formula="of:=[.E41]&amp;[Snippets.B$16]&amp;[.C41]&amp;[.D41]&amp;[Snippets.B$22]&amp;[Snippets.B$23]" table:style-name="ce1">
            <text:p>&lt;item idno="bassa" enabled="1" default="0" value="0"&gt;&lt;labels&gt;&lt;label locale="de_CH" preferred="1"&gt;&lt;name_singular&gt;Bassa&lt;/name_singular&gt;&lt;name_plural&gt;Bassa&lt;/name_plural&gt;&lt;/label&gt;&lt;label locale="fr_CH" preferred="1"&gt;&lt;name_singular&gt;Bassa&lt;/name_singular&gt;&lt;name_plural&gt;Bass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atak" table:formula="of:=[Translations.A42]" table:style-name="ce1">
            <text:p>Batak</text:p>
          </table:table-cell>
          <table:table-cell office:value-type="string" table:style-name="ce1">
            <text:p>batak</text:p>
          </table:table-cell>
          <table:table-cell office:value-type="string" office:string-value="&lt;label locale=&quot;de_CH&quot; preferred=&quot;1&quot;&gt;&lt;name_singular&gt;Batak&lt;/name_singular&gt;&lt;name_plural&gt;Batak&lt;/name_plural&gt;&lt;/label&gt;" table:formula="of:=[Snippets.$B$17]&amp;[Translations.A42]&amp;[Snippets.$C$17]&amp;[Translations.A42]&amp;[Snippets.$D$17]" table:style-name="ce1">
            <text:p>&lt;label locale="de_CH" preferred="1"&gt;&lt;name_singular&gt;Batak&lt;/name_singular&gt;&lt;name_plural&gt;Batak&lt;/name_plural&gt;&lt;/label&gt;</text:p>
          </table:table-cell>
          <table:table-cell office:value-type="string" office:string-value="&lt;label locale=&quot;fr_CH&quot; preferred=&quot;1&quot;&gt;&lt;name_singular&gt;Batak&lt;/name_singular&gt;&lt;name_plural&gt;Batak&lt;/name_plural&gt;&lt;/label&gt;" table:formula="of:=[Snippets.$B$18]&amp;[Translations.B42]&amp;[Snippets.$C$18]&amp;[Translations.B42]&amp;[Snippets.$D$18]" table:style-name="ce1">
            <text:p>&lt;label locale="fr_CH" preferred="1"&gt;&lt;name_singular&gt;Batak&lt;/name_singular&gt;&lt;name_plural&gt;Batak&lt;/name_plural&gt;&lt;/label&gt;</text:p>
          </table:table-cell>
          <table:table-cell office:value-type="string" office:string-value="&lt;item idno=&quot;batak&quot; enabled=&quot;1&quot; default=&quot;0&quot; value=&quot;0&quot;&gt;" table:formula="of:=[Snippets.B$15]&amp;[.B42]&amp;[Snippets.C$15]" table:style-name="ce1">
            <text:p>&lt;item idno="batak" enabled="1" default="0" value="0"&gt;</text:p>
          </table:table-cell>
          <table:table-cell office:value-type="string" office:string-value="&lt;item idno=&quot;batak&quot; enabled=&quot;1&quot; default=&quot;0&quot; value=&quot;0&quot;&gt;&lt;labels&gt;&lt;label locale=&quot;de_CH&quot; preferred=&quot;1&quot;&gt;&lt;name_singular&gt;Batak&lt;/name_singular&gt;&lt;name_plural&gt;Batak&lt;/name_plural&gt;&lt;/label&gt;&lt;label locale=&quot;fr_CH&quot; preferred=&quot;1&quot;&gt;&lt;name_singular&gt;Batak&lt;/name_singular&gt;&lt;name_plural&gt;Batak&lt;/name_plural&gt;&lt;/label&gt;&lt;/labels&gt;&lt;/item&gt;" table:formula="of:=[.E42]&amp;[Snippets.B$16]&amp;[.C42]&amp;[.D42]&amp;[Snippets.B$22]&amp;[Snippets.B$23]" table:style-name="ce1">
            <text:p>&lt;item idno="batak" enabled="1" default="0" value="0"&gt;&lt;labels&gt;&lt;label locale="de_CH" preferred="1"&gt;&lt;name_singular&gt;Batak&lt;/name_singular&gt;&lt;name_plural&gt;Batak&lt;/name_plural&gt;&lt;/label&gt;&lt;label locale="fr_CH" preferred="1"&gt;&lt;name_singular&gt;Batak&lt;/name_singular&gt;&lt;name_plural&gt;Batak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atwa" table:formula="of:=[Translations.A43]" table:style-name="ce1">
            <text:p>Batwa</text:p>
          </table:table-cell>
          <table:table-cell office:value-type="string" table:style-name="ce1">
            <text:p>batwa</text:p>
          </table:table-cell>
          <table:table-cell office:value-type="string" office:string-value="&lt;label locale=&quot;de_CH&quot; preferred=&quot;1&quot;&gt;&lt;name_singular&gt;Batwa&lt;/name_singular&gt;&lt;name_plural&gt;Batwa&lt;/name_plural&gt;&lt;/label&gt;" table:formula="of:=[Snippets.$B$17]&amp;[Translations.A43]&amp;[Snippets.$C$17]&amp;[Translations.A43]&amp;[Snippets.$D$17]" table:style-name="ce1">
            <text:p>&lt;label locale="de_CH" preferred="1"&gt;&lt;name_singular&gt;Batwa&lt;/name_singular&gt;&lt;name_plural&gt;Batwa&lt;/name_plural&gt;&lt;/label&gt;</text:p>
          </table:table-cell>
          <table:table-cell office:value-type="string" office:string-value="&lt;label locale=&quot;fr_CH&quot; preferred=&quot;1&quot;&gt;&lt;name_singular&gt;Twa&lt;/name_singular&gt;&lt;name_plural&gt;Twa&lt;/name_plural&gt;&lt;/label&gt;" table:formula="of:=[Snippets.$B$18]&amp;[Translations.B43]&amp;[Snippets.$C$18]&amp;[Translations.B43]&amp;[Snippets.$D$18]" table:style-name="ce1">
            <text:p>&lt;label locale="fr_CH" preferred="1"&gt;&lt;name_singular&gt;Twa&lt;/name_singular&gt;&lt;name_plural&gt;Twa&lt;/name_plural&gt;&lt;/label&gt;</text:p>
          </table:table-cell>
          <table:table-cell office:value-type="string" office:string-value="&lt;item idno=&quot;batwa&quot; enabled=&quot;1&quot; default=&quot;0&quot; value=&quot;0&quot;&gt;" table:formula="of:=[Snippets.B$15]&amp;[.B43]&amp;[Snippets.C$15]" table:style-name="ce1">
            <text:p>&lt;item idno="batwa" enabled="1" default="0" value="0"&gt;</text:p>
          </table:table-cell>
          <table:table-cell office:value-type="string" office:string-value="&lt;item idno=&quot;batwa&quot; enabled=&quot;1&quot; default=&quot;0&quot; value=&quot;0&quot;&gt;&lt;labels&gt;&lt;label locale=&quot;de_CH&quot; preferred=&quot;1&quot;&gt;&lt;name_singular&gt;Batwa&lt;/name_singular&gt;&lt;name_plural&gt;Batwa&lt;/name_plural&gt;&lt;/label&gt;&lt;label locale=&quot;fr_CH&quot; preferred=&quot;1&quot;&gt;&lt;name_singular&gt;Twa&lt;/name_singular&gt;&lt;name_plural&gt;Twa&lt;/name_plural&gt;&lt;/label&gt;&lt;/labels&gt;&lt;/item&gt;" table:formula="of:=[.E43]&amp;[Snippets.B$16]&amp;[.C43]&amp;[.D43]&amp;[Snippets.B$22]&amp;[Snippets.B$23]" table:style-name="ce1">
            <text:p>&lt;item idno="batwa" enabled="1" default="0" value="0"&gt;&lt;labels&gt;&lt;label locale="de_CH" preferred="1"&gt;&lt;name_singular&gt;Batwa&lt;/name_singular&gt;&lt;name_plural&gt;Batwa&lt;/name_plural&gt;&lt;/label&gt;&lt;label locale="fr_CH" preferred="1"&gt;&lt;name_singular&gt;Twa&lt;/name_singular&gt;&lt;name_plural&gt;Tw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aule" table:formula="of:=[Translations.A44]" table:style-name="ce1">
            <text:p>Baule</text:p>
          </table:table-cell>
          <table:table-cell office:value-type="string" table:style-name="ce1">
            <text:p>baule</text:p>
          </table:table-cell>
          <table:table-cell office:value-type="string" office:string-value="&lt;label locale=&quot;de_CH&quot; preferred=&quot;1&quot;&gt;&lt;name_singular&gt;Baule&lt;/name_singular&gt;&lt;name_plural&gt;Baule&lt;/name_plural&gt;&lt;/label&gt;" table:formula="of:=[Snippets.$B$17]&amp;[Translations.A44]&amp;[Snippets.$C$17]&amp;[Translations.A44]&amp;[Snippets.$D$17]" table:style-name="ce1">
            <text:p>&lt;label locale="de_CH" preferred="1"&gt;&lt;name_singular&gt;Baule&lt;/name_singular&gt;&lt;name_plural&gt;Baule&lt;/name_plural&gt;&lt;/label&gt;</text:p>
          </table:table-cell>
          <table:table-cell office:value-type="string" office:string-value="&lt;label locale=&quot;fr_CH&quot; preferred=&quot;1&quot;&gt;&lt;name_singular&gt;Baoulés&lt;/name_singular&gt;&lt;name_plural&gt;Baoulés&lt;/name_plural&gt;&lt;/label&gt;" table:formula="of:=[Snippets.$B$18]&amp;[Translations.B44]&amp;[Snippets.$C$18]&amp;[Translations.B44]&amp;[Snippets.$D$18]" table:style-name="ce1">
            <text:p>&lt;label locale="fr_CH" preferred="1"&gt;&lt;name_singular&gt;Baoulés&lt;/name_singular&gt;&lt;name_plural&gt;Baoulés&lt;/name_plural&gt;&lt;/label&gt;</text:p>
          </table:table-cell>
          <table:table-cell office:value-type="string" office:string-value="&lt;item idno=&quot;baule&quot; enabled=&quot;1&quot; default=&quot;0&quot; value=&quot;0&quot;&gt;" table:formula="of:=[Snippets.B$15]&amp;[.B44]&amp;[Snippets.C$15]" table:style-name="ce1">
            <text:p>&lt;item idno="baule" enabled="1" default="0" value="0"&gt;</text:p>
          </table:table-cell>
          <table:table-cell office:value-type="string" office:string-value="&lt;item idno=&quot;baule&quot; enabled=&quot;1&quot; default=&quot;0&quot; value=&quot;0&quot;&gt;&lt;labels&gt;&lt;label locale=&quot;de_CH&quot; preferred=&quot;1&quot;&gt;&lt;name_singular&gt;Baule&lt;/name_singular&gt;&lt;name_plural&gt;Baule&lt;/name_plural&gt;&lt;/label&gt;&lt;label locale=&quot;fr_CH&quot; preferred=&quot;1&quot;&gt;&lt;name_singular&gt;Baoulés&lt;/name_singular&gt;&lt;name_plural&gt;Baoulés&lt;/name_plural&gt;&lt;/label&gt;&lt;/labels&gt;&lt;/item&gt;" table:formula="of:=[.E44]&amp;[Snippets.B$16]&amp;[.C44]&amp;[.D44]&amp;[Snippets.B$22]&amp;[Snippets.B$23]" table:style-name="ce1">
            <text:p>&lt;item idno="baule" enabled="1" default="0" value="0"&gt;&lt;labels&gt;&lt;label locale="de_CH" preferred="1"&gt;&lt;name_singular&gt;Baule&lt;/name_singular&gt;&lt;name_plural&gt;Baule&lt;/name_plural&gt;&lt;/label&gt;&lt;label locale="fr_CH" preferred="1"&gt;&lt;name_singular&gt;Baoulés&lt;/name_singular&gt;&lt;name_plural&gt;Baoulé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edani" table:formula="of:=[Translations.A45]" table:style-name="ce1">
            <text:p>Bedani</text:p>
          </table:table-cell>
          <table:table-cell office:value-type="string" table:style-name="ce1">
            <text:p>bedani</text:p>
          </table:table-cell>
          <table:table-cell office:value-type="string" office:string-value="&lt;label locale=&quot;de_CH&quot; preferred=&quot;1&quot;&gt;&lt;name_singular&gt;Bedani&lt;/name_singular&gt;&lt;name_plural&gt;Bedani&lt;/name_plural&gt;&lt;/label&gt;" table:formula="of:=[Snippets.$B$17]&amp;[Translations.A45]&amp;[Snippets.$C$17]&amp;[Translations.A45]&amp;[Snippets.$D$17]" table:style-name="ce1">
            <text:p>&lt;label locale="de_CH" preferred="1"&gt;&lt;name_singular&gt;Bedani&lt;/name_singular&gt;&lt;name_plural&gt;Bedani&lt;/name_plural&gt;&lt;/label&gt;</text:p>
          </table:table-cell>
          <table:table-cell office:value-type="string" office:string-value="&lt;label locale=&quot;fr_CH&quot; preferred=&quot;1&quot;&gt;&lt;name_singular&gt;Bedani&lt;/name_singular&gt;&lt;name_plural&gt;Bedani&lt;/name_plural&gt;&lt;/label&gt;" table:formula="of:=[Snippets.$B$18]&amp;[Translations.B45]&amp;[Snippets.$C$18]&amp;[Translations.B45]&amp;[Snippets.$D$18]" table:style-name="ce1">
            <text:p>&lt;label locale="fr_CH" preferred="1"&gt;&lt;name_singular&gt;Bedani&lt;/name_singular&gt;&lt;name_plural&gt;Bedani&lt;/name_plural&gt;&lt;/label&gt;</text:p>
          </table:table-cell>
          <table:table-cell office:value-type="string" office:string-value="&lt;item idno=&quot;bedani&quot; enabled=&quot;1&quot; default=&quot;0&quot; value=&quot;0&quot;&gt;" table:formula="of:=[Snippets.B$15]&amp;[.B45]&amp;[Snippets.C$15]" table:style-name="ce1">
            <text:p>&lt;item idno="bedani" enabled="1" default="0" value="0"&gt;</text:p>
          </table:table-cell>
          <table:table-cell office:value-type="string" office:string-value="&lt;item idno=&quot;bedani&quot; enabled=&quot;1&quot; default=&quot;0&quot; value=&quot;0&quot;&gt;&lt;labels&gt;&lt;label locale=&quot;de_CH&quot; preferred=&quot;1&quot;&gt;&lt;name_singular&gt;Bedani&lt;/name_singular&gt;&lt;name_plural&gt;Bedani&lt;/name_plural&gt;&lt;/label&gt;&lt;label locale=&quot;fr_CH&quot; preferred=&quot;1&quot;&gt;&lt;name_singular&gt;Bedani&lt;/name_singular&gt;&lt;name_plural&gt;Bedani&lt;/name_plural&gt;&lt;/label&gt;&lt;/labels&gt;&lt;/item&gt;" table:formula="of:=[.E45]&amp;[Snippets.B$16]&amp;[.C45]&amp;[.D45]&amp;[Snippets.B$22]&amp;[Snippets.B$23]" table:style-name="ce1">
            <text:p>&lt;item idno="bedani" enabled="1" default="0" value="0"&gt;&lt;labels&gt;&lt;label locale="de_CH" preferred="1"&gt;&lt;name_singular&gt;Bedani&lt;/name_singular&gt;&lt;name_plural&gt;Bedani&lt;/name_plural&gt;&lt;/label&gt;&lt;label locale="fr_CH" preferred="1"&gt;&lt;name_singular&gt;Bedani&lt;/name_singular&gt;&lt;name_plural&gt;Bedan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edscha" table:formula="of:=[Translations.A46]" table:style-name="ce1">
            <text:p>Bedscha</text:p>
          </table:table-cell>
          <table:table-cell office:value-type="string" table:style-name="ce1">
            <text:p>bedscha</text:p>
          </table:table-cell>
          <table:table-cell office:value-type="string" office:string-value="&lt;label locale=&quot;de_CH&quot; preferred=&quot;1&quot;&gt;&lt;name_singular&gt;Bedscha&lt;/name_singular&gt;&lt;name_plural&gt;Bedscha&lt;/name_plural&gt;&lt;/label&gt;" table:formula="of:=[Snippets.$B$17]&amp;[Translations.A46]&amp;[Snippets.$C$17]&amp;[Translations.A46]&amp;[Snippets.$D$17]" table:style-name="ce1">
            <text:p>&lt;label locale="de_CH" preferred="1"&gt;&lt;name_singular&gt;Bedscha&lt;/name_singular&gt;&lt;name_plural&gt;Bedscha&lt;/name_plural&gt;&lt;/label&gt;</text:p>
          </table:table-cell>
          <table:table-cell office:value-type="string" office:string-value="&lt;label locale=&quot;fr_CH&quot; preferred=&quot;1&quot;&gt;&lt;name_singular&gt;Bejas&lt;/name_singular&gt;&lt;name_plural&gt;Bejas&lt;/name_plural&gt;&lt;/label&gt;" table:formula="of:=[Snippets.$B$18]&amp;[Translations.B46]&amp;[Snippets.$C$18]&amp;[Translations.B46]&amp;[Snippets.$D$18]" table:style-name="ce1">
            <text:p>&lt;label locale="fr_CH" preferred="1"&gt;&lt;name_singular&gt;Bejas&lt;/name_singular&gt;&lt;name_plural&gt;Bejas&lt;/name_plural&gt;&lt;/label&gt;</text:p>
          </table:table-cell>
          <table:table-cell office:value-type="string" office:string-value="&lt;item idno=&quot;bedscha&quot; enabled=&quot;1&quot; default=&quot;0&quot; value=&quot;0&quot;&gt;" table:formula="of:=[Snippets.B$15]&amp;[.B46]&amp;[Snippets.C$15]" table:style-name="ce1">
            <text:p>&lt;item idno="bedscha" enabled="1" default="0" value="0"&gt;</text:p>
          </table:table-cell>
          <table:table-cell office:value-type="string" office:string-value="&lt;item idno=&quot;bedscha&quot; enabled=&quot;1&quot; default=&quot;0&quot; value=&quot;0&quot;&gt;&lt;labels&gt;&lt;label locale=&quot;de_CH&quot; preferred=&quot;1&quot;&gt;&lt;name_singular&gt;Bedscha&lt;/name_singular&gt;&lt;name_plural&gt;Bedscha&lt;/name_plural&gt;&lt;/label&gt;&lt;label locale=&quot;fr_CH&quot; preferred=&quot;1&quot;&gt;&lt;name_singular&gt;Bejas&lt;/name_singular&gt;&lt;name_plural&gt;Bejas&lt;/name_plural&gt;&lt;/label&gt;&lt;/labels&gt;&lt;/item&gt;" table:formula="of:=[.E46]&amp;[Snippets.B$16]&amp;[.C46]&amp;[.D46]&amp;[Snippets.B$22]&amp;[Snippets.B$23]" table:style-name="ce1">
            <text:p>&lt;item idno="bedscha" enabled="1" default="0" value="0"&gt;&lt;labels&gt;&lt;label locale="de_CH" preferred="1"&gt;&lt;name_singular&gt;Bedscha&lt;/name_singular&gt;&lt;name_plural&gt;Bedscha&lt;/name_plural&gt;&lt;/label&gt;&lt;label locale="fr_CH" preferred="1"&gt;&lt;name_singular&gt;Bejas&lt;/name_singular&gt;&lt;name_plural&gt;Beja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eduinen" table:formula="of:=[Translations.A47]" table:style-name="ce1">
            <text:p>Beduinen</text:p>
          </table:table-cell>
          <table:table-cell office:value-type="string" table:style-name="ce1">
            <text:p>beduinen</text:p>
          </table:table-cell>
          <table:table-cell office:value-type="string" office:string-value="&lt;label locale=&quot;de_CH&quot; preferred=&quot;1&quot;&gt;&lt;name_singular&gt;Beduinen&lt;/name_singular&gt;&lt;name_plural&gt;Beduinen&lt;/name_plural&gt;&lt;/label&gt;" table:formula="of:=[Snippets.$B$17]&amp;[Translations.A47]&amp;[Snippets.$C$17]&amp;[Translations.A47]&amp;[Snippets.$D$17]" table:style-name="ce1">
            <text:p>&lt;label locale="de_CH" preferred="1"&gt;&lt;name_singular&gt;Beduinen&lt;/name_singular&gt;&lt;name_plural&gt;Beduinen&lt;/name_plural&gt;&lt;/label&gt;</text:p>
          </table:table-cell>
          <table:table-cell office:value-type="string" office:string-value="&lt;label locale=&quot;fr_CH&quot; preferred=&quot;1&quot;&gt;&lt;name_singular&gt;Bédouins&lt;/name_singular&gt;&lt;name_plural&gt;Bédouins&lt;/name_plural&gt;&lt;/label&gt;" table:formula="of:=[Snippets.$B$18]&amp;[Translations.B47]&amp;[Snippets.$C$18]&amp;[Translations.B47]&amp;[Snippets.$D$18]" table:style-name="ce1">
            <text:p>&lt;label locale="fr_CH" preferred="1"&gt;&lt;name_singular&gt;Bédouins&lt;/name_singular&gt;&lt;name_plural&gt;Bédouins&lt;/name_plural&gt;&lt;/label&gt;</text:p>
          </table:table-cell>
          <table:table-cell office:value-type="string" office:string-value="&lt;item idno=&quot;beduinen&quot; enabled=&quot;1&quot; default=&quot;0&quot; value=&quot;0&quot;&gt;" table:formula="of:=[Snippets.B$15]&amp;[.B47]&amp;[Snippets.C$15]" table:style-name="ce1">
            <text:p>&lt;item idno="beduinen" enabled="1" default="0" value="0"&gt;</text:p>
          </table:table-cell>
          <table:table-cell office:value-type="string" office:string-value="&lt;item idno=&quot;beduinen&quot; enabled=&quot;1&quot; default=&quot;0&quot; value=&quot;0&quot;&gt;&lt;labels&gt;&lt;label locale=&quot;de_CH&quot; preferred=&quot;1&quot;&gt;&lt;name_singular&gt;Beduinen&lt;/name_singular&gt;&lt;name_plural&gt;Beduinen&lt;/name_plural&gt;&lt;/label&gt;&lt;label locale=&quot;fr_CH&quot; preferred=&quot;1&quot;&gt;&lt;name_singular&gt;Bédouins&lt;/name_singular&gt;&lt;name_plural&gt;Bédouins&lt;/name_plural&gt;&lt;/label&gt;&lt;/labels&gt;&lt;/item&gt;" table:formula="of:=[.E47]&amp;[Snippets.B$16]&amp;[.C47]&amp;[.D47]&amp;[Snippets.B$22]&amp;[Snippets.B$23]" table:style-name="ce1">
            <text:p>&lt;item idno="beduinen" enabled="1" default="0" value="0"&gt;&lt;labels&gt;&lt;label locale="de_CH" preferred="1"&gt;&lt;name_singular&gt;Beduinen&lt;/name_singular&gt;&lt;name_plural&gt;Beduinen&lt;/name_plural&gt;&lt;/label&gt;&lt;label locale="fr_CH" preferred="1"&gt;&lt;name_singular&gt;Bédouins&lt;/name_singular&gt;&lt;name_plural&gt;Bédouin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elutschen" table:formula="of:=[Translations.A48]" table:style-name="ce1">
            <text:p>Belutschen</text:p>
          </table:table-cell>
          <table:table-cell office:value-type="string" table:style-name="ce1">
            <text:p>belutschen</text:p>
          </table:table-cell>
          <table:table-cell office:value-type="string" office:string-value="&lt;label locale=&quot;de_CH&quot; preferred=&quot;1&quot;&gt;&lt;name_singular&gt;Belutschen&lt;/name_singular&gt;&lt;name_plural&gt;Belutschen&lt;/name_plural&gt;&lt;/label&gt;" table:formula="of:=[Snippets.$B$17]&amp;[Translations.A48]&amp;[Snippets.$C$17]&amp;[Translations.A48]&amp;[Snippets.$D$17]" table:style-name="ce1">
            <text:p>&lt;label locale="de_CH" preferred="1"&gt;&lt;name_singular&gt;Belutschen&lt;/name_singular&gt;&lt;name_plural&gt;Belutschen&lt;/name_plural&gt;&lt;/label&gt;</text:p>
          </table:table-cell>
          <table:table-cell office:value-type="string" office:string-value="&lt;label locale=&quot;fr_CH&quot; preferred=&quot;1&quot;&gt;&lt;name_singular&gt;Baloutches&lt;/name_singular&gt;&lt;name_plural&gt;Baloutches&lt;/name_plural&gt;&lt;/label&gt;" table:formula="of:=[Snippets.$B$18]&amp;[Translations.B48]&amp;[Snippets.$C$18]&amp;[Translations.B48]&amp;[Snippets.$D$18]" table:style-name="ce1">
            <text:p>&lt;label locale="fr_CH" preferred="1"&gt;&lt;name_singular&gt;Baloutches&lt;/name_singular&gt;&lt;name_plural&gt;Baloutches&lt;/name_plural&gt;&lt;/label&gt;</text:p>
          </table:table-cell>
          <table:table-cell office:value-type="string" office:string-value="&lt;item idno=&quot;belutschen&quot; enabled=&quot;1&quot; default=&quot;0&quot; value=&quot;0&quot;&gt;" table:formula="of:=[Snippets.B$15]&amp;[.B48]&amp;[Snippets.C$15]" table:style-name="ce1">
            <text:p>&lt;item idno="belutschen" enabled="1" default="0" value="0"&gt;</text:p>
          </table:table-cell>
          <table:table-cell office:value-type="string" office:string-value="&lt;item idno=&quot;belutschen&quot; enabled=&quot;1&quot; default=&quot;0&quot; value=&quot;0&quot;&gt;&lt;labels&gt;&lt;label locale=&quot;de_CH&quot; preferred=&quot;1&quot;&gt;&lt;name_singular&gt;Belutschen&lt;/name_singular&gt;&lt;name_plural&gt;Belutschen&lt;/name_plural&gt;&lt;/label&gt;&lt;label locale=&quot;fr_CH&quot; preferred=&quot;1&quot;&gt;&lt;name_singular&gt;Baloutches&lt;/name_singular&gt;&lt;name_plural&gt;Baloutches&lt;/name_plural&gt;&lt;/label&gt;&lt;/labels&gt;&lt;/item&gt;" table:formula="of:=[.E48]&amp;[Snippets.B$16]&amp;[.C48]&amp;[.D48]&amp;[Snippets.B$22]&amp;[Snippets.B$23]" table:style-name="ce1">
            <text:p>&lt;item idno="belutschen" enabled="1" default="0" value="0"&gt;&lt;labels&gt;&lt;label locale="de_CH" preferred="1"&gt;&lt;name_singular&gt;Belutschen&lt;/name_singular&gt;&lt;name_plural&gt;Belutschen&lt;/name_plural&gt;&lt;/label&gt;&lt;label locale="fr_CH" preferred="1"&gt;&lt;name_singular&gt;Baloutches&lt;/name_singular&gt;&lt;name_plural&gt;Baloutch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erber" table:formula="of:=[Translations.A49]" table:style-name="ce1">
            <text:p>Berber</text:p>
          </table:table-cell>
          <table:table-cell office:value-type="string" table:style-name="ce1">
            <text:p>berber</text:p>
          </table:table-cell>
          <table:table-cell office:value-type="string" office:string-value="&lt;label locale=&quot;de_CH&quot; preferred=&quot;1&quot;&gt;&lt;name_singular&gt;Berber&lt;/name_singular&gt;&lt;name_plural&gt;Berber&lt;/name_plural&gt;&lt;/label&gt;" table:formula="of:=[Snippets.$B$17]&amp;[Translations.A49]&amp;[Snippets.$C$17]&amp;[Translations.A49]&amp;[Snippets.$D$17]" table:style-name="ce1">
            <text:p>&lt;label locale="de_CH" preferred="1"&gt;&lt;name_singular&gt;Berber&lt;/name_singular&gt;&lt;name_plural&gt;Berber&lt;/name_plural&gt;&lt;/label&gt;</text:p>
          </table:table-cell>
          <table:table-cell office:value-type="string" office:string-value="&lt;label locale=&quot;fr_CH&quot; preferred=&quot;1&quot;&gt;&lt;name_singular&gt;Berbères&lt;/name_singular&gt;&lt;name_plural&gt;Berbères&lt;/name_plural&gt;&lt;/label&gt;" table:formula="of:=[Snippets.$B$18]&amp;[Translations.B49]&amp;[Snippets.$C$18]&amp;[Translations.B49]&amp;[Snippets.$D$18]" table:style-name="ce1">
            <text:p>&lt;label locale="fr_CH" preferred="1"&gt;&lt;name_singular&gt;Berbères&lt;/name_singular&gt;&lt;name_plural&gt;Berbères&lt;/name_plural&gt;&lt;/label&gt;</text:p>
          </table:table-cell>
          <table:table-cell office:value-type="string" office:string-value="&lt;item idno=&quot;berber&quot; enabled=&quot;1&quot; default=&quot;0&quot; value=&quot;0&quot;&gt;" table:formula="of:=[Snippets.B$15]&amp;[.B49]&amp;[Snippets.C$15]" table:style-name="ce1">
            <text:p>&lt;item idno="berber" enabled="1" default="0" value="0"&gt;</text:p>
          </table:table-cell>
          <table:table-cell office:value-type="string" office:string-value="&lt;item idno=&quot;berber&quot; enabled=&quot;1&quot; default=&quot;0&quot; value=&quot;0&quot;&gt;&lt;labels&gt;&lt;label locale=&quot;de_CH&quot; preferred=&quot;1&quot;&gt;&lt;name_singular&gt;Berber&lt;/name_singular&gt;&lt;name_plural&gt;Berber&lt;/name_plural&gt;&lt;/label&gt;&lt;label locale=&quot;fr_CH&quot; preferred=&quot;1&quot;&gt;&lt;name_singular&gt;Berbères&lt;/name_singular&gt;&lt;name_plural&gt;Berbères&lt;/name_plural&gt;&lt;/label&gt;&lt;/labels&gt;&lt;/item&gt;" table:formula="of:=[.E49]&amp;[Snippets.B$16]&amp;[.C49]&amp;[.D49]&amp;[Snippets.B$22]&amp;[Snippets.B$23]" table:style-name="ce1">
            <text:p>&lt;item idno="berber" enabled="1" default="0" value="0"&gt;&lt;labels&gt;&lt;label locale="de_CH" preferred="1"&gt;&lt;name_singular&gt;Berber&lt;/name_singular&gt;&lt;name_plural&gt;Berber&lt;/name_plural&gt;&lt;/label&gt;&lt;label locale="fr_CH" preferred="1"&gt;&lt;name_singular&gt;Berbères&lt;/name_singular&gt;&lt;name_plural&gt;Berbèr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etsileo" table:formula="of:=[Translations.A50]" table:style-name="ce1">
            <text:p>Betsileo</text:p>
          </table:table-cell>
          <table:table-cell office:value-type="string" table:style-name="ce1">
            <text:p>betsileo</text:p>
          </table:table-cell>
          <table:table-cell office:value-type="string" office:string-value="&lt;label locale=&quot;de_CH&quot; preferred=&quot;1&quot;&gt;&lt;name_singular&gt;Betsileo&lt;/name_singular&gt;&lt;name_plural&gt;Betsileo&lt;/name_plural&gt;&lt;/label&gt;" table:formula="of:=[Snippets.$B$17]&amp;[Translations.A50]&amp;[Snippets.$C$17]&amp;[Translations.A50]&amp;[Snippets.$D$17]" table:style-name="ce1">
            <text:p>&lt;label locale="de_CH" preferred="1"&gt;&lt;name_singular&gt;Betsileo&lt;/name_singular&gt;&lt;name_plural&gt;Betsileo&lt;/name_plural&gt;&lt;/label&gt;</text:p>
          </table:table-cell>
          <table:table-cell office:value-type="string" office:string-value="&lt;label locale=&quot;fr_CH&quot; preferred=&quot;1&quot;&gt;&lt;name_singular&gt;Betsileo&lt;/name_singular&gt;&lt;name_plural&gt;Betsileo&lt;/name_plural&gt;&lt;/label&gt;" table:formula="of:=[Snippets.$B$18]&amp;[Translations.B50]&amp;[Snippets.$C$18]&amp;[Translations.B50]&amp;[Snippets.$D$18]" table:style-name="ce1">
            <text:p>&lt;label locale="fr_CH" preferred="1"&gt;&lt;name_singular&gt;Betsileo&lt;/name_singular&gt;&lt;name_plural&gt;Betsileo&lt;/name_plural&gt;&lt;/label&gt;</text:p>
          </table:table-cell>
          <table:table-cell office:value-type="string" office:string-value="&lt;item idno=&quot;betsileo&quot; enabled=&quot;1&quot; default=&quot;0&quot; value=&quot;0&quot;&gt;" table:formula="of:=[Snippets.B$15]&amp;[.B50]&amp;[Snippets.C$15]" table:style-name="ce1">
            <text:p>&lt;item idno="betsileo" enabled="1" default="0" value="0"&gt;</text:p>
          </table:table-cell>
          <table:table-cell office:value-type="string" office:string-value="&lt;item idno=&quot;betsileo&quot; enabled=&quot;1&quot; default=&quot;0&quot; value=&quot;0&quot;&gt;&lt;labels&gt;&lt;label locale=&quot;de_CH&quot; preferred=&quot;1&quot;&gt;&lt;name_singular&gt;Betsileo&lt;/name_singular&gt;&lt;name_plural&gt;Betsileo&lt;/name_plural&gt;&lt;/label&gt;&lt;label locale=&quot;fr_CH&quot; preferred=&quot;1&quot;&gt;&lt;name_singular&gt;Betsileo&lt;/name_singular&gt;&lt;name_plural&gt;Betsileo&lt;/name_plural&gt;&lt;/label&gt;&lt;/labels&gt;&lt;/item&gt;" table:formula="of:=[.E50]&amp;[Snippets.B$16]&amp;[.C50]&amp;[.D50]&amp;[Snippets.B$22]&amp;[Snippets.B$23]" table:style-name="ce1">
            <text:p>&lt;item idno="betsileo" enabled="1" default="0" value="0"&gt;&lt;labels&gt;&lt;label locale="de_CH" preferred="1"&gt;&lt;name_singular&gt;Betsileo&lt;/name_singular&gt;&lt;name_plural&gt;Betsileo&lt;/name_plural&gt;&lt;/label&gt;&lt;label locale="fr_CH" preferred="1"&gt;&lt;name_singular&gt;Betsileo&lt;/name_singular&gt;&lt;name_plural&gt;Betsile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etsimisaraka" table:formula="of:=[Translations.A51]" table:style-name="ce1">
            <text:p>Betsimisaraka</text:p>
          </table:table-cell>
          <table:table-cell office:value-type="string" table:style-name="ce1">
            <text:p>betsimisaraka</text:p>
          </table:table-cell>
          <table:table-cell office:value-type="string" office:string-value="&lt;label locale=&quot;de_CH&quot; preferred=&quot;1&quot;&gt;&lt;name_singular&gt;Betsimisaraka&lt;/name_singular&gt;&lt;name_plural&gt;Betsimisaraka&lt;/name_plural&gt;&lt;/label&gt;" table:formula="of:=[Snippets.$B$17]&amp;[Translations.A51]&amp;[Snippets.$C$17]&amp;[Translations.A51]&amp;[Snippets.$D$17]" table:style-name="ce1">
            <text:p>&lt;label locale="de_CH" preferred="1"&gt;&lt;name_singular&gt;Betsimisaraka&lt;/name_singular&gt;&lt;name_plural&gt;Betsimisaraka&lt;/name_plural&gt;&lt;/label&gt;</text:p>
          </table:table-cell>
          <table:table-cell office:value-type="string" office:string-value="&lt;label locale=&quot;fr_CH&quot; preferred=&quot;1&quot;&gt;&lt;name_singular&gt;Betsimisaraka&lt;/name_singular&gt;&lt;name_plural&gt;Betsimisaraka&lt;/name_plural&gt;&lt;/label&gt;" table:formula="of:=[Snippets.$B$18]&amp;[Translations.B51]&amp;[Snippets.$C$18]&amp;[Translations.B51]&amp;[Snippets.$D$18]" table:style-name="ce1">
            <text:p>&lt;label locale="fr_CH" preferred="1"&gt;&lt;name_singular&gt;Betsimisaraka&lt;/name_singular&gt;&lt;name_plural&gt;Betsimisaraka&lt;/name_plural&gt;&lt;/label&gt;</text:p>
          </table:table-cell>
          <table:table-cell office:value-type="string" office:string-value="&lt;item idno=&quot;betsimisaraka&quot; enabled=&quot;1&quot; default=&quot;0&quot; value=&quot;0&quot;&gt;" table:formula="of:=[Snippets.B$15]&amp;[.B51]&amp;[Snippets.C$15]" table:style-name="ce1">
            <text:p>&lt;item idno="betsimisaraka" enabled="1" default="0" value="0"&gt;</text:p>
          </table:table-cell>
          <table:table-cell office:value-type="string" office:string-value="&lt;item idno=&quot;betsimisaraka&quot; enabled=&quot;1&quot; default=&quot;0&quot; value=&quot;0&quot;&gt;&lt;labels&gt;&lt;label locale=&quot;de_CH&quot; preferred=&quot;1&quot;&gt;&lt;name_singular&gt;Betsimisaraka&lt;/name_singular&gt;&lt;name_plural&gt;Betsimisaraka&lt;/name_plural&gt;&lt;/label&gt;&lt;label locale=&quot;fr_CH&quot; preferred=&quot;1&quot;&gt;&lt;name_singular&gt;Betsimisaraka&lt;/name_singular&gt;&lt;name_plural&gt;Betsimisaraka&lt;/name_plural&gt;&lt;/label&gt;&lt;/labels&gt;&lt;/item&gt;" table:formula="of:=[.E51]&amp;[Snippets.B$16]&amp;[.C51]&amp;[.D51]&amp;[Snippets.B$22]&amp;[Snippets.B$23]" table:style-name="ce1">
            <text:p>&lt;item idno="betsimisaraka" enabled="1" default="0" value="0"&gt;&lt;labels&gt;&lt;label locale="de_CH" preferred="1"&gt;&lt;name_singular&gt;Betsimisaraka&lt;/name_singular&gt;&lt;name_plural&gt;Betsimisaraka&lt;/name_plural&gt;&lt;/label&gt;&lt;label locale="fr_CH" preferred="1"&gt;&lt;name_singular&gt;Betsimisaraka&lt;/name_singular&gt;&lt;name_plural&gt;Betsimisarak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ihl" table:formula="of:=[Translations.A52]" table:style-name="ce1">
            <text:p>Bihl</text:p>
          </table:table-cell>
          <table:table-cell office:value-type="string" table:style-name="ce1">
            <text:p>bihl</text:p>
          </table:table-cell>
          <table:table-cell office:value-type="string" office:string-value="&lt;label locale=&quot;de_CH&quot; preferred=&quot;1&quot;&gt;&lt;name_singular&gt;Bihl&lt;/name_singular&gt;&lt;name_plural&gt;Bihl&lt;/name_plural&gt;&lt;/label&gt;" table:formula="of:=[Snippets.$B$17]&amp;[Translations.A52]&amp;[Snippets.$C$17]&amp;[Translations.A52]&amp;[Snippets.$D$17]" table:style-name="ce1">
            <text:p>&lt;label locale="de_CH" preferred="1"&gt;&lt;name_singular&gt;Bihl&lt;/name_singular&gt;&lt;name_plural&gt;Bihl&lt;/name_plural&gt;&lt;/label&gt;</text:p>
          </table:table-cell>
          <table:table-cell office:value-type="string" office:string-value="&lt;label locale=&quot;fr_CH&quot; preferred=&quot;1&quot;&gt;&lt;name_singular&gt;Bihl&lt;/name_singular&gt;&lt;name_plural&gt;Bihl&lt;/name_plural&gt;&lt;/label&gt;" table:formula="of:=[Snippets.$B$18]&amp;[Translations.B52]&amp;[Snippets.$C$18]&amp;[Translations.B52]&amp;[Snippets.$D$18]" table:style-name="ce1">
            <text:p>&lt;label locale="fr_CH" preferred="1"&gt;&lt;name_singular&gt;Bihl&lt;/name_singular&gt;&lt;name_plural&gt;Bihl&lt;/name_plural&gt;&lt;/label&gt;</text:p>
          </table:table-cell>
          <table:table-cell office:value-type="string" office:string-value="&lt;item idno=&quot;bihl&quot; enabled=&quot;1&quot; default=&quot;0&quot; value=&quot;0&quot;&gt;" table:formula="of:=[Snippets.B$15]&amp;[.B52]&amp;[Snippets.C$15]" table:style-name="ce1">
            <text:p>&lt;item idno="bihl" enabled="1" default="0" value="0"&gt;</text:p>
          </table:table-cell>
          <table:table-cell office:value-type="string" office:string-value="&lt;item idno=&quot;bihl&quot; enabled=&quot;1&quot; default=&quot;0&quot; value=&quot;0&quot;&gt;&lt;labels&gt;&lt;label locale=&quot;de_CH&quot; preferred=&quot;1&quot;&gt;&lt;name_singular&gt;Bihl&lt;/name_singular&gt;&lt;name_plural&gt;Bihl&lt;/name_plural&gt;&lt;/label&gt;&lt;label locale=&quot;fr_CH&quot; preferred=&quot;1&quot;&gt;&lt;name_singular&gt;Bihl&lt;/name_singular&gt;&lt;name_plural&gt;Bihl&lt;/name_plural&gt;&lt;/label&gt;&lt;/labels&gt;&lt;/item&gt;" table:formula="of:=[.E52]&amp;[Snippets.B$16]&amp;[.C52]&amp;[.D52]&amp;[Snippets.B$22]&amp;[Snippets.B$23]" table:style-name="ce1">
            <text:p>&lt;item idno="bihl" enabled="1" default="0" value="0"&gt;&lt;labels&gt;&lt;label locale="de_CH" preferred="1"&gt;&lt;name_singular&gt;Bihl&lt;/name_singular&gt;&lt;name_plural&gt;Bihl&lt;/name_plural&gt;&lt;/label&gt;&lt;label locale="fr_CH" preferred="1"&gt;&lt;name_singular&gt;Bihl&lt;/name_singular&gt;&lt;name_plural&gt;Bihl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isharin" table:formula="of:=[Translations.A53]" table:style-name="ce1">
            <text:p>Bisharin</text:p>
          </table:table-cell>
          <table:table-cell office:value-type="string" table:style-name="ce1">
            <text:p>bisharin</text:p>
          </table:table-cell>
          <table:table-cell office:value-type="string" office:string-value="&lt;label locale=&quot;de_CH&quot; preferred=&quot;1&quot;&gt;&lt;name_singular&gt;Bisharin&lt;/name_singular&gt;&lt;name_plural&gt;Bisharin&lt;/name_plural&gt;&lt;/label&gt;" table:formula="of:=[Snippets.$B$17]&amp;[Translations.A53]&amp;[Snippets.$C$17]&amp;[Translations.A53]&amp;[Snippets.$D$17]" table:style-name="ce1">
            <text:p>&lt;label locale="de_CH" preferred="1"&gt;&lt;name_singular&gt;Bisharin&lt;/name_singular&gt;&lt;name_plural&gt;Bisharin&lt;/name_plural&gt;&lt;/label&gt;</text:p>
          </table:table-cell>
          <table:table-cell office:value-type="string" office:string-value="&lt;label locale=&quot;fr_CH&quot; preferred=&quot;1&quot;&gt;&lt;name_singular&gt;Bisharin&lt;/name_singular&gt;&lt;name_plural&gt;Bisharin&lt;/name_plural&gt;&lt;/label&gt;" table:formula="of:=[Snippets.$B$18]&amp;[Translations.B53]&amp;[Snippets.$C$18]&amp;[Translations.B53]&amp;[Snippets.$D$18]" table:style-name="ce1">
            <text:p>&lt;label locale="fr_CH" preferred="1"&gt;&lt;name_singular&gt;Bisharin&lt;/name_singular&gt;&lt;name_plural&gt;Bisharin&lt;/name_plural&gt;&lt;/label&gt;</text:p>
          </table:table-cell>
          <table:table-cell office:value-type="string" office:string-value="&lt;item idno=&quot;bisharin&quot; enabled=&quot;1&quot; default=&quot;0&quot; value=&quot;0&quot;&gt;" table:formula="of:=[Snippets.B$15]&amp;[.B53]&amp;[Snippets.C$15]" table:style-name="ce1">
            <text:p>&lt;item idno="bisharin" enabled="1" default="0" value="0"&gt;</text:p>
          </table:table-cell>
          <table:table-cell office:value-type="string" office:string-value="&lt;item idno=&quot;bisharin&quot; enabled=&quot;1&quot; default=&quot;0&quot; value=&quot;0&quot;&gt;&lt;labels&gt;&lt;label locale=&quot;de_CH&quot; preferred=&quot;1&quot;&gt;&lt;name_singular&gt;Bisharin&lt;/name_singular&gt;&lt;name_plural&gt;Bisharin&lt;/name_plural&gt;&lt;/label&gt;&lt;label locale=&quot;fr_CH&quot; preferred=&quot;1&quot;&gt;&lt;name_singular&gt;Bisharin&lt;/name_singular&gt;&lt;name_plural&gt;Bisharin&lt;/name_plural&gt;&lt;/label&gt;&lt;/labels&gt;&lt;/item&gt;" table:formula="of:=[.E53]&amp;[Snippets.B$16]&amp;[.C53]&amp;[.D53]&amp;[Snippets.B$22]&amp;[Snippets.B$23]" table:style-name="ce1">
            <text:p>&lt;item idno="bisharin" enabled="1" default="0" value="0"&gt;&lt;labels&gt;&lt;label locale="de_CH" preferred="1"&gt;&lt;name_singular&gt;Bisharin&lt;/name_singular&gt;&lt;name_plural&gt;Bisharin&lt;/name_plural&gt;&lt;/label&gt;&lt;label locale="fr_CH" preferred="1"&gt;&lt;name_singular&gt;Bisharin&lt;/name_singular&gt;&lt;name_plural&gt;Bisharin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lackfoot" table:formula="of:=[Translations.A54]" table:style-name="ce1">
            <text:p>Blackfoot</text:p>
          </table:table-cell>
          <table:table-cell office:value-type="string" table:style-name="ce1">
            <text:p>blackfoot</text:p>
          </table:table-cell>
          <table:table-cell office:value-type="string" office:string-value="&lt;label locale=&quot;de_CH&quot; preferred=&quot;1&quot;&gt;&lt;name_singular&gt;Blackfoot&lt;/name_singular&gt;&lt;name_plural&gt;Blackfoot&lt;/name_plural&gt;&lt;/label&gt;" table:formula="of:=[Snippets.$B$17]&amp;[Translations.A54]&amp;[Snippets.$C$17]&amp;[Translations.A54]&amp;[Snippets.$D$17]" table:style-name="ce1">
            <text:p>&lt;label locale="de_CH" preferred="1"&gt;&lt;name_singular&gt;Blackfoot&lt;/name_singular&gt;&lt;name_plural&gt;Blackfoot&lt;/name_plural&gt;&lt;/label&gt;</text:p>
          </table:table-cell>
          <table:table-cell office:value-type="string" office:string-value="&lt;label locale=&quot;fr_CH&quot; preferred=&quot;1&quot;&gt;&lt;name_singular&gt;Blackfoot&lt;/name_singular&gt;&lt;name_plural&gt;Blackfoot&lt;/name_plural&gt;&lt;/label&gt;" table:formula="of:=[Snippets.$B$18]&amp;[Translations.B54]&amp;[Snippets.$C$18]&amp;[Translations.B54]&amp;[Snippets.$D$18]" table:style-name="ce1">
            <text:p>&lt;label locale="fr_CH" preferred="1"&gt;&lt;name_singular&gt;Blackfoot&lt;/name_singular&gt;&lt;name_plural&gt;Blackfoot&lt;/name_plural&gt;&lt;/label&gt;</text:p>
          </table:table-cell>
          <table:table-cell office:value-type="string" office:string-value="&lt;item idno=&quot;blackfoot&quot; enabled=&quot;1&quot; default=&quot;0&quot; value=&quot;0&quot;&gt;" table:formula="of:=[Snippets.B$15]&amp;[.B54]&amp;[Snippets.C$15]" table:style-name="ce1">
            <text:p>&lt;item idno="blackfoot" enabled="1" default="0" value="0"&gt;</text:p>
          </table:table-cell>
          <table:table-cell office:value-type="string" office:string-value="&lt;item idno=&quot;blackfoot&quot; enabled=&quot;1&quot; default=&quot;0&quot; value=&quot;0&quot;&gt;&lt;labels&gt;&lt;label locale=&quot;de_CH&quot; preferred=&quot;1&quot;&gt;&lt;name_singular&gt;Blackfoot&lt;/name_singular&gt;&lt;name_plural&gt;Blackfoot&lt;/name_plural&gt;&lt;/label&gt;&lt;label locale=&quot;fr_CH&quot; preferred=&quot;1&quot;&gt;&lt;name_singular&gt;Blackfoot&lt;/name_singular&gt;&lt;name_plural&gt;Blackfoot&lt;/name_plural&gt;&lt;/label&gt;&lt;/labels&gt;&lt;/item&gt;" table:formula="of:=[.E54]&amp;[Snippets.B$16]&amp;[.C54]&amp;[.D54]&amp;[Snippets.B$22]&amp;[Snippets.B$23]" table:style-name="ce1">
            <text:p>&lt;item idno="blackfoot" enabled="1" default="0" value="0"&gt;&lt;labels&gt;&lt;label locale="de_CH" preferred="1"&gt;&lt;name_singular&gt;Blackfoot&lt;/name_singular&gt;&lt;name_plural&gt;Blackfoot&lt;/name_plural&gt;&lt;/label&gt;&lt;label locale="fr_CH" preferred="1"&gt;&lt;name_singular&gt;Blackfoot&lt;/name_singular&gt;&lt;name_plural&gt;Blackfoot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ogo" table:formula="of:=[Translations.A55]" table:style-name="ce1">
            <text:p>Bogo</text:p>
          </table:table-cell>
          <table:table-cell office:value-type="string" table:style-name="ce1">
            <text:p>bogo</text:p>
          </table:table-cell>
          <table:table-cell office:value-type="string" office:string-value="&lt;label locale=&quot;de_CH&quot; preferred=&quot;1&quot;&gt;&lt;name_singular&gt;Bogo&lt;/name_singular&gt;&lt;name_plural&gt;Bogo&lt;/name_plural&gt;&lt;/label&gt;" table:formula="of:=[Snippets.$B$17]&amp;[Translations.A55]&amp;[Snippets.$C$17]&amp;[Translations.A55]&amp;[Snippets.$D$17]" table:style-name="ce1">
            <text:p>&lt;label locale="de_CH" preferred="1"&gt;&lt;name_singular&gt;Bogo&lt;/name_singular&gt;&lt;name_plural&gt;Bogo&lt;/name_plural&gt;&lt;/label&gt;</text:p>
          </table:table-cell>
          <table:table-cell office:value-type="string" office:string-value="&lt;label locale=&quot;fr_CH&quot; preferred=&quot;1&quot;&gt;&lt;name_singular&gt;Bogo&lt;/name_singular&gt;&lt;name_plural&gt;Bogo&lt;/name_plural&gt;&lt;/label&gt;" table:formula="of:=[Snippets.$B$18]&amp;[Translations.B55]&amp;[Snippets.$C$18]&amp;[Translations.B55]&amp;[Snippets.$D$18]" table:style-name="ce1">
            <text:p>&lt;label locale="fr_CH" preferred="1"&gt;&lt;name_singular&gt;Bogo&lt;/name_singular&gt;&lt;name_plural&gt;Bogo&lt;/name_plural&gt;&lt;/label&gt;</text:p>
          </table:table-cell>
          <table:table-cell office:value-type="string" office:string-value="&lt;item idno=&quot;bogo&quot; enabled=&quot;1&quot; default=&quot;0&quot; value=&quot;0&quot;&gt;" table:formula="of:=[Snippets.B$15]&amp;[.B55]&amp;[Snippets.C$15]" table:style-name="ce1">
            <text:p>&lt;item idno="bogo" enabled="1" default="0" value="0"&gt;</text:p>
          </table:table-cell>
          <table:table-cell office:value-type="string" office:string-value="&lt;item idno=&quot;bogo&quot; enabled=&quot;1&quot; default=&quot;0&quot; value=&quot;0&quot;&gt;&lt;labels&gt;&lt;label locale=&quot;de_CH&quot; preferred=&quot;1&quot;&gt;&lt;name_singular&gt;Bogo&lt;/name_singular&gt;&lt;name_plural&gt;Bogo&lt;/name_plural&gt;&lt;/label&gt;&lt;label locale=&quot;fr_CH&quot; preferred=&quot;1&quot;&gt;&lt;name_singular&gt;Bogo&lt;/name_singular&gt;&lt;name_plural&gt;Bogo&lt;/name_plural&gt;&lt;/label&gt;&lt;/labels&gt;&lt;/item&gt;" table:formula="of:=[.E55]&amp;[Snippets.B$16]&amp;[.C55]&amp;[.D55]&amp;[Snippets.B$22]&amp;[Snippets.B$23]" table:style-name="ce1">
            <text:p>&lt;item idno="bogo" enabled="1" default="0" value="0"&gt;&lt;labels&gt;&lt;label locale="de_CH" preferred="1"&gt;&lt;name_singular&gt;Bogo&lt;/name_singular&gt;&lt;name_plural&gt;Bogo&lt;/name_plural&gt;&lt;/label&gt;&lt;label locale="fr_CH" preferred="1"&gt;&lt;name_singular&gt;Bogo&lt;/name_singular&gt;&lt;name_plural&gt;Bog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ororo" table:formula="of:=[Translations.A56]" table:style-name="ce1">
            <text:p>Bororo</text:p>
          </table:table-cell>
          <table:table-cell office:value-type="string" table:style-name="ce1">
            <text:p>bororo</text:p>
          </table:table-cell>
          <table:table-cell office:value-type="string" office:string-value="&lt;label locale=&quot;de_CH&quot; preferred=&quot;1&quot;&gt;&lt;name_singular&gt;Bororo&lt;/name_singular&gt;&lt;name_plural&gt;Bororo&lt;/name_plural&gt;&lt;/label&gt;" table:formula="of:=[Snippets.$B$17]&amp;[Translations.A56]&amp;[Snippets.$C$17]&amp;[Translations.A56]&amp;[Snippets.$D$17]" table:style-name="ce1">
            <text:p>&lt;label locale="de_CH" preferred="1"&gt;&lt;name_singular&gt;Bororo&lt;/name_singular&gt;&lt;name_plural&gt;Bororo&lt;/name_plural&gt;&lt;/label&gt;</text:p>
          </table:table-cell>
          <table:table-cell office:value-type="string" office:string-value="&lt;label locale=&quot;fr_CH&quot; preferred=&quot;1&quot;&gt;&lt;name_singular&gt;Bororo&lt;/name_singular&gt;&lt;name_plural&gt;Bororo&lt;/name_plural&gt;&lt;/label&gt;" table:formula="of:=[Snippets.$B$18]&amp;[Translations.B56]&amp;[Snippets.$C$18]&amp;[Translations.B56]&amp;[Snippets.$D$18]" table:style-name="ce1">
            <text:p>&lt;label locale="fr_CH" preferred="1"&gt;&lt;name_singular&gt;Bororo&lt;/name_singular&gt;&lt;name_plural&gt;Bororo&lt;/name_plural&gt;&lt;/label&gt;</text:p>
          </table:table-cell>
          <table:table-cell office:value-type="string" office:string-value="&lt;item idno=&quot;bororo&quot; enabled=&quot;1&quot; default=&quot;0&quot; value=&quot;0&quot;&gt;" table:formula="of:=[Snippets.B$15]&amp;[.B56]&amp;[Snippets.C$15]" table:style-name="ce1">
            <text:p>&lt;item idno="bororo" enabled="1" default="0" value="0"&gt;</text:p>
          </table:table-cell>
          <table:table-cell office:value-type="string" office:string-value="&lt;item idno=&quot;bororo&quot; enabled=&quot;1&quot; default=&quot;0&quot; value=&quot;0&quot;&gt;&lt;labels&gt;&lt;label locale=&quot;de_CH&quot; preferred=&quot;1&quot;&gt;&lt;name_singular&gt;Bororo&lt;/name_singular&gt;&lt;name_plural&gt;Bororo&lt;/name_plural&gt;&lt;/label&gt;&lt;label locale=&quot;fr_CH&quot; preferred=&quot;1&quot;&gt;&lt;name_singular&gt;Bororo&lt;/name_singular&gt;&lt;name_plural&gt;Bororo&lt;/name_plural&gt;&lt;/label&gt;&lt;/labels&gt;&lt;/item&gt;" table:formula="of:=[.E56]&amp;[Snippets.B$16]&amp;[.C56]&amp;[.D56]&amp;[Snippets.B$22]&amp;[Snippets.B$23]" table:style-name="ce1">
            <text:p>&lt;item idno="bororo" enabled="1" default="0" value="0"&gt;&lt;labels&gt;&lt;label locale="de_CH" preferred="1"&gt;&lt;name_singular&gt;Bororo&lt;/name_singular&gt;&lt;name_plural&gt;Bororo&lt;/name_plural&gt;&lt;/label&gt;&lt;label locale="fr_CH" preferred="1"&gt;&lt;name_singular&gt;Bororo&lt;/name_singular&gt;&lt;name_plural&gt;Boror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oruca" table:formula="of:=[Translations.A57]" table:style-name="ce1">
            <text:p>Boruca</text:p>
          </table:table-cell>
          <table:table-cell office:value-type="string" table:style-name="ce1">
            <text:p>boruca</text:p>
          </table:table-cell>
          <table:table-cell office:value-type="string" office:string-value="&lt;label locale=&quot;de_CH&quot; preferred=&quot;1&quot;&gt;&lt;name_singular&gt;Boruca&lt;/name_singular&gt;&lt;name_plural&gt;Boruca&lt;/name_plural&gt;&lt;/label&gt;" table:formula="of:=[Snippets.$B$17]&amp;[Translations.A57]&amp;[Snippets.$C$17]&amp;[Translations.A57]&amp;[Snippets.$D$17]" table:style-name="ce1">
            <text:p>&lt;label locale="de_CH" preferred="1"&gt;&lt;name_singular&gt;Boruca&lt;/name_singular&gt;&lt;name_plural&gt;Boruca&lt;/name_plural&gt;&lt;/label&gt;</text:p>
          </table:table-cell>
          <table:table-cell office:value-type="string" office:string-value="&lt;label locale=&quot;fr_CH&quot; preferred=&quot;1&quot;&gt;&lt;name_singular&gt;Boruca&lt;/name_singular&gt;&lt;name_plural&gt;Boruca&lt;/name_plural&gt;&lt;/label&gt;" table:formula="of:=[Snippets.$B$18]&amp;[Translations.B57]&amp;[Snippets.$C$18]&amp;[Translations.B57]&amp;[Snippets.$D$18]" table:style-name="ce1">
            <text:p>&lt;label locale="fr_CH" preferred="1"&gt;&lt;name_singular&gt;Boruca&lt;/name_singular&gt;&lt;name_plural&gt;Boruca&lt;/name_plural&gt;&lt;/label&gt;</text:p>
          </table:table-cell>
          <table:table-cell office:value-type="string" office:string-value="&lt;item idno=&quot;boruca&quot; enabled=&quot;1&quot; default=&quot;0&quot; value=&quot;0&quot;&gt;" table:formula="of:=[Snippets.B$15]&amp;[.B57]&amp;[Snippets.C$15]" table:style-name="ce1">
            <text:p>&lt;item idno="boruca" enabled="1" default="0" value="0"&gt;</text:p>
          </table:table-cell>
          <table:table-cell office:value-type="string" office:string-value="&lt;item idno=&quot;boruca&quot; enabled=&quot;1&quot; default=&quot;0&quot; value=&quot;0&quot;&gt;&lt;labels&gt;&lt;label locale=&quot;de_CH&quot; preferred=&quot;1&quot;&gt;&lt;name_singular&gt;Boruca&lt;/name_singular&gt;&lt;name_plural&gt;Boruca&lt;/name_plural&gt;&lt;/label&gt;&lt;label locale=&quot;fr_CH&quot; preferred=&quot;1&quot;&gt;&lt;name_singular&gt;Boruca&lt;/name_singular&gt;&lt;name_plural&gt;Boruca&lt;/name_plural&gt;&lt;/label&gt;&lt;/labels&gt;&lt;/item&gt;" table:formula="of:=[.E57]&amp;[Snippets.B$16]&amp;[.C57]&amp;[.D57]&amp;[Snippets.B$22]&amp;[Snippets.B$23]" table:style-name="ce1">
            <text:p>&lt;item idno="boruca" enabled="1" default="0" value="0"&gt;&lt;labels&gt;&lt;label locale="de_CH" preferred="1"&gt;&lt;name_singular&gt;Boruca&lt;/name_singular&gt;&lt;name_plural&gt;Boruca&lt;/name_plural&gt;&lt;/label&gt;&lt;label locale="fr_CH" preferred="1"&gt;&lt;name_singular&gt;Boruca&lt;/name_singular&gt;&lt;name_plural&gt;Boruc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otokuden" table:formula="of:=[Translations.A58]" table:style-name="ce1">
            <text:p>Botokuden</text:p>
          </table:table-cell>
          <table:table-cell office:value-type="string" table:style-name="ce1">
            <text:p>botokuden</text:p>
          </table:table-cell>
          <table:table-cell office:value-type="string" office:string-value="&lt;label locale=&quot;de_CH&quot; preferred=&quot;1&quot;&gt;&lt;name_singular&gt;Botokuden&lt;/name_singular&gt;&lt;name_plural&gt;Botokuden&lt;/name_plural&gt;&lt;/label&gt;" table:formula="of:=[Snippets.$B$17]&amp;[Translations.A58]&amp;[Snippets.$C$17]&amp;[Translations.A58]&amp;[Snippets.$D$17]" table:style-name="ce1">
            <text:p>&lt;label locale="de_CH" preferred="1"&gt;&lt;name_singular&gt;Botokuden&lt;/name_singular&gt;&lt;name_plural&gt;Botokuden&lt;/name_plural&gt;&lt;/label&gt;</text:p>
          </table:table-cell>
          <table:table-cell office:value-type="string" office:string-value="&lt;label locale=&quot;fr_CH&quot; preferred=&quot;1&quot;&gt;&lt;name_singular&gt;Botocudos&lt;/name_singular&gt;&lt;name_plural&gt;Botocudos&lt;/name_plural&gt;&lt;/label&gt;" table:formula="of:=[Snippets.$B$18]&amp;[Translations.B58]&amp;[Snippets.$C$18]&amp;[Translations.B58]&amp;[Snippets.$D$18]" table:style-name="ce1">
            <text:p>&lt;label locale="fr_CH" preferred="1"&gt;&lt;name_singular&gt;Botocudos&lt;/name_singular&gt;&lt;name_plural&gt;Botocudos&lt;/name_plural&gt;&lt;/label&gt;</text:p>
          </table:table-cell>
          <table:table-cell office:value-type="string" office:string-value="&lt;item idno=&quot;botokuden&quot; enabled=&quot;1&quot; default=&quot;0&quot; value=&quot;0&quot;&gt;" table:formula="of:=[Snippets.B$15]&amp;[.B58]&amp;[Snippets.C$15]" table:style-name="ce1">
            <text:p>&lt;item idno="botokuden" enabled="1" default="0" value="0"&gt;</text:p>
          </table:table-cell>
          <table:table-cell office:value-type="string" office:string-value="&lt;item idno=&quot;botokuden&quot; enabled=&quot;1&quot; default=&quot;0&quot; value=&quot;0&quot;&gt;&lt;labels&gt;&lt;label locale=&quot;de_CH&quot; preferred=&quot;1&quot;&gt;&lt;name_singular&gt;Botokuden&lt;/name_singular&gt;&lt;name_plural&gt;Botokuden&lt;/name_plural&gt;&lt;/label&gt;&lt;label locale=&quot;fr_CH&quot; preferred=&quot;1&quot;&gt;&lt;name_singular&gt;Botocudos&lt;/name_singular&gt;&lt;name_plural&gt;Botocudos&lt;/name_plural&gt;&lt;/label&gt;&lt;/labels&gt;&lt;/item&gt;" table:formula="of:=[.E58]&amp;[Snippets.B$16]&amp;[.C58]&amp;[.D58]&amp;[Snippets.B$22]&amp;[Snippets.B$23]" table:style-name="ce1">
            <text:p>&lt;item idno="botokuden" enabled="1" default="0" value="0"&gt;&lt;labels&gt;&lt;label locale="de_CH" preferred="1"&gt;&lt;name_singular&gt;Botokuden&lt;/name_singular&gt;&lt;name_plural&gt;Botokuden&lt;/name_plural&gt;&lt;/label&gt;&lt;label locale="fr_CH" preferred="1"&gt;&lt;name_singular&gt;Botocudos&lt;/name_singular&gt;&lt;name_plural&gt;Botocudo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ribri" table:formula="of:=[Translations.A59]" table:style-name="ce1">
            <text:p>Bribri</text:p>
          </table:table-cell>
          <table:table-cell office:value-type="string" table:style-name="ce1">
            <text:p>bribri</text:p>
          </table:table-cell>
          <table:table-cell office:value-type="string" office:string-value="&lt;label locale=&quot;de_CH&quot; preferred=&quot;1&quot;&gt;&lt;name_singular&gt;Bribri&lt;/name_singular&gt;&lt;name_plural&gt;Bribri&lt;/name_plural&gt;&lt;/label&gt;" table:formula="of:=[Snippets.$B$17]&amp;[Translations.A59]&amp;[Snippets.$C$17]&amp;[Translations.A59]&amp;[Snippets.$D$17]" table:style-name="ce1">
            <text:p>&lt;label locale="de_CH" preferred="1"&gt;&lt;name_singular&gt;Bribri&lt;/name_singular&gt;&lt;name_plural&gt;Bribri&lt;/name_plural&gt;&lt;/label&gt;</text:p>
          </table:table-cell>
          <table:table-cell office:value-type="string" office:string-value="&lt;label locale=&quot;fr_CH&quot; preferred=&quot;1&quot;&gt;&lt;name_singular&gt;Bribri&lt;/name_singular&gt;&lt;name_plural&gt;Bribri&lt;/name_plural&gt;&lt;/label&gt;" table:formula="of:=[Snippets.$B$18]&amp;[Translations.B59]&amp;[Snippets.$C$18]&amp;[Translations.B59]&amp;[Snippets.$D$18]" table:style-name="ce1">
            <text:p>&lt;label locale="fr_CH" preferred="1"&gt;&lt;name_singular&gt;Bribri&lt;/name_singular&gt;&lt;name_plural&gt;Bribri&lt;/name_plural&gt;&lt;/label&gt;</text:p>
          </table:table-cell>
          <table:table-cell office:value-type="string" office:string-value="&lt;item idno=&quot;bribri&quot; enabled=&quot;1&quot; default=&quot;0&quot; value=&quot;0&quot;&gt;" table:formula="of:=[Snippets.B$15]&amp;[.B59]&amp;[Snippets.C$15]" table:style-name="ce1">
            <text:p>&lt;item idno="bribri" enabled="1" default="0" value="0"&gt;</text:p>
          </table:table-cell>
          <table:table-cell office:value-type="string" office:string-value="&lt;item idno=&quot;bribri&quot; enabled=&quot;1&quot; default=&quot;0&quot; value=&quot;0&quot;&gt;&lt;labels&gt;&lt;label locale=&quot;de_CH&quot; preferred=&quot;1&quot;&gt;&lt;name_singular&gt;Bribri&lt;/name_singular&gt;&lt;name_plural&gt;Bribri&lt;/name_plural&gt;&lt;/label&gt;&lt;label locale=&quot;fr_CH&quot; preferred=&quot;1&quot;&gt;&lt;name_singular&gt;Bribri&lt;/name_singular&gt;&lt;name_plural&gt;Bribri&lt;/name_plural&gt;&lt;/label&gt;&lt;/labels&gt;&lt;/item&gt;" table:formula="of:=[.E59]&amp;[Snippets.B$16]&amp;[.C59]&amp;[.D59]&amp;[Snippets.B$22]&amp;[Snippets.B$23]" table:style-name="ce1">
            <text:p>&lt;item idno="bribri" enabled="1" default="0" value="0"&gt;&lt;labels&gt;&lt;label locale="de_CH" preferred="1"&gt;&lt;name_singular&gt;Bribri&lt;/name_singular&gt;&lt;name_plural&gt;Bribri&lt;/name_plural&gt;&lt;/label&gt;&lt;label locale="fr_CH" preferred="1"&gt;&lt;name_singular&gt;Bribri&lt;/name_singular&gt;&lt;name_plural&gt;Bribr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uhagana" table:formula="of:=[Translations.A60]" table:style-name="ce1">
            <text:p>Buhagana</text:p>
          </table:table-cell>
          <table:table-cell office:value-type="string" table:style-name="ce1">
            <text:p>buhagana</text:p>
          </table:table-cell>
          <table:table-cell office:value-type="string" office:string-value="&lt;label locale=&quot;de_CH&quot; preferred=&quot;1&quot;&gt;&lt;name_singular&gt;Buhagana&lt;/name_singular&gt;&lt;name_plural&gt;Buhagana&lt;/name_plural&gt;&lt;/label&gt;" table:formula="of:=[Snippets.$B$17]&amp;[Translations.A60]&amp;[Snippets.$C$17]&amp;[Translations.A60]&amp;[Snippets.$D$17]" table:style-name="ce1">
            <text:p>&lt;label locale="de_CH" preferred="1"&gt;&lt;name_singular&gt;Buhagana&lt;/name_singular&gt;&lt;name_plural&gt;Buhagana&lt;/name_plural&gt;&lt;/label&gt;</text:p>
          </table:table-cell>
          <table:table-cell office:value-type="string" office:string-value="&lt;label locale=&quot;fr_CH&quot; preferred=&quot;1&quot;&gt;&lt;name_singular&gt;Buhagana&lt;/name_singular&gt;&lt;name_plural&gt;Buhagana&lt;/name_plural&gt;&lt;/label&gt;" table:formula="of:=[Snippets.$B$18]&amp;[Translations.B60]&amp;[Snippets.$C$18]&amp;[Translations.B60]&amp;[Snippets.$D$18]" table:style-name="ce1">
            <text:p>&lt;label locale="fr_CH" preferred="1"&gt;&lt;name_singular&gt;Buhagana&lt;/name_singular&gt;&lt;name_plural&gt;Buhagana&lt;/name_plural&gt;&lt;/label&gt;</text:p>
          </table:table-cell>
          <table:table-cell office:value-type="string" office:string-value="&lt;item idno=&quot;buhagana&quot; enabled=&quot;1&quot; default=&quot;0&quot; value=&quot;0&quot;&gt;" table:formula="of:=[Snippets.B$15]&amp;[.B60]&amp;[Snippets.C$15]" table:style-name="ce1">
            <text:p>&lt;item idno="buhagana" enabled="1" default="0" value="0"&gt;</text:p>
          </table:table-cell>
          <table:table-cell office:value-type="string" office:string-value="&lt;item idno=&quot;buhagana&quot; enabled=&quot;1&quot; default=&quot;0&quot; value=&quot;0&quot;&gt;&lt;labels&gt;&lt;label locale=&quot;de_CH&quot; preferred=&quot;1&quot;&gt;&lt;name_singular&gt;Buhagana&lt;/name_singular&gt;&lt;name_plural&gt;Buhagana&lt;/name_plural&gt;&lt;/label&gt;&lt;label locale=&quot;fr_CH&quot; preferred=&quot;1&quot;&gt;&lt;name_singular&gt;Buhagana&lt;/name_singular&gt;&lt;name_plural&gt;Buhagana&lt;/name_plural&gt;&lt;/label&gt;&lt;/labels&gt;&lt;/item&gt;" table:formula="of:=[.E60]&amp;[Snippets.B$16]&amp;[.C60]&amp;[.D60]&amp;[Snippets.B$22]&amp;[Snippets.B$23]" table:style-name="ce1">
            <text:p>&lt;item idno="buhagana" enabled="1" default="0" value="0"&gt;&lt;labels&gt;&lt;label locale="de_CH" preferred="1"&gt;&lt;name_singular&gt;Buhagana&lt;/name_singular&gt;&lt;name_plural&gt;Buhagana&lt;/name_plural&gt;&lt;/label&gt;&lt;label locale="fr_CH" preferred="1"&gt;&lt;name_singular&gt;Buhagana&lt;/name_singular&gt;&lt;name_plural&gt;Buhagan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ukit" table:formula="of:=[Translations.A61]" table:style-name="ce1">
            <text:p>Bukit</text:p>
          </table:table-cell>
          <table:table-cell office:value-type="string" table:style-name="ce1">
            <text:p>bukit</text:p>
          </table:table-cell>
          <table:table-cell office:value-type="string" office:string-value="&lt;label locale=&quot;de_CH&quot; preferred=&quot;1&quot;&gt;&lt;name_singular&gt;Bukit&lt;/name_singular&gt;&lt;name_plural&gt;Bukit&lt;/name_plural&gt;&lt;/label&gt;" table:formula="of:=[Snippets.$B$17]&amp;[Translations.A61]&amp;[Snippets.$C$17]&amp;[Translations.A61]&amp;[Snippets.$D$17]" table:style-name="ce1">
            <text:p>&lt;label locale="de_CH" preferred="1"&gt;&lt;name_singular&gt;Bukit&lt;/name_singular&gt;&lt;name_plural&gt;Bukit&lt;/name_plural&gt;&lt;/label&gt;</text:p>
          </table:table-cell>
          <table:table-cell office:value-type="string" office:string-value="&lt;label locale=&quot;fr_CH&quot; preferred=&quot;1&quot;&gt;&lt;name_singular&gt;Bukit&lt;/name_singular&gt;&lt;name_plural&gt;Bukit&lt;/name_plural&gt;&lt;/label&gt;" table:formula="of:=[Snippets.$B$18]&amp;[Translations.B61]&amp;[Snippets.$C$18]&amp;[Translations.B61]&amp;[Snippets.$D$18]" table:style-name="ce1">
            <text:p>&lt;label locale="fr_CH" preferred="1"&gt;&lt;name_singular&gt;Bukit&lt;/name_singular&gt;&lt;name_plural&gt;Bukit&lt;/name_plural&gt;&lt;/label&gt;</text:p>
          </table:table-cell>
          <table:table-cell office:value-type="string" office:string-value="&lt;item idno=&quot;bukit&quot; enabled=&quot;1&quot; default=&quot;0&quot; value=&quot;0&quot;&gt;" table:formula="of:=[Snippets.B$15]&amp;[.B61]&amp;[Snippets.C$15]" table:style-name="ce1">
            <text:p>&lt;item idno="bukit" enabled="1" default="0" value="0"&gt;</text:p>
          </table:table-cell>
          <table:table-cell office:value-type="string" office:string-value="&lt;item idno=&quot;bukit&quot; enabled=&quot;1&quot; default=&quot;0&quot; value=&quot;0&quot;&gt;&lt;labels&gt;&lt;label locale=&quot;de_CH&quot; preferred=&quot;1&quot;&gt;&lt;name_singular&gt;Bukit&lt;/name_singular&gt;&lt;name_plural&gt;Bukit&lt;/name_plural&gt;&lt;/label&gt;&lt;label locale=&quot;fr_CH&quot; preferred=&quot;1&quot;&gt;&lt;name_singular&gt;Bukit&lt;/name_singular&gt;&lt;name_plural&gt;Bukit&lt;/name_plural&gt;&lt;/label&gt;&lt;/labels&gt;&lt;/item&gt;" table:formula="of:=[.E61]&amp;[Snippets.B$16]&amp;[.C61]&amp;[.D61]&amp;[Snippets.B$22]&amp;[Snippets.B$23]" table:style-name="ce1">
            <text:p>&lt;item idno="bukit" enabled="1" default="0" value="0"&gt;&lt;labels&gt;&lt;label locale="de_CH" preferred="1"&gt;&lt;name_singular&gt;Bukit&lt;/name_singular&gt;&lt;name_plural&gt;Bukit&lt;/name_plural&gt;&lt;/label&gt;&lt;label locale="fr_CH" preferred="1"&gt;&lt;name_singular&gt;Bukit&lt;/name_singular&gt;&lt;name_plural&gt;Bukit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ulom" table:formula="of:=[Translations.A62]" table:style-name="ce1">
            <text:p>Bulom</text:p>
          </table:table-cell>
          <table:table-cell office:value-type="string" table:style-name="ce1">
            <text:p>bulom</text:p>
          </table:table-cell>
          <table:table-cell office:value-type="string" office:string-value="&lt;label locale=&quot;de_CH&quot; preferred=&quot;1&quot;&gt;&lt;name_singular&gt;Bulom&lt;/name_singular&gt;&lt;name_plural&gt;Bulom&lt;/name_plural&gt;&lt;/label&gt;" table:formula="of:=[Snippets.$B$17]&amp;[Translations.A62]&amp;[Snippets.$C$17]&amp;[Translations.A62]&amp;[Snippets.$D$17]" table:style-name="ce1">
            <text:p>&lt;label locale="de_CH" preferred="1"&gt;&lt;name_singular&gt;Bulom&lt;/name_singular&gt;&lt;name_plural&gt;Bulom&lt;/name_plural&gt;&lt;/label&gt;</text:p>
          </table:table-cell>
          <table:table-cell office:value-type="string" office:string-value="&lt;label locale=&quot;fr_CH&quot; preferred=&quot;1&quot;&gt;&lt;name_singular&gt;Bulom&lt;/name_singular&gt;&lt;name_plural&gt;Bulom&lt;/name_plural&gt;&lt;/label&gt;" table:formula="of:=[Snippets.$B$18]&amp;[Translations.B62]&amp;[Snippets.$C$18]&amp;[Translations.B62]&amp;[Snippets.$D$18]" table:style-name="ce1">
            <text:p>&lt;label locale="fr_CH" preferred="1"&gt;&lt;name_singular&gt;Bulom&lt;/name_singular&gt;&lt;name_plural&gt;Bulom&lt;/name_plural&gt;&lt;/label&gt;</text:p>
          </table:table-cell>
          <table:table-cell office:value-type="string" office:string-value="&lt;item idno=&quot;bulom&quot; enabled=&quot;1&quot; default=&quot;0&quot; value=&quot;0&quot;&gt;" table:formula="of:=[Snippets.B$15]&amp;[.B62]&amp;[Snippets.C$15]" table:style-name="ce1">
            <text:p>&lt;item idno="bulom" enabled="1" default="0" value="0"&gt;</text:p>
          </table:table-cell>
          <table:table-cell office:value-type="string" office:string-value="&lt;item idno=&quot;bulom&quot; enabled=&quot;1&quot; default=&quot;0&quot; value=&quot;0&quot;&gt;&lt;labels&gt;&lt;label locale=&quot;de_CH&quot; preferred=&quot;1&quot;&gt;&lt;name_singular&gt;Bulom&lt;/name_singular&gt;&lt;name_plural&gt;Bulom&lt;/name_plural&gt;&lt;/label&gt;&lt;label locale=&quot;fr_CH&quot; preferred=&quot;1&quot;&gt;&lt;name_singular&gt;Bulom&lt;/name_singular&gt;&lt;name_plural&gt;Bulom&lt;/name_plural&gt;&lt;/label&gt;&lt;/labels&gt;&lt;/item&gt;" table:formula="of:=[.E62]&amp;[Snippets.B$16]&amp;[.C62]&amp;[.D62]&amp;[Snippets.B$22]&amp;[Snippets.B$23]" table:style-name="ce1">
            <text:p>&lt;item idno="bulom" enabled="1" default="0" value="0"&gt;&lt;labels&gt;&lt;label locale="de_CH" preferred="1"&gt;&lt;name_singular&gt;Bulom&lt;/name_singular&gt;&lt;name_plural&gt;Bulom&lt;/name_plural&gt;&lt;/label&gt;&lt;label locale="fr_CH" preferred="1"&gt;&lt;name_singular&gt;Bulom&lt;/name_singular&gt;&lt;name_plural&gt;Bulom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uren" table:formula="of:=[Translations.A63]" table:style-name="ce1">
            <text:p>Buren</text:p>
          </table:table-cell>
          <table:table-cell office:value-type="string" table:style-name="ce1">
            <text:p>buren</text:p>
          </table:table-cell>
          <table:table-cell office:value-type="string" office:string-value="&lt;label locale=&quot;de_CH&quot; preferred=&quot;1&quot;&gt;&lt;name_singular&gt;Buren&lt;/name_singular&gt;&lt;name_plural&gt;Buren&lt;/name_plural&gt;&lt;/label&gt;" table:formula="of:=[Snippets.$B$17]&amp;[Translations.A63]&amp;[Snippets.$C$17]&amp;[Translations.A63]&amp;[Snippets.$D$17]" table:style-name="ce1">
            <text:p>&lt;label locale="de_CH" preferred="1"&gt;&lt;name_singular&gt;Buren&lt;/name_singular&gt;&lt;name_plural&gt;Buren&lt;/name_plural&gt;&lt;/label&gt;</text:p>
          </table:table-cell>
          <table:table-cell office:value-type="string" office:string-value="&lt;label locale=&quot;fr_CH&quot; preferred=&quot;1&quot;&gt;&lt;name_singular&gt;Boers&lt;/name_singular&gt;&lt;name_plural&gt;Boers&lt;/name_plural&gt;&lt;/label&gt;" table:formula="of:=[Snippets.$B$18]&amp;[Translations.B63]&amp;[Snippets.$C$18]&amp;[Translations.B63]&amp;[Snippets.$D$18]" table:style-name="ce1">
            <text:p>&lt;label locale="fr_CH" preferred="1"&gt;&lt;name_singular&gt;Boers&lt;/name_singular&gt;&lt;name_plural&gt;Boers&lt;/name_plural&gt;&lt;/label&gt;</text:p>
          </table:table-cell>
          <table:table-cell office:value-type="string" office:string-value="&lt;item idno=&quot;buren&quot; enabled=&quot;1&quot; default=&quot;0&quot; value=&quot;0&quot;&gt;" table:formula="of:=[Snippets.B$15]&amp;[.B63]&amp;[Snippets.C$15]" table:style-name="ce1">
            <text:p>&lt;item idno="buren" enabled="1" default="0" value="0"&gt;</text:p>
          </table:table-cell>
          <table:table-cell office:value-type="string" office:string-value="&lt;item idno=&quot;buren&quot; enabled=&quot;1&quot; default=&quot;0&quot; value=&quot;0&quot;&gt;&lt;labels&gt;&lt;label locale=&quot;de_CH&quot; preferred=&quot;1&quot;&gt;&lt;name_singular&gt;Buren&lt;/name_singular&gt;&lt;name_plural&gt;Buren&lt;/name_plural&gt;&lt;/label&gt;&lt;label locale=&quot;fr_CH&quot; preferred=&quot;1&quot;&gt;&lt;name_singular&gt;Boers&lt;/name_singular&gt;&lt;name_plural&gt;Boers&lt;/name_plural&gt;&lt;/label&gt;&lt;/labels&gt;&lt;/item&gt;" table:formula="of:=[.E63]&amp;[Snippets.B$16]&amp;[.C63]&amp;[.D63]&amp;[Snippets.B$22]&amp;[Snippets.B$23]" table:style-name="ce1">
            <text:p>&lt;item idno="buren" enabled="1" default="0" value="0"&gt;&lt;labels&gt;&lt;label locale="de_CH" preferred="1"&gt;&lt;name_singular&gt;Buren&lt;/name_singular&gt;&lt;name_plural&gt;Buren&lt;/name_plural&gt;&lt;/label&gt;&lt;label locale="fr_CH" preferred="1"&gt;&lt;name_singular&gt;Boers&lt;/name_singular&gt;&lt;name_plural&gt;Boer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Burjaten" table:formula="of:=[Translations.A64]" table:style-name="ce1">
            <text:p>Burjaten</text:p>
          </table:table-cell>
          <table:table-cell office:value-type="string" table:style-name="ce1">
            <text:p>burjaten</text:p>
          </table:table-cell>
          <table:table-cell office:value-type="string" office:string-value="&lt;label locale=&quot;de_CH&quot; preferred=&quot;1&quot;&gt;&lt;name_singular&gt;Burjaten&lt;/name_singular&gt;&lt;name_plural&gt;Burjaten&lt;/name_plural&gt;&lt;/label&gt;" table:formula="of:=[Snippets.$B$17]&amp;[Translations.A64]&amp;[Snippets.$C$17]&amp;[Translations.A64]&amp;[Snippets.$D$17]" table:style-name="ce1">
            <text:p>&lt;label locale="de_CH" preferred="1"&gt;&lt;name_singular&gt;Burjaten&lt;/name_singular&gt;&lt;name_plural&gt;Burjaten&lt;/name_plural&gt;&lt;/label&gt;</text:p>
          </table:table-cell>
          <table:table-cell office:value-type="string" office:string-value="&lt;label locale=&quot;fr_CH&quot; preferred=&quot;1&quot;&gt;&lt;name_singular&gt;Bouriates&lt;/name_singular&gt;&lt;name_plural&gt;Bouriates&lt;/name_plural&gt;&lt;/label&gt;" table:formula="of:=[Snippets.$B$18]&amp;[Translations.B64]&amp;[Snippets.$C$18]&amp;[Translations.B64]&amp;[Snippets.$D$18]" table:style-name="ce1">
            <text:p>&lt;label locale="fr_CH" preferred="1"&gt;&lt;name_singular&gt;Bouriates&lt;/name_singular&gt;&lt;name_plural&gt;Bouriates&lt;/name_plural&gt;&lt;/label&gt;</text:p>
          </table:table-cell>
          <table:table-cell office:value-type="string" office:string-value="&lt;item idno=&quot;burjaten&quot; enabled=&quot;1&quot; default=&quot;0&quot; value=&quot;0&quot;&gt;" table:formula="of:=[Snippets.B$15]&amp;[.B64]&amp;[Snippets.C$15]" table:style-name="ce1">
            <text:p>&lt;item idno="burjaten" enabled="1" default="0" value="0"&gt;</text:p>
          </table:table-cell>
          <table:table-cell office:value-type="string" office:string-value="&lt;item idno=&quot;burjaten&quot; enabled=&quot;1&quot; default=&quot;0&quot; value=&quot;0&quot;&gt;&lt;labels&gt;&lt;label locale=&quot;de_CH&quot; preferred=&quot;1&quot;&gt;&lt;name_singular&gt;Burjaten&lt;/name_singular&gt;&lt;name_plural&gt;Burjaten&lt;/name_plural&gt;&lt;/label&gt;&lt;label locale=&quot;fr_CH&quot; preferred=&quot;1&quot;&gt;&lt;name_singular&gt;Bouriates&lt;/name_singular&gt;&lt;name_plural&gt;Bouriates&lt;/name_plural&gt;&lt;/label&gt;&lt;/labels&gt;&lt;/item&gt;" table:formula="of:=[.E64]&amp;[Snippets.B$16]&amp;[.C64]&amp;[.D64]&amp;[Snippets.B$22]&amp;[Snippets.B$23]" table:style-name="ce1">
            <text:p>&lt;item idno="burjaten" enabled="1" default="0" value="0"&gt;&lt;labels&gt;&lt;label locale="de_CH" preferred="1"&gt;&lt;name_singular&gt;Burjaten&lt;/name_singular&gt;&lt;name_plural&gt;Burjaten&lt;/name_plural&gt;&lt;/label&gt;&lt;label locale="fr_CH" preferred="1"&gt;&lt;name_singular&gt;Bouriates&lt;/name_singular&gt;&lt;name_plural&gt;Bouriat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Caingua" table:formula="of:=[Translations.A65]" table:style-name="ce1">
            <text:p>Caingua</text:p>
          </table:table-cell>
          <table:table-cell office:value-type="string" table:style-name="ce1">
            <text:p>caingua</text:p>
          </table:table-cell>
          <table:table-cell office:value-type="string" office:string-value="&lt;label locale=&quot;de_CH&quot; preferred=&quot;1&quot;&gt;&lt;name_singular&gt;Caingua&lt;/name_singular&gt;&lt;name_plural&gt;Caingua&lt;/name_plural&gt;&lt;/label&gt;" table:formula="of:=[Snippets.$B$17]&amp;[Translations.A65]&amp;[Snippets.$C$17]&amp;[Translations.A65]&amp;[Snippets.$D$17]" table:style-name="ce1">
            <text:p>&lt;label locale="de_CH" preferred="1"&gt;&lt;name_singular&gt;Caingua&lt;/name_singular&gt;&lt;name_plural&gt;Caingua&lt;/name_plural&gt;&lt;/label&gt;</text:p>
          </table:table-cell>
          <table:table-cell office:value-type="string" office:string-value="&lt;label locale=&quot;fr_CH&quot; preferred=&quot;1&quot;&gt;&lt;name_singular&gt;Caingua&lt;/name_singular&gt;&lt;name_plural&gt;Caingua&lt;/name_plural&gt;&lt;/label&gt;" table:formula="of:=[Snippets.$B$18]&amp;[Translations.B65]&amp;[Snippets.$C$18]&amp;[Translations.B65]&amp;[Snippets.$D$18]" table:style-name="ce1">
            <text:p>&lt;label locale="fr_CH" preferred="1"&gt;&lt;name_singular&gt;Caingua&lt;/name_singular&gt;&lt;name_plural&gt;Caingua&lt;/name_plural&gt;&lt;/label&gt;</text:p>
          </table:table-cell>
          <table:table-cell office:value-type="string" office:string-value="&lt;item idno=&quot;caingua&quot; enabled=&quot;1&quot; default=&quot;0&quot; value=&quot;0&quot;&gt;" table:formula="of:=[Snippets.B$15]&amp;[.B65]&amp;[Snippets.C$15]" table:style-name="ce1">
            <text:p>&lt;item idno="caingua" enabled="1" default="0" value="0"&gt;</text:p>
          </table:table-cell>
          <table:table-cell office:value-type="string" office:string-value="&lt;item idno=&quot;caingua&quot; enabled=&quot;1&quot; default=&quot;0&quot; value=&quot;0&quot;&gt;&lt;labels&gt;&lt;label locale=&quot;de_CH&quot; preferred=&quot;1&quot;&gt;&lt;name_singular&gt;Caingua&lt;/name_singular&gt;&lt;name_plural&gt;Caingua&lt;/name_plural&gt;&lt;/label&gt;&lt;label locale=&quot;fr_CH&quot; preferred=&quot;1&quot;&gt;&lt;name_singular&gt;Caingua&lt;/name_singular&gt;&lt;name_plural&gt;Caingua&lt;/name_plural&gt;&lt;/label&gt;&lt;/labels&gt;&lt;/item&gt;" table:formula="of:=[.E65]&amp;[Snippets.B$16]&amp;[.C65]&amp;[.D65]&amp;[Snippets.B$22]&amp;[Snippets.B$23]" table:style-name="ce1">
            <text:p>&lt;item idno="caingua" enabled="1" default="0" value="0"&gt;&lt;labels&gt;&lt;label locale="de_CH" preferred="1"&gt;&lt;name_singular&gt;Caingua&lt;/name_singular&gt;&lt;name_plural&gt;Caingua&lt;/name_plural&gt;&lt;/label&gt;&lt;label locale="fr_CH" preferred="1"&gt;&lt;name_singular&gt;Caingua&lt;/name_singular&gt;&lt;name_plural&gt;Caingu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Cakchiquel" table:formula="of:=[Translations.A66]" table:style-name="ce1">
            <text:p>Cakchiquel</text:p>
          </table:table-cell>
          <table:table-cell office:value-type="string" table:style-name="ce1">
            <text:p>cakchiquel</text:p>
          </table:table-cell>
          <table:table-cell office:value-type="string" office:string-value="&lt;label locale=&quot;de_CH&quot; preferred=&quot;1&quot;&gt;&lt;name_singular&gt;Cakchiquel&lt;/name_singular&gt;&lt;name_plural&gt;Cakchiquel&lt;/name_plural&gt;&lt;/label&gt;" table:formula="of:=[Snippets.$B$17]&amp;[Translations.A66]&amp;[Snippets.$C$17]&amp;[Translations.A66]&amp;[Snippets.$D$17]" table:style-name="ce1">
            <text:p>&lt;label locale="de_CH" preferred="1"&gt;&lt;name_singular&gt;Cakchiquel&lt;/name_singular&gt;&lt;name_plural&gt;Cakchiquel&lt;/name_plural&gt;&lt;/label&gt;</text:p>
          </table:table-cell>
          <table:table-cell office:value-type="string" office:string-value="&lt;label locale=&quot;fr_CH&quot; preferred=&quot;1&quot;&gt;&lt;name_singular&gt;Cakchiquel&lt;/name_singular&gt;&lt;name_plural&gt;Cakchiquel&lt;/name_plural&gt;&lt;/label&gt;" table:formula="of:=[Snippets.$B$18]&amp;[Translations.B66]&amp;[Snippets.$C$18]&amp;[Translations.B66]&amp;[Snippets.$D$18]" table:style-name="ce1">
            <text:p>&lt;label locale="fr_CH" preferred="1"&gt;&lt;name_singular&gt;Cakchiquel&lt;/name_singular&gt;&lt;name_plural&gt;Cakchiquel&lt;/name_plural&gt;&lt;/label&gt;</text:p>
          </table:table-cell>
          <table:table-cell office:value-type="string" office:string-value="&lt;item idno=&quot;cakchiquel&quot; enabled=&quot;1&quot; default=&quot;0&quot; value=&quot;0&quot;&gt;" table:formula="of:=[Snippets.B$15]&amp;[.B66]&amp;[Snippets.C$15]" table:style-name="ce1">
            <text:p>&lt;item idno="cakchiquel" enabled="1" default="0" value="0"&gt;</text:p>
          </table:table-cell>
          <table:table-cell office:value-type="string" office:string-value="&lt;item idno=&quot;cakchiquel&quot; enabled=&quot;1&quot; default=&quot;0&quot; value=&quot;0&quot;&gt;&lt;labels&gt;&lt;label locale=&quot;de_CH&quot; preferred=&quot;1&quot;&gt;&lt;name_singular&gt;Cakchiquel&lt;/name_singular&gt;&lt;name_plural&gt;Cakchiquel&lt;/name_plural&gt;&lt;/label&gt;&lt;label locale=&quot;fr_CH&quot; preferred=&quot;1&quot;&gt;&lt;name_singular&gt;Cakchiquel&lt;/name_singular&gt;&lt;name_plural&gt;Cakchiquel&lt;/name_plural&gt;&lt;/label&gt;&lt;/labels&gt;&lt;/item&gt;" table:formula="of:=[.E66]&amp;[Snippets.B$16]&amp;[.C66]&amp;[.D66]&amp;[Snippets.B$22]&amp;[Snippets.B$23]" table:style-name="ce1">
            <text:p>&lt;item idno="cakchiquel" enabled="1" default="0" value="0"&gt;&lt;labels&gt;&lt;label locale="de_CH" preferred="1"&gt;&lt;name_singular&gt;Cakchiquel&lt;/name_singular&gt;&lt;name_plural&gt;Cakchiquel&lt;/name_plural&gt;&lt;/label&gt;&lt;label locale="fr_CH" preferred="1"&gt;&lt;name_singular&gt;Cakchiquel&lt;/name_singular&gt;&lt;name_plural&gt;Cakchiquel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Camayura" table:formula="of:=[Translations.A67]" table:style-name="ce1">
            <text:p>Camayura</text:p>
          </table:table-cell>
          <table:table-cell office:value-type="string" table:style-name="ce1">
            <text:p>camayura</text:p>
          </table:table-cell>
          <table:table-cell office:value-type="string" office:string-value="&lt;label locale=&quot;de_CH&quot; preferred=&quot;1&quot;&gt;&lt;name_singular&gt;Camayura&lt;/name_singular&gt;&lt;name_plural&gt;Camayura&lt;/name_plural&gt;&lt;/label&gt;" table:formula="of:=[Snippets.$B$17]&amp;[Translations.A67]&amp;[Snippets.$C$17]&amp;[Translations.A67]&amp;[Snippets.$D$17]" table:style-name="ce1">
            <text:p>&lt;label locale="de_CH" preferred="1"&gt;&lt;name_singular&gt;Camayura&lt;/name_singular&gt;&lt;name_plural&gt;Camayura&lt;/name_plural&gt;&lt;/label&gt;</text:p>
          </table:table-cell>
          <table:table-cell office:value-type="string" office:string-value="&lt;label locale=&quot;fr_CH&quot; preferred=&quot;1&quot;&gt;&lt;name_singular&gt;Kamayurás&lt;/name_singular&gt;&lt;name_plural&gt;Kamayurás&lt;/name_plural&gt;&lt;/label&gt;" table:formula="of:=[Snippets.$B$18]&amp;[Translations.B67]&amp;[Snippets.$C$18]&amp;[Translations.B67]&amp;[Snippets.$D$18]" table:style-name="ce1">
            <text:p>&lt;label locale="fr_CH" preferred="1"&gt;&lt;name_singular&gt;Kamayurás&lt;/name_singular&gt;&lt;name_plural&gt;Kamayurás&lt;/name_plural&gt;&lt;/label&gt;</text:p>
          </table:table-cell>
          <table:table-cell office:value-type="string" office:string-value="&lt;item idno=&quot;camayura&quot; enabled=&quot;1&quot; default=&quot;0&quot; value=&quot;0&quot;&gt;" table:formula="of:=[Snippets.B$15]&amp;[.B67]&amp;[Snippets.C$15]" table:style-name="ce1">
            <text:p>&lt;item idno="camayura" enabled="1" default="0" value="0"&gt;</text:p>
          </table:table-cell>
          <table:table-cell office:value-type="string" office:string-value="&lt;item idno=&quot;camayura&quot; enabled=&quot;1&quot; default=&quot;0&quot; value=&quot;0&quot;&gt;&lt;labels&gt;&lt;label locale=&quot;de_CH&quot; preferred=&quot;1&quot;&gt;&lt;name_singular&gt;Camayura&lt;/name_singular&gt;&lt;name_plural&gt;Camayura&lt;/name_plural&gt;&lt;/label&gt;&lt;label locale=&quot;fr_CH&quot; preferred=&quot;1&quot;&gt;&lt;name_singular&gt;Kamayurás&lt;/name_singular&gt;&lt;name_plural&gt;Kamayurás&lt;/name_plural&gt;&lt;/label&gt;&lt;/labels&gt;&lt;/item&gt;" table:formula="of:=[.E67]&amp;[Snippets.B$16]&amp;[.C67]&amp;[.D67]&amp;[Snippets.B$22]&amp;[Snippets.B$23]" table:style-name="ce1">
            <text:p>&lt;item idno="camayura" enabled="1" default="0" value="0"&gt;&lt;labels&gt;&lt;label locale="de_CH" preferred="1"&gt;&lt;name_singular&gt;Camayura&lt;/name_singular&gt;&lt;name_plural&gt;Camayura&lt;/name_plural&gt;&lt;/label&gt;&lt;label locale="fr_CH" preferred="1"&gt;&lt;name_singular&gt;Kamayurás&lt;/name_singular&gt;&lt;name_plural&gt;Kamayurá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Campa" table:formula="of:=[Translations.A68]" table:style-name="ce1">
            <text:p>Campa</text:p>
          </table:table-cell>
          <table:table-cell office:value-type="string" table:style-name="ce1">
            <text:p>campa</text:p>
          </table:table-cell>
          <table:table-cell office:value-type="string" office:string-value="&lt;label locale=&quot;de_CH&quot; preferred=&quot;1&quot;&gt;&lt;name_singular&gt;Campa&lt;/name_singular&gt;&lt;name_plural&gt;Campa&lt;/name_plural&gt;&lt;/label&gt;" table:formula="of:=[Snippets.$B$17]&amp;[Translations.A68]&amp;[Snippets.$C$17]&amp;[Translations.A68]&amp;[Snippets.$D$17]" table:style-name="ce1">
            <text:p>&lt;label locale="de_CH" preferred="1"&gt;&lt;name_singular&gt;Campa&lt;/name_singular&gt;&lt;name_plural&gt;Campa&lt;/name_plural&gt;&lt;/label&gt;</text:p>
          </table:table-cell>
          <table:table-cell office:value-type="string" office:string-value="&lt;label locale=&quot;fr_CH&quot; preferred=&quot;1&quot;&gt;&lt;name_singular&gt;Campa&lt;/name_singular&gt;&lt;name_plural&gt;Campa&lt;/name_plural&gt;&lt;/label&gt;" table:formula="of:=[Snippets.$B$18]&amp;[Translations.B68]&amp;[Snippets.$C$18]&amp;[Translations.B68]&amp;[Snippets.$D$18]" table:style-name="ce1">
            <text:p>&lt;label locale="fr_CH" preferred="1"&gt;&lt;name_singular&gt;Campa&lt;/name_singular&gt;&lt;name_plural&gt;Campa&lt;/name_plural&gt;&lt;/label&gt;</text:p>
          </table:table-cell>
          <table:table-cell office:value-type="string" office:string-value="&lt;item idno=&quot;campa&quot; enabled=&quot;1&quot; default=&quot;0&quot; value=&quot;0&quot;&gt;" table:formula="of:=[Snippets.B$15]&amp;[.B68]&amp;[Snippets.C$15]" table:style-name="ce1">
            <text:p>&lt;item idno="campa" enabled="1" default="0" value="0"&gt;</text:p>
          </table:table-cell>
          <table:table-cell office:value-type="string" office:string-value="&lt;item idno=&quot;campa&quot; enabled=&quot;1&quot; default=&quot;0&quot; value=&quot;0&quot;&gt;&lt;labels&gt;&lt;label locale=&quot;de_CH&quot; preferred=&quot;1&quot;&gt;&lt;name_singular&gt;Campa&lt;/name_singular&gt;&lt;name_plural&gt;Campa&lt;/name_plural&gt;&lt;/label&gt;&lt;label locale=&quot;fr_CH&quot; preferred=&quot;1&quot;&gt;&lt;name_singular&gt;Campa&lt;/name_singular&gt;&lt;name_plural&gt;Campa&lt;/name_plural&gt;&lt;/label&gt;&lt;/labels&gt;&lt;/item&gt;" table:formula="of:=[.E68]&amp;[Snippets.B$16]&amp;[.C68]&amp;[.D68]&amp;[Snippets.B$22]&amp;[Snippets.B$23]" table:style-name="ce1">
            <text:p>&lt;item idno="campa" enabled="1" default="0" value="0"&gt;&lt;labels&gt;&lt;label locale="de_CH" preferred="1"&gt;&lt;name_singular&gt;Campa&lt;/name_singular&gt;&lt;name_plural&gt;Campa&lt;/name_plural&gt;&lt;/label&gt;&lt;label locale="fr_CH" preferred="1"&gt;&lt;name_singular&gt;Campa&lt;/name_singular&gt;&lt;name_plural&gt;Camp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Caraja" table:formula="of:=[Translations.A69]" table:style-name="ce1">
            <text:p>Caraja</text:p>
          </table:table-cell>
          <table:table-cell office:value-type="string" table:style-name="ce1">
            <text:p>caraja</text:p>
          </table:table-cell>
          <table:table-cell office:value-type="string" office:string-value="&lt;label locale=&quot;de_CH&quot; preferred=&quot;1&quot;&gt;&lt;name_singular&gt;Caraja&lt;/name_singular&gt;&lt;name_plural&gt;Caraja&lt;/name_plural&gt;&lt;/label&gt;" table:formula="of:=[Snippets.$B$17]&amp;[Translations.A69]&amp;[Snippets.$C$17]&amp;[Translations.A69]&amp;[Snippets.$D$17]" table:style-name="ce1">
            <text:p>&lt;label locale="de_CH" preferred="1"&gt;&lt;name_singular&gt;Caraja&lt;/name_singular&gt;&lt;name_plural&gt;Caraja&lt;/name_plural&gt;&lt;/label&gt;</text:p>
          </table:table-cell>
          <table:table-cell office:value-type="string" office:string-value="&lt;label locale=&quot;fr_CH&quot; preferred=&quot;1&quot;&gt;&lt;name_singular&gt;Caraja&lt;/name_singular&gt;&lt;name_plural&gt;Caraja&lt;/name_plural&gt;&lt;/label&gt;" table:formula="of:=[Snippets.$B$18]&amp;[Translations.B69]&amp;[Snippets.$C$18]&amp;[Translations.B69]&amp;[Snippets.$D$18]" table:style-name="ce1">
            <text:p>&lt;label locale="fr_CH" preferred="1"&gt;&lt;name_singular&gt;Caraja&lt;/name_singular&gt;&lt;name_plural&gt;Caraja&lt;/name_plural&gt;&lt;/label&gt;</text:p>
          </table:table-cell>
          <table:table-cell office:value-type="string" office:string-value="&lt;item idno=&quot;caraja&quot; enabled=&quot;1&quot; default=&quot;0&quot; value=&quot;0&quot;&gt;" table:formula="of:=[Snippets.B$15]&amp;[.B69]&amp;[Snippets.C$15]" table:style-name="ce1">
            <text:p>&lt;item idno="caraja" enabled="1" default="0" value="0"&gt;</text:p>
          </table:table-cell>
          <table:table-cell office:value-type="string" office:string-value="&lt;item idno=&quot;caraja&quot; enabled=&quot;1&quot; default=&quot;0&quot; value=&quot;0&quot;&gt;&lt;labels&gt;&lt;label locale=&quot;de_CH&quot; preferred=&quot;1&quot;&gt;&lt;name_singular&gt;Caraja&lt;/name_singular&gt;&lt;name_plural&gt;Caraja&lt;/name_plural&gt;&lt;/label&gt;&lt;label locale=&quot;fr_CH&quot; preferred=&quot;1&quot;&gt;&lt;name_singular&gt;Caraja&lt;/name_singular&gt;&lt;name_plural&gt;Caraja&lt;/name_plural&gt;&lt;/label&gt;&lt;/labels&gt;&lt;/item&gt;" table:formula="of:=[.E69]&amp;[Snippets.B$16]&amp;[.C69]&amp;[.D69]&amp;[Snippets.B$22]&amp;[Snippets.B$23]" table:style-name="ce1">
            <text:p>&lt;item idno="caraja" enabled="1" default="0" value="0"&gt;&lt;labels&gt;&lt;label locale="de_CH" preferred="1"&gt;&lt;name_singular&gt;Caraja&lt;/name_singular&gt;&lt;name_plural&gt;Caraja&lt;/name_plural&gt;&lt;/label&gt;&lt;label locale="fr_CH" preferred="1"&gt;&lt;name_singular&gt;Caraja&lt;/name_singular&gt;&lt;name_plural&gt;Caraj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Cayuvava" table:formula="of:=[Translations.A70]" table:style-name="ce1">
            <text:p>Cayuvava</text:p>
          </table:table-cell>
          <table:table-cell office:value-type="string" table:style-name="ce1">
            <text:p>cayuvava</text:p>
          </table:table-cell>
          <table:table-cell office:value-type="string" office:string-value="&lt;label locale=&quot;de_CH&quot; preferred=&quot;1&quot;&gt;&lt;name_singular&gt;Cayuvava&lt;/name_singular&gt;&lt;name_plural&gt;Cayuvava&lt;/name_plural&gt;&lt;/label&gt;" table:formula="of:=[Snippets.$B$17]&amp;[Translations.A70]&amp;[Snippets.$C$17]&amp;[Translations.A70]&amp;[Snippets.$D$17]" table:style-name="ce1">
            <text:p>&lt;label locale="de_CH" preferred="1"&gt;&lt;name_singular&gt;Cayuvava&lt;/name_singular&gt;&lt;name_plural&gt;Cayuvava&lt;/name_plural&gt;&lt;/label&gt;</text:p>
          </table:table-cell>
          <table:table-cell office:value-type="string" office:string-value="&lt;label locale=&quot;fr_CH&quot; preferred=&quot;1&quot;&gt;&lt;name_singular&gt;Cayuvava&lt;/name_singular&gt;&lt;name_plural&gt;Cayuvava&lt;/name_plural&gt;&lt;/label&gt;" table:formula="of:=[Snippets.$B$18]&amp;[Translations.B70]&amp;[Snippets.$C$18]&amp;[Translations.B70]&amp;[Snippets.$D$18]" table:style-name="ce1">
            <text:p>&lt;label locale="fr_CH" preferred="1"&gt;&lt;name_singular&gt;Cayuvava&lt;/name_singular&gt;&lt;name_plural&gt;Cayuvava&lt;/name_plural&gt;&lt;/label&gt;</text:p>
          </table:table-cell>
          <table:table-cell office:value-type="string" office:string-value="&lt;item idno=&quot;cayuvava&quot; enabled=&quot;1&quot; default=&quot;0&quot; value=&quot;0&quot;&gt;" table:formula="of:=[Snippets.B$15]&amp;[.B70]&amp;[Snippets.C$15]" table:style-name="ce1">
            <text:p>&lt;item idno="cayuvava" enabled="1" default="0" value="0"&gt;</text:p>
          </table:table-cell>
          <table:table-cell office:value-type="string" office:string-value="&lt;item idno=&quot;cayuvava&quot; enabled=&quot;1&quot; default=&quot;0&quot; value=&quot;0&quot;&gt;&lt;labels&gt;&lt;label locale=&quot;de_CH&quot; preferred=&quot;1&quot;&gt;&lt;name_singular&gt;Cayuvava&lt;/name_singular&gt;&lt;name_plural&gt;Cayuvava&lt;/name_plural&gt;&lt;/label&gt;&lt;label locale=&quot;fr_CH&quot; preferred=&quot;1&quot;&gt;&lt;name_singular&gt;Cayuvava&lt;/name_singular&gt;&lt;name_plural&gt;Cayuvava&lt;/name_plural&gt;&lt;/label&gt;&lt;/labels&gt;&lt;/item&gt;" table:formula="of:=[.E70]&amp;[Snippets.B$16]&amp;[.C70]&amp;[.D70]&amp;[Snippets.B$22]&amp;[Snippets.B$23]" table:style-name="ce1">
            <text:p>&lt;item idno="cayuvava" enabled="1" default="0" value="0"&gt;&lt;labels&gt;&lt;label locale="de_CH" preferred="1"&gt;&lt;name_singular&gt;Cayuvava&lt;/name_singular&gt;&lt;name_plural&gt;Cayuvava&lt;/name_plural&gt;&lt;/label&gt;&lt;label locale="fr_CH" preferred="1"&gt;&lt;name_singular&gt;Cayuvava&lt;/name_singular&gt;&lt;name_plural&gt;Cayuvav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Chaco" table:formula="of:=[Translations.A71]" table:style-name="ce1">
            <text:p>Chaco</text:p>
          </table:table-cell>
          <table:table-cell office:value-type="string" table:style-name="ce1">
            <text:p>chaco</text:p>
          </table:table-cell>
          <table:table-cell office:value-type="string" office:string-value="&lt;label locale=&quot;de_CH&quot; preferred=&quot;1&quot;&gt;&lt;name_singular&gt;Chaco&lt;/name_singular&gt;&lt;name_plural&gt;Chaco&lt;/name_plural&gt;&lt;/label&gt;" table:formula="of:=[Snippets.$B$17]&amp;[Translations.A71]&amp;[Snippets.$C$17]&amp;[Translations.A71]&amp;[Snippets.$D$17]" table:style-name="ce1">
            <text:p>&lt;label locale="de_CH" preferred="1"&gt;&lt;name_singular&gt;Chaco&lt;/name_singular&gt;&lt;name_plural&gt;Chaco&lt;/name_plural&gt;&lt;/label&gt;</text:p>
          </table:table-cell>
          <table:table-cell office:value-type="string" office:string-value="&lt;label locale=&quot;fr_CH&quot; preferred=&quot;1&quot;&gt;&lt;name_singular&gt;Chaco&lt;/name_singular&gt;&lt;name_plural&gt;Chaco&lt;/name_plural&gt;&lt;/label&gt;" table:formula="of:=[Snippets.$B$18]&amp;[Translations.B71]&amp;[Snippets.$C$18]&amp;[Translations.B71]&amp;[Snippets.$D$18]" table:style-name="ce1">
            <text:p>&lt;label locale="fr_CH" preferred="1"&gt;&lt;name_singular&gt;Chaco&lt;/name_singular&gt;&lt;name_plural&gt;Chaco&lt;/name_plural&gt;&lt;/label&gt;</text:p>
          </table:table-cell>
          <table:table-cell office:value-type="string" office:string-value="&lt;item idno=&quot;chaco&quot; enabled=&quot;1&quot; default=&quot;0&quot; value=&quot;0&quot;&gt;" table:formula="of:=[Snippets.B$15]&amp;[.B71]&amp;[Snippets.C$15]" table:style-name="ce1">
            <text:p>&lt;item idno="chaco" enabled="1" default="0" value="0"&gt;</text:p>
          </table:table-cell>
          <table:table-cell office:value-type="string" office:string-value="&lt;item idno=&quot;chaco&quot; enabled=&quot;1&quot; default=&quot;0&quot; value=&quot;0&quot;&gt;&lt;labels&gt;&lt;label locale=&quot;de_CH&quot; preferred=&quot;1&quot;&gt;&lt;name_singular&gt;Chaco&lt;/name_singular&gt;&lt;name_plural&gt;Chaco&lt;/name_plural&gt;&lt;/label&gt;&lt;label locale=&quot;fr_CH&quot; preferred=&quot;1&quot;&gt;&lt;name_singular&gt;Chaco&lt;/name_singular&gt;&lt;name_plural&gt;Chaco&lt;/name_plural&gt;&lt;/label&gt;&lt;/labels&gt;&lt;/item&gt;" table:formula="of:=[.E71]&amp;[Snippets.B$16]&amp;[.C71]&amp;[.D71]&amp;[Snippets.B$22]&amp;[Snippets.B$23]" table:style-name="ce1">
            <text:p>&lt;item idno="chaco" enabled="1" default="0" value="0"&gt;&lt;labels&gt;&lt;label locale="de_CH" preferred="1"&gt;&lt;name_singular&gt;Chaco&lt;/name_singular&gt;&lt;name_plural&gt;Chaco&lt;/name_plural&gt;&lt;/label&gt;&lt;label locale="fr_CH" preferred="1"&gt;&lt;name_singular&gt;Chaco&lt;/name_singular&gt;&lt;name_plural&gt;Chac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Chalcha" table:formula="of:=[Translations.A72]" table:style-name="ce1">
            <text:p>Chalcha</text:p>
          </table:table-cell>
          <table:table-cell office:value-type="string" table:style-name="ce1">
            <text:p>chalcha</text:p>
          </table:table-cell>
          <table:table-cell office:value-type="string" office:string-value="&lt;label locale=&quot;de_CH&quot; preferred=&quot;1&quot;&gt;&lt;name_singular&gt;Chalcha&lt;/name_singular&gt;&lt;name_plural&gt;Chalcha&lt;/name_plural&gt;&lt;/label&gt;" table:formula="of:=[Snippets.$B$17]&amp;[Translations.A72]&amp;[Snippets.$C$17]&amp;[Translations.A72]&amp;[Snippets.$D$17]" table:style-name="ce1">
            <text:p>&lt;label locale="de_CH" preferred="1"&gt;&lt;name_singular&gt;Chalcha&lt;/name_singular&gt;&lt;name_plural&gt;Chalcha&lt;/name_plural&gt;&lt;/label&gt;</text:p>
          </table:table-cell>
          <table:table-cell office:value-type="string" office:string-value="&lt;label locale=&quot;fr_CH&quot; preferred=&quot;1&quot;&gt;&lt;name_singular&gt;Khalkhas&lt;/name_singular&gt;&lt;name_plural&gt;Khalkhas&lt;/name_plural&gt;&lt;/label&gt;" table:formula="of:=[Snippets.$B$18]&amp;[Translations.B72]&amp;[Snippets.$C$18]&amp;[Translations.B72]&amp;[Snippets.$D$18]" table:style-name="ce1">
            <text:p>&lt;label locale="fr_CH" preferred="1"&gt;&lt;name_singular&gt;Khalkhas&lt;/name_singular&gt;&lt;name_plural&gt;Khalkhas&lt;/name_plural&gt;&lt;/label&gt;</text:p>
          </table:table-cell>
          <table:table-cell office:value-type="string" office:string-value="&lt;item idno=&quot;chalcha&quot; enabled=&quot;1&quot; default=&quot;0&quot; value=&quot;0&quot;&gt;" table:formula="of:=[Snippets.B$15]&amp;[.B72]&amp;[Snippets.C$15]" table:style-name="ce1">
            <text:p>&lt;item idno="chalcha" enabled="1" default="0" value="0"&gt;</text:p>
          </table:table-cell>
          <table:table-cell office:value-type="string" office:string-value="&lt;item idno=&quot;chalcha&quot; enabled=&quot;1&quot; default=&quot;0&quot; value=&quot;0&quot;&gt;&lt;labels&gt;&lt;label locale=&quot;de_CH&quot; preferred=&quot;1&quot;&gt;&lt;name_singular&gt;Chalcha&lt;/name_singular&gt;&lt;name_plural&gt;Chalcha&lt;/name_plural&gt;&lt;/label&gt;&lt;label locale=&quot;fr_CH&quot; preferred=&quot;1&quot;&gt;&lt;name_singular&gt;Khalkhas&lt;/name_singular&gt;&lt;name_plural&gt;Khalkhas&lt;/name_plural&gt;&lt;/label&gt;&lt;/labels&gt;&lt;/item&gt;" table:formula="of:=[.E72]&amp;[Snippets.B$16]&amp;[.C72]&amp;[.D72]&amp;[Snippets.B$22]&amp;[Snippets.B$23]" table:style-name="ce1">
            <text:p>&lt;item idno="chalcha" enabled="1" default="0" value="0"&gt;&lt;labels&gt;&lt;label locale="de_CH" preferred="1"&gt;&lt;name_singular&gt;Chalcha&lt;/name_singular&gt;&lt;name_plural&gt;Chalcha&lt;/name_plural&gt;&lt;/label&gt;&lt;label locale="fr_CH" preferred="1"&gt;&lt;name_singular&gt;Khalkhas&lt;/name_singular&gt;&lt;name_plural&gt;Khalkha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Chamacoco" table:formula="of:=[Translations.A73]" table:style-name="ce1">
            <text:p>Chamacoco</text:p>
          </table:table-cell>
          <table:table-cell office:value-type="string" table:style-name="ce1">
            <text:p>chamacoco</text:p>
          </table:table-cell>
          <table:table-cell office:value-type="string" office:string-value="&lt;label locale=&quot;de_CH&quot; preferred=&quot;1&quot;&gt;&lt;name_singular&gt;Chamacoco&lt;/name_singular&gt;&lt;name_plural&gt;Chamacoco&lt;/name_plural&gt;&lt;/label&gt;" table:formula="of:=[Snippets.$B$17]&amp;[Translations.A73]&amp;[Snippets.$C$17]&amp;[Translations.A73]&amp;[Snippets.$D$17]" table:style-name="ce1">
            <text:p>&lt;label locale="de_CH" preferred="1"&gt;&lt;name_singular&gt;Chamacoco&lt;/name_singular&gt;&lt;name_plural&gt;Chamacoco&lt;/name_plural&gt;&lt;/label&gt;</text:p>
          </table:table-cell>
          <table:table-cell office:value-type="string" office:string-value="&lt;label locale=&quot;fr_CH&quot; preferred=&quot;1&quot;&gt;&lt;name_singular&gt;Chamacoco&lt;/name_singular&gt;&lt;name_plural&gt;Chamacoco&lt;/name_plural&gt;&lt;/label&gt;" table:formula="of:=[Snippets.$B$18]&amp;[Translations.B73]&amp;[Snippets.$C$18]&amp;[Translations.B73]&amp;[Snippets.$D$18]" table:style-name="ce1">
            <text:p>&lt;label locale="fr_CH" preferred="1"&gt;&lt;name_singular&gt;Chamacoco&lt;/name_singular&gt;&lt;name_plural&gt;Chamacoco&lt;/name_plural&gt;&lt;/label&gt;</text:p>
          </table:table-cell>
          <table:table-cell office:value-type="string" office:string-value="&lt;item idno=&quot;chamacoco&quot; enabled=&quot;1&quot; default=&quot;0&quot; value=&quot;0&quot;&gt;" table:formula="of:=[Snippets.B$15]&amp;[.B73]&amp;[Snippets.C$15]" table:style-name="ce1">
            <text:p>&lt;item idno="chamacoco" enabled="1" default="0" value="0"&gt;</text:p>
          </table:table-cell>
          <table:table-cell office:value-type="string" office:string-value="&lt;item idno=&quot;chamacoco&quot; enabled=&quot;1&quot; default=&quot;0&quot; value=&quot;0&quot;&gt;&lt;labels&gt;&lt;label locale=&quot;de_CH&quot; preferred=&quot;1&quot;&gt;&lt;name_singular&gt;Chamacoco&lt;/name_singular&gt;&lt;name_plural&gt;Chamacoco&lt;/name_plural&gt;&lt;/label&gt;&lt;label locale=&quot;fr_CH&quot; preferred=&quot;1&quot;&gt;&lt;name_singular&gt;Chamacoco&lt;/name_singular&gt;&lt;name_plural&gt;Chamacoco&lt;/name_plural&gt;&lt;/label&gt;&lt;/labels&gt;&lt;/item&gt;" table:formula="of:=[.E73]&amp;[Snippets.B$16]&amp;[.C73]&amp;[.D73]&amp;[Snippets.B$22]&amp;[Snippets.B$23]" table:style-name="ce1">
            <text:p>&lt;item idno="chamacoco" enabled="1" default="0" value="0"&gt;&lt;labels&gt;&lt;label locale="de_CH" preferred="1"&gt;&lt;name_singular&gt;Chamacoco&lt;/name_singular&gt;&lt;name_plural&gt;Chamacoco&lt;/name_plural&gt;&lt;/label&gt;&lt;label locale="fr_CH" preferred="1"&gt;&lt;name_singular&gt;Chamacoco&lt;/name_singular&gt;&lt;name_plural&gt;Chamacoc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Cheka" table:formula="of:=[Translations.A74]" table:style-name="ce1">
            <text:p>Cheka</text:p>
          </table:table-cell>
          <table:table-cell office:value-type="string" table:style-name="ce1">
            <text:p>cheka</text:p>
          </table:table-cell>
          <table:table-cell office:value-type="string" office:string-value="&lt;label locale=&quot;de_CH&quot; preferred=&quot;1&quot;&gt;&lt;name_singular&gt;Cheka&lt;/name_singular&gt;&lt;name_plural&gt;Cheka&lt;/name_plural&gt;&lt;/label&gt;" table:formula="of:=[Snippets.$B$17]&amp;[Translations.A74]&amp;[Snippets.$C$17]&amp;[Translations.A74]&amp;[Snippets.$D$17]" table:style-name="ce1">
            <text:p>&lt;label locale="de_CH" preferred="1"&gt;&lt;name_singular&gt;Cheka&lt;/name_singular&gt;&lt;name_plural&gt;Cheka&lt;/name_plural&gt;&lt;/label&gt;</text:p>
          </table:table-cell>
          <table:table-cell office:value-type="string" office:string-value="&lt;label locale=&quot;fr_CH&quot; preferred=&quot;1&quot;&gt;&lt;name_singular&gt;Cheka&lt;/name_singular&gt;&lt;name_plural&gt;Cheka&lt;/name_plural&gt;&lt;/label&gt;" table:formula="of:=[Snippets.$B$18]&amp;[Translations.B74]&amp;[Snippets.$C$18]&amp;[Translations.B74]&amp;[Snippets.$D$18]" table:style-name="ce1">
            <text:p>&lt;label locale="fr_CH" preferred="1"&gt;&lt;name_singular&gt;Cheka&lt;/name_singular&gt;&lt;name_plural&gt;Cheka&lt;/name_plural&gt;&lt;/label&gt;</text:p>
          </table:table-cell>
          <table:table-cell office:value-type="string" office:string-value="&lt;item idno=&quot;cheka&quot; enabled=&quot;1&quot; default=&quot;0&quot; value=&quot;0&quot;&gt;" table:formula="of:=[Snippets.B$15]&amp;[.B74]&amp;[Snippets.C$15]" table:style-name="ce1">
            <text:p>&lt;item idno="cheka" enabled="1" default="0" value="0"&gt;</text:p>
          </table:table-cell>
          <table:table-cell office:value-type="string" office:string-value="&lt;item idno=&quot;cheka&quot; enabled=&quot;1&quot; default=&quot;0&quot; value=&quot;0&quot;&gt;&lt;labels&gt;&lt;label locale=&quot;de_CH&quot; preferred=&quot;1&quot;&gt;&lt;name_singular&gt;Cheka&lt;/name_singular&gt;&lt;name_plural&gt;Cheka&lt;/name_plural&gt;&lt;/label&gt;&lt;label locale=&quot;fr_CH&quot; preferred=&quot;1&quot;&gt;&lt;name_singular&gt;Cheka&lt;/name_singular&gt;&lt;name_plural&gt;Cheka&lt;/name_plural&gt;&lt;/label&gt;&lt;/labels&gt;&lt;/item&gt;" table:formula="of:=[.E74]&amp;[Snippets.B$16]&amp;[.C74]&amp;[.D74]&amp;[Snippets.B$22]&amp;[Snippets.B$23]" table:style-name="ce1">
            <text:p>&lt;item idno="cheka" enabled="1" default="0" value="0"&gt;&lt;labels&gt;&lt;label locale="de_CH" preferred="1"&gt;&lt;name_singular&gt;Cheka&lt;/name_singular&gt;&lt;name_plural&gt;Cheka&lt;/name_plural&gt;&lt;/label&gt;&lt;label locale="fr_CH" preferred="1"&gt;&lt;name_singular&gt;Cheka&lt;/name_singular&gt;&lt;name_plural&gt;Chek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Cherkess" table:formula="of:=[Translations.A75]" table:style-name="ce1">
            <text:p>Cherkess</text:p>
          </table:table-cell>
          <table:table-cell office:value-type="string" table:style-name="ce1">
            <text:p>cherkess</text:p>
          </table:table-cell>
          <table:table-cell office:value-type="string" office:string-value="&lt;label locale=&quot;de_CH&quot; preferred=&quot;1&quot;&gt;&lt;name_singular&gt;Cherkess&lt;/name_singular&gt;&lt;name_plural&gt;Cherkess&lt;/name_plural&gt;&lt;/label&gt;" table:formula="of:=[Snippets.$B$17]&amp;[Translations.A75]&amp;[Snippets.$C$17]&amp;[Translations.A75]&amp;[Snippets.$D$17]" table:style-name="ce1">
            <text:p>&lt;label locale="de_CH" preferred="1"&gt;&lt;name_singular&gt;Cherkess&lt;/name_singular&gt;&lt;name_plural&gt;Cherkess&lt;/name_plural&gt;&lt;/label&gt;</text:p>
          </table:table-cell>
          <table:table-cell office:value-type="string" office:string-value="&lt;label locale=&quot;fr_CH&quot; preferred=&quot;1&quot;&gt;&lt;name_singular&gt;Cherkess&lt;/name_singular&gt;&lt;name_plural&gt;Cherkess&lt;/name_plural&gt;&lt;/label&gt;" table:formula="of:=[Snippets.$B$18]&amp;[Translations.B75]&amp;[Snippets.$C$18]&amp;[Translations.B75]&amp;[Snippets.$D$18]" table:style-name="ce1">
            <text:p>&lt;label locale="fr_CH" preferred="1"&gt;&lt;name_singular&gt;Cherkess&lt;/name_singular&gt;&lt;name_plural&gt;Cherkess&lt;/name_plural&gt;&lt;/label&gt;</text:p>
          </table:table-cell>
          <table:table-cell office:value-type="string" office:string-value="&lt;item idno=&quot;cherkess&quot; enabled=&quot;1&quot; default=&quot;0&quot; value=&quot;0&quot;&gt;" table:formula="of:=[Snippets.B$15]&amp;[.B75]&amp;[Snippets.C$15]" table:style-name="ce1">
            <text:p>&lt;item idno="cherkess" enabled="1" default="0" value="0"&gt;</text:p>
          </table:table-cell>
          <table:table-cell office:value-type="string" office:string-value="&lt;item idno=&quot;cherkess&quot; enabled=&quot;1&quot; default=&quot;0&quot; value=&quot;0&quot;&gt;&lt;labels&gt;&lt;label locale=&quot;de_CH&quot; preferred=&quot;1&quot;&gt;&lt;name_singular&gt;Cherkess&lt;/name_singular&gt;&lt;name_plural&gt;Cherkess&lt;/name_plural&gt;&lt;/label&gt;&lt;label locale=&quot;fr_CH&quot; preferred=&quot;1&quot;&gt;&lt;name_singular&gt;Cherkess&lt;/name_singular&gt;&lt;name_plural&gt;Cherkess&lt;/name_plural&gt;&lt;/label&gt;&lt;/labels&gt;&lt;/item&gt;" table:formula="of:=[.E75]&amp;[Snippets.B$16]&amp;[.C75]&amp;[.D75]&amp;[Snippets.B$22]&amp;[Snippets.B$23]" table:style-name="ce1">
            <text:p>&lt;item idno="cherkess" enabled="1" default="0" value="0"&gt;&lt;labels&gt;&lt;label locale="de_CH" preferred="1"&gt;&lt;name_singular&gt;Cherkess&lt;/name_singular&gt;&lt;name_plural&gt;Cherkess&lt;/name_plural&gt;&lt;/label&gt;&lt;label locale="fr_CH" preferred="1"&gt;&lt;name_singular&gt;Cherkess&lt;/name_singular&gt;&lt;name_plural&gt;Cherkes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Cheyenne" table:formula="of:=[Translations.A76]" table:style-name="ce1">
            <text:p>Cheyenne</text:p>
          </table:table-cell>
          <table:table-cell office:value-type="string" table:style-name="ce1">
            <text:p>cheyenne</text:p>
          </table:table-cell>
          <table:table-cell office:value-type="string" office:string-value="&lt;label locale=&quot;de_CH&quot; preferred=&quot;1&quot;&gt;&lt;name_singular&gt;Cheyenne&lt;/name_singular&gt;&lt;name_plural&gt;Cheyenne&lt;/name_plural&gt;&lt;/label&gt;" table:formula="of:=[Snippets.$B$17]&amp;[Translations.A76]&amp;[Snippets.$C$17]&amp;[Translations.A76]&amp;[Snippets.$D$17]" table:style-name="ce1">
            <text:p>&lt;label locale="de_CH" preferred="1"&gt;&lt;name_singular&gt;Cheyenne&lt;/name_singular&gt;&lt;name_plural&gt;Cheyenne&lt;/name_plural&gt;&lt;/label&gt;</text:p>
          </table:table-cell>
          <table:table-cell office:value-type="string" office:string-value="&lt;label locale=&quot;fr_CH&quot; preferred=&quot;1&quot;&gt;&lt;name_singular&gt;Cheyennes&lt;/name_singular&gt;&lt;name_plural&gt;Cheyennes&lt;/name_plural&gt;&lt;/label&gt;" table:formula="of:=[Snippets.$B$18]&amp;[Translations.B76]&amp;[Snippets.$C$18]&amp;[Translations.B76]&amp;[Snippets.$D$18]" table:style-name="ce1">
            <text:p>&lt;label locale="fr_CH" preferred="1"&gt;&lt;name_singular&gt;Cheyennes&lt;/name_singular&gt;&lt;name_plural&gt;Cheyennes&lt;/name_plural&gt;&lt;/label&gt;</text:p>
          </table:table-cell>
          <table:table-cell office:value-type="string" office:string-value="&lt;item idno=&quot;cheyenne&quot; enabled=&quot;1&quot; default=&quot;0&quot; value=&quot;0&quot;&gt;" table:formula="of:=[Snippets.B$15]&amp;[.B76]&amp;[Snippets.C$15]" table:style-name="ce1">
            <text:p>&lt;item idno="cheyenne" enabled="1" default="0" value="0"&gt;</text:p>
          </table:table-cell>
          <table:table-cell office:value-type="string" office:string-value="&lt;item idno=&quot;cheyenne&quot; enabled=&quot;1&quot; default=&quot;0&quot; value=&quot;0&quot;&gt;&lt;labels&gt;&lt;label locale=&quot;de_CH&quot; preferred=&quot;1&quot;&gt;&lt;name_singular&gt;Cheyenne&lt;/name_singular&gt;&lt;name_plural&gt;Cheyenne&lt;/name_plural&gt;&lt;/label&gt;&lt;label locale=&quot;fr_CH&quot; preferred=&quot;1&quot;&gt;&lt;name_singular&gt;Cheyennes&lt;/name_singular&gt;&lt;name_plural&gt;Cheyennes&lt;/name_plural&gt;&lt;/label&gt;&lt;/labels&gt;&lt;/item&gt;" table:formula="of:=[.E76]&amp;[Snippets.B$16]&amp;[.C76]&amp;[.D76]&amp;[Snippets.B$22]&amp;[Snippets.B$23]" table:style-name="ce1">
            <text:p>&lt;item idno="cheyenne" enabled="1" default="0" value="0"&gt;&lt;labels&gt;&lt;label locale="de_CH" preferred="1"&gt;&lt;name_singular&gt;Cheyenne&lt;/name_singular&gt;&lt;name_plural&gt;Cheyenne&lt;/name_plural&gt;&lt;/label&gt;&lt;label locale="fr_CH" preferred="1"&gt;&lt;name_singular&gt;Cheyennes&lt;/name_singular&gt;&lt;name_plural&gt;Cheyenn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Chin" table:formula="of:=[Translations.A77]" table:style-name="ce1">
            <text:p>Chin</text:p>
          </table:table-cell>
          <table:table-cell office:value-type="string" table:style-name="ce1">
            <text:p>chin</text:p>
          </table:table-cell>
          <table:table-cell office:value-type="string" office:string-value="&lt;label locale=&quot;de_CH&quot; preferred=&quot;1&quot;&gt;&lt;name_singular&gt;Chin&lt;/name_singular&gt;&lt;name_plural&gt;Chin&lt;/name_plural&gt;&lt;/label&gt;" table:formula="of:=[Snippets.$B$17]&amp;[Translations.A77]&amp;[Snippets.$C$17]&amp;[Translations.A77]&amp;[Snippets.$D$17]" table:style-name="ce1">
            <text:p>&lt;label locale="de_CH" preferred="1"&gt;&lt;name_singular&gt;Chin&lt;/name_singular&gt;&lt;name_plural&gt;Chin&lt;/name_plural&gt;&lt;/label&gt;</text:p>
          </table:table-cell>
          <table:table-cell office:value-type="string" office:string-value="&lt;label locale=&quot;fr_CH&quot; preferred=&quot;1&quot;&gt;&lt;name_singular&gt;Khyang&lt;/name_singular&gt;&lt;name_plural&gt;Khyang&lt;/name_plural&gt;&lt;/label&gt;" table:formula="of:=[Snippets.$B$18]&amp;[Translations.B77]&amp;[Snippets.$C$18]&amp;[Translations.B77]&amp;[Snippets.$D$18]" table:style-name="ce1">
            <text:p>&lt;label locale="fr_CH" preferred="1"&gt;&lt;name_singular&gt;Khyang&lt;/name_singular&gt;&lt;name_plural&gt;Khyang&lt;/name_plural&gt;&lt;/label&gt;</text:p>
          </table:table-cell>
          <table:table-cell office:value-type="string" office:string-value="&lt;item idno=&quot;chin&quot; enabled=&quot;1&quot; default=&quot;0&quot; value=&quot;0&quot;&gt;" table:formula="of:=[Snippets.B$15]&amp;[.B77]&amp;[Snippets.C$15]" table:style-name="ce1">
            <text:p>&lt;item idno="chin" enabled="1" default="0" value="0"&gt;</text:p>
          </table:table-cell>
          <table:table-cell office:value-type="string" office:string-value="&lt;item idno=&quot;chin&quot; enabled=&quot;1&quot; default=&quot;0&quot; value=&quot;0&quot;&gt;&lt;labels&gt;&lt;label locale=&quot;de_CH&quot; preferred=&quot;1&quot;&gt;&lt;name_singular&gt;Chin&lt;/name_singular&gt;&lt;name_plural&gt;Chin&lt;/name_plural&gt;&lt;/label&gt;&lt;label locale=&quot;fr_CH&quot; preferred=&quot;1&quot;&gt;&lt;name_singular&gt;Khyang&lt;/name_singular&gt;&lt;name_plural&gt;Khyang&lt;/name_plural&gt;&lt;/label&gt;&lt;/labels&gt;&lt;/item&gt;" table:formula="of:=[.E77]&amp;[Snippets.B$16]&amp;[.C77]&amp;[.D77]&amp;[Snippets.B$22]&amp;[Snippets.B$23]" table:style-name="ce1">
            <text:p>&lt;item idno="chin" enabled="1" default="0" value="0"&gt;&lt;labels&gt;&lt;label locale="de_CH" preferred="1"&gt;&lt;name_singular&gt;Chin&lt;/name_singular&gt;&lt;name_plural&gt;Chin&lt;/name_plural&gt;&lt;/label&gt;&lt;label locale="fr_CH" preferred="1"&gt;&lt;name_singular&gt;Khyang&lt;/name_singular&gt;&lt;name_plural&gt;Khyang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Chingpaw" table:formula="of:=[Translations.A78]" table:style-name="ce1">
            <text:p>Chingpaw</text:p>
          </table:table-cell>
          <table:table-cell office:value-type="string" table:style-name="ce1">
            <text:p>chingpaw</text:p>
          </table:table-cell>
          <table:table-cell office:value-type="string" office:string-value="&lt;label locale=&quot;de_CH&quot; preferred=&quot;1&quot;&gt;&lt;name_singular&gt;Chingpaw&lt;/name_singular&gt;&lt;name_plural&gt;Chingpaw&lt;/name_plural&gt;&lt;/label&gt;" table:formula="of:=[Snippets.$B$17]&amp;[Translations.A78]&amp;[Snippets.$C$17]&amp;[Translations.A78]&amp;[Snippets.$D$17]" table:style-name="ce1">
            <text:p>&lt;label locale="de_CH" preferred="1"&gt;&lt;name_singular&gt;Chingpaw&lt;/name_singular&gt;&lt;name_plural&gt;Chingpaw&lt;/name_plural&gt;&lt;/label&gt;</text:p>
          </table:table-cell>
          <table:table-cell office:value-type="string" office:string-value="&lt;label locale=&quot;fr_CH&quot; preferred=&quot;1&quot;&gt;&lt;name_singular&gt;Chingpaw&lt;/name_singular&gt;&lt;name_plural&gt;Chingpaw&lt;/name_plural&gt;&lt;/label&gt;" table:formula="of:=[Snippets.$B$18]&amp;[Translations.B78]&amp;[Snippets.$C$18]&amp;[Translations.B78]&amp;[Snippets.$D$18]" table:style-name="ce1">
            <text:p>&lt;label locale="fr_CH" preferred="1"&gt;&lt;name_singular&gt;Chingpaw&lt;/name_singular&gt;&lt;name_plural&gt;Chingpaw&lt;/name_plural&gt;&lt;/label&gt;</text:p>
          </table:table-cell>
          <table:table-cell office:value-type="string" office:string-value="&lt;item idno=&quot;chingpaw&quot; enabled=&quot;1&quot; default=&quot;0&quot; value=&quot;0&quot;&gt;" table:formula="of:=[Snippets.B$15]&amp;[.B78]&amp;[Snippets.C$15]" table:style-name="ce1">
            <text:p>&lt;item idno="chingpaw" enabled="1" default="0" value="0"&gt;</text:p>
          </table:table-cell>
          <table:table-cell office:value-type="string" office:string-value="&lt;item idno=&quot;chingpaw&quot; enabled=&quot;1&quot; default=&quot;0&quot; value=&quot;0&quot;&gt;&lt;labels&gt;&lt;label locale=&quot;de_CH&quot; preferred=&quot;1&quot;&gt;&lt;name_singular&gt;Chingpaw&lt;/name_singular&gt;&lt;name_plural&gt;Chingpaw&lt;/name_plural&gt;&lt;/label&gt;&lt;label locale=&quot;fr_CH&quot; preferred=&quot;1&quot;&gt;&lt;name_singular&gt;Chingpaw&lt;/name_singular&gt;&lt;name_plural&gt;Chingpaw&lt;/name_plural&gt;&lt;/label&gt;&lt;/labels&gt;&lt;/item&gt;" table:formula="of:=[.E78]&amp;[Snippets.B$16]&amp;[.C78]&amp;[.D78]&amp;[Snippets.B$22]&amp;[Snippets.B$23]" table:style-name="ce1">
            <text:p>&lt;item idno="chingpaw" enabled="1" default="0" value="0"&gt;&lt;labels&gt;&lt;label locale="de_CH" preferred="1"&gt;&lt;name_singular&gt;Chingpaw&lt;/name_singular&gt;&lt;name_plural&gt;Chingpaw&lt;/name_plural&gt;&lt;/label&gt;&lt;label locale="fr_CH" preferred="1"&gt;&lt;name_singular&gt;Chingpaw&lt;/name_singular&gt;&lt;name_plural&gt;Chingpaw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Chokwe" table:formula="of:=[Translations.A79]" table:style-name="ce1">
            <text:p>Chokwe</text:p>
          </table:table-cell>
          <table:table-cell office:value-type="string" table:style-name="ce1">
            <text:p>chokwe</text:p>
          </table:table-cell>
          <table:table-cell office:value-type="string" office:string-value="&lt;label locale=&quot;de_CH&quot; preferred=&quot;1&quot;&gt;&lt;name_singular&gt;Chokwe&lt;/name_singular&gt;&lt;name_plural&gt;Chokwe&lt;/name_plural&gt;&lt;/label&gt;" table:formula="of:=[Snippets.$B$17]&amp;[Translations.A79]&amp;[Snippets.$C$17]&amp;[Translations.A79]&amp;[Snippets.$D$17]" table:style-name="ce1">
            <text:p>&lt;label locale="de_CH" preferred="1"&gt;&lt;name_singular&gt;Chokwe&lt;/name_singular&gt;&lt;name_plural&gt;Chokwe&lt;/name_plural&gt;&lt;/label&gt;</text:p>
          </table:table-cell>
          <table:table-cell office:value-type="string" office:string-value="&lt;label locale=&quot;fr_CH&quot; preferred=&quot;1&quot;&gt;&lt;name_singular&gt;Tchokwés&lt;/name_singular&gt;&lt;name_plural&gt;Tchokwés&lt;/name_plural&gt;&lt;/label&gt;" table:formula="of:=[Snippets.$B$18]&amp;[Translations.B79]&amp;[Snippets.$C$18]&amp;[Translations.B79]&amp;[Snippets.$D$18]" table:style-name="ce1">
            <text:p>&lt;label locale="fr_CH" preferred="1"&gt;&lt;name_singular&gt;Tchokwés&lt;/name_singular&gt;&lt;name_plural&gt;Tchokwés&lt;/name_plural&gt;&lt;/label&gt;</text:p>
          </table:table-cell>
          <table:table-cell office:value-type="string" office:string-value="&lt;item idno=&quot;chokwe&quot; enabled=&quot;1&quot; default=&quot;0&quot; value=&quot;0&quot;&gt;" table:formula="of:=[Snippets.B$15]&amp;[.B79]&amp;[Snippets.C$15]" table:style-name="ce1">
            <text:p>&lt;item idno="chokwe" enabled="1" default="0" value="0"&gt;</text:p>
          </table:table-cell>
          <table:table-cell office:value-type="string" office:string-value="&lt;item idno=&quot;chokwe&quot; enabled=&quot;1&quot; default=&quot;0&quot; value=&quot;0&quot;&gt;&lt;labels&gt;&lt;label locale=&quot;de_CH&quot; preferred=&quot;1&quot;&gt;&lt;name_singular&gt;Chokwe&lt;/name_singular&gt;&lt;name_plural&gt;Chokwe&lt;/name_plural&gt;&lt;/label&gt;&lt;label locale=&quot;fr_CH&quot; preferred=&quot;1&quot;&gt;&lt;name_singular&gt;Tchokwés&lt;/name_singular&gt;&lt;name_plural&gt;Tchokwés&lt;/name_plural&gt;&lt;/label&gt;&lt;/labels&gt;&lt;/item&gt;" table:formula="of:=[.E79]&amp;[Snippets.B$16]&amp;[.C79]&amp;[.D79]&amp;[Snippets.B$22]&amp;[Snippets.B$23]" table:style-name="ce1">
            <text:p>&lt;item idno="chokwe" enabled="1" default="0" value="0"&gt;&lt;labels&gt;&lt;label locale="de_CH" preferred="1"&gt;&lt;name_singular&gt;Chokwe&lt;/name_singular&gt;&lt;name_plural&gt;Chokwe&lt;/name_plural&gt;&lt;/label&gt;&lt;label locale="fr_CH" preferred="1"&gt;&lt;name_singular&gt;Tchokwés&lt;/name_singular&gt;&lt;name_plural&gt;Tchokwé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Chorti" table:formula="of:=[Translations.A80]" table:style-name="ce1">
            <text:p>Chorti</text:p>
          </table:table-cell>
          <table:table-cell office:value-type="string" table:style-name="ce1">
            <text:p>chorti</text:p>
          </table:table-cell>
          <table:table-cell office:value-type="string" office:string-value="&lt;label locale=&quot;de_CH&quot; preferred=&quot;1&quot;&gt;&lt;name_singular&gt;Chorti&lt;/name_singular&gt;&lt;name_plural&gt;Chorti&lt;/name_plural&gt;&lt;/label&gt;" table:formula="of:=[Snippets.$B$17]&amp;[Translations.A80]&amp;[Snippets.$C$17]&amp;[Translations.A80]&amp;[Snippets.$D$17]" table:style-name="ce1">
            <text:p>&lt;label locale="de_CH" preferred="1"&gt;&lt;name_singular&gt;Chorti&lt;/name_singular&gt;&lt;name_plural&gt;Chorti&lt;/name_plural&gt;&lt;/label&gt;</text:p>
          </table:table-cell>
          <table:table-cell office:value-type="string" office:string-value="&lt;label locale=&quot;fr_CH&quot; preferred=&quot;1&quot;&gt;&lt;name_singular&gt;Chorti&lt;/name_singular&gt;&lt;name_plural&gt;Chorti&lt;/name_plural&gt;&lt;/label&gt;" table:formula="of:=[Snippets.$B$18]&amp;[Translations.B80]&amp;[Snippets.$C$18]&amp;[Translations.B80]&amp;[Snippets.$D$18]" table:style-name="ce1">
            <text:p>&lt;label locale="fr_CH" preferred="1"&gt;&lt;name_singular&gt;Chorti&lt;/name_singular&gt;&lt;name_plural&gt;Chorti&lt;/name_plural&gt;&lt;/label&gt;</text:p>
          </table:table-cell>
          <table:table-cell office:value-type="string" office:string-value="&lt;item idno=&quot;chorti&quot; enabled=&quot;1&quot; default=&quot;0&quot; value=&quot;0&quot;&gt;" table:formula="of:=[Snippets.B$15]&amp;[.B80]&amp;[Snippets.C$15]" table:style-name="ce1">
            <text:p>&lt;item idno="chorti" enabled="1" default="0" value="0"&gt;</text:p>
          </table:table-cell>
          <table:table-cell office:value-type="string" office:string-value="&lt;item idno=&quot;chorti&quot; enabled=&quot;1&quot; default=&quot;0&quot; value=&quot;0&quot;&gt;&lt;labels&gt;&lt;label locale=&quot;de_CH&quot; preferred=&quot;1&quot;&gt;&lt;name_singular&gt;Chorti&lt;/name_singular&gt;&lt;name_plural&gt;Chorti&lt;/name_plural&gt;&lt;/label&gt;&lt;label locale=&quot;fr_CH&quot; preferred=&quot;1&quot;&gt;&lt;name_singular&gt;Chorti&lt;/name_singular&gt;&lt;name_plural&gt;Chorti&lt;/name_plural&gt;&lt;/label&gt;&lt;/labels&gt;&lt;/item&gt;" table:formula="of:=[.E80]&amp;[Snippets.B$16]&amp;[.C80]&amp;[.D80]&amp;[Snippets.B$22]&amp;[Snippets.B$23]" table:style-name="ce1">
            <text:p>&lt;item idno="chorti" enabled="1" default="0" value="0"&gt;&lt;labels&gt;&lt;label locale="de_CH" preferred="1"&gt;&lt;name_singular&gt;Chorti&lt;/name_singular&gt;&lt;name_plural&gt;Chorti&lt;/name_plural&gt;&lt;/label&gt;&lt;label locale="fr_CH" preferred="1"&gt;&lt;name_singular&gt;Chorti&lt;/name_singular&gt;&lt;name_plural&gt;Chort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Cofan" table:formula="of:=[Translations.A81]" table:style-name="ce1">
            <text:p>Cofan</text:p>
          </table:table-cell>
          <table:table-cell office:value-type="string" table:style-name="ce1">
            <text:p>cofan</text:p>
          </table:table-cell>
          <table:table-cell office:value-type="string" office:string-value="&lt;label locale=&quot;de_CH&quot; preferred=&quot;1&quot;&gt;&lt;name_singular&gt;Cofan&lt;/name_singular&gt;&lt;name_plural&gt;Cofan&lt;/name_plural&gt;&lt;/label&gt;" table:formula="of:=[Snippets.$B$17]&amp;[Translations.A81]&amp;[Snippets.$C$17]&amp;[Translations.A81]&amp;[Snippets.$D$17]" table:style-name="ce1">
            <text:p>&lt;label locale="de_CH" preferred="1"&gt;&lt;name_singular&gt;Cofan&lt;/name_singular&gt;&lt;name_plural&gt;Cofan&lt;/name_plural&gt;&lt;/label&gt;</text:p>
          </table:table-cell>
          <table:table-cell office:value-type="string" office:string-value="&lt;label locale=&quot;fr_CH&quot; preferred=&quot;1&quot;&gt;&lt;name_singular&gt;Cofan&lt;/name_singular&gt;&lt;name_plural&gt;Cofan&lt;/name_plural&gt;&lt;/label&gt;" table:formula="of:=[Snippets.$B$18]&amp;[Translations.B81]&amp;[Snippets.$C$18]&amp;[Translations.B81]&amp;[Snippets.$D$18]" table:style-name="ce1">
            <text:p>&lt;label locale="fr_CH" preferred="1"&gt;&lt;name_singular&gt;Cofan&lt;/name_singular&gt;&lt;name_plural&gt;Cofan&lt;/name_plural&gt;&lt;/label&gt;</text:p>
          </table:table-cell>
          <table:table-cell office:value-type="string" office:string-value="&lt;item idno=&quot;cofan&quot; enabled=&quot;1&quot; default=&quot;0&quot; value=&quot;0&quot;&gt;" table:formula="of:=[Snippets.B$15]&amp;[.B81]&amp;[Snippets.C$15]" table:style-name="ce1">
            <text:p>&lt;item idno="cofan" enabled="1" default="0" value="0"&gt;</text:p>
          </table:table-cell>
          <table:table-cell office:value-type="string" office:string-value="&lt;item idno=&quot;cofan&quot; enabled=&quot;1&quot; default=&quot;0&quot; value=&quot;0&quot;&gt;&lt;labels&gt;&lt;label locale=&quot;de_CH&quot; preferred=&quot;1&quot;&gt;&lt;name_singular&gt;Cofan&lt;/name_singular&gt;&lt;name_plural&gt;Cofan&lt;/name_plural&gt;&lt;/label&gt;&lt;label locale=&quot;fr_CH&quot; preferred=&quot;1&quot;&gt;&lt;name_singular&gt;Cofan&lt;/name_singular&gt;&lt;name_plural&gt;Cofan&lt;/name_plural&gt;&lt;/label&gt;&lt;/labels&gt;&lt;/item&gt;" table:formula="of:=[.E81]&amp;[Snippets.B$16]&amp;[.C81]&amp;[.D81]&amp;[Snippets.B$22]&amp;[Snippets.B$23]" table:style-name="ce1">
            <text:p>&lt;item idno="cofan" enabled="1" default="0" value="0"&gt;&lt;labels&gt;&lt;label locale="de_CH" preferred="1"&gt;&lt;name_singular&gt;Cofan&lt;/name_singular&gt;&lt;name_plural&gt;Cofan&lt;/name_plural&gt;&lt;/label&gt;&lt;label locale="fr_CH" preferred="1"&gt;&lt;name_singular&gt;Cofan&lt;/name_singular&gt;&lt;name_plural&gt;Cofan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Cree" table:formula="of:=[Translations.A82]" table:style-name="ce1">
            <text:p>Cree</text:p>
          </table:table-cell>
          <table:table-cell office:value-type="string" table:style-name="ce1">
            <text:p>cree</text:p>
          </table:table-cell>
          <table:table-cell office:value-type="string" office:string-value="&lt;label locale=&quot;de_CH&quot; preferred=&quot;1&quot;&gt;&lt;name_singular&gt;Cree&lt;/name_singular&gt;&lt;name_plural&gt;Cree&lt;/name_plural&gt;&lt;/label&gt;" table:formula="of:=[Snippets.$B$17]&amp;[Translations.A82]&amp;[Snippets.$C$17]&amp;[Translations.A82]&amp;[Snippets.$D$17]" table:style-name="ce1">
            <text:p>&lt;label locale="de_CH" preferred="1"&gt;&lt;name_singular&gt;Cree&lt;/name_singular&gt;&lt;name_plural&gt;Cree&lt;/name_plural&gt;&lt;/label&gt;</text:p>
          </table:table-cell>
          <table:table-cell office:value-type="string" office:string-value="&lt;label locale=&quot;fr_CH&quot; preferred=&quot;1&quot;&gt;&lt;name_singular&gt;Cree&lt;/name_singular&gt;&lt;name_plural&gt;Cree&lt;/name_plural&gt;&lt;/label&gt;" table:formula="of:=[Snippets.$B$18]&amp;[Translations.B82]&amp;[Snippets.$C$18]&amp;[Translations.B82]&amp;[Snippets.$D$18]" table:style-name="ce1">
            <text:p>&lt;label locale="fr_CH" preferred="1"&gt;&lt;name_singular&gt;Cree&lt;/name_singular&gt;&lt;name_plural&gt;Cree&lt;/name_plural&gt;&lt;/label&gt;</text:p>
          </table:table-cell>
          <table:table-cell office:value-type="string" office:string-value="&lt;item idno=&quot;cree&quot; enabled=&quot;1&quot; default=&quot;0&quot; value=&quot;0&quot;&gt;" table:formula="of:=[Snippets.B$15]&amp;[.B82]&amp;[Snippets.C$15]" table:style-name="ce1">
            <text:p>&lt;item idno="cree" enabled="1" default="0" value="0"&gt;</text:p>
          </table:table-cell>
          <table:table-cell office:value-type="string" office:string-value="&lt;item idno=&quot;cree&quot; enabled=&quot;1&quot; default=&quot;0&quot; value=&quot;0&quot;&gt;&lt;labels&gt;&lt;label locale=&quot;de_CH&quot; preferred=&quot;1&quot;&gt;&lt;name_singular&gt;Cree&lt;/name_singular&gt;&lt;name_plural&gt;Cree&lt;/name_plural&gt;&lt;/label&gt;&lt;label locale=&quot;fr_CH&quot; preferred=&quot;1&quot;&gt;&lt;name_singular&gt;Cree&lt;/name_singular&gt;&lt;name_plural&gt;Cree&lt;/name_plural&gt;&lt;/label&gt;&lt;/labels&gt;&lt;/item&gt;" table:formula="of:=[.E82]&amp;[Snippets.B$16]&amp;[.C82]&amp;[.D82]&amp;[Snippets.B$22]&amp;[Snippets.B$23]" table:style-name="ce1">
            <text:p>&lt;item idno="cree" enabled="1" default="0" value="0"&gt;&lt;labels&gt;&lt;label locale="de_CH" preferred="1"&gt;&lt;name_singular&gt;Cree&lt;/name_singular&gt;&lt;name_plural&gt;Cree&lt;/name_plural&gt;&lt;/label&gt;&lt;label locale="fr_CH" preferred="1"&gt;&lt;name_singular&gt;Cree&lt;/name_singular&gt;&lt;name_plural&gt;Cree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Dakota" table:formula="of:=[Translations.A83]" table:style-name="ce1">
            <text:p>Dakota</text:p>
          </table:table-cell>
          <table:table-cell office:value-type="string" table:style-name="ce1">
            <text:p>dakota</text:p>
          </table:table-cell>
          <table:table-cell office:value-type="string" office:string-value="&lt;label locale=&quot;de_CH&quot; preferred=&quot;1&quot;&gt;&lt;name_singular&gt;Dakota&lt;/name_singular&gt;&lt;name_plural&gt;Dakota&lt;/name_plural&gt;&lt;/label&gt;" table:formula="of:=[Snippets.$B$17]&amp;[Translations.A83]&amp;[Snippets.$C$17]&amp;[Translations.A83]&amp;[Snippets.$D$17]" table:style-name="ce1">
            <text:p>&lt;label locale="de_CH" preferred="1"&gt;&lt;name_singular&gt;Dakota&lt;/name_singular&gt;&lt;name_plural&gt;Dakota&lt;/name_plural&gt;&lt;/label&gt;</text:p>
          </table:table-cell>
          <table:table-cell office:value-type="string" office:string-value="&lt;label locale=&quot;fr_CH&quot; preferred=&quot;1&quot;&gt;&lt;name_singular&gt;Dakotas&lt;/name_singular&gt;&lt;name_plural&gt;Dakotas&lt;/name_plural&gt;&lt;/label&gt;" table:formula="of:=[Snippets.$B$18]&amp;[Translations.B83]&amp;[Snippets.$C$18]&amp;[Translations.B83]&amp;[Snippets.$D$18]" table:style-name="ce1">
            <text:p>&lt;label locale="fr_CH" preferred="1"&gt;&lt;name_singular&gt;Dakotas&lt;/name_singular&gt;&lt;name_plural&gt;Dakotas&lt;/name_plural&gt;&lt;/label&gt;</text:p>
          </table:table-cell>
          <table:table-cell office:value-type="string" office:string-value="&lt;item idno=&quot;dakota&quot; enabled=&quot;1&quot; default=&quot;0&quot; value=&quot;0&quot;&gt;" table:formula="of:=[Snippets.B$15]&amp;[.B83]&amp;[Snippets.C$15]" table:style-name="ce1">
            <text:p>&lt;item idno="dakota" enabled="1" default="0" value="0"&gt;</text:p>
          </table:table-cell>
          <table:table-cell office:value-type="string" office:string-value="&lt;item idno=&quot;dakota&quot; enabled=&quot;1&quot; default=&quot;0&quot; value=&quot;0&quot;&gt;&lt;labels&gt;&lt;label locale=&quot;de_CH&quot; preferred=&quot;1&quot;&gt;&lt;name_singular&gt;Dakota&lt;/name_singular&gt;&lt;name_plural&gt;Dakota&lt;/name_plural&gt;&lt;/label&gt;&lt;label locale=&quot;fr_CH&quot; preferred=&quot;1&quot;&gt;&lt;name_singular&gt;Dakotas&lt;/name_singular&gt;&lt;name_plural&gt;Dakotas&lt;/name_plural&gt;&lt;/label&gt;&lt;/labels&gt;&lt;/item&gt;" table:formula="of:=[.E83]&amp;[Snippets.B$16]&amp;[.C83]&amp;[.D83]&amp;[Snippets.B$22]&amp;[Snippets.B$23]" table:style-name="ce1">
            <text:p>&lt;item idno="dakota" enabled="1" default="0" value="0"&gt;&lt;labels&gt;&lt;label locale="de_CH" preferred="1"&gt;&lt;name_singular&gt;Dakota&lt;/name_singular&gt;&lt;name_plural&gt;Dakota&lt;/name_plural&gt;&lt;/label&gt;&lt;label locale="fr_CH" preferred="1"&gt;&lt;name_singular&gt;Dakotas&lt;/name_singular&gt;&lt;name_plural&gt;Dakota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Damara" table:formula="of:=[Translations.A84]" table:style-name="ce1">
            <text:p>Damara</text:p>
          </table:table-cell>
          <table:table-cell office:value-type="string" table:style-name="ce1">
            <text:p>damara</text:p>
          </table:table-cell>
          <table:table-cell office:value-type="string" office:string-value="&lt;label locale=&quot;de_CH&quot; preferred=&quot;1&quot;&gt;&lt;name_singular&gt;Damara&lt;/name_singular&gt;&lt;name_plural&gt;Damara&lt;/name_plural&gt;&lt;/label&gt;" table:formula="of:=[Snippets.$B$17]&amp;[Translations.A84]&amp;[Snippets.$C$17]&amp;[Translations.A84]&amp;[Snippets.$D$17]" table:style-name="ce1">
            <text:p>&lt;label locale="de_CH" preferred="1"&gt;&lt;name_singular&gt;Damara&lt;/name_singular&gt;&lt;name_plural&gt;Damara&lt;/name_plural&gt;&lt;/label&gt;</text:p>
          </table:table-cell>
          <table:table-cell office:value-type="string" office:string-value="&lt;label locale=&quot;fr_CH&quot; preferred=&quot;1&quot;&gt;&lt;name_singular&gt;Damaras&lt;/name_singular&gt;&lt;name_plural&gt;Damaras&lt;/name_plural&gt;&lt;/label&gt;" table:formula="of:=[Snippets.$B$18]&amp;[Translations.B84]&amp;[Snippets.$C$18]&amp;[Translations.B84]&amp;[Snippets.$D$18]" table:style-name="ce1">
            <text:p>&lt;label locale="fr_CH" preferred="1"&gt;&lt;name_singular&gt;Damaras&lt;/name_singular&gt;&lt;name_plural&gt;Damaras&lt;/name_plural&gt;&lt;/label&gt;</text:p>
          </table:table-cell>
          <table:table-cell office:value-type="string" office:string-value="&lt;item idno=&quot;damara&quot; enabled=&quot;1&quot; default=&quot;0&quot; value=&quot;0&quot;&gt;" table:formula="of:=[Snippets.B$15]&amp;[.B84]&amp;[Snippets.C$15]" table:style-name="ce1">
            <text:p>&lt;item idno="damara" enabled="1" default="0" value="0"&gt;</text:p>
          </table:table-cell>
          <table:table-cell office:value-type="string" office:string-value="&lt;item idno=&quot;damara&quot; enabled=&quot;1&quot; default=&quot;0&quot; value=&quot;0&quot;&gt;&lt;labels&gt;&lt;label locale=&quot;de_CH&quot; preferred=&quot;1&quot;&gt;&lt;name_singular&gt;Damara&lt;/name_singular&gt;&lt;name_plural&gt;Damara&lt;/name_plural&gt;&lt;/label&gt;&lt;label locale=&quot;fr_CH&quot; preferred=&quot;1&quot;&gt;&lt;name_singular&gt;Damaras&lt;/name_singular&gt;&lt;name_plural&gt;Damaras&lt;/name_plural&gt;&lt;/label&gt;&lt;/labels&gt;&lt;/item&gt;" table:formula="of:=[.E84]&amp;[Snippets.B$16]&amp;[.C84]&amp;[.D84]&amp;[Snippets.B$22]&amp;[Snippets.B$23]" table:style-name="ce1">
            <text:p>&lt;item idno="damara" enabled="1" default="0" value="0"&gt;&lt;labels&gt;&lt;label locale="de_CH" preferred="1"&gt;&lt;name_singular&gt;Damara&lt;/name_singular&gt;&lt;name_plural&gt;Damara&lt;/name_plural&gt;&lt;/label&gt;&lt;label locale="fr_CH" preferred="1"&gt;&lt;name_singular&gt;Damaras&lt;/name_singular&gt;&lt;name_plural&gt;Damara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Danakil / Afar" table:formula="of:=[Translations.A85]" table:style-name="ce1">
            <text:p>Danakil / Afar</text:p>
          </table:table-cell>
          <table:table-cell office:value-type="string" table:style-name="ce1">
            <text:p>danakilafar</text:p>
          </table:table-cell>
          <table:table-cell office:value-type="string" office:string-value="&lt;label locale=&quot;de_CH&quot; preferred=&quot;1&quot;&gt;&lt;name_singular&gt;Danakil / Afar&lt;/name_singular&gt;&lt;name_plural&gt;Danakil / Afar&lt;/name_plural&gt;&lt;/label&gt;" table:formula="of:=[Snippets.$B$17]&amp;[Translations.A85]&amp;[Snippets.$C$17]&amp;[Translations.A85]&amp;[Snippets.$D$17]" table:style-name="ce1">
            <text:p>&lt;label locale="de_CH" preferred="1"&gt;&lt;name_singular&gt;Danakil / Afar&lt;/name_singular&gt;&lt;name_plural&gt;Danakil / Afar&lt;/name_plural&gt;&lt;/label&gt;</text:p>
          </table:table-cell>
          <table:table-cell office:value-type="string" office:string-value="&lt;label locale=&quot;fr_CH&quot; preferred=&quot;1&quot;&gt;&lt;name_singular&gt;Afar&lt;/name_singular&gt;&lt;name_plural&gt;Afar&lt;/name_plural&gt;&lt;/label&gt;" table:formula="of:=[Snippets.$B$18]&amp;[Translations.B85]&amp;[Snippets.$C$18]&amp;[Translations.B85]&amp;[Snippets.$D$18]" table:style-name="ce1">
            <text:p>&lt;label locale="fr_CH" preferred="1"&gt;&lt;name_singular&gt;Afar&lt;/name_singular&gt;&lt;name_plural&gt;Afar&lt;/name_plural&gt;&lt;/label&gt;</text:p>
          </table:table-cell>
          <table:table-cell office:value-type="string" office:string-value="&lt;item idno=&quot;danakilafar&quot; enabled=&quot;1&quot; default=&quot;0&quot; value=&quot;0&quot;&gt;" table:formula="of:=[Snippets.B$15]&amp;[.B85]&amp;[Snippets.C$15]" table:style-name="ce1">
            <text:p>&lt;item idno="danakilafar" enabled="1" default="0" value="0"&gt;</text:p>
          </table:table-cell>
          <table:table-cell office:value-type="string" office:string-value="&lt;item idno=&quot;danakilafar&quot; enabled=&quot;1&quot; default=&quot;0&quot; value=&quot;0&quot;&gt;&lt;labels&gt;&lt;label locale=&quot;de_CH&quot; preferred=&quot;1&quot;&gt;&lt;name_singular&gt;Danakil / Afar&lt;/name_singular&gt;&lt;name_plural&gt;Danakil / Afar&lt;/name_plural&gt;&lt;/label&gt;&lt;label locale=&quot;fr_CH&quot; preferred=&quot;1&quot;&gt;&lt;name_singular&gt;Afar&lt;/name_singular&gt;&lt;name_plural&gt;Afar&lt;/name_plural&gt;&lt;/label&gt;&lt;/labels&gt;&lt;/item&gt;" table:formula="of:=[.E85]&amp;[Snippets.B$16]&amp;[.C85]&amp;[.D85]&amp;[Snippets.B$22]&amp;[Snippets.B$23]" table:style-name="ce1">
            <text:p>&lt;item idno="danakilafar" enabled="1" default="0" value="0"&gt;&lt;labels&gt;&lt;label locale="de_CH" preferred="1"&gt;&lt;name_singular&gt;Danakil / Afar&lt;/name_singular&gt;&lt;name_plural&gt;Danakil / Afar&lt;/name_plural&gt;&lt;/label&gt;&lt;label locale="fr_CH" preferred="1"&gt;&lt;name_singular&gt;Afar&lt;/name_singular&gt;&lt;name_plural&gt;Afar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Dayak" table:formula="of:=[Translations.A86]" table:style-name="ce1">
            <text:p>Dayak</text:p>
          </table:table-cell>
          <table:table-cell office:value-type="string" table:style-name="ce1">
            <text:p>dayak</text:p>
          </table:table-cell>
          <table:table-cell office:value-type="string" office:string-value="&lt;label locale=&quot;de_CH&quot; preferred=&quot;1&quot;&gt;&lt;name_singular&gt;Dayak&lt;/name_singular&gt;&lt;name_plural&gt;Dayak&lt;/name_plural&gt;&lt;/label&gt;" table:formula="of:=[Snippets.$B$17]&amp;[Translations.A86]&amp;[Snippets.$C$17]&amp;[Translations.A86]&amp;[Snippets.$D$17]" table:style-name="ce1">
            <text:p>&lt;label locale="de_CH" preferred="1"&gt;&lt;name_singular&gt;Dayak&lt;/name_singular&gt;&lt;name_plural&gt;Dayak&lt;/name_plural&gt;&lt;/label&gt;</text:p>
          </table:table-cell>
          <table:table-cell office:value-type="string" office:string-value="&lt;label locale=&quot;fr_CH&quot; preferred=&quot;1&quot;&gt;&lt;name_singular&gt;Dayak&lt;/name_singular&gt;&lt;name_plural&gt;Dayak&lt;/name_plural&gt;&lt;/label&gt;" table:formula="of:=[Snippets.$B$18]&amp;[Translations.B86]&amp;[Snippets.$C$18]&amp;[Translations.B86]&amp;[Snippets.$D$18]" table:style-name="ce1">
            <text:p>&lt;label locale="fr_CH" preferred="1"&gt;&lt;name_singular&gt;Dayak&lt;/name_singular&gt;&lt;name_plural&gt;Dayak&lt;/name_plural&gt;&lt;/label&gt;</text:p>
          </table:table-cell>
          <table:table-cell office:value-type="string" office:string-value="&lt;item idno=&quot;dayak&quot; enabled=&quot;1&quot; default=&quot;0&quot; value=&quot;0&quot;&gt;" table:formula="of:=[Snippets.B$15]&amp;[.B86]&amp;[Snippets.C$15]" table:style-name="ce1">
            <text:p>&lt;item idno="dayak" enabled="1" default="0" value="0"&gt;</text:p>
          </table:table-cell>
          <table:table-cell office:value-type="string" office:string-value="&lt;item idno=&quot;dayak&quot; enabled=&quot;1&quot; default=&quot;0&quot; value=&quot;0&quot;&gt;&lt;labels&gt;&lt;label locale=&quot;de_CH&quot; preferred=&quot;1&quot;&gt;&lt;name_singular&gt;Dayak&lt;/name_singular&gt;&lt;name_plural&gt;Dayak&lt;/name_plural&gt;&lt;/label&gt;&lt;label locale=&quot;fr_CH&quot; preferred=&quot;1&quot;&gt;&lt;name_singular&gt;Dayak&lt;/name_singular&gt;&lt;name_plural&gt;Dayak&lt;/name_plural&gt;&lt;/label&gt;&lt;/labels&gt;&lt;/item&gt;" table:formula="of:=[.E86]&amp;[Snippets.B$16]&amp;[.C86]&amp;[.D86]&amp;[Snippets.B$22]&amp;[Snippets.B$23]" table:style-name="ce1">
            <text:p>&lt;item idno="dayak" enabled="1" default="0" value="0"&gt;&lt;labels&gt;&lt;label locale="de_CH" preferred="1"&gt;&lt;name_singular&gt;Dayak&lt;/name_singular&gt;&lt;name_plural&gt;Dayak&lt;/name_plural&gt;&lt;/label&gt;&lt;label locale="fr_CH" preferred="1"&gt;&lt;name_singular&gt;Dayak&lt;/name_singular&gt;&lt;name_plural&gt;Dayak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Deutsche" table:formula="of:=[Translations.A87]" table:style-name="ce1">
            <text:p>Deutsche</text:p>
          </table:table-cell>
          <table:table-cell office:value-type="string" table:style-name="ce1">
            <text:p>deutsche</text:p>
          </table:table-cell>
          <table:table-cell office:value-type="string" office:string-value="&lt;label locale=&quot;de_CH&quot; preferred=&quot;1&quot;&gt;&lt;name_singular&gt;Deutsche&lt;/name_singular&gt;&lt;name_plural&gt;Deutsche&lt;/name_plural&gt;&lt;/label&gt;" table:formula="of:=[Snippets.$B$17]&amp;[Translations.A87]&amp;[Snippets.$C$17]&amp;[Translations.A87]&amp;[Snippets.$D$17]" table:style-name="ce1">
            <text:p>&lt;label locale="de_CH" preferred="1"&gt;&lt;name_singular&gt;Deutsche&lt;/name_singular&gt;&lt;name_plural&gt;Deutsche&lt;/name_plural&gt;&lt;/label&gt;</text:p>
          </table:table-cell>
          <table:table-cell office:value-type="string" office:string-value="&lt;label locale=&quot;fr_CH&quot; preferred=&quot;1&quot;&gt;&lt;name_singular&gt;Allemands&lt;/name_singular&gt;&lt;name_plural&gt;Allemands&lt;/name_plural&gt;&lt;/label&gt;" table:formula="of:=[Snippets.$B$18]&amp;[Translations.B87]&amp;[Snippets.$C$18]&amp;[Translations.B87]&amp;[Snippets.$D$18]" table:style-name="ce1">
            <text:p>&lt;label locale="fr_CH" preferred="1"&gt;&lt;name_singular&gt;Allemands&lt;/name_singular&gt;&lt;name_plural&gt;Allemands&lt;/name_plural&gt;&lt;/label&gt;</text:p>
          </table:table-cell>
          <table:table-cell office:value-type="string" office:string-value="&lt;item idno=&quot;deutsche&quot; enabled=&quot;1&quot; default=&quot;0&quot; value=&quot;0&quot;&gt;" table:formula="of:=[Snippets.B$15]&amp;[.B87]&amp;[Snippets.C$15]" table:style-name="ce1">
            <text:p>&lt;item idno="deutsche" enabled="1" default="0" value="0"&gt;</text:p>
          </table:table-cell>
          <table:table-cell office:value-type="string" office:string-value="&lt;item idno=&quot;deutsche&quot; enabled=&quot;1&quot; default=&quot;0&quot; value=&quot;0&quot;&gt;&lt;labels&gt;&lt;label locale=&quot;de_CH&quot; preferred=&quot;1&quot;&gt;&lt;name_singular&gt;Deutsche&lt;/name_singular&gt;&lt;name_plural&gt;Deutsche&lt;/name_plural&gt;&lt;/label&gt;&lt;label locale=&quot;fr_CH&quot; preferred=&quot;1&quot;&gt;&lt;name_singular&gt;Allemands&lt;/name_singular&gt;&lt;name_plural&gt;Allemands&lt;/name_plural&gt;&lt;/label&gt;&lt;/labels&gt;&lt;/item&gt;" table:formula="of:=[.E87]&amp;[Snippets.B$16]&amp;[.C87]&amp;[.D87]&amp;[Snippets.B$22]&amp;[Snippets.B$23]" table:style-name="ce1">
            <text:p>&lt;item idno="deutsche" enabled="1" default="0" value="0"&gt;&lt;labels&gt;&lt;label locale="de_CH" preferred="1"&gt;&lt;name_singular&gt;Deutsche&lt;/name_singular&gt;&lt;name_plural&gt;Deutsche&lt;/name_plural&gt;&lt;/label&gt;&lt;label locale="fr_CH" preferred="1"&gt;&lt;name_singular&gt;Allemands&lt;/name_singular&gt;&lt;name_plural&gt;Allemand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Dinka" table:formula="of:=[Translations.A88]" table:style-name="ce1">
            <text:p>Dinka</text:p>
          </table:table-cell>
          <table:table-cell office:value-type="string" table:style-name="ce1">
            <text:p>dinka</text:p>
          </table:table-cell>
          <table:table-cell office:value-type="string" office:string-value="&lt;label locale=&quot;de_CH&quot; preferred=&quot;1&quot;&gt;&lt;name_singular&gt;Dinka&lt;/name_singular&gt;&lt;name_plural&gt;Dinka&lt;/name_plural&gt;&lt;/label&gt;" table:formula="of:=[Snippets.$B$17]&amp;[Translations.A88]&amp;[Snippets.$C$17]&amp;[Translations.A88]&amp;[Snippets.$D$17]" table:style-name="ce1">
            <text:p>&lt;label locale="de_CH" preferred="1"&gt;&lt;name_singular&gt;Dinka&lt;/name_singular&gt;&lt;name_plural&gt;Dinka&lt;/name_plural&gt;&lt;/label&gt;</text:p>
          </table:table-cell>
          <table:table-cell office:value-type="string" office:string-value="&lt;label locale=&quot;fr_CH&quot; preferred=&quot;1&quot;&gt;&lt;name_singular&gt;Dinka&lt;/name_singular&gt;&lt;name_plural&gt;Dinka&lt;/name_plural&gt;&lt;/label&gt;" table:formula="of:=[Snippets.$B$18]&amp;[Translations.B88]&amp;[Snippets.$C$18]&amp;[Translations.B88]&amp;[Snippets.$D$18]" table:style-name="ce1">
            <text:p>&lt;label locale="fr_CH" preferred="1"&gt;&lt;name_singular&gt;Dinka&lt;/name_singular&gt;&lt;name_plural&gt;Dinka&lt;/name_plural&gt;&lt;/label&gt;</text:p>
          </table:table-cell>
          <table:table-cell office:value-type="string" office:string-value="&lt;item idno=&quot;dinka&quot; enabled=&quot;1&quot; default=&quot;0&quot; value=&quot;0&quot;&gt;" table:formula="of:=[Snippets.B$15]&amp;[.B88]&amp;[Snippets.C$15]" table:style-name="ce1">
            <text:p>&lt;item idno="dinka" enabled="1" default="0" value="0"&gt;</text:p>
          </table:table-cell>
          <table:table-cell office:value-type="string" office:string-value="&lt;item idno=&quot;dinka&quot; enabled=&quot;1&quot; default=&quot;0&quot; value=&quot;0&quot;&gt;&lt;labels&gt;&lt;label locale=&quot;de_CH&quot; preferred=&quot;1&quot;&gt;&lt;name_singular&gt;Dinka&lt;/name_singular&gt;&lt;name_plural&gt;Dinka&lt;/name_plural&gt;&lt;/label&gt;&lt;label locale=&quot;fr_CH&quot; preferred=&quot;1&quot;&gt;&lt;name_singular&gt;Dinka&lt;/name_singular&gt;&lt;name_plural&gt;Dinka&lt;/name_plural&gt;&lt;/label&gt;&lt;/labels&gt;&lt;/item&gt;" table:formula="of:=[.E88]&amp;[Snippets.B$16]&amp;[.C88]&amp;[.D88]&amp;[Snippets.B$22]&amp;[Snippets.B$23]" table:style-name="ce1">
            <text:p>&lt;item idno="dinka" enabled="1" default="0" value="0"&gt;&lt;labels&gt;&lt;label locale="de_CH" preferred="1"&gt;&lt;name_singular&gt;Dinka&lt;/name_singular&gt;&lt;name_plural&gt;Dinka&lt;/name_plural&gt;&lt;/label&gt;&lt;label locale="fr_CH" preferred="1"&gt;&lt;name_singular&gt;Dinka&lt;/name_singular&gt;&lt;name_plural&gt;Dink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Diola" table:formula="of:=[Translations.A89]" table:style-name="ce1">
            <text:p>Diola</text:p>
          </table:table-cell>
          <table:table-cell office:value-type="string" table:style-name="ce1">
            <text:p>diola</text:p>
          </table:table-cell>
          <table:table-cell office:value-type="string" office:string-value="&lt;label locale=&quot;de_CH&quot; preferred=&quot;1&quot;&gt;&lt;name_singular&gt;Diola&lt;/name_singular&gt;&lt;name_plural&gt;Diola&lt;/name_plural&gt;&lt;/label&gt;" table:formula="of:=[Snippets.$B$17]&amp;[Translations.A89]&amp;[Snippets.$C$17]&amp;[Translations.A89]&amp;[Snippets.$D$17]" table:style-name="ce1">
            <text:p>&lt;label locale="de_CH" preferred="1"&gt;&lt;name_singular&gt;Diola&lt;/name_singular&gt;&lt;name_plural&gt;Diola&lt;/name_plural&gt;&lt;/label&gt;</text:p>
          </table:table-cell>
          <table:table-cell office:value-type="string" office:string-value="&lt;label locale=&quot;fr_CH&quot; preferred=&quot;1&quot;&gt;&lt;name_singular&gt;Diolas&lt;/name_singular&gt;&lt;name_plural&gt;Diolas&lt;/name_plural&gt;&lt;/label&gt;" table:formula="of:=[Snippets.$B$18]&amp;[Translations.B89]&amp;[Snippets.$C$18]&amp;[Translations.B89]&amp;[Snippets.$D$18]" table:style-name="ce1">
            <text:p>&lt;label locale="fr_CH" preferred="1"&gt;&lt;name_singular&gt;Diolas&lt;/name_singular&gt;&lt;name_plural&gt;Diolas&lt;/name_plural&gt;&lt;/label&gt;</text:p>
          </table:table-cell>
          <table:table-cell office:value-type="string" office:string-value="&lt;item idno=&quot;diola&quot; enabled=&quot;1&quot; default=&quot;0&quot; value=&quot;0&quot;&gt;" table:formula="of:=[Snippets.B$15]&amp;[.B89]&amp;[Snippets.C$15]" table:style-name="ce1">
            <text:p>&lt;item idno="diola" enabled="1" default="0" value="0"&gt;</text:p>
          </table:table-cell>
          <table:table-cell office:value-type="string" office:string-value="&lt;item idno=&quot;diola&quot; enabled=&quot;1&quot; default=&quot;0&quot; value=&quot;0&quot;&gt;&lt;labels&gt;&lt;label locale=&quot;de_CH&quot; preferred=&quot;1&quot;&gt;&lt;name_singular&gt;Diola&lt;/name_singular&gt;&lt;name_plural&gt;Diola&lt;/name_plural&gt;&lt;/label&gt;&lt;label locale=&quot;fr_CH&quot; preferred=&quot;1&quot;&gt;&lt;name_singular&gt;Diolas&lt;/name_singular&gt;&lt;name_plural&gt;Diolas&lt;/name_plural&gt;&lt;/label&gt;&lt;/labels&gt;&lt;/item&gt;" table:formula="of:=[.E89]&amp;[Snippets.B$16]&amp;[.C89]&amp;[.D89]&amp;[Snippets.B$22]&amp;[Snippets.B$23]" table:style-name="ce1">
            <text:p>&lt;item idno="diola" enabled="1" default="0" value="0"&gt;&lt;labels&gt;&lt;label locale="de_CH" preferred="1"&gt;&lt;name_singular&gt;Diola&lt;/name_singular&gt;&lt;name_plural&gt;Diola&lt;/name_plural&gt;&lt;/label&gt;&lt;label locale="fr_CH" preferred="1"&gt;&lt;name_singular&gt;Diolas&lt;/name_singular&gt;&lt;name_plural&gt;Diola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Donkali" table:formula="of:=[Translations.A90]" table:style-name="ce1">
            <text:p>Donkali</text:p>
          </table:table-cell>
          <table:table-cell office:value-type="string" table:style-name="ce1">
            <text:p>donkali</text:p>
          </table:table-cell>
          <table:table-cell office:value-type="string" office:string-value="&lt;label locale=&quot;de_CH&quot; preferred=&quot;1&quot;&gt;&lt;name_singular&gt;Donkali&lt;/name_singular&gt;&lt;name_plural&gt;Donkali&lt;/name_plural&gt;&lt;/label&gt;" table:formula="of:=[Snippets.$B$17]&amp;[Translations.A90]&amp;[Snippets.$C$17]&amp;[Translations.A90]&amp;[Snippets.$D$17]" table:style-name="ce1">
            <text:p>&lt;label locale="de_CH" preferred="1"&gt;&lt;name_singular&gt;Donkali&lt;/name_singular&gt;&lt;name_plural&gt;Donkali&lt;/name_plural&gt;&lt;/label&gt;</text:p>
          </table:table-cell>
          <table:table-cell office:value-type="string" office:string-value="&lt;label locale=&quot;fr_CH&quot; preferred=&quot;1&quot;&gt;&lt;name_singular&gt;Donkali&lt;/name_singular&gt;&lt;name_plural&gt;Donkali&lt;/name_plural&gt;&lt;/label&gt;" table:formula="of:=[Snippets.$B$18]&amp;[Translations.B90]&amp;[Snippets.$C$18]&amp;[Translations.B90]&amp;[Snippets.$D$18]" table:style-name="ce1">
            <text:p>&lt;label locale="fr_CH" preferred="1"&gt;&lt;name_singular&gt;Donkali&lt;/name_singular&gt;&lt;name_plural&gt;Donkali&lt;/name_plural&gt;&lt;/label&gt;</text:p>
          </table:table-cell>
          <table:table-cell office:value-type="string" office:string-value="&lt;item idno=&quot;donkali&quot; enabled=&quot;1&quot; default=&quot;0&quot; value=&quot;0&quot;&gt;" table:formula="of:=[Snippets.B$15]&amp;[.B90]&amp;[Snippets.C$15]" table:style-name="ce1">
            <text:p>&lt;item idno="donkali" enabled="1" default="0" value="0"&gt;</text:p>
          </table:table-cell>
          <table:table-cell office:value-type="string" office:string-value="&lt;item idno=&quot;donkali&quot; enabled=&quot;1&quot; default=&quot;0&quot; value=&quot;0&quot;&gt;&lt;labels&gt;&lt;label locale=&quot;de_CH&quot; preferred=&quot;1&quot;&gt;&lt;name_singular&gt;Donkali&lt;/name_singular&gt;&lt;name_plural&gt;Donkali&lt;/name_plural&gt;&lt;/label&gt;&lt;label locale=&quot;fr_CH&quot; preferred=&quot;1&quot;&gt;&lt;name_singular&gt;Donkali&lt;/name_singular&gt;&lt;name_plural&gt;Donkali&lt;/name_plural&gt;&lt;/label&gt;&lt;/labels&gt;&lt;/item&gt;" table:formula="of:=[.E90]&amp;[Snippets.B$16]&amp;[.C90]&amp;[.D90]&amp;[Snippets.B$22]&amp;[Snippets.B$23]" table:style-name="ce1">
            <text:p>&lt;item idno="donkali" enabled="1" default="0" value="0"&gt;&lt;labels&gt;&lt;label locale="de_CH" preferred="1"&gt;&lt;name_singular&gt;Donkali&lt;/name_singular&gt;&lt;name_plural&gt;Donkali&lt;/name_plural&gt;&lt;/label&gt;&lt;label locale="fr_CH" preferred="1"&gt;&lt;name_singular&gt;Donkali&lt;/name_singular&gt;&lt;name_plural&gt;Donkal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Drusen" table:formula="of:=[Translations.A91]" table:style-name="ce1">
            <text:p>Drusen</text:p>
          </table:table-cell>
          <table:table-cell office:value-type="string" table:style-name="ce1">
            <text:p>drusen</text:p>
          </table:table-cell>
          <table:table-cell office:value-type="string" office:string-value="&lt;label locale=&quot;de_CH&quot; preferred=&quot;1&quot;&gt;&lt;name_singular&gt;Drusen&lt;/name_singular&gt;&lt;name_plural&gt;Drusen&lt;/name_plural&gt;&lt;/label&gt;" table:formula="of:=[Snippets.$B$17]&amp;[Translations.A91]&amp;[Snippets.$C$17]&amp;[Translations.A91]&amp;[Snippets.$D$17]" table:style-name="ce1">
            <text:p>&lt;label locale="de_CH" preferred="1"&gt;&lt;name_singular&gt;Drusen&lt;/name_singular&gt;&lt;name_plural&gt;Drusen&lt;/name_plural&gt;&lt;/label&gt;</text:p>
          </table:table-cell>
          <table:table-cell office:value-type="string" office:string-value="&lt;label locale=&quot;fr_CH&quot; preferred=&quot;1&quot;&gt;&lt;name_singular&gt;Druzes&lt;/name_singular&gt;&lt;name_plural&gt;Druzes&lt;/name_plural&gt;&lt;/label&gt;" table:formula="of:=[Snippets.$B$18]&amp;[Translations.B91]&amp;[Snippets.$C$18]&amp;[Translations.B91]&amp;[Snippets.$D$18]" table:style-name="ce1">
            <text:p>&lt;label locale="fr_CH" preferred="1"&gt;&lt;name_singular&gt;Druzes&lt;/name_singular&gt;&lt;name_plural&gt;Druzes&lt;/name_plural&gt;&lt;/label&gt;</text:p>
          </table:table-cell>
          <table:table-cell office:value-type="string" office:string-value="&lt;item idno=&quot;drusen&quot; enabled=&quot;1&quot; default=&quot;0&quot; value=&quot;0&quot;&gt;" table:formula="of:=[Snippets.B$15]&amp;[.B91]&amp;[Snippets.C$15]" table:style-name="ce1">
            <text:p>&lt;item idno="drusen" enabled="1" default="0" value="0"&gt;</text:p>
          </table:table-cell>
          <table:table-cell office:value-type="string" office:string-value="&lt;item idno=&quot;drusen&quot; enabled=&quot;1&quot; default=&quot;0&quot; value=&quot;0&quot;&gt;&lt;labels&gt;&lt;label locale=&quot;de_CH&quot; preferred=&quot;1&quot;&gt;&lt;name_singular&gt;Drusen&lt;/name_singular&gt;&lt;name_plural&gt;Drusen&lt;/name_plural&gt;&lt;/label&gt;&lt;label locale=&quot;fr_CH&quot; preferred=&quot;1&quot;&gt;&lt;name_singular&gt;Druzes&lt;/name_singular&gt;&lt;name_plural&gt;Druzes&lt;/name_plural&gt;&lt;/label&gt;&lt;/labels&gt;&lt;/item&gt;" table:formula="of:=[.E91]&amp;[Snippets.B$16]&amp;[.C91]&amp;[.D91]&amp;[Snippets.B$22]&amp;[Snippets.B$23]" table:style-name="ce1">
            <text:p>&lt;item idno="drusen" enabled="1" default="0" value="0"&gt;&lt;labels&gt;&lt;label locale="de_CH" preferred="1"&gt;&lt;name_singular&gt;Drusen&lt;/name_singular&gt;&lt;name_plural&gt;Drusen&lt;/name_plural&gt;&lt;/label&gt;&lt;label locale="fr_CH" preferred="1"&gt;&lt;name_singular&gt;Druzes&lt;/name_singular&gt;&lt;name_plural&gt;Druz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Duala" table:formula="of:=[Translations.A92]" table:style-name="ce1">
            <text:p>Duala</text:p>
          </table:table-cell>
          <table:table-cell office:value-type="string" table:style-name="ce1">
            <text:p>duala</text:p>
          </table:table-cell>
          <table:table-cell office:value-type="string" office:string-value="&lt;label locale=&quot;de_CH&quot; preferred=&quot;1&quot;&gt;&lt;name_singular&gt;Duala&lt;/name_singular&gt;&lt;name_plural&gt;Duala&lt;/name_plural&gt;&lt;/label&gt;" table:formula="of:=[Snippets.$B$17]&amp;[Translations.A92]&amp;[Snippets.$C$17]&amp;[Translations.A92]&amp;[Snippets.$D$17]" table:style-name="ce1">
            <text:p>&lt;label locale="de_CH" preferred="1"&gt;&lt;name_singular&gt;Duala&lt;/name_singular&gt;&lt;name_plural&gt;Duala&lt;/name_plural&gt;&lt;/label&gt;</text:p>
          </table:table-cell>
          <table:table-cell office:value-type="string" office:string-value="&lt;label locale=&quot;fr_CH&quot; preferred=&quot;1&quot;&gt;&lt;name_singular&gt;Doualas&lt;/name_singular&gt;&lt;name_plural&gt;Doualas&lt;/name_plural&gt;&lt;/label&gt;" table:formula="of:=[Snippets.$B$18]&amp;[Translations.B92]&amp;[Snippets.$C$18]&amp;[Translations.B92]&amp;[Snippets.$D$18]" table:style-name="ce1">
            <text:p>&lt;label locale="fr_CH" preferred="1"&gt;&lt;name_singular&gt;Doualas&lt;/name_singular&gt;&lt;name_plural&gt;Doualas&lt;/name_plural&gt;&lt;/label&gt;</text:p>
          </table:table-cell>
          <table:table-cell office:value-type="string" office:string-value="&lt;item idno=&quot;duala&quot; enabled=&quot;1&quot; default=&quot;0&quot; value=&quot;0&quot;&gt;" table:formula="of:=[Snippets.B$15]&amp;[.B92]&amp;[Snippets.C$15]" table:style-name="ce1">
            <text:p>&lt;item idno="duala" enabled="1" default="0" value="0"&gt;</text:p>
          </table:table-cell>
          <table:table-cell office:value-type="string" office:string-value="&lt;item idno=&quot;duala&quot; enabled=&quot;1&quot; default=&quot;0&quot; value=&quot;0&quot;&gt;&lt;labels&gt;&lt;label locale=&quot;de_CH&quot; preferred=&quot;1&quot;&gt;&lt;name_singular&gt;Duala&lt;/name_singular&gt;&lt;name_plural&gt;Duala&lt;/name_plural&gt;&lt;/label&gt;&lt;label locale=&quot;fr_CH&quot; preferred=&quot;1&quot;&gt;&lt;name_singular&gt;Doualas&lt;/name_singular&gt;&lt;name_plural&gt;Doualas&lt;/name_plural&gt;&lt;/label&gt;&lt;/labels&gt;&lt;/item&gt;" table:formula="of:=[.E92]&amp;[Snippets.B$16]&amp;[.C92]&amp;[.D92]&amp;[Snippets.B$22]&amp;[Snippets.B$23]" table:style-name="ce1">
            <text:p>&lt;item idno="duala" enabled="1" default="0" value="0"&gt;&lt;labels&gt;&lt;label locale="de_CH" preferred="1"&gt;&lt;name_singular&gt;Duala&lt;/name_singular&gt;&lt;name_plural&gt;Duala&lt;/name_plural&gt;&lt;/label&gt;&lt;label locale="fr_CH" preferred="1"&gt;&lt;name_singular&gt;Doualas&lt;/name_singular&gt;&lt;name_plural&gt;Douala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Dusun" table:formula="of:=[Translations.A93]" table:style-name="ce1">
            <text:p>Dusun</text:p>
          </table:table-cell>
          <table:table-cell office:value-type="string" table:style-name="ce1">
            <text:p>dusun</text:p>
          </table:table-cell>
          <table:table-cell office:value-type="string" office:string-value="&lt;label locale=&quot;de_CH&quot; preferred=&quot;1&quot;&gt;&lt;name_singular&gt;Dusun&lt;/name_singular&gt;&lt;name_plural&gt;Dusun&lt;/name_plural&gt;&lt;/label&gt;" table:formula="of:=[Snippets.$B$17]&amp;[Translations.A93]&amp;[Snippets.$C$17]&amp;[Translations.A93]&amp;[Snippets.$D$17]" table:style-name="ce1">
            <text:p>&lt;label locale="de_CH" preferred="1"&gt;&lt;name_singular&gt;Dusun&lt;/name_singular&gt;&lt;name_plural&gt;Dusun&lt;/name_plural&gt;&lt;/label&gt;</text:p>
          </table:table-cell>
          <table:table-cell office:value-type="string" office:string-value="&lt;label locale=&quot;fr_CH&quot; preferred=&quot;1&quot;&gt;&lt;name_singular&gt;Dusuns&lt;/name_singular&gt;&lt;name_plural&gt;Dusuns&lt;/name_plural&gt;&lt;/label&gt;" table:formula="of:=[Snippets.$B$18]&amp;[Translations.B93]&amp;[Snippets.$C$18]&amp;[Translations.B93]&amp;[Snippets.$D$18]" table:style-name="ce1">
            <text:p>&lt;label locale="fr_CH" preferred="1"&gt;&lt;name_singular&gt;Dusuns&lt;/name_singular&gt;&lt;name_plural&gt;Dusuns&lt;/name_plural&gt;&lt;/label&gt;</text:p>
          </table:table-cell>
          <table:table-cell office:value-type="string" office:string-value="&lt;item idno=&quot;dusun&quot; enabled=&quot;1&quot; default=&quot;0&quot; value=&quot;0&quot;&gt;" table:formula="of:=[Snippets.B$15]&amp;[.B93]&amp;[Snippets.C$15]" table:style-name="ce1">
            <text:p>&lt;item idno="dusun" enabled="1" default="0" value="0"&gt;</text:p>
          </table:table-cell>
          <table:table-cell office:value-type="string" office:string-value="&lt;item idno=&quot;dusun&quot; enabled=&quot;1&quot; default=&quot;0&quot; value=&quot;0&quot;&gt;&lt;labels&gt;&lt;label locale=&quot;de_CH&quot; preferred=&quot;1&quot;&gt;&lt;name_singular&gt;Dusun&lt;/name_singular&gt;&lt;name_plural&gt;Dusun&lt;/name_plural&gt;&lt;/label&gt;&lt;label locale=&quot;fr_CH&quot; preferred=&quot;1&quot;&gt;&lt;name_singular&gt;Dusuns&lt;/name_singular&gt;&lt;name_plural&gt;Dusuns&lt;/name_plural&gt;&lt;/label&gt;&lt;/labels&gt;&lt;/item&gt;" table:formula="of:=[.E93]&amp;[Snippets.B$16]&amp;[.C93]&amp;[.D93]&amp;[Snippets.B$22]&amp;[Snippets.B$23]" table:style-name="ce1">
            <text:p>&lt;item idno="dusun" enabled="1" default="0" value="0"&gt;&lt;labels&gt;&lt;label locale="de_CH" preferred="1"&gt;&lt;name_singular&gt;Dusun&lt;/name_singular&gt;&lt;name_plural&gt;Dusun&lt;/name_plural&gt;&lt;/label&gt;&lt;label locale="fr_CH" preferred="1"&gt;&lt;name_singular&gt;Dusuns&lt;/name_singular&gt;&lt;name_plural&gt;Dusun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Edo" table:formula="of:=[Translations.A94]" table:style-name="ce1">
            <text:p>Edo</text:p>
          </table:table-cell>
          <table:table-cell office:value-type="string" table:style-name="ce1">
            <text:p>edo</text:p>
          </table:table-cell>
          <table:table-cell office:value-type="string" office:string-value="&lt;label locale=&quot;de_CH&quot; preferred=&quot;1&quot;&gt;&lt;name_singular&gt;Edo&lt;/name_singular&gt;&lt;name_plural&gt;Edo&lt;/name_plural&gt;&lt;/label&gt;" table:formula="of:=[Snippets.$B$17]&amp;[Translations.A94]&amp;[Snippets.$C$17]&amp;[Translations.A94]&amp;[Snippets.$D$17]" table:style-name="ce1">
            <text:p>&lt;label locale="de_CH" preferred="1"&gt;&lt;name_singular&gt;Edo&lt;/name_singular&gt;&lt;name_plural&gt;Edo&lt;/name_plural&gt;&lt;/label&gt;</text:p>
          </table:table-cell>
          <table:table-cell office:value-type="string" office:string-value="&lt;label locale=&quot;fr_CH&quot; preferred=&quot;1&quot;&gt;&lt;name_singular&gt;Edos&lt;/name_singular&gt;&lt;name_plural&gt;Edos&lt;/name_plural&gt;&lt;/label&gt;" table:formula="of:=[Snippets.$B$18]&amp;[Translations.B94]&amp;[Snippets.$C$18]&amp;[Translations.B94]&amp;[Snippets.$D$18]" table:style-name="ce1">
            <text:p>&lt;label locale="fr_CH" preferred="1"&gt;&lt;name_singular&gt;Edos&lt;/name_singular&gt;&lt;name_plural&gt;Edos&lt;/name_plural&gt;&lt;/label&gt;</text:p>
          </table:table-cell>
          <table:table-cell office:value-type="string" office:string-value="&lt;item idno=&quot;edo&quot; enabled=&quot;1&quot; default=&quot;0&quot; value=&quot;0&quot;&gt;" table:formula="of:=[Snippets.B$15]&amp;[.B94]&amp;[Snippets.C$15]" table:style-name="ce1">
            <text:p>&lt;item idno="edo" enabled="1" default="0" value="0"&gt;</text:p>
          </table:table-cell>
          <table:table-cell office:value-type="string" office:string-value="&lt;item idno=&quot;edo&quot; enabled=&quot;1&quot; default=&quot;0&quot; value=&quot;0&quot;&gt;&lt;labels&gt;&lt;label locale=&quot;de_CH&quot; preferred=&quot;1&quot;&gt;&lt;name_singular&gt;Edo&lt;/name_singular&gt;&lt;name_plural&gt;Edo&lt;/name_plural&gt;&lt;/label&gt;&lt;label locale=&quot;fr_CH&quot; preferred=&quot;1&quot;&gt;&lt;name_singular&gt;Edos&lt;/name_singular&gt;&lt;name_plural&gt;Edos&lt;/name_plural&gt;&lt;/label&gt;&lt;/labels&gt;&lt;/item&gt;" table:formula="of:=[.E94]&amp;[Snippets.B$16]&amp;[.C94]&amp;[.D94]&amp;[Snippets.B$22]&amp;[Snippets.B$23]" table:style-name="ce1">
            <text:p>&lt;item idno="edo" enabled="1" default="0" value="0"&gt;&lt;labels&gt;&lt;label locale="de_CH" preferred="1"&gt;&lt;name_singular&gt;Edo&lt;/name_singular&gt;&lt;name_plural&gt;Edo&lt;/name_plural&gt;&lt;/label&gt;&lt;label locale="fr_CH" preferred="1"&gt;&lt;name_singular&gt;Edos&lt;/name_singular&gt;&lt;name_plural&gt;Edo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Ekoi" table:formula="of:=[Translations.A95]" table:style-name="ce1">
            <text:p>Ekoi</text:p>
          </table:table-cell>
          <table:table-cell office:value-type="string" table:style-name="ce1">
            <text:p>ekoi</text:p>
          </table:table-cell>
          <table:table-cell office:value-type="string" office:string-value="&lt;label locale=&quot;de_CH&quot; preferred=&quot;1&quot;&gt;&lt;name_singular&gt;Ekoi&lt;/name_singular&gt;&lt;name_plural&gt;Ekoi&lt;/name_plural&gt;&lt;/label&gt;" table:formula="of:=[Snippets.$B$17]&amp;[Translations.A95]&amp;[Snippets.$C$17]&amp;[Translations.A95]&amp;[Snippets.$D$17]" table:style-name="ce1">
            <text:p>&lt;label locale="de_CH" preferred="1"&gt;&lt;name_singular&gt;Ekoi&lt;/name_singular&gt;&lt;name_plural&gt;Ekoi&lt;/name_plural&gt;&lt;/label&gt;</text:p>
          </table:table-cell>
          <table:table-cell office:value-type="string" office:string-value="&lt;label locale=&quot;fr_CH&quot; preferred=&quot;1&quot;&gt;&lt;name_singular&gt;Ekoï&lt;/name_singular&gt;&lt;name_plural&gt;Ekoï&lt;/name_plural&gt;&lt;/label&gt;" table:formula="of:=[Snippets.$B$18]&amp;[Translations.B95]&amp;[Snippets.$C$18]&amp;[Translations.B95]&amp;[Snippets.$D$18]" table:style-name="ce1">
            <text:p>&lt;label locale="fr_CH" preferred="1"&gt;&lt;name_singular&gt;Ekoï&lt;/name_singular&gt;&lt;name_plural&gt;Ekoï&lt;/name_plural&gt;&lt;/label&gt;</text:p>
          </table:table-cell>
          <table:table-cell office:value-type="string" office:string-value="&lt;item idno=&quot;ekoi&quot; enabled=&quot;1&quot; default=&quot;0&quot; value=&quot;0&quot;&gt;" table:formula="of:=[Snippets.B$15]&amp;[.B95]&amp;[Snippets.C$15]" table:style-name="ce1">
            <text:p>&lt;item idno="ekoi" enabled="1" default="0" value="0"&gt;</text:p>
          </table:table-cell>
          <table:table-cell office:value-type="string" office:string-value="&lt;item idno=&quot;ekoi&quot; enabled=&quot;1&quot; default=&quot;0&quot; value=&quot;0&quot;&gt;&lt;labels&gt;&lt;label locale=&quot;de_CH&quot; preferred=&quot;1&quot;&gt;&lt;name_singular&gt;Ekoi&lt;/name_singular&gt;&lt;name_plural&gt;Ekoi&lt;/name_plural&gt;&lt;/label&gt;&lt;label locale=&quot;fr_CH&quot; preferred=&quot;1&quot;&gt;&lt;name_singular&gt;Ekoï&lt;/name_singular&gt;&lt;name_plural&gt;Ekoï&lt;/name_plural&gt;&lt;/label&gt;&lt;/labels&gt;&lt;/item&gt;" table:formula="of:=[.E95]&amp;[Snippets.B$16]&amp;[.C95]&amp;[.D95]&amp;[Snippets.B$22]&amp;[Snippets.B$23]" table:style-name="ce1">
            <text:p>&lt;item idno="ekoi" enabled="1" default="0" value="0"&gt;&lt;labels&gt;&lt;label locale="de_CH" preferred="1"&gt;&lt;name_singular&gt;Ekoi&lt;/name_singular&gt;&lt;name_plural&gt;Ekoi&lt;/name_plural&gt;&lt;/label&gt;&lt;label locale="fr_CH" preferred="1"&gt;&lt;name_singular&gt;Ekoï&lt;/name_singular&gt;&lt;name_plural&gt;Ekoï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Ewe" table:formula="of:=[Translations.A96]" table:style-name="ce1">
            <text:p>Ewe</text:p>
          </table:table-cell>
          <table:table-cell office:value-type="string" table:style-name="ce1">
            <text:p>ewe</text:p>
          </table:table-cell>
          <table:table-cell office:value-type="string" office:string-value="&lt;label locale=&quot;de_CH&quot; preferred=&quot;1&quot;&gt;&lt;name_singular&gt;Ewe&lt;/name_singular&gt;&lt;name_plural&gt;Ewe&lt;/name_plural&gt;&lt;/label&gt;" table:formula="of:=[Snippets.$B$17]&amp;[Translations.A96]&amp;[Snippets.$C$17]&amp;[Translations.A96]&amp;[Snippets.$D$17]" table:style-name="ce1">
            <text:p>&lt;label locale="de_CH" preferred="1"&gt;&lt;name_singular&gt;Ewe&lt;/name_singular&gt;&lt;name_plural&gt;Ewe&lt;/name_plural&gt;&lt;/label&gt;</text:p>
          </table:table-cell>
          <table:table-cell office:value-type="string" office:string-value="&lt;label locale=&quot;fr_CH&quot; preferred=&quot;1&quot;&gt;&lt;name_singular&gt;Ewes&lt;/name_singular&gt;&lt;name_plural&gt;Ewes&lt;/name_plural&gt;&lt;/label&gt;" table:formula="of:=[Snippets.$B$18]&amp;[Translations.B96]&amp;[Snippets.$C$18]&amp;[Translations.B96]&amp;[Snippets.$D$18]" table:style-name="ce1">
            <text:p>&lt;label locale="fr_CH" preferred="1"&gt;&lt;name_singular&gt;Ewes&lt;/name_singular&gt;&lt;name_plural&gt;Ewes&lt;/name_plural&gt;&lt;/label&gt;</text:p>
          </table:table-cell>
          <table:table-cell office:value-type="string" office:string-value="&lt;item idno=&quot;ewe&quot; enabled=&quot;1&quot; default=&quot;0&quot; value=&quot;0&quot;&gt;" table:formula="of:=[Snippets.B$15]&amp;[.B96]&amp;[Snippets.C$15]" table:style-name="ce1">
            <text:p>&lt;item idno="ewe" enabled="1" default="0" value="0"&gt;</text:p>
          </table:table-cell>
          <table:table-cell office:value-type="string" office:string-value="&lt;item idno=&quot;ewe&quot; enabled=&quot;1&quot; default=&quot;0&quot; value=&quot;0&quot;&gt;&lt;labels&gt;&lt;label locale=&quot;de_CH&quot; preferred=&quot;1&quot;&gt;&lt;name_singular&gt;Ewe&lt;/name_singular&gt;&lt;name_plural&gt;Ewe&lt;/name_plural&gt;&lt;/label&gt;&lt;label locale=&quot;fr_CH&quot; preferred=&quot;1&quot;&gt;&lt;name_singular&gt;Ewes&lt;/name_singular&gt;&lt;name_plural&gt;Ewes&lt;/name_plural&gt;&lt;/label&gt;&lt;/labels&gt;&lt;/item&gt;" table:formula="of:=[.E96]&amp;[Snippets.B$16]&amp;[.C96]&amp;[.D96]&amp;[Snippets.B$22]&amp;[Snippets.B$23]" table:style-name="ce1">
            <text:p>&lt;item idno="ewe" enabled="1" default="0" value="0"&gt;&lt;labels&gt;&lt;label locale="de_CH" preferred="1"&gt;&lt;name_singular&gt;Ewe&lt;/name_singular&gt;&lt;name_plural&gt;Ewe&lt;/name_plural&gt;&lt;/label&gt;&lt;label locale="fr_CH" preferred="1"&gt;&lt;name_singular&gt;Ewes&lt;/name_singular&gt;&lt;name_plural&gt;Ew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Fang" table:formula="of:=[Translations.A97]" table:style-name="ce1">
            <text:p>Fang</text:p>
          </table:table-cell>
          <table:table-cell office:value-type="string" table:style-name="ce1">
            <text:p>fang</text:p>
          </table:table-cell>
          <table:table-cell office:value-type="string" office:string-value="&lt;label locale=&quot;de_CH&quot; preferred=&quot;1&quot;&gt;&lt;name_singular&gt;Fang&lt;/name_singular&gt;&lt;name_plural&gt;Fang&lt;/name_plural&gt;&lt;/label&gt;" table:formula="of:=[Snippets.$B$17]&amp;[Translations.A97]&amp;[Snippets.$C$17]&amp;[Translations.A97]&amp;[Snippets.$D$17]" table:style-name="ce1">
            <text:p>&lt;label locale="de_CH" preferred="1"&gt;&lt;name_singular&gt;Fang&lt;/name_singular&gt;&lt;name_plural&gt;Fang&lt;/name_plural&gt;&lt;/label&gt;</text:p>
          </table:table-cell>
          <table:table-cell office:value-type="string" office:string-value="&lt;label locale=&quot;fr_CH&quot; preferred=&quot;1&quot;&gt;&lt;name_singular&gt;Fang&lt;/name_singular&gt;&lt;name_plural&gt;Fang&lt;/name_plural&gt;&lt;/label&gt;" table:formula="of:=[Snippets.$B$18]&amp;[Translations.B97]&amp;[Snippets.$C$18]&amp;[Translations.B97]&amp;[Snippets.$D$18]" table:style-name="ce1">
            <text:p>&lt;label locale="fr_CH" preferred="1"&gt;&lt;name_singular&gt;Fang&lt;/name_singular&gt;&lt;name_plural&gt;Fang&lt;/name_plural&gt;&lt;/label&gt;</text:p>
          </table:table-cell>
          <table:table-cell office:value-type="string" office:string-value="&lt;item idno=&quot;fang&quot; enabled=&quot;1&quot; default=&quot;0&quot; value=&quot;0&quot;&gt;" table:formula="of:=[Snippets.B$15]&amp;[.B97]&amp;[Snippets.C$15]" table:style-name="ce1">
            <text:p>&lt;item idno="fang" enabled="1" default="0" value="0"&gt;</text:p>
          </table:table-cell>
          <table:table-cell office:value-type="string" office:string-value="&lt;item idno=&quot;fang&quot; enabled=&quot;1&quot; default=&quot;0&quot; value=&quot;0&quot;&gt;&lt;labels&gt;&lt;label locale=&quot;de_CH&quot; preferred=&quot;1&quot;&gt;&lt;name_singular&gt;Fang&lt;/name_singular&gt;&lt;name_plural&gt;Fang&lt;/name_plural&gt;&lt;/label&gt;&lt;label locale=&quot;fr_CH&quot; preferred=&quot;1&quot;&gt;&lt;name_singular&gt;Fang&lt;/name_singular&gt;&lt;name_plural&gt;Fang&lt;/name_plural&gt;&lt;/label&gt;&lt;/labels&gt;&lt;/item&gt;" table:formula="of:=[.E97]&amp;[Snippets.B$16]&amp;[.C97]&amp;[.D97]&amp;[Snippets.B$22]&amp;[Snippets.B$23]" table:style-name="ce1">
            <text:p>&lt;item idno="fang" enabled="1" default="0" value="0"&gt;&lt;labels&gt;&lt;label locale="de_CH" preferred="1"&gt;&lt;name_singular&gt;Fang&lt;/name_singular&gt;&lt;name_plural&gt;Fang&lt;/name_plural&gt;&lt;/label&gt;&lt;label locale="fr_CH" preferred="1"&gt;&lt;name_singular&gt;Fang&lt;/name_singular&gt;&lt;name_plural&gt;Fang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Fellahin" table:formula="of:=[Translations.A98]" table:style-name="ce1">
            <text:p>Fellahin</text:p>
          </table:table-cell>
          <table:table-cell office:value-type="string" table:style-name="ce1">
            <text:p>fellahin</text:p>
          </table:table-cell>
          <table:table-cell office:value-type="string" office:string-value="&lt;label locale=&quot;de_CH&quot; preferred=&quot;1&quot;&gt;&lt;name_singular&gt;Fellahin&lt;/name_singular&gt;&lt;name_plural&gt;Fellahin&lt;/name_plural&gt;&lt;/label&gt;" table:formula="of:=[Snippets.$B$17]&amp;[Translations.A98]&amp;[Snippets.$C$17]&amp;[Translations.A98]&amp;[Snippets.$D$17]" table:style-name="ce1">
            <text:p>&lt;label locale="de_CH" preferred="1"&gt;&lt;name_singular&gt;Fellahin&lt;/name_singular&gt;&lt;name_plural&gt;Fellahin&lt;/name_plural&gt;&lt;/label&gt;</text:p>
          </table:table-cell>
          <table:table-cell office:value-type="string" office:string-value="&lt;label locale=&quot;fr_CH&quot; preferred=&quot;1&quot;&gt;&lt;name_singular&gt;Fellah&lt;/name_singular&gt;&lt;name_plural&gt;Fellah&lt;/name_plural&gt;&lt;/label&gt;" table:formula="of:=[Snippets.$B$18]&amp;[Translations.B98]&amp;[Snippets.$C$18]&amp;[Translations.B98]&amp;[Snippets.$D$18]" table:style-name="ce1">
            <text:p>&lt;label locale="fr_CH" preferred="1"&gt;&lt;name_singular&gt;Fellah&lt;/name_singular&gt;&lt;name_plural&gt;Fellah&lt;/name_plural&gt;&lt;/label&gt;</text:p>
          </table:table-cell>
          <table:table-cell office:value-type="string" office:string-value="&lt;item idno=&quot;fellahin&quot; enabled=&quot;1&quot; default=&quot;0&quot; value=&quot;0&quot;&gt;" table:formula="of:=[Snippets.B$15]&amp;[.B98]&amp;[Snippets.C$15]" table:style-name="ce1">
            <text:p>&lt;item idno="fellahin" enabled="1" default="0" value="0"&gt;</text:p>
          </table:table-cell>
          <table:table-cell office:value-type="string" office:string-value="&lt;item idno=&quot;fellahin&quot; enabled=&quot;1&quot; default=&quot;0&quot; value=&quot;0&quot;&gt;&lt;labels&gt;&lt;label locale=&quot;de_CH&quot; preferred=&quot;1&quot;&gt;&lt;name_singular&gt;Fellahin&lt;/name_singular&gt;&lt;name_plural&gt;Fellahin&lt;/name_plural&gt;&lt;/label&gt;&lt;label locale=&quot;fr_CH&quot; preferred=&quot;1&quot;&gt;&lt;name_singular&gt;Fellah&lt;/name_singular&gt;&lt;name_plural&gt;Fellah&lt;/name_plural&gt;&lt;/label&gt;&lt;/labels&gt;&lt;/item&gt;" table:formula="of:=[.E98]&amp;[Snippets.B$16]&amp;[.C98]&amp;[.D98]&amp;[Snippets.B$22]&amp;[Snippets.B$23]" table:style-name="ce1">
            <text:p>&lt;item idno="fellahin" enabled="1" default="0" value="0"&gt;&lt;labels&gt;&lt;label locale="de_CH" preferred="1"&gt;&lt;name_singular&gt;Fellahin&lt;/name_singular&gt;&lt;name_plural&gt;Fellahin&lt;/name_plural&gt;&lt;/label&gt;&lt;label locale="fr_CH" preferred="1"&gt;&lt;name_singular&gt;Fellah&lt;/name_singular&gt;&lt;name_plural&gt;Fellah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Fuégien" table:formula="of:=[Translations.A99]" table:style-name="ce1">
            <text:p>Fuégien</text:p>
          </table:table-cell>
          <table:table-cell office:value-type="string" table:style-name="ce1">
            <text:p>fugien</text:p>
          </table:table-cell>
          <table:table-cell office:value-type="string" office:string-value="&lt;label locale=&quot;de_CH&quot; preferred=&quot;1&quot;&gt;&lt;name_singular&gt;Fuégien&lt;/name_singular&gt;&lt;name_plural&gt;Fuégien&lt;/name_plural&gt;&lt;/label&gt;" table:formula="of:=[Snippets.$B$17]&amp;[Translations.A99]&amp;[Snippets.$C$17]&amp;[Translations.A99]&amp;[Snippets.$D$17]" table:style-name="ce1">
            <text:p>&lt;label locale="de_CH" preferred="1"&gt;&lt;name_singular&gt;Fuégien&lt;/name_singular&gt;&lt;name_plural&gt;Fuégien&lt;/name_plural&gt;&lt;/label&gt;</text:p>
          </table:table-cell>
          <table:table-cell office:value-type="string" office:string-value="&lt;label locale=&quot;fr_CH&quot; preferred=&quot;1&quot;&gt;&lt;name_singular&gt;Fuégien&lt;/name_singular&gt;&lt;name_plural&gt;Fuégien&lt;/name_plural&gt;&lt;/label&gt;" table:formula="of:=[Snippets.$B$18]&amp;[Translations.B99]&amp;[Snippets.$C$18]&amp;[Translations.B99]&amp;[Snippets.$D$18]" table:style-name="ce1">
            <text:p>&lt;label locale="fr_CH" preferred="1"&gt;&lt;name_singular&gt;Fuégien&lt;/name_singular&gt;&lt;name_plural&gt;Fuégien&lt;/name_plural&gt;&lt;/label&gt;</text:p>
          </table:table-cell>
          <table:table-cell office:value-type="string" office:string-value="&lt;item idno=&quot;fugien&quot; enabled=&quot;1&quot; default=&quot;0&quot; value=&quot;0&quot;&gt;" table:formula="of:=[Snippets.B$15]&amp;[.B99]&amp;[Snippets.C$15]" table:style-name="ce1">
            <text:p>&lt;item idno="fugien" enabled="1" default="0" value="0"&gt;</text:p>
          </table:table-cell>
          <table:table-cell office:value-type="string" office:string-value="&lt;item idno=&quot;fugien&quot; enabled=&quot;1&quot; default=&quot;0&quot; value=&quot;0&quot;&gt;&lt;labels&gt;&lt;label locale=&quot;de_CH&quot; preferred=&quot;1&quot;&gt;&lt;name_singular&gt;Fuégien&lt;/name_singular&gt;&lt;name_plural&gt;Fuégien&lt;/name_plural&gt;&lt;/label&gt;&lt;label locale=&quot;fr_CH&quot; preferred=&quot;1&quot;&gt;&lt;name_singular&gt;Fuégien&lt;/name_singular&gt;&lt;name_plural&gt;Fuégien&lt;/name_plural&gt;&lt;/label&gt;&lt;/labels&gt;&lt;/item&gt;" table:formula="of:=[.E99]&amp;[Snippets.B$16]&amp;[.C99]&amp;[.D99]&amp;[Snippets.B$22]&amp;[Snippets.B$23]" table:style-name="ce1">
            <text:p>&lt;item idno="fugien" enabled="1" default="0" value="0"&gt;&lt;labels&gt;&lt;label locale="de_CH" preferred="1"&gt;&lt;name_singular&gt;Fuégien&lt;/name_singular&gt;&lt;name_plural&gt;Fuégien&lt;/name_plural&gt;&lt;/label&gt;&lt;label locale="fr_CH" preferred="1"&gt;&lt;name_singular&gt;Fuégien&lt;/name_singular&gt;&lt;name_plural&gt;Fuégien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Fulbe" table:formula="of:=[Translations.A100]" table:style-name="ce1">
            <text:p>Fulbe</text:p>
          </table:table-cell>
          <table:table-cell office:value-type="string" table:style-name="ce1">
            <text:p>fulbe</text:p>
          </table:table-cell>
          <table:table-cell office:value-type="string" office:string-value="&lt;label locale=&quot;de_CH&quot; preferred=&quot;1&quot;&gt;&lt;name_singular&gt;Fulbe&lt;/name_singular&gt;&lt;name_plural&gt;Fulbe&lt;/name_plural&gt;&lt;/label&gt;" table:formula="of:=[Snippets.$B$17]&amp;[Translations.A100]&amp;[Snippets.$C$17]&amp;[Translations.A100]&amp;[Snippets.$D$17]" table:style-name="ce1">
            <text:p>&lt;label locale="de_CH" preferred="1"&gt;&lt;name_singular&gt;Fulbe&lt;/name_singular&gt;&lt;name_plural&gt;Fulbe&lt;/name_plural&gt;&lt;/label&gt;</text:p>
          </table:table-cell>
          <table:table-cell office:value-type="string" office:string-value="&lt;label locale=&quot;fr_CH&quot; preferred=&quot;1&quot;&gt;&lt;name_singular&gt;Peuls&lt;/name_singular&gt;&lt;name_plural&gt;Peuls&lt;/name_plural&gt;&lt;/label&gt;" table:formula="of:=[Snippets.$B$18]&amp;[Translations.B100]&amp;[Snippets.$C$18]&amp;[Translations.B100]&amp;[Snippets.$D$18]" table:style-name="ce1">
            <text:p>&lt;label locale="fr_CH" preferred="1"&gt;&lt;name_singular&gt;Peuls&lt;/name_singular&gt;&lt;name_plural&gt;Peuls&lt;/name_plural&gt;&lt;/label&gt;</text:p>
          </table:table-cell>
          <table:table-cell office:value-type="string" office:string-value="&lt;item idno=&quot;fulbe&quot; enabled=&quot;1&quot; default=&quot;0&quot; value=&quot;0&quot;&gt;" table:formula="of:=[Snippets.B$15]&amp;[.B100]&amp;[Snippets.C$15]" table:style-name="ce1">
            <text:p>&lt;item idno="fulbe" enabled="1" default="0" value="0"&gt;</text:p>
          </table:table-cell>
          <table:table-cell office:value-type="string" office:string-value="&lt;item idno=&quot;fulbe&quot; enabled=&quot;1&quot; default=&quot;0&quot; value=&quot;0&quot;&gt;&lt;labels&gt;&lt;label locale=&quot;de_CH&quot; preferred=&quot;1&quot;&gt;&lt;name_singular&gt;Fulbe&lt;/name_singular&gt;&lt;name_plural&gt;Fulbe&lt;/name_plural&gt;&lt;/label&gt;&lt;label locale=&quot;fr_CH&quot; preferred=&quot;1&quot;&gt;&lt;name_singular&gt;Peuls&lt;/name_singular&gt;&lt;name_plural&gt;Peuls&lt;/name_plural&gt;&lt;/label&gt;&lt;/labels&gt;&lt;/item&gt;" table:formula="of:=[.E100]&amp;[Snippets.B$16]&amp;[.C100]&amp;[.D100]&amp;[Snippets.B$22]&amp;[Snippets.B$23]" table:style-name="ce1">
            <text:p>&lt;item idno="fulbe" enabled="1" default="0" value="0"&gt;&lt;labels&gt;&lt;label locale="de_CH" preferred="1"&gt;&lt;name_singular&gt;Fulbe&lt;/name_singular&gt;&lt;name_plural&gt;Fulbe&lt;/name_plural&gt;&lt;/label&gt;&lt;label locale="fr_CH" preferred="1"&gt;&lt;name_singular&gt;Peuls&lt;/name_singular&gt;&lt;name_plural&gt;Peul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G'bakka" table:formula="of:=[Translations.A101]" table:style-name="ce1">
            <text:p>G'bakka</text:p>
          </table:table-cell>
          <table:table-cell office:value-type="string" table:style-name="ce1">
            <text:p>gbakka</text:p>
          </table:table-cell>
          <table:table-cell office:value-type="string" office:string-value="&lt;label locale=&quot;de_CH&quot; preferred=&quot;1&quot;&gt;&lt;name_singular&gt;G'bakka&lt;/name_singular&gt;&lt;name_plural&gt;G'bakka&lt;/name_plural&gt;&lt;/label&gt;" table:formula="of:=[Snippets.$B$17]&amp;[Translations.A101]&amp;[Snippets.$C$17]&amp;[Translations.A101]&amp;[Snippets.$D$17]" table:style-name="ce1">
            <text:p>&lt;label locale="de_CH" preferred="1"&gt;&lt;name_singular&gt;G'bakka&lt;/name_singular&gt;&lt;name_plural&gt;G'bakka&lt;/name_plural&gt;&lt;/label&gt;</text:p>
          </table:table-cell>
          <table:table-cell office:value-type="string" office:string-value="&lt;label locale=&quot;fr_CH&quot; preferred=&quot;1&quot;&gt;&lt;name_singular&gt;Bwaka&lt;/name_singular&gt;&lt;name_plural&gt;Bwaka&lt;/name_plural&gt;&lt;/label&gt;" table:formula="of:=[Snippets.$B$18]&amp;[Translations.B101]&amp;[Snippets.$C$18]&amp;[Translations.B101]&amp;[Snippets.$D$18]" table:style-name="ce1">
            <text:p>&lt;label locale="fr_CH" preferred="1"&gt;&lt;name_singular&gt;Bwaka&lt;/name_singular&gt;&lt;name_plural&gt;Bwaka&lt;/name_plural&gt;&lt;/label&gt;</text:p>
          </table:table-cell>
          <table:table-cell office:value-type="string" office:string-value="&lt;item idno=&quot;gbakka&quot; enabled=&quot;1&quot; default=&quot;0&quot; value=&quot;0&quot;&gt;" table:formula="of:=[Snippets.B$15]&amp;[.B101]&amp;[Snippets.C$15]" table:style-name="ce1">
            <text:p>&lt;item idno="gbakka" enabled="1" default="0" value="0"&gt;</text:p>
          </table:table-cell>
          <table:table-cell office:value-type="string" office:string-value="&lt;item idno=&quot;gbakka&quot; enabled=&quot;1&quot; default=&quot;0&quot; value=&quot;0&quot;&gt;&lt;labels&gt;&lt;label locale=&quot;de_CH&quot; preferred=&quot;1&quot;&gt;&lt;name_singular&gt;G'bakka&lt;/name_singular&gt;&lt;name_plural&gt;G'bakka&lt;/name_plural&gt;&lt;/label&gt;&lt;label locale=&quot;fr_CH&quot; preferred=&quot;1&quot;&gt;&lt;name_singular&gt;Bwaka&lt;/name_singular&gt;&lt;name_plural&gt;Bwaka&lt;/name_plural&gt;&lt;/label&gt;&lt;/labels&gt;&lt;/item&gt;" table:formula="of:=[.E101]&amp;[Snippets.B$16]&amp;[.C101]&amp;[.D101]&amp;[Snippets.B$22]&amp;[Snippets.B$23]" table:style-name="ce1">
            <text:p>&lt;item idno="gbakka" enabled="1" default="0" value="0"&gt;&lt;labels&gt;&lt;label locale="de_CH" preferred="1"&gt;&lt;name_singular&gt;G'bakka&lt;/name_singular&gt;&lt;name_plural&gt;G'bakka&lt;/name_plural&gt;&lt;/label&gt;&lt;label locale="fr_CH" preferred="1"&gt;&lt;name_singular&gt;Bwaka&lt;/name_singular&gt;&lt;name_plural&gt;Bwak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Ga" table:formula="of:=[Translations.A102]" table:style-name="ce1">
            <text:p>Ga</text:p>
          </table:table-cell>
          <table:table-cell office:value-type="string" table:style-name="ce1">
            <text:p>ga</text:p>
          </table:table-cell>
          <table:table-cell office:value-type="string" office:string-value="&lt;label locale=&quot;de_CH&quot; preferred=&quot;1&quot;&gt;&lt;name_singular&gt;Ga&lt;/name_singular&gt;&lt;name_plural&gt;Ga&lt;/name_plural&gt;&lt;/label&gt;" table:formula="of:=[Snippets.$B$17]&amp;[Translations.A102]&amp;[Snippets.$C$17]&amp;[Translations.A102]&amp;[Snippets.$D$17]" table:style-name="ce1">
            <text:p>&lt;label locale="de_CH" preferred="1"&gt;&lt;name_singular&gt;Ga&lt;/name_singular&gt;&lt;name_plural&gt;Ga&lt;/name_plural&gt;&lt;/label&gt;</text:p>
          </table:table-cell>
          <table:table-cell office:value-type="string" office:string-value="&lt;label locale=&quot;fr_CH&quot; preferred=&quot;1&quot;&gt;&lt;name_singular&gt;Gas-Adangbe&lt;/name_singular&gt;&lt;name_plural&gt;Gas-Adangbe&lt;/name_plural&gt;&lt;/label&gt;" table:formula="of:=[Snippets.$B$18]&amp;[Translations.B102]&amp;[Snippets.$C$18]&amp;[Translations.B102]&amp;[Snippets.$D$18]" table:style-name="ce1">
            <text:p>&lt;label locale="fr_CH" preferred="1"&gt;&lt;name_singular&gt;Gas-Adangbe&lt;/name_singular&gt;&lt;name_plural&gt;Gas-Adangbe&lt;/name_plural&gt;&lt;/label&gt;</text:p>
          </table:table-cell>
          <table:table-cell office:value-type="string" office:string-value="&lt;item idno=&quot;ga&quot; enabled=&quot;1&quot; default=&quot;0&quot; value=&quot;0&quot;&gt;" table:formula="of:=[Snippets.B$15]&amp;[.B102]&amp;[Snippets.C$15]" table:style-name="ce1">
            <text:p>&lt;item idno="ga" enabled="1" default="0" value="0"&gt;</text:p>
          </table:table-cell>
          <table:table-cell office:value-type="string" office:string-value="&lt;item idno=&quot;ga&quot; enabled=&quot;1&quot; default=&quot;0&quot; value=&quot;0&quot;&gt;&lt;labels&gt;&lt;label locale=&quot;de_CH&quot; preferred=&quot;1&quot;&gt;&lt;name_singular&gt;Ga&lt;/name_singular&gt;&lt;name_plural&gt;Ga&lt;/name_plural&gt;&lt;/label&gt;&lt;label locale=&quot;fr_CH&quot; preferred=&quot;1&quot;&gt;&lt;name_singular&gt;Gas-Adangbe&lt;/name_singular&gt;&lt;name_plural&gt;Gas-Adangbe&lt;/name_plural&gt;&lt;/label&gt;&lt;/labels&gt;&lt;/item&gt;" table:formula="of:=[.E102]&amp;[Snippets.B$16]&amp;[.C102]&amp;[.D102]&amp;[Snippets.B$22]&amp;[Snippets.B$23]" table:style-name="ce1">
            <text:p>&lt;item idno="ga" enabled="1" default="0" value="0"&gt;&lt;labels&gt;&lt;label locale="de_CH" preferred="1"&gt;&lt;name_singular&gt;Ga&lt;/name_singular&gt;&lt;name_plural&gt;Ga&lt;/name_plural&gt;&lt;/label&gt;&lt;label locale="fr_CH" preferred="1"&gt;&lt;name_singular&gt;Gas-Adangbe&lt;/name_singular&gt;&lt;name_plural&gt;Gas-Adangbe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Galla" table:formula="of:=[Translations.A103]" table:style-name="ce1">
            <text:p>Galla</text:p>
          </table:table-cell>
          <table:table-cell office:value-type="string" table:style-name="ce1">
            <text:p>galla</text:p>
          </table:table-cell>
          <table:table-cell office:value-type="string" office:string-value="&lt;label locale=&quot;de_CH&quot; preferred=&quot;1&quot;&gt;&lt;name_singular&gt;Galla&lt;/name_singular&gt;&lt;name_plural&gt;Galla&lt;/name_plural&gt;&lt;/label&gt;" table:formula="of:=[Snippets.$B$17]&amp;[Translations.A103]&amp;[Snippets.$C$17]&amp;[Translations.A103]&amp;[Snippets.$D$17]" table:style-name="ce1">
            <text:p>&lt;label locale="de_CH" preferred="1"&gt;&lt;name_singular&gt;Galla&lt;/name_singular&gt;&lt;name_plural&gt;Galla&lt;/name_plural&gt;&lt;/label&gt;</text:p>
          </table:table-cell>
          <table:table-cell office:value-type="string" office:string-value="&lt;label locale=&quot;fr_CH&quot; preferred=&quot;1&quot;&gt;&lt;name_singular&gt;Galla&lt;/name_singular&gt;&lt;name_plural&gt;Galla&lt;/name_plural&gt;&lt;/label&gt;" table:formula="of:=[Snippets.$B$18]&amp;[Translations.B103]&amp;[Snippets.$C$18]&amp;[Translations.B103]&amp;[Snippets.$D$18]" table:style-name="ce1">
            <text:p>&lt;label locale="fr_CH" preferred="1"&gt;&lt;name_singular&gt;Galla&lt;/name_singular&gt;&lt;name_plural&gt;Galla&lt;/name_plural&gt;&lt;/label&gt;</text:p>
          </table:table-cell>
          <table:table-cell office:value-type="string" office:string-value="&lt;item idno=&quot;galla&quot; enabled=&quot;1&quot; default=&quot;0&quot; value=&quot;0&quot;&gt;" table:formula="of:=[Snippets.B$15]&amp;[.B103]&amp;[Snippets.C$15]" table:style-name="ce1">
            <text:p>&lt;item idno="galla" enabled="1" default="0" value="0"&gt;</text:p>
          </table:table-cell>
          <table:table-cell office:value-type="string" office:string-value="&lt;item idno=&quot;galla&quot; enabled=&quot;1&quot; default=&quot;0&quot; value=&quot;0&quot;&gt;&lt;labels&gt;&lt;label locale=&quot;de_CH&quot; preferred=&quot;1&quot;&gt;&lt;name_singular&gt;Galla&lt;/name_singular&gt;&lt;name_plural&gt;Galla&lt;/name_plural&gt;&lt;/label&gt;&lt;label locale=&quot;fr_CH&quot; preferred=&quot;1&quot;&gt;&lt;name_singular&gt;Galla&lt;/name_singular&gt;&lt;name_plural&gt;Galla&lt;/name_plural&gt;&lt;/label&gt;&lt;/labels&gt;&lt;/item&gt;" table:formula="of:=[.E103]&amp;[Snippets.B$16]&amp;[.C103]&amp;[.D103]&amp;[Snippets.B$22]&amp;[Snippets.B$23]" table:style-name="ce1">
            <text:p>&lt;item idno="galla" enabled="1" default="0" value="0"&gt;&lt;labels&gt;&lt;label locale="de_CH" preferred="1"&gt;&lt;name_singular&gt;Galla&lt;/name_singular&gt;&lt;name_plural&gt;Galla&lt;/name_plural&gt;&lt;/label&gt;&lt;label locale="fr_CH" preferred="1"&gt;&lt;name_singular&gt;Galla&lt;/name_singular&gt;&lt;name_plural&gt;Gall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Gibe" table:formula="of:=[Translations.A104]" table:style-name="ce1">
            <text:p>Gibe</text:p>
          </table:table-cell>
          <table:table-cell office:value-type="string" table:style-name="ce1">
            <text:p>gibe</text:p>
          </table:table-cell>
          <table:table-cell office:value-type="string" office:string-value="&lt;label locale=&quot;de_CH&quot; preferred=&quot;1&quot;&gt;&lt;name_singular&gt;Gibe&lt;/name_singular&gt;&lt;name_plural&gt;Gibe&lt;/name_plural&gt;&lt;/label&gt;" table:formula="of:=[Snippets.$B$17]&amp;[Translations.A104]&amp;[Snippets.$C$17]&amp;[Translations.A104]&amp;[Snippets.$D$17]" table:style-name="ce1">
            <text:p>&lt;label locale="de_CH" preferred="1"&gt;&lt;name_singular&gt;Gibe&lt;/name_singular&gt;&lt;name_plural&gt;Gibe&lt;/name_plural&gt;&lt;/label&gt;</text:p>
          </table:table-cell>
          <table:table-cell office:value-type="string" office:string-value="&lt;label locale=&quot;fr_CH&quot; preferred=&quot;1&quot;&gt;&lt;name_singular&gt;Gibe&lt;/name_singular&gt;&lt;name_plural&gt;Gibe&lt;/name_plural&gt;&lt;/label&gt;" table:formula="of:=[Snippets.$B$18]&amp;[Translations.B104]&amp;[Snippets.$C$18]&amp;[Translations.B104]&amp;[Snippets.$D$18]" table:style-name="ce1">
            <text:p>&lt;label locale="fr_CH" preferred="1"&gt;&lt;name_singular&gt;Gibe&lt;/name_singular&gt;&lt;name_plural&gt;Gibe&lt;/name_plural&gt;&lt;/label&gt;</text:p>
          </table:table-cell>
          <table:table-cell office:value-type="string" office:string-value="&lt;item idno=&quot;gibe&quot; enabled=&quot;1&quot; default=&quot;0&quot; value=&quot;0&quot;&gt;" table:formula="of:=[Snippets.B$15]&amp;[.B104]&amp;[Snippets.C$15]" table:style-name="ce1">
            <text:p>&lt;item idno="gibe" enabled="1" default="0" value="0"&gt;</text:p>
          </table:table-cell>
          <table:table-cell office:value-type="string" office:string-value="&lt;item idno=&quot;gibe&quot; enabled=&quot;1&quot; default=&quot;0&quot; value=&quot;0&quot;&gt;&lt;labels&gt;&lt;label locale=&quot;de_CH&quot; preferred=&quot;1&quot;&gt;&lt;name_singular&gt;Gibe&lt;/name_singular&gt;&lt;name_plural&gt;Gibe&lt;/name_plural&gt;&lt;/label&gt;&lt;label locale=&quot;fr_CH&quot; preferred=&quot;1&quot;&gt;&lt;name_singular&gt;Gibe&lt;/name_singular&gt;&lt;name_plural&gt;Gibe&lt;/name_plural&gt;&lt;/label&gt;&lt;/labels&gt;&lt;/item&gt;" table:formula="of:=[.E104]&amp;[Snippets.B$16]&amp;[.C104]&amp;[.D104]&amp;[Snippets.B$22]&amp;[Snippets.B$23]" table:style-name="ce1">
            <text:p>&lt;item idno="gibe" enabled="1" default="0" value="0"&gt;&lt;labels&gt;&lt;label locale="de_CH" preferred="1"&gt;&lt;name_singular&gt;Gibe&lt;/name_singular&gt;&lt;name_plural&gt;Gibe&lt;/name_plural&gt;&lt;/label&gt;&lt;label locale="fr_CH" preferred="1"&gt;&lt;name_singular&gt;Gibe&lt;/name_singular&gt;&lt;name_plural&gt;Gibe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Gilyak" table:formula="of:=[Translations.A105]" table:style-name="ce1">
            <text:p>Gilyak</text:p>
          </table:table-cell>
          <table:table-cell office:value-type="string" table:style-name="ce1">
            <text:p>gilyak</text:p>
          </table:table-cell>
          <table:table-cell office:value-type="string" office:string-value="&lt;label locale=&quot;de_CH&quot; preferred=&quot;1&quot;&gt;&lt;name_singular&gt;Gilyak&lt;/name_singular&gt;&lt;name_plural&gt;Gilyak&lt;/name_plural&gt;&lt;/label&gt;" table:formula="of:=[Snippets.$B$17]&amp;[Translations.A105]&amp;[Snippets.$C$17]&amp;[Translations.A105]&amp;[Snippets.$D$17]" table:style-name="ce1">
            <text:p>&lt;label locale="de_CH" preferred="1"&gt;&lt;name_singular&gt;Gilyak&lt;/name_singular&gt;&lt;name_plural&gt;Gilyak&lt;/name_plural&gt;&lt;/label&gt;</text:p>
          </table:table-cell>
          <table:table-cell office:value-type="string" office:string-value="&lt;label locale=&quot;fr_CH&quot; preferred=&quot;1&quot;&gt;&lt;name_singular&gt;Gilyak&lt;/name_singular&gt;&lt;name_plural&gt;Gilyak&lt;/name_plural&gt;&lt;/label&gt;" table:formula="of:=[Snippets.$B$18]&amp;[Translations.B105]&amp;[Snippets.$C$18]&amp;[Translations.B105]&amp;[Snippets.$D$18]" table:style-name="ce1">
            <text:p>&lt;label locale="fr_CH" preferred="1"&gt;&lt;name_singular&gt;Gilyak&lt;/name_singular&gt;&lt;name_plural&gt;Gilyak&lt;/name_plural&gt;&lt;/label&gt;</text:p>
          </table:table-cell>
          <table:table-cell office:value-type="string" office:string-value="&lt;item idno=&quot;gilyak&quot; enabled=&quot;1&quot; default=&quot;0&quot; value=&quot;0&quot;&gt;" table:formula="of:=[Snippets.B$15]&amp;[.B105]&amp;[Snippets.C$15]" table:style-name="ce1">
            <text:p>&lt;item idno="gilyak" enabled="1" default="0" value="0"&gt;</text:p>
          </table:table-cell>
          <table:table-cell office:value-type="string" office:string-value="&lt;item idno=&quot;gilyak&quot; enabled=&quot;1&quot; default=&quot;0&quot; value=&quot;0&quot;&gt;&lt;labels&gt;&lt;label locale=&quot;de_CH&quot; preferred=&quot;1&quot;&gt;&lt;name_singular&gt;Gilyak&lt;/name_singular&gt;&lt;name_plural&gt;Gilyak&lt;/name_plural&gt;&lt;/label&gt;&lt;label locale=&quot;fr_CH&quot; preferred=&quot;1&quot;&gt;&lt;name_singular&gt;Gilyak&lt;/name_singular&gt;&lt;name_plural&gt;Gilyak&lt;/name_plural&gt;&lt;/label&gt;&lt;/labels&gt;&lt;/item&gt;" table:formula="of:=[.E105]&amp;[Snippets.B$16]&amp;[.C105]&amp;[.D105]&amp;[Snippets.B$22]&amp;[Snippets.B$23]" table:style-name="ce1">
            <text:p>&lt;item idno="gilyak" enabled="1" default="0" value="0"&gt;&lt;labels&gt;&lt;label locale="de_CH" preferred="1"&gt;&lt;name_singular&gt;Gilyak&lt;/name_singular&gt;&lt;name_plural&gt;Gilyak&lt;/name_plural&gt;&lt;/label&gt;&lt;label locale="fr_CH" preferred="1"&gt;&lt;name_singular&gt;Gilyak&lt;/name_singular&gt;&lt;name_plural&gt;Gilyak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Gogodala" table:formula="of:=[Translations.A106]" table:style-name="ce1">
            <text:p>Gogodala</text:p>
          </table:table-cell>
          <table:table-cell office:value-type="string" table:style-name="ce1">
            <text:p>gogodala</text:p>
          </table:table-cell>
          <table:table-cell office:value-type="string" office:string-value="&lt;label locale=&quot;de_CH&quot; preferred=&quot;1&quot;&gt;&lt;name_singular&gt;Gogodala&lt;/name_singular&gt;&lt;name_plural&gt;Gogodala&lt;/name_plural&gt;&lt;/label&gt;" table:formula="of:=[Snippets.$B$17]&amp;[Translations.A106]&amp;[Snippets.$C$17]&amp;[Translations.A106]&amp;[Snippets.$D$17]" table:style-name="ce1">
            <text:p>&lt;label locale="de_CH" preferred="1"&gt;&lt;name_singular&gt;Gogodala&lt;/name_singular&gt;&lt;name_plural&gt;Gogodala&lt;/name_plural&gt;&lt;/label&gt;</text:p>
          </table:table-cell>
          <table:table-cell office:value-type="string" office:string-value="&lt;label locale=&quot;fr_CH&quot; preferred=&quot;1&quot;&gt;&lt;name_singular&gt;Gogodara&lt;/name_singular&gt;&lt;name_plural&gt;Gogodara&lt;/name_plural&gt;&lt;/label&gt;" table:formula="of:=[Snippets.$B$18]&amp;[Translations.B106]&amp;[Snippets.$C$18]&amp;[Translations.B106]&amp;[Snippets.$D$18]" table:style-name="ce1">
            <text:p>&lt;label locale="fr_CH" preferred="1"&gt;&lt;name_singular&gt;Gogodara&lt;/name_singular&gt;&lt;name_plural&gt;Gogodara&lt;/name_plural&gt;&lt;/label&gt;</text:p>
          </table:table-cell>
          <table:table-cell office:value-type="string" office:string-value="&lt;item idno=&quot;gogodala&quot; enabled=&quot;1&quot; default=&quot;0&quot; value=&quot;0&quot;&gt;" table:formula="of:=[Snippets.B$15]&amp;[.B106]&amp;[Snippets.C$15]" table:style-name="ce1">
            <text:p>&lt;item idno="gogodala" enabled="1" default="0" value="0"&gt;</text:p>
          </table:table-cell>
          <table:table-cell office:value-type="string" office:string-value="&lt;item idno=&quot;gogodala&quot; enabled=&quot;1&quot; default=&quot;0&quot; value=&quot;0&quot;&gt;&lt;labels&gt;&lt;label locale=&quot;de_CH&quot; preferred=&quot;1&quot;&gt;&lt;name_singular&gt;Gogodala&lt;/name_singular&gt;&lt;name_plural&gt;Gogodala&lt;/name_plural&gt;&lt;/label&gt;&lt;label locale=&quot;fr_CH&quot; preferred=&quot;1&quot;&gt;&lt;name_singular&gt;Gogodara&lt;/name_singular&gt;&lt;name_plural&gt;Gogodara&lt;/name_plural&gt;&lt;/label&gt;&lt;/labels&gt;&lt;/item&gt;" table:formula="of:=[.E106]&amp;[Snippets.B$16]&amp;[.C106]&amp;[.D106]&amp;[Snippets.B$22]&amp;[Snippets.B$23]" table:style-name="ce1">
            <text:p>&lt;item idno="gogodala" enabled="1" default="0" value="0"&gt;&lt;labels&gt;&lt;label locale="de_CH" preferred="1"&gt;&lt;name_singular&gt;Gogodala&lt;/name_singular&gt;&lt;name_plural&gt;Gogodala&lt;/name_plural&gt;&lt;/label&gt;&lt;label locale="fr_CH" preferred="1"&gt;&lt;name_singular&gt;Gogodara&lt;/name_singular&gt;&lt;name_plural&gt;Gogodar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Gorontalo" table:formula="of:=[Translations.A107]" table:style-name="ce1">
            <text:p>Gorontalo</text:p>
          </table:table-cell>
          <table:table-cell office:value-type="string" table:style-name="ce1">
            <text:p>gorontalo</text:p>
          </table:table-cell>
          <table:table-cell office:value-type="string" office:string-value="&lt;label locale=&quot;de_CH&quot; preferred=&quot;1&quot;&gt;&lt;name_singular&gt;Gorontalo&lt;/name_singular&gt;&lt;name_plural&gt;Gorontalo&lt;/name_plural&gt;&lt;/label&gt;" table:formula="of:=[Snippets.$B$17]&amp;[Translations.A107]&amp;[Snippets.$C$17]&amp;[Translations.A107]&amp;[Snippets.$D$17]" table:style-name="ce1">
            <text:p>&lt;label locale="de_CH" preferred="1"&gt;&lt;name_singular&gt;Gorontalo&lt;/name_singular&gt;&lt;name_plural&gt;Gorontalo&lt;/name_plural&gt;&lt;/label&gt;</text:p>
          </table:table-cell>
          <table:table-cell office:value-type="string" office:string-value="&lt;label locale=&quot;fr_CH&quot; preferred=&quot;1&quot;&gt;&lt;name_singular&gt;Gorontalo&lt;/name_singular&gt;&lt;name_plural&gt;Gorontalo&lt;/name_plural&gt;&lt;/label&gt;" table:formula="of:=[Snippets.$B$18]&amp;[Translations.B107]&amp;[Snippets.$C$18]&amp;[Translations.B107]&amp;[Snippets.$D$18]" table:style-name="ce1">
            <text:p>&lt;label locale="fr_CH" preferred="1"&gt;&lt;name_singular&gt;Gorontalo&lt;/name_singular&gt;&lt;name_plural&gt;Gorontalo&lt;/name_plural&gt;&lt;/label&gt;</text:p>
          </table:table-cell>
          <table:table-cell office:value-type="string" office:string-value="&lt;item idno=&quot;gorontalo&quot; enabled=&quot;1&quot; default=&quot;0&quot; value=&quot;0&quot;&gt;" table:formula="of:=[Snippets.B$15]&amp;[.B107]&amp;[Snippets.C$15]" table:style-name="ce1">
            <text:p>&lt;item idno="gorontalo" enabled="1" default="0" value="0"&gt;</text:p>
          </table:table-cell>
          <table:table-cell office:value-type="string" office:string-value="&lt;item idno=&quot;gorontalo&quot; enabled=&quot;1&quot; default=&quot;0&quot; value=&quot;0&quot;&gt;&lt;labels&gt;&lt;label locale=&quot;de_CH&quot; preferred=&quot;1&quot;&gt;&lt;name_singular&gt;Gorontalo&lt;/name_singular&gt;&lt;name_plural&gt;Gorontalo&lt;/name_plural&gt;&lt;/label&gt;&lt;label locale=&quot;fr_CH&quot; preferred=&quot;1&quot;&gt;&lt;name_singular&gt;Gorontalo&lt;/name_singular&gt;&lt;name_plural&gt;Gorontalo&lt;/name_plural&gt;&lt;/label&gt;&lt;/labels&gt;&lt;/item&gt;" table:formula="of:=[.E107]&amp;[Snippets.B$16]&amp;[.C107]&amp;[.D107]&amp;[Snippets.B$22]&amp;[Snippets.B$23]" table:style-name="ce1">
            <text:p>&lt;item idno="gorontalo" enabled="1" default="0" value="0"&gt;&lt;labels&gt;&lt;label locale="de_CH" preferred="1"&gt;&lt;name_singular&gt;Gorontalo&lt;/name_singular&gt;&lt;name_plural&gt;Gorontalo&lt;/name_plural&gt;&lt;/label&gt;&lt;label locale="fr_CH" preferred="1"&gt;&lt;name_singular&gt;Gorontalo&lt;/name_singular&gt;&lt;name_plural&gt;Gorontal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Guajira" table:formula="of:=[Translations.A108]" table:style-name="ce1">
            <text:p>Guajira</text:p>
          </table:table-cell>
          <table:table-cell office:value-type="string" table:style-name="ce1">
            <text:p>guajira</text:p>
          </table:table-cell>
          <table:table-cell office:value-type="string" office:string-value="&lt;label locale=&quot;de_CH&quot; preferred=&quot;1&quot;&gt;&lt;name_singular&gt;Guajira&lt;/name_singular&gt;&lt;name_plural&gt;Guajira&lt;/name_plural&gt;&lt;/label&gt;" table:formula="of:=[Snippets.$B$17]&amp;[Translations.A108]&amp;[Snippets.$C$17]&amp;[Translations.A108]&amp;[Snippets.$D$17]" table:style-name="ce1">
            <text:p>&lt;label locale="de_CH" preferred="1"&gt;&lt;name_singular&gt;Guajira&lt;/name_singular&gt;&lt;name_plural&gt;Guajira&lt;/name_plural&gt;&lt;/label&gt;</text:p>
          </table:table-cell>
          <table:table-cell office:value-type="string" office:string-value="&lt;label locale=&quot;fr_CH&quot; preferred=&quot;1&quot;&gt;&lt;name_singular&gt;Guajira&lt;/name_singular&gt;&lt;name_plural&gt;Guajira&lt;/name_plural&gt;&lt;/label&gt;" table:formula="of:=[Snippets.$B$18]&amp;[Translations.B108]&amp;[Snippets.$C$18]&amp;[Translations.B108]&amp;[Snippets.$D$18]" table:style-name="ce1">
            <text:p>&lt;label locale="fr_CH" preferred="1"&gt;&lt;name_singular&gt;Guajira&lt;/name_singular&gt;&lt;name_plural&gt;Guajira&lt;/name_plural&gt;&lt;/label&gt;</text:p>
          </table:table-cell>
          <table:table-cell office:value-type="string" office:string-value="&lt;item idno=&quot;guajira&quot; enabled=&quot;1&quot; default=&quot;0&quot; value=&quot;0&quot;&gt;" table:formula="of:=[Snippets.B$15]&amp;[.B108]&amp;[Snippets.C$15]" table:style-name="ce1">
            <text:p>&lt;item idno="guajira" enabled="1" default="0" value="0"&gt;</text:p>
          </table:table-cell>
          <table:table-cell office:value-type="string" office:string-value="&lt;item idno=&quot;guajira&quot; enabled=&quot;1&quot; default=&quot;0&quot; value=&quot;0&quot;&gt;&lt;labels&gt;&lt;label locale=&quot;de_CH&quot; preferred=&quot;1&quot;&gt;&lt;name_singular&gt;Guajira&lt;/name_singular&gt;&lt;name_plural&gt;Guajira&lt;/name_plural&gt;&lt;/label&gt;&lt;label locale=&quot;fr_CH&quot; preferred=&quot;1&quot;&gt;&lt;name_singular&gt;Guajira&lt;/name_singular&gt;&lt;name_plural&gt;Guajira&lt;/name_plural&gt;&lt;/label&gt;&lt;/labels&gt;&lt;/item&gt;" table:formula="of:=[.E108]&amp;[Snippets.B$16]&amp;[.C108]&amp;[.D108]&amp;[Snippets.B$22]&amp;[Snippets.B$23]" table:style-name="ce1">
            <text:p>&lt;item idno="guajira" enabled="1" default="0" value="0"&gt;&lt;labels&gt;&lt;label locale="de_CH" preferred="1"&gt;&lt;name_singular&gt;Guajira&lt;/name_singular&gt;&lt;name_plural&gt;Guajira&lt;/name_plural&gt;&lt;/label&gt;&lt;label locale="fr_CH" preferred="1"&gt;&lt;name_singular&gt;Guajira&lt;/name_singular&gt;&lt;name_plural&gt;Guajir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Guaraní" table:formula="of:=[Translations.A109]" table:style-name="ce1">
            <text:p>Guaraní</text:p>
          </table:table-cell>
          <table:table-cell office:value-type="string" table:style-name="ce1">
            <text:p>guaran</text:p>
          </table:table-cell>
          <table:table-cell office:value-type="string" office:string-value="&lt;label locale=&quot;de_CH&quot; preferred=&quot;1&quot;&gt;&lt;name_singular&gt;Guaraní&lt;/name_singular&gt;&lt;name_plural&gt;Guaraní&lt;/name_plural&gt;&lt;/label&gt;" table:formula="of:=[Snippets.$B$17]&amp;[Translations.A109]&amp;[Snippets.$C$17]&amp;[Translations.A109]&amp;[Snippets.$D$17]" table:style-name="ce1">
            <text:p>&lt;label locale="de_CH" preferred="1"&gt;&lt;name_singular&gt;Guaraní&lt;/name_singular&gt;&lt;name_plural&gt;Guaraní&lt;/name_plural&gt;&lt;/label&gt;</text:p>
          </table:table-cell>
          <table:table-cell office:value-type="string" office:string-value="&lt;label locale=&quot;fr_CH&quot; preferred=&quot;1&quot;&gt;&lt;name_singular&gt;Guaraní&lt;/name_singular&gt;&lt;name_plural&gt;Guaraní&lt;/name_plural&gt;&lt;/label&gt;" table:formula="of:=[Snippets.$B$18]&amp;[Translations.B109]&amp;[Snippets.$C$18]&amp;[Translations.B109]&amp;[Snippets.$D$18]" table:style-name="ce1">
            <text:p>&lt;label locale="fr_CH" preferred="1"&gt;&lt;name_singular&gt;Guaraní&lt;/name_singular&gt;&lt;name_plural&gt;Guaraní&lt;/name_plural&gt;&lt;/label&gt;</text:p>
          </table:table-cell>
          <table:table-cell office:value-type="string" office:string-value="&lt;item idno=&quot;guaran&quot; enabled=&quot;1&quot; default=&quot;0&quot; value=&quot;0&quot;&gt;" table:formula="of:=[Snippets.B$15]&amp;[.B109]&amp;[Snippets.C$15]" table:style-name="ce1">
            <text:p>&lt;item idno="guaran" enabled="1" default="0" value="0"&gt;</text:p>
          </table:table-cell>
          <table:table-cell office:value-type="string" office:string-value="&lt;item idno=&quot;guaran&quot; enabled=&quot;1&quot; default=&quot;0&quot; value=&quot;0&quot;&gt;&lt;labels&gt;&lt;label locale=&quot;de_CH&quot; preferred=&quot;1&quot;&gt;&lt;name_singular&gt;Guaraní&lt;/name_singular&gt;&lt;name_plural&gt;Guaraní&lt;/name_plural&gt;&lt;/label&gt;&lt;label locale=&quot;fr_CH&quot; preferred=&quot;1&quot;&gt;&lt;name_singular&gt;Guaraní&lt;/name_singular&gt;&lt;name_plural&gt;Guaraní&lt;/name_plural&gt;&lt;/label&gt;&lt;/labels&gt;&lt;/item&gt;" table:formula="of:=[.E109]&amp;[Snippets.B$16]&amp;[.C109]&amp;[.D109]&amp;[Snippets.B$22]&amp;[Snippets.B$23]" table:style-name="ce1">
            <text:p>&lt;item idno="guaran" enabled="1" default="0" value="0"&gt;&lt;labels&gt;&lt;label locale="de_CH" preferred="1"&gt;&lt;name_singular&gt;Guaraní&lt;/name_singular&gt;&lt;name_plural&gt;Guaraní&lt;/name_plural&gt;&lt;/label&gt;&lt;label locale="fr_CH" preferred="1"&gt;&lt;name_singular&gt;Guaraní&lt;/name_singular&gt;&lt;name_plural&gt;Guaraní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Guatuso" table:formula="of:=[Translations.A110]" table:style-name="ce1">
            <text:p>Guatuso</text:p>
          </table:table-cell>
          <table:table-cell office:value-type="string" table:style-name="ce1">
            <text:p>guatuso</text:p>
          </table:table-cell>
          <table:table-cell office:value-type="string" office:string-value="&lt;label locale=&quot;de_CH&quot; preferred=&quot;1&quot;&gt;&lt;name_singular&gt;Guatuso&lt;/name_singular&gt;&lt;name_plural&gt;Guatuso&lt;/name_plural&gt;&lt;/label&gt;" table:formula="of:=[Snippets.$B$17]&amp;[Translations.A110]&amp;[Snippets.$C$17]&amp;[Translations.A110]&amp;[Snippets.$D$17]" table:style-name="ce1">
            <text:p>&lt;label locale="de_CH" preferred="1"&gt;&lt;name_singular&gt;Guatuso&lt;/name_singular&gt;&lt;name_plural&gt;Guatuso&lt;/name_plural&gt;&lt;/label&gt;</text:p>
          </table:table-cell>
          <table:table-cell office:value-type="string" office:string-value="&lt;label locale=&quot;fr_CH&quot; preferred=&quot;1&quot;&gt;&lt;name_singular&gt;Guatuso&lt;/name_singular&gt;&lt;name_plural&gt;Guatuso&lt;/name_plural&gt;&lt;/label&gt;" table:formula="of:=[Snippets.$B$18]&amp;[Translations.B110]&amp;[Snippets.$C$18]&amp;[Translations.B110]&amp;[Snippets.$D$18]" table:style-name="ce1">
            <text:p>&lt;label locale="fr_CH" preferred="1"&gt;&lt;name_singular&gt;Guatuso&lt;/name_singular&gt;&lt;name_plural&gt;Guatuso&lt;/name_plural&gt;&lt;/label&gt;</text:p>
          </table:table-cell>
          <table:table-cell office:value-type="string" office:string-value="&lt;item idno=&quot;guatuso&quot; enabled=&quot;1&quot; default=&quot;0&quot; value=&quot;0&quot;&gt;" table:formula="of:=[Snippets.B$15]&amp;[.B110]&amp;[Snippets.C$15]" table:style-name="ce1">
            <text:p>&lt;item idno="guatuso" enabled="1" default="0" value="0"&gt;</text:p>
          </table:table-cell>
          <table:table-cell office:value-type="string" office:string-value="&lt;item idno=&quot;guatuso&quot; enabled=&quot;1&quot; default=&quot;0&quot; value=&quot;0&quot;&gt;&lt;labels&gt;&lt;label locale=&quot;de_CH&quot; preferred=&quot;1&quot;&gt;&lt;name_singular&gt;Guatuso&lt;/name_singular&gt;&lt;name_plural&gt;Guatuso&lt;/name_plural&gt;&lt;/label&gt;&lt;label locale=&quot;fr_CH&quot; preferred=&quot;1&quot;&gt;&lt;name_singular&gt;Guatuso&lt;/name_singular&gt;&lt;name_plural&gt;Guatuso&lt;/name_plural&gt;&lt;/label&gt;&lt;/labels&gt;&lt;/item&gt;" table:formula="of:=[.E110]&amp;[Snippets.B$16]&amp;[.C110]&amp;[.D110]&amp;[Snippets.B$22]&amp;[Snippets.B$23]" table:style-name="ce1">
            <text:p>&lt;item idno="guatuso" enabled="1" default="0" value="0"&gt;&lt;labels&gt;&lt;label locale="de_CH" preferred="1"&gt;&lt;name_singular&gt;Guatuso&lt;/name_singular&gt;&lt;name_plural&gt;Guatuso&lt;/name_plural&gt;&lt;/label&gt;&lt;label locale="fr_CH" preferred="1"&gt;&lt;name_singular&gt;Guatuso&lt;/name_singular&gt;&lt;name_plural&gt;Guatus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Guro" table:formula="of:=[Translations.A111]" table:style-name="ce1">
            <text:p>Guro</text:p>
          </table:table-cell>
          <table:table-cell office:value-type="string" table:style-name="ce1">
            <text:p>guro</text:p>
          </table:table-cell>
          <table:table-cell office:value-type="string" office:string-value="&lt;label locale=&quot;de_CH&quot; preferred=&quot;1&quot;&gt;&lt;name_singular&gt;Guro&lt;/name_singular&gt;&lt;name_plural&gt;Guro&lt;/name_plural&gt;&lt;/label&gt;" table:formula="of:=[Snippets.$B$17]&amp;[Translations.A111]&amp;[Snippets.$C$17]&amp;[Translations.A111]&amp;[Snippets.$D$17]" table:style-name="ce1">
            <text:p>&lt;label locale="de_CH" preferred="1"&gt;&lt;name_singular&gt;Guro&lt;/name_singular&gt;&lt;name_plural&gt;Guro&lt;/name_plural&gt;&lt;/label&gt;</text:p>
          </table:table-cell>
          <table:table-cell office:value-type="string" office:string-value="&lt;label locale=&quot;fr_CH&quot; preferred=&quot;1&quot;&gt;&lt;name_singular&gt;Gouro&lt;/name_singular&gt;&lt;name_plural&gt;Gouro&lt;/name_plural&gt;&lt;/label&gt;" table:formula="of:=[Snippets.$B$18]&amp;[Translations.B111]&amp;[Snippets.$C$18]&amp;[Translations.B111]&amp;[Snippets.$D$18]" table:style-name="ce1">
            <text:p>&lt;label locale="fr_CH" preferred="1"&gt;&lt;name_singular&gt;Gouro&lt;/name_singular&gt;&lt;name_plural&gt;Gouro&lt;/name_plural&gt;&lt;/label&gt;</text:p>
          </table:table-cell>
          <table:table-cell office:value-type="string" office:string-value="&lt;item idno=&quot;guro&quot; enabled=&quot;1&quot; default=&quot;0&quot; value=&quot;0&quot;&gt;" table:formula="of:=[Snippets.B$15]&amp;[.B111]&amp;[Snippets.C$15]" table:style-name="ce1">
            <text:p>&lt;item idno="guro" enabled="1" default="0" value="0"&gt;</text:p>
          </table:table-cell>
          <table:table-cell office:value-type="string" office:string-value="&lt;item idno=&quot;guro&quot; enabled=&quot;1&quot; default=&quot;0&quot; value=&quot;0&quot;&gt;&lt;labels&gt;&lt;label locale=&quot;de_CH&quot; preferred=&quot;1&quot;&gt;&lt;name_singular&gt;Guro&lt;/name_singular&gt;&lt;name_plural&gt;Guro&lt;/name_plural&gt;&lt;/label&gt;&lt;label locale=&quot;fr_CH&quot; preferred=&quot;1&quot;&gt;&lt;name_singular&gt;Gouro&lt;/name_singular&gt;&lt;name_plural&gt;Gouro&lt;/name_plural&gt;&lt;/label&gt;&lt;/labels&gt;&lt;/item&gt;" table:formula="of:=[.E111]&amp;[Snippets.B$16]&amp;[.C111]&amp;[.D111]&amp;[Snippets.B$22]&amp;[Snippets.B$23]" table:style-name="ce1">
            <text:p>&lt;item idno="guro" enabled="1" default="0" value="0"&gt;&lt;labels&gt;&lt;label locale="de_CH" preferred="1"&gt;&lt;name_singular&gt;Guro&lt;/name_singular&gt;&lt;name_plural&gt;Guro&lt;/name_plural&gt;&lt;/label&gt;&lt;label locale="fr_CH" preferred="1"&gt;&lt;name_singular&gt;Gouro&lt;/name_singular&gt;&lt;name_plural&gt;Gour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Habe" table:formula="of:=[Translations.A112]" table:style-name="ce1">
            <text:p>Habe</text:p>
          </table:table-cell>
          <table:table-cell office:value-type="string" table:style-name="ce1">
            <text:p>habe</text:p>
          </table:table-cell>
          <table:table-cell office:value-type="string" office:string-value="&lt;label locale=&quot;de_CH&quot; preferred=&quot;1&quot;&gt;&lt;name_singular&gt;Habe&lt;/name_singular&gt;&lt;name_plural&gt;Habe&lt;/name_plural&gt;&lt;/label&gt;" table:formula="of:=[Snippets.$B$17]&amp;[Translations.A112]&amp;[Snippets.$C$17]&amp;[Translations.A112]&amp;[Snippets.$D$17]" table:style-name="ce1">
            <text:p>&lt;label locale="de_CH" preferred="1"&gt;&lt;name_singular&gt;Habe&lt;/name_singular&gt;&lt;name_plural&gt;Habe&lt;/name_plural&gt;&lt;/label&gt;</text:p>
          </table:table-cell>
          <table:table-cell office:value-type="string" office:string-value="&lt;label locale=&quot;fr_CH&quot; preferred=&quot;1&quot;&gt;&lt;name_singular&gt;Habe&lt;/name_singular&gt;&lt;name_plural&gt;Habe&lt;/name_plural&gt;&lt;/label&gt;" table:formula="of:=[Snippets.$B$18]&amp;[Translations.B112]&amp;[Snippets.$C$18]&amp;[Translations.B112]&amp;[Snippets.$D$18]" table:style-name="ce1">
            <text:p>&lt;label locale="fr_CH" preferred="1"&gt;&lt;name_singular&gt;Habe&lt;/name_singular&gt;&lt;name_plural&gt;Habe&lt;/name_plural&gt;&lt;/label&gt;</text:p>
          </table:table-cell>
          <table:table-cell office:value-type="string" office:string-value="&lt;item idno=&quot;habe&quot; enabled=&quot;1&quot; default=&quot;0&quot; value=&quot;0&quot;&gt;" table:formula="of:=[Snippets.B$15]&amp;[.B112]&amp;[Snippets.C$15]" table:style-name="ce1">
            <text:p>&lt;item idno="habe" enabled="1" default="0" value="0"&gt;</text:p>
          </table:table-cell>
          <table:table-cell office:value-type="string" office:string-value="&lt;item idno=&quot;habe&quot; enabled=&quot;1&quot; default=&quot;0&quot; value=&quot;0&quot;&gt;&lt;labels&gt;&lt;label locale=&quot;de_CH&quot; preferred=&quot;1&quot;&gt;&lt;name_singular&gt;Habe&lt;/name_singular&gt;&lt;name_plural&gt;Habe&lt;/name_plural&gt;&lt;/label&gt;&lt;label locale=&quot;fr_CH&quot; preferred=&quot;1&quot;&gt;&lt;name_singular&gt;Habe&lt;/name_singular&gt;&lt;name_plural&gt;Habe&lt;/name_plural&gt;&lt;/label&gt;&lt;/labels&gt;&lt;/item&gt;" table:formula="of:=[.E112]&amp;[Snippets.B$16]&amp;[.C112]&amp;[.D112]&amp;[Snippets.B$22]&amp;[Snippets.B$23]" table:style-name="ce1">
            <text:p>&lt;item idno="habe" enabled="1" default="0" value="0"&gt;&lt;labels&gt;&lt;label locale="de_CH" preferred="1"&gt;&lt;name_singular&gt;Habe&lt;/name_singular&gt;&lt;name_plural&gt;Habe&lt;/name_plural&gt;&lt;/label&gt;&lt;label locale="fr_CH" preferred="1"&gt;&lt;name_singular&gt;Habe&lt;/name_singular&gt;&lt;name_plural&gt;Habe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Hadendoa" table:formula="of:=[Translations.A113]" table:style-name="ce1">
            <text:p>Hadendoa</text:p>
          </table:table-cell>
          <table:table-cell office:value-type="string" table:style-name="ce1">
            <text:p>hadendoa</text:p>
          </table:table-cell>
          <table:table-cell office:value-type="string" office:string-value="&lt;label locale=&quot;de_CH&quot; preferred=&quot;1&quot;&gt;&lt;name_singular&gt;Hadendoa&lt;/name_singular&gt;&lt;name_plural&gt;Hadendoa&lt;/name_plural&gt;&lt;/label&gt;" table:formula="of:=[Snippets.$B$17]&amp;[Translations.A113]&amp;[Snippets.$C$17]&amp;[Translations.A113]&amp;[Snippets.$D$17]" table:style-name="ce1">
            <text:p>&lt;label locale="de_CH" preferred="1"&gt;&lt;name_singular&gt;Hadendoa&lt;/name_singular&gt;&lt;name_plural&gt;Hadendoa&lt;/name_plural&gt;&lt;/label&gt;</text:p>
          </table:table-cell>
          <table:table-cell office:value-type="string" office:string-value="&lt;label locale=&quot;fr_CH&quot; preferred=&quot;1&quot;&gt;&lt;name_singular&gt;Hadendoa&lt;/name_singular&gt;&lt;name_plural&gt;Hadendoa&lt;/name_plural&gt;&lt;/label&gt;" table:formula="of:=[Snippets.$B$18]&amp;[Translations.B113]&amp;[Snippets.$C$18]&amp;[Translations.B113]&amp;[Snippets.$D$18]" table:style-name="ce1">
            <text:p>&lt;label locale="fr_CH" preferred="1"&gt;&lt;name_singular&gt;Hadendoa&lt;/name_singular&gt;&lt;name_plural&gt;Hadendoa&lt;/name_plural&gt;&lt;/label&gt;</text:p>
          </table:table-cell>
          <table:table-cell office:value-type="string" office:string-value="&lt;item idno=&quot;hadendoa&quot; enabled=&quot;1&quot; default=&quot;0&quot; value=&quot;0&quot;&gt;" table:formula="of:=[Snippets.B$15]&amp;[.B113]&amp;[Snippets.C$15]" table:style-name="ce1">
            <text:p>&lt;item idno="hadendoa" enabled="1" default="0" value="0"&gt;</text:p>
          </table:table-cell>
          <table:table-cell office:value-type="string" office:string-value="&lt;item idno=&quot;hadendoa&quot; enabled=&quot;1&quot; default=&quot;0&quot; value=&quot;0&quot;&gt;&lt;labels&gt;&lt;label locale=&quot;de_CH&quot; preferred=&quot;1&quot;&gt;&lt;name_singular&gt;Hadendoa&lt;/name_singular&gt;&lt;name_plural&gt;Hadendoa&lt;/name_plural&gt;&lt;/label&gt;&lt;label locale=&quot;fr_CH&quot; preferred=&quot;1&quot;&gt;&lt;name_singular&gt;Hadendoa&lt;/name_singular&gt;&lt;name_plural&gt;Hadendoa&lt;/name_plural&gt;&lt;/label&gt;&lt;/labels&gt;&lt;/item&gt;" table:formula="of:=[.E113]&amp;[Snippets.B$16]&amp;[.C113]&amp;[.D113]&amp;[Snippets.B$22]&amp;[Snippets.B$23]" table:style-name="ce1">
            <text:p>&lt;item idno="hadendoa" enabled="1" default="0" value="0"&gt;&lt;labels&gt;&lt;label locale="de_CH" preferred="1"&gt;&lt;name_singular&gt;Hadendoa&lt;/name_singular&gt;&lt;name_plural&gt;Hadendoa&lt;/name_plural&gt;&lt;/label&gt;&lt;label locale="fr_CH" preferred="1"&gt;&lt;name_singular&gt;Hadendoa&lt;/name_singular&gt;&lt;name_plural&gt;Hadendo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Hakka" table:formula="of:=[Translations.A114]" table:style-name="ce1">
            <text:p>Hakka</text:p>
          </table:table-cell>
          <table:table-cell office:value-type="string" table:style-name="ce1">
            <text:p>hakka</text:p>
          </table:table-cell>
          <table:table-cell office:value-type="string" office:string-value="&lt;label locale=&quot;de_CH&quot; preferred=&quot;1&quot;&gt;&lt;name_singular&gt;Hakka&lt;/name_singular&gt;&lt;name_plural&gt;Hakka&lt;/name_plural&gt;&lt;/label&gt;" table:formula="of:=[Snippets.$B$17]&amp;[Translations.A114]&amp;[Snippets.$C$17]&amp;[Translations.A114]&amp;[Snippets.$D$17]" table:style-name="ce1">
            <text:p>&lt;label locale="de_CH" preferred="1"&gt;&lt;name_singular&gt;Hakka&lt;/name_singular&gt;&lt;name_plural&gt;Hakka&lt;/name_plural&gt;&lt;/label&gt;</text:p>
          </table:table-cell>
          <table:table-cell office:value-type="string" office:string-value="&lt;label locale=&quot;fr_CH&quot; preferred=&quot;1&quot;&gt;&lt;name_singular&gt;Hakka&lt;/name_singular&gt;&lt;name_plural&gt;Hakka&lt;/name_plural&gt;&lt;/label&gt;" table:formula="of:=[Snippets.$B$18]&amp;[Translations.B114]&amp;[Snippets.$C$18]&amp;[Translations.B114]&amp;[Snippets.$D$18]" table:style-name="ce1">
            <text:p>&lt;label locale="fr_CH" preferred="1"&gt;&lt;name_singular&gt;Hakka&lt;/name_singular&gt;&lt;name_plural&gt;Hakka&lt;/name_plural&gt;&lt;/label&gt;</text:p>
          </table:table-cell>
          <table:table-cell office:value-type="string" office:string-value="&lt;item idno=&quot;hakka&quot; enabled=&quot;1&quot; default=&quot;0&quot; value=&quot;0&quot;&gt;" table:formula="of:=[Snippets.B$15]&amp;[.B114]&amp;[Snippets.C$15]" table:style-name="ce1">
            <text:p>&lt;item idno="hakka" enabled="1" default="0" value="0"&gt;</text:p>
          </table:table-cell>
          <table:table-cell office:value-type="string" office:string-value="&lt;item idno=&quot;hakka&quot; enabled=&quot;1&quot; default=&quot;0&quot; value=&quot;0&quot;&gt;&lt;labels&gt;&lt;label locale=&quot;de_CH&quot; preferred=&quot;1&quot;&gt;&lt;name_singular&gt;Hakka&lt;/name_singular&gt;&lt;name_plural&gt;Hakka&lt;/name_plural&gt;&lt;/label&gt;&lt;label locale=&quot;fr_CH&quot; preferred=&quot;1&quot;&gt;&lt;name_singular&gt;Hakka&lt;/name_singular&gt;&lt;name_plural&gt;Hakka&lt;/name_plural&gt;&lt;/label&gt;&lt;/labels&gt;&lt;/item&gt;" table:formula="of:=[.E114]&amp;[Snippets.B$16]&amp;[.C114]&amp;[.D114]&amp;[Snippets.B$22]&amp;[Snippets.B$23]" table:style-name="ce1">
            <text:p>&lt;item idno="hakka" enabled="1" default="0" value="0"&gt;&lt;labels&gt;&lt;label locale="de_CH" preferred="1"&gt;&lt;name_singular&gt;Hakka&lt;/name_singular&gt;&lt;name_plural&gt;Hakka&lt;/name_plural&gt;&lt;/label&gt;&lt;label locale="fr_CH" preferred="1"&gt;&lt;name_singular&gt;Hakka&lt;/name_singular&gt;&lt;name_plural&gt;Hakk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Harari" table:formula="of:=[Translations.A115]" table:style-name="ce1">
            <text:p>Harari</text:p>
          </table:table-cell>
          <table:table-cell office:value-type="string" table:style-name="ce1">
            <text:p>harari</text:p>
          </table:table-cell>
          <table:table-cell office:value-type="string" office:string-value="&lt;label locale=&quot;de_CH&quot; preferred=&quot;1&quot;&gt;&lt;name_singular&gt;Harari&lt;/name_singular&gt;&lt;name_plural&gt;Harari&lt;/name_plural&gt;&lt;/label&gt;" table:formula="of:=[Snippets.$B$17]&amp;[Translations.A115]&amp;[Snippets.$C$17]&amp;[Translations.A115]&amp;[Snippets.$D$17]" table:style-name="ce1">
            <text:p>&lt;label locale="de_CH" preferred="1"&gt;&lt;name_singular&gt;Harari&lt;/name_singular&gt;&lt;name_plural&gt;Harari&lt;/name_plural&gt;&lt;/label&gt;</text:p>
          </table:table-cell>
          <table:table-cell office:value-type="string" office:string-value="&lt;label locale=&quot;fr_CH&quot; preferred=&quot;1&quot;&gt;&lt;name_singular&gt;Harari&lt;/name_singular&gt;&lt;name_plural&gt;Harari&lt;/name_plural&gt;&lt;/label&gt;" table:formula="of:=[Snippets.$B$18]&amp;[Translations.B115]&amp;[Snippets.$C$18]&amp;[Translations.B115]&amp;[Snippets.$D$18]" table:style-name="ce1">
            <text:p>&lt;label locale="fr_CH" preferred="1"&gt;&lt;name_singular&gt;Harari&lt;/name_singular&gt;&lt;name_plural&gt;Harari&lt;/name_plural&gt;&lt;/label&gt;</text:p>
          </table:table-cell>
          <table:table-cell office:value-type="string" office:string-value="&lt;item idno=&quot;harari&quot; enabled=&quot;1&quot; default=&quot;0&quot; value=&quot;0&quot;&gt;" table:formula="of:=[Snippets.B$15]&amp;[.B115]&amp;[Snippets.C$15]" table:style-name="ce1">
            <text:p>&lt;item idno="harari" enabled="1" default="0" value="0"&gt;</text:p>
          </table:table-cell>
          <table:table-cell office:value-type="string" office:string-value="&lt;item idno=&quot;harari&quot; enabled=&quot;1&quot; default=&quot;0&quot; value=&quot;0&quot;&gt;&lt;labels&gt;&lt;label locale=&quot;de_CH&quot; preferred=&quot;1&quot;&gt;&lt;name_singular&gt;Harari&lt;/name_singular&gt;&lt;name_plural&gt;Harari&lt;/name_plural&gt;&lt;/label&gt;&lt;label locale=&quot;fr_CH&quot; preferred=&quot;1&quot;&gt;&lt;name_singular&gt;Harari&lt;/name_singular&gt;&lt;name_plural&gt;Harari&lt;/name_plural&gt;&lt;/label&gt;&lt;/labels&gt;&lt;/item&gt;" table:formula="of:=[.E115]&amp;[Snippets.B$16]&amp;[.C115]&amp;[.D115]&amp;[Snippets.B$22]&amp;[Snippets.B$23]" table:style-name="ce1">
            <text:p>&lt;item idno="harari" enabled="1" default="0" value="0"&gt;&lt;labels&gt;&lt;label locale="de_CH" preferred="1"&gt;&lt;name_singular&gt;Harari&lt;/name_singular&gt;&lt;name_plural&gt;Harari&lt;/name_plural&gt;&lt;/label&gt;&lt;label locale="fr_CH" preferred="1"&gt;&lt;name_singular&gt;Harari&lt;/name_singular&gt;&lt;name_plural&gt;Harar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Hazara" table:formula="of:=[Translations.A116]" table:style-name="ce1">
            <text:p>Hazara</text:p>
          </table:table-cell>
          <table:table-cell office:value-type="string" table:style-name="ce1">
            <text:p>hazara</text:p>
          </table:table-cell>
          <table:table-cell office:value-type="string" office:string-value="&lt;label locale=&quot;de_CH&quot; preferred=&quot;1&quot;&gt;&lt;name_singular&gt;Hazara&lt;/name_singular&gt;&lt;name_plural&gt;Hazara&lt;/name_plural&gt;&lt;/label&gt;" table:formula="of:=[Snippets.$B$17]&amp;[Translations.A116]&amp;[Snippets.$C$17]&amp;[Translations.A116]&amp;[Snippets.$D$17]" table:style-name="ce1">
            <text:p>&lt;label locale="de_CH" preferred="1"&gt;&lt;name_singular&gt;Hazara&lt;/name_singular&gt;&lt;name_plural&gt;Hazara&lt;/name_plural&gt;&lt;/label&gt;</text:p>
          </table:table-cell>
          <table:table-cell office:value-type="string" office:string-value="&lt;label locale=&quot;fr_CH&quot; preferred=&quot;1&quot;&gt;&lt;name_singular&gt;Hazaras&lt;/name_singular&gt;&lt;name_plural&gt;Hazaras&lt;/name_plural&gt;&lt;/label&gt;" table:formula="of:=[Snippets.$B$18]&amp;[Translations.B116]&amp;[Snippets.$C$18]&amp;[Translations.B116]&amp;[Snippets.$D$18]" table:style-name="ce1">
            <text:p>&lt;label locale="fr_CH" preferred="1"&gt;&lt;name_singular&gt;Hazaras&lt;/name_singular&gt;&lt;name_plural&gt;Hazaras&lt;/name_plural&gt;&lt;/label&gt;</text:p>
          </table:table-cell>
          <table:table-cell office:value-type="string" office:string-value="&lt;item idno=&quot;hazara&quot; enabled=&quot;1&quot; default=&quot;0&quot; value=&quot;0&quot;&gt;" table:formula="of:=[Snippets.B$15]&amp;[.B116]&amp;[Snippets.C$15]" table:style-name="ce1">
            <text:p>&lt;item idno="hazara" enabled="1" default="0" value="0"&gt;</text:p>
          </table:table-cell>
          <table:table-cell office:value-type="string" office:string-value="&lt;item idno=&quot;hazara&quot; enabled=&quot;1&quot; default=&quot;0&quot; value=&quot;0&quot;&gt;&lt;labels&gt;&lt;label locale=&quot;de_CH&quot; preferred=&quot;1&quot;&gt;&lt;name_singular&gt;Hazara&lt;/name_singular&gt;&lt;name_plural&gt;Hazara&lt;/name_plural&gt;&lt;/label&gt;&lt;label locale=&quot;fr_CH&quot; preferred=&quot;1&quot;&gt;&lt;name_singular&gt;Hazaras&lt;/name_singular&gt;&lt;name_plural&gt;Hazaras&lt;/name_plural&gt;&lt;/label&gt;&lt;/labels&gt;&lt;/item&gt;" table:formula="of:=[.E116]&amp;[Snippets.B$16]&amp;[.C116]&amp;[.D116]&amp;[Snippets.B$22]&amp;[Snippets.B$23]" table:style-name="ce1">
            <text:p>&lt;item idno="hazara" enabled="1" default="0" value="0"&gt;&lt;labels&gt;&lt;label locale="de_CH" preferred="1"&gt;&lt;name_singular&gt;Hazara&lt;/name_singular&gt;&lt;name_plural&gt;Hazara&lt;/name_plural&gt;&lt;/label&gt;&lt;label locale="fr_CH" preferred="1"&gt;&lt;name_singular&gt;Hazaras&lt;/name_singular&gt;&lt;name_plural&gt;Hazara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Herero" table:formula="of:=[Translations.A117]" table:style-name="ce1">
            <text:p>Herero</text:p>
          </table:table-cell>
          <table:table-cell office:value-type="string" table:style-name="ce1">
            <text:p>herero</text:p>
          </table:table-cell>
          <table:table-cell office:value-type="string" office:string-value="&lt;label locale=&quot;de_CH&quot; preferred=&quot;1&quot;&gt;&lt;name_singular&gt;Herero&lt;/name_singular&gt;&lt;name_plural&gt;Herero&lt;/name_plural&gt;&lt;/label&gt;" table:formula="of:=[Snippets.$B$17]&amp;[Translations.A117]&amp;[Snippets.$C$17]&amp;[Translations.A117]&amp;[Snippets.$D$17]" table:style-name="ce1">
            <text:p>&lt;label locale="de_CH" preferred="1"&gt;&lt;name_singular&gt;Herero&lt;/name_singular&gt;&lt;name_plural&gt;Herero&lt;/name_plural&gt;&lt;/label&gt;</text:p>
          </table:table-cell>
          <table:table-cell office:value-type="string" office:string-value="&lt;label locale=&quot;fr_CH&quot; preferred=&quot;1&quot;&gt;&lt;name_singular&gt;Héréros&lt;/name_singular&gt;&lt;name_plural&gt;Héréros&lt;/name_plural&gt;&lt;/label&gt;" table:formula="of:=[Snippets.$B$18]&amp;[Translations.B117]&amp;[Snippets.$C$18]&amp;[Translations.B117]&amp;[Snippets.$D$18]" table:style-name="ce1">
            <text:p>&lt;label locale="fr_CH" preferred="1"&gt;&lt;name_singular&gt;Héréros&lt;/name_singular&gt;&lt;name_plural&gt;Héréros&lt;/name_plural&gt;&lt;/label&gt;</text:p>
          </table:table-cell>
          <table:table-cell office:value-type="string" office:string-value="&lt;item idno=&quot;herero&quot; enabled=&quot;1&quot; default=&quot;0&quot; value=&quot;0&quot;&gt;" table:formula="of:=[Snippets.B$15]&amp;[.B117]&amp;[Snippets.C$15]" table:style-name="ce1">
            <text:p>&lt;item idno="herero" enabled="1" default="0" value="0"&gt;</text:p>
          </table:table-cell>
          <table:table-cell office:value-type="string" office:string-value="&lt;item idno=&quot;herero&quot; enabled=&quot;1&quot; default=&quot;0&quot; value=&quot;0&quot;&gt;&lt;labels&gt;&lt;label locale=&quot;de_CH&quot; preferred=&quot;1&quot;&gt;&lt;name_singular&gt;Herero&lt;/name_singular&gt;&lt;name_plural&gt;Herero&lt;/name_plural&gt;&lt;/label&gt;&lt;label locale=&quot;fr_CH&quot; preferred=&quot;1&quot;&gt;&lt;name_singular&gt;Héréros&lt;/name_singular&gt;&lt;name_plural&gt;Héréros&lt;/name_plural&gt;&lt;/label&gt;&lt;/labels&gt;&lt;/item&gt;" table:formula="of:=[.E117]&amp;[Snippets.B$16]&amp;[.C117]&amp;[.D117]&amp;[Snippets.B$22]&amp;[Snippets.B$23]" table:style-name="ce1">
            <text:p>&lt;item idno="herero" enabled="1" default="0" value="0"&gt;&lt;labels&gt;&lt;label locale="de_CH" preferred="1"&gt;&lt;name_singular&gt;Herero&lt;/name_singular&gt;&lt;name_plural&gt;Herero&lt;/name_plural&gt;&lt;/label&gt;&lt;label locale="fr_CH" preferred="1"&gt;&lt;name_singular&gt;Héréros&lt;/name_singular&gt;&lt;name_plural&gt;Héréro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Himba" table:formula="of:=[Translations.A118]" table:style-name="ce1">
            <text:p>Himba</text:p>
          </table:table-cell>
          <table:table-cell office:value-type="string" table:style-name="ce1">
            <text:p>himba</text:p>
          </table:table-cell>
          <table:table-cell office:value-type="string" office:string-value="&lt;label locale=&quot;de_CH&quot; preferred=&quot;1&quot;&gt;&lt;name_singular&gt;Himba&lt;/name_singular&gt;&lt;name_plural&gt;Himba&lt;/name_plural&gt;&lt;/label&gt;" table:formula="of:=[Snippets.$B$17]&amp;[Translations.A118]&amp;[Snippets.$C$17]&amp;[Translations.A118]&amp;[Snippets.$D$17]" table:style-name="ce1">
            <text:p>&lt;label locale="de_CH" preferred="1"&gt;&lt;name_singular&gt;Himba&lt;/name_singular&gt;&lt;name_plural&gt;Himba&lt;/name_plural&gt;&lt;/label&gt;</text:p>
          </table:table-cell>
          <table:table-cell office:value-type="string" office:string-value="&lt;label locale=&quot;fr_CH&quot; preferred=&quot;1&quot;&gt;&lt;name_singular&gt;Himbas&lt;/name_singular&gt;&lt;name_plural&gt;Himbas&lt;/name_plural&gt;&lt;/label&gt;" table:formula="of:=[Snippets.$B$18]&amp;[Translations.B118]&amp;[Snippets.$C$18]&amp;[Translations.B118]&amp;[Snippets.$D$18]" table:style-name="ce1">
            <text:p>&lt;label locale="fr_CH" preferred="1"&gt;&lt;name_singular&gt;Himbas&lt;/name_singular&gt;&lt;name_plural&gt;Himbas&lt;/name_plural&gt;&lt;/label&gt;</text:p>
          </table:table-cell>
          <table:table-cell office:value-type="string" office:string-value="&lt;item idno=&quot;himba&quot; enabled=&quot;1&quot; default=&quot;0&quot; value=&quot;0&quot;&gt;" table:formula="of:=[Snippets.B$15]&amp;[.B118]&amp;[Snippets.C$15]" table:style-name="ce1">
            <text:p>&lt;item idno="himba" enabled="1" default="0" value="0"&gt;</text:p>
          </table:table-cell>
          <table:table-cell office:value-type="string" office:string-value="&lt;item idno=&quot;himba&quot; enabled=&quot;1&quot; default=&quot;0&quot; value=&quot;0&quot;&gt;&lt;labels&gt;&lt;label locale=&quot;de_CH&quot; preferred=&quot;1&quot;&gt;&lt;name_singular&gt;Himba&lt;/name_singular&gt;&lt;name_plural&gt;Himba&lt;/name_plural&gt;&lt;/label&gt;&lt;label locale=&quot;fr_CH&quot; preferred=&quot;1&quot;&gt;&lt;name_singular&gt;Himbas&lt;/name_singular&gt;&lt;name_plural&gt;Himbas&lt;/name_plural&gt;&lt;/label&gt;&lt;/labels&gt;&lt;/item&gt;" table:formula="of:=[.E118]&amp;[Snippets.B$16]&amp;[.C118]&amp;[.D118]&amp;[Snippets.B$22]&amp;[Snippets.B$23]" table:style-name="ce1">
            <text:p>&lt;item idno="himba" enabled="1" default="0" value="0"&gt;&lt;labels&gt;&lt;label locale="de_CH" preferred="1"&gt;&lt;name_singular&gt;Himba&lt;/name_singular&gt;&lt;name_plural&gt;Himba&lt;/name_plural&gt;&lt;/label&gt;&lt;label locale="fr_CH" preferred="1"&gt;&lt;name_singular&gt;Himbas&lt;/name_singular&gt;&lt;name_plural&gt;Himba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Hopi" table:formula="of:=[Translations.A119]" table:style-name="ce1">
            <text:p>Hopi</text:p>
          </table:table-cell>
          <table:table-cell office:value-type="string" table:style-name="ce1">
            <text:p>hopi</text:p>
          </table:table-cell>
          <table:table-cell office:value-type="string" office:string-value="&lt;label locale=&quot;de_CH&quot; preferred=&quot;1&quot;&gt;&lt;name_singular&gt;Hopi&lt;/name_singular&gt;&lt;name_plural&gt;Hopi&lt;/name_plural&gt;&lt;/label&gt;" table:formula="of:=[Snippets.$B$17]&amp;[Translations.A119]&amp;[Snippets.$C$17]&amp;[Translations.A119]&amp;[Snippets.$D$17]" table:style-name="ce1">
            <text:p>&lt;label locale="de_CH" preferred="1"&gt;&lt;name_singular&gt;Hopi&lt;/name_singular&gt;&lt;name_plural&gt;Hopi&lt;/name_plural&gt;&lt;/label&gt;</text:p>
          </table:table-cell>
          <table:table-cell office:value-type="string" office:string-value="&lt;label locale=&quot;fr_CH&quot; preferred=&quot;1&quot;&gt;&lt;name_singular&gt;Hopis&lt;/name_singular&gt;&lt;name_plural&gt;Hopis&lt;/name_plural&gt;&lt;/label&gt;" table:formula="of:=[Snippets.$B$18]&amp;[Translations.B119]&amp;[Snippets.$C$18]&amp;[Translations.B119]&amp;[Snippets.$D$18]" table:style-name="ce1">
            <text:p>&lt;label locale="fr_CH" preferred="1"&gt;&lt;name_singular&gt;Hopis&lt;/name_singular&gt;&lt;name_plural&gt;Hopis&lt;/name_plural&gt;&lt;/label&gt;</text:p>
          </table:table-cell>
          <table:table-cell office:value-type="string" office:string-value="&lt;item idno=&quot;hopi&quot; enabled=&quot;1&quot; default=&quot;0&quot; value=&quot;0&quot;&gt;" table:formula="of:=[Snippets.B$15]&amp;[.B119]&amp;[Snippets.C$15]" table:style-name="ce1">
            <text:p>&lt;item idno="hopi" enabled="1" default="0" value="0"&gt;</text:p>
          </table:table-cell>
          <table:table-cell office:value-type="string" office:string-value="&lt;item idno=&quot;hopi&quot; enabled=&quot;1&quot; default=&quot;0&quot; value=&quot;0&quot;&gt;&lt;labels&gt;&lt;label locale=&quot;de_CH&quot; preferred=&quot;1&quot;&gt;&lt;name_singular&gt;Hopi&lt;/name_singular&gt;&lt;name_plural&gt;Hopi&lt;/name_plural&gt;&lt;/label&gt;&lt;label locale=&quot;fr_CH&quot; preferred=&quot;1&quot;&gt;&lt;name_singular&gt;Hopis&lt;/name_singular&gt;&lt;name_plural&gt;Hopis&lt;/name_plural&gt;&lt;/label&gt;&lt;/labels&gt;&lt;/item&gt;" table:formula="of:=[.E119]&amp;[Snippets.B$16]&amp;[.C119]&amp;[.D119]&amp;[Snippets.B$22]&amp;[Snippets.B$23]" table:style-name="ce1">
            <text:p>&lt;item idno="hopi" enabled="1" default="0" value="0"&gt;&lt;labels&gt;&lt;label locale="de_CH" preferred="1"&gt;&lt;name_singular&gt;Hopi&lt;/name_singular&gt;&lt;name_plural&gt;Hopi&lt;/name_plural&gt;&lt;/label&gt;&lt;label locale="fr_CH" preferred="1"&gt;&lt;name_singular&gt;Hopis&lt;/name_singular&gt;&lt;name_plural&gt;Hopi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Hova" table:formula="of:=[Translations.A120]" table:style-name="ce1">
            <text:p>Hova</text:p>
          </table:table-cell>
          <table:table-cell office:value-type="string" table:style-name="ce1">
            <text:p>hova</text:p>
          </table:table-cell>
          <table:table-cell office:value-type="string" office:string-value="&lt;label locale=&quot;de_CH&quot; preferred=&quot;1&quot;&gt;&lt;name_singular&gt;Hova&lt;/name_singular&gt;&lt;name_plural&gt;Hova&lt;/name_plural&gt;&lt;/label&gt;" table:formula="of:=[Snippets.$B$17]&amp;[Translations.A120]&amp;[Snippets.$C$17]&amp;[Translations.A120]&amp;[Snippets.$D$17]" table:style-name="ce1">
            <text:p>&lt;label locale="de_CH" preferred="1"&gt;&lt;name_singular&gt;Hova&lt;/name_singular&gt;&lt;name_plural&gt;Hova&lt;/name_plural&gt;&lt;/label&gt;</text:p>
          </table:table-cell>
          <table:table-cell office:value-type="string" office:string-value="&lt;label locale=&quot;fr_CH&quot; preferred=&quot;1&quot;&gt;&lt;name_singular&gt;Hova&lt;/name_singular&gt;&lt;name_plural&gt;Hova&lt;/name_plural&gt;&lt;/label&gt;" table:formula="of:=[Snippets.$B$18]&amp;[Translations.B120]&amp;[Snippets.$C$18]&amp;[Translations.B120]&amp;[Snippets.$D$18]" table:style-name="ce1">
            <text:p>&lt;label locale="fr_CH" preferred="1"&gt;&lt;name_singular&gt;Hova&lt;/name_singular&gt;&lt;name_plural&gt;Hova&lt;/name_plural&gt;&lt;/label&gt;</text:p>
          </table:table-cell>
          <table:table-cell office:value-type="string" office:string-value="&lt;item idno=&quot;hova&quot; enabled=&quot;1&quot; default=&quot;0&quot; value=&quot;0&quot;&gt;" table:formula="of:=[Snippets.B$15]&amp;[.B120]&amp;[Snippets.C$15]" table:style-name="ce1">
            <text:p>&lt;item idno="hova" enabled="1" default="0" value="0"&gt;</text:p>
          </table:table-cell>
          <table:table-cell office:value-type="string" office:string-value="&lt;item idno=&quot;hova&quot; enabled=&quot;1&quot; default=&quot;0&quot; value=&quot;0&quot;&gt;&lt;labels&gt;&lt;label locale=&quot;de_CH&quot; preferred=&quot;1&quot;&gt;&lt;name_singular&gt;Hova&lt;/name_singular&gt;&lt;name_plural&gt;Hova&lt;/name_plural&gt;&lt;/label&gt;&lt;label locale=&quot;fr_CH&quot; preferred=&quot;1&quot;&gt;&lt;name_singular&gt;Hova&lt;/name_singular&gt;&lt;name_plural&gt;Hova&lt;/name_plural&gt;&lt;/label&gt;&lt;/labels&gt;&lt;/item&gt;" table:formula="of:=[.E120]&amp;[Snippets.B$16]&amp;[.C120]&amp;[.D120]&amp;[Snippets.B$22]&amp;[Snippets.B$23]" table:style-name="ce1">
            <text:p>&lt;item idno="hova" enabled="1" default="0" value="0"&gt;&lt;labels&gt;&lt;label locale="de_CH" preferred="1"&gt;&lt;name_singular&gt;Hova&lt;/name_singular&gt;&lt;name_plural&gt;Hova&lt;/name_plural&gt;&lt;/label&gt;&lt;label locale="fr_CH" preferred="1"&gt;&lt;name_singular&gt;Hova&lt;/name_singular&gt;&lt;name_plural&gt;Hov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Hui" table:formula="of:=[Translations.A121]" table:style-name="ce1">
            <text:p>Hui</text:p>
          </table:table-cell>
          <table:table-cell office:value-type="string" table:style-name="ce1">
            <text:p>hui</text:p>
          </table:table-cell>
          <table:table-cell office:value-type="string" office:string-value="&lt;label locale=&quot;de_CH&quot; preferred=&quot;1&quot;&gt;&lt;name_singular&gt;Hui&lt;/name_singular&gt;&lt;name_plural&gt;Hui&lt;/name_plural&gt;&lt;/label&gt;" table:formula="of:=[Snippets.$B$17]&amp;[Translations.A121]&amp;[Snippets.$C$17]&amp;[Translations.A121]&amp;[Snippets.$D$17]" table:style-name="ce1">
            <text:p>&lt;label locale="de_CH" preferred="1"&gt;&lt;name_singular&gt;Hui&lt;/name_singular&gt;&lt;name_plural&gt;Hui&lt;/name_plural&gt;&lt;/label&gt;</text:p>
          </table:table-cell>
          <table:table-cell office:value-type="string" office:string-value="&lt;label locale=&quot;fr_CH&quot; preferred=&quot;1&quot;&gt;&lt;name_singular&gt;Hui&lt;/name_singular&gt;&lt;name_plural&gt;Hui&lt;/name_plural&gt;&lt;/label&gt;" table:formula="of:=[Snippets.$B$18]&amp;[Translations.B121]&amp;[Snippets.$C$18]&amp;[Translations.B121]&amp;[Snippets.$D$18]" table:style-name="ce1">
            <text:p>&lt;label locale="fr_CH" preferred="1"&gt;&lt;name_singular&gt;Hui&lt;/name_singular&gt;&lt;name_plural&gt;Hui&lt;/name_plural&gt;&lt;/label&gt;</text:p>
          </table:table-cell>
          <table:table-cell office:value-type="string" office:string-value="&lt;item idno=&quot;hui&quot; enabled=&quot;1&quot; default=&quot;0&quot; value=&quot;0&quot;&gt;" table:formula="of:=[Snippets.B$15]&amp;[.B121]&amp;[Snippets.C$15]" table:style-name="ce1">
            <text:p>&lt;item idno="hui" enabled="1" default="0" value="0"&gt;</text:p>
          </table:table-cell>
          <table:table-cell office:value-type="string" office:string-value="&lt;item idno=&quot;hui&quot; enabled=&quot;1&quot; default=&quot;0&quot; value=&quot;0&quot;&gt;&lt;labels&gt;&lt;label locale=&quot;de_CH&quot; preferred=&quot;1&quot;&gt;&lt;name_singular&gt;Hui&lt;/name_singular&gt;&lt;name_plural&gt;Hui&lt;/name_plural&gt;&lt;/label&gt;&lt;label locale=&quot;fr_CH&quot; preferred=&quot;1&quot;&gt;&lt;name_singular&gt;Hui&lt;/name_singular&gt;&lt;name_plural&gt;Hui&lt;/name_plural&gt;&lt;/label&gt;&lt;/labels&gt;&lt;/item&gt;" table:formula="of:=[.E121]&amp;[Snippets.B$16]&amp;[.C121]&amp;[.D121]&amp;[Snippets.B$22]&amp;[Snippets.B$23]" table:style-name="ce1">
            <text:p>&lt;item idno="hui" enabled="1" default="0" value="0"&gt;&lt;labels&gt;&lt;label locale="de_CH" preferred="1"&gt;&lt;name_singular&gt;Hui&lt;/name_singular&gt;&lt;name_plural&gt;Hui&lt;/name_plural&gt;&lt;/label&gt;&lt;label locale="fr_CH" preferred="1"&gt;&lt;name_singular&gt;Hui&lt;/name_singular&gt;&lt;name_plural&gt;Hu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Humbe" table:formula="of:=[Translations.A122]" table:style-name="ce1">
            <text:p>Humbe</text:p>
          </table:table-cell>
          <table:table-cell office:value-type="string" table:style-name="ce1">
            <text:p>humbe</text:p>
          </table:table-cell>
          <table:table-cell office:value-type="string" office:string-value="&lt;label locale=&quot;de_CH&quot; preferred=&quot;1&quot;&gt;&lt;name_singular&gt;Humbe&lt;/name_singular&gt;&lt;name_plural&gt;Humbe&lt;/name_plural&gt;&lt;/label&gt;" table:formula="of:=[Snippets.$B$17]&amp;[Translations.A122]&amp;[Snippets.$C$17]&amp;[Translations.A122]&amp;[Snippets.$D$17]" table:style-name="ce1">
            <text:p>&lt;label locale="de_CH" preferred="1"&gt;&lt;name_singular&gt;Humbe&lt;/name_singular&gt;&lt;name_plural&gt;Humbe&lt;/name_plural&gt;&lt;/label&gt;</text:p>
          </table:table-cell>
          <table:table-cell office:value-type="string" office:string-value="&lt;label locale=&quot;fr_CH&quot; preferred=&quot;1&quot;&gt;&lt;name_singular&gt;Humbe&lt;/name_singular&gt;&lt;name_plural&gt;Humbe&lt;/name_plural&gt;&lt;/label&gt;" table:formula="of:=[Snippets.$B$18]&amp;[Translations.B122]&amp;[Snippets.$C$18]&amp;[Translations.B122]&amp;[Snippets.$D$18]" table:style-name="ce1">
            <text:p>&lt;label locale="fr_CH" preferred="1"&gt;&lt;name_singular&gt;Humbe&lt;/name_singular&gt;&lt;name_plural&gt;Humbe&lt;/name_plural&gt;&lt;/label&gt;</text:p>
          </table:table-cell>
          <table:table-cell office:value-type="string" office:string-value="&lt;item idno=&quot;humbe&quot; enabled=&quot;1&quot; default=&quot;0&quot; value=&quot;0&quot;&gt;" table:formula="of:=[Snippets.B$15]&amp;[.B122]&amp;[Snippets.C$15]" table:style-name="ce1">
            <text:p>&lt;item idno="humbe" enabled="1" default="0" value="0"&gt;</text:p>
          </table:table-cell>
          <table:table-cell office:value-type="string" office:string-value="&lt;item idno=&quot;humbe&quot; enabled=&quot;1&quot; default=&quot;0&quot; value=&quot;0&quot;&gt;&lt;labels&gt;&lt;label locale=&quot;de_CH&quot; preferred=&quot;1&quot;&gt;&lt;name_singular&gt;Humbe&lt;/name_singular&gt;&lt;name_plural&gt;Humbe&lt;/name_plural&gt;&lt;/label&gt;&lt;label locale=&quot;fr_CH&quot; preferred=&quot;1&quot;&gt;&lt;name_singular&gt;Humbe&lt;/name_singular&gt;&lt;name_plural&gt;Humbe&lt;/name_plural&gt;&lt;/label&gt;&lt;/labels&gt;&lt;/item&gt;" table:formula="of:=[.E122]&amp;[Snippets.B$16]&amp;[.C122]&amp;[.D122]&amp;[Snippets.B$22]&amp;[Snippets.B$23]" table:style-name="ce1">
            <text:p>&lt;item idno="humbe" enabled="1" default="0" value="0"&gt;&lt;labels&gt;&lt;label locale="de_CH" preferred="1"&gt;&lt;name_singular&gt;Humbe&lt;/name_singular&gt;&lt;name_plural&gt;Humbe&lt;/name_plural&gt;&lt;/label&gt;&lt;label locale="fr_CH" preferred="1"&gt;&lt;name_singular&gt;Humbe&lt;/name_singular&gt;&lt;name_plural&gt;Humbe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Hutu" table:formula="of:=[Translations.A123]" table:style-name="ce1">
            <text:p>Hutu</text:p>
          </table:table-cell>
          <table:table-cell office:value-type="string" table:style-name="ce1">
            <text:p>hutu</text:p>
          </table:table-cell>
          <table:table-cell office:value-type="string" office:string-value="&lt;label locale=&quot;de_CH&quot; preferred=&quot;1&quot;&gt;&lt;name_singular&gt;Hutu&lt;/name_singular&gt;&lt;name_plural&gt;Hutu&lt;/name_plural&gt;&lt;/label&gt;" table:formula="of:=[Snippets.$B$17]&amp;[Translations.A123]&amp;[Snippets.$C$17]&amp;[Translations.A123]&amp;[Snippets.$D$17]" table:style-name="ce1">
            <text:p>&lt;label locale="de_CH" preferred="1"&gt;&lt;name_singular&gt;Hutu&lt;/name_singular&gt;&lt;name_plural&gt;Hutu&lt;/name_plural&gt;&lt;/label&gt;</text:p>
          </table:table-cell>
          <table:table-cell office:value-type="string" office:string-value="&lt;label locale=&quot;fr_CH&quot; preferred=&quot;1&quot;&gt;&lt;name_singular&gt;Hutus&lt;/name_singular&gt;&lt;name_plural&gt;Hutus&lt;/name_plural&gt;&lt;/label&gt;" table:formula="of:=[Snippets.$B$18]&amp;[Translations.B123]&amp;[Snippets.$C$18]&amp;[Translations.B123]&amp;[Snippets.$D$18]" table:style-name="ce1">
            <text:p>&lt;label locale="fr_CH" preferred="1"&gt;&lt;name_singular&gt;Hutus&lt;/name_singular&gt;&lt;name_plural&gt;Hutus&lt;/name_plural&gt;&lt;/label&gt;</text:p>
          </table:table-cell>
          <table:table-cell office:value-type="string" office:string-value="&lt;item idno=&quot;hutu&quot; enabled=&quot;1&quot; default=&quot;0&quot; value=&quot;0&quot;&gt;" table:formula="of:=[Snippets.B$15]&amp;[.B123]&amp;[Snippets.C$15]" table:style-name="ce1">
            <text:p>&lt;item idno="hutu" enabled="1" default="0" value="0"&gt;</text:p>
          </table:table-cell>
          <table:table-cell office:value-type="string" office:string-value="&lt;item idno=&quot;hutu&quot; enabled=&quot;1&quot; default=&quot;0&quot; value=&quot;0&quot;&gt;&lt;labels&gt;&lt;label locale=&quot;de_CH&quot; preferred=&quot;1&quot;&gt;&lt;name_singular&gt;Hutu&lt;/name_singular&gt;&lt;name_plural&gt;Hutu&lt;/name_plural&gt;&lt;/label&gt;&lt;label locale=&quot;fr_CH&quot; preferred=&quot;1&quot;&gt;&lt;name_singular&gt;Hutus&lt;/name_singular&gt;&lt;name_plural&gt;Hutus&lt;/name_plural&gt;&lt;/label&gt;&lt;/labels&gt;&lt;/item&gt;" table:formula="of:=[.E123]&amp;[Snippets.B$16]&amp;[.C123]&amp;[.D123]&amp;[Snippets.B$22]&amp;[Snippets.B$23]" table:style-name="ce1">
            <text:p>&lt;item idno="hutu" enabled="1" default="0" value="0"&gt;&lt;labels&gt;&lt;label locale="de_CH" preferred="1"&gt;&lt;name_singular&gt;Hutu&lt;/name_singular&gt;&lt;name_plural&gt;Hutu&lt;/name_plural&gt;&lt;/label&gt;&lt;label locale="fr_CH" preferred="1"&gt;&lt;name_singular&gt;Hutus&lt;/name_singular&gt;&lt;name_plural&gt;Hutu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Iatmul" table:formula="of:=[Translations.A124]" table:style-name="ce1">
            <text:p>Iatmul</text:p>
          </table:table-cell>
          <table:table-cell office:value-type="string" table:style-name="ce1">
            <text:p>iatmul</text:p>
          </table:table-cell>
          <table:table-cell office:value-type="string" office:string-value="&lt;label locale=&quot;de_CH&quot; preferred=&quot;1&quot;&gt;&lt;name_singular&gt;Iatmul&lt;/name_singular&gt;&lt;name_plural&gt;Iatmul&lt;/name_plural&gt;&lt;/label&gt;" table:formula="of:=[Snippets.$B$17]&amp;[Translations.A124]&amp;[Snippets.$C$17]&amp;[Translations.A124]&amp;[Snippets.$D$17]" table:style-name="ce1">
            <text:p>&lt;label locale="de_CH" preferred="1"&gt;&lt;name_singular&gt;Iatmul&lt;/name_singular&gt;&lt;name_plural&gt;Iatmul&lt;/name_plural&gt;&lt;/label&gt;</text:p>
          </table:table-cell>
          <table:table-cell office:value-type="string" office:string-value="&lt;label locale=&quot;fr_CH&quot; preferred=&quot;1&quot;&gt;&lt;name_singular&gt;Iatmoul&lt;/name_singular&gt;&lt;name_plural&gt;Iatmoul&lt;/name_plural&gt;&lt;/label&gt;" table:formula="of:=[Snippets.$B$18]&amp;[Translations.B124]&amp;[Snippets.$C$18]&amp;[Translations.B124]&amp;[Snippets.$D$18]" table:style-name="ce1">
            <text:p>&lt;label locale="fr_CH" preferred="1"&gt;&lt;name_singular&gt;Iatmoul&lt;/name_singular&gt;&lt;name_plural&gt;Iatmoul&lt;/name_plural&gt;&lt;/label&gt;</text:p>
          </table:table-cell>
          <table:table-cell office:value-type="string" office:string-value="&lt;item idno=&quot;iatmul&quot; enabled=&quot;1&quot; default=&quot;0&quot; value=&quot;0&quot;&gt;" table:formula="of:=[Snippets.B$15]&amp;[.B124]&amp;[Snippets.C$15]" table:style-name="ce1">
            <text:p>&lt;item idno="iatmul" enabled="1" default="0" value="0"&gt;</text:p>
          </table:table-cell>
          <table:table-cell office:value-type="string" office:string-value="&lt;item idno=&quot;iatmul&quot; enabled=&quot;1&quot; default=&quot;0&quot; value=&quot;0&quot;&gt;&lt;labels&gt;&lt;label locale=&quot;de_CH&quot; preferred=&quot;1&quot;&gt;&lt;name_singular&gt;Iatmul&lt;/name_singular&gt;&lt;name_plural&gt;Iatmul&lt;/name_plural&gt;&lt;/label&gt;&lt;label locale=&quot;fr_CH&quot; preferred=&quot;1&quot;&gt;&lt;name_singular&gt;Iatmoul&lt;/name_singular&gt;&lt;name_plural&gt;Iatmoul&lt;/name_plural&gt;&lt;/label&gt;&lt;/labels&gt;&lt;/item&gt;" table:formula="of:=[.E124]&amp;[Snippets.B$16]&amp;[.C124]&amp;[.D124]&amp;[Snippets.B$22]&amp;[Snippets.B$23]" table:style-name="ce1">
            <text:p>&lt;item idno="iatmul" enabled="1" default="0" value="0"&gt;&lt;labels&gt;&lt;label locale="de_CH" preferred="1"&gt;&lt;name_singular&gt;Iatmul&lt;/name_singular&gt;&lt;name_plural&gt;Iatmul&lt;/name_plural&gt;&lt;/label&gt;&lt;label locale="fr_CH" preferred="1"&gt;&lt;name_singular&gt;Iatmoul&lt;/name_singular&gt;&lt;name_plural&gt;Iatmoul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Iban" table:formula="of:=[Translations.A125]" table:style-name="ce1">
            <text:p>Iban</text:p>
          </table:table-cell>
          <table:table-cell office:value-type="string" table:style-name="ce1">
            <text:p>iban</text:p>
          </table:table-cell>
          <table:table-cell office:value-type="string" office:string-value="&lt;label locale=&quot;de_CH&quot; preferred=&quot;1&quot;&gt;&lt;name_singular&gt;Iban&lt;/name_singular&gt;&lt;name_plural&gt;Iban&lt;/name_plural&gt;&lt;/label&gt;" table:formula="of:=[Snippets.$B$17]&amp;[Translations.A125]&amp;[Snippets.$C$17]&amp;[Translations.A125]&amp;[Snippets.$D$17]" table:style-name="ce1">
            <text:p>&lt;label locale="de_CH" preferred="1"&gt;&lt;name_singular&gt;Iban&lt;/name_singular&gt;&lt;name_plural&gt;Iban&lt;/name_plural&gt;&lt;/label&gt;</text:p>
          </table:table-cell>
          <table:table-cell office:value-type="string" office:string-value="&lt;label locale=&quot;fr_CH&quot; preferred=&quot;1&quot;&gt;&lt;name_singular&gt;Ibans&lt;/name_singular&gt;&lt;name_plural&gt;Ibans&lt;/name_plural&gt;&lt;/label&gt;" table:formula="of:=[Snippets.$B$18]&amp;[Translations.B125]&amp;[Snippets.$C$18]&amp;[Translations.B125]&amp;[Snippets.$D$18]" table:style-name="ce1">
            <text:p>&lt;label locale="fr_CH" preferred="1"&gt;&lt;name_singular&gt;Ibans&lt;/name_singular&gt;&lt;name_plural&gt;Ibans&lt;/name_plural&gt;&lt;/label&gt;</text:p>
          </table:table-cell>
          <table:table-cell office:value-type="string" office:string-value="&lt;item idno=&quot;iban&quot; enabled=&quot;1&quot; default=&quot;0&quot; value=&quot;0&quot;&gt;" table:formula="of:=[Snippets.B$15]&amp;[.B125]&amp;[Snippets.C$15]" table:style-name="ce1">
            <text:p>&lt;item idno="iban" enabled="1" default="0" value="0"&gt;</text:p>
          </table:table-cell>
          <table:table-cell office:value-type="string" office:string-value="&lt;item idno=&quot;iban&quot; enabled=&quot;1&quot; default=&quot;0&quot; value=&quot;0&quot;&gt;&lt;labels&gt;&lt;label locale=&quot;de_CH&quot; preferred=&quot;1&quot;&gt;&lt;name_singular&gt;Iban&lt;/name_singular&gt;&lt;name_plural&gt;Iban&lt;/name_plural&gt;&lt;/label&gt;&lt;label locale=&quot;fr_CH&quot; preferred=&quot;1&quot;&gt;&lt;name_singular&gt;Ibans&lt;/name_singular&gt;&lt;name_plural&gt;Ibans&lt;/name_plural&gt;&lt;/label&gt;&lt;/labels&gt;&lt;/item&gt;" table:formula="of:=[.E125]&amp;[Snippets.B$16]&amp;[.C125]&amp;[.D125]&amp;[Snippets.B$22]&amp;[Snippets.B$23]" table:style-name="ce1">
            <text:p>&lt;item idno="iban" enabled="1" default="0" value="0"&gt;&lt;labels&gt;&lt;label locale="de_CH" preferred="1"&gt;&lt;name_singular&gt;Iban&lt;/name_singular&gt;&lt;name_plural&gt;Iban&lt;/name_plural&gt;&lt;/label&gt;&lt;label locale="fr_CH" preferred="1"&gt;&lt;name_singular&gt;Ibans&lt;/name_singular&gt;&lt;name_plural&gt;Iban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Ifugao" table:formula="of:=[Translations.A126]" table:style-name="ce1">
            <text:p>Ifugao</text:p>
          </table:table-cell>
          <table:table-cell office:value-type="string" table:style-name="ce1">
            <text:p>ifugao</text:p>
          </table:table-cell>
          <table:table-cell office:value-type="string" office:string-value="&lt;label locale=&quot;de_CH&quot; preferred=&quot;1&quot;&gt;&lt;name_singular&gt;Ifugao&lt;/name_singular&gt;&lt;name_plural&gt;Ifugao&lt;/name_plural&gt;&lt;/label&gt;" table:formula="of:=[Snippets.$B$17]&amp;[Translations.A126]&amp;[Snippets.$C$17]&amp;[Translations.A126]&amp;[Snippets.$D$17]" table:style-name="ce1">
            <text:p>&lt;label locale="de_CH" preferred="1"&gt;&lt;name_singular&gt;Ifugao&lt;/name_singular&gt;&lt;name_plural&gt;Ifugao&lt;/name_plural&gt;&lt;/label&gt;</text:p>
          </table:table-cell>
          <table:table-cell office:value-type="string" office:string-value="&lt;label locale=&quot;fr_CH&quot; preferred=&quot;1&quot;&gt;&lt;name_singular&gt;Ifugao&lt;/name_singular&gt;&lt;name_plural&gt;Ifugao&lt;/name_plural&gt;&lt;/label&gt;" table:formula="of:=[Snippets.$B$18]&amp;[Translations.B126]&amp;[Snippets.$C$18]&amp;[Translations.B126]&amp;[Snippets.$D$18]" table:style-name="ce1">
            <text:p>&lt;label locale="fr_CH" preferred="1"&gt;&lt;name_singular&gt;Ifugao&lt;/name_singular&gt;&lt;name_plural&gt;Ifugao&lt;/name_plural&gt;&lt;/label&gt;</text:p>
          </table:table-cell>
          <table:table-cell office:value-type="string" office:string-value="&lt;item idno=&quot;ifugao&quot; enabled=&quot;1&quot; default=&quot;0&quot; value=&quot;0&quot;&gt;" table:formula="of:=[Snippets.B$15]&amp;[.B126]&amp;[Snippets.C$15]" table:style-name="ce1">
            <text:p>&lt;item idno="ifugao" enabled="1" default="0" value="0"&gt;</text:p>
          </table:table-cell>
          <table:table-cell office:value-type="string" office:string-value="&lt;item idno=&quot;ifugao&quot; enabled=&quot;1&quot; default=&quot;0&quot; value=&quot;0&quot;&gt;&lt;labels&gt;&lt;label locale=&quot;de_CH&quot; preferred=&quot;1&quot;&gt;&lt;name_singular&gt;Ifugao&lt;/name_singular&gt;&lt;name_plural&gt;Ifugao&lt;/name_plural&gt;&lt;/label&gt;&lt;label locale=&quot;fr_CH&quot; preferred=&quot;1&quot;&gt;&lt;name_singular&gt;Ifugao&lt;/name_singular&gt;&lt;name_plural&gt;Ifugao&lt;/name_plural&gt;&lt;/label&gt;&lt;/labels&gt;&lt;/item&gt;" table:formula="of:=[.E126]&amp;[Snippets.B$16]&amp;[.C126]&amp;[.D126]&amp;[Snippets.B$22]&amp;[Snippets.B$23]" table:style-name="ce1">
            <text:p>&lt;item idno="ifugao" enabled="1" default="0" value="0"&gt;&lt;labels&gt;&lt;label locale="de_CH" preferred="1"&gt;&lt;name_singular&gt;Ifugao&lt;/name_singular&gt;&lt;name_plural&gt;Ifugao&lt;/name_plural&gt;&lt;/label&gt;&lt;label locale="fr_CH" preferred="1"&gt;&lt;name_singular&gt;Ifugao&lt;/name_singular&gt;&lt;name_plural&gt;Ifuga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Igorot" table:formula="of:=[Translations.A127]" table:style-name="ce1">
            <text:p>Igorot</text:p>
          </table:table-cell>
          <table:table-cell office:value-type="string" table:style-name="ce1">
            <text:p>igorot</text:p>
          </table:table-cell>
          <table:table-cell office:value-type="string" office:string-value="&lt;label locale=&quot;de_CH&quot; preferred=&quot;1&quot;&gt;&lt;name_singular&gt;Igorot&lt;/name_singular&gt;&lt;name_plural&gt;Igorot&lt;/name_plural&gt;&lt;/label&gt;" table:formula="of:=[Snippets.$B$17]&amp;[Translations.A127]&amp;[Snippets.$C$17]&amp;[Translations.A127]&amp;[Snippets.$D$17]" table:style-name="ce1">
            <text:p>&lt;label locale="de_CH" preferred="1"&gt;&lt;name_singular&gt;Igorot&lt;/name_singular&gt;&lt;name_plural&gt;Igorot&lt;/name_plural&gt;&lt;/label&gt;</text:p>
          </table:table-cell>
          <table:table-cell office:value-type="string" office:string-value="&lt;label locale=&quot;fr_CH&quot; preferred=&quot;1&quot;&gt;&lt;name_singular&gt;Igorot&lt;/name_singular&gt;&lt;name_plural&gt;Igorot&lt;/name_plural&gt;&lt;/label&gt;" table:formula="of:=[Snippets.$B$18]&amp;[Translations.B127]&amp;[Snippets.$C$18]&amp;[Translations.B127]&amp;[Snippets.$D$18]" table:style-name="ce1">
            <text:p>&lt;label locale="fr_CH" preferred="1"&gt;&lt;name_singular&gt;Igorot&lt;/name_singular&gt;&lt;name_plural&gt;Igorot&lt;/name_plural&gt;&lt;/label&gt;</text:p>
          </table:table-cell>
          <table:table-cell office:value-type="string" office:string-value="&lt;item idno=&quot;igorot&quot; enabled=&quot;1&quot; default=&quot;0&quot; value=&quot;0&quot;&gt;" table:formula="of:=[Snippets.B$15]&amp;[.B127]&amp;[Snippets.C$15]" table:style-name="ce1">
            <text:p>&lt;item idno="igorot" enabled="1" default="0" value="0"&gt;</text:p>
          </table:table-cell>
          <table:table-cell office:value-type="string" office:string-value="&lt;item idno=&quot;igorot&quot; enabled=&quot;1&quot; default=&quot;0&quot; value=&quot;0&quot;&gt;&lt;labels&gt;&lt;label locale=&quot;de_CH&quot; preferred=&quot;1&quot;&gt;&lt;name_singular&gt;Igorot&lt;/name_singular&gt;&lt;name_plural&gt;Igorot&lt;/name_plural&gt;&lt;/label&gt;&lt;label locale=&quot;fr_CH&quot; preferred=&quot;1&quot;&gt;&lt;name_singular&gt;Igorot&lt;/name_singular&gt;&lt;name_plural&gt;Igorot&lt;/name_plural&gt;&lt;/label&gt;&lt;/labels&gt;&lt;/item&gt;" table:formula="of:=[.E127]&amp;[Snippets.B$16]&amp;[.C127]&amp;[.D127]&amp;[Snippets.B$22]&amp;[Snippets.B$23]" table:style-name="ce1">
            <text:p>&lt;item idno="igorot" enabled="1" default="0" value="0"&gt;&lt;labels&gt;&lt;label locale="de_CH" preferred="1"&gt;&lt;name_singular&gt;Igorot&lt;/name_singular&gt;&lt;name_plural&gt;Igorot&lt;/name_plural&gt;&lt;/label&gt;&lt;label locale="fr_CH" preferred="1"&gt;&lt;name_singular&gt;Igorot&lt;/name_singular&gt;&lt;name_plural&gt;Igorot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Ihalmiut" table:formula="of:=[Translations.A128]" table:style-name="ce1">
            <text:p>Ihalmiut</text:p>
          </table:table-cell>
          <table:table-cell office:value-type="string" table:style-name="ce1">
            <text:p>ihalmiut</text:p>
          </table:table-cell>
          <table:table-cell office:value-type="string" office:string-value="&lt;label locale=&quot;de_CH&quot; preferred=&quot;1&quot;&gt;&lt;name_singular&gt;Ihalmiut&lt;/name_singular&gt;&lt;name_plural&gt;Ihalmiut&lt;/name_plural&gt;&lt;/label&gt;" table:formula="of:=[Snippets.$B$17]&amp;[Translations.A128]&amp;[Snippets.$C$17]&amp;[Translations.A128]&amp;[Snippets.$D$17]" table:style-name="ce1">
            <text:p>&lt;label locale="de_CH" preferred="1"&gt;&lt;name_singular&gt;Ihalmiut&lt;/name_singular&gt;&lt;name_plural&gt;Ihalmiut&lt;/name_plural&gt;&lt;/label&gt;</text:p>
          </table:table-cell>
          <table:table-cell office:value-type="string" office:string-value="&lt;label locale=&quot;fr_CH&quot; preferred=&quot;1&quot;&gt;&lt;name_singular&gt;Ihalmiut&lt;/name_singular&gt;&lt;name_plural&gt;Ihalmiut&lt;/name_plural&gt;&lt;/label&gt;" table:formula="of:=[Snippets.$B$18]&amp;[Translations.B128]&amp;[Snippets.$C$18]&amp;[Translations.B128]&amp;[Snippets.$D$18]" table:style-name="ce1">
            <text:p>&lt;label locale="fr_CH" preferred="1"&gt;&lt;name_singular&gt;Ihalmiut&lt;/name_singular&gt;&lt;name_plural&gt;Ihalmiut&lt;/name_plural&gt;&lt;/label&gt;</text:p>
          </table:table-cell>
          <table:table-cell office:value-type="string" office:string-value="&lt;item idno=&quot;ihalmiut&quot; enabled=&quot;1&quot; default=&quot;0&quot; value=&quot;0&quot;&gt;" table:formula="of:=[Snippets.B$15]&amp;[.B128]&amp;[Snippets.C$15]" table:style-name="ce1">
            <text:p>&lt;item idno="ihalmiut" enabled="1" default="0" value="0"&gt;</text:p>
          </table:table-cell>
          <table:table-cell office:value-type="string" office:string-value="&lt;item idno=&quot;ihalmiut&quot; enabled=&quot;1&quot; default=&quot;0&quot; value=&quot;0&quot;&gt;&lt;labels&gt;&lt;label locale=&quot;de_CH&quot; preferred=&quot;1&quot;&gt;&lt;name_singular&gt;Ihalmiut&lt;/name_singular&gt;&lt;name_plural&gt;Ihalmiut&lt;/name_plural&gt;&lt;/label&gt;&lt;label locale=&quot;fr_CH&quot; preferred=&quot;1&quot;&gt;&lt;name_singular&gt;Ihalmiut&lt;/name_singular&gt;&lt;name_plural&gt;Ihalmiut&lt;/name_plural&gt;&lt;/label&gt;&lt;/labels&gt;&lt;/item&gt;" table:formula="of:=[.E128]&amp;[Snippets.B$16]&amp;[.C128]&amp;[.D128]&amp;[Snippets.B$22]&amp;[Snippets.B$23]" table:style-name="ce1">
            <text:p>&lt;item idno="ihalmiut" enabled="1" default="0" value="0"&gt;&lt;labels&gt;&lt;label locale="de_CH" preferred="1"&gt;&lt;name_singular&gt;Ihalmiut&lt;/name_singular&gt;&lt;name_plural&gt;Ihalmiut&lt;/name_plural&gt;&lt;/label&gt;&lt;label locale="fr_CH" preferred="1"&gt;&lt;name_singular&gt;Ihalmiut&lt;/name_singular&gt;&lt;name_plural&gt;Ihalmiut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Inca" table:formula="of:=[Translations.A129]" table:style-name="ce1">
            <text:p>Inca</text:p>
          </table:table-cell>
          <table:table-cell office:value-type="string" table:style-name="ce1">
            <text:p>inca</text:p>
          </table:table-cell>
          <table:table-cell office:value-type="string" office:string-value="&lt;label locale=&quot;de_CH&quot; preferred=&quot;1&quot;&gt;&lt;name_singular&gt;Inca&lt;/name_singular&gt;&lt;name_plural&gt;Inca&lt;/name_plural&gt;&lt;/label&gt;" table:formula="of:=[Snippets.$B$17]&amp;[Translations.A129]&amp;[Snippets.$C$17]&amp;[Translations.A129]&amp;[Snippets.$D$17]" table:style-name="ce1">
            <text:p>&lt;label locale="de_CH" preferred="1"&gt;&lt;name_singular&gt;Inca&lt;/name_singular&gt;&lt;name_plural&gt;Inca&lt;/name_plural&gt;&lt;/label&gt;</text:p>
          </table:table-cell>
          <table:table-cell office:value-type="string" office:string-value="&lt;label locale=&quot;fr_CH&quot; preferred=&quot;1&quot;&gt;&lt;name_singular&gt;Inca&lt;/name_singular&gt;&lt;name_plural&gt;Inca&lt;/name_plural&gt;&lt;/label&gt;" table:formula="of:=[Snippets.$B$18]&amp;[Translations.B129]&amp;[Snippets.$C$18]&amp;[Translations.B129]&amp;[Snippets.$D$18]" table:style-name="ce1">
            <text:p>&lt;label locale="fr_CH" preferred="1"&gt;&lt;name_singular&gt;Inca&lt;/name_singular&gt;&lt;name_plural&gt;Inca&lt;/name_plural&gt;&lt;/label&gt;</text:p>
          </table:table-cell>
          <table:table-cell office:value-type="string" office:string-value="&lt;item idno=&quot;inca&quot; enabled=&quot;1&quot; default=&quot;0&quot; value=&quot;0&quot;&gt;" table:formula="of:=[Snippets.B$15]&amp;[.B129]&amp;[Snippets.C$15]" table:style-name="ce1">
            <text:p>&lt;item idno="inca" enabled="1" default="0" value="0"&gt;</text:p>
          </table:table-cell>
          <table:table-cell office:value-type="string" office:string-value="&lt;item idno=&quot;inca&quot; enabled=&quot;1&quot; default=&quot;0&quot; value=&quot;0&quot;&gt;&lt;labels&gt;&lt;label locale=&quot;de_CH&quot; preferred=&quot;1&quot;&gt;&lt;name_singular&gt;Inca&lt;/name_singular&gt;&lt;name_plural&gt;Inca&lt;/name_plural&gt;&lt;/label&gt;&lt;label locale=&quot;fr_CH&quot; preferred=&quot;1&quot;&gt;&lt;name_singular&gt;Inca&lt;/name_singular&gt;&lt;name_plural&gt;Inca&lt;/name_plural&gt;&lt;/label&gt;&lt;/labels&gt;&lt;/item&gt;" table:formula="of:=[.E129]&amp;[Snippets.B$16]&amp;[.C129]&amp;[.D129]&amp;[Snippets.B$22]&amp;[Snippets.B$23]" table:style-name="ce1">
            <text:p>&lt;item idno="inca" enabled="1" default="0" value="0"&gt;&lt;labels&gt;&lt;label locale="de_CH" preferred="1"&gt;&lt;name_singular&gt;Inca&lt;/name_singular&gt;&lt;name_plural&gt;Inca&lt;/name_plural&gt;&lt;/label&gt;&lt;label locale="fr_CH" preferred="1"&gt;&lt;name_singular&gt;Inca&lt;/name_singular&gt;&lt;name_plural&gt;Inc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Inuit" table:formula="of:=[Translations.A130]" table:style-name="ce1">
            <text:p>Inuit</text:p>
          </table:table-cell>
          <table:table-cell office:value-type="string" table:style-name="ce1">
            <text:p>inuit</text:p>
          </table:table-cell>
          <table:table-cell office:value-type="string" office:string-value="&lt;label locale=&quot;de_CH&quot; preferred=&quot;1&quot;&gt;&lt;name_singular&gt;Inuit&lt;/name_singular&gt;&lt;name_plural&gt;Inuit&lt;/name_plural&gt;&lt;/label&gt;" table:formula="of:=[Snippets.$B$17]&amp;[Translations.A130]&amp;[Snippets.$C$17]&amp;[Translations.A130]&amp;[Snippets.$D$17]" table:style-name="ce1">
            <text:p>&lt;label locale="de_CH" preferred="1"&gt;&lt;name_singular&gt;Inuit&lt;/name_singular&gt;&lt;name_plural&gt;Inuit&lt;/name_plural&gt;&lt;/label&gt;</text:p>
          </table:table-cell>
          <table:table-cell office:value-type="string" office:string-value="&lt;label locale=&quot;fr_CH&quot; preferred=&quot;1&quot;&gt;&lt;name_singular&gt;Inuits&lt;/name_singular&gt;&lt;name_plural&gt;Inuits&lt;/name_plural&gt;&lt;/label&gt;" table:formula="of:=[Snippets.$B$18]&amp;[Translations.B130]&amp;[Snippets.$C$18]&amp;[Translations.B130]&amp;[Snippets.$D$18]" table:style-name="ce1">
            <text:p>&lt;label locale="fr_CH" preferred="1"&gt;&lt;name_singular&gt;Inuits&lt;/name_singular&gt;&lt;name_plural&gt;Inuits&lt;/name_plural&gt;&lt;/label&gt;</text:p>
          </table:table-cell>
          <table:table-cell office:value-type="string" office:string-value="&lt;item idno=&quot;inuit&quot; enabled=&quot;1&quot; default=&quot;0&quot; value=&quot;0&quot;&gt;" table:formula="of:=[Snippets.B$15]&amp;[.B130]&amp;[Snippets.C$15]" table:style-name="ce1">
            <text:p>&lt;item idno="inuit" enabled="1" default="0" value="0"&gt;</text:p>
          </table:table-cell>
          <table:table-cell office:value-type="string" office:string-value="&lt;item idno=&quot;inuit&quot; enabled=&quot;1&quot; default=&quot;0&quot; value=&quot;0&quot;&gt;&lt;labels&gt;&lt;label locale=&quot;de_CH&quot; preferred=&quot;1&quot;&gt;&lt;name_singular&gt;Inuit&lt;/name_singular&gt;&lt;name_plural&gt;Inuit&lt;/name_plural&gt;&lt;/label&gt;&lt;label locale=&quot;fr_CH&quot; preferred=&quot;1&quot;&gt;&lt;name_singular&gt;Inuits&lt;/name_singular&gt;&lt;name_plural&gt;Inuits&lt;/name_plural&gt;&lt;/label&gt;&lt;/labels&gt;&lt;/item&gt;" table:formula="of:=[.E130]&amp;[Snippets.B$16]&amp;[.C130]&amp;[.D130]&amp;[Snippets.B$22]&amp;[Snippets.B$23]" table:style-name="ce1">
            <text:p>&lt;item idno="inuit" enabled="1" default="0" value="0"&gt;&lt;labels&gt;&lt;label locale="de_CH" preferred="1"&gt;&lt;name_singular&gt;Inuit&lt;/name_singular&gt;&lt;name_plural&gt;Inuit&lt;/name_plural&gt;&lt;/label&gt;&lt;label locale="fr_CH" preferred="1"&gt;&lt;name_singular&gt;Inuits&lt;/name_singular&gt;&lt;name_plural&gt;Inuit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Issa" table:formula="of:=[Translations.A131]" table:style-name="ce1">
            <text:p>Issa</text:p>
          </table:table-cell>
          <table:table-cell office:value-type="string" table:style-name="ce1">
            <text:p>issa</text:p>
          </table:table-cell>
          <table:table-cell office:value-type="string" office:string-value="&lt;label locale=&quot;de_CH&quot; preferred=&quot;1&quot;&gt;&lt;name_singular&gt;Issa&lt;/name_singular&gt;&lt;name_plural&gt;Issa&lt;/name_plural&gt;&lt;/label&gt;" table:formula="of:=[Snippets.$B$17]&amp;[Translations.A131]&amp;[Snippets.$C$17]&amp;[Translations.A131]&amp;[Snippets.$D$17]" table:style-name="ce1">
            <text:p>&lt;label locale="de_CH" preferred="1"&gt;&lt;name_singular&gt;Issa&lt;/name_singular&gt;&lt;name_plural&gt;Issa&lt;/name_plural&gt;&lt;/label&gt;</text:p>
          </table:table-cell>
          <table:table-cell office:value-type="string" office:string-value="&lt;label locale=&quot;fr_CH&quot; preferred=&quot;1&quot;&gt;&lt;name_singular&gt;Issas&lt;/name_singular&gt;&lt;name_plural&gt;Issas&lt;/name_plural&gt;&lt;/label&gt;" table:formula="of:=[Snippets.$B$18]&amp;[Translations.B131]&amp;[Snippets.$C$18]&amp;[Translations.B131]&amp;[Snippets.$D$18]" table:style-name="ce1">
            <text:p>&lt;label locale="fr_CH" preferred="1"&gt;&lt;name_singular&gt;Issas&lt;/name_singular&gt;&lt;name_plural&gt;Issas&lt;/name_plural&gt;&lt;/label&gt;</text:p>
          </table:table-cell>
          <table:table-cell office:value-type="string" office:string-value="&lt;item idno=&quot;issa&quot; enabled=&quot;1&quot; default=&quot;0&quot; value=&quot;0&quot;&gt;" table:formula="of:=[Snippets.B$15]&amp;[.B131]&amp;[Snippets.C$15]" table:style-name="ce1">
            <text:p>&lt;item idno="issa" enabled="1" default="0" value="0"&gt;</text:p>
          </table:table-cell>
          <table:table-cell office:value-type="string" office:string-value="&lt;item idno=&quot;issa&quot; enabled=&quot;1&quot; default=&quot;0&quot; value=&quot;0&quot;&gt;&lt;labels&gt;&lt;label locale=&quot;de_CH&quot; preferred=&quot;1&quot;&gt;&lt;name_singular&gt;Issa&lt;/name_singular&gt;&lt;name_plural&gt;Issa&lt;/name_plural&gt;&lt;/label&gt;&lt;label locale=&quot;fr_CH&quot; preferred=&quot;1&quot;&gt;&lt;name_singular&gt;Issas&lt;/name_singular&gt;&lt;name_plural&gt;Issas&lt;/name_plural&gt;&lt;/label&gt;&lt;/labels&gt;&lt;/item&gt;" table:formula="of:=[.E131]&amp;[Snippets.B$16]&amp;[.C131]&amp;[.D131]&amp;[Snippets.B$22]&amp;[Snippets.B$23]" table:style-name="ce1">
            <text:p>&lt;item idno="issa" enabled="1" default="0" value="0"&gt;&lt;labels&gt;&lt;label locale="de_CH" preferred="1"&gt;&lt;name_singular&gt;Issa&lt;/name_singular&gt;&lt;name_plural&gt;Issa&lt;/name_plural&gt;&lt;/label&gt;&lt;label locale="fr_CH" preferred="1"&gt;&lt;name_singular&gt;Issas&lt;/name_singular&gt;&lt;name_plural&gt;Issa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Ivili" table:formula="of:=[Translations.A132]" table:style-name="ce1">
            <text:p>Ivili</text:p>
          </table:table-cell>
          <table:table-cell office:value-type="string" table:style-name="ce1">
            <text:p>ivili</text:p>
          </table:table-cell>
          <table:table-cell office:value-type="string" office:string-value="&lt;label locale=&quot;de_CH&quot; preferred=&quot;1&quot;&gt;&lt;name_singular&gt;Ivili&lt;/name_singular&gt;&lt;name_plural&gt;Ivili&lt;/name_plural&gt;&lt;/label&gt;" table:formula="of:=[Snippets.$B$17]&amp;[Translations.A132]&amp;[Snippets.$C$17]&amp;[Translations.A132]&amp;[Snippets.$D$17]" table:style-name="ce1">
            <text:p>&lt;label locale="de_CH" preferred="1"&gt;&lt;name_singular&gt;Ivili&lt;/name_singular&gt;&lt;name_plural&gt;Ivili&lt;/name_plural&gt;&lt;/label&gt;</text:p>
          </table:table-cell>
          <table:table-cell office:value-type="string" office:string-value="&lt;label locale=&quot;fr_CH&quot; preferred=&quot;1&quot;&gt;&lt;name_singular&gt;Ivili&lt;/name_singular&gt;&lt;name_plural&gt;Ivili&lt;/name_plural&gt;&lt;/label&gt;" table:formula="of:=[Snippets.$B$18]&amp;[Translations.B132]&amp;[Snippets.$C$18]&amp;[Translations.B132]&amp;[Snippets.$D$18]" table:style-name="ce1">
            <text:p>&lt;label locale="fr_CH" preferred="1"&gt;&lt;name_singular&gt;Ivili&lt;/name_singular&gt;&lt;name_plural&gt;Ivili&lt;/name_plural&gt;&lt;/label&gt;</text:p>
          </table:table-cell>
          <table:table-cell office:value-type="string" office:string-value="&lt;item idno=&quot;ivili&quot; enabled=&quot;1&quot; default=&quot;0&quot; value=&quot;0&quot;&gt;" table:formula="of:=[Snippets.B$15]&amp;[.B132]&amp;[Snippets.C$15]" table:style-name="ce1">
            <text:p>&lt;item idno="ivili" enabled="1" default="0" value="0"&gt;</text:p>
          </table:table-cell>
          <table:table-cell office:value-type="string" office:string-value="&lt;item idno=&quot;ivili&quot; enabled=&quot;1&quot; default=&quot;0&quot; value=&quot;0&quot;&gt;&lt;labels&gt;&lt;label locale=&quot;de_CH&quot; preferred=&quot;1&quot;&gt;&lt;name_singular&gt;Ivili&lt;/name_singular&gt;&lt;name_plural&gt;Ivili&lt;/name_plural&gt;&lt;/label&gt;&lt;label locale=&quot;fr_CH&quot; preferred=&quot;1&quot;&gt;&lt;name_singular&gt;Ivili&lt;/name_singular&gt;&lt;name_plural&gt;Ivili&lt;/name_plural&gt;&lt;/label&gt;&lt;/labels&gt;&lt;/item&gt;" table:formula="of:=[.E132]&amp;[Snippets.B$16]&amp;[.C132]&amp;[.D132]&amp;[Snippets.B$22]&amp;[Snippets.B$23]" table:style-name="ce1">
            <text:p>&lt;item idno="ivili" enabled="1" default="0" value="0"&gt;&lt;labels&gt;&lt;label locale="de_CH" preferred="1"&gt;&lt;name_singular&gt;Ivili&lt;/name_singular&gt;&lt;name_plural&gt;Ivili&lt;/name_plural&gt;&lt;/label&gt;&lt;label locale="fr_CH" preferred="1"&gt;&lt;name_singular&gt;Ivili&lt;/name_singular&gt;&lt;name_plural&gt;Ivil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Jivaro" table:formula="of:=[Translations.A133]" table:style-name="ce1">
            <text:p>Jivaro</text:p>
          </table:table-cell>
          <table:table-cell office:value-type="string" table:style-name="ce1">
            <text:p>jivaro</text:p>
          </table:table-cell>
          <table:table-cell office:value-type="string" office:string-value="&lt;label locale=&quot;de_CH&quot; preferred=&quot;1&quot;&gt;&lt;name_singular&gt;Jivaro&lt;/name_singular&gt;&lt;name_plural&gt;Jivaro&lt;/name_plural&gt;&lt;/label&gt;" table:formula="of:=[Snippets.$B$17]&amp;[Translations.A133]&amp;[Snippets.$C$17]&amp;[Translations.A133]&amp;[Snippets.$D$17]" table:style-name="ce1">
            <text:p>&lt;label locale="de_CH" preferred="1"&gt;&lt;name_singular&gt;Jivaro&lt;/name_singular&gt;&lt;name_plural&gt;Jivaro&lt;/name_plural&gt;&lt;/label&gt;</text:p>
          </table:table-cell>
          <table:table-cell office:value-type="string" office:string-value="&lt;label locale=&quot;fr_CH&quot; preferred=&quot;1&quot;&gt;&lt;name_singular&gt;Jivaro&lt;/name_singular&gt;&lt;name_plural&gt;Jivaro&lt;/name_plural&gt;&lt;/label&gt;" table:formula="of:=[Snippets.$B$18]&amp;[Translations.B133]&amp;[Snippets.$C$18]&amp;[Translations.B133]&amp;[Snippets.$D$18]" table:style-name="ce1">
            <text:p>&lt;label locale="fr_CH" preferred="1"&gt;&lt;name_singular&gt;Jivaro&lt;/name_singular&gt;&lt;name_plural&gt;Jivaro&lt;/name_plural&gt;&lt;/label&gt;</text:p>
          </table:table-cell>
          <table:table-cell office:value-type="string" office:string-value="&lt;item idno=&quot;jivaro&quot; enabled=&quot;1&quot; default=&quot;0&quot; value=&quot;0&quot;&gt;" table:formula="of:=[Snippets.B$15]&amp;[.B133]&amp;[Snippets.C$15]" table:style-name="ce1">
            <text:p>&lt;item idno="jivaro" enabled="1" default="0" value="0"&gt;</text:p>
          </table:table-cell>
          <table:table-cell office:value-type="string" office:string-value="&lt;item idno=&quot;jivaro&quot; enabled=&quot;1&quot; default=&quot;0&quot; value=&quot;0&quot;&gt;&lt;labels&gt;&lt;label locale=&quot;de_CH&quot; preferred=&quot;1&quot;&gt;&lt;name_singular&gt;Jivaro&lt;/name_singular&gt;&lt;name_plural&gt;Jivaro&lt;/name_plural&gt;&lt;/label&gt;&lt;label locale=&quot;fr_CH&quot; preferred=&quot;1&quot;&gt;&lt;name_singular&gt;Jivaro&lt;/name_singular&gt;&lt;name_plural&gt;Jivaro&lt;/name_plural&gt;&lt;/label&gt;&lt;/labels&gt;&lt;/item&gt;" table:formula="of:=[.E133]&amp;[Snippets.B$16]&amp;[.C133]&amp;[.D133]&amp;[Snippets.B$22]&amp;[Snippets.B$23]" table:style-name="ce1">
            <text:p>&lt;item idno="jivaro" enabled="1" default="0" value="0"&gt;&lt;labels&gt;&lt;label locale="de_CH" preferred="1"&gt;&lt;name_singular&gt;Jivaro&lt;/name_singular&gt;&lt;name_plural&gt;Jivaro&lt;/name_plural&gt;&lt;/label&gt;&lt;label locale="fr_CH" preferred="1"&gt;&lt;name_singular&gt;Jivaro&lt;/name_singular&gt;&lt;name_plural&gt;Jivar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Juden" table:formula="of:=[Translations.A134]" table:style-name="ce1">
            <text:p>Juden</text:p>
          </table:table-cell>
          <table:table-cell office:value-type="string" table:style-name="ce1">
            <text:p>juden</text:p>
          </table:table-cell>
          <table:table-cell office:value-type="string" office:string-value="&lt;label locale=&quot;de_CH&quot; preferred=&quot;1&quot;&gt;&lt;name_singular&gt;Juden&lt;/name_singular&gt;&lt;name_plural&gt;Juden&lt;/name_plural&gt;&lt;/label&gt;" table:formula="of:=[Snippets.$B$17]&amp;[Translations.A134]&amp;[Snippets.$C$17]&amp;[Translations.A134]&amp;[Snippets.$D$17]" table:style-name="ce1">
            <text:p>&lt;label locale="de_CH" preferred="1"&gt;&lt;name_singular&gt;Juden&lt;/name_singular&gt;&lt;name_plural&gt;Juden&lt;/name_plural&gt;&lt;/label&gt;</text:p>
          </table:table-cell>
          <table:table-cell office:value-type="string" office:string-value="&lt;label locale=&quot;fr_CH&quot; preferred=&quot;1&quot;&gt;&lt;name_singular&gt;Juifs&lt;/name_singular&gt;&lt;name_plural&gt;Juifs&lt;/name_plural&gt;&lt;/label&gt;" table:formula="of:=[Snippets.$B$18]&amp;[Translations.B134]&amp;[Snippets.$C$18]&amp;[Translations.B134]&amp;[Snippets.$D$18]" table:style-name="ce1">
            <text:p>&lt;label locale="fr_CH" preferred="1"&gt;&lt;name_singular&gt;Juifs&lt;/name_singular&gt;&lt;name_plural&gt;Juifs&lt;/name_plural&gt;&lt;/label&gt;</text:p>
          </table:table-cell>
          <table:table-cell office:value-type="string" office:string-value="&lt;item idno=&quot;juden&quot; enabled=&quot;1&quot; default=&quot;0&quot; value=&quot;0&quot;&gt;" table:formula="of:=[Snippets.B$15]&amp;[.B134]&amp;[Snippets.C$15]" table:style-name="ce1">
            <text:p>&lt;item idno="juden" enabled="1" default="0" value="0"&gt;</text:p>
          </table:table-cell>
          <table:table-cell office:value-type="string" office:string-value="&lt;item idno=&quot;juden&quot; enabled=&quot;1&quot; default=&quot;0&quot; value=&quot;0&quot;&gt;&lt;labels&gt;&lt;label locale=&quot;de_CH&quot; preferred=&quot;1&quot;&gt;&lt;name_singular&gt;Juden&lt;/name_singular&gt;&lt;name_plural&gt;Juden&lt;/name_plural&gt;&lt;/label&gt;&lt;label locale=&quot;fr_CH&quot; preferred=&quot;1&quot;&gt;&lt;name_singular&gt;Juifs&lt;/name_singular&gt;&lt;name_plural&gt;Juifs&lt;/name_plural&gt;&lt;/label&gt;&lt;/labels&gt;&lt;/item&gt;" table:formula="of:=[.E134]&amp;[Snippets.B$16]&amp;[.C134]&amp;[.D134]&amp;[Snippets.B$22]&amp;[Snippets.B$23]" table:style-name="ce1">
            <text:p>&lt;item idno="juden" enabled="1" default="0" value="0"&gt;&lt;labels&gt;&lt;label locale="de_CH" preferred="1"&gt;&lt;name_singular&gt;Juden&lt;/name_singular&gt;&lt;name_plural&gt;Juden&lt;/name_plural&gt;&lt;/label&gt;&lt;label locale="fr_CH" preferred="1"&gt;&lt;name_singular&gt;Juifs&lt;/name_singular&gt;&lt;name_plural&gt;Juif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abardiner" table:formula="of:=[Translations.A135]" table:style-name="ce1">
            <text:p>Kabardiner</text:p>
          </table:table-cell>
          <table:table-cell office:value-type="string" table:style-name="ce1">
            <text:p>kabardiner</text:p>
          </table:table-cell>
          <table:table-cell office:value-type="string" office:string-value="&lt;label locale=&quot;de_CH&quot; preferred=&quot;1&quot;&gt;&lt;name_singular&gt;Kabardiner&lt;/name_singular&gt;&lt;name_plural&gt;Kabardiner&lt;/name_plural&gt;&lt;/label&gt;" table:formula="of:=[Snippets.$B$17]&amp;[Translations.A135]&amp;[Snippets.$C$17]&amp;[Translations.A135]&amp;[Snippets.$D$17]" table:style-name="ce1">
            <text:p>&lt;label locale="de_CH" preferred="1"&gt;&lt;name_singular&gt;Kabardiner&lt;/name_singular&gt;&lt;name_plural&gt;Kabardiner&lt;/name_plural&gt;&lt;/label&gt;</text:p>
          </table:table-cell>
          <table:table-cell office:value-type="string" office:string-value="&lt;label locale=&quot;fr_CH&quot; preferred=&quot;1&quot;&gt;&lt;name_singular&gt;Kabardes&lt;/name_singular&gt;&lt;name_plural&gt;Kabardes&lt;/name_plural&gt;&lt;/label&gt;" table:formula="of:=[Snippets.$B$18]&amp;[Translations.B135]&amp;[Snippets.$C$18]&amp;[Translations.B135]&amp;[Snippets.$D$18]" table:style-name="ce1">
            <text:p>&lt;label locale="fr_CH" preferred="1"&gt;&lt;name_singular&gt;Kabardes&lt;/name_singular&gt;&lt;name_plural&gt;Kabardes&lt;/name_plural&gt;&lt;/label&gt;</text:p>
          </table:table-cell>
          <table:table-cell office:value-type="string" office:string-value="&lt;item idno=&quot;kabardiner&quot; enabled=&quot;1&quot; default=&quot;0&quot; value=&quot;0&quot;&gt;" table:formula="of:=[Snippets.B$15]&amp;[.B135]&amp;[Snippets.C$15]" table:style-name="ce1">
            <text:p>&lt;item idno="kabardiner" enabled="1" default="0" value="0"&gt;</text:p>
          </table:table-cell>
          <table:table-cell office:value-type="string" office:string-value="&lt;item idno=&quot;kabardiner&quot; enabled=&quot;1&quot; default=&quot;0&quot; value=&quot;0&quot;&gt;&lt;labels&gt;&lt;label locale=&quot;de_CH&quot; preferred=&quot;1&quot;&gt;&lt;name_singular&gt;Kabardiner&lt;/name_singular&gt;&lt;name_plural&gt;Kabardiner&lt;/name_plural&gt;&lt;/label&gt;&lt;label locale=&quot;fr_CH&quot; preferred=&quot;1&quot;&gt;&lt;name_singular&gt;Kabardes&lt;/name_singular&gt;&lt;name_plural&gt;Kabardes&lt;/name_plural&gt;&lt;/label&gt;&lt;/labels&gt;&lt;/item&gt;" table:formula="of:=[.E135]&amp;[Snippets.B$16]&amp;[.C135]&amp;[.D135]&amp;[Snippets.B$22]&amp;[Snippets.B$23]" table:style-name="ce1">
            <text:p>&lt;item idno="kabardiner" enabled="1" default="0" value="0"&gt;&lt;labels&gt;&lt;label locale="de_CH" preferred="1"&gt;&lt;name_singular&gt;Kabardiner&lt;/name_singular&gt;&lt;name_plural&gt;Kabardiner&lt;/name_plural&gt;&lt;/label&gt;&lt;label locale="fr_CH" preferred="1"&gt;&lt;name_singular&gt;Kabardes&lt;/name_singular&gt;&lt;name_plural&gt;Kabard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abylen" table:formula="of:=[Translations.A136]" table:style-name="ce1">
            <text:p>Kabylen</text:p>
          </table:table-cell>
          <table:table-cell office:value-type="string" table:style-name="ce1">
            <text:p>kabylen</text:p>
          </table:table-cell>
          <table:table-cell office:value-type="string" office:string-value="&lt;label locale=&quot;de_CH&quot; preferred=&quot;1&quot;&gt;&lt;name_singular&gt;Kabylen&lt;/name_singular&gt;&lt;name_plural&gt;Kabylen&lt;/name_plural&gt;&lt;/label&gt;" table:formula="of:=[Snippets.$B$17]&amp;[Translations.A136]&amp;[Snippets.$C$17]&amp;[Translations.A136]&amp;[Snippets.$D$17]" table:style-name="ce1">
            <text:p>&lt;label locale="de_CH" preferred="1"&gt;&lt;name_singular&gt;Kabylen&lt;/name_singular&gt;&lt;name_plural&gt;Kabylen&lt;/name_plural&gt;&lt;/label&gt;</text:p>
          </table:table-cell>
          <table:table-cell office:value-type="string" office:string-value="&lt;label locale=&quot;fr_CH&quot; preferred=&quot;1&quot;&gt;&lt;name_singular&gt;Kabyles&lt;/name_singular&gt;&lt;name_plural&gt;Kabyles&lt;/name_plural&gt;&lt;/label&gt;" table:formula="of:=[Snippets.$B$18]&amp;[Translations.B136]&amp;[Snippets.$C$18]&amp;[Translations.B136]&amp;[Snippets.$D$18]" table:style-name="ce1">
            <text:p>&lt;label locale="fr_CH" preferred="1"&gt;&lt;name_singular&gt;Kabyles&lt;/name_singular&gt;&lt;name_plural&gt;Kabyles&lt;/name_plural&gt;&lt;/label&gt;</text:p>
          </table:table-cell>
          <table:table-cell office:value-type="string" office:string-value="&lt;item idno=&quot;kabylen&quot; enabled=&quot;1&quot; default=&quot;0&quot; value=&quot;0&quot;&gt;" table:formula="of:=[Snippets.B$15]&amp;[.B136]&amp;[Snippets.C$15]" table:style-name="ce1">
            <text:p>&lt;item idno="kabylen" enabled="1" default="0" value="0"&gt;</text:p>
          </table:table-cell>
          <table:table-cell office:value-type="string" office:string-value="&lt;item idno=&quot;kabylen&quot; enabled=&quot;1&quot; default=&quot;0&quot; value=&quot;0&quot;&gt;&lt;labels&gt;&lt;label locale=&quot;de_CH&quot; preferred=&quot;1&quot;&gt;&lt;name_singular&gt;Kabylen&lt;/name_singular&gt;&lt;name_plural&gt;Kabylen&lt;/name_plural&gt;&lt;/label&gt;&lt;label locale=&quot;fr_CH&quot; preferred=&quot;1&quot;&gt;&lt;name_singular&gt;Kabyles&lt;/name_singular&gt;&lt;name_plural&gt;Kabyles&lt;/name_plural&gt;&lt;/label&gt;&lt;/labels&gt;&lt;/item&gt;" table:formula="of:=[.E136]&amp;[Snippets.B$16]&amp;[.C136]&amp;[.D136]&amp;[Snippets.B$22]&amp;[Snippets.B$23]" table:style-name="ce1">
            <text:p>&lt;item idno="kabylen" enabled="1" default="0" value="0"&gt;&lt;labels&gt;&lt;label locale="de_CH" preferred="1"&gt;&lt;name_singular&gt;Kabylen&lt;/name_singular&gt;&lt;name_plural&gt;Kabylen&lt;/name_plural&gt;&lt;/label&gt;&lt;label locale="fr_CH" preferred="1"&gt;&lt;name_singular&gt;Kabyles&lt;/name_singular&gt;&lt;name_plural&gt;Kabyl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achin" table:formula="of:=[Translations.A137]" table:style-name="ce1">
            <text:p>Kachin</text:p>
          </table:table-cell>
          <table:table-cell office:value-type="string" table:style-name="ce1">
            <text:p>kachin</text:p>
          </table:table-cell>
          <table:table-cell office:value-type="string" office:string-value="&lt;label locale=&quot;de_CH&quot; preferred=&quot;1&quot;&gt;&lt;name_singular&gt;Kachin&lt;/name_singular&gt;&lt;name_plural&gt;Kachin&lt;/name_plural&gt;&lt;/label&gt;" table:formula="of:=[Snippets.$B$17]&amp;[Translations.A137]&amp;[Snippets.$C$17]&amp;[Translations.A137]&amp;[Snippets.$D$17]" table:style-name="ce1">
            <text:p>&lt;label locale="de_CH" preferred="1"&gt;&lt;name_singular&gt;Kachin&lt;/name_singular&gt;&lt;name_plural&gt;Kachin&lt;/name_plural&gt;&lt;/label&gt;</text:p>
          </table:table-cell>
          <table:table-cell office:value-type="string" office:string-value="&lt;label locale=&quot;fr_CH&quot; preferred=&quot;1&quot;&gt;&lt;name_singular&gt;Kachin&lt;/name_singular&gt;&lt;name_plural&gt;Kachin&lt;/name_plural&gt;&lt;/label&gt;" table:formula="of:=[Snippets.$B$18]&amp;[Translations.B137]&amp;[Snippets.$C$18]&amp;[Translations.B137]&amp;[Snippets.$D$18]" table:style-name="ce1">
            <text:p>&lt;label locale="fr_CH" preferred="1"&gt;&lt;name_singular&gt;Kachin&lt;/name_singular&gt;&lt;name_plural&gt;Kachin&lt;/name_plural&gt;&lt;/label&gt;</text:p>
          </table:table-cell>
          <table:table-cell office:value-type="string" office:string-value="&lt;item idno=&quot;kachin&quot; enabled=&quot;1&quot; default=&quot;0&quot; value=&quot;0&quot;&gt;" table:formula="of:=[Snippets.B$15]&amp;[.B137]&amp;[Snippets.C$15]" table:style-name="ce1">
            <text:p>&lt;item idno="kachin" enabled="1" default="0" value="0"&gt;</text:p>
          </table:table-cell>
          <table:table-cell office:value-type="string" office:string-value="&lt;item idno=&quot;kachin&quot; enabled=&quot;1&quot; default=&quot;0&quot; value=&quot;0&quot;&gt;&lt;labels&gt;&lt;label locale=&quot;de_CH&quot; preferred=&quot;1&quot;&gt;&lt;name_singular&gt;Kachin&lt;/name_singular&gt;&lt;name_plural&gt;Kachin&lt;/name_plural&gt;&lt;/label&gt;&lt;label locale=&quot;fr_CH&quot; preferred=&quot;1&quot;&gt;&lt;name_singular&gt;Kachin&lt;/name_singular&gt;&lt;name_plural&gt;Kachin&lt;/name_plural&gt;&lt;/label&gt;&lt;/labels&gt;&lt;/item&gt;" table:formula="of:=[.E137]&amp;[Snippets.B$16]&amp;[.C137]&amp;[.D137]&amp;[Snippets.B$22]&amp;[Snippets.B$23]" table:style-name="ce1">
            <text:p>&lt;item idno="kachin" enabled="1" default="0" value="0"&gt;&lt;labels&gt;&lt;label locale="de_CH" preferred="1"&gt;&lt;name_singular&gt;Kachin&lt;/name_singular&gt;&lt;name_plural&gt;Kachin&lt;/name_plural&gt;&lt;/label&gt;&lt;label locale="fr_CH" preferred="1"&gt;&lt;name_singular&gt;Kachin&lt;/name_singular&gt;&lt;name_plural&gt;Kachin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adar" table:formula="of:=[Translations.A138]" table:style-name="ce1">
            <text:p>Kadar</text:p>
          </table:table-cell>
          <table:table-cell office:value-type="string" table:style-name="ce1">
            <text:p>kadar</text:p>
          </table:table-cell>
          <table:table-cell office:value-type="string" office:string-value="&lt;label locale=&quot;de_CH&quot; preferred=&quot;1&quot;&gt;&lt;name_singular&gt;Kadar&lt;/name_singular&gt;&lt;name_plural&gt;Kadar&lt;/name_plural&gt;&lt;/label&gt;" table:formula="of:=[Snippets.$B$17]&amp;[Translations.A138]&amp;[Snippets.$C$17]&amp;[Translations.A138]&amp;[Snippets.$D$17]" table:style-name="ce1">
            <text:p>&lt;label locale="de_CH" preferred="1"&gt;&lt;name_singular&gt;Kadar&lt;/name_singular&gt;&lt;name_plural&gt;Kadar&lt;/name_plural&gt;&lt;/label&gt;</text:p>
          </table:table-cell>
          <table:table-cell office:value-type="string" office:string-value="&lt;label locale=&quot;fr_CH&quot; preferred=&quot;1&quot;&gt;&lt;name_singular&gt;Kadar&lt;/name_singular&gt;&lt;name_plural&gt;Kadar&lt;/name_plural&gt;&lt;/label&gt;" table:formula="of:=[Snippets.$B$18]&amp;[Translations.B138]&amp;[Snippets.$C$18]&amp;[Translations.B138]&amp;[Snippets.$D$18]" table:style-name="ce1">
            <text:p>&lt;label locale="fr_CH" preferred="1"&gt;&lt;name_singular&gt;Kadar&lt;/name_singular&gt;&lt;name_plural&gt;Kadar&lt;/name_plural&gt;&lt;/label&gt;</text:p>
          </table:table-cell>
          <table:table-cell office:value-type="string" office:string-value="&lt;item idno=&quot;kadar&quot; enabled=&quot;1&quot; default=&quot;0&quot; value=&quot;0&quot;&gt;" table:formula="of:=[Snippets.B$15]&amp;[.B138]&amp;[Snippets.C$15]" table:style-name="ce1">
            <text:p>&lt;item idno="kadar" enabled="1" default="0" value="0"&gt;</text:p>
          </table:table-cell>
          <table:table-cell office:value-type="string" office:string-value="&lt;item idno=&quot;kadar&quot; enabled=&quot;1&quot; default=&quot;0&quot; value=&quot;0&quot;&gt;&lt;labels&gt;&lt;label locale=&quot;de_CH&quot; preferred=&quot;1&quot;&gt;&lt;name_singular&gt;Kadar&lt;/name_singular&gt;&lt;name_plural&gt;Kadar&lt;/name_plural&gt;&lt;/label&gt;&lt;label locale=&quot;fr_CH&quot; preferred=&quot;1&quot;&gt;&lt;name_singular&gt;Kadar&lt;/name_singular&gt;&lt;name_plural&gt;Kadar&lt;/name_plural&gt;&lt;/label&gt;&lt;/labels&gt;&lt;/item&gt;" table:formula="of:=[.E138]&amp;[Snippets.B$16]&amp;[.C138]&amp;[.D138]&amp;[Snippets.B$22]&amp;[Snippets.B$23]" table:style-name="ce1">
            <text:p>&lt;item idno="kadar" enabled="1" default="0" value="0"&gt;&lt;labels&gt;&lt;label locale="de_CH" preferred="1"&gt;&lt;name_singular&gt;Kadar&lt;/name_singular&gt;&lt;name_plural&gt;Kadar&lt;/name_plural&gt;&lt;/label&gt;&lt;label locale="fr_CH" preferred="1"&gt;&lt;name_singular&gt;Kadar&lt;/name_singular&gt;&lt;name_plural&gt;Kadar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adu" table:formula="of:=[Translations.A139]" table:style-name="ce1">
            <text:p>Kadu</text:p>
          </table:table-cell>
          <table:table-cell office:value-type="string" table:style-name="ce1">
            <text:p>kadu</text:p>
          </table:table-cell>
          <table:table-cell office:value-type="string" office:string-value="&lt;label locale=&quot;de_CH&quot; preferred=&quot;1&quot;&gt;&lt;name_singular&gt;Kadu&lt;/name_singular&gt;&lt;name_plural&gt;Kadu&lt;/name_plural&gt;&lt;/label&gt;" table:formula="of:=[Snippets.$B$17]&amp;[Translations.A139]&amp;[Snippets.$C$17]&amp;[Translations.A139]&amp;[Snippets.$D$17]" table:style-name="ce1">
            <text:p>&lt;label locale="de_CH" preferred="1"&gt;&lt;name_singular&gt;Kadu&lt;/name_singular&gt;&lt;name_plural&gt;Kadu&lt;/name_plural&gt;&lt;/label&gt;</text:p>
          </table:table-cell>
          <table:table-cell office:value-type="string" office:string-value="&lt;label locale=&quot;fr_CH&quot; preferred=&quot;1&quot;&gt;&lt;name_singular&gt;Kadu&lt;/name_singular&gt;&lt;name_plural&gt;Kadu&lt;/name_plural&gt;&lt;/label&gt;" table:formula="of:=[Snippets.$B$18]&amp;[Translations.B139]&amp;[Snippets.$C$18]&amp;[Translations.B139]&amp;[Snippets.$D$18]" table:style-name="ce1">
            <text:p>&lt;label locale="fr_CH" preferred="1"&gt;&lt;name_singular&gt;Kadu&lt;/name_singular&gt;&lt;name_plural&gt;Kadu&lt;/name_plural&gt;&lt;/label&gt;</text:p>
          </table:table-cell>
          <table:table-cell office:value-type="string" office:string-value="&lt;item idno=&quot;kadu&quot; enabled=&quot;1&quot; default=&quot;0&quot; value=&quot;0&quot;&gt;" table:formula="of:=[Snippets.B$15]&amp;[.B139]&amp;[Snippets.C$15]" table:style-name="ce1">
            <text:p>&lt;item idno="kadu" enabled="1" default="0" value="0"&gt;</text:p>
          </table:table-cell>
          <table:table-cell office:value-type="string" office:string-value="&lt;item idno=&quot;kadu&quot; enabled=&quot;1&quot; default=&quot;0&quot; value=&quot;0&quot;&gt;&lt;labels&gt;&lt;label locale=&quot;de_CH&quot; preferred=&quot;1&quot;&gt;&lt;name_singular&gt;Kadu&lt;/name_singular&gt;&lt;name_plural&gt;Kadu&lt;/name_plural&gt;&lt;/label&gt;&lt;label locale=&quot;fr_CH&quot; preferred=&quot;1&quot;&gt;&lt;name_singular&gt;Kadu&lt;/name_singular&gt;&lt;name_plural&gt;Kadu&lt;/name_plural&gt;&lt;/label&gt;&lt;/labels&gt;&lt;/item&gt;" table:formula="of:=[.E139]&amp;[Snippets.B$16]&amp;[.C139]&amp;[.D139]&amp;[Snippets.B$22]&amp;[Snippets.B$23]" table:style-name="ce1">
            <text:p>&lt;item idno="kadu" enabled="1" default="0" value="0"&gt;&lt;labels&gt;&lt;label locale="de_CH" preferred="1"&gt;&lt;name_singular&gt;Kadu&lt;/name_singular&gt;&lt;name_plural&gt;Kadu&lt;/name_plural&gt;&lt;/label&gt;&lt;label locale="fr_CH" preferred="1"&gt;&lt;name_singular&gt;Kadu&lt;/name_singular&gt;&lt;name_plural&gt;Kadu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afa" table:formula="of:=[Translations.A140]" table:style-name="ce1">
            <text:p>Kafa</text:p>
          </table:table-cell>
          <table:table-cell office:value-type="string" table:style-name="ce1">
            <text:p>kafa</text:p>
          </table:table-cell>
          <table:table-cell office:value-type="string" office:string-value="&lt;label locale=&quot;de_CH&quot; preferred=&quot;1&quot;&gt;&lt;name_singular&gt;Kafa&lt;/name_singular&gt;&lt;name_plural&gt;Kafa&lt;/name_plural&gt;&lt;/label&gt;" table:formula="of:=[Snippets.$B$17]&amp;[Translations.A140]&amp;[Snippets.$C$17]&amp;[Translations.A140]&amp;[Snippets.$D$17]" table:style-name="ce1">
            <text:p>&lt;label locale="de_CH" preferred="1"&gt;&lt;name_singular&gt;Kafa&lt;/name_singular&gt;&lt;name_plural&gt;Kafa&lt;/name_plural&gt;&lt;/label&gt;</text:p>
          </table:table-cell>
          <table:table-cell office:value-type="string" office:string-value="&lt;label locale=&quot;fr_CH&quot; preferred=&quot;1&quot;&gt;&lt;name_singular&gt;Kaffas&lt;/name_singular&gt;&lt;name_plural&gt;Kaffas&lt;/name_plural&gt;&lt;/label&gt;" table:formula="of:=[Snippets.$B$18]&amp;[Translations.B140]&amp;[Snippets.$C$18]&amp;[Translations.B140]&amp;[Snippets.$D$18]" table:style-name="ce1">
            <text:p>&lt;label locale="fr_CH" preferred="1"&gt;&lt;name_singular&gt;Kaffas&lt;/name_singular&gt;&lt;name_plural&gt;Kaffas&lt;/name_plural&gt;&lt;/label&gt;</text:p>
          </table:table-cell>
          <table:table-cell office:value-type="string" office:string-value="&lt;item idno=&quot;kafa&quot; enabled=&quot;1&quot; default=&quot;0&quot; value=&quot;0&quot;&gt;" table:formula="of:=[Snippets.B$15]&amp;[.B140]&amp;[Snippets.C$15]" table:style-name="ce1">
            <text:p>&lt;item idno="kafa" enabled="1" default="0" value="0"&gt;</text:p>
          </table:table-cell>
          <table:table-cell office:value-type="string" office:string-value="&lt;item idno=&quot;kafa&quot; enabled=&quot;1&quot; default=&quot;0&quot; value=&quot;0&quot;&gt;&lt;labels&gt;&lt;label locale=&quot;de_CH&quot; preferred=&quot;1&quot;&gt;&lt;name_singular&gt;Kafa&lt;/name_singular&gt;&lt;name_plural&gt;Kafa&lt;/name_plural&gt;&lt;/label&gt;&lt;label locale=&quot;fr_CH&quot; preferred=&quot;1&quot;&gt;&lt;name_singular&gt;Kaffas&lt;/name_singular&gt;&lt;name_plural&gt;Kaffas&lt;/name_plural&gt;&lt;/label&gt;&lt;/labels&gt;&lt;/item&gt;" table:formula="of:=[.E140]&amp;[Snippets.B$16]&amp;[.C140]&amp;[.D140]&amp;[Snippets.B$22]&amp;[Snippets.B$23]" table:style-name="ce1">
            <text:p>&lt;item idno="kafa" enabled="1" default="0" value="0"&gt;&lt;labels&gt;&lt;label locale="de_CH" preferred="1"&gt;&lt;name_singular&gt;Kafa&lt;/name_singular&gt;&lt;name_plural&gt;Kafa&lt;/name_plural&gt;&lt;/label&gt;&lt;label locale="fr_CH" preferred="1"&gt;&lt;name_singular&gt;Kaffas&lt;/name_singular&gt;&lt;name_plural&gt;Kaffa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afficho" table:formula="of:=[Translations.A141]" table:style-name="ce1">
            <text:p>Kafficho</text:p>
          </table:table-cell>
          <table:table-cell office:value-type="string" table:style-name="ce1">
            <text:p>kafficho</text:p>
          </table:table-cell>
          <table:table-cell office:value-type="string" office:string-value="&lt;label locale=&quot;de_CH&quot; preferred=&quot;1&quot;&gt;&lt;name_singular&gt;Kafficho&lt;/name_singular&gt;&lt;name_plural&gt;Kafficho&lt;/name_plural&gt;&lt;/label&gt;" table:formula="of:=[Snippets.$B$17]&amp;[Translations.A141]&amp;[Snippets.$C$17]&amp;[Translations.A141]&amp;[Snippets.$D$17]" table:style-name="ce1">
            <text:p>&lt;label locale="de_CH" preferred="1"&gt;&lt;name_singular&gt;Kafficho&lt;/name_singular&gt;&lt;name_plural&gt;Kafficho&lt;/name_plural&gt;&lt;/label&gt;</text:p>
          </table:table-cell>
          <table:table-cell office:value-type="string" office:string-value="&lt;label locale=&quot;fr_CH&quot; preferred=&quot;1&quot;&gt;&lt;name_singular&gt;Kafficho&lt;/name_singular&gt;&lt;name_plural&gt;Kafficho&lt;/name_plural&gt;&lt;/label&gt;" table:formula="of:=[Snippets.$B$18]&amp;[Translations.B141]&amp;[Snippets.$C$18]&amp;[Translations.B141]&amp;[Snippets.$D$18]" table:style-name="ce1">
            <text:p>&lt;label locale="fr_CH" preferred="1"&gt;&lt;name_singular&gt;Kafficho&lt;/name_singular&gt;&lt;name_plural&gt;Kafficho&lt;/name_plural&gt;&lt;/label&gt;</text:p>
          </table:table-cell>
          <table:table-cell office:value-type="string" office:string-value="&lt;item idno=&quot;kafficho&quot; enabled=&quot;1&quot; default=&quot;0&quot; value=&quot;0&quot;&gt;" table:formula="of:=[Snippets.B$15]&amp;[.B141]&amp;[Snippets.C$15]" table:style-name="ce1">
            <text:p>&lt;item idno="kafficho" enabled="1" default="0" value="0"&gt;</text:p>
          </table:table-cell>
          <table:table-cell office:value-type="string" office:string-value="&lt;item idno=&quot;kafficho&quot; enabled=&quot;1&quot; default=&quot;0&quot; value=&quot;0&quot;&gt;&lt;labels&gt;&lt;label locale=&quot;de_CH&quot; preferred=&quot;1&quot;&gt;&lt;name_singular&gt;Kafficho&lt;/name_singular&gt;&lt;name_plural&gt;Kafficho&lt;/name_plural&gt;&lt;/label&gt;&lt;label locale=&quot;fr_CH&quot; preferred=&quot;1&quot;&gt;&lt;name_singular&gt;Kafficho&lt;/name_singular&gt;&lt;name_plural&gt;Kafficho&lt;/name_plural&gt;&lt;/label&gt;&lt;/labels&gt;&lt;/item&gt;" table:formula="of:=[.E141]&amp;[Snippets.B$16]&amp;[.C141]&amp;[.D141]&amp;[Snippets.B$22]&amp;[Snippets.B$23]" table:style-name="ce1">
            <text:p>&lt;item idno="kafficho" enabled="1" default="0" value="0"&gt;&lt;labels&gt;&lt;label locale="de_CH" preferred="1"&gt;&lt;name_singular&gt;Kafficho&lt;/name_singular&gt;&lt;name_plural&gt;Kafficho&lt;/name_plural&gt;&lt;/label&gt;&lt;label locale="fr_CH" preferred="1"&gt;&lt;name_singular&gt;Kafficho&lt;/name_singular&gt;&lt;name_plural&gt;Kaffich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alinga" table:formula="of:=[Translations.A142]" table:style-name="ce1">
            <text:p>Kalinga</text:p>
          </table:table-cell>
          <table:table-cell office:value-type="string" table:style-name="ce1">
            <text:p>kalinga</text:p>
          </table:table-cell>
          <table:table-cell office:value-type="string" office:string-value="&lt;label locale=&quot;de_CH&quot; preferred=&quot;1&quot;&gt;&lt;name_singular&gt;Kalinga&lt;/name_singular&gt;&lt;name_plural&gt;Kalinga&lt;/name_plural&gt;&lt;/label&gt;" table:formula="of:=[Snippets.$B$17]&amp;[Translations.A142]&amp;[Snippets.$C$17]&amp;[Translations.A142]&amp;[Snippets.$D$17]" table:style-name="ce1">
            <text:p>&lt;label locale="de_CH" preferred="1"&gt;&lt;name_singular&gt;Kalinga&lt;/name_singular&gt;&lt;name_plural&gt;Kalinga&lt;/name_plural&gt;&lt;/label&gt;</text:p>
          </table:table-cell>
          <table:table-cell office:value-type="string" office:string-value="&lt;label locale=&quot;fr_CH&quot; preferred=&quot;1&quot;&gt;&lt;name_singular&gt;Kalinga&lt;/name_singular&gt;&lt;name_plural&gt;Kalinga&lt;/name_plural&gt;&lt;/label&gt;" table:formula="of:=[Snippets.$B$18]&amp;[Translations.B142]&amp;[Snippets.$C$18]&amp;[Translations.B142]&amp;[Snippets.$D$18]" table:style-name="ce1">
            <text:p>&lt;label locale="fr_CH" preferred="1"&gt;&lt;name_singular&gt;Kalinga&lt;/name_singular&gt;&lt;name_plural&gt;Kalinga&lt;/name_plural&gt;&lt;/label&gt;</text:p>
          </table:table-cell>
          <table:table-cell office:value-type="string" office:string-value="&lt;item idno=&quot;kalinga&quot; enabled=&quot;1&quot; default=&quot;0&quot; value=&quot;0&quot;&gt;" table:formula="of:=[Snippets.B$15]&amp;[.B142]&amp;[Snippets.C$15]" table:style-name="ce1">
            <text:p>&lt;item idno="kalinga" enabled="1" default="0" value="0"&gt;</text:p>
          </table:table-cell>
          <table:table-cell office:value-type="string" office:string-value="&lt;item idno=&quot;kalinga&quot; enabled=&quot;1&quot; default=&quot;0&quot; value=&quot;0&quot;&gt;&lt;labels&gt;&lt;label locale=&quot;de_CH&quot; preferred=&quot;1&quot;&gt;&lt;name_singular&gt;Kalinga&lt;/name_singular&gt;&lt;name_plural&gt;Kalinga&lt;/name_plural&gt;&lt;/label&gt;&lt;label locale=&quot;fr_CH&quot; preferred=&quot;1&quot;&gt;&lt;name_singular&gt;Kalinga&lt;/name_singular&gt;&lt;name_plural&gt;Kalinga&lt;/name_plural&gt;&lt;/label&gt;&lt;/labels&gt;&lt;/item&gt;" table:formula="of:=[.E142]&amp;[Snippets.B$16]&amp;[.C142]&amp;[.D142]&amp;[Snippets.B$22]&amp;[Snippets.B$23]" table:style-name="ce1">
            <text:p>&lt;item idno="kalinga" enabled="1" default="0" value="0"&gt;&lt;labels&gt;&lt;label locale="de_CH" preferred="1"&gt;&lt;name_singular&gt;Kalinga&lt;/name_singular&gt;&lt;name_plural&gt;Kalinga&lt;/name_plural&gt;&lt;/label&gt;&lt;label locale="fr_CH" preferred="1"&gt;&lt;name_singular&gt;Kalinga&lt;/name_singular&gt;&lt;name_plural&gt;Kaling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almücken" table:formula="of:=[Translations.A143]" table:style-name="ce1">
            <text:p>Kalmücken</text:p>
          </table:table-cell>
          <table:table-cell office:value-type="string" table:style-name="ce1">
            <text:p>kalmcken</text:p>
          </table:table-cell>
          <table:table-cell office:value-type="string" office:string-value="&lt;label locale=&quot;de_CH&quot; preferred=&quot;1&quot;&gt;&lt;name_singular&gt;Kalmücken&lt;/name_singular&gt;&lt;name_plural&gt;Kalmücken&lt;/name_plural&gt;&lt;/label&gt;" table:formula="of:=[Snippets.$B$17]&amp;[Translations.A143]&amp;[Snippets.$C$17]&amp;[Translations.A143]&amp;[Snippets.$D$17]" table:style-name="ce1">
            <text:p>&lt;label locale="de_CH" preferred="1"&gt;&lt;name_singular&gt;Kalmücken&lt;/name_singular&gt;&lt;name_plural&gt;Kalmücken&lt;/name_plural&gt;&lt;/label&gt;</text:p>
          </table:table-cell>
          <table:table-cell office:value-type="string" office:string-value="&lt;label locale=&quot;fr_CH&quot; preferred=&quot;1&quot;&gt;&lt;name_singular&gt;Kalmouks&lt;/name_singular&gt;&lt;name_plural&gt;Kalmouks&lt;/name_plural&gt;&lt;/label&gt;" table:formula="of:=[Snippets.$B$18]&amp;[Translations.B143]&amp;[Snippets.$C$18]&amp;[Translations.B143]&amp;[Snippets.$D$18]" table:style-name="ce1">
            <text:p>&lt;label locale="fr_CH" preferred="1"&gt;&lt;name_singular&gt;Kalmouks&lt;/name_singular&gt;&lt;name_plural&gt;Kalmouks&lt;/name_plural&gt;&lt;/label&gt;</text:p>
          </table:table-cell>
          <table:table-cell office:value-type="string" office:string-value="&lt;item idno=&quot;kalmcken&quot; enabled=&quot;1&quot; default=&quot;0&quot; value=&quot;0&quot;&gt;" table:formula="of:=[Snippets.B$15]&amp;[.B143]&amp;[Snippets.C$15]" table:style-name="ce1">
            <text:p>&lt;item idno="kalmcken" enabled="1" default="0" value="0"&gt;</text:p>
          </table:table-cell>
          <table:table-cell office:value-type="string" office:string-value="&lt;item idno=&quot;kalmcken&quot; enabled=&quot;1&quot; default=&quot;0&quot; value=&quot;0&quot;&gt;&lt;labels&gt;&lt;label locale=&quot;de_CH&quot; preferred=&quot;1&quot;&gt;&lt;name_singular&gt;Kalmücken&lt;/name_singular&gt;&lt;name_plural&gt;Kalmücken&lt;/name_plural&gt;&lt;/label&gt;&lt;label locale=&quot;fr_CH&quot; preferred=&quot;1&quot;&gt;&lt;name_singular&gt;Kalmouks&lt;/name_singular&gt;&lt;name_plural&gt;Kalmouks&lt;/name_plural&gt;&lt;/label&gt;&lt;/labels&gt;&lt;/item&gt;" table:formula="of:=[.E143]&amp;[Snippets.B$16]&amp;[.C143]&amp;[.D143]&amp;[Snippets.B$22]&amp;[Snippets.B$23]" table:style-name="ce1">
            <text:p>&lt;item idno="kalmcken" enabled="1" default="0" value="0"&gt;&lt;labels&gt;&lt;label locale="de_CH" preferred="1"&gt;&lt;name_singular&gt;Kalmücken&lt;/name_singular&gt;&lt;name_plural&gt;Kalmücken&lt;/name_plural&gt;&lt;/label&gt;&lt;label locale="fr_CH" preferred="1"&gt;&lt;name_singular&gt;Kalmouks&lt;/name_singular&gt;&lt;name_plural&gt;Kalmouk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ana" table:formula="of:=[Translations.A144]" table:style-name="ce1">
            <text:p>Kana</text:p>
          </table:table-cell>
          <table:table-cell office:value-type="string" table:style-name="ce1">
            <text:p>kana</text:p>
          </table:table-cell>
          <table:table-cell office:value-type="string" office:string-value="&lt;label locale=&quot;de_CH&quot; preferred=&quot;1&quot;&gt;&lt;name_singular&gt;Kana&lt;/name_singular&gt;&lt;name_plural&gt;Kana&lt;/name_plural&gt;&lt;/label&gt;" table:formula="of:=[Snippets.$B$17]&amp;[Translations.A144]&amp;[Snippets.$C$17]&amp;[Translations.A144]&amp;[Snippets.$D$17]" table:style-name="ce1">
            <text:p>&lt;label locale="de_CH" preferred="1"&gt;&lt;name_singular&gt;Kana&lt;/name_singular&gt;&lt;name_plural&gt;Kana&lt;/name_plural&gt;&lt;/label&gt;</text:p>
          </table:table-cell>
          <table:table-cell office:value-type="string" office:string-value="&lt;label locale=&quot;fr_CH&quot; preferred=&quot;1&quot;&gt;&lt;name_singular&gt;Kana&lt;/name_singular&gt;&lt;name_plural&gt;Kana&lt;/name_plural&gt;&lt;/label&gt;" table:formula="of:=[Snippets.$B$18]&amp;[Translations.B144]&amp;[Snippets.$C$18]&amp;[Translations.B144]&amp;[Snippets.$D$18]" table:style-name="ce1">
            <text:p>&lt;label locale="fr_CH" preferred="1"&gt;&lt;name_singular&gt;Kana&lt;/name_singular&gt;&lt;name_plural&gt;Kana&lt;/name_plural&gt;&lt;/label&gt;</text:p>
          </table:table-cell>
          <table:table-cell office:value-type="string" office:string-value="&lt;item idno=&quot;kana&quot; enabled=&quot;1&quot; default=&quot;0&quot; value=&quot;0&quot;&gt;" table:formula="of:=[Snippets.B$15]&amp;[.B144]&amp;[Snippets.C$15]" table:style-name="ce1">
            <text:p>&lt;item idno="kana" enabled="1" default="0" value="0"&gt;</text:p>
          </table:table-cell>
          <table:table-cell office:value-type="string" office:string-value="&lt;item idno=&quot;kana&quot; enabled=&quot;1&quot; default=&quot;0&quot; value=&quot;0&quot;&gt;&lt;labels&gt;&lt;label locale=&quot;de_CH&quot; preferred=&quot;1&quot;&gt;&lt;name_singular&gt;Kana&lt;/name_singular&gt;&lt;name_plural&gt;Kana&lt;/name_plural&gt;&lt;/label&gt;&lt;label locale=&quot;fr_CH&quot; preferred=&quot;1&quot;&gt;&lt;name_singular&gt;Kana&lt;/name_singular&gt;&lt;name_plural&gt;Kana&lt;/name_plural&gt;&lt;/label&gt;&lt;/labels&gt;&lt;/item&gt;" table:formula="of:=[.E144]&amp;[Snippets.B$16]&amp;[.C144]&amp;[.D144]&amp;[Snippets.B$22]&amp;[Snippets.B$23]" table:style-name="ce1">
            <text:p>&lt;item idno="kana" enabled="1" default="0" value="0"&gt;&lt;labels&gt;&lt;label locale="de_CH" preferred="1"&gt;&lt;name_singular&gt;Kana&lt;/name_singular&gt;&lt;name_plural&gt;Kana&lt;/name_plural&gt;&lt;/label&gt;&lt;label locale="fr_CH" preferred="1"&gt;&lt;name_singular&gt;Kana&lt;/name_singular&gt;&lt;name_plural&gt;Kan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anak" table:formula="of:=[Translations.A145]" table:style-name="ce1">
            <text:p>Kanak</text:p>
          </table:table-cell>
          <table:table-cell office:value-type="string" table:style-name="ce1">
            <text:p>kanak</text:p>
          </table:table-cell>
          <table:table-cell office:value-type="string" office:string-value="&lt;label locale=&quot;de_CH&quot; preferred=&quot;1&quot;&gt;&lt;name_singular&gt;Kanak&lt;/name_singular&gt;&lt;name_plural&gt;Kanak&lt;/name_plural&gt;&lt;/label&gt;" table:formula="of:=[Snippets.$B$17]&amp;[Translations.A145]&amp;[Snippets.$C$17]&amp;[Translations.A145]&amp;[Snippets.$D$17]" table:style-name="ce1">
            <text:p>&lt;label locale="de_CH" preferred="1"&gt;&lt;name_singular&gt;Kanak&lt;/name_singular&gt;&lt;name_plural&gt;Kanak&lt;/name_plural&gt;&lt;/label&gt;</text:p>
          </table:table-cell>
          <table:table-cell office:value-type="string" office:string-value="&lt;label locale=&quot;fr_CH&quot; preferred=&quot;1&quot;&gt;&lt;name_singular&gt;Kanak&lt;/name_singular&gt;&lt;name_plural&gt;Kanak&lt;/name_plural&gt;&lt;/label&gt;" table:formula="of:=[Snippets.$B$18]&amp;[Translations.B145]&amp;[Snippets.$C$18]&amp;[Translations.B145]&amp;[Snippets.$D$18]" table:style-name="ce1">
            <text:p>&lt;label locale="fr_CH" preferred="1"&gt;&lt;name_singular&gt;Kanak&lt;/name_singular&gt;&lt;name_plural&gt;Kanak&lt;/name_plural&gt;&lt;/label&gt;</text:p>
          </table:table-cell>
          <table:table-cell office:value-type="string" office:string-value="&lt;item idno=&quot;kanak&quot; enabled=&quot;1&quot; default=&quot;0&quot; value=&quot;0&quot;&gt;" table:formula="of:=[Snippets.B$15]&amp;[.B145]&amp;[Snippets.C$15]" table:style-name="ce1">
            <text:p>&lt;item idno="kanak" enabled="1" default="0" value="0"&gt;</text:p>
          </table:table-cell>
          <table:table-cell office:value-type="string" office:string-value="&lt;item idno=&quot;kanak&quot; enabled=&quot;1&quot; default=&quot;0&quot; value=&quot;0&quot;&gt;&lt;labels&gt;&lt;label locale=&quot;de_CH&quot; preferred=&quot;1&quot;&gt;&lt;name_singular&gt;Kanak&lt;/name_singular&gt;&lt;name_plural&gt;Kanak&lt;/name_plural&gt;&lt;/label&gt;&lt;label locale=&quot;fr_CH&quot; preferred=&quot;1&quot;&gt;&lt;name_singular&gt;Kanak&lt;/name_singular&gt;&lt;name_plural&gt;Kanak&lt;/name_plural&gt;&lt;/label&gt;&lt;/labels&gt;&lt;/item&gt;" table:formula="of:=[.E145]&amp;[Snippets.B$16]&amp;[.C145]&amp;[.D145]&amp;[Snippets.B$22]&amp;[Snippets.B$23]" table:style-name="ce1">
            <text:p>&lt;item idno="kanak" enabled="1" default="0" value="0"&gt;&lt;labels&gt;&lt;label locale="de_CH" preferred="1"&gt;&lt;name_singular&gt;Kanak&lt;/name_singular&gt;&lt;name_plural&gt;Kanak&lt;/name_plural&gt;&lt;/label&gt;&lt;label locale="fr_CH" preferred="1"&gt;&lt;name_singular&gt;Kanak&lt;/name_singular&gt;&lt;name_plural&gt;Kanak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aren" table:formula="of:=[Translations.A146]" table:style-name="ce1">
            <text:p>Karen</text:p>
          </table:table-cell>
          <table:table-cell office:value-type="string" table:style-name="ce1">
            <text:p>karen</text:p>
          </table:table-cell>
          <table:table-cell office:value-type="string" office:string-value="&lt;label locale=&quot;de_CH&quot; preferred=&quot;1&quot;&gt;&lt;name_singular&gt;Karen&lt;/name_singular&gt;&lt;name_plural&gt;Karen&lt;/name_plural&gt;&lt;/label&gt;" table:formula="of:=[Snippets.$B$17]&amp;[Translations.A146]&amp;[Snippets.$C$17]&amp;[Translations.A146]&amp;[Snippets.$D$17]" table:style-name="ce1">
            <text:p>&lt;label locale="de_CH" preferred="1"&gt;&lt;name_singular&gt;Karen&lt;/name_singular&gt;&lt;name_plural&gt;Karen&lt;/name_plural&gt;&lt;/label&gt;</text:p>
          </table:table-cell>
          <table:table-cell office:value-type="string" office:string-value="&lt;label locale=&quot;fr_CH&quot; preferred=&quot;1&quot;&gt;&lt;name_singular&gt;Karens&lt;/name_singular&gt;&lt;name_plural&gt;Karens&lt;/name_plural&gt;&lt;/label&gt;" table:formula="of:=[Snippets.$B$18]&amp;[Translations.B146]&amp;[Snippets.$C$18]&amp;[Translations.B146]&amp;[Snippets.$D$18]" table:style-name="ce1">
            <text:p>&lt;label locale="fr_CH" preferred="1"&gt;&lt;name_singular&gt;Karens&lt;/name_singular&gt;&lt;name_plural&gt;Karens&lt;/name_plural&gt;&lt;/label&gt;</text:p>
          </table:table-cell>
          <table:table-cell office:value-type="string" office:string-value="&lt;item idno=&quot;karen&quot; enabled=&quot;1&quot; default=&quot;0&quot; value=&quot;0&quot;&gt;" table:formula="of:=[Snippets.B$15]&amp;[.B146]&amp;[Snippets.C$15]" table:style-name="ce1">
            <text:p>&lt;item idno="karen" enabled="1" default="0" value="0"&gt;</text:p>
          </table:table-cell>
          <table:table-cell office:value-type="string" office:string-value="&lt;item idno=&quot;karen&quot; enabled=&quot;1&quot; default=&quot;0&quot; value=&quot;0&quot;&gt;&lt;labels&gt;&lt;label locale=&quot;de_CH&quot; preferred=&quot;1&quot;&gt;&lt;name_singular&gt;Karen&lt;/name_singular&gt;&lt;name_plural&gt;Karen&lt;/name_plural&gt;&lt;/label&gt;&lt;label locale=&quot;fr_CH&quot; preferred=&quot;1&quot;&gt;&lt;name_singular&gt;Karens&lt;/name_singular&gt;&lt;name_plural&gt;Karens&lt;/name_plural&gt;&lt;/label&gt;&lt;/labels&gt;&lt;/item&gt;" table:formula="of:=[.E146]&amp;[Snippets.B$16]&amp;[.C146]&amp;[.D146]&amp;[Snippets.B$22]&amp;[Snippets.B$23]" table:style-name="ce1">
            <text:p>&lt;item idno="karen" enabled="1" default="0" value="0"&gt;&lt;labels&gt;&lt;label locale="de_CH" preferred="1"&gt;&lt;name_singular&gt;Karen&lt;/name_singular&gt;&lt;name_plural&gt;Karen&lt;/name_plural&gt;&lt;/label&gt;&lt;label locale="fr_CH" preferred="1"&gt;&lt;name_singular&gt;Karens&lt;/name_singular&gt;&lt;name_plural&gt;Karen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aro Batak" table:formula="of:=[Translations.A147]" table:style-name="ce1">
            <text:p>Karo Batak</text:p>
          </table:table-cell>
          <table:table-cell office:value-type="string" table:style-name="ce1">
            <text:p>karobatak</text:p>
          </table:table-cell>
          <table:table-cell office:value-type="string" office:string-value="&lt;label locale=&quot;de_CH&quot; preferred=&quot;1&quot;&gt;&lt;name_singular&gt;Karo Batak&lt;/name_singular&gt;&lt;name_plural&gt;Karo Batak&lt;/name_plural&gt;&lt;/label&gt;" table:formula="of:=[Snippets.$B$17]&amp;[Translations.A147]&amp;[Snippets.$C$17]&amp;[Translations.A147]&amp;[Snippets.$D$17]" table:style-name="ce1">
            <text:p>&lt;label locale="de_CH" preferred="1"&gt;&lt;name_singular&gt;Karo Batak&lt;/name_singular&gt;&lt;name_plural&gt;Karo Batak&lt;/name_plural&gt;&lt;/label&gt;</text:p>
          </table:table-cell>
          <table:table-cell office:value-type="string" office:string-value="&lt;label locale=&quot;fr_CH&quot; preferred=&quot;1&quot;&gt;&lt;name_singular&gt;Karo Batak&lt;/name_singular&gt;&lt;name_plural&gt;Karo Batak&lt;/name_plural&gt;&lt;/label&gt;" table:formula="of:=[Snippets.$B$18]&amp;[Translations.B147]&amp;[Snippets.$C$18]&amp;[Translations.B147]&amp;[Snippets.$D$18]" table:style-name="ce1">
            <text:p>&lt;label locale="fr_CH" preferred="1"&gt;&lt;name_singular&gt;Karo Batak&lt;/name_singular&gt;&lt;name_plural&gt;Karo Batak&lt;/name_plural&gt;&lt;/label&gt;</text:p>
          </table:table-cell>
          <table:table-cell office:value-type="string" office:string-value="&lt;item idno=&quot;karobatak&quot; enabled=&quot;1&quot; default=&quot;0&quot; value=&quot;0&quot;&gt;" table:formula="of:=[Snippets.B$15]&amp;[.B147]&amp;[Snippets.C$15]" table:style-name="ce1">
            <text:p>&lt;item idno="karobatak" enabled="1" default="0" value="0"&gt;</text:p>
          </table:table-cell>
          <table:table-cell office:value-type="string" office:string-value="&lt;item idno=&quot;karobatak&quot; enabled=&quot;1&quot; default=&quot;0&quot; value=&quot;0&quot;&gt;&lt;labels&gt;&lt;label locale=&quot;de_CH&quot; preferred=&quot;1&quot;&gt;&lt;name_singular&gt;Karo Batak&lt;/name_singular&gt;&lt;name_plural&gt;Karo Batak&lt;/name_plural&gt;&lt;/label&gt;&lt;label locale=&quot;fr_CH&quot; preferred=&quot;1&quot;&gt;&lt;name_singular&gt;Karo Batak&lt;/name_singular&gt;&lt;name_plural&gt;Karo Batak&lt;/name_plural&gt;&lt;/label&gt;&lt;/labels&gt;&lt;/item&gt;" table:formula="of:=[.E147]&amp;[Snippets.B$16]&amp;[.C147]&amp;[.D147]&amp;[Snippets.B$22]&amp;[Snippets.B$23]" table:style-name="ce1">
            <text:p>&lt;item idno="karobatak" enabled="1" default="0" value="0"&gt;&lt;labels&gt;&lt;label locale="de_CH" preferred="1"&gt;&lt;name_singular&gt;Karo Batak&lt;/name_singular&gt;&lt;name_plural&gt;Karo Batak&lt;/name_plural&gt;&lt;/label&gt;&lt;label locale="fr_CH" preferred="1"&gt;&lt;name_singular&gt;Karo Batak&lt;/name_singular&gt;&lt;name_plural&gt;Karo Batak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aschinaua" table:formula="of:=[Translations.A148]" table:style-name="ce1">
            <text:p>Kaschinaua</text:p>
          </table:table-cell>
          <table:table-cell office:value-type="string" table:style-name="ce1">
            <text:p>kaschinaua</text:p>
          </table:table-cell>
          <table:table-cell office:value-type="string" office:string-value="&lt;label locale=&quot;de_CH&quot; preferred=&quot;1&quot;&gt;&lt;name_singular&gt;Kaschinaua&lt;/name_singular&gt;&lt;name_plural&gt;Kaschinaua&lt;/name_plural&gt;&lt;/label&gt;" table:formula="of:=[Snippets.$B$17]&amp;[Translations.A148]&amp;[Snippets.$C$17]&amp;[Translations.A148]&amp;[Snippets.$D$17]" table:style-name="ce1">
            <text:p>&lt;label locale="de_CH" preferred="1"&gt;&lt;name_singular&gt;Kaschinaua&lt;/name_singular&gt;&lt;name_plural&gt;Kaschinaua&lt;/name_plural&gt;&lt;/label&gt;</text:p>
          </table:table-cell>
          <table:table-cell office:value-type="string" office:string-value="&lt;label locale=&quot;fr_CH&quot; preferred=&quot;1&quot;&gt;&lt;name_singular&gt;Kaschinaua&lt;/name_singular&gt;&lt;name_plural&gt;Kaschinaua&lt;/name_plural&gt;&lt;/label&gt;" table:formula="of:=[Snippets.$B$18]&amp;[Translations.B148]&amp;[Snippets.$C$18]&amp;[Translations.B148]&amp;[Snippets.$D$18]" table:style-name="ce1">
            <text:p>&lt;label locale="fr_CH" preferred="1"&gt;&lt;name_singular&gt;Kaschinaua&lt;/name_singular&gt;&lt;name_plural&gt;Kaschinaua&lt;/name_plural&gt;&lt;/label&gt;</text:p>
          </table:table-cell>
          <table:table-cell office:value-type="string" office:string-value="&lt;item idno=&quot;kaschinaua&quot; enabled=&quot;1&quot; default=&quot;0&quot; value=&quot;0&quot;&gt;" table:formula="of:=[Snippets.B$15]&amp;[.B148]&amp;[Snippets.C$15]" table:style-name="ce1">
            <text:p>&lt;item idno="kaschinaua" enabled="1" default="0" value="0"&gt;</text:p>
          </table:table-cell>
          <table:table-cell office:value-type="string" office:string-value="&lt;item idno=&quot;kaschinaua&quot; enabled=&quot;1&quot; default=&quot;0&quot; value=&quot;0&quot;&gt;&lt;labels&gt;&lt;label locale=&quot;de_CH&quot; preferred=&quot;1&quot;&gt;&lt;name_singular&gt;Kaschinaua&lt;/name_singular&gt;&lt;name_plural&gt;Kaschinaua&lt;/name_plural&gt;&lt;/label&gt;&lt;label locale=&quot;fr_CH&quot; preferred=&quot;1&quot;&gt;&lt;name_singular&gt;Kaschinaua&lt;/name_singular&gt;&lt;name_plural&gt;Kaschinaua&lt;/name_plural&gt;&lt;/label&gt;&lt;/labels&gt;&lt;/item&gt;" table:formula="of:=[.E148]&amp;[Snippets.B$16]&amp;[.C148]&amp;[.D148]&amp;[Snippets.B$22]&amp;[Snippets.B$23]" table:style-name="ce1">
            <text:p>&lt;item idno="kaschinaua" enabled="1" default="0" value="0"&gt;&lt;labels&gt;&lt;label locale="de_CH" preferred="1"&gt;&lt;name_singular&gt;Kaschinaua&lt;/name_singular&gt;&lt;name_plural&gt;Kaschinaua&lt;/name_plural&gt;&lt;/label&gt;&lt;label locale="fr_CH" preferred="1"&gt;&lt;name_singular&gt;Kaschinaua&lt;/name_singular&gt;&lt;name_plural&gt;Kaschinau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avango" table:formula="of:=[Translations.A149]" table:style-name="ce1">
            <text:p>Kavango</text:p>
          </table:table-cell>
          <table:table-cell office:value-type="string" table:style-name="ce1">
            <text:p>kavango</text:p>
          </table:table-cell>
          <table:table-cell office:value-type="string" office:string-value="&lt;label locale=&quot;de_CH&quot; preferred=&quot;1&quot;&gt;&lt;name_singular&gt;Kavango&lt;/name_singular&gt;&lt;name_plural&gt;Kavango&lt;/name_plural&gt;&lt;/label&gt;" table:formula="of:=[Snippets.$B$17]&amp;[Translations.A149]&amp;[Snippets.$C$17]&amp;[Translations.A149]&amp;[Snippets.$D$17]" table:style-name="ce1">
            <text:p>&lt;label locale="de_CH" preferred="1"&gt;&lt;name_singular&gt;Kavango&lt;/name_singular&gt;&lt;name_plural&gt;Kavango&lt;/name_plural&gt;&lt;/label&gt;</text:p>
          </table:table-cell>
          <table:table-cell office:value-type="string" office:string-value="&lt;label locale=&quot;fr_CH&quot; preferred=&quot;1&quot;&gt;&lt;name_singular&gt;Kavangos&lt;/name_singular&gt;&lt;name_plural&gt;Kavangos&lt;/name_plural&gt;&lt;/label&gt;" table:formula="of:=[Snippets.$B$18]&amp;[Translations.B149]&amp;[Snippets.$C$18]&amp;[Translations.B149]&amp;[Snippets.$D$18]" table:style-name="ce1">
            <text:p>&lt;label locale="fr_CH" preferred="1"&gt;&lt;name_singular&gt;Kavangos&lt;/name_singular&gt;&lt;name_plural&gt;Kavangos&lt;/name_plural&gt;&lt;/label&gt;</text:p>
          </table:table-cell>
          <table:table-cell office:value-type="string" office:string-value="&lt;item idno=&quot;kavango&quot; enabled=&quot;1&quot; default=&quot;0&quot; value=&quot;0&quot;&gt;" table:formula="of:=[Snippets.B$15]&amp;[.B149]&amp;[Snippets.C$15]" table:style-name="ce1">
            <text:p>&lt;item idno="kavango" enabled="1" default="0" value="0"&gt;</text:p>
          </table:table-cell>
          <table:table-cell office:value-type="string" office:string-value="&lt;item idno=&quot;kavango&quot; enabled=&quot;1&quot; default=&quot;0&quot; value=&quot;0&quot;&gt;&lt;labels&gt;&lt;label locale=&quot;de_CH&quot; preferred=&quot;1&quot;&gt;&lt;name_singular&gt;Kavango&lt;/name_singular&gt;&lt;name_plural&gt;Kavango&lt;/name_plural&gt;&lt;/label&gt;&lt;label locale=&quot;fr_CH&quot; preferred=&quot;1&quot;&gt;&lt;name_singular&gt;Kavangos&lt;/name_singular&gt;&lt;name_plural&gt;Kavangos&lt;/name_plural&gt;&lt;/label&gt;&lt;/labels&gt;&lt;/item&gt;" table:formula="of:=[.E149]&amp;[Snippets.B$16]&amp;[.C149]&amp;[.D149]&amp;[Snippets.B$22]&amp;[Snippets.B$23]" table:style-name="ce1">
            <text:p>&lt;item idno="kavango" enabled="1" default="0" value="0"&gt;&lt;labels&gt;&lt;label locale="de_CH" preferred="1"&gt;&lt;name_singular&gt;Kavango&lt;/name_singular&gt;&lt;name_plural&gt;Kavango&lt;/name_plural&gt;&lt;/label&gt;&lt;label locale="fr_CH" preferred="1"&gt;&lt;name_singular&gt;Kavangos&lt;/name_singular&gt;&lt;name_plural&gt;Kavango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ha" table:formula="of:=[Translations.A150]" table:style-name="ce1">
            <text:p>Kha</text:p>
          </table:table-cell>
          <table:table-cell office:value-type="string" table:style-name="ce1">
            <text:p>kha</text:p>
          </table:table-cell>
          <table:table-cell office:value-type="string" office:string-value="&lt;label locale=&quot;de_CH&quot; preferred=&quot;1&quot;&gt;&lt;name_singular&gt;Kha&lt;/name_singular&gt;&lt;name_plural&gt;Kha&lt;/name_plural&gt;&lt;/label&gt;" table:formula="of:=[Snippets.$B$17]&amp;[Translations.A150]&amp;[Snippets.$C$17]&amp;[Translations.A150]&amp;[Snippets.$D$17]" table:style-name="ce1">
            <text:p>&lt;label locale="de_CH" preferred="1"&gt;&lt;name_singular&gt;Kha&lt;/name_singular&gt;&lt;name_plural&gt;Kha&lt;/name_plural&gt;&lt;/label&gt;</text:p>
          </table:table-cell>
          <table:table-cell office:value-type="string" office:string-value="&lt;label locale=&quot;fr_CH&quot; preferred=&quot;1&quot;&gt;&lt;name_singular&gt;Kha&lt;/name_singular&gt;&lt;name_plural&gt;Kha&lt;/name_plural&gt;&lt;/label&gt;" table:formula="of:=[Snippets.$B$18]&amp;[Translations.B150]&amp;[Snippets.$C$18]&amp;[Translations.B150]&amp;[Snippets.$D$18]" table:style-name="ce1">
            <text:p>&lt;label locale="fr_CH" preferred="1"&gt;&lt;name_singular&gt;Kha&lt;/name_singular&gt;&lt;name_plural&gt;Kha&lt;/name_plural&gt;&lt;/label&gt;</text:p>
          </table:table-cell>
          <table:table-cell office:value-type="string" office:string-value="&lt;item idno=&quot;kha&quot; enabled=&quot;1&quot; default=&quot;0&quot; value=&quot;0&quot;&gt;" table:formula="of:=[Snippets.B$15]&amp;[.B150]&amp;[Snippets.C$15]" table:style-name="ce1">
            <text:p>&lt;item idno="kha" enabled="1" default="0" value="0"&gt;</text:p>
          </table:table-cell>
          <table:table-cell office:value-type="string" office:string-value="&lt;item idno=&quot;kha&quot; enabled=&quot;1&quot; default=&quot;0&quot; value=&quot;0&quot;&gt;&lt;labels&gt;&lt;label locale=&quot;de_CH&quot; preferred=&quot;1&quot;&gt;&lt;name_singular&gt;Kha&lt;/name_singular&gt;&lt;name_plural&gt;Kha&lt;/name_plural&gt;&lt;/label&gt;&lt;label locale=&quot;fr_CH&quot; preferred=&quot;1&quot;&gt;&lt;name_singular&gt;Kha&lt;/name_singular&gt;&lt;name_plural&gt;Kha&lt;/name_plural&gt;&lt;/label&gt;&lt;/labels&gt;&lt;/item&gt;" table:formula="of:=[.E150]&amp;[Snippets.B$16]&amp;[.C150]&amp;[.D150]&amp;[Snippets.B$22]&amp;[Snippets.B$23]" table:style-name="ce1">
            <text:p>&lt;item idno="kha" enabled="1" default="0" value="0"&gt;&lt;labels&gt;&lt;label locale="de_CH" preferred="1"&gt;&lt;name_singular&gt;Kha&lt;/name_singular&gt;&lt;name_plural&gt;Kha&lt;/name_plural&gt;&lt;/label&gt;&lt;label locale="fr_CH" preferred="1"&gt;&lt;name_singular&gt;Kha&lt;/name_singular&gt;&lt;name_plural&gt;Kh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hmer" table:formula="of:=[Translations.A151]" table:style-name="ce1">
            <text:p>Khmer</text:p>
          </table:table-cell>
          <table:table-cell office:value-type="string" table:style-name="ce1">
            <text:p>khmer</text:p>
          </table:table-cell>
          <table:table-cell office:value-type="string" office:string-value="&lt;label locale=&quot;de_CH&quot; preferred=&quot;1&quot;&gt;&lt;name_singular&gt;Khmer&lt;/name_singular&gt;&lt;name_plural&gt;Khmer&lt;/name_plural&gt;&lt;/label&gt;" table:formula="of:=[Snippets.$B$17]&amp;[Translations.A151]&amp;[Snippets.$C$17]&amp;[Translations.A151]&amp;[Snippets.$D$17]" table:style-name="ce1">
            <text:p>&lt;label locale="de_CH" preferred="1"&gt;&lt;name_singular&gt;Khmer&lt;/name_singular&gt;&lt;name_plural&gt;Khmer&lt;/name_plural&gt;&lt;/label&gt;</text:p>
          </table:table-cell>
          <table:table-cell office:value-type="string" office:string-value="&lt;label locale=&quot;fr_CH&quot; preferred=&quot;1&quot;&gt;&lt;name_singular&gt;Khmers&lt;/name_singular&gt;&lt;name_plural&gt;Khmers&lt;/name_plural&gt;&lt;/label&gt;" table:formula="of:=[Snippets.$B$18]&amp;[Translations.B151]&amp;[Snippets.$C$18]&amp;[Translations.B151]&amp;[Snippets.$D$18]" table:style-name="ce1">
            <text:p>&lt;label locale="fr_CH" preferred="1"&gt;&lt;name_singular&gt;Khmers&lt;/name_singular&gt;&lt;name_plural&gt;Khmers&lt;/name_plural&gt;&lt;/label&gt;</text:p>
          </table:table-cell>
          <table:table-cell office:value-type="string" office:string-value="&lt;item idno=&quot;khmer&quot; enabled=&quot;1&quot; default=&quot;0&quot; value=&quot;0&quot;&gt;" table:formula="of:=[Snippets.B$15]&amp;[.B151]&amp;[Snippets.C$15]" table:style-name="ce1">
            <text:p>&lt;item idno="khmer" enabled="1" default="0" value="0"&gt;</text:p>
          </table:table-cell>
          <table:table-cell office:value-type="string" office:string-value="&lt;item idno=&quot;khmer&quot; enabled=&quot;1&quot; default=&quot;0&quot; value=&quot;0&quot;&gt;&lt;labels&gt;&lt;label locale=&quot;de_CH&quot; preferred=&quot;1&quot;&gt;&lt;name_singular&gt;Khmer&lt;/name_singular&gt;&lt;name_plural&gt;Khmer&lt;/name_plural&gt;&lt;/label&gt;&lt;label locale=&quot;fr_CH&quot; preferred=&quot;1&quot;&gt;&lt;name_singular&gt;Khmers&lt;/name_singular&gt;&lt;name_plural&gt;Khmers&lt;/name_plural&gt;&lt;/label&gt;&lt;/labels&gt;&lt;/item&gt;" table:formula="of:=[.E151]&amp;[Snippets.B$16]&amp;[.C151]&amp;[.D151]&amp;[Snippets.B$22]&amp;[Snippets.B$23]" table:style-name="ce1">
            <text:p>&lt;item idno="khmer" enabled="1" default="0" value="0"&gt;&lt;labels&gt;&lt;label locale="de_CH" preferred="1"&gt;&lt;name_singular&gt;Khmer&lt;/name_singular&gt;&lt;name_plural&gt;Khmer&lt;/name_plural&gt;&lt;/label&gt;&lt;label locale="fr_CH" preferred="1"&gt;&lt;name_singular&gt;Khmers&lt;/name_singular&gt;&lt;name_plural&gt;Khmer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hoi-San" table:formula="of:=[Translations.A152]" table:style-name="ce1">
            <text:p>Khoi-San</text:p>
          </table:table-cell>
          <table:table-cell office:value-type="string" table:style-name="ce1">
            <text:p>khoisan</text:p>
          </table:table-cell>
          <table:table-cell office:value-type="string" office:string-value="&lt;label locale=&quot;de_CH&quot; preferred=&quot;1&quot;&gt;&lt;name_singular&gt;Khoi-San&lt;/name_singular&gt;&lt;name_plural&gt;Khoi-San&lt;/name_plural&gt;&lt;/label&gt;" table:formula="of:=[Snippets.$B$17]&amp;[Translations.A152]&amp;[Snippets.$C$17]&amp;[Translations.A152]&amp;[Snippets.$D$17]" table:style-name="ce1">
            <text:p>&lt;label locale="de_CH" preferred="1"&gt;&lt;name_singular&gt;Khoi-San&lt;/name_singular&gt;&lt;name_plural&gt;Khoi-San&lt;/name_plural&gt;&lt;/label&gt;</text:p>
          </table:table-cell>
          <table:table-cell office:value-type="string" office:string-value="&lt;label locale=&quot;fr_CH&quot; preferred=&quot;1&quot;&gt;&lt;name_singular&gt;Khoi-San&lt;/name_singular&gt;&lt;name_plural&gt;Khoi-San&lt;/name_plural&gt;&lt;/label&gt;" table:formula="of:=[Snippets.$B$18]&amp;[Translations.B152]&amp;[Snippets.$C$18]&amp;[Translations.B152]&amp;[Snippets.$D$18]" table:style-name="ce1">
            <text:p>&lt;label locale="fr_CH" preferred="1"&gt;&lt;name_singular&gt;Khoi-San&lt;/name_singular&gt;&lt;name_plural&gt;Khoi-San&lt;/name_plural&gt;&lt;/label&gt;</text:p>
          </table:table-cell>
          <table:table-cell office:value-type="string" office:string-value="&lt;item idno=&quot;khoisan&quot; enabled=&quot;1&quot; default=&quot;0&quot; value=&quot;0&quot;&gt;" table:formula="of:=[Snippets.B$15]&amp;[.B152]&amp;[Snippets.C$15]" table:style-name="ce1">
            <text:p>&lt;item idno="khoisan" enabled="1" default="0" value="0"&gt;</text:p>
          </table:table-cell>
          <table:table-cell office:value-type="string" office:string-value="&lt;item idno=&quot;khoisan&quot; enabled=&quot;1&quot; default=&quot;0&quot; value=&quot;0&quot;&gt;&lt;labels&gt;&lt;label locale=&quot;de_CH&quot; preferred=&quot;1&quot;&gt;&lt;name_singular&gt;Khoi-San&lt;/name_singular&gt;&lt;name_plural&gt;Khoi-San&lt;/name_plural&gt;&lt;/label&gt;&lt;label locale=&quot;fr_CH&quot; preferred=&quot;1&quot;&gt;&lt;name_singular&gt;Khoi-San&lt;/name_singular&gt;&lt;name_plural&gt;Khoi-San&lt;/name_plural&gt;&lt;/label&gt;&lt;/labels&gt;&lt;/item&gt;" table:formula="of:=[.E152]&amp;[Snippets.B$16]&amp;[.C152]&amp;[.D152]&amp;[Snippets.B$22]&amp;[Snippets.B$23]" table:style-name="ce1">
            <text:p>&lt;item idno="khoisan" enabled="1" default="0" value="0"&gt;&lt;labels&gt;&lt;label locale="de_CH" preferred="1"&gt;&lt;name_singular&gt;Khoi-San&lt;/name_singular&gt;&lt;name_plural&gt;Khoi-San&lt;/name_plural&gt;&lt;/label&gt;&lt;label locale="fr_CH" preferred="1"&gt;&lt;name_singular&gt;Khoi-San&lt;/name_singular&gt;&lt;name_plural&gt;Khoi-San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ikuyu" table:formula="of:=[Translations.A153]" table:style-name="ce1">
            <text:p>Kikuyu</text:p>
          </table:table-cell>
          <table:table-cell office:value-type="string" table:style-name="ce1">
            <text:p>kikuyu</text:p>
          </table:table-cell>
          <table:table-cell office:value-type="string" office:string-value="&lt;label locale=&quot;de_CH&quot; preferred=&quot;1&quot;&gt;&lt;name_singular&gt;Kikuyu&lt;/name_singular&gt;&lt;name_plural&gt;Kikuyu&lt;/name_plural&gt;&lt;/label&gt;" table:formula="of:=[Snippets.$B$17]&amp;[Translations.A153]&amp;[Snippets.$C$17]&amp;[Translations.A153]&amp;[Snippets.$D$17]" table:style-name="ce1">
            <text:p>&lt;label locale="de_CH" preferred="1"&gt;&lt;name_singular&gt;Kikuyu&lt;/name_singular&gt;&lt;name_plural&gt;Kikuyu&lt;/name_plural&gt;&lt;/label&gt;</text:p>
          </table:table-cell>
          <table:table-cell office:value-type="string" office:string-value="&lt;label locale=&quot;fr_CH&quot; preferred=&quot;1&quot;&gt;&lt;name_singular&gt;Kikuyus&lt;/name_singular&gt;&lt;name_plural&gt;Kikuyus&lt;/name_plural&gt;&lt;/label&gt;" table:formula="of:=[Snippets.$B$18]&amp;[Translations.B153]&amp;[Snippets.$C$18]&amp;[Translations.B153]&amp;[Snippets.$D$18]" table:style-name="ce1">
            <text:p>&lt;label locale="fr_CH" preferred="1"&gt;&lt;name_singular&gt;Kikuyus&lt;/name_singular&gt;&lt;name_plural&gt;Kikuyus&lt;/name_plural&gt;&lt;/label&gt;</text:p>
          </table:table-cell>
          <table:table-cell office:value-type="string" office:string-value="&lt;item idno=&quot;kikuyu&quot; enabled=&quot;1&quot; default=&quot;0&quot; value=&quot;0&quot;&gt;" table:formula="of:=[Snippets.B$15]&amp;[.B153]&amp;[Snippets.C$15]" table:style-name="ce1">
            <text:p>&lt;item idno="kikuyu" enabled="1" default="0" value="0"&gt;</text:p>
          </table:table-cell>
          <table:table-cell office:value-type="string" office:string-value="&lt;item idno=&quot;kikuyu&quot; enabled=&quot;1&quot; default=&quot;0&quot; value=&quot;0&quot;&gt;&lt;labels&gt;&lt;label locale=&quot;de_CH&quot; preferred=&quot;1&quot;&gt;&lt;name_singular&gt;Kikuyu&lt;/name_singular&gt;&lt;name_plural&gt;Kikuyu&lt;/name_plural&gt;&lt;/label&gt;&lt;label locale=&quot;fr_CH&quot; preferred=&quot;1&quot;&gt;&lt;name_singular&gt;Kikuyus&lt;/name_singular&gt;&lt;name_plural&gt;Kikuyus&lt;/name_plural&gt;&lt;/label&gt;&lt;/labels&gt;&lt;/item&gt;" table:formula="of:=[.E153]&amp;[Snippets.B$16]&amp;[.C153]&amp;[.D153]&amp;[Snippets.B$22]&amp;[Snippets.B$23]" table:style-name="ce1">
            <text:p>&lt;item idno="kikuyu" enabled="1" default="0" value="0"&gt;&lt;labels&gt;&lt;label locale="de_CH" preferred="1"&gt;&lt;name_singular&gt;Kikuyu&lt;/name_singular&gt;&lt;name_plural&gt;Kikuyu&lt;/name_plural&gt;&lt;/label&gt;&lt;label locale="fr_CH" preferred="1"&gt;&lt;name_singular&gt;Kikuyus&lt;/name_singular&gt;&lt;name_plural&gt;Kikuyu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issi" table:formula="of:=[Translations.A154]" table:style-name="ce1">
            <text:p>Kissi</text:p>
          </table:table-cell>
          <table:table-cell office:value-type="string" table:style-name="ce1">
            <text:p>kissi</text:p>
          </table:table-cell>
          <table:table-cell office:value-type="string" office:string-value="&lt;label locale=&quot;de_CH&quot; preferred=&quot;1&quot;&gt;&lt;name_singular&gt;Kissi&lt;/name_singular&gt;&lt;name_plural&gt;Kissi&lt;/name_plural&gt;&lt;/label&gt;" table:formula="of:=[Snippets.$B$17]&amp;[Translations.A154]&amp;[Snippets.$C$17]&amp;[Translations.A154]&amp;[Snippets.$D$17]" table:style-name="ce1">
            <text:p>&lt;label locale="de_CH" preferred="1"&gt;&lt;name_singular&gt;Kissi&lt;/name_singular&gt;&lt;name_plural&gt;Kissi&lt;/name_plural&gt;&lt;/label&gt;</text:p>
          </table:table-cell>
          <table:table-cell office:value-type="string" office:string-value="&lt;label locale=&quot;fr_CH&quot; preferred=&quot;1&quot;&gt;&lt;name_singular&gt;Kissi&lt;/name_singular&gt;&lt;name_plural&gt;Kissi&lt;/name_plural&gt;&lt;/label&gt;" table:formula="of:=[Snippets.$B$18]&amp;[Translations.B154]&amp;[Snippets.$C$18]&amp;[Translations.B154]&amp;[Snippets.$D$18]" table:style-name="ce1">
            <text:p>&lt;label locale="fr_CH" preferred="1"&gt;&lt;name_singular&gt;Kissi&lt;/name_singular&gt;&lt;name_plural&gt;Kissi&lt;/name_plural&gt;&lt;/label&gt;</text:p>
          </table:table-cell>
          <table:table-cell office:value-type="string" office:string-value="&lt;item idno=&quot;kissi&quot; enabled=&quot;1&quot; default=&quot;0&quot; value=&quot;0&quot;&gt;" table:formula="of:=[Snippets.B$15]&amp;[.B154]&amp;[Snippets.C$15]" table:style-name="ce1">
            <text:p>&lt;item idno="kissi" enabled="1" default="0" value="0"&gt;</text:p>
          </table:table-cell>
          <table:table-cell office:value-type="string" office:string-value="&lt;item idno=&quot;kissi&quot; enabled=&quot;1&quot; default=&quot;0&quot; value=&quot;0&quot;&gt;&lt;labels&gt;&lt;label locale=&quot;de_CH&quot; preferred=&quot;1&quot;&gt;&lt;name_singular&gt;Kissi&lt;/name_singular&gt;&lt;name_plural&gt;Kissi&lt;/name_plural&gt;&lt;/label&gt;&lt;label locale=&quot;fr_CH&quot; preferred=&quot;1&quot;&gt;&lt;name_singular&gt;Kissi&lt;/name_singular&gt;&lt;name_plural&gt;Kissi&lt;/name_plural&gt;&lt;/label&gt;&lt;/labels&gt;&lt;/item&gt;" table:formula="of:=[.E154]&amp;[Snippets.B$16]&amp;[.C154]&amp;[.D154]&amp;[Snippets.B$22]&amp;[Snippets.B$23]" table:style-name="ce1">
            <text:p>&lt;item idno="kissi" enabled="1" default="0" value="0"&gt;&lt;labels&gt;&lt;label locale="de_CH" preferred="1"&gt;&lt;name_singular&gt;Kissi&lt;/name_singular&gt;&lt;name_plural&gt;Kissi&lt;/name_plural&gt;&lt;/label&gt;&lt;label locale="fr_CH" preferred="1"&gt;&lt;name_singular&gt;Kissi&lt;/name_singular&gt;&lt;name_plural&gt;Kiss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itoto" table:formula="of:=[Translations.A155]" table:style-name="ce1">
            <text:p>Kitoto</text:p>
          </table:table-cell>
          <table:table-cell office:value-type="string" table:style-name="ce1">
            <text:p>kitoto</text:p>
          </table:table-cell>
          <table:table-cell office:value-type="string" office:string-value="&lt;label locale=&quot;de_CH&quot; preferred=&quot;1&quot;&gt;&lt;name_singular&gt;Kitoto&lt;/name_singular&gt;&lt;name_plural&gt;Kitoto&lt;/name_plural&gt;&lt;/label&gt;" table:formula="of:=[Snippets.$B$17]&amp;[Translations.A155]&amp;[Snippets.$C$17]&amp;[Translations.A155]&amp;[Snippets.$D$17]" table:style-name="ce1">
            <text:p>&lt;label locale="de_CH" preferred="1"&gt;&lt;name_singular&gt;Kitoto&lt;/name_singular&gt;&lt;name_plural&gt;Kitoto&lt;/name_plural&gt;&lt;/label&gt;</text:p>
          </table:table-cell>
          <table:table-cell office:value-type="string" office:string-value="&lt;label locale=&quot;fr_CH&quot; preferred=&quot;1&quot;&gt;&lt;name_singular&gt;Kitoto&lt;/name_singular&gt;&lt;name_plural&gt;Kitoto&lt;/name_plural&gt;&lt;/label&gt;" table:formula="of:=[Snippets.$B$18]&amp;[Translations.B155]&amp;[Snippets.$C$18]&amp;[Translations.B155]&amp;[Snippets.$D$18]" table:style-name="ce1">
            <text:p>&lt;label locale="fr_CH" preferred="1"&gt;&lt;name_singular&gt;Kitoto&lt;/name_singular&gt;&lt;name_plural&gt;Kitoto&lt;/name_plural&gt;&lt;/label&gt;</text:p>
          </table:table-cell>
          <table:table-cell office:value-type="string" office:string-value="&lt;item idno=&quot;kitoto&quot; enabled=&quot;1&quot; default=&quot;0&quot; value=&quot;0&quot;&gt;" table:formula="of:=[Snippets.B$15]&amp;[.B155]&amp;[Snippets.C$15]" table:style-name="ce1">
            <text:p>&lt;item idno="kitoto" enabled="1" default="0" value="0"&gt;</text:p>
          </table:table-cell>
          <table:table-cell office:value-type="string" office:string-value="&lt;item idno=&quot;kitoto&quot; enabled=&quot;1&quot; default=&quot;0&quot; value=&quot;0&quot;&gt;&lt;labels&gt;&lt;label locale=&quot;de_CH&quot; preferred=&quot;1&quot;&gt;&lt;name_singular&gt;Kitoto&lt;/name_singular&gt;&lt;name_plural&gt;Kitoto&lt;/name_plural&gt;&lt;/label&gt;&lt;label locale=&quot;fr_CH&quot; preferred=&quot;1&quot;&gt;&lt;name_singular&gt;Kitoto&lt;/name_singular&gt;&lt;name_plural&gt;Kitoto&lt;/name_plural&gt;&lt;/label&gt;&lt;/labels&gt;&lt;/item&gt;" table:formula="of:=[.E155]&amp;[Snippets.B$16]&amp;[.C155]&amp;[.D155]&amp;[Snippets.B$22]&amp;[Snippets.B$23]" table:style-name="ce1">
            <text:p>&lt;item idno="kitoto" enabled="1" default="0" value="0"&gt;&lt;labels&gt;&lt;label locale="de_CH" preferred="1"&gt;&lt;name_singular&gt;Kitoto&lt;/name_singular&gt;&lt;name_plural&gt;Kitoto&lt;/name_plural&gt;&lt;/label&gt;&lt;label locale="fr_CH" preferred="1"&gt;&lt;name_singular&gt;Kitoto&lt;/name_singular&gt;&lt;name_plural&gt;Kitot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obena" table:formula="of:=[Translations.A156]" table:style-name="ce1">
            <text:p>Kobena</text:p>
          </table:table-cell>
          <table:table-cell office:value-type="string" table:style-name="ce1">
            <text:p>kobena</text:p>
          </table:table-cell>
          <table:table-cell office:value-type="string" office:string-value="&lt;label locale=&quot;de_CH&quot; preferred=&quot;1&quot;&gt;&lt;name_singular&gt;Kobena&lt;/name_singular&gt;&lt;name_plural&gt;Kobena&lt;/name_plural&gt;&lt;/label&gt;" table:formula="of:=[Snippets.$B$17]&amp;[Translations.A156]&amp;[Snippets.$C$17]&amp;[Translations.A156]&amp;[Snippets.$D$17]" table:style-name="ce1">
            <text:p>&lt;label locale="de_CH" preferred="1"&gt;&lt;name_singular&gt;Kobena&lt;/name_singular&gt;&lt;name_plural&gt;Kobena&lt;/name_plural&gt;&lt;/label&gt;</text:p>
          </table:table-cell>
          <table:table-cell office:value-type="string" office:string-value="&lt;label locale=&quot;fr_CH&quot; preferred=&quot;1&quot;&gt;&lt;name_singular&gt;Kobena&lt;/name_singular&gt;&lt;name_plural&gt;Kobena&lt;/name_plural&gt;&lt;/label&gt;" table:formula="of:=[Snippets.$B$18]&amp;[Translations.B156]&amp;[Snippets.$C$18]&amp;[Translations.B156]&amp;[Snippets.$D$18]" table:style-name="ce1">
            <text:p>&lt;label locale="fr_CH" preferred="1"&gt;&lt;name_singular&gt;Kobena&lt;/name_singular&gt;&lt;name_plural&gt;Kobena&lt;/name_plural&gt;&lt;/label&gt;</text:p>
          </table:table-cell>
          <table:table-cell office:value-type="string" office:string-value="&lt;item idno=&quot;kobena&quot; enabled=&quot;1&quot; default=&quot;0&quot; value=&quot;0&quot;&gt;" table:formula="of:=[Snippets.B$15]&amp;[.B156]&amp;[Snippets.C$15]" table:style-name="ce1">
            <text:p>&lt;item idno="kobena" enabled="1" default="0" value="0"&gt;</text:p>
          </table:table-cell>
          <table:table-cell office:value-type="string" office:string-value="&lt;item idno=&quot;kobena&quot; enabled=&quot;1&quot; default=&quot;0&quot; value=&quot;0&quot;&gt;&lt;labels&gt;&lt;label locale=&quot;de_CH&quot; preferred=&quot;1&quot;&gt;&lt;name_singular&gt;Kobena&lt;/name_singular&gt;&lt;name_plural&gt;Kobena&lt;/name_plural&gt;&lt;/label&gt;&lt;label locale=&quot;fr_CH&quot; preferred=&quot;1&quot;&gt;&lt;name_singular&gt;Kobena&lt;/name_singular&gt;&lt;name_plural&gt;Kobena&lt;/name_plural&gt;&lt;/label&gt;&lt;/labels&gt;&lt;/item&gt;" table:formula="of:=[.E156]&amp;[Snippets.B$16]&amp;[.C156]&amp;[.D156]&amp;[Snippets.B$22]&amp;[Snippets.B$23]" table:style-name="ce1">
            <text:p>&lt;item idno="kobena" enabled="1" default="0" value="0"&gt;&lt;labels&gt;&lt;label locale="de_CH" preferred="1"&gt;&lt;name_singular&gt;Kobena&lt;/name_singular&gt;&lt;name_plural&gt;Kobena&lt;/name_plural&gt;&lt;/label&gt;&lt;label locale="fr_CH" preferred="1"&gt;&lt;name_singular&gt;Kobena&lt;/name_singular&gt;&lt;name_plural&gt;Koben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ololo" table:formula="of:=[Translations.A157]" table:style-name="ce1">
            <text:p>Kololo</text:p>
          </table:table-cell>
          <table:table-cell office:value-type="string" table:style-name="ce1">
            <text:p>kololo</text:p>
          </table:table-cell>
          <table:table-cell office:value-type="string" office:string-value="&lt;label locale=&quot;de_CH&quot; preferred=&quot;1&quot;&gt;&lt;name_singular&gt;Kololo&lt;/name_singular&gt;&lt;name_plural&gt;Kololo&lt;/name_plural&gt;&lt;/label&gt;" table:formula="of:=[Snippets.$B$17]&amp;[Translations.A157]&amp;[Snippets.$C$17]&amp;[Translations.A157]&amp;[Snippets.$D$17]" table:style-name="ce1">
            <text:p>&lt;label locale="de_CH" preferred="1"&gt;&lt;name_singular&gt;Kololo&lt;/name_singular&gt;&lt;name_plural&gt;Kololo&lt;/name_plural&gt;&lt;/label&gt;</text:p>
          </table:table-cell>
          <table:table-cell office:value-type="string" office:string-value="&lt;label locale=&quot;fr_CH&quot; preferred=&quot;1&quot;&gt;&lt;name_singular&gt;Kololo&lt;/name_singular&gt;&lt;name_plural&gt;Kololo&lt;/name_plural&gt;&lt;/label&gt;" table:formula="of:=[Snippets.$B$18]&amp;[Translations.B157]&amp;[Snippets.$C$18]&amp;[Translations.B157]&amp;[Snippets.$D$18]" table:style-name="ce1">
            <text:p>&lt;label locale="fr_CH" preferred="1"&gt;&lt;name_singular&gt;Kololo&lt;/name_singular&gt;&lt;name_plural&gt;Kololo&lt;/name_plural&gt;&lt;/label&gt;</text:p>
          </table:table-cell>
          <table:table-cell office:value-type="string" office:string-value="&lt;item idno=&quot;kololo&quot; enabled=&quot;1&quot; default=&quot;0&quot; value=&quot;0&quot;&gt;" table:formula="of:=[Snippets.B$15]&amp;[.B157]&amp;[Snippets.C$15]" table:style-name="ce1">
            <text:p>&lt;item idno="kololo" enabled="1" default="0" value="0"&gt;</text:p>
          </table:table-cell>
          <table:table-cell office:value-type="string" office:string-value="&lt;item idno=&quot;kololo&quot; enabled=&quot;1&quot; default=&quot;0&quot; value=&quot;0&quot;&gt;&lt;labels&gt;&lt;label locale=&quot;de_CH&quot; preferred=&quot;1&quot;&gt;&lt;name_singular&gt;Kololo&lt;/name_singular&gt;&lt;name_plural&gt;Kololo&lt;/name_plural&gt;&lt;/label&gt;&lt;label locale=&quot;fr_CH&quot; preferred=&quot;1&quot;&gt;&lt;name_singular&gt;Kololo&lt;/name_singular&gt;&lt;name_plural&gt;Kololo&lt;/name_plural&gt;&lt;/label&gt;&lt;/labels&gt;&lt;/item&gt;" table:formula="of:=[.E157]&amp;[Snippets.B$16]&amp;[.C157]&amp;[.D157]&amp;[Snippets.B$22]&amp;[Snippets.B$23]" table:style-name="ce1">
            <text:p>&lt;item idno="kololo" enabled="1" default="0" value="0"&gt;&lt;labels&gt;&lt;label locale="de_CH" preferred="1"&gt;&lt;name_singular&gt;Kololo&lt;/name_singular&gt;&lt;name_plural&gt;Kololo&lt;/name_plural&gt;&lt;/label&gt;&lt;label locale="fr_CH" preferred="1"&gt;&lt;name_singular&gt;Kololo&lt;/name_singular&gt;&lt;name_plural&gt;Kolol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oniagui" table:formula="of:=[Translations.A158]" table:style-name="ce1">
            <text:p>Koniagui</text:p>
          </table:table-cell>
          <table:table-cell office:value-type="string" table:style-name="ce1">
            <text:p>koniagui</text:p>
          </table:table-cell>
          <table:table-cell office:value-type="string" office:string-value="&lt;label locale=&quot;de_CH&quot; preferred=&quot;1&quot;&gt;&lt;name_singular&gt;Koniagui&lt;/name_singular&gt;&lt;name_plural&gt;Koniagui&lt;/name_plural&gt;&lt;/label&gt;" table:formula="of:=[Snippets.$B$17]&amp;[Translations.A158]&amp;[Snippets.$C$17]&amp;[Translations.A158]&amp;[Snippets.$D$17]" table:style-name="ce1">
            <text:p>&lt;label locale="de_CH" preferred="1"&gt;&lt;name_singular&gt;Koniagui&lt;/name_singular&gt;&lt;name_plural&gt;Koniagui&lt;/name_plural&gt;&lt;/label&gt;</text:p>
          </table:table-cell>
          <table:table-cell office:value-type="string" office:string-value="&lt;label locale=&quot;fr_CH&quot; preferred=&quot;1&quot;&gt;&lt;name_singular&gt;Koniagui&lt;/name_singular&gt;&lt;name_plural&gt;Koniagui&lt;/name_plural&gt;&lt;/label&gt;" table:formula="of:=[Snippets.$B$18]&amp;[Translations.B158]&amp;[Snippets.$C$18]&amp;[Translations.B158]&amp;[Snippets.$D$18]" table:style-name="ce1">
            <text:p>&lt;label locale="fr_CH" preferred="1"&gt;&lt;name_singular&gt;Koniagui&lt;/name_singular&gt;&lt;name_plural&gt;Koniagui&lt;/name_plural&gt;&lt;/label&gt;</text:p>
          </table:table-cell>
          <table:table-cell office:value-type="string" office:string-value="&lt;item idno=&quot;koniagui&quot; enabled=&quot;1&quot; default=&quot;0&quot; value=&quot;0&quot;&gt;" table:formula="of:=[Snippets.B$15]&amp;[.B158]&amp;[Snippets.C$15]" table:style-name="ce1">
            <text:p>&lt;item idno="koniagui" enabled="1" default="0" value="0"&gt;</text:p>
          </table:table-cell>
          <table:table-cell office:value-type="string" office:string-value="&lt;item idno=&quot;koniagui&quot; enabled=&quot;1&quot; default=&quot;0&quot; value=&quot;0&quot;&gt;&lt;labels&gt;&lt;label locale=&quot;de_CH&quot; preferred=&quot;1&quot;&gt;&lt;name_singular&gt;Koniagui&lt;/name_singular&gt;&lt;name_plural&gt;Koniagui&lt;/name_plural&gt;&lt;/label&gt;&lt;label locale=&quot;fr_CH&quot; preferred=&quot;1&quot;&gt;&lt;name_singular&gt;Koniagui&lt;/name_singular&gt;&lt;name_plural&gt;Koniagui&lt;/name_plural&gt;&lt;/label&gt;&lt;/labels&gt;&lt;/item&gt;" table:formula="of:=[.E158]&amp;[Snippets.B$16]&amp;[.C158]&amp;[.D158]&amp;[Snippets.B$22]&amp;[Snippets.B$23]" table:style-name="ce1">
            <text:p>&lt;item idno="koniagui" enabled="1" default="0" value="0"&gt;&lt;labels&gt;&lt;label locale="de_CH" preferred="1"&gt;&lt;name_singular&gt;Koniagui&lt;/name_singular&gt;&lt;name_plural&gt;Koniagui&lt;/name_plural&gt;&lt;/label&gt;&lt;label locale="fr_CH" preferred="1"&gt;&lt;name_singular&gt;Koniagui&lt;/name_singular&gt;&lt;name_plural&gt;Koniagu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onjo" table:formula="of:=[Translations.A159]" table:style-name="ce1">
            <text:p>Konjo</text:p>
          </table:table-cell>
          <table:table-cell office:value-type="string" table:style-name="ce1">
            <text:p>konjo</text:p>
          </table:table-cell>
          <table:table-cell office:value-type="string" office:string-value="&lt;label locale=&quot;de_CH&quot; preferred=&quot;1&quot;&gt;&lt;name_singular&gt;Konjo&lt;/name_singular&gt;&lt;name_plural&gt;Konjo&lt;/name_plural&gt;&lt;/label&gt;" table:formula="of:=[Snippets.$B$17]&amp;[Translations.A159]&amp;[Snippets.$C$17]&amp;[Translations.A159]&amp;[Snippets.$D$17]" table:style-name="ce1">
            <text:p>&lt;label locale="de_CH" preferred="1"&gt;&lt;name_singular&gt;Konjo&lt;/name_singular&gt;&lt;name_plural&gt;Konjo&lt;/name_plural&gt;&lt;/label&gt;</text:p>
          </table:table-cell>
          <table:table-cell office:value-type="string" office:string-value="&lt;label locale=&quot;fr_CH&quot; preferred=&quot;1&quot;&gt;&lt;name_singular&gt;Konjo&lt;/name_singular&gt;&lt;name_plural&gt;Konjo&lt;/name_plural&gt;&lt;/label&gt;" table:formula="of:=[Snippets.$B$18]&amp;[Translations.B159]&amp;[Snippets.$C$18]&amp;[Translations.B159]&amp;[Snippets.$D$18]" table:style-name="ce1">
            <text:p>&lt;label locale="fr_CH" preferred="1"&gt;&lt;name_singular&gt;Konjo&lt;/name_singular&gt;&lt;name_plural&gt;Konjo&lt;/name_plural&gt;&lt;/label&gt;</text:p>
          </table:table-cell>
          <table:table-cell office:value-type="string" office:string-value="&lt;item idno=&quot;konjo&quot; enabled=&quot;1&quot; default=&quot;0&quot; value=&quot;0&quot;&gt;" table:formula="of:=[Snippets.B$15]&amp;[.B159]&amp;[Snippets.C$15]" table:style-name="ce1">
            <text:p>&lt;item idno="konjo" enabled="1" default="0" value="0"&gt;</text:p>
          </table:table-cell>
          <table:table-cell office:value-type="string" office:string-value="&lt;item idno=&quot;konjo&quot; enabled=&quot;1&quot; default=&quot;0&quot; value=&quot;0&quot;&gt;&lt;labels&gt;&lt;label locale=&quot;de_CH&quot; preferred=&quot;1&quot;&gt;&lt;name_singular&gt;Konjo&lt;/name_singular&gt;&lt;name_plural&gt;Konjo&lt;/name_plural&gt;&lt;/label&gt;&lt;label locale=&quot;fr_CH&quot; preferred=&quot;1&quot;&gt;&lt;name_singular&gt;Konjo&lt;/name_singular&gt;&lt;name_plural&gt;Konjo&lt;/name_plural&gt;&lt;/label&gt;&lt;/labels&gt;&lt;/item&gt;" table:formula="of:=[.E159]&amp;[Snippets.B$16]&amp;[.C159]&amp;[.D159]&amp;[Snippets.B$22]&amp;[Snippets.B$23]" table:style-name="ce1">
            <text:p>&lt;item idno="konjo" enabled="1" default="0" value="0"&gt;&lt;labels&gt;&lt;label locale="de_CH" preferred="1"&gt;&lt;name_singular&gt;Konjo&lt;/name_singular&gt;&lt;name_plural&gt;Konjo&lt;/name_plural&gt;&lt;/label&gt;&lt;label locale="fr_CH" preferred="1"&gt;&lt;name_singular&gt;Konjo&lt;/name_singular&gt;&lt;name_plural&gt;Konj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opten" table:formula="of:=[Translations.A160]" table:style-name="ce1">
            <text:p>Kopten</text:p>
          </table:table-cell>
          <table:table-cell office:value-type="string" table:style-name="ce1">
            <text:p>kopten</text:p>
          </table:table-cell>
          <table:table-cell office:value-type="string" office:string-value="&lt;label locale=&quot;de_CH&quot; preferred=&quot;1&quot;&gt;&lt;name_singular&gt;Kopten&lt;/name_singular&gt;&lt;name_plural&gt;Kopten&lt;/name_plural&gt;&lt;/label&gt;" table:formula="of:=[Snippets.$B$17]&amp;[Translations.A160]&amp;[Snippets.$C$17]&amp;[Translations.A160]&amp;[Snippets.$D$17]" table:style-name="ce1">
            <text:p>&lt;label locale="de_CH" preferred="1"&gt;&lt;name_singular&gt;Kopten&lt;/name_singular&gt;&lt;name_plural&gt;Kopten&lt;/name_plural&gt;&lt;/label&gt;</text:p>
          </table:table-cell>
          <table:table-cell office:value-type="string" office:string-value="&lt;label locale=&quot;fr_CH&quot; preferred=&quot;1&quot;&gt;&lt;name_singular&gt;Coptes&lt;/name_singular&gt;&lt;name_plural&gt;Coptes&lt;/name_plural&gt;&lt;/label&gt;" table:formula="of:=[Snippets.$B$18]&amp;[Translations.B160]&amp;[Snippets.$C$18]&amp;[Translations.B160]&amp;[Snippets.$D$18]" table:style-name="ce1">
            <text:p>&lt;label locale="fr_CH" preferred="1"&gt;&lt;name_singular&gt;Coptes&lt;/name_singular&gt;&lt;name_plural&gt;Coptes&lt;/name_plural&gt;&lt;/label&gt;</text:p>
          </table:table-cell>
          <table:table-cell office:value-type="string" office:string-value="&lt;item idno=&quot;kopten&quot; enabled=&quot;1&quot; default=&quot;0&quot; value=&quot;0&quot;&gt;" table:formula="of:=[Snippets.B$15]&amp;[.B160]&amp;[Snippets.C$15]" table:style-name="ce1">
            <text:p>&lt;item idno="kopten" enabled="1" default="0" value="0"&gt;</text:p>
          </table:table-cell>
          <table:table-cell office:value-type="string" office:string-value="&lt;item idno=&quot;kopten&quot; enabled=&quot;1&quot; default=&quot;0&quot; value=&quot;0&quot;&gt;&lt;labels&gt;&lt;label locale=&quot;de_CH&quot; preferred=&quot;1&quot;&gt;&lt;name_singular&gt;Kopten&lt;/name_singular&gt;&lt;name_plural&gt;Kopten&lt;/name_plural&gt;&lt;/label&gt;&lt;label locale=&quot;fr_CH&quot; preferred=&quot;1&quot;&gt;&lt;name_singular&gt;Coptes&lt;/name_singular&gt;&lt;name_plural&gt;Coptes&lt;/name_plural&gt;&lt;/label&gt;&lt;/labels&gt;&lt;/item&gt;" table:formula="of:=[.E160]&amp;[Snippets.B$16]&amp;[.C160]&amp;[.D160]&amp;[Snippets.B$22]&amp;[Snippets.B$23]" table:style-name="ce1">
            <text:p>&lt;item idno="kopten" enabled="1" default="0" value="0"&gt;&lt;labels&gt;&lt;label locale="de_CH" preferred="1"&gt;&lt;name_singular&gt;Kopten&lt;/name_singular&gt;&lt;name_plural&gt;Kopten&lt;/name_plural&gt;&lt;/label&gt;&lt;label locale="fr_CH" preferred="1"&gt;&lt;name_singular&gt;Coptes&lt;/name_singular&gt;&lt;name_plural&gt;Copt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osaken" table:formula="of:=[Translations.A161]" table:style-name="ce1">
            <text:p>Kosaken</text:p>
          </table:table-cell>
          <table:table-cell office:value-type="string" table:style-name="ce1">
            <text:p>kosaken</text:p>
          </table:table-cell>
          <table:table-cell office:value-type="string" office:string-value="&lt;label locale=&quot;de_CH&quot; preferred=&quot;1&quot;&gt;&lt;name_singular&gt;Kosaken&lt;/name_singular&gt;&lt;name_plural&gt;Kosaken&lt;/name_plural&gt;&lt;/label&gt;" table:formula="of:=[Snippets.$B$17]&amp;[Translations.A161]&amp;[Snippets.$C$17]&amp;[Translations.A161]&amp;[Snippets.$D$17]" table:style-name="ce1">
            <text:p>&lt;label locale="de_CH" preferred="1"&gt;&lt;name_singular&gt;Kosaken&lt;/name_singular&gt;&lt;name_plural&gt;Kosaken&lt;/name_plural&gt;&lt;/label&gt;</text:p>
          </table:table-cell>
          <table:table-cell office:value-type="string" office:string-value="&lt;label locale=&quot;fr_CH&quot; preferred=&quot;1&quot;&gt;&lt;name_singular&gt;Cosaques&lt;/name_singular&gt;&lt;name_plural&gt;Cosaques&lt;/name_plural&gt;&lt;/label&gt;" table:formula="of:=[Snippets.$B$18]&amp;[Translations.B161]&amp;[Snippets.$C$18]&amp;[Translations.B161]&amp;[Snippets.$D$18]" table:style-name="ce1">
            <text:p>&lt;label locale="fr_CH" preferred="1"&gt;&lt;name_singular&gt;Cosaques&lt;/name_singular&gt;&lt;name_plural&gt;Cosaques&lt;/name_plural&gt;&lt;/label&gt;</text:p>
          </table:table-cell>
          <table:table-cell office:value-type="string" office:string-value="&lt;item idno=&quot;kosaken&quot; enabled=&quot;1&quot; default=&quot;0&quot; value=&quot;0&quot;&gt;" table:formula="of:=[Snippets.B$15]&amp;[.B161]&amp;[Snippets.C$15]" table:style-name="ce1">
            <text:p>&lt;item idno="kosaken" enabled="1" default="0" value="0"&gt;</text:p>
          </table:table-cell>
          <table:table-cell office:value-type="string" office:string-value="&lt;item idno=&quot;kosaken&quot; enabled=&quot;1&quot; default=&quot;0&quot; value=&quot;0&quot;&gt;&lt;labels&gt;&lt;label locale=&quot;de_CH&quot; preferred=&quot;1&quot;&gt;&lt;name_singular&gt;Kosaken&lt;/name_singular&gt;&lt;name_plural&gt;Kosaken&lt;/name_plural&gt;&lt;/label&gt;&lt;label locale=&quot;fr_CH&quot; preferred=&quot;1&quot;&gt;&lt;name_singular&gt;Cosaques&lt;/name_singular&gt;&lt;name_plural&gt;Cosaques&lt;/name_plural&gt;&lt;/label&gt;&lt;/labels&gt;&lt;/item&gt;" table:formula="of:=[.E161]&amp;[Snippets.B$16]&amp;[.C161]&amp;[.D161]&amp;[Snippets.B$22]&amp;[Snippets.B$23]" table:style-name="ce1">
            <text:p>&lt;item idno="kosaken" enabled="1" default="0" value="0"&gt;&lt;labels&gt;&lt;label locale="de_CH" preferred="1"&gt;&lt;name_singular&gt;Kosaken&lt;/name_singular&gt;&lt;name_plural&gt;Kosaken&lt;/name_plural&gt;&lt;/label&gt;&lt;label locale="fr_CH" preferred="1"&gt;&lt;name_singular&gt;Cosaques&lt;/name_singular&gt;&lt;name_plural&gt;Cosaqu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pe" table:formula="of:=[Translations.A162]" table:style-name="ce1">
            <text:p>Kpe</text:p>
          </table:table-cell>
          <table:table-cell office:value-type="string" table:style-name="ce1">
            <text:p>kpe</text:p>
          </table:table-cell>
          <table:table-cell office:value-type="string" office:string-value="&lt;label locale=&quot;de_CH&quot; preferred=&quot;1&quot;&gt;&lt;name_singular&gt;Kpe&lt;/name_singular&gt;&lt;name_plural&gt;Kpe&lt;/name_plural&gt;&lt;/label&gt;" table:formula="of:=[Snippets.$B$17]&amp;[Translations.A162]&amp;[Snippets.$C$17]&amp;[Translations.A162]&amp;[Snippets.$D$17]" table:style-name="ce1">
            <text:p>&lt;label locale="de_CH" preferred="1"&gt;&lt;name_singular&gt;Kpe&lt;/name_singular&gt;&lt;name_plural&gt;Kpe&lt;/name_plural&gt;&lt;/label&gt;</text:p>
          </table:table-cell>
          <table:table-cell office:value-type="string" office:string-value="&lt;label locale=&quot;fr_CH&quot; preferred=&quot;1&quot;&gt;&lt;name_singular&gt;Bakweris&lt;/name_singular&gt;&lt;name_plural&gt;Bakweris&lt;/name_plural&gt;&lt;/label&gt;" table:formula="of:=[Snippets.$B$18]&amp;[Translations.B162]&amp;[Snippets.$C$18]&amp;[Translations.B162]&amp;[Snippets.$D$18]" table:style-name="ce1">
            <text:p>&lt;label locale="fr_CH" preferred="1"&gt;&lt;name_singular&gt;Bakweris&lt;/name_singular&gt;&lt;name_plural&gt;Bakweris&lt;/name_plural&gt;&lt;/label&gt;</text:p>
          </table:table-cell>
          <table:table-cell office:value-type="string" office:string-value="&lt;item idno=&quot;kpe&quot; enabled=&quot;1&quot; default=&quot;0&quot; value=&quot;0&quot;&gt;" table:formula="of:=[Snippets.B$15]&amp;[.B162]&amp;[Snippets.C$15]" table:style-name="ce1">
            <text:p>&lt;item idno="kpe" enabled="1" default="0" value="0"&gt;</text:p>
          </table:table-cell>
          <table:table-cell office:value-type="string" office:string-value="&lt;item idno=&quot;kpe&quot; enabled=&quot;1&quot; default=&quot;0&quot; value=&quot;0&quot;&gt;&lt;labels&gt;&lt;label locale=&quot;de_CH&quot; preferred=&quot;1&quot;&gt;&lt;name_singular&gt;Kpe&lt;/name_singular&gt;&lt;name_plural&gt;Kpe&lt;/name_plural&gt;&lt;/label&gt;&lt;label locale=&quot;fr_CH&quot; preferred=&quot;1&quot;&gt;&lt;name_singular&gt;Bakweris&lt;/name_singular&gt;&lt;name_plural&gt;Bakweris&lt;/name_plural&gt;&lt;/label&gt;&lt;/labels&gt;&lt;/item&gt;" table:formula="of:=[.E162]&amp;[Snippets.B$16]&amp;[.C162]&amp;[.D162]&amp;[Snippets.B$22]&amp;[Snippets.B$23]" table:style-name="ce1">
            <text:p>&lt;item idno="kpe" enabled="1" default="0" value="0"&gt;&lt;labels&gt;&lt;label locale="de_CH" preferred="1"&gt;&lt;name_singular&gt;Kpe&lt;/name_singular&gt;&lt;name_plural&gt;Kpe&lt;/name_plural&gt;&lt;/label&gt;&lt;label locale="fr_CH" preferred="1"&gt;&lt;name_singular&gt;Bakweris&lt;/name_singular&gt;&lt;name_plural&gt;Bakweri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rahó" table:formula="of:=[Translations.A163]" table:style-name="ce1">
            <text:p>Krahó</text:p>
          </table:table-cell>
          <table:table-cell office:value-type="string" table:style-name="ce1">
            <text:p>krah</text:p>
          </table:table-cell>
          <table:table-cell office:value-type="string" office:string-value="&lt;label locale=&quot;de_CH&quot; preferred=&quot;1&quot;&gt;&lt;name_singular&gt;Krahó&lt;/name_singular&gt;&lt;name_plural&gt;Krahó&lt;/name_plural&gt;&lt;/label&gt;" table:formula="of:=[Snippets.$B$17]&amp;[Translations.A163]&amp;[Snippets.$C$17]&amp;[Translations.A163]&amp;[Snippets.$D$17]" table:style-name="ce1">
            <text:p>&lt;label locale="de_CH" preferred="1"&gt;&lt;name_singular&gt;Krahó&lt;/name_singular&gt;&lt;name_plural&gt;Krahó&lt;/name_plural&gt;&lt;/label&gt;</text:p>
          </table:table-cell>
          <table:table-cell office:value-type="string" office:string-value="&lt;label locale=&quot;fr_CH&quot; preferred=&quot;1&quot;&gt;&lt;name_singular&gt;Krahó&lt;/name_singular&gt;&lt;name_plural&gt;Krahó&lt;/name_plural&gt;&lt;/label&gt;" table:formula="of:=[Snippets.$B$18]&amp;[Translations.B163]&amp;[Snippets.$C$18]&amp;[Translations.B163]&amp;[Snippets.$D$18]" table:style-name="ce1">
            <text:p>&lt;label locale="fr_CH" preferred="1"&gt;&lt;name_singular&gt;Krahó&lt;/name_singular&gt;&lt;name_plural&gt;Krahó&lt;/name_plural&gt;&lt;/label&gt;</text:p>
          </table:table-cell>
          <table:table-cell office:value-type="string" office:string-value="&lt;item idno=&quot;krah&quot; enabled=&quot;1&quot; default=&quot;0&quot; value=&quot;0&quot;&gt;" table:formula="of:=[Snippets.B$15]&amp;[.B163]&amp;[Snippets.C$15]" table:style-name="ce1">
            <text:p>&lt;item idno="krah" enabled="1" default="0" value="0"&gt;</text:p>
          </table:table-cell>
          <table:table-cell office:value-type="string" office:string-value="&lt;item idno=&quot;krah&quot; enabled=&quot;1&quot; default=&quot;0&quot; value=&quot;0&quot;&gt;&lt;labels&gt;&lt;label locale=&quot;de_CH&quot; preferred=&quot;1&quot;&gt;&lt;name_singular&gt;Krahó&lt;/name_singular&gt;&lt;name_plural&gt;Krahó&lt;/name_plural&gt;&lt;/label&gt;&lt;label locale=&quot;fr_CH&quot; preferred=&quot;1&quot;&gt;&lt;name_singular&gt;Krahó&lt;/name_singular&gt;&lt;name_plural&gt;Krahó&lt;/name_plural&gt;&lt;/label&gt;&lt;/labels&gt;&lt;/item&gt;" table:formula="of:=[.E163]&amp;[Snippets.B$16]&amp;[.C163]&amp;[.D163]&amp;[Snippets.B$22]&amp;[Snippets.B$23]" table:style-name="ce1">
            <text:p>&lt;item idno="krah" enabled="1" default="0" value="0"&gt;&lt;labels&gt;&lt;label locale="de_CH" preferred="1"&gt;&lt;name_singular&gt;Krahó&lt;/name_singular&gt;&lt;name_plural&gt;Krahó&lt;/name_plural&gt;&lt;/label&gt;&lt;label locale="fr_CH" preferred="1"&gt;&lt;name_singular&gt;Krahó&lt;/name_singular&gt;&lt;name_plural&gt;Krahó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ru" table:formula="of:=[Translations.A164]" table:style-name="ce1">
            <text:p>Kru</text:p>
          </table:table-cell>
          <table:table-cell office:value-type="string" table:style-name="ce1">
            <text:p>kru</text:p>
          </table:table-cell>
          <table:table-cell office:value-type="string" office:string-value="&lt;label locale=&quot;de_CH&quot; preferred=&quot;1&quot;&gt;&lt;name_singular&gt;Kru&lt;/name_singular&gt;&lt;name_plural&gt;Kru&lt;/name_plural&gt;&lt;/label&gt;" table:formula="of:=[Snippets.$B$17]&amp;[Translations.A164]&amp;[Snippets.$C$17]&amp;[Translations.A164]&amp;[Snippets.$D$17]" table:style-name="ce1">
            <text:p>&lt;label locale="de_CH" preferred="1"&gt;&lt;name_singular&gt;Kru&lt;/name_singular&gt;&lt;name_plural&gt;Kru&lt;/name_plural&gt;&lt;/label&gt;</text:p>
          </table:table-cell>
          <table:table-cell office:value-type="string" office:string-value="&lt;label locale=&quot;fr_CH&quot; preferred=&quot;1&quot;&gt;&lt;name_singular&gt;Kroumen&lt;/name_singular&gt;&lt;name_plural&gt;Kroumen&lt;/name_plural&gt;&lt;/label&gt;" table:formula="of:=[Snippets.$B$18]&amp;[Translations.B164]&amp;[Snippets.$C$18]&amp;[Translations.B164]&amp;[Snippets.$D$18]" table:style-name="ce1">
            <text:p>&lt;label locale="fr_CH" preferred="1"&gt;&lt;name_singular&gt;Kroumen&lt;/name_singular&gt;&lt;name_plural&gt;Kroumen&lt;/name_plural&gt;&lt;/label&gt;</text:p>
          </table:table-cell>
          <table:table-cell office:value-type="string" office:string-value="&lt;item idno=&quot;kru&quot; enabled=&quot;1&quot; default=&quot;0&quot; value=&quot;0&quot;&gt;" table:formula="of:=[Snippets.B$15]&amp;[.B164]&amp;[Snippets.C$15]" table:style-name="ce1">
            <text:p>&lt;item idno="kru" enabled="1" default="0" value="0"&gt;</text:p>
          </table:table-cell>
          <table:table-cell office:value-type="string" office:string-value="&lt;item idno=&quot;kru&quot; enabled=&quot;1&quot; default=&quot;0&quot; value=&quot;0&quot;&gt;&lt;labels&gt;&lt;label locale=&quot;de_CH&quot; preferred=&quot;1&quot;&gt;&lt;name_singular&gt;Kru&lt;/name_singular&gt;&lt;name_plural&gt;Kru&lt;/name_plural&gt;&lt;/label&gt;&lt;label locale=&quot;fr_CH&quot; preferred=&quot;1&quot;&gt;&lt;name_singular&gt;Kroumen&lt;/name_singular&gt;&lt;name_plural&gt;Kroumen&lt;/name_plural&gt;&lt;/label&gt;&lt;/labels&gt;&lt;/item&gt;" table:formula="of:=[.E164]&amp;[Snippets.B$16]&amp;[.C164]&amp;[.D164]&amp;[Snippets.B$22]&amp;[Snippets.B$23]" table:style-name="ce1">
            <text:p>&lt;item idno="kru" enabled="1" default="0" value="0"&gt;&lt;labels&gt;&lt;label locale="de_CH" preferred="1"&gt;&lt;name_singular&gt;Kru&lt;/name_singular&gt;&lt;name_plural&gt;Kru&lt;/name_plural&gt;&lt;/label&gt;&lt;label locale="fr_CH" preferred="1"&gt;&lt;name_singular&gt;Kroumen&lt;/name_singular&gt;&lt;name_plural&gt;Kroumen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uba" table:formula="of:=[Translations.A165]" table:style-name="ce1">
            <text:p>Kuba</text:p>
          </table:table-cell>
          <table:table-cell office:value-type="string" table:style-name="ce1">
            <text:p>kuba</text:p>
          </table:table-cell>
          <table:table-cell office:value-type="string" office:string-value="&lt;label locale=&quot;de_CH&quot; preferred=&quot;1&quot;&gt;&lt;name_singular&gt;Kuba&lt;/name_singular&gt;&lt;name_plural&gt;Kuba&lt;/name_plural&gt;&lt;/label&gt;" table:formula="of:=[Snippets.$B$17]&amp;[Translations.A165]&amp;[Snippets.$C$17]&amp;[Translations.A165]&amp;[Snippets.$D$17]" table:style-name="ce1">
            <text:p>&lt;label locale="de_CH" preferred="1"&gt;&lt;name_singular&gt;Kuba&lt;/name_singular&gt;&lt;name_plural&gt;Kuba&lt;/name_plural&gt;&lt;/label&gt;</text:p>
          </table:table-cell>
          <table:table-cell office:value-type="string" office:string-value="&lt;label locale=&quot;fr_CH&quot; preferred=&quot;1&quot;&gt;&lt;name_singular&gt;Kuba&lt;/name_singular&gt;&lt;name_plural&gt;Kuba&lt;/name_plural&gt;&lt;/label&gt;" table:formula="of:=[Snippets.$B$18]&amp;[Translations.B165]&amp;[Snippets.$C$18]&amp;[Translations.B165]&amp;[Snippets.$D$18]" table:style-name="ce1">
            <text:p>&lt;label locale="fr_CH" preferred="1"&gt;&lt;name_singular&gt;Kuba&lt;/name_singular&gt;&lt;name_plural&gt;Kuba&lt;/name_plural&gt;&lt;/label&gt;</text:p>
          </table:table-cell>
          <table:table-cell office:value-type="string" office:string-value="&lt;item idno=&quot;kuba&quot; enabled=&quot;1&quot; default=&quot;0&quot; value=&quot;0&quot;&gt;" table:formula="of:=[Snippets.B$15]&amp;[.B165]&amp;[Snippets.C$15]" table:style-name="ce1">
            <text:p>&lt;item idno="kuba" enabled="1" default="0" value="0"&gt;</text:p>
          </table:table-cell>
          <table:table-cell office:value-type="string" office:string-value="&lt;item idno=&quot;kuba&quot; enabled=&quot;1&quot; default=&quot;0&quot; value=&quot;0&quot;&gt;&lt;labels&gt;&lt;label locale=&quot;de_CH&quot; preferred=&quot;1&quot;&gt;&lt;name_singular&gt;Kuba&lt;/name_singular&gt;&lt;name_plural&gt;Kuba&lt;/name_plural&gt;&lt;/label&gt;&lt;label locale=&quot;fr_CH&quot; preferred=&quot;1&quot;&gt;&lt;name_singular&gt;Kuba&lt;/name_singular&gt;&lt;name_plural&gt;Kuba&lt;/name_plural&gt;&lt;/label&gt;&lt;/labels&gt;&lt;/item&gt;" table:formula="of:=[.E165]&amp;[Snippets.B$16]&amp;[.C165]&amp;[.D165]&amp;[Snippets.B$22]&amp;[Snippets.B$23]" table:style-name="ce1">
            <text:p>&lt;item idno="kuba" enabled="1" default="0" value="0"&gt;&lt;labels&gt;&lt;label locale="de_CH" preferred="1"&gt;&lt;name_singular&gt;Kuba&lt;/name_singular&gt;&lt;name_plural&gt;Kuba&lt;/name_plural&gt;&lt;/label&gt;&lt;label locale="fr_CH" preferred="1"&gt;&lt;name_singular&gt;Kuba&lt;/name_singular&gt;&lt;name_plural&gt;Kub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ubu" table:formula="of:=[Translations.A166]" table:style-name="ce1">
            <text:p>Kubu</text:p>
          </table:table-cell>
          <table:table-cell office:value-type="string" table:style-name="ce1">
            <text:p>kubu</text:p>
          </table:table-cell>
          <table:table-cell office:value-type="string" office:string-value="&lt;label locale=&quot;de_CH&quot; preferred=&quot;1&quot;&gt;&lt;name_singular&gt;Kubu&lt;/name_singular&gt;&lt;name_plural&gt;Kubu&lt;/name_plural&gt;&lt;/label&gt;" table:formula="of:=[Snippets.$B$17]&amp;[Translations.A166]&amp;[Snippets.$C$17]&amp;[Translations.A166]&amp;[Snippets.$D$17]" table:style-name="ce1">
            <text:p>&lt;label locale="de_CH" preferred="1"&gt;&lt;name_singular&gt;Kubu&lt;/name_singular&gt;&lt;name_plural&gt;Kubu&lt;/name_plural&gt;&lt;/label&gt;</text:p>
          </table:table-cell>
          <table:table-cell office:value-type="string" office:string-value="&lt;label locale=&quot;fr_CH&quot; preferred=&quot;1&quot;&gt;&lt;name_singular&gt;Kubu&lt;/name_singular&gt;&lt;name_plural&gt;Kubu&lt;/name_plural&gt;&lt;/label&gt;" table:formula="of:=[Snippets.$B$18]&amp;[Translations.B166]&amp;[Snippets.$C$18]&amp;[Translations.B166]&amp;[Snippets.$D$18]" table:style-name="ce1">
            <text:p>&lt;label locale="fr_CH" preferred="1"&gt;&lt;name_singular&gt;Kubu&lt;/name_singular&gt;&lt;name_plural&gt;Kubu&lt;/name_plural&gt;&lt;/label&gt;</text:p>
          </table:table-cell>
          <table:table-cell office:value-type="string" office:string-value="&lt;item idno=&quot;kubu&quot; enabled=&quot;1&quot; default=&quot;0&quot; value=&quot;0&quot;&gt;" table:formula="of:=[Snippets.B$15]&amp;[.B166]&amp;[Snippets.C$15]" table:style-name="ce1">
            <text:p>&lt;item idno="kubu" enabled="1" default="0" value="0"&gt;</text:p>
          </table:table-cell>
          <table:table-cell office:value-type="string" office:string-value="&lt;item idno=&quot;kubu&quot; enabled=&quot;1&quot; default=&quot;0&quot; value=&quot;0&quot;&gt;&lt;labels&gt;&lt;label locale=&quot;de_CH&quot; preferred=&quot;1&quot;&gt;&lt;name_singular&gt;Kubu&lt;/name_singular&gt;&lt;name_plural&gt;Kubu&lt;/name_plural&gt;&lt;/label&gt;&lt;label locale=&quot;fr_CH&quot; preferred=&quot;1&quot;&gt;&lt;name_singular&gt;Kubu&lt;/name_singular&gt;&lt;name_plural&gt;Kubu&lt;/name_plural&gt;&lt;/label&gt;&lt;/labels&gt;&lt;/item&gt;" table:formula="of:=[.E166]&amp;[Snippets.B$16]&amp;[.C166]&amp;[.D166]&amp;[Snippets.B$22]&amp;[Snippets.B$23]" table:style-name="ce1">
            <text:p>&lt;item idno="kubu" enabled="1" default="0" value="0"&gt;&lt;labels&gt;&lt;label locale="de_CH" preferred="1"&gt;&lt;name_singular&gt;Kubu&lt;/name_singular&gt;&lt;name_plural&gt;Kubu&lt;/name_plural&gt;&lt;/label&gt;&lt;label locale="fr_CH" preferred="1"&gt;&lt;name_singular&gt;Kubu&lt;/name_singular&gt;&lt;name_plural&gt;Kubu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urden" table:formula="of:=[Translations.A167]" table:style-name="ce1">
            <text:p>Kurden</text:p>
          </table:table-cell>
          <table:table-cell office:value-type="string" table:style-name="ce1">
            <text:p>kurden</text:p>
          </table:table-cell>
          <table:table-cell office:value-type="string" office:string-value="&lt;label locale=&quot;de_CH&quot; preferred=&quot;1&quot;&gt;&lt;name_singular&gt;Kurden&lt;/name_singular&gt;&lt;name_plural&gt;Kurden&lt;/name_plural&gt;&lt;/label&gt;" table:formula="of:=[Snippets.$B$17]&amp;[Translations.A167]&amp;[Snippets.$C$17]&amp;[Translations.A167]&amp;[Snippets.$D$17]" table:style-name="ce1">
            <text:p>&lt;label locale="de_CH" preferred="1"&gt;&lt;name_singular&gt;Kurden&lt;/name_singular&gt;&lt;name_plural&gt;Kurden&lt;/name_plural&gt;&lt;/label&gt;</text:p>
          </table:table-cell>
          <table:table-cell office:value-type="string" office:string-value="&lt;label locale=&quot;fr_CH&quot; preferred=&quot;1&quot;&gt;&lt;name_singular&gt;Kurdes&lt;/name_singular&gt;&lt;name_plural&gt;Kurdes&lt;/name_plural&gt;&lt;/label&gt;" table:formula="of:=[Snippets.$B$18]&amp;[Translations.B167]&amp;[Snippets.$C$18]&amp;[Translations.B167]&amp;[Snippets.$D$18]" table:style-name="ce1">
            <text:p>&lt;label locale="fr_CH" preferred="1"&gt;&lt;name_singular&gt;Kurdes&lt;/name_singular&gt;&lt;name_plural&gt;Kurdes&lt;/name_plural&gt;&lt;/label&gt;</text:p>
          </table:table-cell>
          <table:table-cell office:value-type="string" office:string-value="&lt;item idno=&quot;kurden&quot; enabled=&quot;1&quot; default=&quot;0&quot; value=&quot;0&quot;&gt;" table:formula="of:=[Snippets.B$15]&amp;[.B167]&amp;[Snippets.C$15]" table:style-name="ce1">
            <text:p>&lt;item idno="kurden" enabled="1" default="0" value="0"&gt;</text:p>
          </table:table-cell>
          <table:table-cell office:value-type="string" office:string-value="&lt;item idno=&quot;kurden&quot; enabled=&quot;1&quot; default=&quot;0&quot; value=&quot;0&quot;&gt;&lt;labels&gt;&lt;label locale=&quot;de_CH&quot; preferred=&quot;1&quot;&gt;&lt;name_singular&gt;Kurden&lt;/name_singular&gt;&lt;name_plural&gt;Kurden&lt;/name_plural&gt;&lt;/label&gt;&lt;label locale=&quot;fr_CH&quot; preferred=&quot;1&quot;&gt;&lt;name_singular&gt;Kurdes&lt;/name_singular&gt;&lt;name_plural&gt;Kurdes&lt;/name_plural&gt;&lt;/label&gt;&lt;/labels&gt;&lt;/item&gt;" table:formula="of:=[.E167]&amp;[Snippets.B$16]&amp;[.C167]&amp;[.D167]&amp;[Snippets.B$22]&amp;[Snippets.B$23]" table:style-name="ce1">
            <text:p>&lt;item idno="kurden" enabled="1" default="0" value="0"&gt;&lt;labels&gt;&lt;label locale="de_CH" preferred="1"&gt;&lt;name_singular&gt;Kurden&lt;/name_singular&gt;&lt;name_plural&gt;Kurden&lt;/name_plural&gt;&lt;/label&gt;&lt;label locale="fr_CH" preferred="1"&gt;&lt;name_singular&gt;Kurdes&lt;/name_singular&gt;&lt;name_plural&gt;Kurd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wahu" table:formula="of:=[Translations.A168]" table:style-name="ce1">
            <text:p>Kwahu</text:p>
          </table:table-cell>
          <table:table-cell office:value-type="string" table:style-name="ce1">
            <text:p>kwahu</text:p>
          </table:table-cell>
          <table:table-cell office:value-type="string" office:string-value="&lt;label locale=&quot;de_CH&quot; preferred=&quot;1&quot;&gt;&lt;name_singular&gt;Kwahu&lt;/name_singular&gt;&lt;name_plural&gt;Kwahu&lt;/name_plural&gt;&lt;/label&gt;" table:formula="of:=[Snippets.$B$17]&amp;[Translations.A168]&amp;[Snippets.$C$17]&amp;[Translations.A168]&amp;[Snippets.$D$17]" table:style-name="ce1">
            <text:p>&lt;label locale="de_CH" preferred="1"&gt;&lt;name_singular&gt;Kwahu&lt;/name_singular&gt;&lt;name_plural&gt;Kwahu&lt;/name_plural&gt;&lt;/label&gt;</text:p>
          </table:table-cell>
          <table:table-cell office:value-type="string" office:string-value="&lt;label locale=&quot;fr_CH&quot; preferred=&quot;1&quot;&gt;&lt;name_singular&gt;Kwahu&lt;/name_singular&gt;&lt;name_plural&gt;Kwahu&lt;/name_plural&gt;&lt;/label&gt;" table:formula="of:=[Snippets.$B$18]&amp;[Translations.B168]&amp;[Snippets.$C$18]&amp;[Translations.B168]&amp;[Snippets.$D$18]" table:style-name="ce1">
            <text:p>&lt;label locale="fr_CH" preferred="1"&gt;&lt;name_singular&gt;Kwahu&lt;/name_singular&gt;&lt;name_plural&gt;Kwahu&lt;/name_plural&gt;&lt;/label&gt;</text:p>
          </table:table-cell>
          <table:table-cell office:value-type="string" office:string-value="&lt;item idno=&quot;kwahu&quot; enabled=&quot;1&quot; default=&quot;0&quot; value=&quot;0&quot;&gt;" table:formula="of:=[Snippets.B$15]&amp;[.B168]&amp;[Snippets.C$15]" table:style-name="ce1">
            <text:p>&lt;item idno="kwahu" enabled="1" default="0" value="0"&gt;</text:p>
          </table:table-cell>
          <table:table-cell office:value-type="string" office:string-value="&lt;item idno=&quot;kwahu&quot; enabled=&quot;1&quot; default=&quot;0&quot; value=&quot;0&quot;&gt;&lt;labels&gt;&lt;label locale=&quot;de_CH&quot; preferred=&quot;1&quot;&gt;&lt;name_singular&gt;Kwahu&lt;/name_singular&gt;&lt;name_plural&gt;Kwahu&lt;/name_plural&gt;&lt;/label&gt;&lt;label locale=&quot;fr_CH&quot; preferred=&quot;1&quot;&gt;&lt;name_singular&gt;Kwahu&lt;/name_singular&gt;&lt;name_plural&gt;Kwahu&lt;/name_plural&gt;&lt;/label&gt;&lt;/labels&gt;&lt;/item&gt;" table:formula="of:=[.E168]&amp;[Snippets.B$16]&amp;[.C168]&amp;[.D168]&amp;[Snippets.B$22]&amp;[Snippets.B$23]" table:style-name="ce1">
            <text:p>&lt;item idno="kwahu" enabled="1" default="0" value="0"&gt;&lt;labels&gt;&lt;label locale="de_CH" preferred="1"&gt;&lt;name_singular&gt;Kwahu&lt;/name_singular&gt;&lt;name_plural&gt;Kwahu&lt;/name_plural&gt;&lt;/label&gt;&lt;label locale="fr_CH" preferred="1"&gt;&lt;name_singular&gt;Kwahu&lt;/name_singular&gt;&lt;name_plural&gt;Kwahu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Kwanyama" table:formula="of:=[Translations.A169]" table:style-name="ce1">
            <text:p>Kwanyama</text:p>
          </table:table-cell>
          <table:table-cell office:value-type="string" table:style-name="ce1">
            <text:p>kwanyama</text:p>
          </table:table-cell>
          <table:table-cell office:value-type="string" office:string-value="&lt;label locale=&quot;de_CH&quot; preferred=&quot;1&quot;&gt;&lt;name_singular&gt;Kwanyama&lt;/name_singular&gt;&lt;name_plural&gt;Kwanyama&lt;/name_plural&gt;&lt;/label&gt;" table:formula="of:=[Snippets.$B$17]&amp;[Translations.A169]&amp;[Snippets.$C$17]&amp;[Translations.A169]&amp;[Snippets.$D$17]" table:style-name="ce1">
            <text:p>&lt;label locale="de_CH" preferred="1"&gt;&lt;name_singular&gt;Kwanyama&lt;/name_singular&gt;&lt;name_plural&gt;Kwanyama&lt;/name_plural&gt;&lt;/label&gt;</text:p>
          </table:table-cell>
          <table:table-cell office:value-type="string" office:string-value="&lt;label locale=&quot;fr_CH&quot; preferred=&quot;1&quot;&gt;&lt;name_singular&gt;Kwanyama&lt;/name_singular&gt;&lt;name_plural&gt;Kwanyama&lt;/name_plural&gt;&lt;/label&gt;" table:formula="of:=[Snippets.$B$18]&amp;[Translations.B169]&amp;[Snippets.$C$18]&amp;[Translations.B169]&amp;[Snippets.$D$18]" table:style-name="ce1">
            <text:p>&lt;label locale="fr_CH" preferred="1"&gt;&lt;name_singular&gt;Kwanyama&lt;/name_singular&gt;&lt;name_plural&gt;Kwanyama&lt;/name_plural&gt;&lt;/label&gt;</text:p>
          </table:table-cell>
          <table:table-cell office:value-type="string" office:string-value="&lt;item idno=&quot;kwanyama&quot; enabled=&quot;1&quot; default=&quot;0&quot; value=&quot;0&quot;&gt;" table:formula="of:=[Snippets.B$15]&amp;[.B169]&amp;[Snippets.C$15]" table:style-name="ce1">
            <text:p>&lt;item idno="kwanyama" enabled="1" default="0" value="0"&gt;</text:p>
          </table:table-cell>
          <table:table-cell office:value-type="string" office:string-value="&lt;item idno=&quot;kwanyama&quot; enabled=&quot;1&quot; default=&quot;0&quot; value=&quot;0&quot;&gt;&lt;labels&gt;&lt;label locale=&quot;de_CH&quot; preferred=&quot;1&quot;&gt;&lt;name_singular&gt;Kwanyama&lt;/name_singular&gt;&lt;name_plural&gt;Kwanyama&lt;/name_plural&gt;&lt;/label&gt;&lt;label locale=&quot;fr_CH&quot; preferred=&quot;1&quot;&gt;&lt;name_singular&gt;Kwanyama&lt;/name_singular&gt;&lt;name_plural&gt;Kwanyama&lt;/name_plural&gt;&lt;/label&gt;&lt;/labels&gt;&lt;/item&gt;" table:formula="of:=[.E169]&amp;[Snippets.B$16]&amp;[.C169]&amp;[.D169]&amp;[Snippets.B$22]&amp;[Snippets.B$23]" table:style-name="ce1">
            <text:p>&lt;item idno="kwanyama" enabled="1" default="0" value="0"&gt;&lt;labels&gt;&lt;label locale="de_CH" preferred="1"&gt;&lt;name_singular&gt;Kwanyama&lt;/name_singular&gt;&lt;name_plural&gt;Kwanyama&lt;/name_plural&gt;&lt;/label&gt;&lt;label locale="fr_CH" preferred="1"&gt;&lt;name_singular&gt;Kwanyama&lt;/name_singular&gt;&lt;name_plural&gt;Kwanyam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Lahobe" table:formula="of:=[Translations.A170]" table:style-name="ce1">
            <text:p>Lahobe</text:p>
          </table:table-cell>
          <table:table-cell office:value-type="string" table:style-name="ce1">
            <text:p>lahobe</text:p>
          </table:table-cell>
          <table:table-cell office:value-type="string" office:string-value="&lt;label locale=&quot;de_CH&quot; preferred=&quot;1&quot;&gt;&lt;name_singular&gt;Lahobe&lt;/name_singular&gt;&lt;name_plural&gt;Lahobe&lt;/name_plural&gt;&lt;/label&gt;" table:formula="of:=[Snippets.$B$17]&amp;[Translations.A170]&amp;[Snippets.$C$17]&amp;[Translations.A170]&amp;[Snippets.$D$17]" table:style-name="ce1">
            <text:p>&lt;label locale="de_CH" preferred="1"&gt;&lt;name_singular&gt;Lahobe&lt;/name_singular&gt;&lt;name_plural&gt;Lahobe&lt;/name_plural&gt;&lt;/label&gt;</text:p>
          </table:table-cell>
          <table:table-cell office:value-type="string" office:string-value="&lt;label locale=&quot;fr_CH&quot; preferred=&quot;1&quot;&gt;&lt;name_singular&gt;Laobés&lt;/name_singular&gt;&lt;name_plural&gt;Laobés&lt;/name_plural&gt;&lt;/label&gt;" table:formula="of:=[Snippets.$B$18]&amp;[Translations.B170]&amp;[Snippets.$C$18]&amp;[Translations.B170]&amp;[Snippets.$D$18]" table:style-name="ce1">
            <text:p>&lt;label locale="fr_CH" preferred="1"&gt;&lt;name_singular&gt;Laobés&lt;/name_singular&gt;&lt;name_plural&gt;Laobés&lt;/name_plural&gt;&lt;/label&gt;</text:p>
          </table:table-cell>
          <table:table-cell office:value-type="string" office:string-value="&lt;item idno=&quot;lahobe&quot; enabled=&quot;1&quot; default=&quot;0&quot; value=&quot;0&quot;&gt;" table:formula="of:=[Snippets.B$15]&amp;[.B170]&amp;[Snippets.C$15]" table:style-name="ce1">
            <text:p>&lt;item idno="lahobe" enabled="1" default="0" value="0"&gt;</text:p>
          </table:table-cell>
          <table:table-cell office:value-type="string" office:string-value="&lt;item idno=&quot;lahobe&quot; enabled=&quot;1&quot; default=&quot;0&quot; value=&quot;0&quot;&gt;&lt;labels&gt;&lt;label locale=&quot;de_CH&quot; preferred=&quot;1&quot;&gt;&lt;name_singular&gt;Lahobe&lt;/name_singular&gt;&lt;name_plural&gt;Lahobe&lt;/name_plural&gt;&lt;/label&gt;&lt;label locale=&quot;fr_CH&quot; preferred=&quot;1&quot;&gt;&lt;name_singular&gt;Laobés&lt;/name_singular&gt;&lt;name_plural&gt;Laobés&lt;/name_plural&gt;&lt;/label&gt;&lt;/labels&gt;&lt;/item&gt;" table:formula="of:=[.E170]&amp;[Snippets.B$16]&amp;[.C170]&amp;[.D170]&amp;[Snippets.B$22]&amp;[Snippets.B$23]" table:style-name="ce1">
            <text:p>&lt;item idno="lahobe" enabled="1" default="0" value="0"&gt;&lt;labels&gt;&lt;label locale="de_CH" preferred="1"&gt;&lt;name_singular&gt;Lahobe&lt;/name_singular&gt;&lt;name_plural&gt;Lahobe&lt;/name_plural&gt;&lt;/label&gt;&lt;label locale="fr_CH" preferred="1"&gt;&lt;name_singular&gt;Laobés&lt;/name_singular&gt;&lt;name_plural&gt;Laobé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Lahu" table:formula="of:=[Translations.A171]" table:style-name="ce1">
            <text:p>Lahu</text:p>
          </table:table-cell>
          <table:table-cell office:value-type="string" table:style-name="ce1">
            <text:p>lahu</text:p>
          </table:table-cell>
          <table:table-cell office:value-type="string" office:string-value="&lt;label locale=&quot;de_CH&quot; preferred=&quot;1&quot;&gt;&lt;name_singular&gt;Lahu&lt;/name_singular&gt;&lt;name_plural&gt;Lahu&lt;/name_plural&gt;&lt;/label&gt;" table:formula="of:=[Snippets.$B$17]&amp;[Translations.A171]&amp;[Snippets.$C$17]&amp;[Translations.A171]&amp;[Snippets.$D$17]" table:style-name="ce1">
            <text:p>&lt;label locale="de_CH" preferred="1"&gt;&lt;name_singular&gt;Lahu&lt;/name_singular&gt;&lt;name_plural&gt;Lahu&lt;/name_plural&gt;&lt;/label&gt;</text:p>
          </table:table-cell>
          <table:table-cell office:value-type="string" office:string-value="&lt;label locale=&quot;fr_CH&quot; preferred=&quot;1&quot;&gt;&lt;name_singular&gt;Lahu&lt;/name_singular&gt;&lt;name_plural&gt;Lahu&lt;/name_plural&gt;&lt;/label&gt;" table:formula="of:=[Snippets.$B$18]&amp;[Translations.B171]&amp;[Snippets.$C$18]&amp;[Translations.B171]&amp;[Snippets.$D$18]" table:style-name="ce1">
            <text:p>&lt;label locale="fr_CH" preferred="1"&gt;&lt;name_singular&gt;Lahu&lt;/name_singular&gt;&lt;name_plural&gt;Lahu&lt;/name_plural&gt;&lt;/label&gt;</text:p>
          </table:table-cell>
          <table:table-cell office:value-type="string" office:string-value="&lt;item idno=&quot;lahu&quot; enabled=&quot;1&quot; default=&quot;0&quot; value=&quot;0&quot;&gt;" table:formula="of:=[Snippets.B$15]&amp;[.B171]&amp;[Snippets.C$15]" table:style-name="ce1">
            <text:p>&lt;item idno="lahu" enabled="1" default="0" value="0"&gt;</text:p>
          </table:table-cell>
          <table:table-cell office:value-type="string" office:string-value="&lt;item idno=&quot;lahu&quot; enabled=&quot;1&quot; default=&quot;0&quot; value=&quot;0&quot;&gt;&lt;labels&gt;&lt;label locale=&quot;de_CH&quot; preferred=&quot;1&quot;&gt;&lt;name_singular&gt;Lahu&lt;/name_singular&gt;&lt;name_plural&gt;Lahu&lt;/name_plural&gt;&lt;/label&gt;&lt;label locale=&quot;fr_CH&quot; preferred=&quot;1&quot;&gt;&lt;name_singular&gt;Lahu&lt;/name_singular&gt;&lt;name_plural&gt;Lahu&lt;/name_plural&gt;&lt;/label&gt;&lt;/labels&gt;&lt;/item&gt;" table:formula="of:=[.E171]&amp;[Snippets.B$16]&amp;[.C171]&amp;[.D171]&amp;[Snippets.B$22]&amp;[Snippets.B$23]" table:style-name="ce1">
            <text:p>&lt;item idno="lahu" enabled="1" default="0" value="0"&gt;&lt;labels&gt;&lt;label locale="de_CH" preferred="1"&gt;&lt;name_singular&gt;Lahu&lt;/name_singular&gt;&lt;name_plural&gt;Lahu&lt;/name_plural&gt;&lt;/label&gt;&lt;label locale="fr_CH" preferred="1"&gt;&lt;name_singular&gt;Lahu&lt;/name_singular&gt;&lt;name_plural&gt;Lahu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Lapen" table:formula="of:=[Translations.A172]" table:style-name="ce1">
            <text:p>Lapen</text:p>
          </table:table-cell>
          <table:table-cell office:value-type="string" table:style-name="ce1">
            <text:p>lapen</text:p>
          </table:table-cell>
          <table:table-cell office:value-type="string" office:string-value="&lt;label locale=&quot;de_CH&quot; preferred=&quot;1&quot;&gt;&lt;name_singular&gt;Lapen&lt;/name_singular&gt;&lt;name_plural&gt;Lapen&lt;/name_plural&gt;&lt;/label&gt;" table:formula="of:=[Snippets.$B$17]&amp;[Translations.A172]&amp;[Snippets.$C$17]&amp;[Translations.A172]&amp;[Snippets.$D$17]" table:style-name="ce1">
            <text:p>&lt;label locale="de_CH" preferred="1"&gt;&lt;name_singular&gt;Lapen&lt;/name_singular&gt;&lt;name_plural&gt;Lapen&lt;/name_plural&gt;&lt;/label&gt;</text:p>
          </table:table-cell>
          <table:table-cell office:value-type="string" office:string-value="&lt;label locale=&quot;fr_CH&quot; preferred=&quot;1&quot;&gt;&lt;name_singular&gt;Lapon&lt;/name_singular&gt;&lt;name_plural&gt;Lapon&lt;/name_plural&gt;&lt;/label&gt;" table:formula="of:=[Snippets.$B$18]&amp;[Translations.B172]&amp;[Snippets.$C$18]&amp;[Translations.B172]&amp;[Snippets.$D$18]" table:style-name="ce1">
            <text:p>&lt;label locale="fr_CH" preferred="1"&gt;&lt;name_singular&gt;Lapon&lt;/name_singular&gt;&lt;name_plural&gt;Lapon&lt;/name_plural&gt;&lt;/label&gt;</text:p>
          </table:table-cell>
          <table:table-cell office:value-type="string" office:string-value="&lt;item idno=&quot;lapen&quot; enabled=&quot;1&quot; default=&quot;0&quot; value=&quot;0&quot;&gt;" table:formula="of:=[Snippets.B$15]&amp;[.B172]&amp;[Snippets.C$15]" table:style-name="ce1">
            <text:p>&lt;item idno="lapen" enabled="1" default="0" value="0"&gt;</text:p>
          </table:table-cell>
          <table:table-cell office:value-type="string" office:string-value="&lt;item idno=&quot;lapen&quot; enabled=&quot;1&quot; default=&quot;0&quot; value=&quot;0&quot;&gt;&lt;labels&gt;&lt;label locale=&quot;de_CH&quot; preferred=&quot;1&quot;&gt;&lt;name_singular&gt;Lapen&lt;/name_singular&gt;&lt;name_plural&gt;Lapen&lt;/name_plural&gt;&lt;/label&gt;&lt;label locale=&quot;fr_CH&quot; preferred=&quot;1&quot;&gt;&lt;name_singular&gt;Lapon&lt;/name_singular&gt;&lt;name_plural&gt;Lapon&lt;/name_plural&gt;&lt;/label&gt;&lt;/labels&gt;&lt;/item&gt;" table:formula="of:=[.E172]&amp;[Snippets.B$16]&amp;[.C172]&amp;[.D172]&amp;[Snippets.B$22]&amp;[Snippets.B$23]" table:style-name="ce1">
            <text:p>&lt;item idno="lapen" enabled="1" default="0" value="0"&gt;&lt;labels&gt;&lt;label locale="de_CH" preferred="1"&gt;&lt;name_singular&gt;Lapen&lt;/name_singular&gt;&lt;name_plural&gt;Lapen&lt;/name_plural&gt;&lt;/label&gt;&lt;label locale="fr_CH" preferred="1"&gt;&lt;name_singular&gt;Lapon&lt;/name_singular&gt;&lt;name_plural&gt;Lapon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Lashi" table:formula="of:=[Translations.A173]" table:style-name="ce1">
            <text:p>Lashi</text:p>
          </table:table-cell>
          <table:table-cell office:value-type="string" table:style-name="ce1">
            <text:p>lashi</text:p>
          </table:table-cell>
          <table:table-cell office:value-type="string" office:string-value="&lt;label locale=&quot;de_CH&quot; preferred=&quot;1&quot;&gt;&lt;name_singular&gt;Lashi&lt;/name_singular&gt;&lt;name_plural&gt;Lashi&lt;/name_plural&gt;&lt;/label&gt;" table:formula="of:=[Snippets.$B$17]&amp;[Translations.A173]&amp;[Snippets.$C$17]&amp;[Translations.A173]&amp;[Snippets.$D$17]" table:style-name="ce1">
            <text:p>&lt;label locale="de_CH" preferred="1"&gt;&lt;name_singular&gt;Lashi&lt;/name_singular&gt;&lt;name_plural&gt;Lashi&lt;/name_plural&gt;&lt;/label&gt;</text:p>
          </table:table-cell>
          <table:table-cell office:value-type="string" office:string-value="&lt;label locale=&quot;fr_CH&quot; preferred=&quot;1&quot;&gt;&lt;name_singular&gt;Lash&lt;/name_singular&gt;&lt;name_plural&gt;Lash&lt;/name_plural&gt;&lt;/label&gt;" table:formula="of:=[Snippets.$B$18]&amp;[Translations.B173]&amp;[Snippets.$C$18]&amp;[Translations.B173]&amp;[Snippets.$D$18]" table:style-name="ce1">
            <text:p>&lt;label locale="fr_CH" preferred="1"&gt;&lt;name_singular&gt;Lash&lt;/name_singular&gt;&lt;name_plural&gt;Lash&lt;/name_plural&gt;&lt;/label&gt;</text:p>
          </table:table-cell>
          <table:table-cell office:value-type="string" office:string-value="&lt;item idno=&quot;lashi&quot; enabled=&quot;1&quot; default=&quot;0&quot; value=&quot;0&quot;&gt;" table:formula="of:=[Snippets.B$15]&amp;[.B173]&amp;[Snippets.C$15]" table:style-name="ce1">
            <text:p>&lt;item idno="lashi" enabled="1" default="0" value="0"&gt;</text:p>
          </table:table-cell>
          <table:table-cell office:value-type="string" office:string-value="&lt;item idno=&quot;lashi&quot; enabled=&quot;1&quot; default=&quot;0&quot; value=&quot;0&quot;&gt;&lt;labels&gt;&lt;label locale=&quot;de_CH&quot; preferred=&quot;1&quot;&gt;&lt;name_singular&gt;Lashi&lt;/name_singular&gt;&lt;name_plural&gt;Lashi&lt;/name_plural&gt;&lt;/label&gt;&lt;label locale=&quot;fr_CH&quot; preferred=&quot;1&quot;&gt;&lt;name_singular&gt;Lash&lt;/name_singular&gt;&lt;name_plural&gt;Lash&lt;/name_plural&gt;&lt;/label&gt;&lt;/labels&gt;&lt;/item&gt;" table:formula="of:=[.E173]&amp;[Snippets.B$16]&amp;[.C173]&amp;[.D173]&amp;[Snippets.B$22]&amp;[Snippets.B$23]" table:style-name="ce1">
            <text:p>&lt;item idno="lashi" enabled="1" default="0" value="0"&gt;&lt;labels&gt;&lt;label locale="de_CH" preferred="1"&gt;&lt;name_singular&gt;Lashi&lt;/name_singular&gt;&lt;name_plural&gt;Lashi&lt;/name_plural&gt;&lt;/label&gt;&lt;label locale="fr_CH" preferred="1"&gt;&lt;name_singular&gt;Lash&lt;/name_singular&gt;&lt;name_plural&gt;Lash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Lawa" table:formula="of:=[Translations.A174]" table:style-name="ce1">
            <text:p>Lawa</text:p>
          </table:table-cell>
          <table:table-cell office:value-type="string" table:style-name="ce1">
            <text:p>lawa</text:p>
          </table:table-cell>
          <table:table-cell office:value-type="string" office:string-value="&lt;label locale=&quot;de_CH&quot; preferred=&quot;1&quot;&gt;&lt;name_singular&gt;Lawa&lt;/name_singular&gt;&lt;name_plural&gt;Lawa&lt;/name_plural&gt;&lt;/label&gt;" table:formula="of:=[Snippets.$B$17]&amp;[Translations.A174]&amp;[Snippets.$C$17]&amp;[Translations.A174]&amp;[Snippets.$D$17]" table:style-name="ce1">
            <text:p>&lt;label locale="de_CH" preferred="1"&gt;&lt;name_singular&gt;Lawa&lt;/name_singular&gt;&lt;name_plural&gt;Lawa&lt;/name_plural&gt;&lt;/label&gt;</text:p>
          </table:table-cell>
          <table:table-cell office:value-type="string" office:string-value="&lt;label locale=&quot;fr_CH&quot; preferred=&quot;1&quot;&gt;&lt;name_singular&gt;Lawa&lt;/name_singular&gt;&lt;name_plural&gt;Lawa&lt;/name_plural&gt;&lt;/label&gt;" table:formula="of:=[Snippets.$B$18]&amp;[Translations.B174]&amp;[Snippets.$C$18]&amp;[Translations.B174]&amp;[Snippets.$D$18]" table:style-name="ce1">
            <text:p>&lt;label locale="fr_CH" preferred="1"&gt;&lt;name_singular&gt;Lawa&lt;/name_singular&gt;&lt;name_plural&gt;Lawa&lt;/name_plural&gt;&lt;/label&gt;</text:p>
          </table:table-cell>
          <table:table-cell office:value-type="string" office:string-value="&lt;item idno=&quot;lawa&quot; enabled=&quot;1&quot; default=&quot;0&quot; value=&quot;0&quot;&gt;" table:formula="of:=[Snippets.B$15]&amp;[.B174]&amp;[Snippets.C$15]" table:style-name="ce1">
            <text:p>&lt;item idno="lawa" enabled="1" default="0" value="0"&gt;</text:p>
          </table:table-cell>
          <table:table-cell office:value-type="string" office:string-value="&lt;item idno=&quot;lawa&quot; enabled=&quot;1&quot; default=&quot;0&quot; value=&quot;0&quot;&gt;&lt;labels&gt;&lt;label locale=&quot;de_CH&quot; preferred=&quot;1&quot;&gt;&lt;name_singular&gt;Lawa&lt;/name_singular&gt;&lt;name_plural&gt;Lawa&lt;/name_plural&gt;&lt;/label&gt;&lt;label locale=&quot;fr_CH&quot; preferred=&quot;1&quot;&gt;&lt;name_singular&gt;Lawa&lt;/name_singular&gt;&lt;name_plural&gt;Lawa&lt;/name_plural&gt;&lt;/label&gt;&lt;/labels&gt;&lt;/item&gt;" table:formula="of:=[.E174]&amp;[Snippets.B$16]&amp;[.C174]&amp;[.D174]&amp;[Snippets.B$22]&amp;[Snippets.B$23]" table:style-name="ce1">
            <text:p>&lt;item idno="lawa" enabled="1" default="0" value="0"&gt;&lt;labels&gt;&lt;label locale="de_CH" preferred="1"&gt;&lt;name_singular&gt;Lawa&lt;/name_singular&gt;&lt;name_plural&gt;Lawa&lt;/name_plural&gt;&lt;/label&gt;&lt;label locale="fr_CH" preferred="1"&gt;&lt;name_singular&gt;Lawa&lt;/name_singular&gt;&lt;name_plural&gt;Law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Lele" table:formula="of:=[Translations.A175]" table:style-name="ce1">
            <text:p>Lele</text:p>
          </table:table-cell>
          <table:table-cell office:value-type="string" table:style-name="ce1">
            <text:p>lele</text:p>
          </table:table-cell>
          <table:table-cell office:value-type="string" office:string-value="&lt;label locale=&quot;de_CH&quot; preferred=&quot;1&quot;&gt;&lt;name_singular&gt;Lele&lt;/name_singular&gt;&lt;name_plural&gt;Lele&lt;/name_plural&gt;&lt;/label&gt;" table:formula="of:=[Snippets.$B$17]&amp;[Translations.A175]&amp;[Snippets.$C$17]&amp;[Translations.A175]&amp;[Snippets.$D$17]" table:style-name="ce1">
            <text:p>&lt;label locale="de_CH" preferred="1"&gt;&lt;name_singular&gt;Lele&lt;/name_singular&gt;&lt;name_plural&gt;Lele&lt;/name_plural&gt;&lt;/label&gt;</text:p>
          </table:table-cell>
          <table:table-cell office:value-type="string" office:string-value="&lt;label locale=&quot;fr_CH&quot; preferred=&quot;1&quot;&gt;&lt;name_singular&gt;Leele&lt;/name_singular&gt;&lt;name_plural&gt;Leele&lt;/name_plural&gt;&lt;/label&gt;" table:formula="of:=[Snippets.$B$18]&amp;[Translations.B175]&amp;[Snippets.$C$18]&amp;[Translations.B175]&amp;[Snippets.$D$18]" table:style-name="ce1">
            <text:p>&lt;label locale="fr_CH" preferred="1"&gt;&lt;name_singular&gt;Leele&lt;/name_singular&gt;&lt;name_plural&gt;Leele&lt;/name_plural&gt;&lt;/label&gt;</text:p>
          </table:table-cell>
          <table:table-cell office:value-type="string" office:string-value="&lt;item idno=&quot;lele&quot; enabled=&quot;1&quot; default=&quot;0&quot; value=&quot;0&quot;&gt;" table:formula="of:=[Snippets.B$15]&amp;[.B175]&amp;[Snippets.C$15]" table:style-name="ce1">
            <text:p>&lt;item idno="lele" enabled="1" default="0" value="0"&gt;</text:p>
          </table:table-cell>
          <table:table-cell office:value-type="string" office:string-value="&lt;item idno=&quot;lele&quot; enabled=&quot;1&quot; default=&quot;0&quot; value=&quot;0&quot;&gt;&lt;labels&gt;&lt;label locale=&quot;de_CH&quot; preferred=&quot;1&quot;&gt;&lt;name_singular&gt;Lele&lt;/name_singular&gt;&lt;name_plural&gt;Lele&lt;/name_plural&gt;&lt;/label&gt;&lt;label locale=&quot;fr_CH&quot; preferred=&quot;1&quot;&gt;&lt;name_singular&gt;Leele&lt;/name_singular&gt;&lt;name_plural&gt;Leele&lt;/name_plural&gt;&lt;/label&gt;&lt;/labels&gt;&lt;/item&gt;" table:formula="of:=[.E175]&amp;[Snippets.B$16]&amp;[.C175]&amp;[.D175]&amp;[Snippets.B$22]&amp;[Snippets.B$23]" table:style-name="ce1">
            <text:p>&lt;item idno="lele" enabled="1" default="0" value="0"&gt;&lt;labels&gt;&lt;label locale="de_CH" preferred="1"&gt;&lt;name_singular&gt;Lele&lt;/name_singular&gt;&lt;name_plural&gt;Lele&lt;/name_plural&gt;&lt;/label&gt;&lt;label locale="fr_CH" preferred="1"&gt;&lt;name_singular&gt;Leele&lt;/name_singular&gt;&lt;name_plural&gt;Leele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Lengua" table:formula="of:=[Translations.A176]" table:style-name="ce1">
            <text:p>Lengua</text:p>
          </table:table-cell>
          <table:table-cell office:value-type="string" table:style-name="ce1">
            <text:p>lengua</text:p>
          </table:table-cell>
          <table:table-cell office:value-type="string" office:string-value="&lt;label locale=&quot;de_CH&quot; preferred=&quot;1&quot;&gt;&lt;name_singular&gt;Lengua&lt;/name_singular&gt;&lt;name_plural&gt;Lengua&lt;/name_plural&gt;&lt;/label&gt;" table:formula="of:=[Snippets.$B$17]&amp;[Translations.A176]&amp;[Snippets.$C$17]&amp;[Translations.A176]&amp;[Snippets.$D$17]" table:style-name="ce1">
            <text:p>&lt;label locale="de_CH" preferred="1"&gt;&lt;name_singular&gt;Lengua&lt;/name_singular&gt;&lt;name_plural&gt;Lengua&lt;/name_plural&gt;&lt;/label&gt;</text:p>
          </table:table-cell>
          <table:table-cell office:value-type="string" office:string-value="&lt;label locale=&quot;fr_CH&quot; preferred=&quot;1&quot;&gt;&lt;name_singular&gt;Lengua&lt;/name_singular&gt;&lt;name_plural&gt;Lengua&lt;/name_plural&gt;&lt;/label&gt;" table:formula="of:=[Snippets.$B$18]&amp;[Translations.B176]&amp;[Snippets.$C$18]&amp;[Translations.B176]&amp;[Snippets.$D$18]" table:style-name="ce1">
            <text:p>&lt;label locale="fr_CH" preferred="1"&gt;&lt;name_singular&gt;Lengua&lt;/name_singular&gt;&lt;name_plural&gt;Lengua&lt;/name_plural&gt;&lt;/label&gt;</text:p>
          </table:table-cell>
          <table:table-cell office:value-type="string" office:string-value="&lt;item idno=&quot;lengua&quot; enabled=&quot;1&quot; default=&quot;0&quot; value=&quot;0&quot;&gt;" table:formula="of:=[Snippets.B$15]&amp;[.B176]&amp;[Snippets.C$15]" table:style-name="ce1">
            <text:p>&lt;item idno="lengua" enabled="1" default="0" value="0"&gt;</text:p>
          </table:table-cell>
          <table:table-cell office:value-type="string" office:string-value="&lt;item idno=&quot;lengua&quot; enabled=&quot;1&quot; default=&quot;0&quot; value=&quot;0&quot;&gt;&lt;labels&gt;&lt;label locale=&quot;de_CH&quot; preferred=&quot;1&quot;&gt;&lt;name_singular&gt;Lengua&lt;/name_singular&gt;&lt;name_plural&gt;Lengua&lt;/name_plural&gt;&lt;/label&gt;&lt;label locale=&quot;fr_CH&quot; preferred=&quot;1&quot;&gt;&lt;name_singular&gt;Lengua&lt;/name_singular&gt;&lt;name_plural&gt;Lengua&lt;/name_plural&gt;&lt;/label&gt;&lt;/labels&gt;&lt;/item&gt;" table:formula="of:=[.E176]&amp;[Snippets.B$16]&amp;[.C176]&amp;[.D176]&amp;[Snippets.B$22]&amp;[Snippets.B$23]" table:style-name="ce1">
            <text:p>&lt;item idno="lengua" enabled="1" default="0" value="0"&gt;&lt;labels&gt;&lt;label locale="de_CH" preferred="1"&gt;&lt;name_singular&gt;Lengua&lt;/name_singular&gt;&lt;name_plural&gt;Lengua&lt;/name_plural&gt;&lt;/label&gt;&lt;label locale="fr_CH" preferred="1"&gt;&lt;name_singular&gt;Lengua&lt;/name_singular&gt;&lt;name_plural&gt;Lengu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Lobi" table:formula="of:=[Translations.A177]" table:style-name="ce1">
            <text:p>Lobi</text:p>
          </table:table-cell>
          <table:table-cell office:value-type="string" table:style-name="ce1">
            <text:p>lobi</text:p>
          </table:table-cell>
          <table:table-cell office:value-type="string" office:string-value="&lt;label locale=&quot;de_CH&quot; preferred=&quot;1&quot;&gt;&lt;name_singular&gt;Lobi&lt;/name_singular&gt;&lt;name_plural&gt;Lobi&lt;/name_plural&gt;&lt;/label&gt;" table:formula="of:=[Snippets.$B$17]&amp;[Translations.A177]&amp;[Snippets.$C$17]&amp;[Translations.A177]&amp;[Snippets.$D$17]" table:style-name="ce1">
            <text:p>&lt;label locale="de_CH" preferred="1"&gt;&lt;name_singular&gt;Lobi&lt;/name_singular&gt;&lt;name_plural&gt;Lobi&lt;/name_plural&gt;&lt;/label&gt;</text:p>
          </table:table-cell>
          <table:table-cell office:value-type="string" office:string-value="&lt;label locale=&quot;fr_CH&quot; preferred=&quot;1&quot;&gt;&lt;name_singular&gt;Lobi&lt;/name_singular&gt;&lt;name_plural&gt;Lobi&lt;/name_plural&gt;&lt;/label&gt;" table:formula="of:=[Snippets.$B$18]&amp;[Translations.B177]&amp;[Snippets.$C$18]&amp;[Translations.B177]&amp;[Snippets.$D$18]" table:style-name="ce1">
            <text:p>&lt;label locale="fr_CH" preferred="1"&gt;&lt;name_singular&gt;Lobi&lt;/name_singular&gt;&lt;name_plural&gt;Lobi&lt;/name_plural&gt;&lt;/label&gt;</text:p>
          </table:table-cell>
          <table:table-cell office:value-type="string" office:string-value="&lt;item idno=&quot;lobi&quot; enabled=&quot;1&quot; default=&quot;0&quot; value=&quot;0&quot;&gt;" table:formula="of:=[Snippets.B$15]&amp;[.B177]&amp;[Snippets.C$15]" table:style-name="ce1">
            <text:p>&lt;item idno="lobi" enabled="1" default="0" value="0"&gt;</text:p>
          </table:table-cell>
          <table:table-cell office:value-type="string" office:string-value="&lt;item idno=&quot;lobi&quot; enabled=&quot;1&quot; default=&quot;0&quot; value=&quot;0&quot;&gt;&lt;labels&gt;&lt;label locale=&quot;de_CH&quot; preferred=&quot;1&quot;&gt;&lt;name_singular&gt;Lobi&lt;/name_singular&gt;&lt;name_plural&gt;Lobi&lt;/name_plural&gt;&lt;/label&gt;&lt;label locale=&quot;fr_CH&quot; preferred=&quot;1&quot;&gt;&lt;name_singular&gt;Lobi&lt;/name_singular&gt;&lt;name_plural&gt;Lobi&lt;/name_plural&gt;&lt;/label&gt;&lt;/labels&gt;&lt;/item&gt;" table:formula="of:=[.E177]&amp;[Snippets.B$16]&amp;[.C177]&amp;[.D177]&amp;[Snippets.B$22]&amp;[Snippets.B$23]" table:style-name="ce1">
            <text:p>&lt;item idno="lobi" enabled="1" default="0" value="0"&gt;&lt;labels&gt;&lt;label locale="de_CH" preferred="1"&gt;&lt;name_singular&gt;Lobi&lt;/name_singular&gt;&lt;name_plural&gt;Lobi&lt;/name_plural&gt;&lt;/label&gt;&lt;label locale="fr_CH" preferred="1"&gt;&lt;name_singular&gt;Lobi&lt;/name_singular&gt;&lt;name_plural&gt;Lob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Loi" table:formula="of:=[Translations.A178]" table:style-name="ce1">
            <text:p>Loi</text:p>
          </table:table-cell>
          <table:table-cell office:value-type="string" table:style-name="ce1">
            <text:p>loi</text:p>
          </table:table-cell>
          <table:table-cell office:value-type="string" office:string-value="&lt;label locale=&quot;de_CH&quot; preferred=&quot;1&quot;&gt;&lt;name_singular&gt;Loi&lt;/name_singular&gt;&lt;name_plural&gt;Loi&lt;/name_plural&gt;&lt;/label&gt;" table:formula="of:=[Snippets.$B$17]&amp;[Translations.A178]&amp;[Snippets.$C$17]&amp;[Translations.A178]&amp;[Snippets.$D$17]" table:style-name="ce1">
            <text:p>&lt;label locale="de_CH" preferred="1"&gt;&lt;name_singular&gt;Loi&lt;/name_singular&gt;&lt;name_plural&gt;Loi&lt;/name_plural&gt;&lt;/label&gt;</text:p>
          </table:table-cell>
          <table:table-cell office:value-type="string" office:string-value="&lt;label locale=&quot;fr_CH&quot; preferred=&quot;1&quot;&gt;&lt;name_singular&gt;Loi&lt;/name_singular&gt;&lt;name_plural&gt;Loi&lt;/name_plural&gt;&lt;/label&gt;" table:formula="of:=[Snippets.$B$18]&amp;[Translations.B178]&amp;[Snippets.$C$18]&amp;[Translations.B178]&amp;[Snippets.$D$18]" table:style-name="ce1">
            <text:p>&lt;label locale="fr_CH" preferred="1"&gt;&lt;name_singular&gt;Loi&lt;/name_singular&gt;&lt;name_plural&gt;Loi&lt;/name_plural&gt;&lt;/label&gt;</text:p>
          </table:table-cell>
          <table:table-cell office:value-type="string" office:string-value="&lt;item idno=&quot;loi&quot; enabled=&quot;1&quot; default=&quot;0&quot; value=&quot;0&quot;&gt;" table:formula="of:=[Snippets.B$15]&amp;[.B178]&amp;[Snippets.C$15]" table:style-name="ce1">
            <text:p>&lt;item idno="loi" enabled="1" default="0" value="0"&gt;</text:p>
          </table:table-cell>
          <table:table-cell office:value-type="string" office:string-value="&lt;item idno=&quot;loi&quot; enabled=&quot;1&quot; default=&quot;0&quot; value=&quot;0&quot;&gt;&lt;labels&gt;&lt;label locale=&quot;de_CH&quot; preferred=&quot;1&quot;&gt;&lt;name_singular&gt;Loi&lt;/name_singular&gt;&lt;name_plural&gt;Loi&lt;/name_plural&gt;&lt;/label&gt;&lt;label locale=&quot;fr_CH&quot; preferred=&quot;1&quot;&gt;&lt;name_singular&gt;Loi&lt;/name_singular&gt;&lt;name_plural&gt;Loi&lt;/name_plural&gt;&lt;/label&gt;&lt;/labels&gt;&lt;/item&gt;" table:formula="of:=[.E178]&amp;[Snippets.B$16]&amp;[.C178]&amp;[.D178]&amp;[Snippets.B$22]&amp;[Snippets.B$23]" table:style-name="ce1">
            <text:p>&lt;item idno="loi" enabled="1" default="0" value="0"&gt;&lt;labels&gt;&lt;label locale="de_CH" preferred="1"&gt;&lt;name_singular&gt;Loi&lt;/name_singular&gt;&lt;name_plural&gt;Loi&lt;/name_plural&gt;&lt;/label&gt;&lt;label locale="fr_CH" preferred="1"&gt;&lt;name_singular&gt;Loi&lt;/name_singular&gt;&lt;name_plural&gt;Lo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Lolo" table:formula="of:=[Translations.A179]" table:style-name="ce1">
            <text:p>Lolo</text:p>
          </table:table-cell>
          <table:table-cell office:value-type="string" table:style-name="ce1">
            <text:p>lolo</text:p>
          </table:table-cell>
          <table:table-cell office:value-type="string" office:string-value="&lt;label locale=&quot;de_CH&quot; preferred=&quot;1&quot;&gt;&lt;name_singular&gt;Lolo&lt;/name_singular&gt;&lt;name_plural&gt;Lolo&lt;/name_plural&gt;&lt;/label&gt;" table:formula="of:=[Snippets.$B$17]&amp;[Translations.A179]&amp;[Snippets.$C$17]&amp;[Translations.A179]&amp;[Snippets.$D$17]" table:style-name="ce1">
            <text:p>&lt;label locale="de_CH" preferred="1"&gt;&lt;name_singular&gt;Lolo&lt;/name_singular&gt;&lt;name_plural&gt;Lolo&lt;/name_plural&gt;&lt;/label&gt;</text:p>
          </table:table-cell>
          <table:table-cell office:value-type="string" office:string-value="&lt;label locale=&quot;fr_CH&quot; preferred=&quot;1&quot;&gt;&lt;name_singular&gt;Lolo&lt;/name_singular&gt;&lt;name_plural&gt;Lolo&lt;/name_plural&gt;&lt;/label&gt;" table:formula="of:=[Snippets.$B$18]&amp;[Translations.B179]&amp;[Snippets.$C$18]&amp;[Translations.B179]&amp;[Snippets.$D$18]" table:style-name="ce1">
            <text:p>&lt;label locale="fr_CH" preferred="1"&gt;&lt;name_singular&gt;Lolo&lt;/name_singular&gt;&lt;name_plural&gt;Lolo&lt;/name_plural&gt;&lt;/label&gt;</text:p>
          </table:table-cell>
          <table:table-cell office:value-type="string" office:string-value="&lt;item idno=&quot;lolo&quot; enabled=&quot;1&quot; default=&quot;0&quot; value=&quot;0&quot;&gt;" table:formula="of:=[Snippets.B$15]&amp;[.B179]&amp;[Snippets.C$15]" table:style-name="ce1">
            <text:p>&lt;item idno="lolo" enabled="1" default="0" value="0"&gt;</text:p>
          </table:table-cell>
          <table:table-cell office:value-type="string" office:string-value="&lt;item idno=&quot;lolo&quot; enabled=&quot;1&quot; default=&quot;0&quot; value=&quot;0&quot;&gt;&lt;labels&gt;&lt;label locale=&quot;de_CH&quot; preferred=&quot;1&quot;&gt;&lt;name_singular&gt;Lolo&lt;/name_singular&gt;&lt;name_plural&gt;Lolo&lt;/name_plural&gt;&lt;/label&gt;&lt;label locale=&quot;fr_CH&quot; preferred=&quot;1&quot;&gt;&lt;name_singular&gt;Lolo&lt;/name_singular&gt;&lt;name_plural&gt;Lolo&lt;/name_plural&gt;&lt;/label&gt;&lt;/labels&gt;&lt;/item&gt;" table:formula="of:=[.E179]&amp;[Snippets.B$16]&amp;[.C179]&amp;[.D179]&amp;[Snippets.B$22]&amp;[Snippets.B$23]" table:style-name="ce1">
            <text:p>&lt;item idno="lolo" enabled="1" default="0" value="0"&gt;&lt;labels&gt;&lt;label locale="de_CH" preferred="1"&gt;&lt;name_singular&gt;Lolo&lt;/name_singular&gt;&lt;name_plural&gt;Lolo&lt;/name_plural&gt;&lt;/label&gt;&lt;label locale="fr_CH" preferred="1"&gt;&lt;name_singular&gt;Lolo&lt;/name_singular&gt;&lt;name_plural&gt;Lol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Lozi (Barotse)" table:formula="of:=[Translations.A180]" table:style-name="ce1">
            <text:p>Lozi (Barotse)</text:p>
          </table:table-cell>
          <table:table-cell office:value-type="string" table:style-name="ce1">
            <text:p>lozibarotse</text:p>
          </table:table-cell>
          <table:table-cell office:value-type="string" office:string-value="&lt;label locale=&quot;de_CH&quot; preferred=&quot;1&quot;&gt;&lt;name_singular&gt;Lozi (Barotse)&lt;/name_singular&gt;&lt;name_plural&gt;Lozi (Barotse)&lt;/name_plural&gt;&lt;/label&gt;" table:formula="of:=[Snippets.$B$17]&amp;[Translations.A180]&amp;[Snippets.$C$17]&amp;[Translations.A180]&amp;[Snippets.$D$17]" table:style-name="ce1">
            <text:p>&lt;label locale="de_CH" preferred="1"&gt;&lt;name_singular&gt;Lozi (Barotse)&lt;/name_singular&gt;&lt;name_plural&gt;Lozi (Barotse)&lt;/name_plural&gt;&lt;/label&gt;</text:p>
          </table:table-cell>
          <table:table-cell office:value-type="string" office:string-value="&lt;label locale=&quot;fr_CH&quot; preferred=&quot;1&quot;&gt;&lt;name_singular&gt;Lozis&lt;/name_singular&gt;&lt;name_plural&gt;Lozis&lt;/name_plural&gt;&lt;/label&gt;" table:formula="of:=[Snippets.$B$18]&amp;[Translations.B180]&amp;[Snippets.$C$18]&amp;[Translations.B180]&amp;[Snippets.$D$18]" table:style-name="ce1">
            <text:p>&lt;label locale="fr_CH" preferred="1"&gt;&lt;name_singular&gt;Lozis&lt;/name_singular&gt;&lt;name_plural&gt;Lozis&lt;/name_plural&gt;&lt;/label&gt;</text:p>
          </table:table-cell>
          <table:table-cell office:value-type="string" office:string-value="&lt;item idno=&quot;lozibarotse&quot; enabled=&quot;1&quot; default=&quot;0&quot; value=&quot;0&quot;&gt;" table:formula="of:=[Snippets.B$15]&amp;[.B180]&amp;[Snippets.C$15]" table:style-name="ce1">
            <text:p>&lt;item idno="lozibarotse" enabled="1" default="0" value="0"&gt;</text:p>
          </table:table-cell>
          <table:table-cell office:value-type="string" office:string-value="&lt;item idno=&quot;lozibarotse&quot; enabled=&quot;1&quot; default=&quot;0&quot; value=&quot;0&quot;&gt;&lt;labels&gt;&lt;label locale=&quot;de_CH&quot; preferred=&quot;1&quot;&gt;&lt;name_singular&gt;Lozi (Barotse)&lt;/name_singular&gt;&lt;name_plural&gt;Lozi (Barotse)&lt;/name_plural&gt;&lt;/label&gt;&lt;label locale=&quot;fr_CH&quot; preferred=&quot;1&quot;&gt;&lt;name_singular&gt;Lozis&lt;/name_singular&gt;&lt;name_plural&gt;Lozis&lt;/name_plural&gt;&lt;/label&gt;&lt;/labels&gt;&lt;/item&gt;" table:formula="of:=[.E180]&amp;[Snippets.B$16]&amp;[.C180]&amp;[.D180]&amp;[Snippets.B$22]&amp;[Snippets.B$23]" table:style-name="ce1">
            <text:p>&lt;item idno="lozibarotse" enabled="1" default="0" value="0"&gt;&lt;labels&gt;&lt;label locale="de_CH" preferred="1"&gt;&lt;name_singular&gt;Lozi (Barotse)&lt;/name_singular&gt;&lt;name_plural&gt;Lozi (Barotse)&lt;/name_plural&gt;&lt;/label&gt;&lt;label locale="fr_CH" preferred="1"&gt;&lt;name_singular&gt;Lozis&lt;/name_singular&gt;&lt;name_plural&gt;Lozi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Luba" table:formula="of:=[Translations.A181]" table:style-name="ce1">
            <text:p>Luba</text:p>
          </table:table-cell>
          <table:table-cell office:value-type="string" table:style-name="ce1">
            <text:p>luba</text:p>
          </table:table-cell>
          <table:table-cell office:value-type="string" office:string-value="&lt;label locale=&quot;de_CH&quot; preferred=&quot;1&quot;&gt;&lt;name_singular&gt;Luba&lt;/name_singular&gt;&lt;name_plural&gt;Luba&lt;/name_plural&gt;&lt;/label&gt;" table:formula="of:=[Snippets.$B$17]&amp;[Translations.A181]&amp;[Snippets.$C$17]&amp;[Translations.A181]&amp;[Snippets.$D$17]" table:style-name="ce1">
            <text:p>&lt;label locale="de_CH" preferred="1"&gt;&lt;name_singular&gt;Luba&lt;/name_singular&gt;&lt;name_plural&gt;Luba&lt;/name_plural&gt;&lt;/label&gt;</text:p>
          </table:table-cell>
          <table:table-cell office:value-type="string" office:string-value="&lt;label locale=&quot;fr_CH&quot; preferred=&quot;1&quot;&gt;&lt;name_singular&gt;Lubas&lt;/name_singular&gt;&lt;name_plural&gt;Lubas&lt;/name_plural&gt;&lt;/label&gt;" table:formula="of:=[Snippets.$B$18]&amp;[Translations.B181]&amp;[Snippets.$C$18]&amp;[Translations.B181]&amp;[Snippets.$D$18]" table:style-name="ce1">
            <text:p>&lt;label locale="fr_CH" preferred="1"&gt;&lt;name_singular&gt;Lubas&lt;/name_singular&gt;&lt;name_plural&gt;Lubas&lt;/name_plural&gt;&lt;/label&gt;</text:p>
          </table:table-cell>
          <table:table-cell office:value-type="string" office:string-value="&lt;item idno=&quot;luba&quot; enabled=&quot;1&quot; default=&quot;0&quot; value=&quot;0&quot;&gt;" table:formula="of:=[Snippets.B$15]&amp;[.B181]&amp;[Snippets.C$15]" table:style-name="ce1">
            <text:p>&lt;item idno="luba" enabled="1" default="0" value="0"&gt;</text:p>
          </table:table-cell>
          <table:table-cell office:value-type="string" office:string-value="&lt;item idno=&quot;luba&quot; enabled=&quot;1&quot; default=&quot;0&quot; value=&quot;0&quot;&gt;&lt;labels&gt;&lt;label locale=&quot;de_CH&quot; preferred=&quot;1&quot;&gt;&lt;name_singular&gt;Luba&lt;/name_singular&gt;&lt;name_plural&gt;Luba&lt;/name_plural&gt;&lt;/label&gt;&lt;label locale=&quot;fr_CH&quot; preferred=&quot;1&quot;&gt;&lt;name_singular&gt;Lubas&lt;/name_singular&gt;&lt;name_plural&gt;Lubas&lt;/name_plural&gt;&lt;/label&gt;&lt;/labels&gt;&lt;/item&gt;" table:formula="of:=[.E181]&amp;[Snippets.B$16]&amp;[.C181]&amp;[.D181]&amp;[Snippets.B$22]&amp;[Snippets.B$23]" table:style-name="ce1">
            <text:p>&lt;item idno="luba" enabled="1" default="0" value="0"&gt;&lt;labels&gt;&lt;label locale="de_CH" preferred="1"&gt;&lt;name_singular&gt;Luba&lt;/name_singular&gt;&lt;name_plural&gt;Luba&lt;/name_plural&gt;&lt;/label&gt;&lt;label locale="fr_CH" preferred="1"&gt;&lt;name_singular&gt;Lubas&lt;/name_singular&gt;&lt;name_plural&gt;Luba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akassar" table:formula="of:=[Translations.A182]" table:style-name="ce1">
            <text:p>Makassar</text:p>
          </table:table-cell>
          <table:table-cell office:value-type="string" table:style-name="ce1">
            <text:p>makassar</text:p>
          </table:table-cell>
          <table:table-cell office:value-type="string" office:string-value="&lt;label locale=&quot;de_CH&quot; preferred=&quot;1&quot;&gt;&lt;name_singular&gt;Makassar&lt;/name_singular&gt;&lt;name_plural&gt;Makassar&lt;/name_plural&gt;&lt;/label&gt;" table:formula="of:=[Snippets.$B$17]&amp;[Translations.A182]&amp;[Snippets.$C$17]&amp;[Translations.A182]&amp;[Snippets.$D$17]" table:style-name="ce1">
            <text:p>&lt;label locale="de_CH" preferred="1"&gt;&lt;name_singular&gt;Makassar&lt;/name_singular&gt;&lt;name_plural&gt;Makassar&lt;/name_plural&gt;&lt;/label&gt;</text:p>
          </table:table-cell>
          <table:table-cell office:value-type="string" office:string-value="&lt;label locale=&quot;fr_CH&quot; preferred=&quot;1&quot;&gt;&lt;name_singular&gt;Makassar&lt;/name_singular&gt;&lt;name_plural&gt;Makassar&lt;/name_plural&gt;&lt;/label&gt;" table:formula="of:=[Snippets.$B$18]&amp;[Translations.B182]&amp;[Snippets.$C$18]&amp;[Translations.B182]&amp;[Snippets.$D$18]" table:style-name="ce1">
            <text:p>&lt;label locale="fr_CH" preferred="1"&gt;&lt;name_singular&gt;Makassar&lt;/name_singular&gt;&lt;name_plural&gt;Makassar&lt;/name_plural&gt;&lt;/label&gt;</text:p>
          </table:table-cell>
          <table:table-cell office:value-type="string" office:string-value="&lt;item idno=&quot;makassar&quot; enabled=&quot;1&quot; default=&quot;0&quot; value=&quot;0&quot;&gt;" table:formula="of:=[Snippets.B$15]&amp;[.B182]&amp;[Snippets.C$15]" table:style-name="ce1">
            <text:p>&lt;item idno="makassar" enabled="1" default="0" value="0"&gt;</text:p>
          </table:table-cell>
          <table:table-cell office:value-type="string" office:string-value="&lt;item idno=&quot;makassar&quot; enabled=&quot;1&quot; default=&quot;0&quot; value=&quot;0&quot;&gt;&lt;labels&gt;&lt;label locale=&quot;de_CH&quot; preferred=&quot;1&quot;&gt;&lt;name_singular&gt;Makassar&lt;/name_singular&gt;&lt;name_plural&gt;Makassar&lt;/name_plural&gt;&lt;/label&gt;&lt;label locale=&quot;fr_CH&quot; preferred=&quot;1&quot;&gt;&lt;name_singular&gt;Makassar&lt;/name_singular&gt;&lt;name_plural&gt;Makassar&lt;/name_plural&gt;&lt;/label&gt;&lt;/labels&gt;&lt;/item&gt;" table:formula="of:=[.E182]&amp;[Snippets.B$16]&amp;[.C182]&amp;[.D182]&amp;[Snippets.B$22]&amp;[Snippets.B$23]" table:style-name="ce1">
            <text:p>&lt;item idno="makassar" enabled="1" default="0" value="0"&gt;&lt;labels&gt;&lt;label locale="de_CH" preferred="1"&gt;&lt;name_singular&gt;Makassar&lt;/name_singular&gt;&lt;name_plural&gt;Makassar&lt;/name_plural&gt;&lt;/label&gt;&lt;label locale="fr_CH" preferred="1"&gt;&lt;name_singular&gt;Makassar&lt;/name_singular&gt;&lt;name_plural&gt;Makassar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akonde" table:formula="of:=[Translations.A183]" table:style-name="ce1">
            <text:p>Makonde</text:p>
          </table:table-cell>
          <table:table-cell office:value-type="string" table:style-name="ce1">
            <text:p>makonde</text:p>
          </table:table-cell>
          <table:table-cell office:value-type="string" office:string-value="&lt;label locale=&quot;de_CH&quot; preferred=&quot;1&quot;&gt;&lt;name_singular&gt;Makonde&lt;/name_singular&gt;&lt;name_plural&gt;Makonde&lt;/name_plural&gt;&lt;/label&gt;" table:formula="of:=[Snippets.$B$17]&amp;[Translations.A183]&amp;[Snippets.$C$17]&amp;[Translations.A183]&amp;[Snippets.$D$17]" table:style-name="ce1">
            <text:p>&lt;label locale="de_CH" preferred="1"&gt;&lt;name_singular&gt;Makonde&lt;/name_singular&gt;&lt;name_plural&gt;Makonde&lt;/name_plural&gt;&lt;/label&gt;</text:p>
          </table:table-cell>
          <table:table-cell office:value-type="string" office:string-value="&lt;label locale=&quot;fr_CH&quot; preferred=&quot;1&quot;&gt;&lt;name_singular&gt;Makondés&lt;/name_singular&gt;&lt;name_plural&gt;Makondés&lt;/name_plural&gt;&lt;/label&gt;" table:formula="of:=[Snippets.$B$18]&amp;[Translations.B183]&amp;[Snippets.$C$18]&amp;[Translations.B183]&amp;[Snippets.$D$18]" table:style-name="ce1">
            <text:p>&lt;label locale="fr_CH" preferred="1"&gt;&lt;name_singular&gt;Makondés&lt;/name_singular&gt;&lt;name_plural&gt;Makondés&lt;/name_plural&gt;&lt;/label&gt;</text:p>
          </table:table-cell>
          <table:table-cell office:value-type="string" office:string-value="&lt;item idno=&quot;makonde&quot; enabled=&quot;1&quot; default=&quot;0&quot; value=&quot;0&quot;&gt;" table:formula="of:=[Snippets.B$15]&amp;[.B183]&amp;[Snippets.C$15]" table:style-name="ce1">
            <text:p>&lt;item idno="makonde" enabled="1" default="0" value="0"&gt;</text:p>
          </table:table-cell>
          <table:table-cell office:value-type="string" office:string-value="&lt;item idno=&quot;makonde&quot; enabled=&quot;1&quot; default=&quot;0&quot; value=&quot;0&quot;&gt;&lt;labels&gt;&lt;label locale=&quot;de_CH&quot; preferred=&quot;1&quot;&gt;&lt;name_singular&gt;Makonde&lt;/name_singular&gt;&lt;name_plural&gt;Makonde&lt;/name_plural&gt;&lt;/label&gt;&lt;label locale=&quot;fr_CH&quot; preferred=&quot;1&quot;&gt;&lt;name_singular&gt;Makondés&lt;/name_singular&gt;&lt;name_plural&gt;Makondés&lt;/name_plural&gt;&lt;/label&gt;&lt;/labels&gt;&lt;/item&gt;" table:formula="of:=[.E183]&amp;[Snippets.B$16]&amp;[.C183]&amp;[.D183]&amp;[Snippets.B$22]&amp;[Snippets.B$23]" table:style-name="ce1">
            <text:p>&lt;item idno="makonde" enabled="1" default="0" value="0"&gt;&lt;labels&gt;&lt;label locale="de_CH" preferred="1"&gt;&lt;name_singular&gt;Makonde&lt;/name_singular&gt;&lt;name_plural&gt;Makonde&lt;/name_plural&gt;&lt;/label&gt;&lt;label locale="fr_CH" preferred="1"&gt;&lt;name_singular&gt;Makondés&lt;/name_singular&gt;&lt;name_plural&gt;Makondé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alinke" table:formula="of:=[Translations.A184]" table:style-name="ce1">
            <text:p>Malinke</text:p>
          </table:table-cell>
          <table:table-cell office:value-type="string" table:style-name="ce1">
            <text:p>malinke</text:p>
          </table:table-cell>
          <table:table-cell office:value-type="string" office:string-value="&lt;label locale=&quot;de_CH&quot; preferred=&quot;1&quot;&gt;&lt;name_singular&gt;Malinke&lt;/name_singular&gt;&lt;name_plural&gt;Malinke&lt;/name_plural&gt;&lt;/label&gt;" table:formula="of:=[Snippets.$B$17]&amp;[Translations.A184]&amp;[Snippets.$C$17]&amp;[Translations.A184]&amp;[Snippets.$D$17]" table:style-name="ce1">
            <text:p>&lt;label locale="de_CH" preferred="1"&gt;&lt;name_singular&gt;Malinke&lt;/name_singular&gt;&lt;name_plural&gt;Malinke&lt;/name_plural&gt;&lt;/label&gt;</text:p>
          </table:table-cell>
          <table:table-cell office:value-type="string" office:string-value="&lt;label locale=&quot;fr_CH&quot; preferred=&quot;1&quot;&gt;&lt;name_singular&gt;Malinke&lt;/name_singular&gt;&lt;name_plural&gt;Malinke&lt;/name_plural&gt;&lt;/label&gt;" table:formula="of:=[Snippets.$B$18]&amp;[Translations.B184]&amp;[Snippets.$C$18]&amp;[Translations.B184]&amp;[Snippets.$D$18]" table:style-name="ce1">
            <text:p>&lt;label locale="fr_CH" preferred="1"&gt;&lt;name_singular&gt;Malinke&lt;/name_singular&gt;&lt;name_plural&gt;Malinke&lt;/name_plural&gt;&lt;/label&gt;</text:p>
          </table:table-cell>
          <table:table-cell office:value-type="string" office:string-value="&lt;item idno=&quot;malinke&quot; enabled=&quot;1&quot; default=&quot;0&quot; value=&quot;0&quot;&gt;" table:formula="of:=[Snippets.B$15]&amp;[.B184]&amp;[Snippets.C$15]" table:style-name="ce1">
            <text:p>&lt;item idno="malinke" enabled="1" default="0" value="0"&gt;</text:p>
          </table:table-cell>
          <table:table-cell office:value-type="string" office:string-value="&lt;item idno=&quot;malinke&quot; enabled=&quot;1&quot; default=&quot;0&quot; value=&quot;0&quot;&gt;&lt;labels&gt;&lt;label locale=&quot;de_CH&quot; preferred=&quot;1&quot;&gt;&lt;name_singular&gt;Malinke&lt;/name_singular&gt;&lt;name_plural&gt;Malinke&lt;/name_plural&gt;&lt;/label&gt;&lt;label locale=&quot;fr_CH&quot; preferred=&quot;1&quot;&gt;&lt;name_singular&gt;Malinke&lt;/name_singular&gt;&lt;name_plural&gt;Malinke&lt;/name_plural&gt;&lt;/label&gt;&lt;/labels&gt;&lt;/item&gt;" table:formula="of:=[.E184]&amp;[Snippets.B$16]&amp;[.C184]&amp;[.D184]&amp;[Snippets.B$22]&amp;[Snippets.B$23]" table:style-name="ce1">
            <text:p>&lt;item idno="malinke" enabled="1" default="0" value="0"&gt;&lt;labels&gt;&lt;label locale="de_CH" preferred="1"&gt;&lt;name_singular&gt;Malinke&lt;/name_singular&gt;&lt;name_plural&gt;Malinke&lt;/name_plural&gt;&lt;/label&gt;&lt;label locale="fr_CH" preferred="1"&gt;&lt;name_singular&gt;Malinke&lt;/name_singular&gt;&lt;name_plural&gt;Malinke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andingo" table:formula="of:=[Translations.A185]" table:style-name="ce1">
            <text:p>Mandingo</text:p>
          </table:table-cell>
          <table:table-cell office:value-type="string" table:style-name="ce1">
            <text:p>mandingo</text:p>
          </table:table-cell>
          <table:table-cell office:value-type="string" office:string-value="&lt;label locale=&quot;de_CH&quot; preferred=&quot;1&quot;&gt;&lt;name_singular&gt;Mandingo&lt;/name_singular&gt;&lt;name_plural&gt;Mandingo&lt;/name_plural&gt;&lt;/label&gt;" table:formula="of:=[Snippets.$B$17]&amp;[Translations.A185]&amp;[Snippets.$C$17]&amp;[Translations.A185]&amp;[Snippets.$D$17]" table:style-name="ce1">
            <text:p>&lt;label locale="de_CH" preferred="1"&gt;&lt;name_singular&gt;Mandingo&lt;/name_singular&gt;&lt;name_plural&gt;Mandingo&lt;/name_plural&gt;&lt;/label&gt;</text:p>
          </table:table-cell>
          <table:table-cell office:value-type="string" office:string-value="&lt;label locale=&quot;fr_CH&quot; preferred=&quot;1&quot;&gt;&lt;name_singular&gt;Mandingue&lt;/name_singular&gt;&lt;name_plural&gt;Mandingue&lt;/name_plural&gt;&lt;/label&gt;" table:formula="of:=[Snippets.$B$18]&amp;[Translations.B185]&amp;[Snippets.$C$18]&amp;[Translations.B185]&amp;[Snippets.$D$18]" table:style-name="ce1">
            <text:p>&lt;label locale="fr_CH" preferred="1"&gt;&lt;name_singular&gt;Mandingue&lt;/name_singular&gt;&lt;name_plural&gt;Mandingue&lt;/name_plural&gt;&lt;/label&gt;</text:p>
          </table:table-cell>
          <table:table-cell office:value-type="string" office:string-value="&lt;item idno=&quot;mandingo&quot; enabled=&quot;1&quot; default=&quot;0&quot; value=&quot;0&quot;&gt;" table:formula="of:=[Snippets.B$15]&amp;[.B185]&amp;[Snippets.C$15]" table:style-name="ce1">
            <text:p>&lt;item idno="mandingo" enabled="1" default="0" value="0"&gt;</text:p>
          </table:table-cell>
          <table:table-cell office:value-type="string" office:string-value="&lt;item idno=&quot;mandingo&quot; enabled=&quot;1&quot; default=&quot;0&quot; value=&quot;0&quot;&gt;&lt;labels&gt;&lt;label locale=&quot;de_CH&quot; preferred=&quot;1&quot;&gt;&lt;name_singular&gt;Mandingo&lt;/name_singular&gt;&lt;name_plural&gt;Mandingo&lt;/name_plural&gt;&lt;/label&gt;&lt;label locale=&quot;fr_CH&quot; preferred=&quot;1&quot;&gt;&lt;name_singular&gt;Mandingue&lt;/name_singular&gt;&lt;name_plural&gt;Mandingue&lt;/name_plural&gt;&lt;/label&gt;&lt;/labels&gt;&lt;/item&gt;" table:formula="of:=[.E185]&amp;[Snippets.B$16]&amp;[.C185]&amp;[.D185]&amp;[Snippets.B$22]&amp;[Snippets.B$23]" table:style-name="ce1">
            <text:p>&lt;item idno="mandingo" enabled="1" default="0" value="0"&gt;&lt;labels&gt;&lt;label locale="de_CH" preferred="1"&gt;&lt;name_singular&gt;Mandingo&lt;/name_singular&gt;&lt;name_plural&gt;Mandingo&lt;/name_plural&gt;&lt;/label&gt;&lt;label locale="fr_CH" preferred="1"&gt;&lt;name_singular&gt;Mandingue&lt;/name_singular&gt;&lt;name_plural&gt;Mandingue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andschu" table:formula="of:=[Translations.A186]" table:style-name="ce1">
            <text:p>Mandschu</text:p>
          </table:table-cell>
          <table:table-cell office:value-type="string" table:style-name="ce1">
            <text:p>mandschu</text:p>
          </table:table-cell>
          <table:table-cell office:value-type="string" office:string-value="&lt;label locale=&quot;de_CH&quot; preferred=&quot;1&quot;&gt;&lt;name_singular&gt;Mandschu&lt;/name_singular&gt;&lt;name_plural&gt;Mandschu&lt;/name_plural&gt;&lt;/label&gt;" table:formula="of:=[Snippets.$B$17]&amp;[Translations.A186]&amp;[Snippets.$C$17]&amp;[Translations.A186]&amp;[Snippets.$D$17]" table:style-name="ce1">
            <text:p>&lt;label locale="de_CH" preferred="1"&gt;&lt;name_singular&gt;Mandschu&lt;/name_singular&gt;&lt;name_plural&gt;Mandschu&lt;/name_plural&gt;&lt;/label&gt;</text:p>
          </table:table-cell>
          <table:table-cell office:value-type="string" office:string-value="&lt;label locale=&quot;fr_CH&quot; preferred=&quot;1&quot;&gt;&lt;name_singular&gt;Mandchous&lt;/name_singular&gt;&lt;name_plural&gt;Mandchous&lt;/name_plural&gt;&lt;/label&gt;" table:formula="of:=[Snippets.$B$18]&amp;[Translations.B186]&amp;[Snippets.$C$18]&amp;[Translations.B186]&amp;[Snippets.$D$18]" table:style-name="ce1">
            <text:p>&lt;label locale="fr_CH" preferred="1"&gt;&lt;name_singular&gt;Mandchous&lt;/name_singular&gt;&lt;name_plural&gt;Mandchous&lt;/name_plural&gt;&lt;/label&gt;</text:p>
          </table:table-cell>
          <table:table-cell office:value-type="string" office:string-value="&lt;item idno=&quot;mandschu&quot; enabled=&quot;1&quot; default=&quot;0&quot; value=&quot;0&quot;&gt;" table:formula="of:=[Snippets.B$15]&amp;[.B186]&amp;[Snippets.C$15]" table:style-name="ce1">
            <text:p>&lt;item idno="mandschu" enabled="1" default="0" value="0"&gt;</text:p>
          </table:table-cell>
          <table:table-cell office:value-type="string" office:string-value="&lt;item idno=&quot;mandschu&quot; enabled=&quot;1&quot; default=&quot;0&quot; value=&quot;0&quot;&gt;&lt;labels&gt;&lt;label locale=&quot;de_CH&quot; preferred=&quot;1&quot;&gt;&lt;name_singular&gt;Mandschu&lt;/name_singular&gt;&lt;name_plural&gt;Mandschu&lt;/name_plural&gt;&lt;/label&gt;&lt;label locale=&quot;fr_CH&quot; preferred=&quot;1&quot;&gt;&lt;name_singular&gt;Mandchous&lt;/name_singular&gt;&lt;name_plural&gt;Mandchous&lt;/name_plural&gt;&lt;/label&gt;&lt;/labels&gt;&lt;/item&gt;" table:formula="of:=[.E186]&amp;[Snippets.B$16]&amp;[.C186]&amp;[.D186]&amp;[Snippets.B$22]&amp;[Snippets.B$23]" table:style-name="ce1">
            <text:p>&lt;item idno="mandschu" enabled="1" default="0" value="0"&gt;&lt;labels&gt;&lt;label locale="de_CH" preferred="1"&gt;&lt;name_singular&gt;Mandschu&lt;/name_singular&gt;&lt;name_plural&gt;Mandschu&lt;/name_plural&gt;&lt;/label&gt;&lt;label locale="fr_CH" preferred="1"&gt;&lt;name_singular&gt;Mandchous&lt;/name_singular&gt;&lt;name_plural&gt;Mandchou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angbetu" table:formula="of:=[Translations.A187]" table:style-name="ce1">
            <text:p>Mangbetu</text:p>
          </table:table-cell>
          <table:table-cell office:value-type="string" table:style-name="ce1">
            <text:p>mangbetu</text:p>
          </table:table-cell>
          <table:table-cell office:value-type="string" office:string-value="&lt;label locale=&quot;de_CH&quot; preferred=&quot;1&quot;&gt;&lt;name_singular&gt;Mangbetu&lt;/name_singular&gt;&lt;name_plural&gt;Mangbetu&lt;/name_plural&gt;&lt;/label&gt;" table:formula="of:=[Snippets.$B$17]&amp;[Translations.A187]&amp;[Snippets.$C$17]&amp;[Translations.A187]&amp;[Snippets.$D$17]" table:style-name="ce1">
            <text:p>&lt;label locale="de_CH" preferred="1"&gt;&lt;name_singular&gt;Mangbetu&lt;/name_singular&gt;&lt;name_plural&gt;Mangbetu&lt;/name_plural&gt;&lt;/label&gt;</text:p>
          </table:table-cell>
          <table:table-cell office:value-type="string" office:string-value="&lt;label locale=&quot;fr_CH&quot; preferred=&quot;1&quot;&gt;&lt;name_singular&gt;Mangbetu&lt;/name_singular&gt;&lt;name_plural&gt;Mangbetu&lt;/name_plural&gt;&lt;/label&gt;" table:formula="of:=[Snippets.$B$18]&amp;[Translations.B187]&amp;[Snippets.$C$18]&amp;[Translations.B187]&amp;[Snippets.$D$18]" table:style-name="ce1">
            <text:p>&lt;label locale="fr_CH" preferred="1"&gt;&lt;name_singular&gt;Mangbetu&lt;/name_singular&gt;&lt;name_plural&gt;Mangbetu&lt;/name_plural&gt;&lt;/label&gt;</text:p>
          </table:table-cell>
          <table:table-cell office:value-type="string" office:string-value="&lt;item idno=&quot;mangbetu&quot; enabled=&quot;1&quot; default=&quot;0&quot; value=&quot;0&quot;&gt;" table:formula="of:=[Snippets.B$15]&amp;[.B187]&amp;[Snippets.C$15]" table:style-name="ce1">
            <text:p>&lt;item idno="mangbetu" enabled="1" default="0" value="0"&gt;</text:p>
          </table:table-cell>
          <table:table-cell office:value-type="string" office:string-value="&lt;item idno=&quot;mangbetu&quot; enabled=&quot;1&quot; default=&quot;0&quot; value=&quot;0&quot;&gt;&lt;labels&gt;&lt;label locale=&quot;de_CH&quot; preferred=&quot;1&quot;&gt;&lt;name_singular&gt;Mangbetu&lt;/name_singular&gt;&lt;name_plural&gt;Mangbetu&lt;/name_plural&gt;&lt;/label&gt;&lt;label locale=&quot;fr_CH&quot; preferred=&quot;1&quot;&gt;&lt;name_singular&gt;Mangbetu&lt;/name_singular&gt;&lt;name_plural&gt;Mangbetu&lt;/name_plural&gt;&lt;/label&gt;&lt;/labels&gt;&lt;/item&gt;" table:formula="of:=[.E187]&amp;[Snippets.B$16]&amp;[.C187]&amp;[.D187]&amp;[Snippets.B$22]&amp;[Snippets.B$23]" table:style-name="ce1">
            <text:p>&lt;item idno="mangbetu" enabled="1" default="0" value="0"&gt;&lt;labels&gt;&lt;label locale="de_CH" preferred="1"&gt;&lt;name_singular&gt;Mangbetu&lt;/name_singular&gt;&lt;name_plural&gt;Mangbetu&lt;/name_plural&gt;&lt;/label&gt;&lt;label locale="fr_CH" preferred="1"&gt;&lt;name_singular&gt;Mangbetu&lt;/name_singular&gt;&lt;name_plural&gt;Mangbetu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ankanja" table:formula="of:=[Translations.A188]" table:style-name="ce1">
            <text:p>Mankanja</text:p>
          </table:table-cell>
          <table:table-cell office:value-type="string" table:style-name="ce1">
            <text:p>mankanja</text:p>
          </table:table-cell>
          <table:table-cell office:value-type="string" office:string-value="&lt;label locale=&quot;de_CH&quot; preferred=&quot;1&quot;&gt;&lt;name_singular&gt;Mankanja&lt;/name_singular&gt;&lt;name_plural&gt;Mankanja&lt;/name_plural&gt;&lt;/label&gt;" table:formula="of:=[Snippets.$B$17]&amp;[Translations.A188]&amp;[Snippets.$C$17]&amp;[Translations.A188]&amp;[Snippets.$D$17]" table:style-name="ce1">
            <text:p>&lt;label locale="de_CH" preferred="1"&gt;&lt;name_singular&gt;Mankanja&lt;/name_singular&gt;&lt;name_plural&gt;Mankanja&lt;/name_plural&gt;&lt;/label&gt;</text:p>
          </table:table-cell>
          <table:table-cell office:value-type="string" office:string-value="&lt;label locale=&quot;fr_CH&quot; preferred=&quot;1&quot;&gt;&lt;name_singular&gt;Mancagnes&lt;/name_singular&gt;&lt;name_plural&gt;Mancagnes&lt;/name_plural&gt;&lt;/label&gt;" table:formula="of:=[Snippets.$B$18]&amp;[Translations.B188]&amp;[Snippets.$C$18]&amp;[Translations.B188]&amp;[Snippets.$D$18]" table:style-name="ce1">
            <text:p>&lt;label locale="fr_CH" preferred="1"&gt;&lt;name_singular&gt;Mancagnes&lt;/name_singular&gt;&lt;name_plural&gt;Mancagnes&lt;/name_plural&gt;&lt;/label&gt;</text:p>
          </table:table-cell>
          <table:table-cell office:value-type="string" office:string-value="&lt;item idno=&quot;mankanja&quot; enabled=&quot;1&quot; default=&quot;0&quot; value=&quot;0&quot;&gt;" table:formula="of:=[Snippets.B$15]&amp;[.B188]&amp;[Snippets.C$15]" table:style-name="ce1">
            <text:p>&lt;item idno="mankanja" enabled="1" default="0" value="0"&gt;</text:p>
          </table:table-cell>
          <table:table-cell office:value-type="string" office:string-value="&lt;item idno=&quot;mankanja&quot; enabled=&quot;1&quot; default=&quot;0&quot; value=&quot;0&quot;&gt;&lt;labels&gt;&lt;label locale=&quot;de_CH&quot; preferred=&quot;1&quot;&gt;&lt;name_singular&gt;Mankanja&lt;/name_singular&gt;&lt;name_plural&gt;Mankanja&lt;/name_plural&gt;&lt;/label&gt;&lt;label locale=&quot;fr_CH&quot; preferred=&quot;1&quot;&gt;&lt;name_singular&gt;Mancagnes&lt;/name_singular&gt;&lt;name_plural&gt;Mancagnes&lt;/name_plural&gt;&lt;/label&gt;&lt;/labels&gt;&lt;/item&gt;" table:formula="of:=[.E188]&amp;[Snippets.B$16]&amp;[.C188]&amp;[.D188]&amp;[Snippets.B$22]&amp;[Snippets.B$23]" table:style-name="ce1">
            <text:p>&lt;item idno="mankanja" enabled="1" default="0" value="0"&gt;&lt;labels&gt;&lt;label locale="de_CH" preferred="1"&gt;&lt;name_singular&gt;Mankanja&lt;/name_singular&gt;&lt;name_plural&gt;Mankanja&lt;/name_plural&gt;&lt;/label&gt;&lt;label locale="fr_CH" preferred="1"&gt;&lt;name_singular&gt;Mancagnes&lt;/name_singular&gt;&lt;name_plural&gt;Mancagn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anta" table:formula="of:=[Translations.A189]" table:style-name="ce1">
            <text:p>Manta</text:p>
          </table:table-cell>
          <table:table-cell office:value-type="string" table:style-name="ce1">
            <text:p>manta</text:p>
          </table:table-cell>
          <table:table-cell office:value-type="string" office:string-value="&lt;label locale=&quot;de_CH&quot; preferred=&quot;1&quot;&gt;&lt;name_singular&gt;Manta&lt;/name_singular&gt;&lt;name_plural&gt;Manta&lt;/name_plural&gt;&lt;/label&gt;" table:formula="of:=[Snippets.$B$17]&amp;[Translations.A189]&amp;[Snippets.$C$17]&amp;[Translations.A189]&amp;[Snippets.$D$17]" table:style-name="ce1">
            <text:p>&lt;label locale="de_CH" preferred="1"&gt;&lt;name_singular&gt;Manta&lt;/name_singular&gt;&lt;name_plural&gt;Manta&lt;/name_plural&gt;&lt;/label&gt;</text:p>
          </table:table-cell>
          <table:table-cell office:value-type="string" office:string-value="&lt;label locale=&quot;fr_CH&quot; preferred=&quot;1&quot;&gt;&lt;name_singular&gt;Manta&lt;/name_singular&gt;&lt;name_plural&gt;Manta&lt;/name_plural&gt;&lt;/label&gt;" table:formula="of:=[Snippets.$B$18]&amp;[Translations.B189]&amp;[Snippets.$C$18]&amp;[Translations.B189]&amp;[Snippets.$D$18]" table:style-name="ce1">
            <text:p>&lt;label locale="fr_CH" preferred="1"&gt;&lt;name_singular&gt;Manta&lt;/name_singular&gt;&lt;name_plural&gt;Manta&lt;/name_plural&gt;&lt;/label&gt;</text:p>
          </table:table-cell>
          <table:table-cell office:value-type="string" office:string-value="&lt;item idno=&quot;manta&quot; enabled=&quot;1&quot; default=&quot;0&quot; value=&quot;0&quot;&gt;" table:formula="of:=[Snippets.B$15]&amp;[.B189]&amp;[Snippets.C$15]" table:style-name="ce1">
            <text:p>&lt;item idno="manta" enabled="1" default="0" value="0"&gt;</text:p>
          </table:table-cell>
          <table:table-cell office:value-type="string" office:string-value="&lt;item idno=&quot;manta&quot; enabled=&quot;1&quot; default=&quot;0&quot; value=&quot;0&quot;&gt;&lt;labels&gt;&lt;label locale=&quot;de_CH&quot; preferred=&quot;1&quot;&gt;&lt;name_singular&gt;Manta&lt;/name_singular&gt;&lt;name_plural&gt;Manta&lt;/name_plural&gt;&lt;/label&gt;&lt;label locale=&quot;fr_CH&quot; preferred=&quot;1&quot;&gt;&lt;name_singular&gt;Manta&lt;/name_singular&gt;&lt;name_plural&gt;Manta&lt;/name_plural&gt;&lt;/label&gt;&lt;/labels&gt;&lt;/item&gt;" table:formula="of:=[.E189]&amp;[Snippets.B$16]&amp;[.C189]&amp;[.D189]&amp;[Snippets.B$22]&amp;[Snippets.B$23]" table:style-name="ce1">
            <text:p>&lt;item idno="manta" enabled="1" default="0" value="0"&gt;&lt;labels&gt;&lt;label locale="de_CH" preferred="1"&gt;&lt;name_singular&gt;Manta&lt;/name_singular&gt;&lt;name_plural&gt;Manta&lt;/name_plural&gt;&lt;/label&gt;&lt;label locale="fr_CH" preferred="1"&gt;&lt;name_singular&gt;Manta&lt;/name_singular&gt;&lt;name_plural&gt;Mant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āori" table:formula="of:=[Translations.A190]" table:style-name="ce1">
            <text:p>Māori</text:p>
          </table:table-cell>
          <table:table-cell office:value-type="string" table:style-name="ce1">
            <text:p>mori</text:p>
          </table:table-cell>
          <table:table-cell office:value-type="string" office:string-value="&lt;label locale=&quot;de_CH&quot; preferred=&quot;1&quot;&gt;&lt;name_singular&gt;Māori&lt;/name_singular&gt;&lt;name_plural&gt;Māori&lt;/name_plural&gt;&lt;/label&gt;" table:formula="of:=[Snippets.$B$17]&amp;[Translations.A190]&amp;[Snippets.$C$17]&amp;[Translations.A190]&amp;[Snippets.$D$17]" table:style-name="ce1">
            <text:p>&lt;label locale="de_CH" preferred="1"&gt;&lt;name_singular&gt;Māori&lt;/name_singular&gt;&lt;name_plural&gt;Māori&lt;/name_plural&gt;&lt;/label&gt;</text:p>
          </table:table-cell>
          <table:table-cell office:value-type="string" office:string-value="&lt;label locale=&quot;fr_CH&quot; preferred=&quot;1&quot;&gt;&lt;name_singular&gt;Māori&lt;/name_singular&gt;&lt;name_plural&gt;Māori&lt;/name_plural&gt;&lt;/label&gt;" table:formula="of:=[Snippets.$B$18]&amp;[Translations.B190]&amp;[Snippets.$C$18]&amp;[Translations.B190]&amp;[Snippets.$D$18]" table:style-name="ce1">
            <text:p>&lt;label locale="fr_CH" preferred="1"&gt;&lt;name_singular&gt;Māori&lt;/name_singular&gt;&lt;name_plural&gt;Māori&lt;/name_plural&gt;&lt;/label&gt;</text:p>
          </table:table-cell>
          <table:table-cell office:value-type="string" office:string-value="&lt;item idno=&quot;mori&quot; enabled=&quot;1&quot; default=&quot;0&quot; value=&quot;0&quot;&gt;" table:formula="of:=[Snippets.B$15]&amp;[.B190]&amp;[Snippets.C$15]" table:style-name="ce1">
            <text:p>&lt;item idno="mori" enabled="1" default="0" value="0"&gt;</text:p>
          </table:table-cell>
          <table:table-cell office:value-type="string" office:string-value="&lt;item idno=&quot;mori&quot; enabled=&quot;1&quot; default=&quot;0&quot; value=&quot;0&quot;&gt;&lt;labels&gt;&lt;label locale=&quot;de_CH&quot; preferred=&quot;1&quot;&gt;&lt;name_singular&gt;Māori&lt;/name_singular&gt;&lt;name_plural&gt;Māori&lt;/name_plural&gt;&lt;/label&gt;&lt;label locale=&quot;fr_CH&quot; preferred=&quot;1&quot;&gt;&lt;name_singular&gt;Māori&lt;/name_singular&gt;&lt;name_plural&gt;Māori&lt;/name_plural&gt;&lt;/label&gt;&lt;/labels&gt;&lt;/item&gt;" table:formula="of:=[.E190]&amp;[Snippets.B$16]&amp;[.C190]&amp;[.D190]&amp;[Snippets.B$22]&amp;[Snippets.B$23]" table:style-name="ce1">
            <text:p>&lt;item idno="mori" enabled="1" default="0" value="0"&gt;&lt;labels&gt;&lt;label locale="de_CH" preferred="1"&gt;&lt;name_singular&gt;Māori&lt;/name_singular&gt;&lt;name_plural&gt;Māori&lt;/name_plural&gt;&lt;/label&gt;&lt;label locale="fr_CH" preferred="1"&gt;&lt;name_singular&gt;Māori&lt;/name_singular&gt;&lt;name_plural&gt;Māor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arind-anim" table:formula="of:=[Translations.A191]" table:style-name="ce1">
            <text:p>Marind-anim</text:p>
          </table:table-cell>
          <table:table-cell office:value-type="string" table:style-name="ce1">
            <text:p>marindanim</text:p>
          </table:table-cell>
          <table:table-cell office:value-type="string" office:string-value="&lt;label locale=&quot;de_CH&quot; preferred=&quot;1&quot;&gt;&lt;name_singular&gt;Marind-anim&lt;/name_singular&gt;&lt;name_plural&gt;Marind-anim&lt;/name_plural&gt;&lt;/label&gt;" table:formula="of:=[Snippets.$B$17]&amp;[Translations.A191]&amp;[Snippets.$C$17]&amp;[Translations.A191]&amp;[Snippets.$D$17]" table:style-name="ce1">
            <text:p>&lt;label locale="de_CH" preferred="1"&gt;&lt;name_singular&gt;Marind-anim&lt;/name_singular&gt;&lt;name_plural&gt;Marind-anim&lt;/name_plural&gt;&lt;/label&gt;</text:p>
          </table:table-cell>
          <table:table-cell office:value-type="string" office:string-value="&lt;label locale=&quot;fr_CH&quot; preferred=&quot;1&quot;&gt;&lt;name_singular&gt;Marind-anim&lt;/name_singular&gt;&lt;name_plural&gt;Marind-anim&lt;/name_plural&gt;&lt;/label&gt;" table:formula="of:=[Snippets.$B$18]&amp;[Translations.B191]&amp;[Snippets.$C$18]&amp;[Translations.B191]&amp;[Snippets.$D$18]" table:style-name="ce1">
            <text:p>&lt;label locale="fr_CH" preferred="1"&gt;&lt;name_singular&gt;Marind-anim&lt;/name_singular&gt;&lt;name_plural&gt;Marind-anim&lt;/name_plural&gt;&lt;/label&gt;</text:p>
          </table:table-cell>
          <table:table-cell office:value-type="string" office:string-value="&lt;item idno=&quot;marindanim&quot; enabled=&quot;1&quot; default=&quot;0&quot; value=&quot;0&quot;&gt;" table:formula="of:=[Snippets.B$15]&amp;[.B191]&amp;[Snippets.C$15]" table:style-name="ce1">
            <text:p>&lt;item idno="marindanim" enabled="1" default="0" value="0"&gt;</text:p>
          </table:table-cell>
          <table:table-cell office:value-type="string" office:string-value="&lt;item idno=&quot;marindanim&quot; enabled=&quot;1&quot; default=&quot;0&quot; value=&quot;0&quot;&gt;&lt;labels&gt;&lt;label locale=&quot;de_CH&quot; preferred=&quot;1&quot;&gt;&lt;name_singular&gt;Marind-anim&lt;/name_singular&gt;&lt;name_plural&gt;Marind-anim&lt;/name_plural&gt;&lt;/label&gt;&lt;label locale=&quot;fr_CH&quot; preferred=&quot;1&quot;&gt;&lt;name_singular&gt;Marind-anim&lt;/name_singular&gt;&lt;name_plural&gt;Marind-anim&lt;/name_plural&gt;&lt;/label&gt;&lt;/labels&gt;&lt;/item&gt;" table:formula="of:=[.E191]&amp;[Snippets.B$16]&amp;[.C191]&amp;[.D191]&amp;[Snippets.B$22]&amp;[Snippets.B$23]" table:style-name="ce1">
            <text:p>&lt;item idno="marindanim" enabled="1" default="0" value="0"&gt;&lt;labels&gt;&lt;label locale="de_CH" preferred="1"&gt;&lt;name_singular&gt;Marind-anim&lt;/name_singular&gt;&lt;name_plural&gt;Marind-anim&lt;/name_plural&gt;&lt;/label&gt;&lt;label locale="fr_CH" preferred="1"&gt;&lt;name_singular&gt;Marind-anim&lt;/name_singular&gt;&lt;name_plural&gt;Marind-anim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aru" table:formula="of:=[Translations.A192]" table:style-name="ce1">
            <text:p>Maru</text:p>
          </table:table-cell>
          <table:table-cell office:value-type="string" table:style-name="ce1">
            <text:p>maru</text:p>
          </table:table-cell>
          <table:table-cell office:value-type="string" office:string-value="&lt;label locale=&quot;de_CH&quot; preferred=&quot;1&quot;&gt;&lt;name_singular&gt;Maru&lt;/name_singular&gt;&lt;name_plural&gt;Maru&lt;/name_plural&gt;&lt;/label&gt;" table:formula="of:=[Snippets.$B$17]&amp;[Translations.A192]&amp;[Snippets.$C$17]&amp;[Translations.A192]&amp;[Snippets.$D$17]" table:style-name="ce1">
            <text:p>&lt;label locale="de_CH" preferred="1"&gt;&lt;name_singular&gt;Maru&lt;/name_singular&gt;&lt;name_plural&gt;Maru&lt;/name_plural&gt;&lt;/label&gt;</text:p>
          </table:table-cell>
          <table:table-cell office:value-type="string" office:string-value="&lt;label locale=&quot;fr_CH&quot; preferred=&quot;1&quot;&gt;&lt;name_singular&gt;Maru&lt;/name_singular&gt;&lt;name_plural&gt;Maru&lt;/name_plural&gt;&lt;/label&gt;" table:formula="of:=[Snippets.$B$18]&amp;[Translations.B192]&amp;[Snippets.$C$18]&amp;[Translations.B192]&amp;[Snippets.$D$18]" table:style-name="ce1">
            <text:p>&lt;label locale="fr_CH" preferred="1"&gt;&lt;name_singular&gt;Maru&lt;/name_singular&gt;&lt;name_plural&gt;Maru&lt;/name_plural&gt;&lt;/label&gt;</text:p>
          </table:table-cell>
          <table:table-cell office:value-type="string" office:string-value="&lt;item idno=&quot;maru&quot; enabled=&quot;1&quot; default=&quot;0&quot; value=&quot;0&quot;&gt;" table:formula="of:=[Snippets.B$15]&amp;[.B192]&amp;[Snippets.C$15]" table:style-name="ce1">
            <text:p>&lt;item idno="maru" enabled="1" default="0" value="0"&gt;</text:p>
          </table:table-cell>
          <table:table-cell office:value-type="string" office:string-value="&lt;item idno=&quot;maru&quot; enabled=&quot;1&quot; default=&quot;0&quot; value=&quot;0&quot;&gt;&lt;labels&gt;&lt;label locale=&quot;de_CH&quot; preferred=&quot;1&quot;&gt;&lt;name_singular&gt;Maru&lt;/name_singular&gt;&lt;name_plural&gt;Maru&lt;/name_plural&gt;&lt;/label&gt;&lt;label locale=&quot;fr_CH&quot; preferred=&quot;1&quot;&gt;&lt;name_singular&gt;Maru&lt;/name_singular&gt;&lt;name_plural&gt;Maru&lt;/name_plural&gt;&lt;/label&gt;&lt;/labels&gt;&lt;/item&gt;" table:formula="of:=[.E192]&amp;[Snippets.B$16]&amp;[.C192]&amp;[.D192]&amp;[Snippets.B$22]&amp;[Snippets.B$23]" table:style-name="ce1">
            <text:p>&lt;item idno="maru" enabled="1" default="0" value="0"&gt;&lt;labels&gt;&lt;label locale="de_CH" preferred="1"&gt;&lt;name_singular&gt;Maru&lt;/name_singular&gt;&lt;name_plural&gt;Maru&lt;/name_plural&gt;&lt;/label&gt;&lt;label locale="fr_CH" preferred="1"&gt;&lt;name_singular&gt;Maru&lt;/name_singular&gt;&lt;name_plural&gt;Maru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asai" table:formula="of:=[Translations.A193]" table:style-name="ce1">
            <text:p>Masai</text:p>
          </table:table-cell>
          <table:table-cell office:value-type="string" table:style-name="ce1">
            <text:p>masai</text:p>
          </table:table-cell>
          <table:table-cell office:value-type="string" office:string-value="&lt;label locale=&quot;de_CH&quot; preferred=&quot;1&quot;&gt;&lt;name_singular&gt;Masai&lt;/name_singular&gt;&lt;name_plural&gt;Masai&lt;/name_plural&gt;&lt;/label&gt;" table:formula="of:=[Snippets.$B$17]&amp;[Translations.A193]&amp;[Snippets.$C$17]&amp;[Translations.A193]&amp;[Snippets.$D$17]" table:style-name="ce1">
            <text:p>&lt;label locale="de_CH" preferred="1"&gt;&lt;name_singular&gt;Masai&lt;/name_singular&gt;&lt;name_plural&gt;Masai&lt;/name_plural&gt;&lt;/label&gt;</text:p>
          </table:table-cell>
          <table:table-cell office:value-type="string" office:string-value="&lt;label locale=&quot;fr_CH&quot; preferred=&quot;1&quot;&gt;&lt;name_singular&gt;Maasaï&lt;/name_singular&gt;&lt;name_plural&gt;Maasaï&lt;/name_plural&gt;&lt;/label&gt;" table:formula="of:=[Snippets.$B$18]&amp;[Translations.B193]&amp;[Snippets.$C$18]&amp;[Translations.B193]&amp;[Snippets.$D$18]" table:style-name="ce1">
            <text:p>&lt;label locale="fr_CH" preferred="1"&gt;&lt;name_singular&gt;Maasaï&lt;/name_singular&gt;&lt;name_plural&gt;Maasaï&lt;/name_plural&gt;&lt;/label&gt;</text:p>
          </table:table-cell>
          <table:table-cell office:value-type="string" office:string-value="&lt;item idno=&quot;masai&quot; enabled=&quot;1&quot; default=&quot;0&quot; value=&quot;0&quot;&gt;" table:formula="of:=[Snippets.B$15]&amp;[.B193]&amp;[Snippets.C$15]" table:style-name="ce1">
            <text:p>&lt;item idno="masai" enabled="1" default="0" value="0"&gt;</text:p>
          </table:table-cell>
          <table:table-cell office:value-type="string" office:string-value="&lt;item idno=&quot;masai&quot; enabled=&quot;1&quot; default=&quot;0&quot; value=&quot;0&quot;&gt;&lt;labels&gt;&lt;label locale=&quot;de_CH&quot; preferred=&quot;1&quot;&gt;&lt;name_singular&gt;Masai&lt;/name_singular&gt;&lt;name_plural&gt;Masai&lt;/name_plural&gt;&lt;/label&gt;&lt;label locale=&quot;fr_CH&quot; preferred=&quot;1&quot;&gt;&lt;name_singular&gt;Maasaï&lt;/name_singular&gt;&lt;name_plural&gt;Maasaï&lt;/name_plural&gt;&lt;/label&gt;&lt;/labels&gt;&lt;/item&gt;" table:formula="of:=[.E193]&amp;[Snippets.B$16]&amp;[.C193]&amp;[.D193]&amp;[Snippets.B$22]&amp;[Snippets.B$23]" table:style-name="ce1">
            <text:p>&lt;item idno="masai" enabled="1" default="0" value="0"&gt;&lt;labels&gt;&lt;label locale="de_CH" preferred="1"&gt;&lt;name_singular&gt;Masai&lt;/name_singular&gt;&lt;name_plural&gt;Masai&lt;/name_plural&gt;&lt;/label&gt;&lt;label locale="fr_CH" preferred="1"&gt;&lt;name_singular&gt;Maasaï&lt;/name_singular&gt;&lt;name_plural&gt;Maasaï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ataco" table:formula="of:=[Translations.A194]" table:style-name="ce1">
            <text:p>Mataco</text:p>
          </table:table-cell>
          <table:table-cell office:value-type="string" table:style-name="ce1">
            <text:p>mataco</text:p>
          </table:table-cell>
          <table:table-cell office:value-type="string" office:string-value="&lt;label locale=&quot;de_CH&quot; preferred=&quot;1&quot;&gt;&lt;name_singular&gt;Mataco&lt;/name_singular&gt;&lt;name_plural&gt;Mataco&lt;/name_plural&gt;&lt;/label&gt;" table:formula="of:=[Snippets.$B$17]&amp;[Translations.A194]&amp;[Snippets.$C$17]&amp;[Translations.A194]&amp;[Snippets.$D$17]" table:style-name="ce1">
            <text:p>&lt;label locale="de_CH" preferred="1"&gt;&lt;name_singular&gt;Mataco&lt;/name_singular&gt;&lt;name_plural&gt;Mataco&lt;/name_plural&gt;&lt;/label&gt;</text:p>
          </table:table-cell>
          <table:table-cell office:value-type="string" office:string-value="&lt;label locale=&quot;fr_CH&quot; preferred=&quot;1&quot;&gt;&lt;name_singular&gt;Mataco&lt;/name_singular&gt;&lt;name_plural&gt;Mataco&lt;/name_plural&gt;&lt;/label&gt;" table:formula="of:=[Snippets.$B$18]&amp;[Translations.B194]&amp;[Snippets.$C$18]&amp;[Translations.B194]&amp;[Snippets.$D$18]" table:style-name="ce1">
            <text:p>&lt;label locale="fr_CH" preferred="1"&gt;&lt;name_singular&gt;Mataco&lt;/name_singular&gt;&lt;name_plural&gt;Mataco&lt;/name_plural&gt;&lt;/label&gt;</text:p>
          </table:table-cell>
          <table:table-cell office:value-type="string" office:string-value="&lt;item idno=&quot;mataco&quot; enabled=&quot;1&quot; default=&quot;0&quot; value=&quot;0&quot;&gt;" table:formula="of:=[Snippets.B$15]&amp;[.B194]&amp;[Snippets.C$15]" table:style-name="ce1">
            <text:p>&lt;item idno="mataco" enabled="1" default="0" value="0"&gt;</text:p>
          </table:table-cell>
          <table:table-cell office:value-type="string" office:string-value="&lt;item idno=&quot;mataco&quot; enabled=&quot;1&quot; default=&quot;0&quot; value=&quot;0&quot;&gt;&lt;labels&gt;&lt;label locale=&quot;de_CH&quot; preferred=&quot;1&quot;&gt;&lt;name_singular&gt;Mataco&lt;/name_singular&gt;&lt;name_plural&gt;Mataco&lt;/name_plural&gt;&lt;/label&gt;&lt;label locale=&quot;fr_CH&quot; preferred=&quot;1&quot;&gt;&lt;name_singular&gt;Mataco&lt;/name_singular&gt;&lt;name_plural&gt;Mataco&lt;/name_plural&gt;&lt;/label&gt;&lt;/labels&gt;&lt;/item&gt;" table:formula="of:=[.E194]&amp;[Snippets.B$16]&amp;[.C194]&amp;[.D194]&amp;[Snippets.B$22]&amp;[Snippets.B$23]" table:style-name="ce1">
            <text:p>&lt;item idno="mataco" enabled="1" default="0" value="0"&gt;&lt;labels&gt;&lt;label locale="de_CH" preferred="1"&gt;&lt;name_singular&gt;Mataco&lt;/name_singular&gt;&lt;name_plural&gt;Mataco&lt;/name_plural&gt;&lt;/label&gt;&lt;label locale="fr_CH" preferred="1"&gt;&lt;name_singular&gt;Mataco&lt;/name_singular&gt;&lt;name_plural&gt;Matac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auren" table:formula="of:=[Translations.A195]" table:style-name="ce1">
            <text:p>Mauren</text:p>
          </table:table-cell>
          <table:table-cell office:value-type="string" table:style-name="ce1">
            <text:p>mauren</text:p>
          </table:table-cell>
          <table:table-cell office:value-type="string" office:string-value="&lt;label locale=&quot;de_CH&quot; preferred=&quot;1&quot;&gt;&lt;name_singular&gt;Mauren&lt;/name_singular&gt;&lt;name_plural&gt;Mauren&lt;/name_plural&gt;&lt;/label&gt;" table:formula="of:=[Snippets.$B$17]&amp;[Translations.A195]&amp;[Snippets.$C$17]&amp;[Translations.A195]&amp;[Snippets.$D$17]" table:style-name="ce1">
            <text:p>&lt;label locale="de_CH" preferred="1"&gt;&lt;name_singular&gt;Mauren&lt;/name_singular&gt;&lt;name_plural&gt;Mauren&lt;/name_plural&gt;&lt;/label&gt;</text:p>
          </table:table-cell>
          <table:table-cell office:value-type="string" office:string-value="&lt;label locale=&quot;fr_CH&quot; preferred=&quot;1&quot;&gt;&lt;name_singular&gt;Maures&lt;/name_singular&gt;&lt;name_plural&gt;Maures&lt;/name_plural&gt;&lt;/label&gt;" table:formula="of:=[Snippets.$B$18]&amp;[Translations.B195]&amp;[Snippets.$C$18]&amp;[Translations.B195]&amp;[Snippets.$D$18]" table:style-name="ce1">
            <text:p>&lt;label locale="fr_CH" preferred="1"&gt;&lt;name_singular&gt;Maures&lt;/name_singular&gt;&lt;name_plural&gt;Maures&lt;/name_plural&gt;&lt;/label&gt;</text:p>
          </table:table-cell>
          <table:table-cell office:value-type="string" office:string-value="&lt;item idno=&quot;mauren&quot; enabled=&quot;1&quot; default=&quot;0&quot; value=&quot;0&quot;&gt;" table:formula="of:=[Snippets.B$15]&amp;[.B195]&amp;[Snippets.C$15]" table:style-name="ce1">
            <text:p>&lt;item idno="mauren" enabled="1" default="0" value="0"&gt;</text:p>
          </table:table-cell>
          <table:table-cell office:value-type="string" office:string-value="&lt;item idno=&quot;mauren&quot; enabled=&quot;1&quot; default=&quot;0&quot; value=&quot;0&quot;&gt;&lt;labels&gt;&lt;label locale=&quot;de_CH&quot; preferred=&quot;1&quot;&gt;&lt;name_singular&gt;Mauren&lt;/name_singular&gt;&lt;name_plural&gt;Mauren&lt;/name_plural&gt;&lt;/label&gt;&lt;label locale=&quot;fr_CH&quot; preferred=&quot;1&quot;&gt;&lt;name_singular&gt;Maures&lt;/name_singular&gt;&lt;name_plural&gt;Maures&lt;/name_plural&gt;&lt;/label&gt;&lt;/labels&gt;&lt;/item&gt;" table:formula="of:=[.E195]&amp;[Snippets.B$16]&amp;[.C195]&amp;[.D195]&amp;[Snippets.B$22]&amp;[Snippets.B$23]" table:style-name="ce1">
            <text:p>&lt;item idno="mauren" enabled="1" default="0" value="0"&gt;&lt;labels&gt;&lt;label locale="de_CH" preferred="1"&gt;&lt;name_singular&gt;Mauren&lt;/name_singular&gt;&lt;name_plural&gt;Mauren&lt;/name_plural&gt;&lt;/label&gt;&lt;label locale="fr_CH" preferred="1"&gt;&lt;name_singular&gt;Maures&lt;/name_singular&gt;&lt;name_plural&gt;Maur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aya" table:formula="of:=[Translations.A196]" table:style-name="ce1">
            <text:p>Maya</text:p>
          </table:table-cell>
          <table:table-cell office:value-type="string" table:style-name="ce1">
            <text:p>maya</text:p>
          </table:table-cell>
          <table:table-cell office:value-type="string" office:string-value="&lt;label locale=&quot;de_CH&quot; preferred=&quot;1&quot;&gt;&lt;name_singular&gt;Maya&lt;/name_singular&gt;&lt;name_plural&gt;Maya&lt;/name_plural&gt;&lt;/label&gt;" table:formula="of:=[Snippets.$B$17]&amp;[Translations.A196]&amp;[Snippets.$C$17]&amp;[Translations.A196]&amp;[Snippets.$D$17]" table:style-name="ce1">
            <text:p>&lt;label locale="de_CH" preferred="1"&gt;&lt;name_singular&gt;Maya&lt;/name_singular&gt;&lt;name_plural&gt;Maya&lt;/name_plural&gt;&lt;/label&gt;</text:p>
          </table:table-cell>
          <table:table-cell office:value-type="string" office:string-value="&lt;label locale=&quot;fr_CH&quot; preferred=&quot;1&quot;&gt;&lt;name_singular&gt;Mayas&lt;/name_singular&gt;&lt;name_plural&gt;Mayas&lt;/name_plural&gt;&lt;/label&gt;" table:formula="of:=[Snippets.$B$18]&amp;[Translations.B196]&amp;[Snippets.$C$18]&amp;[Translations.B196]&amp;[Snippets.$D$18]" table:style-name="ce1">
            <text:p>&lt;label locale="fr_CH" preferred="1"&gt;&lt;name_singular&gt;Mayas&lt;/name_singular&gt;&lt;name_plural&gt;Mayas&lt;/name_plural&gt;&lt;/label&gt;</text:p>
          </table:table-cell>
          <table:table-cell office:value-type="string" office:string-value="&lt;item idno=&quot;maya&quot; enabled=&quot;1&quot; default=&quot;0&quot; value=&quot;0&quot;&gt;" table:formula="of:=[Snippets.B$15]&amp;[.B196]&amp;[Snippets.C$15]" table:style-name="ce1">
            <text:p>&lt;item idno="maya" enabled="1" default="0" value="0"&gt;</text:p>
          </table:table-cell>
          <table:table-cell office:value-type="string" office:string-value="&lt;item idno=&quot;maya&quot; enabled=&quot;1&quot; default=&quot;0&quot; value=&quot;0&quot;&gt;&lt;labels&gt;&lt;label locale=&quot;de_CH&quot; preferred=&quot;1&quot;&gt;&lt;name_singular&gt;Maya&lt;/name_singular&gt;&lt;name_plural&gt;Maya&lt;/name_plural&gt;&lt;/label&gt;&lt;label locale=&quot;fr_CH&quot; preferred=&quot;1&quot;&gt;&lt;name_singular&gt;Mayas&lt;/name_singular&gt;&lt;name_plural&gt;Mayas&lt;/name_plural&gt;&lt;/label&gt;&lt;/labels&gt;&lt;/item&gt;" table:formula="of:=[.E196]&amp;[Snippets.B$16]&amp;[.C196]&amp;[.D196]&amp;[Snippets.B$22]&amp;[Snippets.B$23]" table:style-name="ce1">
            <text:p>&lt;item idno="maya" enabled="1" default="0" value="0"&gt;&lt;labels&gt;&lt;label locale="de_CH" preferred="1"&gt;&lt;name_singular&gt;Maya&lt;/name_singular&gt;&lt;name_plural&gt;Maya&lt;/name_plural&gt;&lt;/label&gt;&lt;label locale="fr_CH" preferred="1"&gt;&lt;name_singular&gt;Mayas&lt;/name_singular&gt;&lt;name_plural&gt;Maya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ayonisha" table:formula="of:=[Translations.A197]" table:style-name="ce1">
            <text:p>Mayonisha</text:p>
          </table:table-cell>
          <table:table-cell office:value-type="string" table:style-name="ce1">
            <text:p>mayonisha</text:p>
          </table:table-cell>
          <table:table-cell office:value-type="string" office:string-value="&lt;label locale=&quot;de_CH&quot; preferred=&quot;1&quot;&gt;&lt;name_singular&gt;Mayonisha&lt;/name_singular&gt;&lt;name_plural&gt;Mayonisha&lt;/name_plural&gt;&lt;/label&gt;" table:formula="of:=[Snippets.$B$17]&amp;[Translations.A197]&amp;[Snippets.$C$17]&amp;[Translations.A197]&amp;[Snippets.$D$17]" table:style-name="ce1">
            <text:p>&lt;label locale="de_CH" preferred="1"&gt;&lt;name_singular&gt;Mayonisha&lt;/name_singular&gt;&lt;name_plural&gt;Mayonisha&lt;/name_plural&gt;&lt;/label&gt;</text:p>
          </table:table-cell>
          <table:table-cell office:value-type="string" office:string-value="&lt;label locale=&quot;fr_CH&quot; preferred=&quot;1&quot;&gt;&lt;name_singular&gt;Mayonisha&lt;/name_singular&gt;&lt;name_plural&gt;Mayonisha&lt;/name_plural&gt;&lt;/label&gt;" table:formula="of:=[Snippets.$B$18]&amp;[Translations.B197]&amp;[Snippets.$C$18]&amp;[Translations.B197]&amp;[Snippets.$D$18]" table:style-name="ce1">
            <text:p>&lt;label locale="fr_CH" preferred="1"&gt;&lt;name_singular&gt;Mayonisha&lt;/name_singular&gt;&lt;name_plural&gt;Mayonisha&lt;/name_plural&gt;&lt;/label&gt;</text:p>
          </table:table-cell>
          <table:table-cell office:value-type="string" office:string-value="&lt;item idno=&quot;mayonisha&quot; enabled=&quot;1&quot; default=&quot;0&quot; value=&quot;0&quot;&gt;" table:formula="of:=[Snippets.B$15]&amp;[.B197]&amp;[Snippets.C$15]" table:style-name="ce1">
            <text:p>&lt;item idno="mayonisha" enabled="1" default="0" value="0"&gt;</text:p>
          </table:table-cell>
          <table:table-cell office:value-type="string" office:string-value="&lt;item idno=&quot;mayonisha&quot; enabled=&quot;1&quot; default=&quot;0&quot; value=&quot;0&quot;&gt;&lt;labels&gt;&lt;label locale=&quot;de_CH&quot; preferred=&quot;1&quot;&gt;&lt;name_singular&gt;Mayonisha&lt;/name_singular&gt;&lt;name_plural&gt;Mayonisha&lt;/name_plural&gt;&lt;/label&gt;&lt;label locale=&quot;fr_CH&quot; preferred=&quot;1&quot;&gt;&lt;name_singular&gt;Mayonisha&lt;/name_singular&gt;&lt;name_plural&gt;Mayonisha&lt;/name_plural&gt;&lt;/label&gt;&lt;/labels&gt;&lt;/item&gt;" table:formula="of:=[.E197]&amp;[Snippets.B$16]&amp;[.C197]&amp;[.D197]&amp;[Snippets.B$22]&amp;[Snippets.B$23]" table:style-name="ce1">
            <text:p>&lt;item idno="mayonisha" enabled="1" default="0" value="0"&gt;&lt;labels&gt;&lt;label locale="de_CH" preferred="1"&gt;&lt;name_singular&gt;Mayonisha&lt;/name_singular&gt;&lt;name_plural&gt;Mayonisha&lt;/name_plural&gt;&lt;/label&gt;&lt;label locale="fr_CH" preferred="1"&gt;&lt;name_singular&gt;Mayonisha&lt;/name_singular&gt;&lt;name_plural&gt;Mayonish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bala" table:formula="of:=[Translations.A198]" table:style-name="ce1">
            <text:p>Mbala</text:p>
          </table:table-cell>
          <table:table-cell office:value-type="string" table:style-name="ce1">
            <text:p>mbala</text:p>
          </table:table-cell>
          <table:table-cell office:value-type="string" office:string-value="&lt;label locale=&quot;de_CH&quot; preferred=&quot;1&quot;&gt;&lt;name_singular&gt;Mbala&lt;/name_singular&gt;&lt;name_plural&gt;Mbala&lt;/name_plural&gt;&lt;/label&gt;" table:formula="of:=[Snippets.$B$17]&amp;[Translations.A198]&amp;[Snippets.$C$17]&amp;[Translations.A198]&amp;[Snippets.$D$17]" table:style-name="ce1">
            <text:p>&lt;label locale="de_CH" preferred="1"&gt;&lt;name_singular&gt;Mbala&lt;/name_singular&gt;&lt;name_plural&gt;Mbala&lt;/name_plural&gt;&lt;/label&gt;</text:p>
          </table:table-cell>
          <table:table-cell office:value-type="string" office:string-value="&lt;label locale=&quot;fr_CH&quot; preferred=&quot;1&quot;&gt;&lt;name_singular&gt;Mbala&lt;/name_singular&gt;&lt;name_plural&gt;Mbala&lt;/name_plural&gt;&lt;/label&gt;" table:formula="of:=[Snippets.$B$18]&amp;[Translations.B198]&amp;[Snippets.$C$18]&amp;[Translations.B198]&amp;[Snippets.$D$18]" table:style-name="ce1">
            <text:p>&lt;label locale="fr_CH" preferred="1"&gt;&lt;name_singular&gt;Mbala&lt;/name_singular&gt;&lt;name_plural&gt;Mbala&lt;/name_plural&gt;&lt;/label&gt;</text:p>
          </table:table-cell>
          <table:table-cell office:value-type="string" office:string-value="&lt;item idno=&quot;mbala&quot; enabled=&quot;1&quot; default=&quot;0&quot; value=&quot;0&quot;&gt;" table:formula="of:=[Snippets.B$15]&amp;[.B198]&amp;[Snippets.C$15]" table:style-name="ce1">
            <text:p>&lt;item idno="mbala" enabled="1" default="0" value="0"&gt;</text:p>
          </table:table-cell>
          <table:table-cell office:value-type="string" office:string-value="&lt;item idno=&quot;mbala&quot; enabled=&quot;1&quot; default=&quot;0&quot; value=&quot;0&quot;&gt;&lt;labels&gt;&lt;label locale=&quot;de_CH&quot; preferred=&quot;1&quot;&gt;&lt;name_singular&gt;Mbala&lt;/name_singular&gt;&lt;name_plural&gt;Mbala&lt;/name_plural&gt;&lt;/label&gt;&lt;label locale=&quot;fr_CH&quot; preferred=&quot;1&quot;&gt;&lt;name_singular&gt;Mbala&lt;/name_singular&gt;&lt;name_plural&gt;Mbala&lt;/name_plural&gt;&lt;/label&gt;&lt;/labels&gt;&lt;/item&gt;" table:formula="of:=[.E198]&amp;[Snippets.B$16]&amp;[.C198]&amp;[.D198]&amp;[Snippets.B$22]&amp;[Snippets.B$23]" table:style-name="ce1">
            <text:p>&lt;item idno="mbala" enabled="1" default="0" value="0"&gt;&lt;labels&gt;&lt;label locale="de_CH" preferred="1"&gt;&lt;name_singular&gt;Mbala&lt;/name_singular&gt;&lt;name_plural&gt;Mbala&lt;/name_plural&gt;&lt;/label&gt;&lt;label locale="fr_CH" preferred="1"&gt;&lt;name_singular&gt;Mbala&lt;/name_singular&gt;&lt;name_plural&gt;Mbal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bangala" table:formula="of:=[Translations.A199]" table:style-name="ce1">
            <text:p>Mbangala</text:p>
          </table:table-cell>
          <table:table-cell office:value-type="string" table:style-name="ce1">
            <text:p>mbangala</text:p>
          </table:table-cell>
          <table:table-cell office:value-type="string" office:string-value="&lt;label locale=&quot;de_CH&quot; preferred=&quot;1&quot;&gt;&lt;name_singular&gt;Mbangala&lt;/name_singular&gt;&lt;name_plural&gt;Mbangala&lt;/name_plural&gt;&lt;/label&gt;" table:formula="of:=[Snippets.$B$17]&amp;[Translations.A199]&amp;[Snippets.$C$17]&amp;[Translations.A199]&amp;[Snippets.$D$17]" table:style-name="ce1">
            <text:p>&lt;label locale="de_CH" preferred="1"&gt;&lt;name_singular&gt;Mbangala&lt;/name_singular&gt;&lt;name_plural&gt;Mbangala&lt;/name_plural&gt;&lt;/label&gt;</text:p>
          </table:table-cell>
          <table:table-cell office:value-type="string" office:string-value="&lt;label locale=&quot;fr_CH&quot; preferred=&quot;1&quot;&gt;&lt;name_singular&gt;Mbangala&lt;/name_singular&gt;&lt;name_plural&gt;Mbangala&lt;/name_plural&gt;&lt;/label&gt;" table:formula="of:=[Snippets.$B$18]&amp;[Translations.B199]&amp;[Snippets.$C$18]&amp;[Translations.B199]&amp;[Snippets.$D$18]" table:style-name="ce1">
            <text:p>&lt;label locale="fr_CH" preferred="1"&gt;&lt;name_singular&gt;Mbangala&lt;/name_singular&gt;&lt;name_plural&gt;Mbangala&lt;/name_plural&gt;&lt;/label&gt;</text:p>
          </table:table-cell>
          <table:table-cell office:value-type="string" office:string-value="&lt;item idno=&quot;mbangala&quot; enabled=&quot;1&quot; default=&quot;0&quot; value=&quot;0&quot;&gt;" table:formula="of:=[Snippets.B$15]&amp;[.B199]&amp;[Snippets.C$15]" table:style-name="ce1">
            <text:p>&lt;item idno="mbangala" enabled="1" default="0" value="0"&gt;</text:p>
          </table:table-cell>
          <table:table-cell office:value-type="string" office:string-value="&lt;item idno=&quot;mbangala&quot; enabled=&quot;1&quot; default=&quot;0&quot; value=&quot;0&quot;&gt;&lt;labels&gt;&lt;label locale=&quot;de_CH&quot; preferred=&quot;1&quot;&gt;&lt;name_singular&gt;Mbangala&lt;/name_singular&gt;&lt;name_plural&gt;Mbangala&lt;/name_plural&gt;&lt;/label&gt;&lt;label locale=&quot;fr_CH&quot; preferred=&quot;1&quot;&gt;&lt;name_singular&gt;Mbangala&lt;/name_singular&gt;&lt;name_plural&gt;Mbangala&lt;/name_plural&gt;&lt;/label&gt;&lt;/labels&gt;&lt;/item&gt;" table:formula="of:=[.E199]&amp;[Snippets.B$16]&amp;[.C199]&amp;[.D199]&amp;[Snippets.B$22]&amp;[Snippets.B$23]" table:style-name="ce1">
            <text:p>&lt;item idno="mbangala" enabled="1" default="0" value="0"&gt;&lt;labels&gt;&lt;label locale="de_CH" preferred="1"&gt;&lt;name_singular&gt;Mbangala&lt;/name_singular&gt;&lt;name_plural&gt;Mbangala&lt;/name_plural&gt;&lt;/label&gt;&lt;label locale="fr_CH" preferred="1"&gt;&lt;name_singular&gt;Mbangala&lt;/name_singular&gt;&lt;name_plural&gt;Mbangal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bayá" table:formula="of:=[Translations.A200]" table:style-name="ce1">
            <text:p>Mbayá</text:p>
          </table:table-cell>
          <table:table-cell office:value-type="string" table:style-name="ce1">
            <text:p>mbay</text:p>
          </table:table-cell>
          <table:table-cell office:value-type="string" office:string-value="&lt;label locale=&quot;de_CH&quot; preferred=&quot;1&quot;&gt;&lt;name_singular&gt;Mbayá&lt;/name_singular&gt;&lt;name_plural&gt;Mbayá&lt;/name_plural&gt;&lt;/label&gt;" table:formula="of:=[Snippets.$B$17]&amp;[Translations.A200]&amp;[Snippets.$C$17]&amp;[Translations.A200]&amp;[Snippets.$D$17]" table:style-name="ce1">
            <text:p>&lt;label locale="de_CH" preferred="1"&gt;&lt;name_singular&gt;Mbayá&lt;/name_singular&gt;&lt;name_plural&gt;Mbayá&lt;/name_plural&gt;&lt;/label&gt;</text:p>
          </table:table-cell>
          <table:table-cell office:value-type="string" office:string-value="&lt;label locale=&quot;fr_CH&quot; preferred=&quot;1&quot;&gt;&lt;name_singular&gt;Mbayá&lt;/name_singular&gt;&lt;name_plural&gt;Mbayá&lt;/name_plural&gt;&lt;/label&gt;" table:formula="of:=[Snippets.$B$18]&amp;[Translations.B200]&amp;[Snippets.$C$18]&amp;[Translations.B200]&amp;[Snippets.$D$18]" table:style-name="ce1">
            <text:p>&lt;label locale="fr_CH" preferred="1"&gt;&lt;name_singular&gt;Mbayá&lt;/name_singular&gt;&lt;name_plural&gt;Mbayá&lt;/name_plural&gt;&lt;/label&gt;</text:p>
          </table:table-cell>
          <table:table-cell office:value-type="string" office:string-value="&lt;item idno=&quot;mbay&quot; enabled=&quot;1&quot; default=&quot;0&quot; value=&quot;0&quot;&gt;" table:formula="of:=[Snippets.B$15]&amp;[.B200]&amp;[Snippets.C$15]" table:style-name="ce1">
            <text:p>&lt;item idno="mbay" enabled="1" default="0" value="0"&gt;</text:p>
          </table:table-cell>
          <table:table-cell office:value-type="string" office:string-value="&lt;item idno=&quot;mbay&quot; enabled=&quot;1&quot; default=&quot;0&quot; value=&quot;0&quot;&gt;&lt;labels&gt;&lt;label locale=&quot;de_CH&quot; preferred=&quot;1&quot;&gt;&lt;name_singular&gt;Mbayá&lt;/name_singular&gt;&lt;name_plural&gt;Mbayá&lt;/name_plural&gt;&lt;/label&gt;&lt;label locale=&quot;fr_CH&quot; preferred=&quot;1&quot;&gt;&lt;name_singular&gt;Mbayá&lt;/name_singular&gt;&lt;name_plural&gt;Mbayá&lt;/name_plural&gt;&lt;/label&gt;&lt;/labels&gt;&lt;/item&gt;" table:formula="of:=[.E200]&amp;[Snippets.B$16]&amp;[.C200]&amp;[.D200]&amp;[Snippets.B$22]&amp;[Snippets.B$23]" table:style-name="ce1">
            <text:p>&lt;item idno="mbay" enabled="1" default="0" value="0"&gt;&lt;labels&gt;&lt;label locale="de_CH" preferred="1"&gt;&lt;name_singular&gt;Mbayá&lt;/name_singular&gt;&lt;name_plural&gt;Mbayá&lt;/name_plural&gt;&lt;/label&gt;&lt;label locale="fr_CH" preferred="1"&gt;&lt;name_singular&gt;Mbayá&lt;/name_singular&gt;&lt;name_plural&gt;Mbayá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buti-Pygmäen" table:formula="of:=[Translations.A201]" table:style-name="ce1">
            <text:p>Mbuti-Pygmäen</text:p>
          </table:table-cell>
          <table:table-cell office:value-type="string" table:style-name="ce1">
            <text:p>mbutipygmen</text:p>
          </table:table-cell>
          <table:table-cell office:value-type="string" office:string-value="&lt;label locale=&quot;de_CH&quot; preferred=&quot;1&quot;&gt;&lt;name_singular&gt;Mbuti-Pygmäen&lt;/name_singular&gt;&lt;name_plural&gt;Mbuti-Pygmäen&lt;/name_plural&gt;&lt;/label&gt;" table:formula="of:=[Snippets.$B$17]&amp;[Translations.A201]&amp;[Snippets.$C$17]&amp;[Translations.A201]&amp;[Snippets.$D$17]" table:style-name="ce1">
            <text:p>&lt;label locale="de_CH" preferred="1"&gt;&lt;name_singular&gt;Mbuti-Pygmäen&lt;/name_singular&gt;&lt;name_plural&gt;Mbuti-Pygmäen&lt;/name_plural&gt;&lt;/label&gt;</text:p>
          </table:table-cell>
          <table:table-cell office:value-type="string" office:string-value="&lt;label locale=&quot;fr_CH&quot; preferred=&quot;1&quot;&gt;&lt;name_singular&gt;Mbuti Pygmées&lt;/name_singular&gt;&lt;name_plural&gt;Mbuti Pygmées&lt;/name_plural&gt;&lt;/label&gt;" table:formula="of:=[Snippets.$B$18]&amp;[Translations.B201]&amp;[Snippets.$C$18]&amp;[Translations.B201]&amp;[Snippets.$D$18]" table:style-name="ce1">
            <text:p>&lt;label locale="fr_CH" preferred="1"&gt;&lt;name_singular&gt;Mbuti Pygmées&lt;/name_singular&gt;&lt;name_plural&gt;Mbuti Pygmées&lt;/name_plural&gt;&lt;/label&gt;</text:p>
          </table:table-cell>
          <table:table-cell office:value-type="string" office:string-value="&lt;item idno=&quot;mbutipygmen&quot; enabled=&quot;1&quot; default=&quot;0&quot; value=&quot;0&quot;&gt;" table:formula="of:=[Snippets.B$15]&amp;[.B201]&amp;[Snippets.C$15]" table:style-name="ce1">
            <text:p>&lt;item idno="mbutipygmen" enabled="1" default="0" value="0"&gt;</text:p>
          </table:table-cell>
          <table:table-cell office:value-type="string" office:string-value="&lt;item idno=&quot;mbutipygmen&quot; enabled=&quot;1&quot; default=&quot;0&quot; value=&quot;0&quot;&gt;&lt;labels&gt;&lt;label locale=&quot;de_CH&quot; preferred=&quot;1&quot;&gt;&lt;name_singular&gt;Mbuti-Pygmäen&lt;/name_singular&gt;&lt;name_plural&gt;Mbuti-Pygmäen&lt;/name_plural&gt;&lt;/label&gt;&lt;label locale=&quot;fr_CH&quot; preferred=&quot;1&quot;&gt;&lt;name_singular&gt;Mbuti Pygmées&lt;/name_singular&gt;&lt;name_plural&gt;Mbuti Pygmées&lt;/name_plural&gt;&lt;/label&gt;&lt;/labels&gt;&lt;/item&gt;" table:formula="of:=[.E201]&amp;[Snippets.B$16]&amp;[.C201]&amp;[.D201]&amp;[Snippets.B$22]&amp;[Snippets.B$23]" table:style-name="ce1">
            <text:p>&lt;item idno="mbutipygmen" enabled="1" default="0" value="0"&gt;&lt;labels&gt;&lt;label locale="de_CH" preferred="1"&gt;&lt;name_singular&gt;Mbuti-Pygmäen&lt;/name_singular&gt;&lt;name_plural&gt;Mbuti-Pygmäen&lt;/name_plural&gt;&lt;/label&gt;&lt;label locale="fr_CH" preferred="1"&gt;&lt;name_singular&gt;Mbuti Pygmées&lt;/name_singular&gt;&lt;name_plural&gt;Mbuti Pygmé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ende" table:formula="of:=[Translations.A202]" table:style-name="ce1">
            <text:p>Mende</text:p>
          </table:table-cell>
          <table:table-cell office:value-type="string" table:style-name="ce1">
            <text:p>mende</text:p>
          </table:table-cell>
          <table:table-cell office:value-type="string" office:string-value="&lt;label locale=&quot;de_CH&quot; preferred=&quot;1&quot;&gt;&lt;name_singular&gt;Mende&lt;/name_singular&gt;&lt;name_plural&gt;Mende&lt;/name_plural&gt;&lt;/label&gt;" table:formula="of:=[Snippets.$B$17]&amp;[Translations.A202]&amp;[Snippets.$C$17]&amp;[Translations.A202]&amp;[Snippets.$D$17]" table:style-name="ce1">
            <text:p>&lt;label locale="de_CH" preferred="1"&gt;&lt;name_singular&gt;Mende&lt;/name_singular&gt;&lt;name_plural&gt;Mende&lt;/name_plural&gt;&lt;/label&gt;</text:p>
          </table:table-cell>
          <table:table-cell office:value-type="string" office:string-value="&lt;label locale=&quot;fr_CH&quot; preferred=&quot;1&quot;&gt;&lt;name_singular&gt;Mendé&lt;/name_singular&gt;&lt;name_plural&gt;Mendé&lt;/name_plural&gt;&lt;/label&gt;" table:formula="of:=[Snippets.$B$18]&amp;[Translations.B202]&amp;[Snippets.$C$18]&amp;[Translations.B202]&amp;[Snippets.$D$18]" table:style-name="ce1">
            <text:p>&lt;label locale="fr_CH" preferred="1"&gt;&lt;name_singular&gt;Mendé&lt;/name_singular&gt;&lt;name_plural&gt;Mendé&lt;/name_plural&gt;&lt;/label&gt;</text:p>
          </table:table-cell>
          <table:table-cell office:value-type="string" office:string-value="&lt;item idno=&quot;mende&quot; enabled=&quot;1&quot; default=&quot;0&quot; value=&quot;0&quot;&gt;" table:formula="of:=[Snippets.B$15]&amp;[.B202]&amp;[Snippets.C$15]" table:style-name="ce1">
            <text:p>&lt;item idno="mende" enabled="1" default="0" value="0"&gt;</text:p>
          </table:table-cell>
          <table:table-cell office:value-type="string" office:string-value="&lt;item idno=&quot;mende&quot; enabled=&quot;1&quot; default=&quot;0&quot; value=&quot;0&quot;&gt;&lt;labels&gt;&lt;label locale=&quot;de_CH&quot; preferred=&quot;1&quot;&gt;&lt;name_singular&gt;Mende&lt;/name_singular&gt;&lt;name_plural&gt;Mende&lt;/name_plural&gt;&lt;/label&gt;&lt;label locale=&quot;fr_CH&quot; preferred=&quot;1&quot;&gt;&lt;name_singular&gt;Mendé&lt;/name_singular&gt;&lt;name_plural&gt;Mendé&lt;/name_plural&gt;&lt;/label&gt;&lt;/labels&gt;&lt;/item&gt;" table:formula="of:=[.E202]&amp;[Snippets.B$16]&amp;[.C202]&amp;[.D202]&amp;[Snippets.B$22]&amp;[Snippets.B$23]" table:style-name="ce1">
            <text:p>&lt;item idno="mende" enabled="1" default="0" value="0"&gt;&lt;labels&gt;&lt;label locale="de_CH" preferred="1"&gt;&lt;name_singular&gt;Mende&lt;/name_singular&gt;&lt;name_plural&gt;Mende&lt;/name_plural&gt;&lt;/label&gt;&lt;label locale="fr_CH" preferred="1"&gt;&lt;name_singular&gt;Mendé&lt;/name_singular&gt;&lt;name_plural&gt;Mendé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eo" table:formula="of:=[Translations.A203]" table:style-name="ce1">
            <text:p>Meo</text:p>
          </table:table-cell>
          <table:table-cell office:value-type="string" table:style-name="ce1">
            <text:p>meo</text:p>
          </table:table-cell>
          <table:table-cell office:value-type="string" office:string-value="&lt;label locale=&quot;de_CH&quot; preferred=&quot;1&quot;&gt;&lt;name_singular&gt;Meo&lt;/name_singular&gt;&lt;name_plural&gt;Meo&lt;/name_plural&gt;&lt;/label&gt;" table:formula="of:=[Snippets.$B$17]&amp;[Translations.A203]&amp;[Snippets.$C$17]&amp;[Translations.A203]&amp;[Snippets.$D$17]" table:style-name="ce1">
            <text:p>&lt;label locale="de_CH" preferred="1"&gt;&lt;name_singular&gt;Meo&lt;/name_singular&gt;&lt;name_plural&gt;Meo&lt;/name_plural&gt;&lt;/label&gt;</text:p>
          </table:table-cell>
          <table:table-cell office:value-type="string" office:string-value="&lt;label locale=&quot;fr_CH&quot; preferred=&quot;1&quot;&gt;&lt;name_singular&gt;Meo&lt;/name_singular&gt;&lt;name_plural&gt;Meo&lt;/name_plural&gt;&lt;/label&gt;" table:formula="of:=[Snippets.$B$18]&amp;[Translations.B203]&amp;[Snippets.$C$18]&amp;[Translations.B203]&amp;[Snippets.$D$18]" table:style-name="ce1">
            <text:p>&lt;label locale="fr_CH" preferred="1"&gt;&lt;name_singular&gt;Meo&lt;/name_singular&gt;&lt;name_plural&gt;Meo&lt;/name_plural&gt;&lt;/label&gt;</text:p>
          </table:table-cell>
          <table:table-cell office:value-type="string" office:string-value="&lt;item idno=&quot;meo&quot; enabled=&quot;1&quot; default=&quot;0&quot; value=&quot;0&quot;&gt;" table:formula="of:=[Snippets.B$15]&amp;[.B203]&amp;[Snippets.C$15]" table:style-name="ce1">
            <text:p>&lt;item idno="meo" enabled="1" default="0" value="0"&gt;</text:p>
          </table:table-cell>
          <table:table-cell office:value-type="string" office:string-value="&lt;item idno=&quot;meo&quot; enabled=&quot;1&quot; default=&quot;0&quot; value=&quot;0&quot;&gt;&lt;labels&gt;&lt;label locale=&quot;de_CH&quot; preferred=&quot;1&quot;&gt;&lt;name_singular&gt;Meo&lt;/name_singular&gt;&lt;name_plural&gt;Meo&lt;/name_plural&gt;&lt;/label&gt;&lt;label locale=&quot;fr_CH&quot; preferred=&quot;1&quot;&gt;&lt;name_singular&gt;Meo&lt;/name_singular&gt;&lt;name_plural&gt;Meo&lt;/name_plural&gt;&lt;/label&gt;&lt;/labels&gt;&lt;/item&gt;" table:formula="of:=[.E203]&amp;[Snippets.B$16]&amp;[.C203]&amp;[.D203]&amp;[Snippets.B$22]&amp;[Snippets.B$23]" table:style-name="ce1">
            <text:p>&lt;item idno="meo" enabled="1" default="0" value="0"&gt;&lt;labels&gt;&lt;label locale="de_CH" preferred="1"&gt;&lt;name_singular&gt;Meo&lt;/name_singular&gt;&lt;name_plural&gt;Meo&lt;/name_plural&gt;&lt;/label&gt;&lt;label locale="fr_CH" preferred="1"&gt;&lt;name_singular&gt;Meo&lt;/name_singular&gt;&lt;name_plural&gt;Me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eta" table:formula="of:=[Translations.A204]" table:style-name="ce1">
            <text:p>Meta</text:p>
          </table:table-cell>
          <table:table-cell office:value-type="string" table:style-name="ce1">
            <text:p>meta</text:p>
          </table:table-cell>
          <table:table-cell office:value-type="string" office:string-value="&lt;label locale=&quot;de_CH&quot; preferred=&quot;1&quot;&gt;&lt;name_singular&gt;Meta&lt;/name_singular&gt;&lt;name_plural&gt;Meta&lt;/name_plural&gt;&lt;/label&gt;" table:formula="of:=[Snippets.$B$17]&amp;[Translations.A204]&amp;[Snippets.$C$17]&amp;[Translations.A204]&amp;[Snippets.$D$17]" table:style-name="ce1">
            <text:p>&lt;label locale="de_CH" preferred="1"&gt;&lt;name_singular&gt;Meta&lt;/name_singular&gt;&lt;name_plural&gt;Meta&lt;/name_plural&gt;&lt;/label&gt;</text:p>
          </table:table-cell>
          <table:table-cell office:value-type="string" office:string-value="&lt;label locale=&quot;fr_CH&quot; preferred=&quot;1&quot;&gt;&lt;name_singular&gt;Meta&lt;/name_singular&gt;&lt;name_plural&gt;Meta&lt;/name_plural&gt;&lt;/label&gt;" table:formula="of:=[Snippets.$B$18]&amp;[Translations.B204]&amp;[Snippets.$C$18]&amp;[Translations.B204]&amp;[Snippets.$D$18]" table:style-name="ce1">
            <text:p>&lt;label locale="fr_CH" preferred="1"&gt;&lt;name_singular&gt;Meta&lt;/name_singular&gt;&lt;name_plural&gt;Meta&lt;/name_plural&gt;&lt;/label&gt;</text:p>
          </table:table-cell>
          <table:table-cell office:value-type="string" office:string-value="&lt;item idno=&quot;meta&quot; enabled=&quot;1&quot; default=&quot;0&quot; value=&quot;0&quot;&gt;" table:formula="of:=[Snippets.B$15]&amp;[.B204]&amp;[Snippets.C$15]" table:style-name="ce1">
            <text:p>&lt;item idno="meta" enabled="1" default="0" value="0"&gt;</text:p>
          </table:table-cell>
          <table:table-cell office:value-type="string" office:string-value="&lt;item idno=&quot;meta&quot; enabled=&quot;1&quot; default=&quot;0&quot; value=&quot;0&quot;&gt;&lt;labels&gt;&lt;label locale=&quot;de_CH&quot; preferred=&quot;1&quot;&gt;&lt;name_singular&gt;Meta&lt;/name_singular&gt;&lt;name_plural&gt;Meta&lt;/name_plural&gt;&lt;/label&gt;&lt;label locale=&quot;fr_CH&quot; preferred=&quot;1&quot;&gt;&lt;name_singular&gt;Meta&lt;/name_singular&gt;&lt;name_plural&gt;Meta&lt;/name_plural&gt;&lt;/label&gt;&lt;/labels&gt;&lt;/item&gt;" table:formula="of:=[.E204]&amp;[Snippets.B$16]&amp;[.C204]&amp;[.D204]&amp;[Snippets.B$22]&amp;[Snippets.B$23]" table:style-name="ce1">
            <text:p>&lt;item idno="meta" enabled="1" default="0" value="0"&gt;&lt;labels&gt;&lt;label locale="de_CH" preferred="1"&gt;&lt;name_singular&gt;Meta&lt;/name_singular&gt;&lt;name_plural&gt;Meta&lt;/name_plural&gt;&lt;/label&gt;&lt;label locale="fr_CH" preferred="1"&gt;&lt;name_singular&gt;Meta&lt;/name_singular&gt;&lt;name_plural&gt;Met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iao" table:formula="of:=[Translations.A205]" table:style-name="ce1">
            <text:p>Miao</text:p>
          </table:table-cell>
          <table:table-cell office:value-type="string" table:style-name="ce1">
            <text:p>miao</text:p>
          </table:table-cell>
          <table:table-cell office:value-type="string" office:string-value="&lt;label locale=&quot;de_CH&quot; preferred=&quot;1&quot;&gt;&lt;name_singular&gt;Miao&lt;/name_singular&gt;&lt;name_plural&gt;Miao&lt;/name_plural&gt;&lt;/label&gt;" table:formula="of:=[Snippets.$B$17]&amp;[Translations.A205]&amp;[Snippets.$C$17]&amp;[Translations.A205]&amp;[Snippets.$D$17]" table:style-name="ce1">
            <text:p>&lt;label locale="de_CH" preferred="1"&gt;&lt;name_singular&gt;Miao&lt;/name_singular&gt;&lt;name_plural&gt;Miao&lt;/name_plural&gt;&lt;/label&gt;</text:p>
          </table:table-cell>
          <table:table-cell office:value-type="string" office:string-value="&lt;label locale=&quot;fr_CH&quot; preferred=&quot;1&quot;&gt;&lt;name_singular&gt;Miao&lt;/name_singular&gt;&lt;name_plural&gt;Miao&lt;/name_plural&gt;&lt;/label&gt;" table:formula="of:=[Snippets.$B$18]&amp;[Translations.B205]&amp;[Snippets.$C$18]&amp;[Translations.B205]&amp;[Snippets.$D$18]" table:style-name="ce1">
            <text:p>&lt;label locale="fr_CH" preferred="1"&gt;&lt;name_singular&gt;Miao&lt;/name_singular&gt;&lt;name_plural&gt;Miao&lt;/name_plural&gt;&lt;/label&gt;</text:p>
          </table:table-cell>
          <table:table-cell office:value-type="string" office:string-value="&lt;item idno=&quot;miao&quot; enabled=&quot;1&quot; default=&quot;0&quot; value=&quot;0&quot;&gt;" table:formula="of:=[Snippets.B$15]&amp;[.B205]&amp;[Snippets.C$15]" table:style-name="ce1">
            <text:p>&lt;item idno="miao" enabled="1" default="0" value="0"&gt;</text:p>
          </table:table-cell>
          <table:table-cell office:value-type="string" office:string-value="&lt;item idno=&quot;miao&quot; enabled=&quot;1&quot; default=&quot;0&quot; value=&quot;0&quot;&gt;&lt;labels&gt;&lt;label locale=&quot;de_CH&quot; preferred=&quot;1&quot;&gt;&lt;name_singular&gt;Miao&lt;/name_singular&gt;&lt;name_plural&gt;Miao&lt;/name_plural&gt;&lt;/label&gt;&lt;label locale=&quot;fr_CH&quot; preferred=&quot;1&quot;&gt;&lt;name_singular&gt;Miao&lt;/name_singular&gt;&lt;name_plural&gt;Miao&lt;/name_plural&gt;&lt;/label&gt;&lt;/labels&gt;&lt;/item&gt;" table:formula="of:=[.E205]&amp;[Snippets.B$16]&amp;[.C205]&amp;[.D205]&amp;[Snippets.B$22]&amp;[Snippets.B$23]" table:style-name="ce1">
            <text:p>&lt;item idno="miao" enabled="1" default="0" value="0"&gt;&lt;labels&gt;&lt;label locale="de_CH" preferred="1"&gt;&lt;name_singular&gt;Miao&lt;/name_singular&gt;&lt;name_plural&gt;Miao&lt;/name_plural&gt;&lt;/label&gt;&lt;label locale="fr_CH" preferred="1"&gt;&lt;name_singular&gt;Miao&lt;/name_singular&gt;&lt;name_plural&gt;Mia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ilanau" table:formula="of:=[Translations.A206]" table:style-name="ce1">
            <text:p>Milanau</text:p>
          </table:table-cell>
          <table:table-cell office:value-type="string" table:style-name="ce1">
            <text:p>milanau</text:p>
          </table:table-cell>
          <table:table-cell office:value-type="string" office:string-value="&lt;label locale=&quot;de_CH&quot; preferred=&quot;1&quot;&gt;&lt;name_singular&gt;Milanau&lt;/name_singular&gt;&lt;name_plural&gt;Milanau&lt;/name_plural&gt;&lt;/label&gt;" table:formula="of:=[Snippets.$B$17]&amp;[Translations.A206]&amp;[Snippets.$C$17]&amp;[Translations.A206]&amp;[Snippets.$D$17]" table:style-name="ce1">
            <text:p>&lt;label locale="de_CH" preferred="1"&gt;&lt;name_singular&gt;Milanau&lt;/name_singular&gt;&lt;name_plural&gt;Milanau&lt;/name_plural&gt;&lt;/label&gt;</text:p>
          </table:table-cell>
          <table:table-cell office:value-type="string" office:string-value="&lt;label locale=&quot;fr_CH&quot; preferred=&quot;1&quot;&gt;&lt;name_singular&gt;Milanau&lt;/name_singular&gt;&lt;name_plural&gt;Milanau&lt;/name_plural&gt;&lt;/label&gt;" table:formula="of:=[Snippets.$B$18]&amp;[Translations.B206]&amp;[Snippets.$C$18]&amp;[Translations.B206]&amp;[Snippets.$D$18]" table:style-name="ce1">
            <text:p>&lt;label locale="fr_CH" preferred="1"&gt;&lt;name_singular&gt;Milanau&lt;/name_singular&gt;&lt;name_plural&gt;Milanau&lt;/name_plural&gt;&lt;/label&gt;</text:p>
          </table:table-cell>
          <table:table-cell office:value-type="string" office:string-value="&lt;item idno=&quot;milanau&quot; enabled=&quot;1&quot; default=&quot;0&quot; value=&quot;0&quot;&gt;" table:formula="of:=[Snippets.B$15]&amp;[.B206]&amp;[Snippets.C$15]" table:style-name="ce1">
            <text:p>&lt;item idno="milanau" enabled="1" default="0" value="0"&gt;</text:p>
          </table:table-cell>
          <table:table-cell office:value-type="string" office:string-value="&lt;item idno=&quot;milanau&quot; enabled=&quot;1&quot; default=&quot;0&quot; value=&quot;0&quot;&gt;&lt;labels&gt;&lt;label locale=&quot;de_CH&quot; preferred=&quot;1&quot;&gt;&lt;name_singular&gt;Milanau&lt;/name_singular&gt;&lt;name_plural&gt;Milanau&lt;/name_plural&gt;&lt;/label&gt;&lt;label locale=&quot;fr_CH&quot; preferred=&quot;1&quot;&gt;&lt;name_singular&gt;Milanau&lt;/name_singular&gt;&lt;name_plural&gt;Milanau&lt;/name_plural&gt;&lt;/label&gt;&lt;/labels&gt;&lt;/item&gt;" table:formula="of:=[.E206]&amp;[Snippets.B$16]&amp;[.C206]&amp;[.D206]&amp;[Snippets.B$22]&amp;[Snippets.B$23]" table:style-name="ce1">
            <text:p>&lt;item idno="milanau" enabled="1" default="0" value="0"&gt;&lt;labels&gt;&lt;label locale="de_CH" preferred="1"&gt;&lt;name_singular&gt;Milanau&lt;/name_singular&gt;&lt;name_plural&gt;Milanau&lt;/name_plural&gt;&lt;/label&gt;&lt;label locale="fr_CH" preferred="1"&gt;&lt;name_singular&gt;Milanau&lt;/name_singular&gt;&lt;name_plural&gt;Milanau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inahassa" table:formula="of:=[Translations.A207]" table:style-name="ce1">
            <text:p>Minahassa</text:p>
          </table:table-cell>
          <table:table-cell office:value-type="string" table:style-name="ce1">
            <text:p>minahassa</text:p>
          </table:table-cell>
          <table:table-cell office:value-type="string" office:string-value="&lt;label locale=&quot;de_CH&quot; preferred=&quot;1&quot;&gt;&lt;name_singular&gt;Minahassa&lt;/name_singular&gt;&lt;name_plural&gt;Minahassa&lt;/name_plural&gt;&lt;/label&gt;" table:formula="of:=[Snippets.$B$17]&amp;[Translations.A207]&amp;[Snippets.$C$17]&amp;[Translations.A207]&amp;[Snippets.$D$17]" table:style-name="ce1">
            <text:p>&lt;label locale="de_CH" preferred="1"&gt;&lt;name_singular&gt;Minahassa&lt;/name_singular&gt;&lt;name_plural&gt;Minahassa&lt;/name_plural&gt;&lt;/label&gt;</text:p>
          </table:table-cell>
          <table:table-cell office:value-type="string" office:string-value="&lt;label locale=&quot;fr_CH&quot; preferred=&quot;1&quot;&gt;&lt;name_singular&gt;Minahasa&lt;/name_singular&gt;&lt;name_plural&gt;Minahasa&lt;/name_plural&gt;&lt;/label&gt;" table:formula="of:=[Snippets.$B$18]&amp;[Translations.B207]&amp;[Snippets.$C$18]&amp;[Translations.B207]&amp;[Snippets.$D$18]" table:style-name="ce1">
            <text:p>&lt;label locale="fr_CH" preferred="1"&gt;&lt;name_singular&gt;Minahasa&lt;/name_singular&gt;&lt;name_plural&gt;Minahasa&lt;/name_plural&gt;&lt;/label&gt;</text:p>
          </table:table-cell>
          <table:table-cell office:value-type="string" office:string-value="&lt;item idno=&quot;minahassa&quot; enabled=&quot;1&quot; default=&quot;0&quot; value=&quot;0&quot;&gt;" table:formula="of:=[Snippets.B$15]&amp;[.B207]&amp;[Snippets.C$15]" table:style-name="ce1">
            <text:p>&lt;item idno="minahassa" enabled="1" default="0" value="0"&gt;</text:p>
          </table:table-cell>
          <table:table-cell office:value-type="string" office:string-value="&lt;item idno=&quot;minahassa&quot; enabled=&quot;1&quot; default=&quot;0&quot; value=&quot;0&quot;&gt;&lt;labels&gt;&lt;label locale=&quot;de_CH&quot; preferred=&quot;1&quot;&gt;&lt;name_singular&gt;Minahassa&lt;/name_singular&gt;&lt;name_plural&gt;Minahassa&lt;/name_plural&gt;&lt;/label&gt;&lt;label locale=&quot;fr_CH&quot; preferred=&quot;1&quot;&gt;&lt;name_singular&gt;Minahasa&lt;/name_singular&gt;&lt;name_plural&gt;Minahasa&lt;/name_plural&gt;&lt;/label&gt;&lt;/labels&gt;&lt;/item&gt;" table:formula="of:=[.E207]&amp;[Snippets.B$16]&amp;[.C207]&amp;[.D207]&amp;[Snippets.B$22]&amp;[Snippets.B$23]" table:style-name="ce1">
            <text:p>&lt;item idno="minahassa" enabled="1" default="0" value="0"&gt;&lt;labels&gt;&lt;label locale="de_CH" preferred="1"&gt;&lt;name_singular&gt;Minahassa&lt;/name_singular&gt;&lt;name_plural&gt;Minahassa&lt;/name_plural&gt;&lt;/label&gt;&lt;label locale="fr_CH" preferred="1"&gt;&lt;name_singular&gt;Minahasa&lt;/name_singular&gt;&lt;name_plural&gt;Minahas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inangkabau" table:formula="of:=[Translations.A208]" table:style-name="ce1">
            <text:p>Minangkabau</text:p>
          </table:table-cell>
          <table:table-cell office:value-type="string" table:style-name="ce1">
            <text:p>minangkabau</text:p>
          </table:table-cell>
          <table:table-cell office:value-type="string" office:string-value="&lt;label locale=&quot;de_CH&quot; preferred=&quot;1&quot;&gt;&lt;name_singular&gt;Minangkabau&lt;/name_singular&gt;&lt;name_plural&gt;Minangkabau&lt;/name_plural&gt;&lt;/label&gt;" table:formula="of:=[Snippets.$B$17]&amp;[Translations.A208]&amp;[Snippets.$C$17]&amp;[Translations.A208]&amp;[Snippets.$D$17]" table:style-name="ce1">
            <text:p>&lt;label locale="de_CH" preferred="1"&gt;&lt;name_singular&gt;Minangkabau&lt;/name_singular&gt;&lt;name_plural&gt;Minangkabau&lt;/name_plural&gt;&lt;/label&gt;</text:p>
          </table:table-cell>
          <table:table-cell office:value-type="string" office:string-value="&lt;label locale=&quot;fr_CH&quot; preferred=&quot;1&quot;&gt;&lt;name_singular&gt;Minangkabau&lt;/name_singular&gt;&lt;name_plural&gt;Minangkabau&lt;/name_plural&gt;&lt;/label&gt;" table:formula="of:=[Snippets.$B$18]&amp;[Translations.B208]&amp;[Snippets.$C$18]&amp;[Translations.B208]&amp;[Snippets.$D$18]" table:style-name="ce1">
            <text:p>&lt;label locale="fr_CH" preferred="1"&gt;&lt;name_singular&gt;Minangkabau&lt;/name_singular&gt;&lt;name_plural&gt;Minangkabau&lt;/name_plural&gt;&lt;/label&gt;</text:p>
          </table:table-cell>
          <table:table-cell office:value-type="string" office:string-value="&lt;item idno=&quot;minangkabau&quot; enabled=&quot;1&quot; default=&quot;0&quot; value=&quot;0&quot;&gt;" table:formula="of:=[Snippets.B$15]&amp;[.B208]&amp;[Snippets.C$15]" table:style-name="ce1">
            <text:p>&lt;item idno="minangkabau" enabled="1" default="0" value="0"&gt;</text:p>
          </table:table-cell>
          <table:table-cell office:value-type="string" office:string-value="&lt;item idno=&quot;minangkabau&quot; enabled=&quot;1&quot; default=&quot;0&quot; value=&quot;0&quot;&gt;&lt;labels&gt;&lt;label locale=&quot;de_CH&quot; preferred=&quot;1&quot;&gt;&lt;name_singular&gt;Minangkabau&lt;/name_singular&gt;&lt;name_plural&gt;Minangkabau&lt;/name_plural&gt;&lt;/label&gt;&lt;label locale=&quot;fr_CH&quot; preferred=&quot;1&quot;&gt;&lt;name_singular&gt;Minangkabau&lt;/name_singular&gt;&lt;name_plural&gt;Minangkabau&lt;/name_plural&gt;&lt;/label&gt;&lt;/labels&gt;&lt;/item&gt;" table:formula="of:=[.E208]&amp;[Snippets.B$16]&amp;[.C208]&amp;[.D208]&amp;[Snippets.B$22]&amp;[Snippets.B$23]" table:style-name="ce1">
            <text:p>&lt;item idno="minangkabau" enabled="1" default="0" value="0"&gt;&lt;labels&gt;&lt;label locale="de_CH" preferred="1"&gt;&lt;name_singular&gt;Minangkabau&lt;/name_singular&gt;&lt;name_plural&gt;Minangkabau&lt;/name_plural&gt;&lt;/label&gt;&lt;label locale="fr_CH" preferred="1"&gt;&lt;name_singular&gt;Minangkabau&lt;/name_singular&gt;&lt;name_plural&gt;Minangkabau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ohave" table:formula="of:=[Translations.A209]" table:style-name="ce1">
            <text:p>Mohave</text:p>
          </table:table-cell>
          <table:table-cell office:value-type="string" table:style-name="ce1">
            <text:p>mohave</text:p>
          </table:table-cell>
          <table:table-cell office:value-type="string" office:string-value="&lt;label locale=&quot;de_CH&quot; preferred=&quot;1&quot;&gt;&lt;name_singular&gt;Mohave&lt;/name_singular&gt;&lt;name_plural&gt;Mohave&lt;/name_plural&gt;&lt;/label&gt;" table:formula="of:=[Snippets.$B$17]&amp;[Translations.A209]&amp;[Snippets.$C$17]&amp;[Translations.A209]&amp;[Snippets.$D$17]" table:style-name="ce1">
            <text:p>&lt;label locale="de_CH" preferred="1"&gt;&lt;name_singular&gt;Mohave&lt;/name_singular&gt;&lt;name_plural&gt;Mohave&lt;/name_plural&gt;&lt;/label&gt;</text:p>
          </table:table-cell>
          <table:table-cell office:value-type="string" office:string-value="&lt;label locale=&quot;fr_CH&quot; preferred=&quot;1&quot;&gt;&lt;name_singular&gt;Mojaves&lt;/name_singular&gt;&lt;name_plural&gt;Mojaves&lt;/name_plural&gt;&lt;/label&gt;" table:formula="of:=[Snippets.$B$18]&amp;[Translations.B209]&amp;[Snippets.$C$18]&amp;[Translations.B209]&amp;[Snippets.$D$18]" table:style-name="ce1">
            <text:p>&lt;label locale="fr_CH" preferred="1"&gt;&lt;name_singular&gt;Mojaves&lt;/name_singular&gt;&lt;name_plural&gt;Mojaves&lt;/name_plural&gt;&lt;/label&gt;</text:p>
          </table:table-cell>
          <table:table-cell office:value-type="string" office:string-value="&lt;item idno=&quot;mohave&quot; enabled=&quot;1&quot; default=&quot;0&quot; value=&quot;0&quot;&gt;" table:formula="of:=[Snippets.B$15]&amp;[.B209]&amp;[Snippets.C$15]" table:style-name="ce1">
            <text:p>&lt;item idno="mohave" enabled="1" default="0" value="0"&gt;</text:p>
          </table:table-cell>
          <table:table-cell office:value-type="string" office:string-value="&lt;item idno=&quot;mohave&quot; enabled=&quot;1&quot; default=&quot;0&quot; value=&quot;0&quot;&gt;&lt;labels&gt;&lt;label locale=&quot;de_CH&quot; preferred=&quot;1&quot;&gt;&lt;name_singular&gt;Mohave&lt;/name_singular&gt;&lt;name_plural&gt;Mohave&lt;/name_plural&gt;&lt;/label&gt;&lt;label locale=&quot;fr_CH&quot; preferred=&quot;1&quot;&gt;&lt;name_singular&gt;Mojaves&lt;/name_singular&gt;&lt;name_plural&gt;Mojaves&lt;/name_plural&gt;&lt;/label&gt;&lt;/labels&gt;&lt;/item&gt;" table:formula="of:=[.E209]&amp;[Snippets.B$16]&amp;[.C209]&amp;[.D209]&amp;[Snippets.B$22]&amp;[Snippets.B$23]" table:style-name="ce1">
            <text:p>&lt;item idno="mohave" enabled="1" default="0" value="0"&gt;&lt;labels&gt;&lt;label locale="de_CH" preferred="1"&gt;&lt;name_singular&gt;Mohave&lt;/name_singular&gt;&lt;name_plural&gt;Mohave&lt;/name_plural&gt;&lt;/label&gt;&lt;label locale="fr_CH" preferred="1"&gt;&lt;name_singular&gt;Mojaves&lt;/name_singular&gt;&lt;name_plural&gt;Mojav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oi" table:formula="of:=[Translations.A210]" table:style-name="ce1">
            <text:p>Moi</text:p>
          </table:table-cell>
          <table:table-cell office:value-type="string" table:style-name="ce1">
            <text:p>moi</text:p>
          </table:table-cell>
          <table:table-cell office:value-type="string" office:string-value="&lt;label locale=&quot;de_CH&quot; preferred=&quot;1&quot;&gt;&lt;name_singular&gt;Moi&lt;/name_singular&gt;&lt;name_plural&gt;Moi&lt;/name_plural&gt;&lt;/label&gt;" table:formula="of:=[Snippets.$B$17]&amp;[Translations.A210]&amp;[Snippets.$C$17]&amp;[Translations.A210]&amp;[Snippets.$D$17]" table:style-name="ce1">
            <text:p>&lt;label locale="de_CH" preferred="1"&gt;&lt;name_singular&gt;Moi&lt;/name_singular&gt;&lt;name_plural&gt;Moi&lt;/name_plural&gt;&lt;/label&gt;</text:p>
          </table:table-cell>
          <table:table-cell office:value-type="string" office:string-value="&lt;label locale=&quot;fr_CH&quot; preferred=&quot;1&quot;&gt;&lt;name_singular&gt;Moi&lt;/name_singular&gt;&lt;name_plural&gt;Moi&lt;/name_plural&gt;&lt;/label&gt;" table:formula="of:=[Snippets.$B$18]&amp;[Translations.B210]&amp;[Snippets.$C$18]&amp;[Translations.B210]&amp;[Snippets.$D$18]" table:style-name="ce1">
            <text:p>&lt;label locale="fr_CH" preferred="1"&gt;&lt;name_singular&gt;Moi&lt;/name_singular&gt;&lt;name_plural&gt;Moi&lt;/name_plural&gt;&lt;/label&gt;</text:p>
          </table:table-cell>
          <table:table-cell office:value-type="string" office:string-value="&lt;item idno=&quot;moi&quot; enabled=&quot;1&quot; default=&quot;0&quot; value=&quot;0&quot;&gt;" table:formula="of:=[Snippets.B$15]&amp;[.B210]&amp;[Snippets.C$15]" table:style-name="ce1">
            <text:p>&lt;item idno="moi" enabled="1" default="0" value="0"&gt;</text:p>
          </table:table-cell>
          <table:table-cell office:value-type="string" office:string-value="&lt;item idno=&quot;moi&quot; enabled=&quot;1&quot; default=&quot;0&quot; value=&quot;0&quot;&gt;&lt;labels&gt;&lt;label locale=&quot;de_CH&quot; preferred=&quot;1&quot;&gt;&lt;name_singular&gt;Moi&lt;/name_singular&gt;&lt;name_plural&gt;Moi&lt;/name_plural&gt;&lt;/label&gt;&lt;label locale=&quot;fr_CH&quot; preferred=&quot;1&quot;&gt;&lt;name_singular&gt;Moi&lt;/name_singular&gt;&lt;name_plural&gt;Moi&lt;/name_plural&gt;&lt;/label&gt;&lt;/labels&gt;&lt;/item&gt;" table:formula="of:=[.E210]&amp;[Snippets.B$16]&amp;[.C210]&amp;[.D210]&amp;[Snippets.B$22]&amp;[Snippets.B$23]" table:style-name="ce1">
            <text:p>&lt;item idno="moi" enabled="1" default="0" value="0"&gt;&lt;labels&gt;&lt;label locale="de_CH" preferred="1"&gt;&lt;name_singular&gt;Moi&lt;/name_singular&gt;&lt;name_plural&gt;Moi&lt;/name_plural&gt;&lt;/label&gt;&lt;label locale="fr_CH" preferred="1"&gt;&lt;name_singular&gt;Moi&lt;/name_singular&gt;&lt;name_plural&gt;Mo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omvu" table:formula="of:=[Translations.A211]" table:style-name="ce1">
            <text:p>Momvu</text:p>
          </table:table-cell>
          <table:table-cell office:value-type="string" table:style-name="ce1">
            <text:p>momvu</text:p>
          </table:table-cell>
          <table:table-cell office:value-type="string" office:string-value="&lt;label locale=&quot;de_CH&quot; preferred=&quot;1&quot;&gt;&lt;name_singular&gt;Momvu&lt;/name_singular&gt;&lt;name_plural&gt;Momvu&lt;/name_plural&gt;&lt;/label&gt;" table:formula="of:=[Snippets.$B$17]&amp;[Translations.A211]&amp;[Snippets.$C$17]&amp;[Translations.A211]&amp;[Snippets.$D$17]" table:style-name="ce1">
            <text:p>&lt;label locale="de_CH" preferred="1"&gt;&lt;name_singular&gt;Momvu&lt;/name_singular&gt;&lt;name_plural&gt;Momvu&lt;/name_plural&gt;&lt;/label&gt;</text:p>
          </table:table-cell>
          <table:table-cell office:value-type="string" office:string-value="&lt;label locale=&quot;fr_CH&quot; preferred=&quot;1&quot;&gt;&lt;name_singular&gt;Momvu&lt;/name_singular&gt;&lt;name_plural&gt;Momvu&lt;/name_plural&gt;&lt;/label&gt;" table:formula="of:=[Snippets.$B$18]&amp;[Translations.B211]&amp;[Snippets.$C$18]&amp;[Translations.B211]&amp;[Snippets.$D$18]" table:style-name="ce1">
            <text:p>&lt;label locale="fr_CH" preferred="1"&gt;&lt;name_singular&gt;Momvu&lt;/name_singular&gt;&lt;name_plural&gt;Momvu&lt;/name_plural&gt;&lt;/label&gt;</text:p>
          </table:table-cell>
          <table:table-cell office:value-type="string" office:string-value="&lt;item idno=&quot;momvu&quot; enabled=&quot;1&quot; default=&quot;0&quot; value=&quot;0&quot;&gt;" table:formula="of:=[Snippets.B$15]&amp;[.B211]&amp;[Snippets.C$15]" table:style-name="ce1">
            <text:p>&lt;item idno="momvu" enabled="1" default="0" value="0"&gt;</text:p>
          </table:table-cell>
          <table:table-cell office:value-type="string" office:string-value="&lt;item idno=&quot;momvu&quot; enabled=&quot;1&quot; default=&quot;0&quot; value=&quot;0&quot;&gt;&lt;labels&gt;&lt;label locale=&quot;de_CH&quot; preferred=&quot;1&quot;&gt;&lt;name_singular&gt;Momvu&lt;/name_singular&gt;&lt;name_plural&gt;Momvu&lt;/name_plural&gt;&lt;/label&gt;&lt;label locale=&quot;fr_CH&quot; preferred=&quot;1&quot;&gt;&lt;name_singular&gt;Momvu&lt;/name_singular&gt;&lt;name_plural&gt;Momvu&lt;/name_plural&gt;&lt;/label&gt;&lt;/labels&gt;&lt;/item&gt;" table:formula="of:=[.E211]&amp;[Snippets.B$16]&amp;[.C211]&amp;[.D211]&amp;[Snippets.B$22]&amp;[Snippets.B$23]" table:style-name="ce1">
            <text:p>&lt;item idno="momvu" enabled="1" default="0" value="0"&gt;&lt;labels&gt;&lt;label locale="de_CH" preferred="1"&gt;&lt;name_singular&gt;Momvu&lt;/name_singular&gt;&lt;name_plural&gt;Momvu&lt;/name_plural&gt;&lt;/label&gt;&lt;label locale="fr_CH" preferred="1"&gt;&lt;name_singular&gt;Momvu&lt;/name_singular&gt;&lt;name_plural&gt;Momvu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ongolen" table:formula="of:=[Translations.A212]" table:style-name="ce1">
            <text:p>Mongolen</text:p>
          </table:table-cell>
          <table:table-cell office:value-type="string" table:style-name="ce1">
            <text:p>mongolen</text:p>
          </table:table-cell>
          <table:table-cell office:value-type="string" office:string-value="&lt;label locale=&quot;de_CH&quot; preferred=&quot;1&quot;&gt;&lt;name_singular&gt;Mongolen&lt;/name_singular&gt;&lt;name_plural&gt;Mongolen&lt;/name_plural&gt;&lt;/label&gt;" table:formula="of:=[Snippets.$B$17]&amp;[Translations.A212]&amp;[Snippets.$C$17]&amp;[Translations.A212]&amp;[Snippets.$D$17]" table:style-name="ce1">
            <text:p>&lt;label locale="de_CH" preferred="1"&gt;&lt;name_singular&gt;Mongolen&lt;/name_singular&gt;&lt;name_plural&gt;Mongolen&lt;/name_plural&gt;&lt;/label&gt;</text:p>
          </table:table-cell>
          <table:table-cell office:value-type="string" office:string-value="&lt;label locale=&quot;fr_CH&quot; preferred=&quot;1&quot;&gt;&lt;name_singular&gt;Mongols&lt;/name_singular&gt;&lt;name_plural&gt;Mongols&lt;/name_plural&gt;&lt;/label&gt;" table:formula="of:=[Snippets.$B$18]&amp;[Translations.B212]&amp;[Snippets.$C$18]&amp;[Translations.B212]&amp;[Snippets.$D$18]" table:style-name="ce1">
            <text:p>&lt;label locale="fr_CH" preferred="1"&gt;&lt;name_singular&gt;Mongols&lt;/name_singular&gt;&lt;name_plural&gt;Mongols&lt;/name_plural&gt;&lt;/label&gt;</text:p>
          </table:table-cell>
          <table:table-cell office:value-type="string" office:string-value="&lt;item idno=&quot;mongolen&quot; enabled=&quot;1&quot; default=&quot;0&quot; value=&quot;0&quot;&gt;" table:formula="of:=[Snippets.B$15]&amp;[.B212]&amp;[Snippets.C$15]" table:style-name="ce1">
            <text:p>&lt;item idno="mongolen" enabled="1" default="0" value="0"&gt;</text:p>
          </table:table-cell>
          <table:table-cell office:value-type="string" office:string-value="&lt;item idno=&quot;mongolen&quot; enabled=&quot;1&quot; default=&quot;0&quot; value=&quot;0&quot;&gt;&lt;labels&gt;&lt;label locale=&quot;de_CH&quot; preferred=&quot;1&quot;&gt;&lt;name_singular&gt;Mongolen&lt;/name_singular&gt;&lt;name_plural&gt;Mongolen&lt;/name_plural&gt;&lt;/label&gt;&lt;label locale=&quot;fr_CH&quot; preferred=&quot;1&quot;&gt;&lt;name_singular&gt;Mongols&lt;/name_singular&gt;&lt;name_plural&gt;Mongols&lt;/name_plural&gt;&lt;/label&gt;&lt;/labels&gt;&lt;/item&gt;" table:formula="of:=[.E212]&amp;[Snippets.B$16]&amp;[.C212]&amp;[.D212]&amp;[Snippets.B$22]&amp;[Snippets.B$23]" table:style-name="ce1">
            <text:p>&lt;item idno="mongolen" enabled="1" default="0" value="0"&gt;&lt;labels&gt;&lt;label locale="de_CH" preferred="1"&gt;&lt;name_singular&gt;Mongolen&lt;/name_singular&gt;&lt;name_plural&gt;Mongolen&lt;/name_plural&gt;&lt;/label&gt;&lt;label locale="fr_CH" preferred="1"&gt;&lt;name_singular&gt;Mongols&lt;/name_singular&gt;&lt;name_plural&gt;Mongol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oros" table:formula="of:=[Translations.A213]" table:style-name="ce1">
            <text:p>Moros</text:p>
          </table:table-cell>
          <table:table-cell office:value-type="string" table:style-name="ce1">
            <text:p>moros</text:p>
          </table:table-cell>
          <table:table-cell office:value-type="string" office:string-value="&lt;label locale=&quot;de_CH&quot; preferred=&quot;1&quot;&gt;&lt;name_singular&gt;Moros&lt;/name_singular&gt;&lt;name_plural&gt;Moros&lt;/name_plural&gt;&lt;/label&gt;" table:formula="of:=[Snippets.$B$17]&amp;[Translations.A213]&amp;[Snippets.$C$17]&amp;[Translations.A213]&amp;[Snippets.$D$17]" table:style-name="ce1">
            <text:p>&lt;label locale="de_CH" preferred="1"&gt;&lt;name_singular&gt;Moros&lt;/name_singular&gt;&lt;name_plural&gt;Moros&lt;/name_plural&gt;&lt;/label&gt;</text:p>
          </table:table-cell>
          <table:table-cell office:value-type="string" office:string-value="&lt;label locale=&quot;fr_CH&quot; preferred=&quot;1&quot;&gt;&lt;name_singular&gt;Moros&lt;/name_singular&gt;&lt;name_plural&gt;Moros&lt;/name_plural&gt;&lt;/label&gt;" table:formula="of:=[Snippets.$B$18]&amp;[Translations.B213]&amp;[Snippets.$C$18]&amp;[Translations.B213]&amp;[Snippets.$D$18]" table:style-name="ce1">
            <text:p>&lt;label locale="fr_CH" preferred="1"&gt;&lt;name_singular&gt;Moros&lt;/name_singular&gt;&lt;name_plural&gt;Moros&lt;/name_plural&gt;&lt;/label&gt;</text:p>
          </table:table-cell>
          <table:table-cell office:value-type="string" office:string-value="&lt;item idno=&quot;moros&quot; enabled=&quot;1&quot; default=&quot;0&quot; value=&quot;0&quot;&gt;" table:formula="of:=[Snippets.B$15]&amp;[.B213]&amp;[Snippets.C$15]" table:style-name="ce1">
            <text:p>&lt;item idno="moros" enabled="1" default="0" value="0"&gt;</text:p>
          </table:table-cell>
          <table:table-cell office:value-type="string" office:string-value="&lt;item idno=&quot;moros&quot; enabled=&quot;1&quot; default=&quot;0&quot; value=&quot;0&quot;&gt;&lt;labels&gt;&lt;label locale=&quot;de_CH&quot; preferred=&quot;1&quot;&gt;&lt;name_singular&gt;Moros&lt;/name_singular&gt;&lt;name_plural&gt;Moros&lt;/name_plural&gt;&lt;/label&gt;&lt;label locale=&quot;fr_CH&quot; preferred=&quot;1&quot;&gt;&lt;name_singular&gt;Moros&lt;/name_singular&gt;&lt;name_plural&gt;Moros&lt;/name_plural&gt;&lt;/label&gt;&lt;/labels&gt;&lt;/item&gt;" table:formula="of:=[.E213]&amp;[Snippets.B$16]&amp;[.C213]&amp;[.D213]&amp;[Snippets.B$22]&amp;[Snippets.B$23]" table:style-name="ce1">
            <text:p>&lt;item idno="moros" enabled="1" default="0" value="0"&gt;&lt;labels&gt;&lt;label locale="de_CH" preferred="1"&gt;&lt;name_singular&gt;Moros&lt;/name_singular&gt;&lt;name_plural&gt;Moros&lt;/name_plural&gt;&lt;/label&gt;&lt;label locale="fr_CH" preferred="1"&gt;&lt;name_singular&gt;Moros&lt;/name_singular&gt;&lt;name_plural&gt;Moro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ossi" table:formula="of:=[Translations.A214]" table:style-name="ce1">
            <text:p>Mossi</text:p>
          </table:table-cell>
          <table:table-cell office:value-type="string" table:style-name="ce1">
            <text:p>mossi</text:p>
          </table:table-cell>
          <table:table-cell office:value-type="string" office:string-value="&lt;label locale=&quot;de_CH&quot; preferred=&quot;1&quot;&gt;&lt;name_singular&gt;Mossi&lt;/name_singular&gt;&lt;name_plural&gt;Mossi&lt;/name_plural&gt;&lt;/label&gt;" table:formula="of:=[Snippets.$B$17]&amp;[Translations.A214]&amp;[Snippets.$C$17]&amp;[Translations.A214]&amp;[Snippets.$D$17]" table:style-name="ce1">
            <text:p>&lt;label locale="de_CH" preferred="1"&gt;&lt;name_singular&gt;Mossi&lt;/name_singular&gt;&lt;name_plural&gt;Mossi&lt;/name_plural&gt;&lt;/label&gt;</text:p>
          </table:table-cell>
          <table:table-cell office:value-type="string" office:string-value="&lt;label locale=&quot;fr_CH&quot; preferred=&quot;1&quot;&gt;&lt;name_singular&gt;Mossis&lt;/name_singular&gt;&lt;name_plural&gt;Mossis&lt;/name_plural&gt;&lt;/label&gt;" table:formula="of:=[Snippets.$B$18]&amp;[Translations.B214]&amp;[Snippets.$C$18]&amp;[Translations.B214]&amp;[Snippets.$D$18]" table:style-name="ce1">
            <text:p>&lt;label locale="fr_CH" preferred="1"&gt;&lt;name_singular&gt;Mossis&lt;/name_singular&gt;&lt;name_plural&gt;Mossis&lt;/name_plural&gt;&lt;/label&gt;</text:p>
          </table:table-cell>
          <table:table-cell office:value-type="string" office:string-value="&lt;item idno=&quot;mossi&quot; enabled=&quot;1&quot; default=&quot;0&quot; value=&quot;0&quot;&gt;" table:formula="of:=[Snippets.B$15]&amp;[.B214]&amp;[Snippets.C$15]" table:style-name="ce1">
            <text:p>&lt;item idno="mossi" enabled="1" default="0" value="0"&gt;</text:p>
          </table:table-cell>
          <table:table-cell office:value-type="string" office:string-value="&lt;item idno=&quot;mossi&quot; enabled=&quot;1&quot; default=&quot;0&quot; value=&quot;0&quot;&gt;&lt;labels&gt;&lt;label locale=&quot;de_CH&quot; preferred=&quot;1&quot;&gt;&lt;name_singular&gt;Mossi&lt;/name_singular&gt;&lt;name_plural&gt;Mossi&lt;/name_plural&gt;&lt;/label&gt;&lt;label locale=&quot;fr_CH&quot; preferred=&quot;1&quot;&gt;&lt;name_singular&gt;Mossis&lt;/name_singular&gt;&lt;name_plural&gt;Mossis&lt;/name_plural&gt;&lt;/label&gt;&lt;/labels&gt;&lt;/item&gt;" table:formula="of:=[.E214]&amp;[Snippets.B$16]&amp;[.C214]&amp;[.D214]&amp;[Snippets.B$22]&amp;[Snippets.B$23]" table:style-name="ce1">
            <text:p>&lt;item idno="mossi" enabled="1" default="0" value="0"&gt;&lt;labels&gt;&lt;label locale="de_CH" preferred="1"&gt;&lt;name_singular&gt;Mossi&lt;/name_singular&gt;&lt;name_plural&gt;Mossi&lt;/name_plural&gt;&lt;/label&gt;&lt;label locale="fr_CH" preferred="1"&gt;&lt;name_singular&gt;Mossis&lt;/name_singular&gt;&lt;name_plural&gt;Mossi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ovima" table:formula="of:=[Translations.A215]" table:style-name="ce1">
            <text:p>Movima</text:p>
          </table:table-cell>
          <table:table-cell office:value-type="string" table:style-name="ce1">
            <text:p>movima</text:p>
          </table:table-cell>
          <table:table-cell office:value-type="string" office:string-value="&lt;label locale=&quot;de_CH&quot; preferred=&quot;1&quot;&gt;&lt;name_singular&gt;Movima&lt;/name_singular&gt;&lt;name_plural&gt;Movima&lt;/name_plural&gt;&lt;/label&gt;" table:formula="of:=[Snippets.$B$17]&amp;[Translations.A215]&amp;[Snippets.$C$17]&amp;[Translations.A215]&amp;[Snippets.$D$17]" table:style-name="ce1">
            <text:p>&lt;label locale="de_CH" preferred="1"&gt;&lt;name_singular&gt;Movima&lt;/name_singular&gt;&lt;name_plural&gt;Movima&lt;/name_plural&gt;&lt;/label&gt;</text:p>
          </table:table-cell>
          <table:table-cell office:value-type="string" office:string-value="&lt;label locale=&quot;fr_CH&quot; preferred=&quot;1&quot;&gt;&lt;name_singular&gt;Movima&lt;/name_singular&gt;&lt;name_plural&gt;Movima&lt;/name_plural&gt;&lt;/label&gt;" table:formula="of:=[Snippets.$B$18]&amp;[Translations.B215]&amp;[Snippets.$C$18]&amp;[Translations.B215]&amp;[Snippets.$D$18]" table:style-name="ce1">
            <text:p>&lt;label locale="fr_CH" preferred="1"&gt;&lt;name_singular&gt;Movima&lt;/name_singular&gt;&lt;name_plural&gt;Movima&lt;/name_plural&gt;&lt;/label&gt;</text:p>
          </table:table-cell>
          <table:table-cell office:value-type="string" office:string-value="&lt;item idno=&quot;movima&quot; enabled=&quot;1&quot; default=&quot;0&quot; value=&quot;0&quot;&gt;" table:formula="of:=[Snippets.B$15]&amp;[.B215]&amp;[Snippets.C$15]" table:style-name="ce1">
            <text:p>&lt;item idno="movima" enabled="1" default="0" value="0"&gt;</text:p>
          </table:table-cell>
          <table:table-cell office:value-type="string" office:string-value="&lt;item idno=&quot;movima&quot; enabled=&quot;1&quot; default=&quot;0&quot; value=&quot;0&quot;&gt;&lt;labels&gt;&lt;label locale=&quot;de_CH&quot; preferred=&quot;1&quot;&gt;&lt;name_singular&gt;Movima&lt;/name_singular&gt;&lt;name_plural&gt;Movima&lt;/name_plural&gt;&lt;/label&gt;&lt;label locale=&quot;fr_CH&quot; preferred=&quot;1&quot;&gt;&lt;name_singular&gt;Movima&lt;/name_singular&gt;&lt;name_plural&gt;Movima&lt;/name_plural&gt;&lt;/label&gt;&lt;/labels&gt;&lt;/item&gt;" table:formula="of:=[.E215]&amp;[Snippets.B$16]&amp;[.C215]&amp;[.D215]&amp;[Snippets.B$22]&amp;[Snippets.B$23]" table:style-name="ce1">
            <text:p>&lt;item idno="movima" enabled="1" default="0" value="0"&gt;&lt;labels&gt;&lt;label locale="de_CH" preferred="1"&gt;&lt;name_singular&gt;Movima&lt;/name_singular&gt;&lt;name_plural&gt;Movima&lt;/name_plural&gt;&lt;/label&gt;&lt;label locale="fr_CH" preferred="1"&gt;&lt;name_singular&gt;Movima&lt;/name_singular&gt;&lt;name_plural&gt;Movim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Muskogee" table:formula="of:=[Translations.A216]" table:style-name="ce1">
            <text:p>Muskogee</text:p>
          </table:table-cell>
          <table:table-cell office:value-type="string" table:style-name="ce1">
            <text:p>muskogee</text:p>
          </table:table-cell>
          <table:table-cell office:value-type="string" office:string-value="&lt;label locale=&quot;de_CH&quot; preferred=&quot;1&quot;&gt;&lt;name_singular&gt;Muskogee&lt;/name_singular&gt;&lt;name_plural&gt;Muskogee&lt;/name_plural&gt;&lt;/label&gt;" table:formula="of:=[Snippets.$B$17]&amp;[Translations.A216]&amp;[Snippets.$C$17]&amp;[Translations.A216]&amp;[Snippets.$D$17]" table:style-name="ce1">
            <text:p>&lt;label locale="de_CH" preferred="1"&gt;&lt;name_singular&gt;Muskogee&lt;/name_singular&gt;&lt;name_plural&gt;Muskogee&lt;/name_plural&gt;&lt;/label&gt;</text:p>
          </table:table-cell>
          <table:table-cell office:value-type="string" office:string-value="&lt;label locale=&quot;fr_CH&quot; preferred=&quot;1&quot;&gt;&lt;name_singular&gt;Creeks&lt;/name_singular&gt;&lt;name_plural&gt;Creeks&lt;/name_plural&gt;&lt;/label&gt;" table:formula="of:=[Snippets.$B$18]&amp;[Translations.B216]&amp;[Snippets.$C$18]&amp;[Translations.B216]&amp;[Snippets.$D$18]" table:style-name="ce1">
            <text:p>&lt;label locale="fr_CH" preferred="1"&gt;&lt;name_singular&gt;Creeks&lt;/name_singular&gt;&lt;name_plural&gt;Creeks&lt;/name_plural&gt;&lt;/label&gt;</text:p>
          </table:table-cell>
          <table:table-cell office:value-type="string" office:string-value="&lt;item idno=&quot;muskogee&quot; enabled=&quot;1&quot; default=&quot;0&quot; value=&quot;0&quot;&gt;" table:formula="of:=[Snippets.B$15]&amp;[.B216]&amp;[Snippets.C$15]" table:style-name="ce1">
            <text:p>&lt;item idno="muskogee" enabled="1" default="0" value="0"&gt;</text:p>
          </table:table-cell>
          <table:table-cell office:value-type="string" office:string-value="&lt;item idno=&quot;muskogee&quot; enabled=&quot;1&quot; default=&quot;0&quot; value=&quot;0&quot;&gt;&lt;labels&gt;&lt;label locale=&quot;de_CH&quot; preferred=&quot;1&quot;&gt;&lt;name_singular&gt;Muskogee&lt;/name_singular&gt;&lt;name_plural&gt;Muskogee&lt;/name_plural&gt;&lt;/label&gt;&lt;label locale=&quot;fr_CH&quot; preferred=&quot;1&quot;&gt;&lt;name_singular&gt;Creeks&lt;/name_singular&gt;&lt;name_plural&gt;Creeks&lt;/name_plural&gt;&lt;/label&gt;&lt;/labels&gt;&lt;/item&gt;" table:formula="of:=[.E216]&amp;[Snippets.B$16]&amp;[.C216]&amp;[.D216]&amp;[Snippets.B$22]&amp;[Snippets.B$23]" table:style-name="ce1">
            <text:p>&lt;item idno="muskogee" enabled="1" default="0" value="0"&gt;&lt;labels&gt;&lt;label locale="de_CH" preferred="1"&gt;&lt;name_singular&gt;Muskogee&lt;/name_singular&gt;&lt;name_plural&gt;Muskogee&lt;/name_plural&gt;&lt;/label&gt;&lt;label locale="fr_CH" preferred="1"&gt;&lt;name_singular&gt;Creeks&lt;/name_singular&gt;&lt;name_plural&gt;Creek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Nahuan" table:formula="of:=[Translations.A217]" table:style-name="ce1">
            <text:p>Nahuan</text:p>
          </table:table-cell>
          <table:table-cell office:value-type="string" table:style-name="ce1">
            <text:p>nahuan</text:p>
          </table:table-cell>
          <table:table-cell office:value-type="string" office:string-value="&lt;label locale=&quot;de_CH&quot; preferred=&quot;1&quot;&gt;&lt;name_singular&gt;Nahuan&lt;/name_singular&gt;&lt;name_plural&gt;Nahuan&lt;/name_plural&gt;&lt;/label&gt;" table:formula="of:=[Snippets.$B$17]&amp;[Translations.A217]&amp;[Snippets.$C$17]&amp;[Translations.A217]&amp;[Snippets.$D$17]" table:style-name="ce1">
            <text:p>&lt;label locale="de_CH" preferred="1"&gt;&lt;name_singular&gt;Nahuan&lt;/name_singular&gt;&lt;name_plural&gt;Nahuan&lt;/name_plural&gt;&lt;/label&gt;</text:p>
          </table:table-cell>
          <table:table-cell office:value-type="string" office:string-value="&lt;label locale=&quot;fr_CH&quot; preferred=&quot;1&quot;&gt;&lt;name_singular&gt;Nahuan&lt;/name_singular&gt;&lt;name_plural&gt;Nahuan&lt;/name_plural&gt;&lt;/label&gt;" table:formula="of:=[Snippets.$B$18]&amp;[Translations.B217]&amp;[Snippets.$C$18]&amp;[Translations.B217]&amp;[Snippets.$D$18]" table:style-name="ce1">
            <text:p>&lt;label locale="fr_CH" preferred="1"&gt;&lt;name_singular&gt;Nahuan&lt;/name_singular&gt;&lt;name_plural&gt;Nahuan&lt;/name_plural&gt;&lt;/label&gt;</text:p>
          </table:table-cell>
          <table:table-cell office:value-type="string" office:string-value="&lt;item idno=&quot;nahuan&quot; enabled=&quot;1&quot; default=&quot;0&quot; value=&quot;0&quot;&gt;" table:formula="of:=[Snippets.B$15]&amp;[.B217]&amp;[Snippets.C$15]" table:style-name="ce1">
            <text:p>&lt;item idno="nahuan" enabled="1" default="0" value="0"&gt;</text:p>
          </table:table-cell>
          <table:table-cell office:value-type="string" office:string-value="&lt;item idno=&quot;nahuan&quot; enabled=&quot;1&quot; default=&quot;0&quot; value=&quot;0&quot;&gt;&lt;labels&gt;&lt;label locale=&quot;de_CH&quot; preferred=&quot;1&quot;&gt;&lt;name_singular&gt;Nahuan&lt;/name_singular&gt;&lt;name_plural&gt;Nahuan&lt;/name_plural&gt;&lt;/label&gt;&lt;label locale=&quot;fr_CH&quot; preferred=&quot;1&quot;&gt;&lt;name_singular&gt;Nahuan&lt;/name_singular&gt;&lt;name_plural&gt;Nahuan&lt;/name_plural&gt;&lt;/label&gt;&lt;/labels&gt;&lt;/item&gt;" table:formula="of:=[.E217]&amp;[Snippets.B$16]&amp;[.C217]&amp;[.D217]&amp;[Snippets.B$22]&amp;[Snippets.B$23]" table:style-name="ce1">
            <text:p>&lt;item idno="nahuan" enabled="1" default="0" value="0"&gt;&lt;labels&gt;&lt;label locale="de_CH" preferred="1"&gt;&lt;name_singular&gt;Nahuan&lt;/name_singular&gt;&lt;name_plural&gt;Nahuan&lt;/name_plural&gt;&lt;/label&gt;&lt;label locale="fr_CH" preferred="1"&gt;&lt;name_singular&gt;Nahuan&lt;/name_singular&gt;&lt;name_plural&gt;Nahuan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Namau" table:formula="of:=[Translations.A218]" table:style-name="ce1">
            <text:p>Namau</text:p>
          </table:table-cell>
          <table:table-cell office:value-type="string" table:style-name="ce1">
            <text:p>namau</text:p>
          </table:table-cell>
          <table:table-cell office:value-type="string" office:string-value="&lt;label locale=&quot;de_CH&quot; preferred=&quot;1&quot;&gt;&lt;name_singular&gt;Namau&lt;/name_singular&gt;&lt;name_plural&gt;Namau&lt;/name_plural&gt;&lt;/label&gt;" table:formula="of:=[Snippets.$B$17]&amp;[Translations.A218]&amp;[Snippets.$C$17]&amp;[Translations.A218]&amp;[Snippets.$D$17]" table:style-name="ce1">
            <text:p>&lt;label locale="de_CH" preferred="1"&gt;&lt;name_singular&gt;Namau&lt;/name_singular&gt;&lt;name_plural&gt;Namau&lt;/name_plural&gt;&lt;/label&gt;</text:p>
          </table:table-cell>
          <table:table-cell office:value-type="string" office:string-value="&lt;label locale=&quot;fr_CH&quot; preferred=&quot;1&quot;&gt;&lt;name_singular&gt;Namau&lt;/name_singular&gt;&lt;name_plural&gt;Namau&lt;/name_plural&gt;&lt;/label&gt;" table:formula="of:=[Snippets.$B$18]&amp;[Translations.B218]&amp;[Snippets.$C$18]&amp;[Translations.B218]&amp;[Snippets.$D$18]" table:style-name="ce1">
            <text:p>&lt;label locale="fr_CH" preferred="1"&gt;&lt;name_singular&gt;Namau&lt;/name_singular&gt;&lt;name_plural&gt;Namau&lt;/name_plural&gt;&lt;/label&gt;</text:p>
          </table:table-cell>
          <table:table-cell office:value-type="string" office:string-value="&lt;item idno=&quot;namau&quot; enabled=&quot;1&quot; default=&quot;0&quot; value=&quot;0&quot;&gt;" table:formula="of:=[Snippets.B$15]&amp;[.B218]&amp;[Snippets.C$15]" table:style-name="ce1">
            <text:p>&lt;item idno="namau" enabled="1" default="0" value="0"&gt;</text:p>
          </table:table-cell>
          <table:table-cell office:value-type="string" office:string-value="&lt;item idno=&quot;namau&quot; enabled=&quot;1&quot; default=&quot;0&quot; value=&quot;0&quot;&gt;&lt;labels&gt;&lt;label locale=&quot;de_CH&quot; preferred=&quot;1&quot;&gt;&lt;name_singular&gt;Namau&lt;/name_singular&gt;&lt;name_plural&gt;Namau&lt;/name_plural&gt;&lt;/label&gt;&lt;label locale=&quot;fr_CH&quot; preferred=&quot;1&quot;&gt;&lt;name_singular&gt;Namau&lt;/name_singular&gt;&lt;name_plural&gt;Namau&lt;/name_plural&gt;&lt;/label&gt;&lt;/labels&gt;&lt;/item&gt;" table:formula="of:=[.E218]&amp;[Snippets.B$16]&amp;[.C218]&amp;[.D218]&amp;[Snippets.B$22]&amp;[Snippets.B$23]" table:style-name="ce1">
            <text:p>&lt;item idno="namau" enabled="1" default="0" value="0"&gt;&lt;labels&gt;&lt;label locale="de_CH" preferred="1"&gt;&lt;name_singular&gt;Namau&lt;/name_singular&gt;&lt;name_plural&gt;Namau&lt;/name_plural&gt;&lt;/label&gt;&lt;label locale="fr_CH" preferred="1"&gt;&lt;name_singular&gt;Namau&lt;/name_singular&gt;&lt;name_plural&gt;Namau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Nandi" table:formula="of:=[Translations.A219]" table:style-name="ce1">
            <text:p>Nandi</text:p>
          </table:table-cell>
          <table:table-cell office:value-type="string" table:style-name="ce1">
            <text:p>nandi</text:p>
          </table:table-cell>
          <table:table-cell office:value-type="string" office:string-value="&lt;label locale=&quot;de_CH&quot; preferred=&quot;1&quot;&gt;&lt;name_singular&gt;Nandi&lt;/name_singular&gt;&lt;name_plural&gt;Nandi&lt;/name_plural&gt;&lt;/label&gt;" table:formula="of:=[Snippets.$B$17]&amp;[Translations.A219]&amp;[Snippets.$C$17]&amp;[Translations.A219]&amp;[Snippets.$D$17]" table:style-name="ce1">
            <text:p>&lt;label locale="de_CH" preferred="1"&gt;&lt;name_singular&gt;Nandi&lt;/name_singular&gt;&lt;name_plural&gt;Nandi&lt;/name_plural&gt;&lt;/label&gt;</text:p>
          </table:table-cell>
          <table:table-cell office:value-type="string" office:string-value="&lt;label locale=&quot;fr_CH&quot; preferred=&quot;1&quot;&gt;&lt;name_singular&gt;Nandi&lt;/name_singular&gt;&lt;name_plural&gt;Nandi&lt;/name_plural&gt;&lt;/label&gt;" table:formula="of:=[Snippets.$B$18]&amp;[Translations.B219]&amp;[Snippets.$C$18]&amp;[Translations.B219]&amp;[Snippets.$D$18]" table:style-name="ce1">
            <text:p>&lt;label locale="fr_CH" preferred="1"&gt;&lt;name_singular&gt;Nandi&lt;/name_singular&gt;&lt;name_plural&gt;Nandi&lt;/name_plural&gt;&lt;/label&gt;</text:p>
          </table:table-cell>
          <table:table-cell office:value-type="string" office:string-value="&lt;item idno=&quot;nandi&quot; enabled=&quot;1&quot; default=&quot;0&quot; value=&quot;0&quot;&gt;" table:formula="of:=[Snippets.B$15]&amp;[.B219]&amp;[Snippets.C$15]" table:style-name="ce1">
            <text:p>&lt;item idno="nandi" enabled="1" default="0" value="0"&gt;</text:p>
          </table:table-cell>
          <table:table-cell office:value-type="string" office:string-value="&lt;item idno=&quot;nandi&quot; enabled=&quot;1&quot; default=&quot;0&quot; value=&quot;0&quot;&gt;&lt;labels&gt;&lt;label locale=&quot;de_CH&quot; preferred=&quot;1&quot;&gt;&lt;name_singular&gt;Nandi&lt;/name_singular&gt;&lt;name_plural&gt;Nandi&lt;/name_plural&gt;&lt;/label&gt;&lt;label locale=&quot;fr_CH&quot; preferred=&quot;1&quot;&gt;&lt;name_singular&gt;Nandi&lt;/name_singular&gt;&lt;name_plural&gt;Nandi&lt;/name_plural&gt;&lt;/label&gt;&lt;/labels&gt;&lt;/item&gt;" table:formula="of:=[.E219]&amp;[Snippets.B$16]&amp;[.C219]&amp;[.D219]&amp;[Snippets.B$22]&amp;[Snippets.B$23]" table:style-name="ce1">
            <text:p>&lt;item idno="nandi" enabled="1" default="0" value="0"&gt;&lt;labels&gt;&lt;label locale="de_CH" preferred="1"&gt;&lt;name_singular&gt;Nandi&lt;/name_singular&gt;&lt;name_plural&gt;Nandi&lt;/name_plural&gt;&lt;/label&gt;&lt;label locale="fr_CH" preferred="1"&gt;&lt;name_singular&gt;Nandi&lt;/name_singular&gt;&lt;name_plural&gt;Nand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Navaho" table:formula="of:=[Translations.A220]" table:style-name="ce1">
            <text:p>Navaho</text:p>
          </table:table-cell>
          <table:table-cell office:value-type="string" table:style-name="ce1">
            <text:p>navaho</text:p>
          </table:table-cell>
          <table:table-cell office:value-type="string" office:string-value="&lt;label locale=&quot;de_CH&quot; preferred=&quot;1&quot;&gt;&lt;name_singular&gt;Navaho&lt;/name_singular&gt;&lt;name_plural&gt;Navaho&lt;/name_plural&gt;&lt;/label&gt;" table:formula="of:=[Snippets.$B$17]&amp;[Translations.A220]&amp;[Snippets.$C$17]&amp;[Translations.A220]&amp;[Snippets.$D$17]" table:style-name="ce1">
            <text:p>&lt;label locale="de_CH" preferred="1"&gt;&lt;name_singular&gt;Navaho&lt;/name_singular&gt;&lt;name_plural&gt;Navaho&lt;/name_plural&gt;&lt;/label&gt;</text:p>
          </table:table-cell>
          <table:table-cell office:value-type="string" office:string-value="&lt;label locale=&quot;fr_CH&quot; preferred=&quot;1&quot;&gt;&lt;name_singular&gt;Navahos&lt;/name_singular&gt;&lt;name_plural&gt;Navahos&lt;/name_plural&gt;&lt;/label&gt;" table:formula="of:=[Snippets.$B$18]&amp;[Translations.B220]&amp;[Snippets.$C$18]&amp;[Translations.B220]&amp;[Snippets.$D$18]" table:style-name="ce1">
            <text:p>&lt;label locale="fr_CH" preferred="1"&gt;&lt;name_singular&gt;Navahos&lt;/name_singular&gt;&lt;name_plural&gt;Navahos&lt;/name_plural&gt;&lt;/label&gt;</text:p>
          </table:table-cell>
          <table:table-cell office:value-type="string" office:string-value="&lt;item idno=&quot;navaho&quot; enabled=&quot;1&quot; default=&quot;0&quot; value=&quot;0&quot;&gt;" table:formula="of:=[Snippets.B$15]&amp;[.B220]&amp;[Snippets.C$15]" table:style-name="ce1">
            <text:p>&lt;item idno="navaho" enabled="1" default="0" value="0"&gt;</text:p>
          </table:table-cell>
          <table:table-cell office:value-type="string" office:string-value="&lt;item idno=&quot;navaho&quot; enabled=&quot;1&quot; default=&quot;0&quot; value=&quot;0&quot;&gt;&lt;labels&gt;&lt;label locale=&quot;de_CH&quot; preferred=&quot;1&quot;&gt;&lt;name_singular&gt;Navaho&lt;/name_singular&gt;&lt;name_plural&gt;Navaho&lt;/name_plural&gt;&lt;/label&gt;&lt;label locale=&quot;fr_CH&quot; preferred=&quot;1&quot;&gt;&lt;name_singular&gt;Navahos&lt;/name_singular&gt;&lt;name_plural&gt;Navahos&lt;/name_plural&gt;&lt;/label&gt;&lt;/labels&gt;&lt;/item&gt;" table:formula="of:=[.E220]&amp;[Snippets.B$16]&amp;[.C220]&amp;[.D220]&amp;[Snippets.B$22]&amp;[Snippets.B$23]" table:style-name="ce1">
            <text:p>&lt;item idno="navaho" enabled="1" default="0" value="0"&gt;&lt;labels&gt;&lt;label locale="de_CH" preferred="1"&gt;&lt;name_singular&gt;Navaho&lt;/name_singular&gt;&lt;name_plural&gt;Navaho&lt;/name_plural&gt;&lt;/label&gt;&lt;label locale="fr_CH" preferred="1"&gt;&lt;name_singular&gt;Navahos&lt;/name_singular&gt;&lt;name_plural&gt;Navaho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Nayar" table:formula="of:=[Translations.A221]" table:style-name="ce1">
            <text:p>Nayar</text:p>
          </table:table-cell>
          <table:table-cell office:value-type="string" table:style-name="ce1">
            <text:p>nayar</text:p>
          </table:table-cell>
          <table:table-cell office:value-type="string" office:string-value="&lt;label locale=&quot;de_CH&quot; preferred=&quot;1&quot;&gt;&lt;name_singular&gt;Nayar&lt;/name_singular&gt;&lt;name_plural&gt;Nayar&lt;/name_plural&gt;&lt;/label&gt;" table:formula="of:=[Snippets.$B$17]&amp;[Translations.A221]&amp;[Snippets.$C$17]&amp;[Translations.A221]&amp;[Snippets.$D$17]" table:style-name="ce1">
            <text:p>&lt;label locale="de_CH" preferred="1"&gt;&lt;name_singular&gt;Nayar&lt;/name_singular&gt;&lt;name_plural&gt;Nayar&lt;/name_plural&gt;&lt;/label&gt;</text:p>
          </table:table-cell>
          <table:table-cell office:value-type="string" office:string-value="&lt;label locale=&quot;fr_CH&quot; preferred=&quot;1&quot;&gt;&lt;name_singular&gt;Nayars&lt;/name_singular&gt;&lt;name_plural&gt;Nayars&lt;/name_plural&gt;&lt;/label&gt;" table:formula="of:=[Snippets.$B$18]&amp;[Translations.B221]&amp;[Snippets.$C$18]&amp;[Translations.B221]&amp;[Snippets.$D$18]" table:style-name="ce1">
            <text:p>&lt;label locale="fr_CH" preferred="1"&gt;&lt;name_singular&gt;Nayars&lt;/name_singular&gt;&lt;name_plural&gt;Nayars&lt;/name_plural&gt;&lt;/label&gt;</text:p>
          </table:table-cell>
          <table:table-cell office:value-type="string" office:string-value="&lt;item idno=&quot;nayar&quot; enabled=&quot;1&quot; default=&quot;0&quot; value=&quot;0&quot;&gt;" table:formula="of:=[Snippets.B$15]&amp;[.B221]&amp;[Snippets.C$15]" table:style-name="ce1">
            <text:p>&lt;item idno="nayar" enabled="1" default="0" value="0"&gt;</text:p>
          </table:table-cell>
          <table:table-cell office:value-type="string" office:string-value="&lt;item idno=&quot;nayar&quot; enabled=&quot;1&quot; default=&quot;0&quot; value=&quot;0&quot;&gt;&lt;labels&gt;&lt;label locale=&quot;de_CH&quot; preferred=&quot;1&quot;&gt;&lt;name_singular&gt;Nayar&lt;/name_singular&gt;&lt;name_plural&gt;Nayar&lt;/name_plural&gt;&lt;/label&gt;&lt;label locale=&quot;fr_CH&quot; preferred=&quot;1&quot;&gt;&lt;name_singular&gt;Nayars&lt;/name_singular&gt;&lt;name_plural&gt;Nayars&lt;/name_plural&gt;&lt;/label&gt;&lt;/labels&gt;&lt;/item&gt;" table:formula="of:=[.E221]&amp;[Snippets.B$16]&amp;[.C221]&amp;[.D221]&amp;[Snippets.B$22]&amp;[Snippets.B$23]" table:style-name="ce1">
            <text:p>&lt;item idno="nayar" enabled="1" default="0" value="0"&gt;&lt;labels&gt;&lt;label locale="de_CH" preferred="1"&gt;&lt;name_singular&gt;Nayar&lt;/name_singular&gt;&lt;name_plural&gt;Nayar&lt;/name_plural&gt;&lt;/label&gt;&lt;label locale="fr_CH" preferred="1"&gt;&lt;name_singular&gt;Nayars&lt;/name_singular&gt;&lt;name_plural&gt;Nayar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Negrito" table:formula="of:=[Translations.A222]" table:style-name="ce1">
            <text:p>Negrito</text:p>
          </table:table-cell>
          <table:table-cell office:value-type="string" table:style-name="ce1">
            <text:p>negrito</text:p>
          </table:table-cell>
          <table:table-cell office:value-type="string" office:string-value="&lt;label locale=&quot;de_CH&quot; preferred=&quot;1&quot;&gt;&lt;name_singular&gt;Negrito&lt;/name_singular&gt;&lt;name_plural&gt;Negrito&lt;/name_plural&gt;&lt;/label&gt;" table:formula="of:=[Snippets.$B$17]&amp;[Translations.A222]&amp;[Snippets.$C$17]&amp;[Translations.A222]&amp;[Snippets.$D$17]" table:style-name="ce1">
            <text:p>&lt;label locale="de_CH" preferred="1"&gt;&lt;name_singular&gt;Negrito&lt;/name_singular&gt;&lt;name_plural&gt;Negrito&lt;/name_plural&gt;&lt;/label&gt;</text:p>
          </table:table-cell>
          <table:table-cell office:value-type="string" office:string-value="&lt;label locale=&quot;fr_CH&quot; preferred=&quot;1&quot;&gt;&lt;name_singular&gt;Negrito&lt;/name_singular&gt;&lt;name_plural&gt;Negrito&lt;/name_plural&gt;&lt;/label&gt;" table:formula="of:=[Snippets.$B$18]&amp;[Translations.B222]&amp;[Snippets.$C$18]&amp;[Translations.B222]&amp;[Snippets.$D$18]" table:style-name="ce1">
            <text:p>&lt;label locale="fr_CH" preferred="1"&gt;&lt;name_singular&gt;Negrito&lt;/name_singular&gt;&lt;name_plural&gt;Negrito&lt;/name_plural&gt;&lt;/label&gt;</text:p>
          </table:table-cell>
          <table:table-cell office:value-type="string" office:string-value="&lt;item idno=&quot;negrito&quot; enabled=&quot;1&quot; default=&quot;0&quot; value=&quot;0&quot;&gt;" table:formula="of:=[Snippets.B$15]&amp;[.B222]&amp;[Snippets.C$15]" table:style-name="ce1">
            <text:p>&lt;item idno="negrito" enabled="1" default="0" value="0"&gt;</text:p>
          </table:table-cell>
          <table:table-cell office:value-type="string" office:string-value="&lt;item idno=&quot;negrito&quot; enabled=&quot;1&quot; default=&quot;0&quot; value=&quot;0&quot;&gt;&lt;labels&gt;&lt;label locale=&quot;de_CH&quot; preferred=&quot;1&quot;&gt;&lt;name_singular&gt;Negrito&lt;/name_singular&gt;&lt;name_plural&gt;Negrito&lt;/name_plural&gt;&lt;/label&gt;&lt;label locale=&quot;fr_CH&quot; preferred=&quot;1&quot;&gt;&lt;name_singular&gt;Negrito&lt;/name_singular&gt;&lt;name_plural&gt;Negrito&lt;/name_plural&gt;&lt;/label&gt;&lt;/labels&gt;&lt;/item&gt;" table:formula="of:=[.E222]&amp;[Snippets.B$16]&amp;[.C222]&amp;[.D222]&amp;[Snippets.B$22]&amp;[Snippets.B$23]" table:style-name="ce1">
            <text:p>&lt;item idno="negrito" enabled="1" default="0" value="0"&gt;&lt;labels&gt;&lt;label locale="de_CH" preferred="1"&gt;&lt;name_singular&gt;Negrito&lt;/name_singular&gt;&lt;name_plural&gt;Negrito&lt;/name_plural&gt;&lt;/label&gt;&lt;label locale="fr_CH" preferred="1"&gt;&lt;name_singular&gt;Negrito&lt;/name_singular&gt;&lt;name_plural&gt;Negrit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Newar" table:formula="of:=[Translations.A223]" table:style-name="ce1">
            <text:p>Newar</text:p>
          </table:table-cell>
          <table:table-cell office:value-type="string" table:style-name="ce1">
            <text:p>newar</text:p>
          </table:table-cell>
          <table:table-cell office:value-type="string" office:string-value="&lt;label locale=&quot;de_CH&quot; preferred=&quot;1&quot;&gt;&lt;name_singular&gt;Newar&lt;/name_singular&gt;&lt;name_plural&gt;Newar&lt;/name_plural&gt;&lt;/label&gt;" table:formula="of:=[Snippets.$B$17]&amp;[Translations.A223]&amp;[Snippets.$C$17]&amp;[Translations.A223]&amp;[Snippets.$D$17]" table:style-name="ce1">
            <text:p>&lt;label locale="de_CH" preferred="1"&gt;&lt;name_singular&gt;Newar&lt;/name_singular&gt;&lt;name_plural&gt;Newar&lt;/name_plural&gt;&lt;/label&gt;</text:p>
          </table:table-cell>
          <table:table-cell office:value-type="string" office:string-value="&lt;label locale=&quot;fr_CH&quot; preferred=&quot;1&quot;&gt;&lt;name_singular&gt;Newars&lt;/name_singular&gt;&lt;name_plural&gt;Newars&lt;/name_plural&gt;&lt;/label&gt;" table:formula="of:=[Snippets.$B$18]&amp;[Translations.B223]&amp;[Snippets.$C$18]&amp;[Translations.B223]&amp;[Snippets.$D$18]" table:style-name="ce1">
            <text:p>&lt;label locale="fr_CH" preferred="1"&gt;&lt;name_singular&gt;Newars&lt;/name_singular&gt;&lt;name_plural&gt;Newars&lt;/name_plural&gt;&lt;/label&gt;</text:p>
          </table:table-cell>
          <table:table-cell office:value-type="string" office:string-value="&lt;item idno=&quot;newar&quot; enabled=&quot;1&quot; default=&quot;0&quot; value=&quot;0&quot;&gt;" table:formula="of:=[Snippets.B$15]&amp;[.B223]&amp;[Snippets.C$15]" table:style-name="ce1">
            <text:p>&lt;item idno="newar" enabled="1" default="0" value="0"&gt;</text:p>
          </table:table-cell>
          <table:table-cell office:value-type="string" office:string-value="&lt;item idno=&quot;newar&quot; enabled=&quot;1&quot; default=&quot;0&quot; value=&quot;0&quot;&gt;&lt;labels&gt;&lt;label locale=&quot;de_CH&quot; preferred=&quot;1&quot;&gt;&lt;name_singular&gt;Newar&lt;/name_singular&gt;&lt;name_plural&gt;Newar&lt;/name_plural&gt;&lt;/label&gt;&lt;label locale=&quot;fr_CH&quot; preferred=&quot;1&quot;&gt;&lt;name_singular&gt;Newars&lt;/name_singular&gt;&lt;name_plural&gt;Newars&lt;/name_plural&gt;&lt;/label&gt;&lt;/labels&gt;&lt;/item&gt;" table:formula="of:=[.E223]&amp;[Snippets.B$16]&amp;[.C223]&amp;[.D223]&amp;[Snippets.B$22]&amp;[Snippets.B$23]" table:style-name="ce1">
            <text:p>&lt;item idno="newar" enabled="1" default="0" value="0"&gt;&lt;labels&gt;&lt;label locale="de_CH" preferred="1"&gt;&lt;name_singular&gt;Newar&lt;/name_singular&gt;&lt;name_plural&gt;Newar&lt;/name_plural&gt;&lt;/label&gt;&lt;label locale="fr_CH" preferred="1"&gt;&lt;name_singular&gt;Newars&lt;/name_singular&gt;&lt;name_plural&gt;Newar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Ngaju-Dayak" table:formula="of:=[Translations.A224]" table:style-name="ce1">
            <text:p>Ngaju-Dayak</text:p>
          </table:table-cell>
          <table:table-cell office:value-type="string" table:style-name="ce1">
            <text:p>ngajudayak</text:p>
          </table:table-cell>
          <table:table-cell office:value-type="string" office:string-value="&lt;label locale=&quot;de_CH&quot; preferred=&quot;1&quot;&gt;&lt;name_singular&gt;Ngaju-Dayak&lt;/name_singular&gt;&lt;name_plural&gt;Ngaju-Dayak&lt;/name_plural&gt;&lt;/label&gt;" table:formula="of:=[Snippets.$B$17]&amp;[Translations.A224]&amp;[Snippets.$C$17]&amp;[Translations.A224]&amp;[Snippets.$D$17]" table:style-name="ce1">
            <text:p>&lt;label locale="de_CH" preferred="1"&gt;&lt;name_singular&gt;Ngaju-Dayak&lt;/name_singular&gt;&lt;name_plural&gt;Ngaju-Dayak&lt;/name_plural&gt;&lt;/label&gt;</text:p>
          </table:table-cell>
          <table:table-cell office:value-type="string" office:string-value="&lt;label locale=&quot;fr_CH&quot; preferred=&quot;1&quot;&gt;&lt;name_singular&gt;Ngaju-Dayak&lt;/name_singular&gt;&lt;name_plural&gt;Ngaju-Dayak&lt;/name_plural&gt;&lt;/label&gt;" table:formula="of:=[Snippets.$B$18]&amp;[Translations.B224]&amp;[Snippets.$C$18]&amp;[Translations.B224]&amp;[Snippets.$D$18]" table:style-name="ce1">
            <text:p>&lt;label locale="fr_CH" preferred="1"&gt;&lt;name_singular&gt;Ngaju-Dayak&lt;/name_singular&gt;&lt;name_plural&gt;Ngaju-Dayak&lt;/name_plural&gt;&lt;/label&gt;</text:p>
          </table:table-cell>
          <table:table-cell office:value-type="string" office:string-value="&lt;item idno=&quot;ngajudayak&quot; enabled=&quot;1&quot; default=&quot;0&quot; value=&quot;0&quot;&gt;" table:formula="of:=[Snippets.B$15]&amp;[.B224]&amp;[Snippets.C$15]" table:style-name="ce1">
            <text:p>&lt;item idno="ngajudayak" enabled="1" default="0" value="0"&gt;</text:p>
          </table:table-cell>
          <table:table-cell office:value-type="string" office:string-value="&lt;item idno=&quot;ngajudayak&quot; enabled=&quot;1&quot; default=&quot;0&quot; value=&quot;0&quot;&gt;&lt;labels&gt;&lt;label locale=&quot;de_CH&quot; preferred=&quot;1&quot;&gt;&lt;name_singular&gt;Ngaju-Dayak&lt;/name_singular&gt;&lt;name_plural&gt;Ngaju-Dayak&lt;/name_plural&gt;&lt;/label&gt;&lt;label locale=&quot;fr_CH&quot; preferred=&quot;1&quot;&gt;&lt;name_singular&gt;Ngaju-Dayak&lt;/name_singular&gt;&lt;name_plural&gt;Ngaju-Dayak&lt;/name_plural&gt;&lt;/label&gt;&lt;/labels&gt;&lt;/item&gt;" table:formula="of:=[.E224]&amp;[Snippets.B$16]&amp;[.C224]&amp;[.D224]&amp;[Snippets.B$22]&amp;[Snippets.B$23]" table:style-name="ce1">
            <text:p>&lt;item idno="ngajudayak" enabled="1" default="0" value="0"&gt;&lt;labels&gt;&lt;label locale="de_CH" preferred="1"&gt;&lt;name_singular&gt;Ngaju-Dayak&lt;/name_singular&gt;&lt;name_plural&gt;Ngaju-Dayak&lt;/name_plural&gt;&lt;/label&gt;&lt;label locale="fr_CH" preferred="1"&gt;&lt;name_singular&gt;Ngaju-Dayak&lt;/name_singular&gt;&lt;name_plural&gt;Ngaju-Dayak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Ngangela" table:formula="of:=[Translations.A225]" table:style-name="ce1">
            <text:p>Ngangela</text:p>
          </table:table-cell>
          <table:table-cell office:value-type="string" table:style-name="ce1">
            <text:p>ngangela</text:p>
          </table:table-cell>
          <table:table-cell office:value-type="string" office:string-value="&lt;label locale=&quot;de_CH&quot; preferred=&quot;1&quot;&gt;&lt;name_singular&gt;Ngangela&lt;/name_singular&gt;&lt;name_plural&gt;Ngangela&lt;/name_plural&gt;&lt;/label&gt;" table:formula="of:=[Snippets.$B$17]&amp;[Translations.A225]&amp;[Snippets.$C$17]&amp;[Translations.A225]&amp;[Snippets.$D$17]" table:style-name="ce1">
            <text:p>&lt;label locale="de_CH" preferred="1"&gt;&lt;name_singular&gt;Ngangela&lt;/name_singular&gt;&lt;name_plural&gt;Ngangela&lt;/name_plural&gt;&lt;/label&gt;</text:p>
          </table:table-cell>
          <table:table-cell office:value-type="string" office:string-value="&lt;label locale=&quot;fr_CH&quot; preferred=&quot;1&quot;&gt;&lt;name_singular&gt;Ngangela&lt;/name_singular&gt;&lt;name_plural&gt;Ngangela&lt;/name_plural&gt;&lt;/label&gt;" table:formula="of:=[Snippets.$B$18]&amp;[Translations.B225]&amp;[Snippets.$C$18]&amp;[Translations.B225]&amp;[Snippets.$D$18]" table:style-name="ce1">
            <text:p>&lt;label locale="fr_CH" preferred="1"&gt;&lt;name_singular&gt;Ngangela&lt;/name_singular&gt;&lt;name_plural&gt;Ngangela&lt;/name_plural&gt;&lt;/label&gt;</text:p>
          </table:table-cell>
          <table:table-cell office:value-type="string" office:string-value="&lt;item idno=&quot;ngangela&quot; enabled=&quot;1&quot; default=&quot;0&quot; value=&quot;0&quot;&gt;" table:formula="of:=[Snippets.B$15]&amp;[.B225]&amp;[Snippets.C$15]" table:style-name="ce1">
            <text:p>&lt;item idno="ngangela" enabled="1" default="0" value="0"&gt;</text:p>
          </table:table-cell>
          <table:table-cell office:value-type="string" office:string-value="&lt;item idno=&quot;ngangela&quot; enabled=&quot;1&quot; default=&quot;0&quot; value=&quot;0&quot;&gt;&lt;labels&gt;&lt;label locale=&quot;de_CH&quot; preferred=&quot;1&quot;&gt;&lt;name_singular&gt;Ngangela&lt;/name_singular&gt;&lt;name_plural&gt;Ngangela&lt;/name_plural&gt;&lt;/label&gt;&lt;label locale=&quot;fr_CH&quot; preferred=&quot;1&quot;&gt;&lt;name_singular&gt;Ngangela&lt;/name_singular&gt;&lt;name_plural&gt;Ngangela&lt;/name_plural&gt;&lt;/label&gt;&lt;/labels&gt;&lt;/item&gt;" table:formula="of:=[.E225]&amp;[Snippets.B$16]&amp;[.C225]&amp;[.D225]&amp;[Snippets.B$22]&amp;[Snippets.B$23]" table:style-name="ce1">
            <text:p>&lt;item idno="ngangela" enabled="1" default="0" value="0"&gt;&lt;labels&gt;&lt;label locale="de_CH" preferred="1"&gt;&lt;name_singular&gt;Ngangela&lt;/name_singular&gt;&lt;name_plural&gt;Ngangela&lt;/name_plural&gt;&lt;/label&gt;&lt;label locale="fr_CH" preferred="1"&gt;&lt;name_singular&gt;Ngangela&lt;/name_singular&gt;&lt;name_plural&gt;Ngangel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Ngolo" table:formula="of:=[Translations.A226]" table:style-name="ce1">
            <text:p>Ngolo</text:p>
          </table:table-cell>
          <table:table-cell office:value-type="string" table:style-name="ce1">
            <text:p>ngolo</text:p>
          </table:table-cell>
          <table:table-cell office:value-type="string" office:string-value="&lt;label locale=&quot;de_CH&quot; preferred=&quot;1&quot;&gt;&lt;name_singular&gt;Ngolo&lt;/name_singular&gt;&lt;name_plural&gt;Ngolo&lt;/name_plural&gt;&lt;/label&gt;" table:formula="of:=[Snippets.$B$17]&amp;[Translations.A226]&amp;[Snippets.$C$17]&amp;[Translations.A226]&amp;[Snippets.$D$17]" table:style-name="ce1">
            <text:p>&lt;label locale="de_CH" preferred="1"&gt;&lt;name_singular&gt;Ngolo&lt;/name_singular&gt;&lt;name_plural&gt;Ngolo&lt;/name_plural&gt;&lt;/label&gt;</text:p>
          </table:table-cell>
          <table:table-cell office:value-type="string" office:string-value="&lt;label locale=&quot;fr_CH&quot; preferred=&quot;1&quot;&gt;&lt;name_singular&gt;Ngolo&lt;/name_singular&gt;&lt;name_plural&gt;Ngolo&lt;/name_plural&gt;&lt;/label&gt;" table:formula="of:=[Snippets.$B$18]&amp;[Translations.B226]&amp;[Snippets.$C$18]&amp;[Translations.B226]&amp;[Snippets.$D$18]" table:style-name="ce1">
            <text:p>&lt;label locale="fr_CH" preferred="1"&gt;&lt;name_singular&gt;Ngolo&lt;/name_singular&gt;&lt;name_plural&gt;Ngolo&lt;/name_plural&gt;&lt;/label&gt;</text:p>
          </table:table-cell>
          <table:table-cell office:value-type="string" office:string-value="&lt;item idno=&quot;ngolo&quot; enabled=&quot;1&quot; default=&quot;0&quot; value=&quot;0&quot;&gt;" table:formula="of:=[Snippets.B$15]&amp;[.B226]&amp;[Snippets.C$15]" table:style-name="ce1">
            <text:p>&lt;item idno="ngolo" enabled="1" default="0" value="0"&gt;</text:p>
          </table:table-cell>
          <table:table-cell office:value-type="string" office:string-value="&lt;item idno=&quot;ngolo&quot; enabled=&quot;1&quot; default=&quot;0&quot; value=&quot;0&quot;&gt;&lt;labels&gt;&lt;label locale=&quot;de_CH&quot; preferred=&quot;1&quot;&gt;&lt;name_singular&gt;Ngolo&lt;/name_singular&gt;&lt;name_plural&gt;Ngolo&lt;/name_plural&gt;&lt;/label&gt;&lt;label locale=&quot;fr_CH&quot; preferred=&quot;1&quot;&gt;&lt;name_singular&gt;Ngolo&lt;/name_singular&gt;&lt;name_plural&gt;Ngolo&lt;/name_plural&gt;&lt;/label&gt;&lt;/labels&gt;&lt;/item&gt;" table:formula="of:=[.E226]&amp;[Snippets.B$16]&amp;[.C226]&amp;[.D226]&amp;[Snippets.B$22]&amp;[Snippets.B$23]" table:style-name="ce1">
            <text:p>&lt;item idno="ngolo" enabled="1" default="0" value="0"&gt;&lt;labels&gt;&lt;label locale="de_CH" preferred="1"&gt;&lt;name_singular&gt;Ngolo&lt;/name_singular&gt;&lt;name_plural&gt;Ngolo&lt;/name_plural&gt;&lt;/label&gt;&lt;label locale="fr_CH" preferred="1"&gt;&lt;name_singular&gt;Ngolo&lt;/name_singular&gt;&lt;name_plural&gt;Ngol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Ngoni" table:formula="of:=[Translations.A227]" table:style-name="ce1">
            <text:p>Ngoni</text:p>
          </table:table-cell>
          <table:table-cell office:value-type="string" table:style-name="ce1">
            <text:p>ngoni</text:p>
          </table:table-cell>
          <table:table-cell office:value-type="string" office:string-value="&lt;label locale=&quot;de_CH&quot; preferred=&quot;1&quot;&gt;&lt;name_singular&gt;Ngoni&lt;/name_singular&gt;&lt;name_plural&gt;Ngoni&lt;/name_plural&gt;&lt;/label&gt;" table:formula="of:=[Snippets.$B$17]&amp;[Translations.A227]&amp;[Snippets.$C$17]&amp;[Translations.A227]&amp;[Snippets.$D$17]" table:style-name="ce1">
            <text:p>&lt;label locale="de_CH" preferred="1"&gt;&lt;name_singular&gt;Ngoni&lt;/name_singular&gt;&lt;name_plural&gt;Ngoni&lt;/name_plural&gt;&lt;/label&gt;</text:p>
          </table:table-cell>
          <table:table-cell office:value-type="string" office:string-value="&lt;label locale=&quot;fr_CH&quot; preferred=&quot;1&quot;&gt;&lt;name_singular&gt;Ngoni&lt;/name_singular&gt;&lt;name_plural&gt;Ngoni&lt;/name_plural&gt;&lt;/label&gt;" table:formula="of:=[Snippets.$B$18]&amp;[Translations.B227]&amp;[Snippets.$C$18]&amp;[Translations.B227]&amp;[Snippets.$D$18]" table:style-name="ce1">
            <text:p>&lt;label locale="fr_CH" preferred="1"&gt;&lt;name_singular&gt;Ngoni&lt;/name_singular&gt;&lt;name_plural&gt;Ngoni&lt;/name_plural&gt;&lt;/label&gt;</text:p>
          </table:table-cell>
          <table:table-cell office:value-type="string" office:string-value="&lt;item idno=&quot;ngoni&quot; enabled=&quot;1&quot; default=&quot;0&quot; value=&quot;0&quot;&gt;" table:formula="of:=[Snippets.B$15]&amp;[.B227]&amp;[Snippets.C$15]" table:style-name="ce1">
            <text:p>&lt;item idno="ngoni" enabled="1" default="0" value="0"&gt;</text:p>
          </table:table-cell>
          <table:table-cell office:value-type="string" office:string-value="&lt;item idno=&quot;ngoni&quot; enabled=&quot;1&quot; default=&quot;0&quot; value=&quot;0&quot;&gt;&lt;labels&gt;&lt;label locale=&quot;de_CH&quot; preferred=&quot;1&quot;&gt;&lt;name_singular&gt;Ngoni&lt;/name_singular&gt;&lt;name_plural&gt;Ngoni&lt;/name_plural&gt;&lt;/label&gt;&lt;label locale=&quot;fr_CH&quot; preferred=&quot;1&quot;&gt;&lt;name_singular&gt;Ngoni&lt;/name_singular&gt;&lt;name_plural&gt;Ngoni&lt;/name_plural&gt;&lt;/label&gt;&lt;/labels&gt;&lt;/item&gt;" table:formula="of:=[.E227]&amp;[Snippets.B$16]&amp;[.C227]&amp;[.D227]&amp;[Snippets.B$22]&amp;[Snippets.B$23]" table:style-name="ce1">
            <text:p>&lt;item idno="ngoni" enabled="1" default="0" value="0"&gt;&lt;labels&gt;&lt;label locale="de_CH" preferred="1"&gt;&lt;name_singular&gt;Ngoni&lt;/name_singular&gt;&lt;name_plural&gt;Ngoni&lt;/name_plural&gt;&lt;/label&gt;&lt;label locale="fr_CH" preferred="1"&gt;&lt;name_singular&gt;Ngoni&lt;/name_singular&gt;&lt;name_plural&gt;Ngon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Niloten" table:formula="of:=[Translations.A228]" table:style-name="ce1">
            <text:p>Niloten</text:p>
          </table:table-cell>
          <table:table-cell office:value-type="string" table:style-name="ce1">
            <text:p>niloten</text:p>
          </table:table-cell>
          <table:table-cell office:value-type="string" office:string-value="&lt;label locale=&quot;de_CH&quot; preferred=&quot;1&quot;&gt;&lt;name_singular&gt;Niloten&lt;/name_singular&gt;&lt;name_plural&gt;Niloten&lt;/name_plural&gt;&lt;/label&gt;" table:formula="of:=[Snippets.$B$17]&amp;[Translations.A228]&amp;[Snippets.$C$17]&amp;[Translations.A228]&amp;[Snippets.$D$17]" table:style-name="ce1">
            <text:p>&lt;label locale="de_CH" preferred="1"&gt;&lt;name_singular&gt;Niloten&lt;/name_singular&gt;&lt;name_plural&gt;Niloten&lt;/name_plural&gt;&lt;/label&gt;</text:p>
          </table:table-cell>
          <table:table-cell office:value-type="string" office:string-value="&lt;label locale=&quot;fr_CH&quot; preferred=&quot;1&quot;&gt;&lt;name_singular&gt;Nilotes&lt;/name_singular&gt;&lt;name_plural&gt;Nilotes&lt;/name_plural&gt;&lt;/label&gt;" table:formula="of:=[Snippets.$B$18]&amp;[Translations.B228]&amp;[Snippets.$C$18]&amp;[Translations.B228]&amp;[Snippets.$D$18]" table:style-name="ce1">
            <text:p>&lt;label locale="fr_CH" preferred="1"&gt;&lt;name_singular&gt;Nilotes&lt;/name_singular&gt;&lt;name_plural&gt;Nilotes&lt;/name_plural&gt;&lt;/label&gt;</text:p>
          </table:table-cell>
          <table:table-cell office:value-type="string" office:string-value="&lt;item idno=&quot;niloten&quot; enabled=&quot;1&quot; default=&quot;0&quot; value=&quot;0&quot;&gt;" table:formula="of:=[Snippets.B$15]&amp;[.B228]&amp;[Snippets.C$15]" table:style-name="ce1">
            <text:p>&lt;item idno="niloten" enabled="1" default="0" value="0"&gt;</text:p>
          </table:table-cell>
          <table:table-cell office:value-type="string" office:string-value="&lt;item idno=&quot;niloten&quot; enabled=&quot;1&quot; default=&quot;0&quot; value=&quot;0&quot;&gt;&lt;labels&gt;&lt;label locale=&quot;de_CH&quot; preferred=&quot;1&quot;&gt;&lt;name_singular&gt;Niloten&lt;/name_singular&gt;&lt;name_plural&gt;Niloten&lt;/name_plural&gt;&lt;/label&gt;&lt;label locale=&quot;fr_CH&quot; preferred=&quot;1&quot;&gt;&lt;name_singular&gt;Nilotes&lt;/name_singular&gt;&lt;name_plural&gt;Nilotes&lt;/name_plural&gt;&lt;/label&gt;&lt;/labels&gt;&lt;/item&gt;" table:formula="of:=[.E228]&amp;[Snippets.B$16]&amp;[.C228]&amp;[.D228]&amp;[Snippets.B$22]&amp;[Snippets.B$23]" table:style-name="ce1">
            <text:p>&lt;item idno="niloten" enabled="1" default="0" value="0"&gt;&lt;labels&gt;&lt;label locale="de_CH" preferred="1"&gt;&lt;name_singular&gt;Niloten&lt;/name_singular&gt;&lt;name_plural&gt;Niloten&lt;/name_plural&gt;&lt;/label&gt;&lt;label locale="fr_CH" preferred="1"&gt;&lt;name_singular&gt;Nilotes&lt;/name_singular&gt;&lt;name_plural&gt;Nilot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Nisi" table:formula="of:=[Translations.A229]" table:style-name="ce1">
            <text:p>Nisi</text:p>
          </table:table-cell>
          <table:table-cell office:value-type="string" table:style-name="ce1">
            <text:p>nisi</text:p>
          </table:table-cell>
          <table:table-cell office:value-type="string" office:string-value="&lt;label locale=&quot;de_CH&quot; preferred=&quot;1&quot;&gt;&lt;name_singular&gt;Nisi&lt;/name_singular&gt;&lt;name_plural&gt;Nisi&lt;/name_plural&gt;&lt;/label&gt;" table:formula="of:=[Snippets.$B$17]&amp;[Translations.A229]&amp;[Snippets.$C$17]&amp;[Translations.A229]&amp;[Snippets.$D$17]" table:style-name="ce1">
            <text:p>&lt;label locale="de_CH" preferred="1"&gt;&lt;name_singular&gt;Nisi&lt;/name_singular&gt;&lt;name_plural&gt;Nisi&lt;/name_plural&gt;&lt;/label&gt;</text:p>
          </table:table-cell>
          <table:table-cell office:value-type="string" office:string-value="&lt;label locale=&quot;fr_CH&quot; preferred=&quot;1&quot;&gt;&lt;name_singular&gt;Nisi&lt;/name_singular&gt;&lt;name_plural&gt;Nisi&lt;/name_plural&gt;&lt;/label&gt;" table:formula="of:=[Snippets.$B$18]&amp;[Translations.B229]&amp;[Snippets.$C$18]&amp;[Translations.B229]&amp;[Snippets.$D$18]" table:style-name="ce1">
            <text:p>&lt;label locale="fr_CH" preferred="1"&gt;&lt;name_singular&gt;Nisi&lt;/name_singular&gt;&lt;name_plural&gt;Nisi&lt;/name_plural&gt;&lt;/label&gt;</text:p>
          </table:table-cell>
          <table:table-cell office:value-type="string" office:string-value="&lt;item idno=&quot;nisi&quot; enabled=&quot;1&quot; default=&quot;0&quot; value=&quot;0&quot;&gt;" table:formula="of:=[Snippets.B$15]&amp;[.B229]&amp;[Snippets.C$15]" table:style-name="ce1">
            <text:p>&lt;item idno="nisi" enabled="1" default="0" value="0"&gt;</text:p>
          </table:table-cell>
          <table:table-cell office:value-type="string" office:string-value="&lt;item idno=&quot;nisi&quot; enabled=&quot;1&quot; default=&quot;0&quot; value=&quot;0&quot;&gt;&lt;labels&gt;&lt;label locale=&quot;de_CH&quot; preferred=&quot;1&quot;&gt;&lt;name_singular&gt;Nisi&lt;/name_singular&gt;&lt;name_plural&gt;Nisi&lt;/name_plural&gt;&lt;/label&gt;&lt;label locale=&quot;fr_CH&quot; preferred=&quot;1&quot;&gt;&lt;name_singular&gt;Nisi&lt;/name_singular&gt;&lt;name_plural&gt;Nisi&lt;/name_plural&gt;&lt;/label&gt;&lt;/labels&gt;&lt;/item&gt;" table:formula="of:=[.E229]&amp;[Snippets.B$16]&amp;[.C229]&amp;[.D229]&amp;[Snippets.B$22]&amp;[Snippets.B$23]" table:style-name="ce1">
            <text:p>&lt;item idno="nisi" enabled="1" default="0" value="0"&gt;&lt;labels&gt;&lt;label locale="de_CH" preferred="1"&gt;&lt;name_singular&gt;Nisi&lt;/name_singular&gt;&lt;name_plural&gt;Nisi&lt;/name_plural&gt;&lt;/label&gt;&lt;label locale="fr_CH" preferred="1"&gt;&lt;name_singular&gt;Nisi&lt;/name_singular&gt;&lt;name_plural&gt;Nis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Njem" table:formula="of:=[Translations.A230]" table:style-name="ce1">
            <text:p>Njem</text:p>
          </table:table-cell>
          <table:table-cell office:value-type="string" table:style-name="ce1">
            <text:p>njem</text:p>
          </table:table-cell>
          <table:table-cell office:value-type="string" office:string-value="&lt;label locale=&quot;de_CH&quot; preferred=&quot;1&quot;&gt;&lt;name_singular&gt;Njem&lt;/name_singular&gt;&lt;name_plural&gt;Njem&lt;/name_plural&gt;&lt;/label&gt;" table:formula="of:=[Snippets.$B$17]&amp;[Translations.A230]&amp;[Snippets.$C$17]&amp;[Translations.A230]&amp;[Snippets.$D$17]" table:style-name="ce1">
            <text:p>&lt;label locale="de_CH" preferred="1"&gt;&lt;name_singular&gt;Njem&lt;/name_singular&gt;&lt;name_plural&gt;Njem&lt;/name_plural&gt;&lt;/label&gt;</text:p>
          </table:table-cell>
          <table:table-cell office:value-type="string" office:string-value="&lt;label locale=&quot;fr_CH&quot; preferred=&quot;1&quot;&gt;&lt;name_singular&gt;Djem&lt;/name_singular&gt;&lt;name_plural&gt;Djem&lt;/name_plural&gt;&lt;/label&gt;" table:formula="of:=[Snippets.$B$18]&amp;[Translations.B230]&amp;[Snippets.$C$18]&amp;[Translations.B230]&amp;[Snippets.$D$18]" table:style-name="ce1">
            <text:p>&lt;label locale="fr_CH" preferred="1"&gt;&lt;name_singular&gt;Djem&lt;/name_singular&gt;&lt;name_plural&gt;Djem&lt;/name_plural&gt;&lt;/label&gt;</text:p>
          </table:table-cell>
          <table:table-cell office:value-type="string" office:string-value="&lt;item idno=&quot;njem&quot; enabled=&quot;1&quot; default=&quot;0&quot; value=&quot;0&quot;&gt;" table:formula="of:=[Snippets.B$15]&amp;[.B230]&amp;[Snippets.C$15]" table:style-name="ce1">
            <text:p>&lt;item idno="njem" enabled="1" default="0" value="0"&gt;</text:p>
          </table:table-cell>
          <table:table-cell office:value-type="string" office:string-value="&lt;item idno=&quot;njem&quot; enabled=&quot;1&quot; default=&quot;0&quot; value=&quot;0&quot;&gt;&lt;labels&gt;&lt;label locale=&quot;de_CH&quot; preferred=&quot;1&quot;&gt;&lt;name_singular&gt;Njem&lt;/name_singular&gt;&lt;name_plural&gt;Njem&lt;/name_plural&gt;&lt;/label&gt;&lt;label locale=&quot;fr_CH&quot; preferred=&quot;1&quot;&gt;&lt;name_singular&gt;Djem&lt;/name_singular&gt;&lt;name_plural&gt;Djem&lt;/name_plural&gt;&lt;/label&gt;&lt;/labels&gt;&lt;/item&gt;" table:formula="of:=[.E230]&amp;[Snippets.B$16]&amp;[.C230]&amp;[.D230]&amp;[Snippets.B$22]&amp;[Snippets.B$23]" table:style-name="ce1">
            <text:p>&lt;item idno="njem" enabled="1" default="0" value="0"&gt;&lt;labels&gt;&lt;label locale="de_CH" preferred="1"&gt;&lt;name_singular&gt;Njem&lt;/name_singular&gt;&lt;name_plural&gt;Njem&lt;/name_plural&gt;&lt;/label&gt;&lt;label locale="fr_CH" preferred="1"&gt;&lt;name_singular&gt;Djem&lt;/name_singular&gt;&lt;name_plural&gt;Djem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Nouristani" table:formula="of:=[Translations.A231]" table:style-name="ce1">
            <text:p>Nouristani</text:p>
          </table:table-cell>
          <table:table-cell office:value-type="string" table:style-name="ce1">
            <text:p>nouristani</text:p>
          </table:table-cell>
          <table:table-cell office:value-type="string" office:string-value="&lt;label locale=&quot;de_CH&quot; preferred=&quot;1&quot;&gt;&lt;name_singular&gt;Nouristani&lt;/name_singular&gt;&lt;name_plural&gt;Nouristani&lt;/name_plural&gt;&lt;/label&gt;" table:formula="of:=[Snippets.$B$17]&amp;[Translations.A231]&amp;[Snippets.$C$17]&amp;[Translations.A231]&amp;[Snippets.$D$17]" table:style-name="ce1">
            <text:p>&lt;label locale="de_CH" preferred="1"&gt;&lt;name_singular&gt;Nouristani&lt;/name_singular&gt;&lt;name_plural&gt;Nouristani&lt;/name_plural&gt;&lt;/label&gt;</text:p>
          </table:table-cell>
          <table:table-cell office:value-type="string" office:string-value="&lt;label locale=&quot;fr_CH&quot; preferred=&quot;1&quot;&gt;&lt;name_singular&gt;Nouristani&lt;/name_singular&gt;&lt;name_plural&gt;Nouristani&lt;/name_plural&gt;&lt;/label&gt;" table:formula="of:=[Snippets.$B$18]&amp;[Translations.B231]&amp;[Snippets.$C$18]&amp;[Translations.B231]&amp;[Snippets.$D$18]" table:style-name="ce1">
            <text:p>&lt;label locale="fr_CH" preferred="1"&gt;&lt;name_singular&gt;Nouristani&lt;/name_singular&gt;&lt;name_plural&gt;Nouristani&lt;/name_plural&gt;&lt;/label&gt;</text:p>
          </table:table-cell>
          <table:table-cell office:value-type="string" office:string-value="&lt;item idno=&quot;nouristani&quot; enabled=&quot;1&quot; default=&quot;0&quot; value=&quot;0&quot;&gt;" table:formula="of:=[Snippets.B$15]&amp;[.B231]&amp;[Snippets.C$15]" table:style-name="ce1">
            <text:p>&lt;item idno="nouristani" enabled="1" default="0" value="0"&gt;</text:p>
          </table:table-cell>
          <table:table-cell office:value-type="string" office:string-value="&lt;item idno=&quot;nouristani&quot; enabled=&quot;1&quot; default=&quot;0&quot; value=&quot;0&quot;&gt;&lt;labels&gt;&lt;label locale=&quot;de_CH&quot; preferred=&quot;1&quot;&gt;&lt;name_singular&gt;Nouristani&lt;/name_singular&gt;&lt;name_plural&gt;Nouristani&lt;/name_plural&gt;&lt;/label&gt;&lt;label locale=&quot;fr_CH&quot; preferred=&quot;1&quot;&gt;&lt;name_singular&gt;Nouristani&lt;/name_singular&gt;&lt;name_plural&gt;Nouristani&lt;/name_plural&gt;&lt;/label&gt;&lt;/labels&gt;&lt;/item&gt;" table:formula="of:=[.E231]&amp;[Snippets.B$16]&amp;[.C231]&amp;[.D231]&amp;[Snippets.B$22]&amp;[Snippets.B$23]" table:style-name="ce1">
            <text:p>&lt;item idno="nouristani" enabled="1" default="0" value="0"&gt;&lt;labels&gt;&lt;label locale="de_CH" preferred="1"&gt;&lt;name_singular&gt;Nouristani&lt;/name_singular&gt;&lt;name_plural&gt;Nouristani&lt;/name_plural&gt;&lt;/label&gt;&lt;label locale="fr_CH" preferred="1"&gt;&lt;name_singular&gt;Nouristani&lt;/name_singular&gt;&lt;name_plural&gt;Nouristan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Nuba" table:formula="of:=[Translations.A232]" table:style-name="ce1">
            <text:p>Nuba</text:p>
          </table:table-cell>
          <table:table-cell office:value-type="string" table:style-name="ce1">
            <text:p>nuba</text:p>
          </table:table-cell>
          <table:table-cell office:value-type="string" office:string-value="&lt;label locale=&quot;de_CH&quot; preferred=&quot;1&quot;&gt;&lt;name_singular&gt;Nuba&lt;/name_singular&gt;&lt;name_plural&gt;Nuba&lt;/name_plural&gt;&lt;/label&gt;" table:formula="of:=[Snippets.$B$17]&amp;[Translations.A232]&amp;[Snippets.$C$17]&amp;[Translations.A232]&amp;[Snippets.$D$17]" table:style-name="ce1">
            <text:p>&lt;label locale="de_CH" preferred="1"&gt;&lt;name_singular&gt;Nuba&lt;/name_singular&gt;&lt;name_plural&gt;Nuba&lt;/name_plural&gt;&lt;/label&gt;</text:p>
          </table:table-cell>
          <table:table-cell office:value-type="string" office:string-value="&lt;label locale=&quot;fr_CH&quot; preferred=&quot;1&quot;&gt;&lt;name_singular&gt;Noubas&lt;/name_singular&gt;&lt;name_plural&gt;Noubas&lt;/name_plural&gt;&lt;/label&gt;" table:formula="of:=[Snippets.$B$18]&amp;[Translations.B232]&amp;[Snippets.$C$18]&amp;[Translations.B232]&amp;[Snippets.$D$18]" table:style-name="ce1">
            <text:p>&lt;label locale="fr_CH" preferred="1"&gt;&lt;name_singular&gt;Noubas&lt;/name_singular&gt;&lt;name_plural&gt;Noubas&lt;/name_plural&gt;&lt;/label&gt;</text:p>
          </table:table-cell>
          <table:table-cell office:value-type="string" office:string-value="&lt;item idno=&quot;nuba&quot; enabled=&quot;1&quot; default=&quot;0&quot; value=&quot;0&quot;&gt;" table:formula="of:=[Snippets.B$15]&amp;[.B232]&amp;[Snippets.C$15]" table:style-name="ce1">
            <text:p>&lt;item idno="nuba" enabled="1" default="0" value="0"&gt;</text:p>
          </table:table-cell>
          <table:table-cell office:value-type="string" office:string-value="&lt;item idno=&quot;nuba&quot; enabled=&quot;1&quot; default=&quot;0&quot; value=&quot;0&quot;&gt;&lt;labels&gt;&lt;label locale=&quot;de_CH&quot; preferred=&quot;1&quot;&gt;&lt;name_singular&gt;Nuba&lt;/name_singular&gt;&lt;name_plural&gt;Nuba&lt;/name_plural&gt;&lt;/label&gt;&lt;label locale=&quot;fr_CH&quot; preferred=&quot;1&quot;&gt;&lt;name_singular&gt;Noubas&lt;/name_singular&gt;&lt;name_plural&gt;Noubas&lt;/name_plural&gt;&lt;/label&gt;&lt;/labels&gt;&lt;/item&gt;" table:formula="of:=[.E232]&amp;[Snippets.B$16]&amp;[.C232]&amp;[.D232]&amp;[Snippets.B$22]&amp;[Snippets.B$23]" table:style-name="ce1">
            <text:p>&lt;item idno="nuba" enabled="1" default="0" value="0"&gt;&lt;labels&gt;&lt;label locale="de_CH" preferred="1"&gt;&lt;name_singular&gt;Nuba&lt;/name_singular&gt;&lt;name_plural&gt;Nuba&lt;/name_plural&gt;&lt;/label&gt;&lt;label locale="fr_CH" preferred="1"&gt;&lt;name_singular&gt;Noubas&lt;/name_singular&gt;&lt;name_plural&gt;Nouba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Nubier" table:formula="of:=[Translations.A233]" table:style-name="ce1">
            <text:p>Nubier</text:p>
          </table:table-cell>
          <table:table-cell office:value-type="string" table:style-name="ce1">
            <text:p>nubier</text:p>
          </table:table-cell>
          <table:table-cell office:value-type="string" office:string-value="&lt;label locale=&quot;de_CH&quot; preferred=&quot;1&quot;&gt;&lt;name_singular&gt;Nubier&lt;/name_singular&gt;&lt;name_plural&gt;Nubier&lt;/name_plural&gt;&lt;/label&gt;" table:formula="of:=[Snippets.$B$17]&amp;[Translations.A233]&amp;[Snippets.$C$17]&amp;[Translations.A233]&amp;[Snippets.$D$17]" table:style-name="ce1">
            <text:p>&lt;label locale="de_CH" preferred="1"&gt;&lt;name_singular&gt;Nubier&lt;/name_singular&gt;&lt;name_plural&gt;Nubier&lt;/name_plural&gt;&lt;/label&gt;</text:p>
          </table:table-cell>
          <table:table-cell office:value-type="string" office:string-value="&lt;label locale=&quot;fr_CH&quot; preferred=&quot;1&quot;&gt;&lt;name_singular&gt;Nubien&lt;/name_singular&gt;&lt;name_plural&gt;Nubien&lt;/name_plural&gt;&lt;/label&gt;" table:formula="of:=[Snippets.$B$18]&amp;[Translations.B233]&amp;[Snippets.$C$18]&amp;[Translations.B233]&amp;[Snippets.$D$18]" table:style-name="ce1">
            <text:p>&lt;label locale="fr_CH" preferred="1"&gt;&lt;name_singular&gt;Nubien&lt;/name_singular&gt;&lt;name_plural&gt;Nubien&lt;/name_plural&gt;&lt;/label&gt;</text:p>
          </table:table-cell>
          <table:table-cell office:value-type="string" office:string-value="&lt;item idno=&quot;nubier&quot; enabled=&quot;1&quot; default=&quot;0&quot; value=&quot;0&quot;&gt;" table:formula="of:=[Snippets.B$15]&amp;[.B233]&amp;[Snippets.C$15]" table:style-name="ce1">
            <text:p>&lt;item idno="nubier" enabled="1" default="0" value="0"&gt;</text:p>
          </table:table-cell>
          <table:table-cell office:value-type="string" office:string-value="&lt;item idno=&quot;nubier&quot; enabled=&quot;1&quot; default=&quot;0&quot; value=&quot;0&quot;&gt;&lt;labels&gt;&lt;label locale=&quot;de_CH&quot; preferred=&quot;1&quot;&gt;&lt;name_singular&gt;Nubier&lt;/name_singular&gt;&lt;name_plural&gt;Nubier&lt;/name_plural&gt;&lt;/label&gt;&lt;label locale=&quot;fr_CH&quot; preferred=&quot;1&quot;&gt;&lt;name_singular&gt;Nubien&lt;/name_singular&gt;&lt;name_plural&gt;Nubien&lt;/name_plural&gt;&lt;/label&gt;&lt;/labels&gt;&lt;/item&gt;" table:formula="of:=[.E233]&amp;[Snippets.B$16]&amp;[.C233]&amp;[.D233]&amp;[Snippets.B$22]&amp;[Snippets.B$23]" table:style-name="ce1">
            <text:p>&lt;item idno="nubier" enabled="1" default="0" value="0"&gt;&lt;labels&gt;&lt;label locale="de_CH" preferred="1"&gt;&lt;name_singular&gt;Nubier&lt;/name_singular&gt;&lt;name_plural&gt;Nubier&lt;/name_plural&gt;&lt;/label&gt;&lt;label locale="fr_CH" preferred="1"&gt;&lt;name_singular&gt;Nubien&lt;/name_singular&gt;&lt;name_plural&gt;Nubien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Nuer" table:formula="of:=[Translations.A234]" table:style-name="ce1">
            <text:p>Nuer</text:p>
          </table:table-cell>
          <table:table-cell office:value-type="string" table:style-name="ce1">
            <text:p>nuer</text:p>
          </table:table-cell>
          <table:table-cell office:value-type="string" office:string-value="&lt;label locale=&quot;de_CH&quot; preferred=&quot;1&quot;&gt;&lt;name_singular&gt;Nuer&lt;/name_singular&gt;&lt;name_plural&gt;Nuer&lt;/name_plural&gt;&lt;/label&gt;" table:formula="of:=[Snippets.$B$17]&amp;[Translations.A234]&amp;[Snippets.$C$17]&amp;[Translations.A234]&amp;[Snippets.$D$17]" table:style-name="ce1">
            <text:p>&lt;label locale="de_CH" preferred="1"&gt;&lt;name_singular&gt;Nuer&lt;/name_singular&gt;&lt;name_plural&gt;Nuer&lt;/name_plural&gt;&lt;/label&gt;</text:p>
          </table:table-cell>
          <table:table-cell office:value-type="string" office:string-value="&lt;label locale=&quot;fr_CH&quot; preferred=&quot;1&quot;&gt;&lt;name_singular&gt;Nuer&lt;/name_singular&gt;&lt;name_plural&gt;Nuer&lt;/name_plural&gt;&lt;/label&gt;" table:formula="of:=[Snippets.$B$18]&amp;[Translations.B234]&amp;[Snippets.$C$18]&amp;[Translations.B234]&amp;[Snippets.$D$18]" table:style-name="ce1">
            <text:p>&lt;label locale="fr_CH" preferred="1"&gt;&lt;name_singular&gt;Nuer&lt;/name_singular&gt;&lt;name_plural&gt;Nuer&lt;/name_plural&gt;&lt;/label&gt;</text:p>
          </table:table-cell>
          <table:table-cell office:value-type="string" office:string-value="&lt;item idno=&quot;nuer&quot; enabled=&quot;1&quot; default=&quot;0&quot; value=&quot;0&quot;&gt;" table:formula="of:=[Snippets.B$15]&amp;[.B234]&amp;[Snippets.C$15]" table:style-name="ce1">
            <text:p>&lt;item idno="nuer" enabled="1" default="0" value="0"&gt;</text:p>
          </table:table-cell>
          <table:table-cell office:value-type="string" office:string-value="&lt;item idno=&quot;nuer&quot; enabled=&quot;1&quot; default=&quot;0&quot; value=&quot;0&quot;&gt;&lt;labels&gt;&lt;label locale=&quot;de_CH&quot; preferred=&quot;1&quot;&gt;&lt;name_singular&gt;Nuer&lt;/name_singular&gt;&lt;name_plural&gt;Nuer&lt;/name_plural&gt;&lt;/label&gt;&lt;label locale=&quot;fr_CH&quot; preferred=&quot;1&quot;&gt;&lt;name_singular&gt;Nuer&lt;/name_singular&gt;&lt;name_plural&gt;Nuer&lt;/name_plural&gt;&lt;/label&gt;&lt;/labels&gt;&lt;/item&gt;" table:formula="of:=[.E234]&amp;[Snippets.B$16]&amp;[.C234]&amp;[.D234]&amp;[Snippets.B$22]&amp;[Snippets.B$23]" table:style-name="ce1">
            <text:p>&lt;item idno="nuer" enabled="1" default="0" value="0"&gt;&lt;labels&gt;&lt;label locale="de_CH" preferred="1"&gt;&lt;name_singular&gt;Nuer&lt;/name_singular&gt;&lt;name_plural&gt;Nuer&lt;/name_plural&gt;&lt;/label&gt;&lt;label locale="fr_CH" preferred="1"&gt;&lt;name_singular&gt;Nuer&lt;/name_singular&gt;&lt;name_plural&gt;Nuer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Nupe" table:formula="of:=[Translations.A235]" table:style-name="ce1">
            <text:p>Nupe</text:p>
          </table:table-cell>
          <table:table-cell office:value-type="string" table:style-name="ce1">
            <text:p>nupe</text:p>
          </table:table-cell>
          <table:table-cell office:value-type="string" office:string-value="&lt;label locale=&quot;de_CH&quot; preferred=&quot;1&quot;&gt;&lt;name_singular&gt;Nupe&lt;/name_singular&gt;&lt;name_plural&gt;Nupe&lt;/name_plural&gt;&lt;/label&gt;" table:formula="of:=[Snippets.$B$17]&amp;[Translations.A235]&amp;[Snippets.$C$17]&amp;[Translations.A235]&amp;[Snippets.$D$17]" table:style-name="ce1">
            <text:p>&lt;label locale="de_CH" preferred="1"&gt;&lt;name_singular&gt;Nupe&lt;/name_singular&gt;&lt;name_plural&gt;Nupe&lt;/name_plural&gt;&lt;/label&gt;</text:p>
          </table:table-cell>
          <table:table-cell office:value-type="string" office:string-value="&lt;label locale=&quot;fr_CH&quot; preferred=&quot;1&quot;&gt;&lt;name_singular&gt;Nupe&lt;/name_singular&gt;&lt;name_plural&gt;Nupe&lt;/name_plural&gt;&lt;/label&gt;" table:formula="of:=[Snippets.$B$18]&amp;[Translations.B235]&amp;[Snippets.$C$18]&amp;[Translations.B235]&amp;[Snippets.$D$18]" table:style-name="ce1">
            <text:p>&lt;label locale="fr_CH" preferred="1"&gt;&lt;name_singular&gt;Nupe&lt;/name_singular&gt;&lt;name_plural&gt;Nupe&lt;/name_plural&gt;&lt;/label&gt;</text:p>
          </table:table-cell>
          <table:table-cell office:value-type="string" office:string-value="&lt;item idno=&quot;nupe&quot; enabled=&quot;1&quot; default=&quot;0&quot; value=&quot;0&quot;&gt;" table:formula="of:=[Snippets.B$15]&amp;[.B235]&amp;[Snippets.C$15]" table:style-name="ce1">
            <text:p>&lt;item idno="nupe" enabled="1" default="0" value="0"&gt;</text:p>
          </table:table-cell>
          <table:table-cell office:value-type="string" office:string-value="&lt;item idno=&quot;nupe&quot; enabled=&quot;1&quot; default=&quot;0&quot; value=&quot;0&quot;&gt;&lt;labels&gt;&lt;label locale=&quot;de_CH&quot; preferred=&quot;1&quot;&gt;&lt;name_singular&gt;Nupe&lt;/name_singular&gt;&lt;name_plural&gt;Nupe&lt;/name_plural&gt;&lt;/label&gt;&lt;label locale=&quot;fr_CH&quot; preferred=&quot;1&quot;&gt;&lt;name_singular&gt;Nupe&lt;/name_singular&gt;&lt;name_plural&gt;Nupe&lt;/name_plural&gt;&lt;/label&gt;&lt;/labels&gt;&lt;/item&gt;" table:formula="of:=[.E235]&amp;[Snippets.B$16]&amp;[.C235]&amp;[.D235]&amp;[Snippets.B$22]&amp;[Snippets.B$23]" table:style-name="ce1">
            <text:p>&lt;item idno="nupe" enabled="1" default="0" value="0"&gt;&lt;labels&gt;&lt;label locale="de_CH" preferred="1"&gt;&lt;name_singular&gt;Nupe&lt;/name_singular&gt;&lt;name_plural&gt;Nupe&lt;/name_plural&gt;&lt;/label&gt;&lt;label locale="fr_CH" preferred="1"&gt;&lt;name_singular&gt;Nupe&lt;/name_singular&gt;&lt;name_plural&gt;Nupe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Nuu-chah-nulth" table:formula="of:=[Translations.A236]" table:style-name="ce1">
            <text:p>Nuu-chah-nulth</text:p>
          </table:table-cell>
          <table:table-cell office:value-type="string" table:style-name="ce1">
            <text:p>nuuchahnulth</text:p>
          </table:table-cell>
          <table:table-cell office:value-type="string" office:string-value="&lt;label locale=&quot;de_CH&quot; preferred=&quot;1&quot;&gt;&lt;name_singular&gt;Nuu-chah-nulth&lt;/name_singular&gt;&lt;name_plural&gt;Nuu-chah-nulth&lt;/name_plural&gt;&lt;/label&gt;" table:formula="of:=[Snippets.$B$17]&amp;[Translations.A236]&amp;[Snippets.$C$17]&amp;[Translations.A236]&amp;[Snippets.$D$17]" table:style-name="ce1">
            <text:p>&lt;label locale="de_CH" preferred="1"&gt;&lt;name_singular&gt;Nuu-chah-nulth&lt;/name_singular&gt;&lt;name_plural&gt;Nuu-chah-nulth&lt;/name_plural&gt;&lt;/label&gt;</text:p>
          </table:table-cell>
          <table:table-cell office:value-type="string" office:string-value="&lt;label locale=&quot;fr_CH&quot; preferred=&quot;1&quot;&gt;&lt;name_singular&gt;Nootkas&lt;/name_singular&gt;&lt;name_plural&gt;Nootkas&lt;/name_plural&gt;&lt;/label&gt;" table:formula="of:=[Snippets.$B$18]&amp;[Translations.B236]&amp;[Snippets.$C$18]&amp;[Translations.B236]&amp;[Snippets.$D$18]" table:style-name="ce1">
            <text:p>&lt;label locale="fr_CH" preferred="1"&gt;&lt;name_singular&gt;Nootkas&lt;/name_singular&gt;&lt;name_plural&gt;Nootkas&lt;/name_plural&gt;&lt;/label&gt;</text:p>
          </table:table-cell>
          <table:table-cell office:value-type="string" office:string-value="&lt;item idno=&quot;nuuchahnulth&quot; enabled=&quot;1&quot; default=&quot;0&quot; value=&quot;0&quot;&gt;" table:formula="of:=[Snippets.B$15]&amp;[.B236]&amp;[Snippets.C$15]" table:style-name="ce1">
            <text:p>&lt;item idno="nuuchahnulth" enabled="1" default="0" value="0"&gt;</text:p>
          </table:table-cell>
          <table:table-cell office:value-type="string" office:string-value="&lt;item idno=&quot;nuuchahnulth&quot; enabled=&quot;1&quot; default=&quot;0&quot; value=&quot;0&quot;&gt;&lt;labels&gt;&lt;label locale=&quot;de_CH&quot; preferred=&quot;1&quot;&gt;&lt;name_singular&gt;Nuu-chah-nulth&lt;/name_singular&gt;&lt;name_plural&gt;Nuu-chah-nulth&lt;/name_plural&gt;&lt;/label&gt;&lt;label locale=&quot;fr_CH&quot; preferred=&quot;1&quot;&gt;&lt;name_singular&gt;Nootkas&lt;/name_singular&gt;&lt;name_plural&gt;Nootkas&lt;/name_plural&gt;&lt;/label&gt;&lt;/labels&gt;&lt;/item&gt;" table:formula="of:=[.E236]&amp;[Snippets.B$16]&amp;[.C236]&amp;[.D236]&amp;[Snippets.B$22]&amp;[Snippets.B$23]" table:style-name="ce1">
            <text:p>&lt;item idno="nuuchahnulth" enabled="1" default="0" value="0"&gt;&lt;labels&gt;&lt;label locale="de_CH" preferred="1"&gt;&lt;name_singular&gt;Nuu-chah-nulth&lt;/name_singular&gt;&lt;name_plural&gt;Nuu-chah-nulth&lt;/name_plural&gt;&lt;/label&gt;&lt;label locale="fr_CH" preferred="1"&gt;&lt;name_singular&gt;Nootkas&lt;/name_singular&gt;&lt;name_plural&gt;Nootka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Olmeken" table:formula="of:=[Translations.A237]" table:style-name="ce1">
            <text:p>Olmeken</text:p>
          </table:table-cell>
          <table:table-cell office:value-type="string" table:style-name="ce1">
            <text:p>olmeken</text:p>
          </table:table-cell>
          <table:table-cell office:value-type="string" office:string-value="&lt;label locale=&quot;de_CH&quot; preferred=&quot;1&quot;&gt;&lt;name_singular&gt;Olmeken&lt;/name_singular&gt;&lt;name_plural&gt;Olmeken&lt;/name_plural&gt;&lt;/label&gt;" table:formula="of:=[Snippets.$B$17]&amp;[Translations.A237]&amp;[Snippets.$C$17]&amp;[Translations.A237]&amp;[Snippets.$D$17]" table:style-name="ce1">
            <text:p>&lt;label locale="de_CH" preferred="1"&gt;&lt;name_singular&gt;Olmeken&lt;/name_singular&gt;&lt;name_plural&gt;Olmeken&lt;/name_plural&gt;&lt;/label&gt;</text:p>
          </table:table-cell>
          <table:table-cell office:value-type="string" office:string-value="&lt;label locale=&quot;fr_CH&quot; preferred=&quot;1&quot;&gt;&lt;name_singular&gt;Olmèques&lt;/name_singular&gt;&lt;name_plural&gt;Olmèques&lt;/name_plural&gt;&lt;/label&gt;" table:formula="of:=[Snippets.$B$18]&amp;[Translations.B237]&amp;[Snippets.$C$18]&amp;[Translations.B237]&amp;[Snippets.$D$18]" table:style-name="ce1">
            <text:p>&lt;label locale="fr_CH" preferred="1"&gt;&lt;name_singular&gt;Olmèques&lt;/name_singular&gt;&lt;name_plural&gt;Olmèques&lt;/name_plural&gt;&lt;/label&gt;</text:p>
          </table:table-cell>
          <table:table-cell office:value-type="string" office:string-value="&lt;item idno=&quot;olmeken&quot; enabled=&quot;1&quot; default=&quot;0&quot; value=&quot;0&quot;&gt;" table:formula="of:=[Snippets.B$15]&amp;[.B237]&amp;[Snippets.C$15]" table:style-name="ce1">
            <text:p>&lt;item idno="olmeken" enabled="1" default="0" value="0"&gt;</text:p>
          </table:table-cell>
          <table:table-cell office:value-type="string" office:string-value="&lt;item idno=&quot;olmeken&quot; enabled=&quot;1&quot; default=&quot;0&quot; value=&quot;0&quot;&gt;&lt;labels&gt;&lt;label locale=&quot;de_CH&quot; preferred=&quot;1&quot;&gt;&lt;name_singular&gt;Olmeken&lt;/name_singular&gt;&lt;name_plural&gt;Olmeken&lt;/name_plural&gt;&lt;/label&gt;&lt;label locale=&quot;fr_CH&quot; preferred=&quot;1&quot;&gt;&lt;name_singular&gt;Olmèques&lt;/name_singular&gt;&lt;name_plural&gt;Olmèques&lt;/name_plural&gt;&lt;/label&gt;&lt;/labels&gt;&lt;/item&gt;" table:formula="of:=[.E237]&amp;[Snippets.B$16]&amp;[.C237]&amp;[.D237]&amp;[Snippets.B$22]&amp;[Snippets.B$23]" table:style-name="ce1">
            <text:p>&lt;item idno="olmeken" enabled="1" default="0" value="0"&gt;&lt;labels&gt;&lt;label locale="de_CH" preferred="1"&gt;&lt;name_singular&gt;Olmeken&lt;/name_singular&gt;&lt;name_plural&gt;Olmeken&lt;/name_plural&gt;&lt;/label&gt;&lt;label locale="fr_CH" preferred="1"&gt;&lt;name_singular&gt;Olmèques&lt;/name_singular&gt;&lt;name_plural&gt;Olmèqu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Ona" table:formula="of:=[Translations.A238]" table:style-name="ce1">
            <text:p>Ona</text:p>
          </table:table-cell>
          <table:table-cell office:value-type="string" table:style-name="ce1">
            <text:p>ona</text:p>
          </table:table-cell>
          <table:table-cell office:value-type="string" office:string-value="&lt;label locale=&quot;de_CH&quot; preferred=&quot;1&quot;&gt;&lt;name_singular&gt;Ona&lt;/name_singular&gt;&lt;name_plural&gt;Ona&lt;/name_plural&gt;&lt;/label&gt;" table:formula="of:=[Snippets.$B$17]&amp;[Translations.A238]&amp;[Snippets.$C$17]&amp;[Translations.A238]&amp;[Snippets.$D$17]" table:style-name="ce1">
            <text:p>&lt;label locale="de_CH" preferred="1"&gt;&lt;name_singular&gt;Ona&lt;/name_singular&gt;&lt;name_plural&gt;Ona&lt;/name_plural&gt;&lt;/label&gt;</text:p>
          </table:table-cell>
          <table:table-cell office:value-type="string" office:string-value="&lt;label locale=&quot;fr_CH&quot; preferred=&quot;1&quot;&gt;&lt;name_singular&gt;Ona&lt;/name_singular&gt;&lt;name_plural&gt;Ona&lt;/name_plural&gt;&lt;/label&gt;" table:formula="of:=[Snippets.$B$18]&amp;[Translations.B238]&amp;[Snippets.$C$18]&amp;[Translations.B238]&amp;[Snippets.$D$18]" table:style-name="ce1">
            <text:p>&lt;label locale="fr_CH" preferred="1"&gt;&lt;name_singular&gt;Ona&lt;/name_singular&gt;&lt;name_plural&gt;Ona&lt;/name_plural&gt;&lt;/label&gt;</text:p>
          </table:table-cell>
          <table:table-cell office:value-type="string" office:string-value="&lt;item idno=&quot;ona&quot; enabled=&quot;1&quot; default=&quot;0&quot; value=&quot;0&quot;&gt;" table:formula="of:=[Snippets.B$15]&amp;[.B238]&amp;[Snippets.C$15]" table:style-name="ce1">
            <text:p>&lt;item idno="ona" enabled="1" default="0" value="0"&gt;</text:p>
          </table:table-cell>
          <table:table-cell office:value-type="string" office:string-value="&lt;item idno=&quot;ona&quot; enabled=&quot;1&quot; default=&quot;0&quot; value=&quot;0&quot;&gt;&lt;labels&gt;&lt;label locale=&quot;de_CH&quot; preferred=&quot;1&quot;&gt;&lt;name_singular&gt;Ona&lt;/name_singular&gt;&lt;name_plural&gt;Ona&lt;/name_plural&gt;&lt;/label&gt;&lt;label locale=&quot;fr_CH&quot; preferred=&quot;1&quot;&gt;&lt;name_singular&gt;Ona&lt;/name_singular&gt;&lt;name_plural&gt;Ona&lt;/name_plural&gt;&lt;/label&gt;&lt;/labels&gt;&lt;/item&gt;" table:formula="of:=[.E238]&amp;[Snippets.B$16]&amp;[.C238]&amp;[.D238]&amp;[Snippets.B$22]&amp;[Snippets.B$23]" table:style-name="ce1">
            <text:p>&lt;item idno="ona" enabled="1" default="0" value="0"&gt;&lt;labels&gt;&lt;label locale="de_CH" preferred="1"&gt;&lt;name_singular&gt;Ona&lt;/name_singular&gt;&lt;name_plural&gt;Ona&lt;/name_plural&gt;&lt;/label&gt;&lt;label locale="fr_CH" preferred="1"&gt;&lt;name_singular&gt;Ona&lt;/name_singular&gt;&lt;name_plural&gt;On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Ondonga" table:formula="of:=[Translations.A239]" table:style-name="ce1">
            <text:p>Ondonga</text:p>
          </table:table-cell>
          <table:table-cell office:value-type="string" table:style-name="ce1">
            <text:p>ondonga</text:p>
          </table:table-cell>
          <table:table-cell office:value-type="string" office:string-value="&lt;label locale=&quot;de_CH&quot; preferred=&quot;1&quot;&gt;&lt;name_singular&gt;Ondonga&lt;/name_singular&gt;&lt;name_plural&gt;Ondonga&lt;/name_plural&gt;&lt;/label&gt;" table:formula="of:=[Snippets.$B$17]&amp;[Translations.A239]&amp;[Snippets.$C$17]&amp;[Translations.A239]&amp;[Snippets.$D$17]" table:style-name="ce1">
            <text:p>&lt;label locale="de_CH" preferred="1"&gt;&lt;name_singular&gt;Ondonga&lt;/name_singular&gt;&lt;name_plural&gt;Ondonga&lt;/name_plural&gt;&lt;/label&gt;</text:p>
          </table:table-cell>
          <table:table-cell office:value-type="string" office:string-value="&lt;label locale=&quot;fr_CH&quot; preferred=&quot;1&quot;&gt;&lt;name_singular&gt;Ondonga&lt;/name_singular&gt;&lt;name_plural&gt;Ondonga&lt;/name_plural&gt;&lt;/label&gt;" table:formula="of:=[Snippets.$B$18]&amp;[Translations.B239]&amp;[Snippets.$C$18]&amp;[Translations.B239]&amp;[Snippets.$D$18]" table:style-name="ce1">
            <text:p>&lt;label locale="fr_CH" preferred="1"&gt;&lt;name_singular&gt;Ondonga&lt;/name_singular&gt;&lt;name_plural&gt;Ondonga&lt;/name_plural&gt;&lt;/label&gt;</text:p>
          </table:table-cell>
          <table:table-cell office:value-type="string" office:string-value="&lt;item idno=&quot;ondonga&quot; enabled=&quot;1&quot; default=&quot;0&quot; value=&quot;0&quot;&gt;" table:formula="of:=[Snippets.B$15]&amp;[.B239]&amp;[Snippets.C$15]" table:style-name="ce1">
            <text:p>&lt;item idno="ondonga" enabled="1" default="0" value="0"&gt;</text:p>
          </table:table-cell>
          <table:table-cell office:value-type="string" office:string-value="&lt;item idno=&quot;ondonga&quot; enabled=&quot;1&quot; default=&quot;0&quot; value=&quot;0&quot;&gt;&lt;labels&gt;&lt;label locale=&quot;de_CH&quot; preferred=&quot;1&quot;&gt;&lt;name_singular&gt;Ondonga&lt;/name_singular&gt;&lt;name_plural&gt;Ondonga&lt;/name_plural&gt;&lt;/label&gt;&lt;label locale=&quot;fr_CH&quot; preferred=&quot;1&quot;&gt;&lt;name_singular&gt;Ondonga&lt;/name_singular&gt;&lt;name_plural&gt;Ondonga&lt;/name_plural&gt;&lt;/label&gt;&lt;/labels&gt;&lt;/item&gt;" table:formula="of:=[.E239]&amp;[Snippets.B$16]&amp;[.C239]&amp;[.D239]&amp;[Snippets.B$22]&amp;[Snippets.B$23]" table:style-name="ce1">
            <text:p>&lt;item idno="ondonga" enabled="1" default="0" value="0"&gt;&lt;labels&gt;&lt;label locale="de_CH" preferred="1"&gt;&lt;name_singular&gt;Ondonga&lt;/name_singular&gt;&lt;name_plural&gt;Ondonga&lt;/name_plural&gt;&lt;/label&gt;&lt;label locale="fr_CH" preferred="1"&gt;&lt;name_singular&gt;Ondonga&lt;/name_singular&gt;&lt;name_plural&gt;Ondong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Orang Kubu" table:formula="of:=[Translations.A240]" table:style-name="ce1">
            <text:p>Orang Kubu</text:p>
          </table:table-cell>
          <table:table-cell office:value-type="string" table:style-name="ce1">
            <text:p>orangkubu</text:p>
          </table:table-cell>
          <table:table-cell office:value-type="string" office:string-value="&lt;label locale=&quot;de_CH&quot; preferred=&quot;1&quot;&gt;&lt;name_singular&gt;Orang Kubu&lt;/name_singular&gt;&lt;name_plural&gt;Orang Kubu&lt;/name_plural&gt;&lt;/label&gt;" table:formula="of:=[Snippets.$B$17]&amp;[Translations.A240]&amp;[Snippets.$C$17]&amp;[Translations.A240]&amp;[Snippets.$D$17]" table:style-name="ce1">
            <text:p>&lt;label locale="de_CH" preferred="1"&gt;&lt;name_singular&gt;Orang Kubu&lt;/name_singular&gt;&lt;name_plural&gt;Orang Kubu&lt;/name_plural&gt;&lt;/label&gt;</text:p>
          </table:table-cell>
          <table:table-cell office:value-type="string" office:string-value="&lt;label locale=&quot;fr_CH&quot; preferred=&quot;1&quot;&gt;&lt;name_singular&gt;Orang Kubu&lt;/name_singular&gt;&lt;name_plural&gt;Orang Kubu&lt;/name_plural&gt;&lt;/label&gt;" table:formula="of:=[Snippets.$B$18]&amp;[Translations.B240]&amp;[Snippets.$C$18]&amp;[Translations.B240]&amp;[Snippets.$D$18]" table:style-name="ce1">
            <text:p>&lt;label locale="fr_CH" preferred="1"&gt;&lt;name_singular&gt;Orang Kubu&lt;/name_singular&gt;&lt;name_plural&gt;Orang Kubu&lt;/name_plural&gt;&lt;/label&gt;</text:p>
          </table:table-cell>
          <table:table-cell office:value-type="string" office:string-value="&lt;item idno=&quot;orangkubu&quot; enabled=&quot;1&quot; default=&quot;0&quot; value=&quot;0&quot;&gt;" table:formula="of:=[Snippets.B$15]&amp;[.B240]&amp;[Snippets.C$15]" table:style-name="ce1">
            <text:p>&lt;item idno="orangkubu" enabled="1" default="0" value="0"&gt;</text:p>
          </table:table-cell>
          <table:table-cell office:value-type="string" office:string-value="&lt;item idno=&quot;orangkubu&quot; enabled=&quot;1&quot; default=&quot;0&quot; value=&quot;0&quot;&gt;&lt;labels&gt;&lt;label locale=&quot;de_CH&quot; preferred=&quot;1&quot;&gt;&lt;name_singular&gt;Orang Kubu&lt;/name_singular&gt;&lt;name_plural&gt;Orang Kubu&lt;/name_plural&gt;&lt;/label&gt;&lt;label locale=&quot;fr_CH&quot; preferred=&quot;1&quot;&gt;&lt;name_singular&gt;Orang Kubu&lt;/name_singular&gt;&lt;name_plural&gt;Orang Kubu&lt;/name_plural&gt;&lt;/label&gt;&lt;/labels&gt;&lt;/item&gt;" table:formula="of:=[.E240]&amp;[Snippets.B$16]&amp;[.C240]&amp;[.D240]&amp;[Snippets.B$22]&amp;[Snippets.B$23]" table:style-name="ce1">
            <text:p>&lt;item idno="orangkubu" enabled="1" default="0" value="0"&gt;&lt;labels&gt;&lt;label locale="de_CH" preferred="1"&gt;&lt;name_singular&gt;Orang Kubu&lt;/name_singular&gt;&lt;name_plural&gt;Orang Kubu&lt;/name_plural&gt;&lt;/label&gt;&lt;label locale="fr_CH" preferred="1"&gt;&lt;name_singular&gt;Orang Kubu&lt;/name_singular&gt;&lt;name_plural&gt;Orang Kubu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Orang Laut" table:formula="of:=[Translations.A241]" table:style-name="ce1">
            <text:p>Orang Laut</text:p>
          </table:table-cell>
          <table:table-cell office:value-type="string" table:style-name="ce1">
            <text:p>oranglaut</text:p>
          </table:table-cell>
          <table:table-cell office:value-type="string" office:string-value="&lt;label locale=&quot;de_CH&quot; preferred=&quot;1&quot;&gt;&lt;name_singular&gt;Orang Laut&lt;/name_singular&gt;&lt;name_plural&gt;Orang Laut&lt;/name_plural&gt;&lt;/label&gt;" table:formula="of:=[Snippets.$B$17]&amp;[Translations.A241]&amp;[Snippets.$C$17]&amp;[Translations.A241]&amp;[Snippets.$D$17]" table:style-name="ce1">
            <text:p>&lt;label locale="de_CH" preferred="1"&gt;&lt;name_singular&gt;Orang Laut&lt;/name_singular&gt;&lt;name_plural&gt;Orang Laut&lt;/name_plural&gt;&lt;/label&gt;</text:p>
          </table:table-cell>
          <table:table-cell office:value-type="string" office:string-value="&lt;label locale=&quot;fr_CH&quot; preferred=&quot;1&quot;&gt;&lt;name_singular&gt;Orang Laut&lt;/name_singular&gt;&lt;name_plural&gt;Orang Laut&lt;/name_plural&gt;&lt;/label&gt;" table:formula="of:=[Snippets.$B$18]&amp;[Translations.B241]&amp;[Snippets.$C$18]&amp;[Translations.B241]&amp;[Snippets.$D$18]" table:style-name="ce1">
            <text:p>&lt;label locale="fr_CH" preferred="1"&gt;&lt;name_singular&gt;Orang Laut&lt;/name_singular&gt;&lt;name_plural&gt;Orang Laut&lt;/name_plural&gt;&lt;/label&gt;</text:p>
          </table:table-cell>
          <table:table-cell office:value-type="string" office:string-value="&lt;item idno=&quot;oranglaut&quot; enabled=&quot;1&quot; default=&quot;0&quot; value=&quot;0&quot;&gt;" table:formula="of:=[Snippets.B$15]&amp;[.B241]&amp;[Snippets.C$15]" table:style-name="ce1">
            <text:p>&lt;item idno="oranglaut" enabled="1" default="0" value="0"&gt;</text:p>
          </table:table-cell>
          <table:table-cell office:value-type="string" office:string-value="&lt;item idno=&quot;oranglaut&quot; enabled=&quot;1&quot; default=&quot;0&quot; value=&quot;0&quot;&gt;&lt;labels&gt;&lt;label locale=&quot;de_CH&quot; preferred=&quot;1&quot;&gt;&lt;name_singular&gt;Orang Laut&lt;/name_singular&gt;&lt;name_plural&gt;Orang Laut&lt;/name_plural&gt;&lt;/label&gt;&lt;label locale=&quot;fr_CH&quot; preferred=&quot;1&quot;&gt;&lt;name_singular&gt;Orang Laut&lt;/name_singular&gt;&lt;name_plural&gt;Orang Laut&lt;/name_plural&gt;&lt;/label&gt;&lt;/labels&gt;&lt;/item&gt;" table:formula="of:=[.E241]&amp;[Snippets.B$16]&amp;[.C241]&amp;[.D241]&amp;[Snippets.B$22]&amp;[Snippets.B$23]" table:style-name="ce1">
            <text:p>&lt;item idno="oranglaut" enabled="1" default="0" value="0"&gt;&lt;labels&gt;&lt;label locale="de_CH" preferred="1"&gt;&lt;name_singular&gt;Orang Laut&lt;/name_singular&gt;&lt;name_plural&gt;Orang Laut&lt;/name_plural&gt;&lt;/label&gt;&lt;label locale="fr_CH" preferred="1"&gt;&lt;name_singular&gt;Orang Laut&lt;/name_singular&gt;&lt;name_plural&gt;Orang Laut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Orang Mamma" table:formula="of:=[Translations.A242]" table:style-name="ce1">
            <text:p>Orang Mamma</text:p>
          </table:table-cell>
          <table:table-cell office:value-type="string" table:style-name="ce1">
            <text:p>orangmamma</text:p>
          </table:table-cell>
          <table:table-cell office:value-type="string" office:string-value="&lt;label locale=&quot;de_CH&quot; preferred=&quot;1&quot;&gt;&lt;name_singular&gt;Orang Mamma&lt;/name_singular&gt;&lt;name_plural&gt;Orang Mamma&lt;/name_plural&gt;&lt;/label&gt;" table:formula="of:=[Snippets.$B$17]&amp;[Translations.A242]&amp;[Snippets.$C$17]&amp;[Translations.A242]&amp;[Snippets.$D$17]" table:style-name="ce1">
            <text:p>&lt;label locale="de_CH" preferred="1"&gt;&lt;name_singular&gt;Orang Mamma&lt;/name_singular&gt;&lt;name_plural&gt;Orang Mamma&lt;/name_plural&gt;&lt;/label&gt;</text:p>
          </table:table-cell>
          <table:table-cell office:value-type="string" office:string-value="&lt;label locale=&quot;fr_CH&quot; preferred=&quot;1&quot;&gt;&lt;name_singular&gt;Orang Mamma&lt;/name_singular&gt;&lt;name_plural&gt;Orang Mamma&lt;/name_plural&gt;&lt;/label&gt;" table:formula="of:=[Snippets.$B$18]&amp;[Translations.B242]&amp;[Snippets.$C$18]&amp;[Translations.B242]&amp;[Snippets.$D$18]" table:style-name="ce1">
            <text:p>&lt;label locale="fr_CH" preferred="1"&gt;&lt;name_singular&gt;Orang Mamma&lt;/name_singular&gt;&lt;name_plural&gt;Orang Mamma&lt;/name_plural&gt;&lt;/label&gt;</text:p>
          </table:table-cell>
          <table:table-cell office:value-type="string" office:string-value="&lt;item idno=&quot;orangmamma&quot; enabled=&quot;1&quot; default=&quot;0&quot; value=&quot;0&quot;&gt;" table:formula="of:=[Snippets.B$15]&amp;[.B242]&amp;[Snippets.C$15]" table:style-name="ce1">
            <text:p>&lt;item idno="orangmamma" enabled="1" default="0" value="0"&gt;</text:p>
          </table:table-cell>
          <table:table-cell office:value-type="string" office:string-value="&lt;item idno=&quot;orangmamma&quot; enabled=&quot;1&quot; default=&quot;0&quot; value=&quot;0&quot;&gt;&lt;labels&gt;&lt;label locale=&quot;de_CH&quot; preferred=&quot;1&quot;&gt;&lt;name_singular&gt;Orang Mamma&lt;/name_singular&gt;&lt;name_plural&gt;Orang Mamma&lt;/name_plural&gt;&lt;/label&gt;&lt;label locale=&quot;fr_CH&quot; preferred=&quot;1&quot;&gt;&lt;name_singular&gt;Orang Mamma&lt;/name_singular&gt;&lt;name_plural&gt;Orang Mamma&lt;/name_plural&gt;&lt;/label&gt;&lt;/labels&gt;&lt;/item&gt;" table:formula="of:=[.E242]&amp;[Snippets.B$16]&amp;[.C242]&amp;[.D242]&amp;[Snippets.B$22]&amp;[Snippets.B$23]" table:style-name="ce1">
            <text:p>&lt;item idno="orangmamma" enabled="1" default="0" value="0"&gt;&lt;labels&gt;&lt;label locale="de_CH" preferred="1"&gt;&lt;name_singular&gt;Orang Mamma&lt;/name_singular&gt;&lt;name_plural&gt;Orang Mamma&lt;/name_plural&gt;&lt;/label&gt;&lt;label locale="fr_CH" preferred="1"&gt;&lt;name_singular&gt;Orang Mamma&lt;/name_singular&gt;&lt;name_plural&gt;Orang Mamm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Osseten" table:formula="of:=[Translations.A243]" table:style-name="ce1">
            <text:p>Osseten</text:p>
          </table:table-cell>
          <table:table-cell office:value-type="string" table:style-name="ce1">
            <text:p>osseten</text:p>
          </table:table-cell>
          <table:table-cell office:value-type="string" office:string-value="&lt;label locale=&quot;de_CH&quot; preferred=&quot;1&quot;&gt;&lt;name_singular&gt;Osseten&lt;/name_singular&gt;&lt;name_plural&gt;Osseten&lt;/name_plural&gt;&lt;/label&gt;" table:formula="of:=[Snippets.$B$17]&amp;[Translations.A243]&amp;[Snippets.$C$17]&amp;[Translations.A243]&amp;[Snippets.$D$17]" table:style-name="ce1">
            <text:p>&lt;label locale="de_CH" preferred="1"&gt;&lt;name_singular&gt;Osseten&lt;/name_singular&gt;&lt;name_plural&gt;Osseten&lt;/name_plural&gt;&lt;/label&gt;</text:p>
          </table:table-cell>
          <table:table-cell office:value-type="string" office:string-value="&lt;label locale=&quot;fr_CH&quot; preferred=&quot;1&quot;&gt;&lt;name_singular&gt;Ossètes&lt;/name_singular&gt;&lt;name_plural&gt;Ossètes&lt;/name_plural&gt;&lt;/label&gt;" table:formula="of:=[Snippets.$B$18]&amp;[Translations.B243]&amp;[Snippets.$C$18]&amp;[Translations.B243]&amp;[Snippets.$D$18]" table:style-name="ce1">
            <text:p>&lt;label locale="fr_CH" preferred="1"&gt;&lt;name_singular&gt;Ossètes&lt;/name_singular&gt;&lt;name_plural&gt;Ossètes&lt;/name_plural&gt;&lt;/label&gt;</text:p>
          </table:table-cell>
          <table:table-cell office:value-type="string" office:string-value="&lt;item idno=&quot;osseten&quot; enabled=&quot;1&quot; default=&quot;0&quot; value=&quot;0&quot;&gt;" table:formula="of:=[Snippets.B$15]&amp;[.B243]&amp;[Snippets.C$15]" table:style-name="ce1">
            <text:p>&lt;item idno="osseten" enabled="1" default="0" value="0"&gt;</text:p>
          </table:table-cell>
          <table:table-cell office:value-type="string" office:string-value="&lt;item idno=&quot;osseten&quot; enabled=&quot;1&quot; default=&quot;0&quot; value=&quot;0&quot;&gt;&lt;labels&gt;&lt;label locale=&quot;de_CH&quot; preferred=&quot;1&quot;&gt;&lt;name_singular&gt;Osseten&lt;/name_singular&gt;&lt;name_plural&gt;Osseten&lt;/name_plural&gt;&lt;/label&gt;&lt;label locale=&quot;fr_CH&quot; preferred=&quot;1&quot;&gt;&lt;name_singular&gt;Ossètes&lt;/name_singular&gt;&lt;name_plural&gt;Ossètes&lt;/name_plural&gt;&lt;/label&gt;&lt;/labels&gt;&lt;/item&gt;" table:formula="of:=[.E243]&amp;[Snippets.B$16]&amp;[.C243]&amp;[.D243]&amp;[Snippets.B$22]&amp;[Snippets.B$23]" table:style-name="ce1">
            <text:p>&lt;item idno="osseten" enabled="1" default="0" value="0"&gt;&lt;labels&gt;&lt;label locale="de_CH" preferred="1"&gt;&lt;name_singular&gt;Osseten&lt;/name_singular&gt;&lt;name_plural&gt;Osseten&lt;/name_plural&gt;&lt;/label&gt;&lt;label locale="fr_CH" preferred="1"&gt;&lt;name_singular&gt;Ossètes&lt;/name_singular&gt;&lt;name_plural&gt;Ossèt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Ouadien" table:formula="of:=[Translations.A244]" table:style-name="ce1">
            <text:p>Ouadien</text:p>
          </table:table-cell>
          <table:table-cell office:value-type="string" table:style-name="ce1">
            <text:p>ouadien</text:p>
          </table:table-cell>
          <table:table-cell office:value-type="string" office:string-value="&lt;label locale=&quot;de_CH&quot; preferred=&quot;1&quot;&gt;&lt;name_singular&gt;Ouadien&lt;/name_singular&gt;&lt;name_plural&gt;Ouadien&lt;/name_plural&gt;&lt;/label&gt;" table:formula="of:=[Snippets.$B$17]&amp;[Translations.A244]&amp;[Snippets.$C$17]&amp;[Translations.A244]&amp;[Snippets.$D$17]" table:style-name="ce1">
            <text:p>&lt;label locale="de_CH" preferred="1"&gt;&lt;name_singular&gt;Ouadien&lt;/name_singular&gt;&lt;name_plural&gt;Ouadien&lt;/name_plural&gt;&lt;/label&gt;</text:p>
          </table:table-cell>
          <table:table-cell office:value-type="string" office:string-value="&lt;label locale=&quot;fr_CH&quot; preferred=&quot;1&quot;&gt;&lt;name_singular&gt;Ouadien&lt;/name_singular&gt;&lt;name_plural&gt;Ouadien&lt;/name_plural&gt;&lt;/label&gt;" table:formula="of:=[Snippets.$B$18]&amp;[Translations.B244]&amp;[Snippets.$C$18]&amp;[Translations.B244]&amp;[Snippets.$D$18]" table:style-name="ce1">
            <text:p>&lt;label locale="fr_CH" preferred="1"&gt;&lt;name_singular&gt;Ouadien&lt;/name_singular&gt;&lt;name_plural&gt;Ouadien&lt;/name_plural&gt;&lt;/label&gt;</text:p>
          </table:table-cell>
          <table:table-cell office:value-type="string" office:string-value="&lt;item idno=&quot;ouadien&quot; enabled=&quot;1&quot; default=&quot;0&quot; value=&quot;0&quot;&gt;" table:formula="of:=[Snippets.B$15]&amp;[.B244]&amp;[Snippets.C$15]" table:style-name="ce1">
            <text:p>&lt;item idno="ouadien" enabled="1" default="0" value="0"&gt;</text:p>
          </table:table-cell>
          <table:table-cell office:value-type="string" office:string-value="&lt;item idno=&quot;ouadien&quot; enabled=&quot;1&quot; default=&quot;0&quot; value=&quot;0&quot;&gt;&lt;labels&gt;&lt;label locale=&quot;de_CH&quot; preferred=&quot;1&quot;&gt;&lt;name_singular&gt;Ouadien&lt;/name_singular&gt;&lt;name_plural&gt;Ouadien&lt;/name_plural&gt;&lt;/label&gt;&lt;label locale=&quot;fr_CH&quot; preferred=&quot;1&quot;&gt;&lt;name_singular&gt;Ouadien&lt;/name_singular&gt;&lt;name_plural&gt;Ouadien&lt;/name_plural&gt;&lt;/label&gt;&lt;/labels&gt;&lt;/item&gt;" table:formula="of:=[.E244]&amp;[Snippets.B$16]&amp;[.C244]&amp;[.D244]&amp;[Snippets.B$22]&amp;[Snippets.B$23]" table:style-name="ce1">
            <text:p>&lt;item idno="ouadien" enabled="1" default="0" value="0"&gt;&lt;labels&gt;&lt;label locale="de_CH" preferred="1"&gt;&lt;name_singular&gt;Ouadien&lt;/name_singular&gt;&lt;name_plural&gt;Ouadien&lt;/name_plural&gt;&lt;/label&gt;&lt;label locale="fr_CH" preferred="1"&gt;&lt;name_singular&gt;Ouadien&lt;/name_singular&gt;&lt;name_plural&gt;Ouadien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Oulad-Nael" table:formula="of:=[Translations.A245]" table:style-name="ce1">
            <text:p>Oulad-Nael</text:p>
          </table:table-cell>
          <table:table-cell office:value-type="string" table:style-name="ce1">
            <text:p>ouladnael</text:p>
          </table:table-cell>
          <table:table-cell office:value-type="string" office:string-value="&lt;label locale=&quot;de_CH&quot; preferred=&quot;1&quot;&gt;&lt;name_singular&gt;Oulad-Nael&lt;/name_singular&gt;&lt;name_plural&gt;Oulad-Nael&lt;/name_plural&gt;&lt;/label&gt;" table:formula="of:=[Snippets.$B$17]&amp;[Translations.A245]&amp;[Snippets.$C$17]&amp;[Translations.A245]&amp;[Snippets.$D$17]" table:style-name="ce1">
            <text:p>&lt;label locale="de_CH" preferred="1"&gt;&lt;name_singular&gt;Oulad-Nael&lt;/name_singular&gt;&lt;name_plural&gt;Oulad-Nael&lt;/name_plural&gt;&lt;/label&gt;</text:p>
          </table:table-cell>
          <table:table-cell office:value-type="string" office:string-value="&lt;label locale=&quot;fr_CH&quot; preferred=&quot;1&quot;&gt;&lt;name_singular&gt;Oulad-Naél&lt;/name_singular&gt;&lt;name_plural&gt;Oulad-Naél&lt;/name_plural&gt;&lt;/label&gt;" table:formula="of:=[Snippets.$B$18]&amp;[Translations.B245]&amp;[Snippets.$C$18]&amp;[Translations.B245]&amp;[Snippets.$D$18]" table:style-name="ce1">
            <text:p>&lt;label locale="fr_CH" preferred="1"&gt;&lt;name_singular&gt;Oulad-Naél&lt;/name_singular&gt;&lt;name_plural&gt;Oulad-Naél&lt;/name_plural&gt;&lt;/label&gt;</text:p>
          </table:table-cell>
          <table:table-cell office:value-type="string" office:string-value="&lt;item idno=&quot;ouladnael&quot; enabled=&quot;1&quot; default=&quot;0&quot; value=&quot;0&quot;&gt;" table:formula="of:=[Snippets.B$15]&amp;[.B245]&amp;[Snippets.C$15]" table:style-name="ce1">
            <text:p>&lt;item idno="ouladnael" enabled="1" default="0" value="0"&gt;</text:p>
          </table:table-cell>
          <table:table-cell office:value-type="string" office:string-value="&lt;item idno=&quot;ouladnael&quot; enabled=&quot;1&quot; default=&quot;0&quot; value=&quot;0&quot;&gt;&lt;labels&gt;&lt;label locale=&quot;de_CH&quot; preferred=&quot;1&quot;&gt;&lt;name_singular&gt;Oulad-Nael&lt;/name_singular&gt;&lt;name_plural&gt;Oulad-Nael&lt;/name_plural&gt;&lt;/label&gt;&lt;label locale=&quot;fr_CH&quot; preferred=&quot;1&quot;&gt;&lt;name_singular&gt;Oulad-Naél&lt;/name_singular&gt;&lt;name_plural&gt;Oulad-Naél&lt;/name_plural&gt;&lt;/label&gt;&lt;/labels&gt;&lt;/item&gt;" table:formula="of:=[.E245]&amp;[Snippets.B$16]&amp;[.C245]&amp;[.D245]&amp;[Snippets.B$22]&amp;[Snippets.B$23]" table:style-name="ce1">
            <text:p>&lt;item idno="ouladnael" enabled="1" default="0" value="0"&gt;&lt;labels&gt;&lt;label locale="de_CH" preferred="1"&gt;&lt;name_singular&gt;Oulad-Nael&lt;/name_singular&gt;&lt;name_plural&gt;Oulad-Nael&lt;/name_plural&gt;&lt;/label&gt;&lt;label locale="fr_CH" preferred="1"&gt;&lt;name_singular&gt;Oulad-Naél&lt;/name_singular&gt;&lt;name_plural&gt;Oulad-Naél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Ovambo" table:formula="of:=[Translations.A246]" table:style-name="ce1">
            <text:p>Ovambo</text:p>
          </table:table-cell>
          <table:table-cell office:value-type="string" table:style-name="ce1">
            <text:p>ovambo</text:p>
          </table:table-cell>
          <table:table-cell office:value-type="string" office:string-value="&lt;label locale=&quot;de_CH&quot; preferred=&quot;1&quot;&gt;&lt;name_singular&gt;Ovambo&lt;/name_singular&gt;&lt;name_plural&gt;Ovambo&lt;/name_plural&gt;&lt;/label&gt;" table:formula="of:=[Snippets.$B$17]&amp;[Translations.A246]&amp;[Snippets.$C$17]&amp;[Translations.A246]&amp;[Snippets.$D$17]" table:style-name="ce1">
            <text:p>&lt;label locale="de_CH" preferred="1"&gt;&lt;name_singular&gt;Ovambo&lt;/name_singular&gt;&lt;name_plural&gt;Ovambo&lt;/name_plural&gt;&lt;/label&gt;</text:p>
          </table:table-cell>
          <table:table-cell office:value-type="string" office:string-value="&lt;label locale=&quot;fr_CH&quot; preferred=&quot;1&quot;&gt;&lt;name_singular&gt;Ovambos&lt;/name_singular&gt;&lt;name_plural&gt;Ovambos&lt;/name_plural&gt;&lt;/label&gt;" table:formula="of:=[Snippets.$B$18]&amp;[Translations.B246]&amp;[Snippets.$C$18]&amp;[Translations.B246]&amp;[Snippets.$D$18]" table:style-name="ce1">
            <text:p>&lt;label locale="fr_CH" preferred="1"&gt;&lt;name_singular&gt;Ovambos&lt;/name_singular&gt;&lt;name_plural&gt;Ovambos&lt;/name_plural&gt;&lt;/label&gt;</text:p>
          </table:table-cell>
          <table:table-cell office:value-type="string" office:string-value="&lt;item idno=&quot;ovambo&quot; enabled=&quot;1&quot; default=&quot;0&quot; value=&quot;0&quot;&gt;" table:formula="of:=[Snippets.B$15]&amp;[.B246]&amp;[Snippets.C$15]" table:style-name="ce1">
            <text:p>&lt;item idno="ovambo" enabled="1" default="0" value="0"&gt;</text:p>
          </table:table-cell>
          <table:table-cell office:value-type="string" office:string-value="&lt;item idno=&quot;ovambo&quot; enabled=&quot;1&quot; default=&quot;0&quot; value=&quot;0&quot;&gt;&lt;labels&gt;&lt;label locale=&quot;de_CH&quot; preferred=&quot;1&quot;&gt;&lt;name_singular&gt;Ovambo&lt;/name_singular&gt;&lt;name_plural&gt;Ovambo&lt;/name_plural&gt;&lt;/label&gt;&lt;label locale=&quot;fr_CH&quot; preferred=&quot;1&quot;&gt;&lt;name_singular&gt;Ovambos&lt;/name_singular&gt;&lt;name_plural&gt;Ovambos&lt;/name_plural&gt;&lt;/label&gt;&lt;/labels&gt;&lt;/item&gt;" table:formula="of:=[.E246]&amp;[Snippets.B$16]&amp;[.C246]&amp;[.D246]&amp;[Snippets.B$22]&amp;[Snippets.B$23]" table:style-name="ce1">
            <text:p>&lt;item idno="ovambo" enabled="1" default="0" value="0"&gt;&lt;labels&gt;&lt;label locale="de_CH" preferred="1"&gt;&lt;name_singular&gt;Ovambo&lt;/name_singular&gt;&lt;name_plural&gt;Ovambo&lt;/name_plural&gt;&lt;/label&gt;&lt;label locale="fr_CH" preferred="1"&gt;&lt;name_singular&gt;Ovambos&lt;/name_singular&gt;&lt;name_plural&gt;Ovambo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Ovimbundu" table:formula="of:=[Translations.A247]" table:style-name="ce1">
            <text:p>Ovimbundu</text:p>
          </table:table-cell>
          <table:table-cell office:value-type="string" table:style-name="ce1">
            <text:p>ovimbundu</text:p>
          </table:table-cell>
          <table:table-cell office:value-type="string" office:string-value="&lt;label locale=&quot;de_CH&quot; preferred=&quot;1&quot;&gt;&lt;name_singular&gt;Ovimbundu&lt;/name_singular&gt;&lt;name_plural&gt;Ovimbundu&lt;/name_plural&gt;&lt;/label&gt;" table:formula="of:=[Snippets.$B$17]&amp;[Translations.A247]&amp;[Snippets.$C$17]&amp;[Translations.A247]&amp;[Snippets.$D$17]" table:style-name="ce1">
            <text:p>&lt;label locale="de_CH" preferred="1"&gt;&lt;name_singular&gt;Ovimbundu&lt;/name_singular&gt;&lt;name_plural&gt;Ovimbundu&lt;/name_plural&gt;&lt;/label&gt;</text:p>
          </table:table-cell>
          <table:table-cell office:value-type="string" office:string-value="&lt;label locale=&quot;fr_CH&quot; preferred=&quot;1&quot;&gt;&lt;name_singular&gt;Ovimbundu&lt;/name_singular&gt;&lt;name_plural&gt;Ovimbundu&lt;/name_plural&gt;&lt;/label&gt;" table:formula="of:=[Snippets.$B$18]&amp;[Translations.B247]&amp;[Snippets.$C$18]&amp;[Translations.B247]&amp;[Snippets.$D$18]" table:style-name="ce1">
            <text:p>&lt;label locale="fr_CH" preferred="1"&gt;&lt;name_singular&gt;Ovimbundu&lt;/name_singular&gt;&lt;name_plural&gt;Ovimbundu&lt;/name_plural&gt;&lt;/label&gt;</text:p>
          </table:table-cell>
          <table:table-cell office:value-type="string" office:string-value="&lt;item idno=&quot;ovimbundu&quot; enabled=&quot;1&quot; default=&quot;0&quot; value=&quot;0&quot;&gt;" table:formula="of:=[Snippets.B$15]&amp;[.B247]&amp;[Snippets.C$15]" table:style-name="ce1">
            <text:p>&lt;item idno="ovimbundu" enabled="1" default="0" value="0"&gt;</text:p>
          </table:table-cell>
          <table:table-cell office:value-type="string" office:string-value="&lt;item idno=&quot;ovimbundu&quot; enabled=&quot;1&quot; default=&quot;0&quot; value=&quot;0&quot;&gt;&lt;labels&gt;&lt;label locale=&quot;de_CH&quot; preferred=&quot;1&quot;&gt;&lt;name_singular&gt;Ovimbundu&lt;/name_singular&gt;&lt;name_plural&gt;Ovimbundu&lt;/name_plural&gt;&lt;/label&gt;&lt;label locale=&quot;fr_CH&quot; preferred=&quot;1&quot;&gt;&lt;name_singular&gt;Ovimbundu&lt;/name_singular&gt;&lt;name_plural&gt;Ovimbundu&lt;/name_plural&gt;&lt;/label&gt;&lt;/labels&gt;&lt;/item&gt;" table:formula="of:=[.E247]&amp;[Snippets.B$16]&amp;[.C247]&amp;[.D247]&amp;[Snippets.B$22]&amp;[Snippets.B$23]" table:style-name="ce1">
            <text:p>&lt;item idno="ovimbundu" enabled="1" default="0" value="0"&gt;&lt;labels&gt;&lt;label locale="de_CH" preferred="1"&gt;&lt;name_singular&gt;Ovimbundu&lt;/name_singular&gt;&lt;name_plural&gt;Ovimbundu&lt;/name_plural&gt;&lt;/label&gt;&lt;label locale="fr_CH" preferred="1"&gt;&lt;name_singular&gt;Ovimbundu&lt;/name_singular&gt;&lt;name_plural&gt;Ovimbundu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Paallirmiut" table:formula="of:=[Translations.A248]" table:style-name="ce1">
            <text:p>Paallirmiut</text:p>
          </table:table-cell>
          <table:table-cell office:value-type="string" table:style-name="ce1">
            <text:p>paallirmiut</text:p>
          </table:table-cell>
          <table:table-cell office:value-type="string" office:string-value="&lt;label locale=&quot;de_CH&quot; preferred=&quot;1&quot;&gt;&lt;name_singular&gt;Paallirmiut&lt;/name_singular&gt;&lt;name_plural&gt;Paallirmiut&lt;/name_plural&gt;&lt;/label&gt;" table:formula="of:=[Snippets.$B$17]&amp;[Translations.A248]&amp;[Snippets.$C$17]&amp;[Translations.A248]&amp;[Snippets.$D$17]" table:style-name="ce1">
            <text:p>&lt;label locale="de_CH" preferred="1"&gt;&lt;name_singular&gt;Paallirmiut&lt;/name_singular&gt;&lt;name_plural&gt;Paallirmiut&lt;/name_plural&gt;&lt;/label&gt;</text:p>
          </table:table-cell>
          <table:table-cell office:value-type="string" office:string-value="&lt;label locale=&quot;fr_CH&quot; preferred=&quot;1&quot;&gt;&lt;name_singular&gt;Paallirmiut&lt;/name_singular&gt;&lt;name_plural&gt;Paallirmiut&lt;/name_plural&gt;&lt;/label&gt;" table:formula="of:=[Snippets.$B$18]&amp;[Translations.B248]&amp;[Snippets.$C$18]&amp;[Translations.B248]&amp;[Snippets.$D$18]" table:style-name="ce1">
            <text:p>&lt;label locale="fr_CH" preferred="1"&gt;&lt;name_singular&gt;Paallirmiut&lt;/name_singular&gt;&lt;name_plural&gt;Paallirmiut&lt;/name_plural&gt;&lt;/label&gt;</text:p>
          </table:table-cell>
          <table:table-cell office:value-type="string" office:string-value="&lt;item idno=&quot;paallirmiut&quot; enabled=&quot;1&quot; default=&quot;0&quot; value=&quot;0&quot;&gt;" table:formula="of:=[Snippets.B$15]&amp;[.B248]&amp;[Snippets.C$15]" table:style-name="ce1">
            <text:p>&lt;item idno="paallirmiut" enabled="1" default="0" value="0"&gt;</text:p>
          </table:table-cell>
          <table:table-cell office:value-type="string" office:string-value="&lt;item idno=&quot;paallirmiut&quot; enabled=&quot;1&quot; default=&quot;0&quot; value=&quot;0&quot;&gt;&lt;labels&gt;&lt;label locale=&quot;de_CH&quot; preferred=&quot;1&quot;&gt;&lt;name_singular&gt;Paallirmiut&lt;/name_singular&gt;&lt;name_plural&gt;Paallirmiut&lt;/name_plural&gt;&lt;/label&gt;&lt;label locale=&quot;fr_CH&quot; preferred=&quot;1&quot;&gt;&lt;name_singular&gt;Paallirmiut&lt;/name_singular&gt;&lt;name_plural&gt;Paallirmiut&lt;/name_plural&gt;&lt;/label&gt;&lt;/labels&gt;&lt;/item&gt;" table:formula="of:=[.E248]&amp;[Snippets.B$16]&amp;[.C248]&amp;[.D248]&amp;[Snippets.B$22]&amp;[Snippets.B$23]" table:style-name="ce1">
            <text:p>&lt;item idno="paallirmiut" enabled="1" default="0" value="0"&gt;&lt;labels&gt;&lt;label locale="de_CH" preferred="1"&gt;&lt;name_singular&gt;Paallirmiut&lt;/name_singular&gt;&lt;name_plural&gt;Paallirmiut&lt;/name_plural&gt;&lt;/label&gt;&lt;label locale="fr_CH" preferred="1"&gt;&lt;name_singular&gt;Paallirmiut&lt;/name_singular&gt;&lt;name_plural&gt;Paallirmiut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Pacaguara" table:formula="of:=[Translations.A249]" table:style-name="ce1">
            <text:p>Pacaguara</text:p>
          </table:table-cell>
          <table:table-cell office:value-type="string" table:style-name="ce1">
            <text:p>pacaguara</text:p>
          </table:table-cell>
          <table:table-cell office:value-type="string" office:string-value="&lt;label locale=&quot;de_CH&quot; preferred=&quot;1&quot;&gt;&lt;name_singular&gt;Pacaguara&lt;/name_singular&gt;&lt;name_plural&gt;Pacaguara&lt;/name_plural&gt;&lt;/label&gt;" table:formula="of:=[Snippets.$B$17]&amp;[Translations.A249]&amp;[Snippets.$C$17]&amp;[Translations.A249]&amp;[Snippets.$D$17]" table:style-name="ce1">
            <text:p>&lt;label locale="de_CH" preferred="1"&gt;&lt;name_singular&gt;Pacaguara&lt;/name_singular&gt;&lt;name_plural&gt;Pacaguara&lt;/name_plural&gt;&lt;/label&gt;</text:p>
          </table:table-cell>
          <table:table-cell office:value-type="string" office:string-value="&lt;label locale=&quot;fr_CH&quot; preferred=&quot;1&quot;&gt;&lt;name_singular&gt;Pacaguara&lt;/name_singular&gt;&lt;name_plural&gt;Pacaguara&lt;/name_plural&gt;&lt;/label&gt;" table:formula="of:=[Snippets.$B$18]&amp;[Translations.B249]&amp;[Snippets.$C$18]&amp;[Translations.B249]&amp;[Snippets.$D$18]" table:style-name="ce1">
            <text:p>&lt;label locale="fr_CH" preferred="1"&gt;&lt;name_singular&gt;Pacaguara&lt;/name_singular&gt;&lt;name_plural&gt;Pacaguara&lt;/name_plural&gt;&lt;/label&gt;</text:p>
          </table:table-cell>
          <table:table-cell office:value-type="string" office:string-value="&lt;item idno=&quot;pacaguara&quot; enabled=&quot;1&quot; default=&quot;0&quot; value=&quot;0&quot;&gt;" table:formula="of:=[Snippets.B$15]&amp;[.B249]&amp;[Snippets.C$15]" table:style-name="ce1">
            <text:p>&lt;item idno="pacaguara" enabled="1" default="0" value="0"&gt;</text:p>
          </table:table-cell>
          <table:table-cell office:value-type="string" office:string-value="&lt;item idno=&quot;pacaguara&quot; enabled=&quot;1&quot; default=&quot;0&quot; value=&quot;0&quot;&gt;&lt;labels&gt;&lt;label locale=&quot;de_CH&quot; preferred=&quot;1&quot;&gt;&lt;name_singular&gt;Pacaguara&lt;/name_singular&gt;&lt;name_plural&gt;Pacaguara&lt;/name_plural&gt;&lt;/label&gt;&lt;label locale=&quot;fr_CH&quot; preferred=&quot;1&quot;&gt;&lt;name_singular&gt;Pacaguara&lt;/name_singular&gt;&lt;name_plural&gt;Pacaguara&lt;/name_plural&gt;&lt;/label&gt;&lt;/labels&gt;&lt;/item&gt;" table:formula="of:=[.E249]&amp;[Snippets.B$16]&amp;[.C249]&amp;[.D249]&amp;[Snippets.B$22]&amp;[Snippets.B$23]" table:style-name="ce1">
            <text:p>&lt;item idno="pacaguara" enabled="1" default="0" value="0"&gt;&lt;labels&gt;&lt;label locale="de_CH" preferred="1"&gt;&lt;name_singular&gt;Pacaguara&lt;/name_singular&gt;&lt;name_plural&gt;Pacaguara&lt;/name_plural&gt;&lt;/label&gt;&lt;label locale="fr_CH" preferred="1"&gt;&lt;name_singular&gt;Pacaguara&lt;/name_singular&gt;&lt;name_plural&gt;Pacaguar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Padang" table:formula="of:=[Translations.A250]" table:style-name="ce1">
            <text:p>Padang</text:p>
          </table:table-cell>
          <table:table-cell office:value-type="string" table:style-name="ce1">
            <text:p>padang</text:p>
          </table:table-cell>
          <table:table-cell office:value-type="string" office:string-value="&lt;label locale=&quot;de_CH&quot; preferred=&quot;1&quot;&gt;&lt;name_singular&gt;Padang&lt;/name_singular&gt;&lt;name_plural&gt;Padang&lt;/name_plural&gt;&lt;/label&gt;" table:formula="of:=[Snippets.$B$17]&amp;[Translations.A250]&amp;[Snippets.$C$17]&amp;[Translations.A250]&amp;[Snippets.$D$17]" table:style-name="ce1">
            <text:p>&lt;label locale="de_CH" preferred="1"&gt;&lt;name_singular&gt;Padang&lt;/name_singular&gt;&lt;name_plural&gt;Padang&lt;/name_plural&gt;&lt;/label&gt;</text:p>
          </table:table-cell>
          <table:table-cell office:value-type="string" office:string-value="&lt;label locale=&quot;fr_CH&quot; preferred=&quot;1&quot;&gt;&lt;name_singular&gt;Padang&lt;/name_singular&gt;&lt;name_plural&gt;Padang&lt;/name_plural&gt;&lt;/label&gt;" table:formula="of:=[Snippets.$B$18]&amp;[Translations.B250]&amp;[Snippets.$C$18]&amp;[Translations.B250]&amp;[Snippets.$D$18]" table:style-name="ce1">
            <text:p>&lt;label locale="fr_CH" preferred="1"&gt;&lt;name_singular&gt;Padang&lt;/name_singular&gt;&lt;name_plural&gt;Padang&lt;/name_plural&gt;&lt;/label&gt;</text:p>
          </table:table-cell>
          <table:table-cell office:value-type="string" office:string-value="&lt;item idno=&quot;padang&quot; enabled=&quot;1&quot; default=&quot;0&quot; value=&quot;0&quot;&gt;" table:formula="of:=[Snippets.B$15]&amp;[.B250]&amp;[Snippets.C$15]" table:style-name="ce1">
            <text:p>&lt;item idno="padang" enabled="1" default="0" value="0"&gt;</text:p>
          </table:table-cell>
          <table:table-cell office:value-type="string" office:string-value="&lt;item idno=&quot;padang&quot; enabled=&quot;1&quot; default=&quot;0&quot; value=&quot;0&quot;&gt;&lt;labels&gt;&lt;label locale=&quot;de_CH&quot; preferred=&quot;1&quot;&gt;&lt;name_singular&gt;Padang&lt;/name_singular&gt;&lt;name_plural&gt;Padang&lt;/name_plural&gt;&lt;/label&gt;&lt;label locale=&quot;fr_CH&quot; preferred=&quot;1&quot;&gt;&lt;name_singular&gt;Padang&lt;/name_singular&gt;&lt;name_plural&gt;Padang&lt;/name_plural&gt;&lt;/label&gt;&lt;/labels&gt;&lt;/item&gt;" table:formula="of:=[.E250]&amp;[Snippets.B$16]&amp;[.C250]&amp;[.D250]&amp;[Snippets.B$22]&amp;[Snippets.B$23]" table:style-name="ce1">
            <text:p>&lt;item idno="padang" enabled="1" default="0" value="0"&gt;&lt;labels&gt;&lt;label locale="de_CH" preferred="1"&gt;&lt;name_singular&gt;Padang&lt;/name_singular&gt;&lt;name_plural&gt;Padang&lt;/name_plural&gt;&lt;/label&gt;&lt;label locale="fr_CH" preferred="1"&gt;&lt;name_singular&gt;Padang&lt;/name_singular&gt;&lt;name_plural&gt;Padang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Pai-i" table:formula="of:=[Translations.A251]" table:style-name="ce1">
            <text:p>Pai-i</text:p>
          </table:table-cell>
          <table:table-cell office:value-type="string" table:style-name="ce1">
            <text:p>paii</text:p>
          </table:table-cell>
          <table:table-cell office:value-type="string" office:string-value="&lt;label locale=&quot;de_CH&quot; preferred=&quot;1&quot;&gt;&lt;name_singular&gt;Pai-i&lt;/name_singular&gt;&lt;name_plural&gt;Pai-i&lt;/name_plural&gt;&lt;/label&gt;" table:formula="of:=[Snippets.$B$17]&amp;[Translations.A251]&amp;[Snippets.$C$17]&amp;[Translations.A251]&amp;[Snippets.$D$17]" table:style-name="ce1">
            <text:p>&lt;label locale="de_CH" preferred="1"&gt;&lt;name_singular&gt;Pai-i&lt;/name_singular&gt;&lt;name_plural&gt;Pai-i&lt;/name_plural&gt;&lt;/label&gt;</text:p>
          </table:table-cell>
          <table:table-cell office:value-type="string" office:string-value="&lt;label locale=&quot;fr_CH&quot; preferred=&quot;1&quot;&gt;&lt;name_singular&gt;Pai-i&lt;/name_singular&gt;&lt;name_plural&gt;Pai-i&lt;/name_plural&gt;&lt;/label&gt;" table:formula="of:=[Snippets.$B$18]&amp;[Translations.B251]&amp;[Snippets.$C$18]&amp;[Translations.B251]&amp;[Snippets.$D$18]" table:style-name="ce1">
            <text:p>&lt;label locale="fr_CH" preferred="1"&gt;&lt;name_singular&gt;Pai-i&lt;/name_singular&gt;&lt;name_plural&gt;Pai-i&lt;/name_plural&gt;&lt;/label&gt;</text:p>
          </table:table-cell>
          <table:table-cell office:value-type="string" office:string-value="&lt;item idno=&quot;paii&quot; enabled=&quot;1&quot; default=&quot;0&quot; value=&quot;0&quot;&gt;" table:formula="of:=[Snippets.B$15]&amp;[.B251]&amp;[Snippets.C$15]" table:style-name="ce1">
            <text:p>&lt;item idno="paii" enabled="1" default="0" value="0"&gt;</text:p>
          </table:table-cell>
          <table:table-cell office:value-type="string" office:string-value="&lt;item idno=&quot;paii&quot; enabled=&quot;1&quot; default=&quot;0&quot; value=&quot;0&quot;&gt;&lt;labels&gt;&lt;label locale=&quot;de_CH&quot; preferred=&quot;1&quot;&gt;&lt;name_singular&gt;Pai-i&lt;/name_singular&gt;&lt;name_plural&gt;Pai-i&lt;/name_plural&gt;&lt;/label&gt;&lt;label locale=&quot;fr_CH&quot; preferred=&quot;1&quot;&gt;&lt;name_singular&gt;Pai-i&lt;/name_singular&gt;&lt;name_plural&gt;Pai-i&lt;/name_plural&gt;&lt;/label&gt;&lt;/labels&gt;&lt;/item&gt;" table:formula="of:=[.E251]&amp;[Snippets.B$16]&amp;[.C251]&amp;[.D251]&amp;[Snippets.B$22]&amp;[Snippets.B$23]" table:style-name="ce1">
            <text:p>&lt;item idno="paii" enabled="1" default="0" value="0"&gt;&lt;labels&gt;&lt;label locale="de_CH" preferred="1"&gt;&lt;name_singular&gt;Pai-i&lt;/name_singular&gt;&lt;name_plural&gt;Pai-i&lt;/name_plural&gt;&lt;/label&gt;&lt;label locale="fr_CH" preferred="1"&gt;&lt;name_singular&gt;Pai-i&lt;/name_singular&gt;&lt;name_plural&gt;Pai-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Palaung" table:formula="of:=[Translations.A252]" table:style-name="ce1">
            <text:p>Palaung</text:p>
          </table:table-cell>
          <table:table-cell office:value-type="string" table:style-name="ce1">
            <text:p>palaung</text:p>
          </table:table-cell>
          <table:table-cell office:value-type="string" office:string-value="&lt;label locale=&quot;de_CH&quot; preferred=&quot;1&quot;&gt;&lt;name_singular&gt;Palaung&lt;/name_singular&gt;&lt;name_plural&gt;Palaung&lt;/name_plural&gt;&lt;/label&gt;" table:formula="of:=[Snippets.$B$17]&amp;[Translations.A252]&amp;[Snippets.$C$17]&amp;[Translations.A252]&amp;[Snippets.$D$17]" table:style-name="ce1">
            <text:p>&lt;label locale="de_CH" preferred="1"&gt;&lt;name_singular&gt;Palaung&lt;/name_singular&gt;&lt;name_plural&gt;Palaung&lt;/name_plural&gt;&lt;/label&gt;</text:p>
          </table:table-cell>
          <table:table-cell office:value-type="string" office:string-value="&lt;label locale=&quot;fr_CH&quot; preferred=&quot;1&quot;&gt;&lt;name_singular&gt;Palaung&lt;/name_singular&gt;&lt;name_plural&gt;Palaung&lt;/name_plural&gt;&lt;/label&gt;" table:formula="of:=[Snippets.$B$18]&amp;[Translations.B252]&amp;[Snippets.$C$18]&amp;[Translations.B252]&amp;[Snippets.$D$18]" table:style-name="ce1">
            <text:p>&lt;label locale="fr_CH" preferred="1"&gt;&lt;name_singular&gt;Palaung&lt;/name_singular&gt;&lt;name_plural&gt;Palaung&lt;/name_plural&gt;&lt;/label&gt;</text:p>
          </table:table-cell>
          <table:table-cell office:value-type="string" office:string-value="&lt;item idno=&quot;palaung&quot; enabled=&quot;1&quot; default=&quot;0&quot; value=&quot;0&quot;&gt;" table:formula="of:=[Snippets.B$15]&amp;[.B252]&amp;[Snippets.C$15]" table:style-name="ce1">
            <text:p>&lt;item idno="palaung" enabled="1" default="0" value="0"&gt;</text:p>
          </table:table-cell>
          <table:table-cell office:value-type="string" office:string-value="&lt;item idno=&quot;palaung&quot; enabled=&quot;1&quot; default=&quot;0&quot; value=&quot;0&quot;&gt;&lt;labels&gt;&lt;label locale=&quot;de_CH&quot; preferred=&quot;1&quot;&gt;&lt;name_singular&gt;Palaung&lt;/name_singular&gt;&lt;name_plural&gt;Palaung&lt;/name_plural&gt;&lt;/label&gt;&lt;label locale=&quot;fr_CH&quot; preferred=&quot;1&quot;&gt;&lt;name_singular&gt;Palaung&lt;/name_singular&gt;&lt;name_plural&gt;Palaung&lt;/name_plural&gt;&lt;/label&gt;&lt;/labels&gt;&lt;/item&gt;" table:formula="of:=[.E252]&amp;[Snippets.B$16]&amp;[.C252]&amp;[.D252]&amp;[Snippets.B$22]&amp;[Snippets.B$23]" table:style-name="ce1">
            <text:p>&lt;item idno="palaung" enabled="1" default="0" value="0"&gt;&lt;labels&gt;&lt;label locale="de_CH" preferred="1"&gt;&lt;name_singular&gt;Palaung&lt;/name_singular&gt;&lt;name_plural&gt;Palaung&lt;/name_plural&gt;&lt;/label&gt;&lt;label locale="fr_CH" preferred="1"&gt;&lt;name_singular&gt;Palaung&lt;/name_singular&gt;&lt;name_plural&gt;Palaung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Parsen" table:formula="of:=[Translations.A253]" table:style-name="ce1">
            <text:p>Parsen</text:p>
          </table:table-cell>
          <table:table-cell office:value-type="string" table:style-name="ce1">
            <text:p>parsen</text:p>
          </table:table-cell>
          <table:table-cell office:value-type="string" office:string-value="&lt;label locale=&quot;de_CH&quot; preferred=&quot;1&quot;&gt;&lt;name_singular&gt;Parsen&lt;/name_singular&gt;&lt;name_plural&gt;Parsen&lt;/name_plural&gt;&lt;/label&gt;" table:formula="of:=[Snippets.$B$17]&amp;[Translations.A253]&amp;[Snippets.$C$17]&amp;[Translations.A253]&amp;[Snippets.$D$17]" table:style-name="ce1">
            <text:p>&lt;label locale="de_CH" preferred="1"&gt;&lt;name_singular&gt;Parsen&lt;/name_singular&gt;&lt;name_plural&gt;Parsen&lt;/name_plural&gt;&lt;/label&gt;</text:p>
          </table:table-cell>
          <table:table-cell office:value-type="string" office:string-value="&lt;label locale=&quot;fr_CH&quot; preferred=&quot;1&quot;&gt;&lt;name_singular&gt;Parsis&lt;/name_singular&gt;&lt;name_plural&gt;Parsis&lt;/name_plural&gt;&lt;/label&gt;" table:formula="of:=[Snippets.$B$18]&amp;[Translations.B253]&amp;[Snippets.$C$18]&amp;[Translations.B253]&amp;[Snippets.$D$18]" table:style-name="ce1">
            <text:p>&lt;label locale="fr_CH" preferred="1"&gt;&lt;name_singular&gt;Parsis&lt;/name_singular&gt;&lt;name_plural&gt;Parsis&lt;/name_plural&gt;&lt;/label&gt;</text:p>
          </table:table-cell>
          <table:table-cell office:value-type="string" office:string-value="&lt;item idno=&quot;parsen&quot; enabled=&quot;1&quot; default=&quot;0&quot; value=&quot;0&quot;&gt;" table:formula="of:=[Snippets.B$15]&amp;[.B253]&amp;[Snippets.C$15]" table:style-name="ce1">
            <text:p>&lt;item idno="parsen" enabled="1" default="0" value="0"&gt;</text:p>
          </table:table-cell>
          <table:table-cell office:value-type="string" office:string-value="&lt;item idno=&quot;parsen&quot; enabled=&quot;1&quot; default=&quot;0&quot; value=&quot;0&quot;&gt;&lt;labels&gt;&lt;label locale=&quot;de_CH&quot; preferred=&quot;1&quot;&gt;&lt;name_singular&gt;Parsen&lt;/name_singular&gt;&lt;name_plural&gt;Parsen&lt;/name_plural&gt;&lt;/label&gt;&lt;label locale=&quot;fr_CH&quot; preferred=&quot;1&quot;&gt;&lt;name_singular&gt;Parsis&lt;/name_singular&gt;&lt;name_plural&gt;Parsis&lt;/name_plural&gt;&lt;/label&gt;&lt;/labels&gt;&lt;/item&gt;" table:formula="of:=[.E253]&amp;[Snippets.B$16]&amp;[.C253]&amp;[.D253]&amp;[Snippets.B$22]&amp;[Snippets.B$23]" table:style-name="ce1">
            <text:p>&lt;item idno="parsen" enabled="1" default="0" value="0"&gt;&lt;labels&gt;&lt;label locale="de_CH" preferred="1"&gt;&lt;name_singular&gt;Parsen&lt;/name_singular&gt;&lt;name_plural&gt;Parsen&lt;/name_plural&gt;&lt;/label&gt;&lt;label locale="fr_CH" preferred="1"&gt;&lt;name_singular&gt;Parsis&lt;/name_singular&gt;&lt;name_plural&gt;Parsi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Paschtunen" table:formula="of:=[Translations.A254]" table:style-name="ce1">
            <text:p>Paschtunen</text:p>
          </table:table-cell>
          <table:table-cell office:value-type="string" table:style-name="ce1">
            <text:p>paschtunen</text:p>
          </table:table-cell>
          <table:table-cell office:value-type="string" office:string-value="&lt;label locale=&quot;de_CH&quot; preferred=&quot;1&quot;&gt;&lt;name_singular&gt;Paschtunen&lt;/name_singular&gt;&lt;name_plural&gt;Paschtunen&lt;/name_plural&gt;&lt;/label&gt;" table:formula="of:=[Snippets.$B$17]&amp;[Translations.A254]&amp;[Snippets.$C$17]&amp;[Translations.A254]&amp;[Snippets.$D$17]" table:style-name="ce1">
            <text:p>&lt;label locale="de_CH" preferred="1"&gt;&lt;name_singular&gt;Paschtunen&lt;/name_singular&gt;&lt;name_plural&gt;Paschtunen&lt;/name_plural&gt;&lt;/label&gt;</text:p>
          </table:table-cell>
          <table:table-cell office:value-type="string" office:string-value="&lt;label locale=&quot;fr_CH&quot; preferred=&quot;1&quot;&gt;&lt;name_singular&gt;Pachtounes&lt;/name_singular&gt;&lt;name_plural&gt;Pachtounes&lt;/name_plural&gt;&lt;/label&gt;" table:formula="of:=[Snippets.$B$18]&amp;[Translations.B254]&amp;[Snippets.$C$18]&amp;[Translations.B254]&amp;[Snippets.$D$18]" table:style-name="ce1">
            <text:p>&lt;label locale="fr_CH" preferred="1"&gt;&lt;name_singular&gt;Pachtounes&lt;/name_singular&gt;&lt;name_plural&gt;Pachtounes&lt;/name_plural&gt;&lt;/label&gt;</text:p>
          </table:table-cell>
          <table:table-cell office:value-type="string" office:string-value="&lt;item idno=&quot;paschtunen&quot; enabled=&quot;1&quot; default=&quot;0&quot; value=&quot;0&quot;&gt;" table:formula="of:=[Snippets.B$15]&amp;[.B254]&amp;[Snippets.C$15]" table:style-name="ce1">
            <text:p>&lt;item idno="paschtunen" enabled="1" default="0" value="0"&gt;</text:p>
          </table:table-cell>
          <table:table-cell office:value-type="string" office:string-value="&lt;item idno=&quot;paschtunen&quot; enabled=&quot;1&quot; default=&quot;0&quot; value=&quot;0&quot;&gt;&lt;labels&gt;&lt;label locale=&quot;de_CH&quot; preferred=&quot;1&quot;&gt;&lt;name_singular&gt;Paschtunen&lt;/name_singular&gt;&lt;name_plural&gt;Paschtunen&lt;/name_plural&gt;&lt;/label&gt;&lt;label locale=&quot;fr_CH&quot; preferred=&quot;1&quot;&gt;&lt;name_singular&gt;Pachtounes&lt;/name_singular&gt;&lt;name_plural&gt;Pachtounes&lt;/name_plural&gt;&lt;/label&gt;&lt;/labels&gt;&lt;/item&gt;" table:formula="of:=[.E254]&amp;[Snippets.B$16]&amp;[.C254]&amp;[.D254]&amp;[Snippets.B$22]&amp;[Snippets.B$23]" table:style-name="ce1">
            <text:p>&lt;item idno="paschtunen" enabled="1" default="0" value="0"&gt;&lt;labels&gt;&lt;label locale="de_CH" preferred="1"&gt;&lt;name_singular&gt;Paschtunen&lt;/name_singular&gt;&lt;name_plural&gt;Paschtunen&lt;/name_plural&gt;&lt;/label&gt;&lt;label locale="fr_CH" preferred="1"&gt;&lt;name_singular&gt;Pachtounes&lt;/name_singular&gt;&lt;name_plural&gt;Pachtoun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Patagonier" table:formula="of:=[Translations.A255]" table:style-name="ce1">
            <text:p>Patagonier</text:p>
          </table:table-cell>
          <table:table-cell office:value-type="string" table:style-name="ce1">
            <text:p>patagonier</text:p>
          </table:table-cell>
          <table:table-cell office:value-type="string" office:string-value="&lt;label locale=&quot;de_CH&quot; preferred=&quot;1&quot;&gt;&lt;name_singular&gt;Patagonier&lt;/name_singular&gt;&lt;name_plural&gt;Patagonier&lt;/name_plural&gt;&lt;/label&gt;" table:formula="of:=[Snippets.$B$17]&amp;[Translations.A255]&amp;[Snippets.$C$17]&amp;[Translations.A255]&amp;[Snippets.$D$17]" table:style-name="ce1">
            <text:p>&lt;label locale="de_CH" preferred="1"&gt;&lt;name_singular&gt;Patagonier&lt;/name_singular&gt;&lt;name_plural&gt;Patagonier&lt;/name_plural&gt;&lt;/label&gt;</text:p>
          </table:table-cell>
          <table:table-cell office:value-type="string" office:string-value="&lt;label locale=&quot;fr_CH&quot; preferred=&quot;1&quot;&gt;&lt;name_singular&gt;Patagonies&lt;/name_singular&gt;&lt;name_plural&gt;Patagonies&lt;/name_plural&gt;&lt;/label&gt;" table:formula="of:=[Snippets.$B$18]&amp;[Translations.B255]&amp;[Snippets.$C$18]&amp;[Translations.B255]&amp;[Snippets.$D$18]" table:style-name="ce1">
            <text:p>&lt;label locale="fr_CH" preferred="1"&gt;&lt;name_singular&gt;Patagonies&lt;/name_singular&gt;&lt;name_plural&gt;Patagonies&lt;/name_plural&gt;&lt;/label&gt;</text:p>
          </table:table-cell>
          <table:table-cell office:value-type="string" office:string-value="&lt;item idno=&quot;patagonier&quot; enabled=&quot;1&quot; default=&quot;0&quot; value=&quot;0&quot;&gt;" table:formula="of:=[Snippets.B$15]&amp;[.B255]&amp;[Snippets.C$15]" table:style-name="ce1">
            <text:p>&lt;item idno="patagonier" enabled="1" default="0" value="0"&gt;</text:p>
          </table:table-cell>
          <table:table-cell office:value-type="string" office:string-value="&lt;item idno=&quot;patagonier&quot; enabled=&quot;1&quot; default=&quot;0&quot; value=&quot;0&quot;&gt;&lt;labels&gt;&lt;label locale=&quot;de_CH&quot; preferred=&quot;1&quot;&gt;&lt;name_singular&gt;Patagonier&lt;/name_singular&gt;&lt;name_plural&gt;Patagonier&lt;/name_plural&gt;&lt;/label&gt;&lt;label locale=&quot;fr_CH&quot; preferred=&quot;1&quot;&gt;&lt;name_singular&gt;Patagonies&lt;/name_singular&gt;&lt;name_plural&gt;Patagonies&lt;/name_plural&gt;&lt;/label&gt;&lt;/labels&gt;&lt;/item&gt;" table:formula="of:=[.E255]&amp;[Snippets.B$16]&amp;[.C255]&amp;[.D255]&amp;[Snippets.B$22]&amp;[Snippets.B$23]" table:style-name="ce1">
            <text:p>&lt;item idno="patagonier" enabled="1" default="0" value="0"&gt;&lt;labels&gt;&lt;label locale="de_CH" preferred="1"&gt;&lt;name_singular&gt;Patagonier&lt;/name_singular&gt;&lt;name_plural&gt;Patagonier&lt;/name_plural&gt;&lt;/label&gt;&lt;label locale="fr_CH" preferred="1"&gt;&lt;name_singular&gt;Patagonies&lt;/name_singular&gt;&lt;name_plural&gt;Patagoni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Pepel" table:formula="of:=[Translations.A256]" table:style-name="ce1">
            <text:p>Pepel</text:p>
          </table:table-cell>
          <table:table-cell office:value-type="string" table:style-name="ce1">
            <text:p>pepel</text:p>
          </table:table-cell>
          <table:table-cell office:value-type="string" office:string-value="&lt;label locale=&quot;de_CH&quot; preferred=&quot;1&quot;&gt;&lt;name_singular&gt;Pepel&lt;/name_singular&gt;&lt;name_plural&gt;Pepel&lt;/name_plural&gt;&lt;/label&gt;" table:formula="of:=[Snippets.$B$17]&amp;[Translations.A256]&amp;[Snippets.$C$17]&amp;[Translations.A256]&amp;[Snippets.$D$17]" table:style-name="ce1">
            <text:p>&lt;label locale="de_CH" preferred="1"&gt;&lt;name_singular&gt;Pepel&lt;/name_singular&gt;&lt;name_plural&gt;Pepel&lt;/name_plural&gt;&lt;/label&gt;</text:p>
          </table:table-cell>
          <table:table-cell office:value-type="string" office:string-value="&lt;label locale=&quot;fr_CH&quot; preferred=&quot;1&quot;&gt;&lt;name_singular&gt;Papel&lt;/name_singular&gt;&lt;name_plural&gt;Papel&lt;/name_plural&gt;&lt;/label&gt;" table:formula="of:=[Snippets.$B$18]&amp;[Translations.B256]&amp;[Snippets.$C$18]&amp;[Translations.B256]&amp;[Snippets.$D$18]" table:style-name="ce1">
            <text:p>&lt;label locale="fr_CH" preferred="1"&gt;&lt;name_singular&gt;Papel&lt;/name_singular&gt;&lt;name_plural&gt;Papel&lt;/name_plural&gt;&lt;/label&gt;</text:p>
          </table:table-cell>
          <table:table-cell office:value-type="string" office:string-value="&lt;item idno=&quot;pepel&quot; enabled=&quot;1&quot; default=&quot;0&quot; value=&quot;0&quot;&gt;" table:formula="of:=[Snippets.B$15]&amp;[.B256]&amp;[Snippets.C$15]" table:style-name="ce1">
            <text:p>&lt;item idno="pepel" enabled="1" default="0" value="0"&gt;</text:p>
          </table:table-cell>
          <table:table-cell office:value-type="string" office:string-value="&lt;item idno=&quot;pepel&quot; enabled=&quot;1&quot; default=&quot;0&quot; value=&quot;0&quot;&gt;&lt;labels&gt;&lt;label locale=&quot;de_CH&quot; preferred=&quot;1&quot;&gt;&lt;name_singular&gt;Pepel&lt;/name_singular&gt;&lt;name_plural&gt;Pepel&lt;/name_plural&gt;&lt;/label&gt;&lt;label locale=&quot;fr_CH&quot; preferred=&quot;1&quot;&gt;&lt;name_singular&gt;Papel&lt;/name_singular&gt;&lt;name_plural&gt;Papel&lt;/name_plural&gt;&lt;/label&gt;&lt;/labels&gt;&lt;/item&gt;" table:formula="of:=[.E256]&amp;[Snippets.B$16]&amp;[.C256]&amp;[.D256]&amp;[Snippets.B$22]&amp;[Snippets.B$23]" table:style-name="ce1">
            <text:p>&lt;item idno="pepel" enabled="1" default="0" value="0"&gt;&lt;labels&gt;&lt;label locale="de_CH" preferred="1"&gt;&lt;name_singular&gt;Pepel&lt;/name_singular&gt;&lt;name_plural&gt;Pepel&lt;/name_plural&gt;&lt;/label&gt;&lt;label locale="fr_CH" preferred="1"&gt;&lt;name_singular&gt;Papel&lt;/name_singular&gt;&lt;name_plural&gt;Papel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Pilaga" table:formula="of:=[Translations.A257]" table:style-name="ce1">
            <text:p>Pilaga</text:p>
          </table:table-cell>
          <table:table-cell office:value-type="string" table:style-name="ce1">
            <text:p>pilaga</text:p>
          </table:table-cell>
          <table:table-cell office:value-type="string" office:string-value="&lt;label locale=&quot;de_CH&quot; preferred=&quot;1&quot;&gt;&lt;name_singular&gt;Pilaga&lt;/name_singular&gt;&lt;name_plural&gt;Pilaga&lt;/name_plural&gt;&lt;/label&gt;" table:formula="of:=[Snippets.$B$17]&amp;[Translations.A257]&amp;[Snippets.$C$17]&amp;[Translations.A257]&amp;[Snippets.$D$17]" table:style-name="ce1">
            <text:p>&lt;label locale="de_CH" preferred="1"&gt;&lt;name_singular&gt;Pilaga&lt;/name_singular&gt;&lt;name_plural&gt;Pilaga&lt;/name_plural&gt;&lt;/label&gt;</text:p>
          </table:table-cell>
          <table:table-cell office:value-type="string" office:string-value="&lt;label locale=&quot;fr_CH&quot; preferred=&quot;1&quot;&gt;&lt;name_singular&gt;Pilagás&lt;/name_singular&gt;&lt;name_plural&gt;Pilagás&lt;/name_plural&gt;&lt;/label&gt;" table:formula="of:=[Snippets.$B$18]&amp;[Translations.B257]&amp;[Snippets.$C$18]&amp;[Translations.B257]&amp;[Snippets.$D$18]" table:style-name="ce1">
            <text:p>&lt;label locale="fr_CH" preferred="1"&gt;&lt;name_singular&gt;Pilagás&lt;/name_singular&gt;&lt;name_plural&gt;Pilagás&lt;/name_plural&gt;&lt;/label&gt;</text:p>
          </table:table-cell>
          <table:table-cell office:value-type="string" office:string-value="&lt;item idno=&quot;pilaga&quot; enabled=&quot;1&quot; default=&quot;0&quot; value=&quot;0&quot;&gt;" table:formula="of:=[Snippets.B$15]&amp;[.B257]&amp;[Snippets.C$15]" table:style-name="ce1">
            <text:p>&lt;item idno="pilaga" enabled="1" default="0" value="0"&gt;</text:p>
          </table:table-cell>
          <table:table-cell office:value-type="string" office:string-value="&lt;item idno=&quot;pilaga&quot; enabled=&quot;1&quot; default=&quot;0&quot; value=&quot;0&quot;&gt;&lt;labels&gt;&lt;label locale=&quot;de_CH&quot; preferred=&quot;1&quot;&gt;&lt;name_singular&gt;Pilaga&lt;/name_singular&gt;&lt;name_plural&gt;Pilaga&lt;/name_plural&gt;&lt;/label&gt;&lt;label locale=&quot;fr_CH&quot; preferred=&quot;1&quot;&gt;&lt;name_singular&gt;Pilagás&lt;/name_singular&gt;&lt;name_plural&gt;Pilagás&lt;/name_plural&gt;&lt;/label&gt;&lt;/labels&gt;&lt;/item&gt;" table:formula="of:=[.E257]&amp;[Snippets.B$16]&amp;[.C257]&amp;[.D257]&amp;[Snippets.B$22]&amp;[Snippets.B$23]" table:style-name="ce1">
            <text:p>&lt;item idno="pilaga" enabled="1" default="0" value="0"&gt;&lt;labels&gt;&lt;label locale="de_CH" preferred="1"&gt;&lt;name_singular&gt;Pilaga&lt;/name_singular&gt;&lt;name_plural&gt;Pilaga&lt;/name_plural&gt;&lt;/label&gt;&lt;label locale="fr_CH" preferred="1"&gt;&lt;name_singular&gt;Pilagás&lt;/name_singular&gt;&lt;name_plural&gt;Pilagá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Pokomam" table:formula="of:=[Translations.A258]" table:style-name="ce1">
            <text:p>Pokomam</text:p>
          </table:table-cell>
          <table:table-cell office:value-type="string" table:style-name="ce1">
            <text:p>pokomam</text:p>
          </table:table-cell>
          <table:table-cell office:value-type="string" office:string-value="&lt;label locale=&quot;de_CH&quot; preferred=&quot;1&quot;&gt;&lt;name_singular&gt;Pokomam&lt;/name_singular&gt;&lt;name_plural&gt;Pokomam&lt;/name_plural&gt;&lt;/label&gt;" table:formula="of:=[Snippets.$B$17]&amp;[Translations.A258]&amp;[Snippets.$C$17]&amp;[Translations.A258]&amp;[Snippets.$D$17]" table:style-name="ce1">
            <text:p>&lt;label locale="de_CH" preferred="1"&gt;&lt;name_singular&gt;Pokomam&lt;/name_singular&gt;&lt;name_plural&gt;Pokomam&lt;/name_plural&gt;&lt;/label&gt;</text:p>
          </table:table-cell>
          <table:table-cell office:value-type="string" office:string-value="&lt;label locale=&quot;fr_CH&quot; preferred=&quot;1&quot;&gt;&lt;name_singular&gt;Poqomam&lt;/name_singular&gt;&lt;name_plural&gt;Poqomam&lt;/name_plural&gt;&lt;/label&gt;" table:formula="of:=[Snippets.$B$18]&amp;[Translations.B258]&amp;[Snippets.$C$18]&amp;[Translations.B258]&amp;[Snippets.$D$18]" table:style-name="ce1">
            <text:p>&lt;label locale="fr_CH" preferred="1"&gt;&lt;name_singular&gt;Poqomam&lt;/name_singular&gt;&lt;name_plural&gt;Poqomam&lt;/name_plural&gt;&lt;/label&gt;</text:p>
          </table:table-cell>
          <table:table-cell office:value-type="string" office:string-value="&lt;item idno=&quot;pokomam&quot; enabled=&quot;1&quot; default=&quot;0&quot; value=&quot;0&quot;&gt;" table:formula="of:=[Snippets.B$15]&amp;[.B258]&amp;[Snippets.C$15]" table:style-name="ce1">
            <text:p>&lt;item idno="pokomam" enabled="1" default="0" value="0"&gt;</text:p>
          </table:table-cell>
          <table:table-cell office:value-type="string" office:string-value="&lt;item idno=&quot;pokomam&quot; enabled=&quot;1&quot; default=&quot;0&quot; value=&quot;0&quot;&gt;&lt;labels&gt;&lt;label locale=&quot;de_CH&quot; preferred=&quot;1&quot;&gt;&lt;name_singular&gt;Pokomam&lt;/name_singular&gt;&lt;name_plural&gt;Pokomam&lt;/name_plural&gt;&lt;/label&gt;&lt;label locale=&quot;fr_CH&quot; preferred=&quot;1&quot;&gt;&lt;name_singular&gt;Poqomam&lt;/name_singular&gt;&lt;name_plural&gt;Poqomam&lt;/name_plural&gt;&lt;/label&gt;&lt;/labels&gt;&lt;/item&gt;" table:formula="of:=[.E258]&amp;[Snippets.B$16]&amp;[.C258]&amp;[.D258]&amp;[Snippets.B$22]&amp;[Snippets.B$23]" table:style-name="ce1">
            <text:p>&lt;item idno="pokomam" enabled="1" default="0" value="0"&gt;&lt;labels&gt;&lt;label locale="de_CH" preferred="1"&gt;&lt;name_singular&gt;Pokomam&lt;/name_singular&gt;&lt;name_plural&gt;Pokomam&lt;/name_plural&gt;&lt;/label&gt;&lt;label locale="fr_CH" preferred="1"&gt;&lt;name_singular&gt;Poqomam&lt;/name_singular&gt;&lt;name_plural&gt;Poqomam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Punan" table:formula="of:=[Translations.A259]" table:style-name="ce1">
            <text:p>Punan</text:p>
          </table:table-cell>
          <table:table-cell office:value-type="string" table:style-name="ce1">
            <text:p>punan</text:p>
          </table:table-cell>
          <table:table-cell office:value-type="string" office:string-value="&lt;label locale=&quot;de_CH&quot; preferred=&quot;1&quot;&gt;&lt;name_singular&gt;Punan&lt;/name_singular&gt;&lt;name_plural&gt;Punan&lt;/name_plural&gt;&lt;/label&gt;" table:formula="of:=[Snippets.$B$17]&amp;[Translations.A259]&amp;[Snippets.$C$17]&amp;[Translations.A259]&amp;[Snippets.$D$17]" table:style-name="ce1">
            <text:p>&lt;label locale="de_CH" preferred="1"&gt;&lt;name_singular&gt;Punan&lt;/name_singular&gt;&lt;name_plural&gt;Punan&lt;/name_plural&gt;&lt;/label&gt;</text:p>
          </table:table-cell>
          <table:table-cell office:value-type="string" office:string-value="&lt;label locale=&quot;fr_CH&quot; preferred=&quot;1&quot;&gt;&lt;name_singular&gt;Punan&lt;/name_singular&gt;&lt;name_plural&gt;Punan&lt;/name_plural&gt;&lt;/label&gt;" table:formula="of:=[Snippets.$B$18]&amp;[Translations.B259]&amp;[Snippets.$C$18]&amp;[Translations.B259]&amp;[Snippets.$D$18]" table:style-name="ce1">
            <text:p>&lt;label locale="fr_CH" preferred="1"&gt;&lt;name_singular&gt;Punan&lt;/name_singular&gt;&lt;name_plural&gt;Punan&lt;/name_plural&gt;&lt;/label&gt;</text:p>
          </table:table-cell>
          <table:table-cell office:value-type="string" office:string-value="&lt;item idno=&quot;punan&quot; enabled=&quot;1&quot; default=&quot;0&quot; value=&quot;0&quot;&gt;" table:formula="of:=[Snippets.B$15]&amp;[.B259]&amp;[Snippets.C$15]" table:style-name="ce1">
            <text:p>&lt;item idno="punan" enabled="1" default="0" value="0"&gt;</text:p>
          </table:table-cell>
          <table:table-cell office:value-type="string" office:string-value="&lt;item idno=&quot;punan&quot; enabled=&quot;1&quot; default=&quot;0&quot; value=&quot;0&quot;&gt;&lt;labels&gt;&lt;label locale=&quot;de_CH&quot; preferred=&quot;1&quot;&gt;&lt;name_singular&gt;Punan&lt;/name_singular&gt;&lt;name_plural&gt;Punan&lt;/name_plural&gt;&lt;/label&gt;&lt;label locale=&quot;fr_CH&quot; preferred=&quot;1&quot;&gt;&lt;name_singular&gt;Punan&lt;/name_singular&gt;&lt;name_plural&gt;Punan&lt;/name_plural&gt;&lt;/label&gt;&lt;/labels&gt;&lt;/item&gt;" table:formula="of:=[.E259]&amp;[Snippets.B$16]&amp;[.C259]&amp;[.D259]&amp;[Snippets.B$22]&amp;[Snippets.B$23]" table:style-name="ce1">
            <text:p>&lt;item idno="punan" enabled="1" default="0" value="0"&gt;&lt;labels&gt;&lt;label locale="de_CH" preferred="1"&gt;&lt;name_singular&gt;Punan&lt;/name_singular&gt;&lt;name_plural&gt;Punan&lt;/name_plural&gt;&lt;/label&gt;&lt;label locale="fr_CH" preferred="1"&gt;&lt;name_singular&gt;Punan&lt;/name_singular&gt;&lt;name_plural&gt;Punan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Punu" table:formula="of:=[Translations.A260]" table:style-name="ce1">
            <text:p>Punu</text:p>
          </table:table-cell>
          <table:table-cell office:value-type="string" table:style-name="ce1">
            <text:p>punu</text:p>
          </table:table-cell>
          <table:table-cell office:value-type="string" office:string-value="&lt;label locale=&quot;de_CH&quot; preferred=&quot;1&quot;&gt;&lt;name_singular&gt;Punu&lt;/name_singular&gt;&lt;name_plural&gt;Punu&lt;/name_plural&gt;&lt;/label&gt;" table:formula="of:=[Snippets.$B$17]&amp;[Translations.A260]&amp;[Snippets.$C$17]&amp;[Translations.A260]&amp;[Snippets.$D$17]" table:style-name="ce1">
            <text:p>&lt;label locale="de_CH" preferred="1"&gt;&lt;name_singular&gt;Punu&lt;/name_singular&gt;&lt;name_plural&gt;Punu&lt;/name_plural&gt;&lt;/label&gt;</text:p>
          </table:table-cell>
          <table:table-cell office:value-type="string" office:string-value="&lt;label locale=&quot;fr_CH&quot; preferred=&quot;1&quot;&gt;&lt;name_singular&gt;Punu&lt;/name_singular&gt;&lt;name_plural&gt;Punu&lt;/name_plural&gt;&lt;/label&gt;" table:formula="of:=[Snippets.$B$18]&amp;[Translations.B260]&amp;[Snippets.$C$18]&amp;[Translations.B260]&amp;[Snippets.$D$18]" table:style-name="ce1">
            <text:p>&lt;label locale="fr_CH" preferred="1"&gt;&lt;name_singular&gt;Punu&lt;/name_singular&gt;&lt;name_plural&gt;Punu&lt;/name_plural&gt;&lt;/label&gt;</text:p>
          </table:table-cell>
          <table:table-cell office:value-type="string" office:string-value="&lt;item idno=&quot;punu&quot; enabled=&quot;1&quot; default=&quot;0&quot; value=&quot;0&quot;&gt;" table:formula="of:=[Snippets.B$15]&amp;[.B260]&amp;[Snippets.C$15]" table:style-name="ce1">
            <text:p>&lt;item idno="punu" enabled="1" default="0" value="0"&gt;</text:p>
          </table:table-cell>
          <table:table-cell office:value-type="string" office:string-value="&lt;item idno=&quot;punu&quot; enabled=&quot;1&quot; default=&quot;0&quot; value=&quot;0&quot;&gt;&lt;labels&gt;&lt;label locale=&quot;de_CH&quot; preferred=&quot;1&quot;&gt;&lt;name_singular&gt;Punu&lt;/name_singular&gt;&lt;name_plural&gt;Punu&lt;/name_plural&gt;&lt;/label&gt;&lt;label locale=&quot;fr_CH&quot; preferred=&quot;1&quot;&gt;&lt;name_singular&gt;Punu&lt;/name_singular&gt;&lt;name_plural&gt;Punu&lt;/name_plural&gt;&lt;/label&gt;&lt;/labels&gt;&lt;/item&gt;" table:formula="of:=[.E260]&amp;[Snippets.B$16]&amp;[.C260]&amp;[.D260]&amp;[Snippets.B$22]&amp;[Snippets.B$23]" table:style-name="ce1">
            <text:p>&lt;item idno="punu" enabled="1" default="0" value="0"&gt;&lt;labels&gt;&lt;label locale="de_CH" preferred="1"&gt;&lt;name_singular&gt;Punu&lt;/name_singular&gt;&lt;name_plural&gt;Punu&lt;/name_plural&gt;&lt;/label&gt;&lt;label locale="fr_CH" preferred="1"&gt;&lt;name_singular&gt;Punu&lt;/name_singular&gt;&lt;name_plural&gt;Punu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Rajputen" table:formula="of:=[Translations.A261]" table:style-name="ce1">
            <text:p>Rajputen</text:p>
          </table:table-cell>
          <table:table-cell office:value-type="string" table:style-name="ce1">
            <text:p>rajputen</text:p>
          </table:table-cell>
          <table:table-cell office:value-type="string" office:string-value="&lt;label locale=&quot;de_CH&quot; preferred=&quot;1&quot;&gt;&lt;name_singular&gt;Rajputen&lt;/name_singular&gt;&lt;name_plural&gt;Rajputen&lt;/name_plural&gt;&lt;/label&gt;" table:formula="of:=[Snippets.$B$17]&amp;[Translations.A261]&amp;[Snippets.$C$17]&amp;[Translations.A261]&amp;[Snippets.$D$17]" table:style-name="ce1">
            <text:p>&lt;label locale="de_CH" preferred="1"&gt;&lt;name_singular&gt;Rajputen&lt;/name_singular&gt;&lt;name_plural&gt;Rajputen&lt;/name_plural&gt;&lt;/label&gt;</text:p>
          </table:table-cell>
          <table:table-cell office:value-type="string" office:string-value="&lt;label locale=&quot;fr_CH&quot; preferred=&quot;1&quot;&gt;&lt;name_singular&gt;Rajputs&lt;/name_singular&gt;&lt;name_plural&gt;Rajputs&lt;/name_plural&gt;&lt;/label&gt;" table:formula="of:=[Snippets.$B$18]&amp;[Translations.B261]&amp;[Snippets.$C$18]&amp;[Translations.B261]&amp;[Snippets.$D$18]" table:style-name="ce1">
            <text:p>&lt;label locale="fr_CH" preferred="1"&gt;&lt;name_singular&gt;Rajputs&lt;/name_singular&gt;&lt;name_plural&gt;Rajputs&lt;/name_plural&gt;&lt;/label&gt;</text:p>
          </table:table-cell>
          <table:table-cell office:value-type="string" office:string-value="&lt;item idno=&quot;rajputen&quot; enabled=&quot;1&quot; default=&quot;0&quot; value=&quot;0&quot;&gt;" table:formula="of:=[Snippets.B$15]&amp;[.B261]&amp;[Snippets.C$15]" table:style-name="ce1">
            <text:p>&lt;item idno="rajputen" enabled="1" default="0" value="0"&gt;</text:p>
          </table:table-cell>
          <table:table-cell office:value-type="string" office:string-value="&lt;item idno=&quot;rajputen&quot; enabled=&quot;1&quot; default=&quot;0&quot; value=&quot;0&quot;&gt;&lt;labels&gt;&lt;label locale=&quot;de_CH&quot; preferred=&quot;1&quot;&gt;&lt;name_singular&gt;Rajputen&lt;/name_singular&gt;&lt;name_plural&gt;Rajputen&lt;/name_plural&gt;&lt;/label&gt;&lt;label locale=&quot;fr_CH&quot; preferred=&quot;1&quot;&gt;&lt;name_singular&gt;Rajputs&lt;/name_singular&gt;&lt;name_plural&gt;Rajputs&lt;/name_plural&gt;&lt;/label&gt;&lt;/labels&gt;&lt;/item&gt;" table:formula="of:=[.E261]&amp;[Snippets.B$16]&amp;[.C261]&amp;[.D261]&amp;[Snippets.B$22]&amp;[Snippets.B$23]" table:style-name="ce1">
            <text:p>&lt;item idno="rajputen" enabled="1" default="0" value="0"&gt;&lt;labels&gt;&lt;label locale="de_CH" preferred="1"&gt;&lt;name_singular&gt;Rajputen&lt;/name_singular&gt;&lt;name_plural&gt;Rajputen&lt;/name_plural&gt;&lt;/label&gt;&lt;label locale="fr_CH" preferred="1"&gt;&lt;name_singular&gt;Rajputs&lt;/name_singular&gt;&lt;name_plural&gt;Rajput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Roma" table:formula="of:=[Translations.A262]" table:style-name="ce1">
            <text:p>Roma</text:p>
          </table:table-cell>
          <table:table-cell office:value-type="string" table:style-name="ce1">
            <text:p>roma</text:p>
          </table:table-cell>
          <table:table-cell office:value-type="string" office:string-value="&lt;label locale=&quot;de_CH&quot; preferred=&quot;1&quot;&gt;&lt;name_singular&gt;Roma&lt;/name_singular&gt;&lt;name_plural&gt;Roma&lt;/name_plural&gt;&lt;/label&gt;" table:formula="of:=[Snippets.$B$17]&amp;[Translations.A262]&amp;[Snippets.$C$17]&amp;[Translations.A262]&amp;[Snippets.$D$17]" table:style-name="ce1">
            <text:p>&lt;label locale="de_CH" preferred="1"&gt;&lt;name_singular&gt;Roma&lt;/name_singular&gt;&lt;name_plural&gt;Roma&lt;/name_plural&gt;&lt;/label&gt;</text:p>
          </table:table-cell>
          <table:table-cell office:value-type="string" office:string-value="&lt;label locale=&quot;fr_CH&quot; preferred=&quot;1&quot;&gt;&lt;name_singular&gt;Roms&lt;/name_singular&gt;&lt;name_plural&gt;Roms&lt;/name_plural&gt;&lt;/label&gt;" table:formula="of:=[Snippets.$B$18]&amp;[Translations.B262]&amp;[Snippets.$C$18]&amp;[Translations.B262]&amp;[Snippets.$D$18]" table:style-name="ce1">
            <text:p>&lt;label locale="fr_CH" preferred="1"&gt;&lt;name_singular&gt;Roms&lt;/name_singular&gt;&lt;name_plural&gt;Roms&lt;/name_plural&gt;&lt;/label&gt;</text:p>
          </table:table-cell>
          <table:table-cell office:value-type="string" office:string-value="&lt;item idno=&quot;roma&quot; enabled=&quot;1&quot; default=&quot;0&quot; value=&quot;0&quot;&gt;" table:formula="of:=[Snippets.B$15]&amp;[.B262]&amp;[Snippets.C$15]" table:style-name="ce1">
            <text:p>&lt;item idno="roma" enabled="1" default="0" value="0"&gt;</text:p>
          </table:table-cell>
          <table:table-cell office:value-type="string" office:string-value="&lt;item idno=&quot;roma&quot; enabled=&quot;1&quot; default=&quot;0&quot; value=&quot;0&quot;&gt;&lt;labels&gt;&lt;label locale=&quot;de_CH&quot; preferred=&quot;1&quot;&gt;&lt;name_singular&gt;Roma&lt;/name_singular&gt;&lt;name_plural&gt;Roma&lt;/name_plural&gt;&lt;/label&gt;&lt;label locale=&quot;fr_CH&quot; preferred=&quot;1&quot;&gt;&lt;name_singular&gt;Roms&lt;/name_singular&gt;&lt;name_plural&gt;Roms&lt;/name_plural&gt;&lt;/label&gt;&lt;/labels&gt;&lt;/item&gt;" table:formula="of:=[.E262]&amp;[Snippets.B$16]&amp;[.C262]&amp;[.D262]&amp;[Snippets.B$22]&amp;[Snippets.B$23]" table:style-name="ce1">
            <text:p>&lt;item idno="roma" enabled="1" default="0" value="0"&gt;&lt;labels&gt;&lt;label locale="de_CH" preferred="1"&gt;&lt;name_singular&gt;Roma&lt;/name_singular&gt;&lt;name_plural&gt;Roma&lt;/name_plural&gt;&lt;/label&gt;&lt;label locale="fr_CH" preferred="1"&gt;&lt;name_singular&gt;Roms&lt;/name_singular&gt;&lt;name_plural&gt;Rom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Rundi" table:formula="of:=[Translations.A263]" table:style-name="ce1">
            <text:p>Rundi</text:p>
          </table:table-cell>
          <table:table-cell office:value-type="string" table:style-name="ce1">
            <text:p>rundi</text:p>
          </table:table-cell>
          <table:table-cell office:value-type="string" office:string-value="&lt;label locale=&quot;de_CH&quot; preferred=&quot;1&quot;&gt;&lt;name_singular&gt;Rundi&lt;/name_singular&gt;&lt;name_plural&gt;Rundi&lt;/name_plural&gt;&lt;/label&gt;" table:formula="of:=[Snippets.$B$17]&amp;[Translations.A263]&amp;[Snippets.$C$17]&amp;[Translations.A263]&amp;[Snippets.$D$17]" table:style-name="ce1">
            <text:p>&lt;label locale="de_CH" preferred="1"&gt;&lt;name_singular&gt;Rundi&lt;/name_singular&gt;&lt;name_plural&gt;Rundi&lt;/name_plural&gt;&lt;/label&gt;</text:p>
          </table:table-cell>
          <table:table-cell office:value-type="string" office:string-value="&lt;label locale=&quot;fr_CH&quot; preferred=&quot;1&quot;&gt;&lt;name_singular&gt;Rundi&lt;/name_singular&gt;&lt;name_plural&gt;Rundi&lt;/name_plural&gt;&lt;/label&gt;" table:formula="of:=[Snippets.$B$18]&amp;[Translations.B263]&amp;[Snippets.$C$18]&amp;[Translations.B263]&amp;[Snippets.$D$18]" table:style-name="ce1">
            <text:p>&lt;label locale="fr_CH" preferred="1"&gt;&lt;name_singular&gt;Rundi&lt;/name_singular&gt;&lt;name_plural&gt;Rundi&lt;/name_plural&gt;&lt;/label&gt;</text:p>
          </table:table-cell>
          <table:table-cell office:value-type="string" office:string-value="&lt;item idno=&quot;rundi&quot; enabled=&quot;1&quot; default=&quot;0&quot; value=&quot;0&quot;&gt;" table:formula="of:=[Snippets.B$15]&amp;[.B263]&amp;[Snippets.C$15]" table:style-name="ce1">
            <text:p>&lt;item idno="rundi" enabled="1" default="0" value="0"&gt;</text:p>
          </table:table-cell>
          <table:table-cell office:value-type="string" office:string-value="&lt;item idno=&quot;rundi&quot; enabled=&quot;1&quot; default=&quot;0&quot; value=&quot;0&quot;&gt;&lt;labels&gt;&lt;label locale=&quot;de_CH&quot; preferred=&quot;1&quot;&gt;&lt;name_singular&gt;Rundi&lt;/name_singular&gt;&lt;name_plural&gt;Rundi&lt;/name_plural&gt;&lt;/label&gt;&lt;label locale=&quot;fr_CH&quot; preferred=&quot;1&quot;&gt;&lt;name_singular&gt;Rundi&lt;/name_singular&gt;&lt;name_plural&gt;Rundi&lt;/name_plural&gt;&lt;/label&gt;&lt;/labels&gt;&lt;/item&gt;" table:formula="of:=[.E263]&amp;[Snippets.B$16]&amp;[.C263]&amp;[.D263]&amp;[Snippets.B$22]&amp;[Snippets.B$23]" table:style-name="ce1">
            <text:p>&lt;item idno="rundi" enabled="1" default="0" value="0"&gt;&lt;labels&gt;&lt;label locale="de_CH" preferred="1"&gt;&lt;name_singular&gt;Rundi&lt;/name_singular&gt;&lt;name_plural&gt;Rundi&lt;/name_plural&gt;&lt;/label&gt;&lt;label locale="fr_CH" preferred="1"&gt;&lt;name_singular&gt;Rundi&lt;/name_singular&gt;&lt;name_plural&gt;Rund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akai" table:formula="of:=[Translations.A264]" table:style-name="ce1">
            <text:p>Sakai</text:p>
          </table:table-cell>
          <table:table-cell office:value-type="string" table:style-name="ce1">
            <text:p>sakai</text:p>
          </table:table-cell>
          <table:table-cell office:value-type="string" office:string-value="&lt;label locale=&quot;de_CH&quot; preferred=&quot;1&quot;&gt;&lt;name_singular&gt;Sakai&lt;/name_singular&gt;&lt;name_plural&gt;Sakai&lt;/name_plural&gt;&lt;/label&gt;" table:formula="of:=[Snippets.$B$17]&amp;[Translations.A264]&amp;[Snippets.$C$17]&amp;[Translations.A264]&amp;[Snippets.$D$17]" table:style-name="ce1">
            <text:p>&lt;label locale="de_CH" preferred="1"&gt;&lt;name_singular&gt;Sakai&lt;/name_singular&gt;&lt;name_plural&gt;Sakai&lt;/name_plural&gt;&lt;/label&gt;</text:p>
          </table:table-cell>
          <table:table-cell office:value-type="string" office:string-value="&lt;label locale=&quot;fr_CH&quot; preferred=&quot;1&quot;&gt;&lt;name_singular&gt;Sakai&lt;/name_singular&gt;&lt;name_plural&gt;Sakai&lt;/name_plural&gt;&lt;/label&gt;" table:formula="of:=[Snippets.$B$18]&amp;[Translations.B264]&amp;[Snippets.$C$18]&amp;[Translations.B264]&amp;[Snippets.$D$18]" table:style-name="ce1">
            <text:p>&lt;label locale="fr_CH" preferred="1"&gt;&lt;name_singular&gt;Sakai&lt;/name_singular&gt;&lt;name_plural&gt;Sakai&lt;/name_plural&gt;&lt;/label&gt;</text:p>
          </table:table-cell>
          <table:table-cell office:value-type="string" office:string-value="&lt;item idno=&quot;sakai&quot; enabled=&quot;1&quot; default=&quot;0&quot; value=&quot;0&quot;&gt;" table:formula="of:=[Snippets.B$15]&amp;[.B264]&amp;[Snippets.C$15]" table:style-name="ce1">
            <text:p>&lt;item idno="sakai" enabled="1" default="0" value="0"&gt;</text:p>
          </table:table-cell>
          <table:table-cell office:value-type="string" office:string-value="&lt;item idno=&quot;sakai&quot; enabled=&quot;1&quot; default=&quot;0&quot; value=&quot;0&quot;&gt;&lt;labels&gt;&lt;label locale=&quot;de_CH&quot; preferred=&quot;1&quot;&gt;&lt;name_singular&gt;Sakai&lt;/name_singular&gt;&lt;name_plural&gt;Sakai&lt;/name_plural&gt;&lt;/label&gt;&lt;label locale=&quot;fr_CH&quot; preferred=&quot;1&quot;&gt;&lt;name_singular&gt;Sakai&lt;/name_singular&gt;&lt;name_plural&gt;Sakai&lt;/name_plural&gt;&lt;/label&gt;&lt;/labels&gt;&lt;/item&gt;" table:formula="of:=[.E264]&amp;[Snippets.B$16]&amp;[.C264]&amp;[.D264]&amp;[Snippets.B$22]&amp;[Snippets.B$23]" table:style-name="ce1">
            <text:p>&lt;item idno="sakai" enabled="1" default="0" value="0"&gt;&lt;labels&gt;&lt;label locale="de_CH" preferred="1"&gt;&lt;name_singular&gt;Sakai&lt;/name_singular&gt;&lt;name_plural&gt;Sakai&lt;/name_plural&gt;&lt;/label&gt;&lt;label locale="fr_CH" preferred="1"&gt;&lt;name_singular&gt;Sakai&lt;/name_singular&gt;&lt;name_plural&gt;Saka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akalava" table:formula="of:=[Translations.A265]" table:style-name="ce1">
            <text:p>Sakalava</text:p>
          </table:table-cell>
          <table:table-cell office:value-type="string" table:style-name="ce1">
            <text:p>sakalava</text:p>
          </table:table-cell>
          <table:table-cell office:value-type="string" office:string-value="&lt;label locale=&quot;de_CH&quot; preferred=&quot;1&quot;&gt;&lt;name_singular&gt;Sakalava&lt;/name_singular&gt;&lt;name_plural&gt;Sakalava&lt;/name_plural&gt;&lt;/label&gt;" table:formula="of:=[Snippets.$B$17]&amp;[Translations.A265]&amp;[Snippets.$C$17]&amp;[Translations.A265]&amp;[Snippets.$D$17]" table:style-name="ce1">
            <text:p>&lt;label locale="de_CH" preferred="1"&gt;&lt;name_singular&gt;Sakalava&lt;/name_singular&gt;&lt;name_plural&gt;Sakalava&lt;/name_plural&gt;&lt;/label&gt;</text:p>
          </table:table-cell>
          <table:table-cell office:value-type="string" office:string-value="&lt;label locale=&quot;fr_CH&quot; preferred=&quot;1&quot;&gt;&lt;name_singular&gt;Sakalava&lt;/name_singular&gt;&lt;name_plural&gt;Sakalava&lt;/name_plural&gt;&lt;/label&gt;" table:formula="of:=[Snippets.$B$18]&amp;[Translations.B265]&amp;[Snippets.$C$18]&amp;[Translations.B265]&amp;[Snippets.$D$18]" table:style-name="ce1">
            <text:p>&lt;label locale="fr_CH" preferred="1"&gt;&lt;name_singular&gt;Sakalava&lt;/name_singular&gt;&lt;name_plural&gt;Sakalava&lt;/name_plural&gt;&lt;/label&gt;</text:p>
          </table:table-cell>
          <table:table-cell office:value-type="string" office:string-value="&lt;item idno=&quot;sakalava&quot; enabled=&quot;1&quot; default=&quot;0&quot; value=&quot;0&quot;&gt;" table:formula="of:=[Snippets.B$15]&amp;[.B265]&amp;[Snippets.C$15]" table:style-name="ce1">
            <text:p>&lt;item idno="sakalava" enabled="1" default="0" value="0"&gt;</text:p>
          </table:table-cell>
          <table:table-cell office:value-type="string" office:string-value="&lt;item idno=&quot;sakalava&quot; enabled=&quot;1&quot; default=&quot;0&quot; value=&quot;0&quot;&gt;&lt;labels&gt;&lt;label locale=&quot;de_CH&quot; preferred=&quot;1&quot;&gt;&lt;name_singular&gt;Sakalava&lt;/name_singular&gt;&lt;name_plural&gt;Sakalava&lt;/name_plural&gt;&lt;/label&gt;&lt;label locale=&quot;fr_CH&quot; preferred=&quot;1&quot;&gt;&lt;name_singular&gt;Sakalava&lt;/name_singular&gt;&lt;name_plural&gt;Sakalava&lt;/name_plural&gt;&lt;/label&gt;&lt;/labels&gt;&lt;/item&gt;" table:formula="of:=[.E265]&amp;[Snippets.B$16]&amp;[.C265]&amp;[.D265]&amp;[Snippets.B$22]&amp;[Snippets.B$23]" table:style-name="ce1">
            <text:p>&lt;item idno="sakalava" enabled="1" default="0" value="0"&gt;&lt;labels&gt;&lt;label locale="de_CH" preferred="1"&gt;&lt;name_singular&gt;Sakalava&lt;/name_singular&gt;&lt;name_plural&gt;Sakalava&lt;/name_plural&gt;&lt;/label&gt;&lt;label locale="fr_CH" preferred="1"&gt;&lt;name_singular&gt;Sakalava&lt;/name_singular&gt;&lt;name_plural&gt;Sakalav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ami" table:formula="of:=[Translations.A266]" table:style-name="ce1">
            <text:p>Sami</text:p>
          </table:table-cell>
          <table:table-cell office:value-type="string" table:style-name="ce1">
            <text:p>sami</text:p>
          </table:table-cell>
          <table:table-cell office:value-type="string" office:string-value="&lt;label locale=&quot;de_CH&quot; preferred=&quot;1&quot;&gt;&lt;name_singular&gt;Sami&lt;/name_singular&gt;&lt;name_plural&gt;Sami&lt;/name_plural&gt;&lt;/label&gt;" table:formula="of:=[Snippets.$B$17]&amp;[Translations.A266]&amp;[Snippets.$C$17]&amp;[Translations.A266]&amp;[Snippets.$D$17]" table:style-name="ce1">
            <text:p>&lt;label locale="de_CH" preferred="1"&gt;&lt;name_singular&gt;Sami&lt;/name_singular&gt;&lt;name_plural&gt;Sami&lt;/name_plural&gt;&lt;/label&gt;</text:p>
          </table:table-cell>
          <table:table-cell office:value-type="string" office:string-value="&lt;label locale=&quot;fr_CH&quot; preferred=&quot;1&quot;&gt;&lt;name_singular&gt;Sami&lt;/name_singular&gt;&lt;name_plural&gt;Sami&lt;/name_plural&gt;&lt;/label&gt;" table:formula="of:=[Snippets.$B$18]&amp;[Translations.B266]&amp;[Snippets.$C$18]&amp;[Translations.B266]&amp;[Snippets.$D$18]" table:style-name="ce1">
            <text:p>&lt;label locale="fr_CH" preferred="1"&gt;&lt;name_singular&gt;Sami&lt;/name_singular&gt;&lt;name_plural&gt;Sami&lt;/name_plural&gt;&lt;/label&gt;</text:p>
          </table:table-cell>
          <table:table-cell office:value-type="string" office:string-value="&lt;item idno=&quot;sami&quot; enabled=&quot;1&quot; default=&quot;0&quot; value=&quot;0&quot;&gt;" table:formula="of:=[Snippets.B$15]&amp;[.B266]&amp;[Snippets.C$15]" table:style-name="ce1">
            <text:p>&lt;item idno="sami" enabled="1" default="0" value="0"&gt;</text:p>
          </table:table-cell>
          <table:table-cell office:value-type="string" office:string-value="&lt;item idno=&quot;sami&quot; enabled=&quot;1&quot; default=&quot;0&quot; value=&quot;0&quot;&gt;&lt;labels&gt;&lt;label locale=&quot;de_CH&quot; preferred=&quot;1&quot;&gt;&lt;name_singular&gt;Sami&lt;/name_singular&gt;&lt;name_plural&gt;Sami&lt;/name_plural&gt;&lt;/label&gt;&lt;label locale=&quot;fr_CH&quot; preferred=&quot;1&quot;&gt;&lt;name_singular&gt;Sami&lt;/name_singular&gt;&lt;name_plural&gt;Sami&lt;/name_plural&gt;&lt;/label&gt;&lt;/labels&gt;&lt;/item&gt;" table:formula="of:=[.E266]&amp;[Snippets.B$16]&amp;[.C266]&amp;[.D266]&amp;[Snippets.B$22]&amp;[Snippets.B$23]" table:style-name="ce1">
            <text:p>&lt;item idno="sami" enabled="1" default="0" value="0"&gt;&lt;labels&gt;&lt;label locale="de_CH" preferred="1"&gt;&lt;name_singular&gt;Sami&lt;/name_singular&gt;&lt;name_plural&gt;Sami&lt;/name_plural&gt;&lt;/label&gt;&lt;label locale="fr_CH" preferred="1"&gt;&lt;name_singular&gt;Sami&lt;/name_singular&gt;&lt;name_plural&gt;Sam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amoyeden" table:formula="of:=[Translations.A267]" table:style-name="ce1">
            <text:p>Samoyeden</text:p>
          </table:table-cell>
          <table:table-cell office:value-type="string" table:style-name="ce1">
            <text:p>samoyeden</text:p>
          </table:table-cell>
          <table:table-cell office:value-type="string" office:string-value="&lt;label locale=&quot;de_CH&quot; preferred=&quot;1&quot;&gt;&lt;name_singular&gt;Samoyeden&lt;/name_singular&gt;&lt;name_plural&gt;Samoyeden&lt;/name_plural&gt;&lt;/label&gt;" table:formula="of:=[Snippets.$B$17]&amp;[Translations.A267]&amp;[Snippets.$C$17]&amp;[Translations.A267]&amp;[Snippets.$D$17]" table:style-name="ce1">
            <text:p>&lt;label locale="de_CH" preferred="1"&gt;&lt;name_singular&gt;Samoyeden&lt;/name_singular&gt;&lt;name_plural&gt;Samoyeden&lt;/name_plural&gt;&lt;/label&gt;</text:p>
          </table:table-cell>
          <table:table-cell office:value-type="string" office:string-value="&lt;label locale=&quot;fr_CH&quot; preferred=&quot;1&quot;&gt;&lt;name_singular&gt;Samoyed&lt;/name_singular&gt;&lt;name_plural&gt;Samoyed&lt;/name_plural&gt;&lt;/label&gt;" table:formula="of:=[Snippets.$B$18]&amp;[Translations.B267]&amp;[Snippets.$C$18]&amp;[Translations.B267]&amp;[Snippets.$D$18]" table:style-name="ce1">
            <text:p>&lt;label locale="fr_CH" preferred="1"&gt;&lt;name_singular&gt;Samoyed&lt;/name_singular&gt;&lt;name_plural&gt;Samoyed&lt;/name_plural&gt;&lt;/label&gt;</text:p>
          </table:table-cell>
          <table:table-cell office:value-type="string" office:string-value="&lt;item idno=&quot;samoyeden&quot; enabled=&quot;1&quot; default=&quot;0&quot; value=&quot;0&quot;&gt;" table:formula="of:=[Snippets.B$15]&amp;[.B267]&amp;[Snippets.C$15]" table:style-name="ce1">
            <text:p>&lt;item idno="samoyeden" enabled="1" default="0" value="0"&gt;</text:p>
          </table:table-cell>
          <table:table-cell office:value-type="string" office:string-value="&lt;item idno=&quot;samoyeden&quot; enabled=&quot;1&quot; default=&quot;0&quot; value=&quot;0&quot;&gt;&lt;labels&gt;&lt;label locale=&quot;de_CH&quot; preferred=&quot;1&quot;&gt;&lt;name_singular&gt;Samoyeden&lt;/name_singular&gt;&lt;name_plural&gt;Samoyeden&lt;/name_plural&gt;&lt;/label&gt;&lt;label locale=&quot;fr_CH&quot; preferred=&quot;1&quot;&gt;&lt;name_singular&gt;Samoyed&lt;/name_singular&gt;&lt;name_plural&gt;Samoyed&lt;/name_plural&gt;&lt;/label&gt;&lt;/labels&gt;&lt;/item&gt;" table:formula="of:=[.E267]&amp;[Snippets.B$16]&amp;[.C267]&amp;[.D267]&amp;[Snippets.B$22]&amp;[Snippets.B$23]" table:style-name="ce1">
            <text:p>&lt;item idno="samoyeden" enabled="1" default="0" value="0"&gt;&lt;labels&gt;&lt;label locale="de_CH" preferred="1"&gt;&lt;name_singular&gt;Samoyeden&lt;/name_singular&gt;&lt;name_plural&gt;Samoyeden&lt;/name_plural&gt;&lt;/label&gt;&lt;label locale="fr_CH" preferred="1"&gt;&lt;name_singular&gt;Samoyed&lt;/name_singular&gt;&lt;name_plural&gt;Samoyed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an" table:formula="of:=[Translations.A268]" table:style-name="ce1">
            <text:p>San</text:p>
          </table:table-cell>
          <table:table-cell office:value-type="string" table:style-name="ce1">
            <text:p>san</text:p>
          </table:table-cell>
          <table:table-cell office:value-type="string" office:string-value="&lt;label locale=&quot;de_CH&quot; preferred=&quot;1&quot;&gt;&lt;name_singular&gt;San&lt;/name_singular&gt;&lt;name_plural&gt;San&lt;/name_plural&gt;&lt;/label&gt;" table:formula="of:=[Snippets.$B$17]&amp;[Translations.A268]&amp;[Snippets.$C$17]&amp;[Translations.A268]&amp;[Snippets.$D$17]" table:style-name="ce1">
            <text:p>&lt;label locale="de_CH" preferred="1"&gt;&lt;name_singular&gt;San&lt;/name_singular&gt;&lt;name_plural&gt;San&lt;/name_plural&gt;&lt;/label&gt;</text:p>
          </table:table-cell>
          <table:table-cell office:value-type="string" office:string-value="&lt;label locale=&quot;fr_CH&quot; preferred=&quot;1&quot;&gt;&lt;name_singular&gt;Bochiman : Kung&lt;/name_singular&gt;&lt;name_plural&gt;Bochiman : Kung&lt;/name_plural&gt;&lt;/label&gt;" table:formula="of:=[Snippets.$B$18]&amp;[Translations.B268]&amp;[Snippets.$C$18]&amp;[Translations.B268]&amp;[Snippets.$D$18]" table:style-name="ce1">
            <text:p>&lt;label locale="fr_CH" preferred="1"&gt;&lt;name_singular&gt;Bochiman : Kung&lt;/name_singular&gt;&lt;name_plural&gt;Bochiman : Kung&lt;/name_plural&gt;&lt;/label&gt;</text:p>
          </table:table-cell>
          <table:table-cell office:value-type="string" office:string-value="&lt;item idno=&quot;san&quot; enabled=&quot;1&quot; default=&quot;0&quot; value=&quot;0&quot;&gt;" table:formula="of:=[Snippets.B$15]&amp;[.B268]&amp;[Snippets.C$15]" table:style-name="ce1">
            <text:p>&lt;item idno="san" enabled="1" default="0" value="0"&gt;</text:p>
          </table:table-cell>
          <table:table-cell office:value-type="string" office:string-value="&lt;item idno=&quot;san&quot; enabled=&quot;1&quot; default=&quot;0&quot; value=&quot;0&quot;&gt;&lt;labels&gt;&lt;label locale=&quot;de_CH&quot; preferred=&quot;1&quot;&gt;&lt;name_singular&gt;San&lt;/name_singular&gt;&lt;name_plural&gt;San&lt;/name_plural&gt;&lt;/label&gt;&lt;label locale=&quot;fr_CH&quot; preferred=&quot;1&quot;&gt;&lt;name_singular&gt;Bochiman : Kung&lt;/name_singular&gt;&lt;name_plural&gt;Bochiman : Kung&lt;/name_plural&gt;&lt;/label&gt;&lt;/labels&gt;&lt;/item&gt;" table:formula="of:=[.E268]&amp;[Snippets.B$16]&amp;[.C268]&amp;[.D268]&amp;[Snippets.B$22]&amp;[Snippets.B$23]" table:style-name="ce1">
            <text:p>&lt;item idno="san" enabled="1" default="0" value="0"&gt;&lt;labels&gt;&lt;label locale="de_CH" preferred="1"&gt;&lt;name_singular&gt;San&lt;/name_singular&gt;&lt;name_plural&gt;San&lt;/name_plural&gt;&lt;/label&gt;&lt;label locale="fr_CH" preferred="1"&gt;&lt;name_singular&gt;Bochiman : Kung&lt;/name_singular&gt;&lt;name_plural&gt;Bochiman : Kung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ara" table:formula="of:=[Translations.A269]" table:style-name="ce1">
            <text:p>Sara</text:p>
          </table:table-cell>
          <table:table-cell office:value-type="string" table:style-name="ce1">
            <text:p>sara</text:p>
          </table:table-cell>
          <table:table-cell office:value-type="string" office:string-value="&lt;label locale=&quot;de_CH&quot; preferred=&quot;1&quot;&gt;&lt;name_singular&gt;Sara&lt;/name_singular&gt;&lt;name_plural&gt;Sara&lt;/name_plural&gt;&lt;/label&gt;" table:formula="of:=[Snippets.$B$17]&amp;[Translations.A269]&amp;[Snippets.$C$17]&amp;[Translations.A269]&amp;[Snippets.$D$17]" table:style-name="ce1">
            <text:p>&lt;label locale="de_CH" preferred="1"&gt;&lt;name_singular&gt;Sara&lt;/name_singular&gt;&lt;name_plural&gt;Sara&lt;/name_plural&gt;&lt;/label&gt;</text:p>
          </table:table-cell>
          <table:table-cell office:value-type="string" office:string-value="&lt;label locale=&quot;fr_CH&quot; preferred=&quot;1&quot;&gt;&lt;name_singular&gt;Saras&lt;/name_singular&gt;&lt;name_plural&gt;Saras&lt;/name_plural&gt;&lt;/label&gt;" table:formula="of:=[Snippets.$B$18]&amp;[Translations.B269]&amp;[Snippets.$C$18]&amp;[Translations.B269]&amp;[Snippets.$D$18]" table:style-name="ce1">
            <text:p>&lt;label locale="fr_CH" preferred="1"&gt;&lt;name_singular&gt;Saras&lt;/name_singular&gt;&lt;name_plural&gt;Saras&lt;/name_plural&gt;&lt;/label&gt;</text:p>
          </table:table-cell>
          <table:table-cell office:value-type="string" office:string-value="&lt;item idno=&quot;sara&quot; enabled=&quot;1&quot; default=&quot;0&quot; value=&quot;0&quot;&gt;" table:formula="of:=[Snippets.B$15]&amp;[.B269]&amp;[Snippets.C$15]" table:style-name="ce1">
            <text:p>&lt;item idno="sara" enabled="1" default="0" value="0"&gt;</text:p>
          </table:table-cell>
          <table:table-cell office:value-type="string" office:string-value="&lt;item idno=&quot;sara&quot; enabled=&quot;1&quot; default=&quot;0&quot; value=&quot;0&quot;&gt;&lt;labels&gt;&lt;label locale=&quot;de_CH&quot; preferred=&quot;1&quot;&gt;&lt;name_singular&gt;Sara&lt;/name_singular&gt;&lt;name_plural&gt;Sara&lt;/name_plural&gt;&lt;/label&gt;&lt;label locale=&quot;fr_CH&quot; preferred=&quot;1&quot;&gt;&lt;name_singular&gt;Saras&lt;/name_singular&gt;&lt;name_plural&gt;Saras&lt;/name_plural&gt;&lt;/label&gt;&lt;/labels&gt;&lt;/item&gt;" table:formula="of:=[.E269]&amp;[Snippets.B$16]&amp;[.C269]&amp;[.D269]&amp;[Snippets.B$22]&amp;[Snippets.B$23]" table:style-name="ce1">
            <text:p>&lt;item idno="sara" enabled="1" default="0" value="0"&gt;&lt;labels&gt;&lt;label locale="de_CH" preferred="1"&gt;&lt;name_singular&gt;Sara&lt;/name_singular&gt;&lt;name_plural&gt;Sara&lt;/name_plural&gt;&lt;/label&gt;&lt;label locale="fr_CH" preferred="1"&gt;&lt;name_singular&gt;Saras&lt;/name_singular&gt;&lt;name_plural&gt;Sara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art" table:formula="of:=[Translations.A270]" table:style-name="ce1">
            <text:p>Sart</text:p>
          </table:table-cell>
          <table:table-cell office:value-type="string" table:style-name="ce1">
            <text:p>sart</text:p>
          </table:table-cell>
          <table:table-cell office:value-type="string" office:string-value="&lt;label locale=&quot;de_CH&quot; preferred=&quot;1&quot;&gt;&lt;name_singular&gt;Sart&lt;/name_singular&gt;&lt;name_plural&gt;Sart&lt;/name_plural&gt;&lt;/label&gt;" table:formula="of:=[Snippets.$B$17]&amp;[Translations.A270]&amp;[Snippets.$C$17]&amp;[Translations.A270]&amp;[Snippets.$D$17]" table:style-name="ce1">
            <text:p>&lt;label locale="de_CH" preferred="1"&gt;&lt;name_singular&gt;Sart&lt;/name_singular&gt;&lt;name_plural&gt;Sart&lt;/name_plural&gt;&lt;/label&gt;</text:p>
          </table:table-cell>
          <table:table-cell office:value-type="string" office:string-value="&lt;label locale=&quot;fr_CH&quot; preferred=&quot;1&quot;&gt;&lt;name_singular&gt;Sart&lt;/name_singular&gt;&lt;name_plural&gt;Sart&lt;/name_plural&gt;&lt;/label&gt;" table:formula="of:=[Snippets.$B$18]&amp;[Translations.B270]&amp;[Snippets.$C$18]&amp;[Translations.B270]&amp;[Snippets.$D$18]" table:style-name="ce1">
            <text:p>&lt;label locale="fr_CH" preferred="1"&gt;&lt;name_singular&gt;Sart&lt;/name_singular&gt;&lt;name_plural&gt;Sart&lt;/name_plural&gt;&lt;/label&gt;</text:p>
          </table:table-cell>
          <table:table-cell office:value-type="string" office:string-value="&lt;item idno=&quot;sart&quot; enabled=&quot;1&quot; default=&quot;0&quot; value=&quot;0&quot;&gt;" table:formula="of:=[Snippets.B$15]&amp;[.B270]&amp;[Snippets.C$15]" table:style-name="ce1">
            <text:p>&lt;item idno="sart" enabled="1" default="0" value="0"&gt;</text:p>
          </table:table-cell>
          <table:table-cell office:value-type="string" office:string-value="&lt;item idno=&quot;sart&quot; enabled=&quot;1&quot; default=&quot;0&quot; value=&quot;0&quot;&gt;&lt;labels&gt;&lt;label locale=&quot;de_CH&quot; preferred=&quot;1&quot;&gt;&lt;name_singular&gt;Sart&lt;/name_singular&gt;&lt;name_plural&gt;Sart&lt;/name_plural&gt;&lt;/label&gt;&lt;label locale=&quot;fr_CH&quot; preferred=&quot;1&quot;&gt;&lt;name_singular&gt;Sart&lt;/name_singular&gt;&lt;name_plural&gt;Sart&lt;/name_plural&gt;&lt;/label&gt;&lt;/labels&gt;&lt;/item&gt;" table:formula="of:=[.E270]&amp;[Snippets.B$16]&amp;[.C270]&amp;[.D270]&amp;[Snippets.B$22]&amp;[Snippets.B$23]" table:style-name="ce1">
            <text:p>&lt;item idno="sart" enabled="1" default="0" value="0"&gt;&lt;labels&gt;&lt;label locale="de_CH" preferred="1"&gt;&lt;name_singular&gt;Sart&lt;/name_singular&gt;&lt;name_plural&gt;Sart&lt;/name_plural&gt;&lt;/label&gt;&lt;label locale="fr_CH" preferred="1"&gt;&lt;name_singular&gt;Sart&lt;/name_singular&gt;&lt;name_plural&gt;Sart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emang" table:formula="of:=[Translations.A271]" table:style-name="ce1">
            <text:p>Semang</text:p>
          </table:table-cell>
          <table:table-cell office:value-type="string" table:style-name="ce1">
            <text:p>semang</text:p>
          </table:table-cell>
          <table:table-cell office:value-type="string" office:string-value="&lt;label locale=&quot;de_CH&quot; preferred=&quot;1&quot;&gt;&lt;name_singular&gt;Semang&lt;/name_singular&gt;&lt;name_plural&gt;Semang&lt;/name_plural&gt;&lt;/label&gt;" table:formula="of:=[Snippets.$B$17]&amp;[Translations.A271]&amp;[Snippets.$C$17]&amp;[Translations.A271]&amp;[Snippets.$D$17]" table:style-name="ce1">
            <text:p>&lt;label locale="de_CH" preferred="1"&gt;&lt;name_singular&gt;Semang&lt;/name_singular&gt;&lt;name_plural&gt;Semang&lt;/name_plural&gt;&lt;/label&gt;</text:p>
          </table:table-cell>
          <table:table-cell office:value-type="string" office:string-value="&lt;label locale=&quot;fr_CH&quot; preferred=&quot;1&quot;&gt;&lt;name_singular&gt;Semang&lt;/name_singular&gt;&lt;name_plural&gt;Semang&lt;/name_plural&gt;&lt;/label&gt;" table:formula="of:=[Snippets.$B$18]&amp;[Translations.B271]&amp;[Snippets.$C$18]&amp;[Translations.B271]&amp;[Snippets.$D$18]" table:style-name="ce1">
            <text:p>&lt;label locale="fr_CH" preferred="1"&gt;&lt;name_singular&gt;Semang&lt;/name_singular&gt;&lt;name_plural&gt;Semang&lt;/name_plural&gt;&lt;/label&gt;</text:p>
          </table:table-cell>
          <table:table-cell office:value-type="string" office:string-value="&lt;item idno=&quot;semang&quot; enabled=&quot;1&quot; default=&quot;0&quot; value=&quot;0&quot;&gt;" table:formula="of:=[Snippets.B$15]&amp;[.B271]&amp;[Snippets.C$15]" table:style-name="ce1">
            <text:p>&lt;item idno="semang" enabled="1" default="0" value="0"&gt;</text:p>
          </table:table-cell>
          <table:table-cell office:value-type="string" office:string-value="&lt;item idno=&quot;semang&quot; enabled=&quot;1&quot; default=&quot;0&quot; value=&quot;0&quot;&gt;&lt;labels&gt;&lt;label locale=&quot;de_CH&quot; preferred=&quot;1&quot;&gt;&lt;name_singular&gt;Semang&lt;/name_singular&gt;&lt;name_plural&gt;Semang&lt;/name_plural&gt;&lt;/label&gt;&lt;label locale=&quot;fr_CH&quot; preferred=&quot;1&quot;&gt;&lt;name_singular&gt;Semang&lt;/name_singular&gt;&lt;name_plural&gt;Semang&lt;/name_plural&gt;&lt;/label&gt;&lt;/labels&gt;&lt;/item&gt;" table:formula="of:=[.E271]&amp;[Snippets.B$16]&amp;[.C271]&amp;[.D271]&amp;[Snippets.B$22]&amp;[Snippets.B$23]" table:style-name="ce1">
            <text:p>&lt;item idno="semang" enabled="1" default="0" value="0"&gt;&lt;labels&gt;&lt;label locale="de_CH" preferred="1"&gt;&lt;name_singular&gt;Semang&lt;/name_singular&gt;&lt;name_plural&gt;Semang&lt;/name_plural&gt;&lt;/label&gt;&lt;label locale="fr_CH" preferred="1"&gt;&lt;name_singular&gt;Semang&lt;/name_singular&gt;&lt;name_plural&gt;Semang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enoi" table:formula="of:=[Translations.A272]" table:style-name="ce1">
            <text:p>Senoi</text:p>
          </table:table-cell>
          <table:table-cell office:value-type="string" table:style-name="ce1">
            <text:p>senoi</text:p>
          </table:table-cell>
          <table:table-cell office:value-type="string" office:string-value="&lt;label locale=&quot;de_CH&quot; preferred=&quot;1&quot;&gt;&lt;name_singular&gt;Senoi&lt;/name_singular&gt;&lt;name_plural&gt;Senoi&lt;/name_plural&gt;&lt;/label&gt;" table:formula="of:=[Snippets.$B$17]&amp;[Translations.A272]&amp;[Snippets.$C$17]&amp;[Translations.A272]&amp;[Snippets.$D$17]" table:style-name="ce1">
            <text:p>&lt;label locale="de_CH" preferred="1"&gt;&lt;name_singular&gt;Senoi&lt;/name_singular&gt;&lt;name_plural&gt;Senoi&lt;/name_plural&gt;&lt;/label&gt;</text:p>
          </table:table-cell>
          <table:table-cell office:value-type="string" office:string-value="&lt;label locale=&quot;fr_CH&quot; preferred=&quot;1&quot;&gt;&lt;name_singular&gt;Senoi&lt;/name_singular&gt;&lt;name_plural&gt;Senoi&lt;/name_plural&gt;&lt;/label&gt;" table:formula="of:=[Snippets.$B$18]&amp;[Translations.B272]&amp;[Snippets.$C$18]&amp;[Translations.B272]&amp;[Snippets.$D$18]" table:style-name="ce1">
            <text:p>&lt;label locale="fr_CH" preferred="1"&gt;&lt;name_singular&gt;Senoi&lt;/name_singular&gt;&lt;name_plural&gt;Senoi&lt;/name_plural&gt;&lt;/label&gt;</text:p>
          </table:table-cell>
          <table:table-cell office:value-type="string" office:string-value="&lt;item idno=&quot;senoi&quot; enabled=&quot;1&quot; default=&quot;0&quot; value=&quot;0&quot;&gt;" table:formula="of:=[Snippets.B$15]&amp;[.B272]&amp;[Snippets.C$15]" table:style-name="ce1">
            <text:p>&lt;item idno="senoi" enabled="1" default="0" value="0"&gt;</text:p>
          </table:table-cell>
          <table:table-cell office:value-type="string" office:string-value="&lt;item idno=&quot;senoi&quot; enabled=&quot;1&quot; default=&quot;0&quot; value=&quot;0&quot;&gt;&lt;labels&gt;&lt;label locale=&quot;de_CH&quot; preferred=&quot;1&quot;&gt;&lt;name_singular&gt;Senoi&lt;/name_singular&gt;&lt;name_plural&gt;Senoi&lt;/name_plural&gt;&lt;/label&gt;&lt;label locale=&quot;fr_CH&quot; preferred=&quot;1&quot;&gt;&lt;name_singular&gt;Senoi&lt;/name_singular&gt;&lt;name_plural&gt;Senoi&lt;/name_plural&gt;&lt;/label&gt;&lt;/labels&gt;&lt;/item&gt;" table:formula="of:=[.E272]&amp;[Snippets.B$16]&amp;[.C272]&amp;[.D272]&amp;[Snippets.B$22]&amp;[Snippets.B$23]" table:style-name="ce1">
            <text:p>&lt;item idno="senoi" enabled="1" default="0" value="0"&gt;&lt;labels&gt;&lt;label locale="de_CH" preferred="1"&gt;&lt;name_singular&gt;Senoi&lt;/name_singular&gt;&lt;name_plural&gt;Senoi&lt;/name_plural&gt;&lt;/label&gt;&lt;label locale="fr_CH" preferred="1"&gt;&lt;name_singular&gt;Senoi&lt;/name_singular&gt;&lt;name_plural&gt;Seno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entani" table:formula="of:=[Translations.A273]" table:style-name="ce1">
            <text:p>Sentani</text:p>
          </table:table-cell>
          <table:table-cell office:value-type="string" table:style-name="ce1">
            <text:p>sentani</text:p>
          </table:table-cell>
          <table:table-cell office:value-type="string" office:string-value="&lt;label locale=&quot;de_CH&quot; preferred=&quot;1&quot;&gt;&lt;name_singular&gt;Sentani&lt;/name_singular&gt;&lt;name_plural&gt;Sentani&lt;/name_plural&gt;&lt;/label&gt;" table:formula="of:=[Snippets.$B$17]&amp;[Translations.A273]&amp;[Snippets.$C$17]&amp;[Translations.A273]&amp;[Snippets.$D$17]" table:style-name="ce1">
            <text:p>&lt;label locale="de_CH" preferred="1"&gt;&lt;name_singular&gt;Sentani&lt;/name_singular&gt;&lt;name_plural&gt;Sentani&lt;/name_plural&gt;&lt;/label&gt;</text:p>
          </table:table-cell>
          <table:table-cell office:value-type="string" office:string-value="&lt;label locale=&quot;fr_CH&quot; preferred=&quot;1&quot;&gt;&lt;name_singular&gt;Sentani&lt;/name_singular&gt;&lt;name_plural&gt;Sentani&lt;/name_plural&gt;&lt;/label&gt;" table:formula="of:=[Snippets.$B$18]&amp;[Translations.B273]&amp;[Snippets.$C$18]&amp;[Translations.B273]&amp;[Snippets.$D$18]" table:style-name="ce1">
            <text:p>&lt;label locale="fr_CH" preferred="1"&gt;&lt;name_singular&gt;Sentani&lt;/name_singular&gt;&lt;name_plural&gt;Sentani&lt;/name_plural&gt;&lt;/label&gt;</text:p>
          </table:table-cell>
          <table:table-cell office:value-type="string" office:string-value="&lt;item idno=&quot;sentani&quot; enabled=&quot;1&quot; default=&quot;0&quot; value=&quot;0&quot;&gt;" table:formula="of:=[Snippets.B$15]&amp;[.B273]&amp;[Snippets.C$15]" table:style-name="ce1">
            <text:p>&lt;item idno="sentani" enabled="1" default="0" value="0"&gt;</text:p>
          </table:table-cell>
          <table:table-cell office:value-type="string" office:string-value="&lt;item idno=&quot;sentani&quot; enabled=&quot;1&quot; default=&quot;0&quot; value=&quot;0&quot;&gt;&lt;labels&gt;&lt;label locale=&quot;de_CH&quot; preferred=&quot;1&quot;&gt;&lt;name_singular&gt;Sentani&lt;/name_singular&gt;&lt;name_plural&gt;Sentani&lt;/name_plural&gt;&lt;/label&gt;&lt;label locale=&quot;fr_CH&quot; preferred=&quot;1&quot;&gt;&lt;name_singular&gt;Sentani&lt;/name_singular&gt;&lt;name_plural&gt;Sentani&lt;/name_plural&gt;&lt;/label&gt;&lt;/labels&gt;&lt;/item&gt;" table:formula="of:=[.E273]&amp;[Snippets.B$16]&amp;[.C273]&amp;[.D273]&amp;[Snippets.B$22]&amp;[Snippets.B$23]" table:style-name="ce1">
            <text:p>&lt;item idno="sentani" enabled="1" default="0" value="0"&gt;&lt;labels&gt;&lt;label locale="de_CH" preferred="1"&gt;&lt;name_singular&gt;Sentani&lt;/name_singular&gt;&lt;name_plural&gt;Sentani&lt;/name_plural&gt;&lt;/label&gt;&lt;label locale="fr_CH" preferred="1"&gt;&lt;name_singular&gt;Sentani&lt;/name_singular&gt;&lt;name_plural&gt;Sentan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enufo" table:formula="of:=[Translations.A274]" table:style-name="ce1">
            <text:p>Senufo</text:p>
          </table:table-cell>
          <table:table-cell office:value-type="string" table:style-name="ce1">
            <text:p>senufo</text:p>
          </table:table-cell>
          <table:table-cell office:value-type="string" office:string-value="&lt;label locale=&quot;de_CH&quot; preferred=&quot;1&quot;&gt;&lt;name_singular&gt;Senufo&lt;/name_singular&gt;&lt;name_plural&gt;Senufo&lt;/name_plural&gt;&lt;/label&gt;" table:formula="of:=[Snippets.$B$17]&amp;[Translations.A274]&amp;[Snippets.$C$17]&amp;[Translations.A274]&amp;[Snippets.$D$17]" table:style-name="ce1">
            <text:p>&lt;label locale="de_CH" preferred="1"&gt;&lt;name_singular&gt;Senufo&lt;/name_singular&gt;&lt;name_plural&gt;Senufo&lt;/name_plural&gt;&lt;/label&gt;</text:p>
          </table:table-cell>
          <table:table-cell office:value-type="string" office:string-value="&lt;label locale=&quot;fr_CH&quot; preferred=&quot;1&quot;&gt;&lt;name_singular&gt;Sénoufos&lt;/name_singular&gt;&lt;name_plural&gt;Sénoufos&lt;/name_plural&gt;&lt;/label&gt;" table:formula="of:=[Snippets.$B$18]&amp;[Translations.B274]&amp;[Snippets.$C$18]&amp;[Translations.B274]&amp;[Snippets.$D$18]" table:style-name="ce1">
            <text:p>&lt;label locale="fr_CH" preferred="1"&gt;&lt;name_singular&gt;Sénoufos&lt;/name_singular&gt;&lt;name_plural&gt;Sénoufos&lt;/name_plural&gt;&lt;/label&gt;</text:p>
          </table:table-cell>
          <table:table-cell office:value-type="string" office:string-value="&lt;item idno=&quot;senufo&quot; enabled=&quot;1&quot; default=&quot;0&quot; value=&quot;0&quot;&gt;" table:formula="of:=[Snippets.B$15]&amp;[.B274]&amp;[Snippets.C$15]" table:style-name="ce1">
            <text:p>&lt;item idno="senufo" enabled="1" default="0" value="0"&gt;</text:p>
          </table:table-cell>
          <table:table-cell office:value-type="string" office:string-value="&lt;item idno=&quot;senufo&quot; enabled=&quot;1&quot; default=&quot;0&quot; value=&quot;0&quot;&gt;&lt;labels&gt;&lt;label locale=&quot;de_CH&quot; preferred=&quot;1&quot;&gt;&lt;name_singular&gt;Senufo&lt;/name_singular&gt;&lt;name_plural&gt;Senufo&lt;/name_plural&gt;&lt;/label&gt;&lt;label locale=&quot;fr_CH&quot; preferred=&quot;1&quot;&gt;&lt;name_singular&gt;Sénoufos&lt;/name_singular&gt;&lt;name_plural&gt;Sénoufos&lt;/name_plural&gt;&lt;/label&gt;&lt;/labels&gt;&lt;/item&gt;" table:formula="of:=[.E274]&amp;[Snippets.B$16]&amp;[.C274]&amp;[.D274]&amp;[Snippets.B$22]&amp;[Snippets.B$23]" table:style-name="ce1">
            <text:p>&lt;item idno="senufo" enabled="1" default="0" value="0"&gt;&lt;labels&gt;&lt;label locale="de_CH" preferred="1"&gt;&lt;name_singular&gt;Senufo&lt;/name_singular&gt;&lt;name_plural&gt;Senufo&lt;/name_plural&gt;&lt;/label&gt;&lt;label locale="fr_CH" preferred="1"&gt;&lt;name_singular&gt;Sénoufos&lt;/name_singular&gt;&lt;name_plural&gt;Sénoufo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erer" table:formula="of:=[Translations.A275]" table:style-name="ce1">
            <text:p>Serer</text:p>
          </table:table-cell>
          <table:table-cell office:value-type="string" table:style-name="ce1">
            <text:p>serer</text:p>
          </table:table-cell>
          <table:table-cell office:value-type="string" office:string-value="&lt;label locale=&quot;de_CH&quot; preferred=&quot;1&quot;&gt;&lt;name_singular&gt;Serer&lt;/name_singular&gt;&lt;name_plural&gt;Serer&lt;/name_plural&gt;&lt;/label&gt;" table:formula="of:=[Snippets.$B$17]&amp;[Translations.A275]&amp;[Snippets.$C$17]&amp;[Translations.A275]&amp;[Snippets.$D$17]" table:style-name="ce1">
            <text:p>&lt;label locale="de_CH" preferred="1"&gt;&lt;name_singular&gt;Serer&lt;/name_singular&gt;&lt;name_plural&gt;Serer&lt;/name_plural&gt;&lt;/label&gt;</text:p>
          </table:table-cell>
          <table:table-cell office:value-type="string" office:string-value="&lt;label locale=&quot;fr_CH&quot; preferred=&quot;1&quot;&gt;&lt;name_singular&gt;Sérères&lt;/name_singular&gt;&lt;name_plural&gt;Sérères&lt;/name_plural&gt;&lt;/label&gt;" table:formula="of:=[Snippets.$B$18]&amp;[Translations.B275]&amp;[Snippets.$C$18]&amp;[Translations.B275]&amp;[Snippets.$D$18]" table:style-name="ce1">
            <text:p>&lt;label locale="fr_CH" preferred="1"&gt;&lt;name_singular&gt;Sérères&lt;/name_singular&gt;&lt;name_plural&gt;Sérères&lt;/name_plural&gt;&lt;/label&gt;</text:p>
          </table:table-cell>
          <table:table-cell office:value-type="string" office:string-value="&lt;item idno=&quot;serer&quot; enabled=&quot;1&quot; default=&quot;0&quot; value=&quot;0&quot;&gt;" table:formula="of:=[Snippets.B$15]&amp;[.B275]&amp;[Snippets.C$15]" table:style-name="ce1">
            <text:p>&lt;item idno="serer" enabled="1" default="0" value="0"&gt;</text:p>
          </table:table-cell>
          <table:table-cell office:value-type="string" office:string-value="&lt;item idno=&quot;serer&quot; enabled=&quot;1&quot; default=&quot;0&quot; value=&quot;0&quot;&gt;&lt;labels&gt;&lt;label locale=&quot;de_CH&quot; preferred=&quot;1&quot;&gt;&lt;name_singular&gt;Serer&lt;/name_singular&gt;&lt;name_plural&gt;Serer&lt;/name_plural&gt;&lt;/label&gt;&lt;label locale=&quot;fr_CH&quot; preferred=&quot;1&quot;&gt;&lt;name_singular&gt;Sérères&lt;/name_singular&gt;&lt;name_plural&gt;Sérères&lt;/name_plural&gt;&lt;/label&gt;&lt;/labels&gt;&lt;/item&gt;" table:formula="of:=[.E275]&amp;[Snippets.B$16]&amp;[.C275]&amp;[.D275]&amp;[Snippets.B$22]&amp;[Snippets.B$23]" table:style-name="ce1">
            <text:p>&lt;item idno="serer" enabled="1" default="0" value="0"&gt;&lt;labels&gt;&lt;label locale="de_CH" preferred="1"&gt;&lt;name_singular&gt;Serer&lt;/name_singular&gt;&lt;name_plural&gt;Serer&lt;/name_plural&gt;&lt;/label&gt;&lt;label locale="fr_CH" preferred="1"&gt;&lt;name_singular&gt;Sérères&lt;/name_singular&gt;&lt;name_plural&gt;Sérèr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han" table:formula="of:=[Translations.A276]" table:style-name="ce1">
            <text:p>Shan</text:p>
          </table:table-cell>
          <table:table-cell office:value-type="string" table:style-name="ce1">
            <text:p>shan</text:p>
          </table:table-cell>
          <table:table-cell office:value-type="string" office:string-value="&lt;label locale=&quot;de_CH&quot; preferred=&quot;1&quot;&gt;&lt;name_singular&gt;Shan&lt;/name_singular&gt;&lt;name_plural&gt;Shan&lt;/name_plural&gt;&lt;/label&gt;" table:formula="of:=[Snippets.$B$17]&amp;[Translations.A276]&amp;[Snippets.$C$17]&amp;[Translations.A276]&amp;[Snippets.$D$17]" table:style-name="ce1">
            <text:p>&lt;label locale="de_CH" preferred="1"&gt;&lt;name_singular&gt;Shan&lt;/name_singular&gt;&lt;name_plural&gt;Shan&lt;/name_plural&gt;&lt;/label&gt;</text:p>
          </table:table-cell>
          <table:table-cell office:value-type="string" office:string-value="&lt;label locale=&quot;fr_CH&quot; preferred=&quot;1&quot;&gt;&lt;name_singular&gt;Shans&lt;/name_singular&gt;&lt;name_plural&gt;Shans&lt;/name_plural&gt;&lt;/label&gt;" table:formula="of:=[Snippets.$B$18]&amp;[Translations.B276]&amp;[Snippets.$C$18]&amp;[Translations.B276]&amp;[Snippets.$D$18]" table:style-name="ce1">
            <text:p>&lt;label locale="fr_CH" preferred="1"&gt;&lt;name_singular&gt;Shans&lt;/name_singular&gt;&lt;name_plural&gt;Shans&lt;/name_plural&gt;&lt;/label&gt;</text:p>
          </table:table-cell>
          <table:table-cell office:value-type="string" office:string-value="&lt;item idno=&quot;shan&quot; enabled=&quot;1&quot; default=&quot;0&quot; value=&quot;0&quot;&gt;" table:formula="of:=[Snippets.B$15]&amp;[.B276]&amp;[Snippets.C$15]" table:style-name="ce1">
            <text:p>&lt;item idno="shan" enabled="1" default="0" value="0"&gt;</text:p>
          </table:table-cell>
          <table:table-cell office:value-type="string" office:string-value="&lt;item idno=&quot;shan&quot; enabled=&quot;1&quot; default=&quot;0&quot; value=&quot;0&quot;&gt;&lt;labels&gt;&lt;label locale=&quot;de_CH&quot; preferred=&quot;1&quot;&gt;&lt;name_singular&gt;Shan&lt;/name_singular&gt;&lt;name_plural&gt;Shan&lt;/name_plural&gt;&lt;/label&gt;&lt;label locale=&quot;fr_CH&quot; preferred=&quot;1&quot;&gt;&lt;name_singular&gt;Shans&lt;/name_singular&gt;&lt;name_plural&gt;Shans&lt;/name_plural&gt;&lt;/label&gt;&lt;/labels&gt;&lt;/item&gt;" table:formula="of:=[.E276]&amp;[Snippets.B$16]&amp;[.C276]&amp;[.D276]&amp;[Snippets.B$22]&amp;[Snippets.B$23]" table:style-name="ce1">
            <text:p>&lt;item idno="shan" enabled="1" default="0" value="0"&gt;&lt;labels&gt;&lt;label locale="de_CH" preferred="1"&gt;&lt;name_singular&gt;Shan&lt;/name_singular&gt;&lt;name_plural&gt;Shan&lt;/name_plural&gt;&lt;/label&gt;&lt;label locale="fr_CH" preferred="1"&gt;&lt;name_singular&gt;Shans&lt;/name_singular&gt;&lt;name_plural&gt;Shan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han Thai" table:formula="of:=[Translations.A277]" table:style-name="ce1">
            <text:p>Shan Thai</text:p>
          </table:table-cell>
          <table:table-cell office:value-type="string" table:style-name="ce1">
            <text:p>shanthai</text:p>
          </table:table-cell>
          <table:table-cell office:value-type="string" office:string-value="&lt;label locale=&quot;de_CH&quot; preferred=&quot;1&quot;&gt;&lt;name_singular&gt;Shan Thai&lt;/name_singular&gt;&lt;name_plural&gt;Shan Thai&lt;/name_plural&gt;&lt;/label&gt;" table:formula="of:=[Snippets.$B$17]&amp;[Translations.A277]&amp;[Snippets.$C$17]&amp;[Translations.A277]&amp;[Snippets.$D$17]" table:style-name="ce1">
            <text:p>&lt;label locale="de_CH" preferred="1"&gt;&lt;name_singular&gt;Shan Thai&lt;/name_singular&gt;&lt;name_plural&gt;Shan Thai&lt;/name_plural&gt;&lt;/label&gt;</text:p>
          </table:table-cell>
          <table:table-cell office:value-type="string" office:string-value="&lt;label locale=&quot;fr_CH&quot; preferred=&quot;1&quot;&gt;&lt;name_singular&gt;Shan Thai&lt;/name_singular&gt;&lt;name_plural&gt;Shan Thai&lt;/name_plural&gt;&lt;/label&gt;" table:formula="of:=[Snippets.$B$18]&amp;[Translations.B277]&amp;[Snippets.$C$18]&amp;[Translations.B277]&amp;[Snippets.$D$18]" table:style-name="ce1">
            <text:p>&lt;label locale="fr_CH" preferred="1"&gt;&lt;name_singular&gt;Shan Thai&lt;/name_singular&gt;&lt;name_plural&gt;Shan Thai&lt;/name_plural&gt;&lt;/label&gt;</text:p>
          </table:table-cell>
          <table:table-cell office:value-type="string" office:string-value="&lt;item idno=&quot;shanthai&quot; enabled=&quot;1&quot; default=&quot;0&quot; value=&quot;0&quot;&gt;" table:formula="of:=[Snippets.B$15]&amp;[.B277]&amp;[Snippets.C$15]" table:style-name="ce1">
            <text:p>&lt;item idno="shanthai" enabled="1" default="0" value="0"&gt;</text:p>
          </table:table-cell>
          <table:table-cell office:value-type="string" office:string-value="&lt;item idno=&quot;shanthai&quot; enabled=&quot;1&quot; default=&quot;0&quot; value=&quot;0&quot;&gt;&lt;labels&gt;&lt;label locale=&quot;de_CH&quot; preferred=&quot;1&quot;&gt;&lt;name_singular&gt;Shan Thai&lt;/name_singular&gt;&lt;name_plural&gt;Shan Thai&lt;/name_plural&gt;&lt;/label&gt;&lt;label locale=&quot;fr_CH&quot; preferred=&quot;1&quot;&gt;&lt;name_singular&gt;Shan Thai&lt;/name_singular&gt;&lt;name_plural&gt;Shan Thai&lt;/name_plural&gt;&lt;/label&gt;&lt;/labels&gt;&lt;/item&gt;" table:formula="of:=[.E277]&amp;[Snippets.B$16]&amp;[.C277]&amp;[.D277]&amp;[Snippets.B$22]&amp;[Snippets.B$23]" table:style-name="ce1">
            <text:p>&lt;item idno="shanthai" enabled="1" default="0" value="0"&gt;&lt;labels&gt;&lt;label locale="de_CH" preferred="1"&gt;&lt;name_singular&gt;Shan Thai&lt;/name_singular&gt;&lt;name_plural&gt;Shan Thai&lt;/name_plural&gt;&lt;/label&gt;&lt;label locale="fr_CH" preferred="1"&gt;&lt;name_singular&gt;Shan Thai&lt;/name_singular&gt;&lt;name_plural&gt;Shan Tha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hilluk" table:formula="of:=[Translations.A278]" table:style-name="ce1">
            <text:p>Shilluk</text:p>
          </table:table-cell>
          <table:table-cell office:value-type="string" table:style-name="ce1">
            <text:p>shilluk</text:p>
          </table:table-cell>
          <table:table-cell office:value-type="string" office:string-value="&lt;label locale=&quot;de_CH&quot; preferred=&quot;1&quot;&gt;&lt;name_singular&gt;Shilluk&lt;/name_singular&gt;&lt;name_plural&gt;Shilluk&lt;/name_plural&gt;&lt;/label&gt;" table:formula="of:=[Snippets.$B$17]&amp;[Translations.A278]&amp;[Snippets.$C$17]&amp;[Translations.A278]&amp;[Snippets.$D$17]" table:style-name="ce1">
            <text:p>&lt;label locale="de_CH" preferred="1"&gt;&lt;name_singular&gt;Shilluk&lt;/name_singular&gt;&lt;name_plural&gt;Shilluk&lt;/name_plural&gt;&lt;/label&gt;</text:p>
          </table:table-cell>
          <table:table-cell office:value-type="string" office:string-value="&lt;label locale=&quot;fr_CH&quot; preferred=&quot;1&quot;&gt;&lt;name_singular&gt;Shilluk&lt;/name_singular&gt;&lt;name_plural&gt;Shilluk&lt;/name_plural&gt;&lt;/label&gt;" table:formula="of:=[Snippets.$B$18]&amp;[Translations.B278]&amp;[Snippets.$C$18]&amp;[Translations.B278]&amp;[Snippets.$D$18]" table:style-name="ce1">
            <text:p>&lt;label locale="fr_CH" preferred="1"&gt;&lt;name_singular&gt;Shilluk&lt;/name_singular&gt;&lt;name_plural&gt;Shilluk&lt;/name_plural&gt;&lt;/label&gt;</text:p>
          </table:table-cell>
          <table:table-cell office:value-type="string" office:string-value="&lt;item idno=&quot;shilluk&quot; enabled=&quot;1&quot; default=&quot;0&quot; value=&quot;0&quot;&gt;" table:formula="of:=[Snippets.B$15]&amp;[.B278]&amp;[Snippets.C$15]" table:style-name="ce1">
            <text:p>&lt;item idno="shilluk" enabled="1" default="0" value="0"&gt;</text:p>
          </table:table-cell>
          <table:table-cell office:value-type="string" office:string-value="&lt;item idno=&quot;shilluk&quot; enabled=&quot;1&quot; default=&quot;0&quot; value=&quot;0&quot;&gt;&lt;labels&gt;&lt;label locale=&quot;de_CH&quot; preferred=&quot;1&quot;&gt;&lt;name_singular&gt;Shilluk&lt;/name_singular&gt;&lt;name_plural&gt;Shilluk&lt;/name_plural&gt;&lt;/label&gt;&lt;label locale=&quot;fr_CH&quot; preferred=&quot;1&quot;&gt;&lt;name_singular&gt;Shilluk&lt;/name_singular&gt;&lt;name_plural&gt;Shilluk&lt;/name_plural&gt;&lt;/label&gt;&lt;/labels&gt;&lt;/item&gt;" table:formula="of:=[.E278]&amp;[Snippets.B$16]&amp;[.C278]&amp;[.D278]&amp;[Snippets.B$22]&amp;[Snippets.B$23]" table:style-name="ce1">
            <text:p>&lt;item idno="shilluk" enabled="1" default="0" value="0"&gt;&lt;labels&gt;&lt;label locale="de_CH" preferred="1"&gt;&lt;name_singular&gt;Shilluk&lt;/name_singular&gt;&lt;name_plural&gt;Shilluk&lt;/name_plural&gt;&lt;/label&gt;&lt;label locale="fr_CH" preferred="1"&gt;&lt;name_singular&gt;Shilluk&lt;/name_singular&gt;&lt;name_plural&gt;Shilluk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ihanaka" table:formula="of:=[Translations.A279]" table:style-name="ce1">
            <text:p>Sihanaka</text:p>
          </table:table-cell>
          <table:table-cell office:value-type="string" table:style-name="ce1">
            <text:p>sihanaka</text:p>
          </table:table-cell>
          <table:table-cell office:value-type="string" office:string-value="&lt;label locale=&quot;de_CH&quot; preferred=&quot;1&quot;&gt;&lt;name_singular&gt;Sihanaka&lt;/name_singular&gt;&lt;name_plural&gt;Sihanaka&lt;/name_plural&gt;&lt;/label&gt;" table:formula="of:=[Snippets.$B$17]&amp;[Translations.A279]&amp;[Snippets.$C$17]&amp;[Translations.A279]&amp;[Snippets.$D$17]" table:style-name="ce1">
            <text:p>&lt;label locale="de_CH" preferred="1"&gt;&lt;name_singular&gt;Sihanaka&lt;/name_singular&gt;&lt;name_plural&gt;Sihanaka&lt;/name_plural&gt;&lt;/label&gt;</text:p>
          </table:table-cell>
          <table:table-cell office:value-type="string" office:string-value="&lt;label locale=&quot;fr_CH&quot; preferred=&quot;1&quot;&gt;&lt;name_singular&gt;Sihanaka&lt;/name_singular&gt;&lt;name_plural&gt;Sihanaka&lt;/name_plural&gt;&lt;/label&gt;" table:formula="of:=[Snippets.$B$18]&amp;[Translations.B279]&amp;[Snippets.$C$18]&amp;[Translations.B279]&amp;[Snippets.$D$18]" table:style-name="ce1">
            <text:p>&lt;label locale="fr_CH" preferred="1"&gt;&lt;name_singular&gt;Sihanaka&lt;/name_singular&gt;&lt;name_plural&gt;Sihanaka&lt;/name_plural&gt;&lt;/label&gt;</text:p>
          </table:table-cell>
          <table:table-cell office:value-type="string" office:string-value="&lt;item idno=&quot;sihanaka&quot; enabled=&quot;1&quot; default=&quot;0&quot; value=&quot;0&quot;&gt;" table:formula="of:=[Snippets.B$15]&amp;[.B279]&amp;[Snippets.C$15]" table:style-name="ce1">
            <text:p>&lt;item idno="sihanaka" enabled="1" default="0" value="0"&gt;</text:p>
          </table:table-cell>
          <table:table-cell office:value-type="string" office:string-value="&lt;item idno=&quot;sihanaka&quot; enabled=&quot;1&quot; default=&quot;0&quot; value=&quot;0&quot;&gt;&lt;labels&gt;&lt;label locale=&quot;de_CH&quot; preferred=&quot;1&quot;&gt;&lt;name_singular&gt;Sihanaka&lt;/name_singular&gt;&lt;name_plural&gt;Sihanaka&lt;/name_plural&gt;&lt;/label&gt;&lt;label locale=&quot;fr_CH&quot; preferred=&quot;1&quot;&gt;&lt;name_singular&gt;Sihanaka&lt;/name_singular&gt;&lt;name_plural&gt;Sihanaka&lt;/name_plural&gt;&lt;/label&gt;&lt;/labels&gt;&lt;/item&gt;" table:formula="of:=[.E279]&amp;[Snippets.B$16]&amp;[.C279]&amp;[.D279]&amp;[Snippets.B$22]&amp;[Snippets.B$23]" table:style-name="ce1">
            <text:p>&lt;item idno="sihanaka" enabled="1" default="0" value="0"&gt;&lt;labels&gt;&lt;label locale="de_CH" preferred="1"&gt;&lt;name_singular&gt;Sihanaka&lt;/name_singular&gt;&lt;name_plural&gt;Sihanaka&lt;/name_plural&gt;&lt;/label&gt;&lt;label locale="fr_CH" preferred="1"&gt;&lt;name_singular&gt;Sihanaka&lt;/name_singular&gt;&lt;name_plural&gt;Sihanak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ikh" table:formula="of:=[Translations.A280]" table:style-name="ce1">
            <text:p>Sikh</text:p>
          </table:table-cell>
          <table:table-cell office:value-type="string" table:style-name="ce1">
            <text:p>sikh</text:p>
          </table:table-cell>
          <table:table-cell office:value-type="string" office:string-value="&lt;label locale=&quot;de_CH&quot; preferred=&quot;1&quot;&gt;&lt;name_singular&gt;Sikh&lt;/name_singular&gt;&lt;name_plural&gt;Sikh&lt;/name_plural&gt;&lt;/label&gt;" table:formula="of:=[Snippets.$B$17]&amp;[Translations.A280]&amp;[Snippets.$C$17]&amp;[Translations.A280]&amp;[Snippets.$D$17]" table:style-name="ce1">
            <text:p>&lt;label locale="de_CH" preferred="1"&gt;&lt;name_singular&gt;Sikh&lt;/name_singular&gt;&lt;name_plural&gt;Sikh&lt;/name_plural&gt;&lt;/label&gt;</text:p>
          </table:table-cell>
          <table:table-cell office:value-type="string" office:string-value="&lt;label locale=&quot;fr_CH&quot; preferred=&quot;1&quot;&gt;&lt;name_singular&gt;Sikh&lt;/name_singular&gt;&lt;name_plural&gt;Sikh&lt;/name_plural&gt;&lt;/label&gt;" table:formula="of:=[Snippets.$B$18]&amp;[Translations.B280]&amp;[Snippets.$C$18]&amp;[Translations.B280]&amp;[Snippets.$D$18]" table:style-name="ce1">
            <text:p>&lt;label locale="fr_CH" preferred="1"&gt;&lt;name_singular&gt;Sikh&lt;/name_singular&gt;&lt;name_plural&gt;Sikh&lt;/name_plural&gt;&lt;/label&gt;</text:p>
          </table:table-cell>
          <table:table-cell office:value-type="string" office:string-value="&lt;item idno=&quot;sikh&quot; enabled=&quot;1&quot; default=&quot;0&quot; value=&quot;0&quot;&gt;" table:formula="of:=[Snippets.B$15]&amp;[.B280]&amp;[Snippets.C$15]" table:style-name="ce1">
            <text:p>&lt;item idno="sikh" enabled="1" default="0" value="0"&gt;</text:p>
          </table:table-cell>
          <table:table-cell office:value-type="string" office:string-value="&lt;item idno=&quot;sikh&quot; enabled=&quot;1&quot; default=&quot;0&quot; value=&quot;0&quot;&gt;&lt;labels&gt;&lt;label locale=&quot;de_CH&quot; preferred=&quot;1&quot;&gt;&lt;name_singular&gt;Sikh&lt;/name_singular&gt;&lt;name_plural&gt;Sikh&lt;/name_plural&gt;&lt;/label&gt;&lt;label locale=&quot;fr_CH&quot; preferred=&quot;1&quot;&gt;&lt;name_singular&gt;Sikh&lt;/name_singular&gt;&lt;name_plural&gt;Sikh&lt;/name_plural&gt;&lt;/label&gt;&lt;/labels&gt;&lt;/item&gt;" table:formula="of:=[.E280]&amp;[Snippets.B$16]&amp;[.C280]&amp;[.D280]&amp;[Snippets.B$22]&amp;[Snippets.B$23]" table:style-name="ce1">
            <text:p>&lt;item idno="sikh" enabled="1" default="0" value="0"&gt;&lt;labels&gt;&lt;label locale="de_CH" preferred="1"&gt;&lt;name_singular&gt;Sikh&lt;/name_singular&gt;&lt;name_plural&gt;Sikh&lt;/name_plural&gt;&lt;/label&gt;&lt;label locale="fr_CH" preferred="1"&gt;&lt;name_singular&gt;Sikh&lt;/name_singular&gt;&lt;name_plural&gt;Sikh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inghalesen" table:formula="of:=[Translations.A281]" table:style-name="ce1">
            <text:p>Singhalesen</text:p>
          </table:table-cell>
          <table:table-cell office:value-type="string" table:style-name="ce1">
            <text:p>singhalesen</text:p>
          </table:table-cell>
          <table:table-cell office:value-type="string" office:string-value="&lt;label locale=&quot;de_CH&quot; preferred=&quot;1&quot;&gt;&lt;name_singular&gt;Singhalesen&lt;/name_singular&gt;&lt;name_plural&gt;Singhalesen&lt;/name_plural&gt;&lt;/label&gt;" table:formula="of:=[Snippets.$B$17]&amp;[Translations.A281]&amp;[Snippets.$C$17]&amp;[Translations.A281]&amp;[Snippets.$D$17]" table:style-name="ce1">
            <text:p>&lt;label locale="de_CH" preferred="1"&gt;&lt;name_singular&gt;Singhalesen&lt;/name_singular&gt;&lt;name_plural&gt;Singhalesen&lt;/name_plural&gt;&lt;/label&gt;</text:p>
          </table:table-cell>
          <table:table-cell office:value-type="string" office:string-value="&lt;label locale=&quot;fr_CH&quot; preferred=&quot;1&quot;&gt;&lt;name_singular&gt;Cinghalais&lt;/name_singular&gt;&lt;name_plural&gt;Cinghalais&lt;/name_plural&gt;&lt;/label&gt;" table:formula="of:=[Snippets.$B$18]&amp;[Translations.B281]&amp;[Snippets.$C$18]&amp;[Translations.B281]&amp;[Snippets.$D$18]" table:style-name="ce1">
            <text:p>&lt;label locale="fr_CH" preferred="1"&gt;&lt;name_singular&gt;Cinghalais&lt;/name_singular&gt;&lt;name_plural&gt;Cinghalais&lt;/name_plural&gt;&lt;/label&gt;</text:p>
          </table:table-cell>
          <table:table-cell office:value-type="string" office:string-value="&lt;item idno=&quot;singhalesen&quot; enabled=&quot;1&quot; default=&quot;0&quot; value=&quot;0&quot;&gt;" table:formula="of:=[Snippets.B$15]&amp;[.B281]&amp;[Snippets.C$15]" table:style-name="ce1">
            <text:p>&lt;item idno="singhalesen" enabled="1" default="0" value="0"&gt;</text:p>
          </table:table-cell>
          <table:table-cell office:value-type="string" office:string-value="&lt;item idno=&quot;singhalesen&quot; enabled=&quot;1&quot; default=&quot;0&quot; value=&quot;0&quot;&gt;&lt;labels&gt;&lt;label locale=&quot;de_CH&quot; preferred=&quot;1&quot;&gt;&lt;name_singular&gt;Singhalesen&lt;/name_singular&gt;&lt;name_plural&gt;Singhalesen&lt;/name_plural&gt;&lt;/label&gt;&lt;label locale=&quot;fr_CH&quot; preferred=&quot;1&quot;&gt;&lt;name_singular&gt;Cinghalais&lt;/name_singular&gt;&lt;name_plural&gt;Cinghalais&lt;/name_plural&gt;&lt;/label&gt;&lt;/labels&gt;&lt;/item&gt;" table:formula="of:=[.E281]&amp;[Snippets.B$16]&amp;[.C281]&amp;[.D281]&amp;[Snippets.B$22]&amp;[Snippets.B$23]" table:style-name="ce1">
            <text:p>&lt;item idno="singhalesen" enabled="1" default="0" value="0"&gt;&lt;labels&gt;&lt;label locale="de_CH" preferred="1"&gt;&lt;name_singular&gt;Singhalesen&lt;/name_singular&gt;&lt;name_plural&gt;Singhalesen&lt;/name_plural&gt;&lt;/label&gt;&lt;label locale="fr_CH" preferred="1"&gt;&lt;name_singular&gt;Cinghalais&lt;/name_singular&gt;&lt;name_plural&gt;Cinghalai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inti" table:formula="of:=[Translations.A282]" table:style-name="ce1">
            <text:p>Sinti</text:p>
          </table:table-cell>
          <table:table-cell office:value-type="string" table:style-name="ce1">
            <text:p>sinti</text:p>
          </table:table-cell>
          <table:table-cell office:value-type="string" office:string-value="&lt;label locale=&quot;de_CH&quot; preferred=&quot;1&quot;&gt;&lt;name_singular&gt;Sinti&lt;/name_singular&gt;&lt;name_plural&gt;Sinti&lt;/name_plural&gt;&lt;/label&gt;" table:formula="of:=[Snippets.$B$17]&amp;[Translations.A282]&amp;[Snippets.$C$17]&amp;[Translations.A282]&amp;[Snippets.$D$17]" table:style-name="ce1">
            <text:p>&lt;label locale="de_CH" preferred="1"&gt;&lt;name_singular&gt;Sinti&lt;/name_singular&gt;&lt;name_plural&gt;Sinti&lt;/name_plural&gt;&lt;/label&gt;</text:p>
          </table:table-cell>
          <table:table-cell office:value-type="string" office:string-value="&lt;label locale=&quot;fr_CH&quot; preferred=&quot;1&quot;&gt;&lt;name_singular&gt;Sinti&lt;/name_singular&gt;&lt;name_plural&gt;Sinti&lt;/name_plural&gt;&lt;/label&gt;" table:formula="of:=[Snippets.$B$18]&amp;[Translations.B282]&amp;[Snippets.$C$18]&amp;[Translations.B282]&amp;[Snippets.$D$18]" table:style-name="ce1">
            <text:p>&lt;label locale="fr_CH" preferred="1"&gt;&lt;name_singular&gt;Sinti&lt;/name_singular&gt;&lt;name_plural&gt;Sinti&lt;/name_plural&gt;&lt;/label&gt;</text:p>
          </table:table-cell>
          <table:table-cell office:value-type="string" office:string-value="&lt;item idno=&quot;sinti&quot; enabled=&quot;1&quot; default=&quot;0&quot; value=&quot;0&quot;&gt;" table:formula="of:=[Snippets.B$15]&amp;[.B282]&amp;[Snippets.C$15]" table:style-name="ce1">
            <text:p>&lt;item idno="sinti" enabled="1" default="0" value="0"&gt;</text:p>
          </table:table-cell>
          <table:table-cell office:value-type="string" office:string-value="&lt;item idno=&quot;sinti&quot; enabled=&quot;1&quot; default=&quot;0&quot; value=&quot;0&quot;&gt;&lt;labels&gt;&lt;label locale=&quot;de_CH&quot; preferred=&quot;1&quot;&gt;&lt;name_singular&gt;Sinti&lt;/name_singular&gt;&lt;name_plural&gt;Sinti&lt;/name_plural&gt;&lt;/label&gt;&lt;label locale=&quot;fr_CH&quot; preferred=&quot;1&quot;&gt;&lt;name_singular&gt;Sinti&lt;/name_singular&gt;&lt;name_plural&gt;Sinti&lt;/name_plural&gt;&lt;/label&gt;&lt;/labels&gt;&lt;/item&gt;" table:formula="of:=[.E282]&amp;[Snippets.B$16]&amp;[.C282]&amp;[.D282]&amp;[Snippets.B$22]&amp;[Snippets.B$23]" table:style-name="ce1">
            <text:p>&lt;item idno="sinti" enabled="1" default="0" value="0"&gt;&lt;labels&gt;&lt;label locale="de_CH" preferred="1"&gt;&lt;name_singular&gt;Sinti&lt;/name_singular&gt;&lt;name_plural&gt;Sinti&lt;/name_plural&gt;&lt;/label&gt;&lt;label locale="fr_CH" preferred="1"&gt;&lt;name_singular&gt;Sinti&lt;/name_singular&gt;&lt;name_plural&gt;Sint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ioux" table:formula="of:=[Translations.A283]" table:style-name="ce1">
            <text:p>Sioux</text:p>
          </table:table-cell>
          <table:table-cell office:value-type="string" table:style-name="ce1">
            <text:p>sioux</text:p>
          </table:table-cell>
          <table:table-cell office:value-type="string" office:string-value="&lt;label locale=&quot;de_CH&quot; preferred=&quot;1&quot;&gt;&lt;name_singular&gt;Sioux&lt;/name_singular&gt;&lt;name_plural&gt;Sioux&lt;/name_plural&gt;&lt;/label&gt;" table:formula="of:=[Snippets.$B$17]&amp;[Translations.A283]&amp;[Snippets.$C$17]&amp;[Translations.A283]&amp;[Snippets.$D$17]" table:style-name="ce1">
            <text:p>&lt;label locale="de_CH" preferred="1"&gt;&lt;name_singular&gt;Sioux&lt;/name_singular&gt;&lt;name_plural&gt;Sioux&lt;/name_plural&gt;&lt;/label&gt;</text:p>
          </table:table-cell>
          <table:table-cell office:value-type="string" office:string-value="&lt;label locale=&quot;fr_CH&quot; preferred=&quot;1&quot;&gt;&lt;name_singular&gt;Sioux&lt;/name_singular&gt;&lt;name_plural&gt;Sioux&lt;/name_plural&gt;&lt;/label&gt;" table:formula="of:=[Snippets.$B$18]&amp;[Translations.B283]&amp;[Snippets.$C$18]&amp;[Translations.B283]&amp;[Snippets.$D$18]" table:style-name="ce1">
            <text:p>&lt;label locale="fr_CH" preferred="1"&gt;&lt;name_singular&gt;Sioux&lt;/name_singular&gt;&lt;name_plural&gt;Sioux&lt;/name_plural&gt;&lt;/label&gt;</text:p>
          </table:table-cell>
          <table:table-cell office:value-type="string" office:string-value="&lt;item idno=&quot;sioux&quot; enabled=&quot;1&quot; default=&quot;0&quot; value=&quot;0&quot;&gt;" table:formula="of:=[Snippets.B$15]&amp;[.B283]&amp;[Snippets.C$15]" table:style-name="ce1">
            <text:p>&lt;item idno="sioux" enabled="1" default="0" value="0"&gt;</text:p>
          </table:table-cell>
          <table:table-cell office:value-type="string" office:string-value="&lt;item idno=&quot;sioux&quot; enabled=&quot;1&quot; default=&quot;0&quot; value=&quot;0&quot;&gt;&lt;labels&gt;&lt;label locale=&quot;de_CH&quot; preferred=&quot;1&quot;&gt;&lt;name_singular&gt;Sioux&lt;/name_singular&gt;&lt;name_plural&gt;Sioux&lt;/name_plural&gt;&lt;/label&gt;&lt;label locale=&quot;fr_CH&quot; preferred=&quot;1&quot;&gt;&lt;name_singular&gt;Sioux&lt;/name_singular&gt;&lt;name_plural&gt;Sioux&lt;/name_plural&gt;&lt;/label&gt;&lt;/labels&gt;&lt;/item&gt;" table:formula="of:=[.E283]&amp;[Snippets.B$16]&amp;[.C283]&amp;[.D283]&amp;[Snippets.B$22]&amp;[Snippets.B$23]" table:style-name="ce1">
            <text:p>&lt;item idno="sioux" enabled="1" default="0" value="0"&gt;&lt;labels&gt;&lt;label locale="de_CH" preferred="1"&gt;&lt;name_singular&gt;Sioux&lt;/name_singular&gt;&lt;name_plural&gt;Sioux&lt;/name_plural&gt;&lt;/label&gt;&lt;label locale="fr_CH" preferred="1"&gt;&lt;name_singular&gt;Sioux&lt;/name_singular&gt;&lt;name_plural&gt;Sioux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oko" table:formula="of:=[Translations.A284]" table:style-name="ce1">
            <text:p>Soko</text:p>
          </table:table-cell>
          <table:table-cell office:value-type="string" table:style-name="ce1">
            <text:p>soko</text:p>
          </table:table-cell>
          <table:table-cell office:value-type="string" office:string-value="&lt;label locale=&quot;de_CH&quot; preferred=&quot;1&quot;&gt;&lt;name_singular&gt;Soko&lt;/name_singular&gt;&lt;name_plural&gt;Soko&lt;/name_plural&gt;&lt;/label&gt;" table:formula="of:=[Snippets.$B$17]&amp;[Translations.A284]&amp;[Snippets.$C$17]&amp;[Translations.A284]&amp;[Snippets.$D$17]" table:style-name="ce1">
            <text:p>&lt;label locale="de_CH" preferred="1"&gt;&lt;name_singular&gt;Soko&lt;/name_singular&gt;&lt;name_plural&gt;Soko&lt;/name_plural&gt;&lt;/label&gt;</text:p>
          </table:table-cell>
          <table:table-cell office:value-type="string" office:string-value="&lt;label locale=&quot;fr_CH&quot; preferred=&quot;1&quot;&gt;&lt;name_singular&gt;Soko&lt;/name_singular&gt;&lt;name_plural&gt;Soko&lt;/name_plural&gt;&lt;/label&gt;" table:formula="of:=[Snippets.$B$18]&amp;[Translations.B284]&amp;[Snippets.$C$18]&amp;[Translations.B284]&amp;[Snippets.$D$18]" table:style-name="ce1">
            <text:p>&lt;label locale="fr_CH" preferred="1"&gt;&lt;name_singular&gt;Soko&lt;/name_singular&gt;&lt;name_plural&gt;Soko&lt;/name_plural&gt;&lt;/label&gt;</text:p>
          </table:table-cell>
          <table:table-cell office:value-type="string" office:string-value="&lt;item idno=&quot;soko&quot; enabled=&quot;1&quot; default=&quot;0&quot; value=&quot;0&quot;&gt;" table:formula="of:=[Snippets.B$15]&amp;[.B284]&amp;[Snippets.C$15]" table:style-name="ce1">
            <text:p>&lt;item idno="soko" enabled="1" default="0" value="0"&gt;</text:p>
          </table:table-cell>
          <table:table-cell office:value-type="string" office:string-value="&lt;item idno=&quot;soko&quot; enabled=&quot;1&quot; default=&quot;0&quot; value=&quot;0&quot;&gt;&lt;labels&gt;&lt;label locale=&quot;de_CH&quot; preferred=&quot;1&quot;&gt;&lt;name_singular&gt;Soko&lt;/name_singular&gt;&lt;name_plural&gt;Soko&lt;/name_plural&gt;&lt;/label&gt;&lt;label locale=&quot;fr_CH&quot; preferred=&quot;1&quot;&gt;&lt;name_singular&gt;Soko&lt;/name_singular&gt;&lt;name_plural&gt;Soko&lt;/name_plural&gt;&lt;/label&gt;&lt;/labels&gt;&lt;/item&gt;" table:formula="of:=[.E284]&amp;[Snippets.B$16]&amp;[.C284]&amp;[.D284]&amp;[Snippets.B$22]&amp;[Snippets.B$23]" table:style-name="ce1">
            <text:p>&lt;item idno="soko" enabled="1" default="0" value="0"&gt;&lt;labels&gt;&lt;label locale="de_CH" preferred="1"&gt;&lt;name_singular&gt;Soko&lt;/name_singular&gt;&lt;name_plural&gt;Soko&lt;/name_plural&gt;&lt;/label&gt;&lt;label locale="fr_CH" preferred="1"&gt;&lt;name_singular&gt;Soko&lt;/name_singular&gt;&lt;name_plural&gt;Sok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olon" table:formula="of:=[Translations.A285]" table:style-name="ce1">
            <text:p>Solon</text:p>
          </table:table-cell>
          <table:table-cell office:value-type="string" table:style-name="ce1">
            <text:p>solon</text:p>
          </table:table-cell>
          <table:table-cell office:value-type="string" office:string-value="&lt;label locale=&quot;de_CH&quot; preferred=&quot;1&quot;&gt;&lt;name_singular&gt;Solon&lt;/name_singular&gt;&lt;name_plural&gt;Solon&lt;/name_plural&gt;&lt;/label&gt;" table:formula="of:=[Snippets.$B$17]&amp;[Translations.A285]&amp;[Snippets.$C$17]&amp;[Translations.A285]&amp;[Snippets.$D$17]" table:style-name="ce1">
            <text:p>&lt;label locale="de_CH" preferred="1"&gt;&lt;name_singular&gt;Solon&lt;/name_singular&gt;&lt;name_plural&gt;Solon&lt;/name_plural&gt;&lt;/label&gt;</text:p>
          </table:table-cell>
          <table:table-cell office:value-type="string" office:string-value="&lt;label locale=&quot;fr_CH&quot; preferred=&quot;1&quot;&gt;&lt;name_singular&gt;Solon&lt;/name_singular&gt;&lt;name_plural&gt;Solon&lt;/name_plural&gt;&lt;/label&gt;" table:formula="of:=[Snippets.$B$18]&amp;[Translations.B285]&amp;[Snippets.$C$18]&amp;[Translations.B285]&amp;[Snippets.$D$18]" table:style-name="ce1">
            <text:p>&lt;label locale="fr_CH" preferred="1"&gt;&lt;name_singular&gt;Solon&lt;/name_singular&gt;&lt;name_plural&gt;Solon&lt;/name_plural&gt;&lt;/label&gt;</text:p>
          </table:table-cell>
          <table:table-cell office:value-type="string" office:string-value="&lt;item idno=&quot;solon&quot; enabled=&quot;1&quot; default=&quot;0&quot; value=&quot;0&quot;&gt;" table:formula="of:=[Snippets.B$15]&amp;[.B285]&amp;[Snippets.C$15]" table:style-name="ce1">
            <text:p>&lt;item idno="solon" enabled="1" default="0" value="0"&gt;</text:p>
          </table:table-cell>
          <table:table-cell office:value-type="string" office:string-value="&lt;item idno=&quot;solon&quot; enabled=&quot;1&quot; default=&quot;0&quot; value=&quot;0&quot;&gt;&lt;labels&gt;&lt;label locale=&quot;de_CH&quot; preferred=&quot;1&quot;&gt;&lt;name_singular&gt;Solon&lt;/name_singular&gt;&lt;name_plural&gt;Solon&lt;/name_plural&gt;&lt;/label&gt;&lt;label locale=&quot;fr_CH&quot; preferred=&quot;1&quot;&gt;&lt;name_singular&gt;Solon&lt;/name_singular&gt;&lt;name_plural&gt;Solon&lt;/name_plural&gt;&lt;/label&gt;&lt;/labels&gt;&lt;/item&gt;" table:formula="of:=[.E285]&amp;[Snippets.B$16]&amp;[.C285]&amp;[.D285]&amp;[Snippets.B$22]&amp;[Snippets.B$23]" table:style-name="ce1">
            <text:p>&lt;item idno="solon" enabled="1" default="0" value="0"&gt;&lt;labels&gt;&lt;label locale="de_CH" preferred="1"&gt;&lt;name_singular&gt;Solon&lt;/name_singular&gt;&lt;name_plural&gt;Solon&lt;/name_plural&gt;&lt;/label&gt;&lt;label locale="fr_CH" preferred="1"&gt;&lt;name_singular&gt;Solon&lt;/name_singular&gt;&lt;name_plural&gt;Solon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omali" table:formula="of:=[Translations.A286]" table:style-name="ce1">
            <text:p>Somali</text:p>
          </table:table-cell>
          <table:table-cell office:value-type="string" table:style-name="ce1">
            <text:p>somali</text:p>
          </table:table-cell>
          <table:table-cell office:value-type="string" office:string-value="&lt;label locale=&quot;de_CH&quot; preferred=&quot;1&quot;&gt;&lt;name_singular&gt;Somali&lt;/name_singular&gt;&lt;name_plural&gt;Somali&lt;/name_plural&gt;&lt;/label&gt;" table:formula="of:=[Snippets.$B$17]&amp;[Translations.A286]&amp;[Snippets.$C$17]&amp;[Translations.A286]&amp;[Snippets.$D$17]" table:style-name="ce1">
            <text:p>&lt;label locale="de_CH" preferred="1"&gt;&lt;name_singular&gt;Somali&lt;/name_singular&gt;&lt;name_plural&gt;Somali&lt;/name_plural&gt;&lt;/label&gt;</text:p>
          </table:table-cell>
          <table:table-cell office:value-type="string" office:string-value="&lt;label locale=&quot;fr_CH&quot; preferred=&quot;1&quot;&gt;&lt;name_singular&gt;Somalis&lt;/name_singular&gt;&lt;name_plural&gt;Somalis&lt;/name_plural&gt;&lt;/label&gt;" table:formula="of:=[Snippets.$B$18]&amp;[Translations.B286]&amp;[Snippets.$C$18]&amp;[Translations.B286]&amp;[Snippets.$D$18]" table:style-name="ce1">
            <text:p>&lt;label locale="fr_CH" preferred="1"&gt;&lt;name_singular&gt;Somalis&lt;/name_singular&gt;&lt;name_plural&gt;Somalis&lt;/name_plural&gt;&lt;/label&gt;</text:p>
          </table:table-cell>
          <table:table-cell office:value-type="string" office:string-value="&lt;item idno=&quot;somali&quot; enabled=&quot;1&quot; default=&quot;0&quot; value=&quot;0&quot;&gt;" table:formula="of:=[Snippets.B$15]&amp;[.B286]&amp;[Snippets.C$15]" table:style-name="ce1">
            <text:p>&lt;item idno="somali" enabled="1" default="0" value="0"&gt;</text:p>
          </table:table-cell>
          <table:table-cell office:value-type="string" office:string-value="&lt;item idno=&quot;somali&quot; enabled=&quot;1&quot; default=&quot;0&quot; value=&quot;0&quot;&gt;&lt;labels&gt;&lt;label locale=&quot;de_CH&quot; preferred=&quot;1&quot;&gt;&lt;name_singular&gt;Somali&lt;/name_singular&gt;&lt;name_plural&gt;Somali&lt;/name_plural&gt;&lt;/label&gt;&lt;label locale=&quot;fr_CH&quot; preferred=&quot;1&quot;&gt;&lt;name_singular&gt;Somalis&lt;/name_singular&gt;&lt;name_plural&gt;Somalis&lt;/name_plural&gt;&lt;/label&gt;&lt;/labels&gt;&lt;/item&gt;" table:formula="of:=[.E286]&amp;[Snippets.B$16]&amp;[.C286]&amp;[.D286]&amp;[Snippets.B$22]&amp;[Snippets.B$23]" table:style-name="ce1">
            <text:p>&lt;item idno="somali" enabled="1" default="0" value="0"&gt;&lt;labels&gt;&lt;label locale="de_CH" preferred="1"&gt;&lt;name_singular&gt;Somali&lt;/name_singular&gt;&lt;name_plural&gt;Somali&lt;/name_plural&gt;&lt;/label&gt;&lt;label locale="fr_CH" preferred="1"&gt;&lt;name_singular&gt;Somalis&lt;/name_singular&gt;&lt;name_plural&gt;Somali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onghai" table:formula="of:=[Translations.A287]" table:style-name="ce1">
            <text:p>Songhai</text:p>
          </table:table-cell>
          <table:table-cell office:value-type="string" table:style-name="ce1">
            <text:p>songhai</text:p>
          </table:table-cell>
          <table:table-cell office:value-type="string" office:string-value="&lt;label locale=&quot;de_CH&quot; preferred=&quot;1&quot;&gt;&lt;name_singular&gt;Songhai&lt;/name_singular&gt;&lt;name_plural&gt;Songhai&lt;/name_plural&gt;&lt;/label&gt;" table:formula="of:=[Snippets.$B$17]&amp;[Translations.A287]&amp;[Snippets.$C$17]&amp;[Translations.A287]&amp;[Snippets.$D$17]" table:style-name="ce1">
            <text:p>&lt;label locale="de_CH" preferred="1"&gt;&lt;name_singular&gt;Songhai&lt;/name_singular&gt;&lt;name_plural&gt;Songhai&lt;/name_plural&gt;&lt;/label&gt;</text:p>
          </table:table-cell>
          <table:table-cell office:value-type="string" office:string-value="&lt;label locale=&quot;fr_CH&quot; preferred=&quot;1&quot;&gt;&lt;name_singular&gt;Songhaï&lt;/name_singular&gt;&lt;name_plural&gt;Songhaï&lt;/name_plural&gt;&lt;/label&gt;" table:formula="of:=[Snippets.$B$18]&amp;[Translations.B287]&amp;[Snippets.$C$18]&amp;[Translations.B287]&amp;[Snippets.$D$18]" table:style-name="ce1">
            <text:p>&lt;label locale="fr_CH" preferred="1"&gt;&lt;name_singular&gt;Songhaï&lt;/name_singular&gt;&lt;name_plural&gt;Songhaï&lt;/name_plural&gt;&lt;/label&gt;</text:p>
          </table:table-cell>
          <table:table-cell office:value-type="string" office:string-value="&lt;item idno=&quot;songhai&quot; enabled=&quot;1&quot; default=&quot;0&quot; value=&quot;0&quot;&gt;" table:formula="of:=[Snippets.B$15]&amp;[.B287]&amp;[Snippets.C$15]" table:style-name="ce1">
            <text:p>&lt;item idno="songhai" enabled="1" default="0" value="0"&gt;</text:p>
          </table:table-cell>
          <table:table-cell office:value-type="string" office:string-value="&lt;item idno=&quot;songhai&quot; enabled=&quot;1&quot; default=&quot;0&quot; value=&quot;0&quot;&gt;&lt;labels&gt;&lt;label locale=&quot;de_CH&quot; preferred=&quot;1&quot;&gt;&lt;name_singular&gt;Songhai&lt;/name_singular&gt;&lt;name_plural&gt;Songhai&lt;/name_plural&gt;&lt;/label&gt;&lt;label locale=&quot;fr_CH&quot; preferred=&quot;1&quot;&gt;&lt;name_singular&gt;Songhaï&lt;/name_singular&gt;&lt;name_plural&gt;Songhaï&lt;/name_plural&gt;&lt;/label&gt;&lt;/labels&gt;&lt;/item&gt;" table:formula="of:=[.E287]&amp;[Snippets.B$16]&amp;[.C287]&amp;[.D287]&amp;[Snippets.B$22]&amp;[Snippets.B$23]" table:style-name="ce1">
            <text:p>&lt;item idno="songhai" enabled="1" default="0" value="0"&gt;&lt;labels&gt;&lt;label locale="de_CH" preferred="1"&gt;&lt;name_singular&gt;Songhai&lt;/name_singular&gt;&lt;name_plural&gt;Songhai&lt;/name_plural&gt;&lt;/label&gt;&lt;label locale="fr_CH" preferred="1"&gt;&lt;name_singular&gt;Songhaï&lt;/name_singular&gt;&lt;name_plural&gt;Songhaï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ongo" table:formula="of:=[Translations.A288]" table:style-name="ce1">
            <text:p>Songo</text:p>
          </table:table-cell>
          <table:table-cell office:value-type="string" table:style-name="ce1">
            <text:p>songo</text:p>
          </table:table-cell>
          <table:table-cell office:value-type="string" office:string-value="&lt;label locale=&quot;de_CH&quot; preferred=&quot;1&quot;&gt;&lt;name_singular&gt;Songo&lt;/name_singular&gt;&lt;name_plural&gt;Songo&lt;/name_plural&gt;&lt;/label&gt;" table:formula="of:=[Snippets.$B$17]&amp;[Translations.A288]&amp;[Snippets.$C$17]&amp;[Translations.A288]&amp;[Snippets.$D$17]" table:style-name="ce1">
            <text:p>&lt;label locale="de_CH" preferred="1"&gt;&lt;name_singular&gt;Songo&lt;/name_singular&gt;&lt;name_plural&gt;Songo&lt;/name_plural&gt;&lt;/label&gt;</text:p>
          </table:table-cell>
          <table:table-cell office:value-type="string" office:string-value="&lt;label locale=&quot;fr_CH&quot; preferred=&quot;1&quot;&gt;&lt;name_singular&gt;Songo&lt;/name_singular&gt;&lt;name_plural&gt;Songo&lt;/name_plural&gt;&lt;/label&gt;" table:formula="of:=[Snippets.$B$18]&amp;[Translations.B288]&amp;[Snippets.$C$18]&amp;[Translations.B288]&amp;[Snippets.$D$18]" table:style-name="ce1">
            <text:p>&lt;label locale="fr_CH" preferred="1"&gt;&lt;name_singular&gt;Songo&lt;/name_singular&gt;&lt;name_plural&gt;Songo&lt;/name_plural&gt;&lt;/label&gt;</text:p>
          </table:table-cell>
          <table:table-cell office:value-type="string" office:string-value="&lt;item idno=&quot;songo&quot; enabled=&quot;1&quot; default=&quot;0&quot; value=&quot;0&quot;&gt;" table:formula="of:=[Snippets.B$15]&amp;[.B288]&amp;[Snippets.C$15]" table:style-name="ce1">
            <text:p>&lt;item idno="songo" enabled="1" default="0" value="0"&gt;</text:p>
          </table:table-cell>
          <table:table-cell office:value-type="string" office:string-value="&lt;item idno=&quot;songo&quot; enabled=&quot;1&quot; default=&quot;0&quot; value=&quot;0&quot;&gt;&lt;labels&gt;&lt;label locale=&quot;de_CH&quot; preferred=&quot;1&quot;&gt;&lt;name_singular&gt;Songo&lt;/name_singular&gt;&lt;name_plural&gt;Songo&lt;/name_plural&gt;&lt;/label&gt;&lt;label locale=&quot;fr_CH&quot; preferred=&quot;1&quot;&gt;&lt;name_singular&gt;Songo&lt;/name_singular&gt;&lt;name_plural&gt;Songo&lt;/name_plural&gt;&lt;/label&gt;&lt;/labels&gt;&lt;/item&gt;" table:formula="of:=[.E288]&amp;[Snippets.B$16]&amp;[.C288]&amp;[.D288]&amp;[Snippets.B$22]&amp;[Snippets.B$23]" table:style-name="ce1">
            <text:p>&lt;item idno="songo" enabled="1" default="0" value="0"&gt;&lt;labels&gt;&lt;label locale="de_CH" preferred="1"&gt;&lt;name_singular&gt;Songo&lt;/name_singular&gt;&lt;name_plural&gt;Songo&lt;/name_plural&gt;&lt;/label&gt;&lt;label locale="fr_CH" preferred="1"&gt;&lt;name_singular&gt;Songo&lt;/name_singular&gt;&lt;name_plural&gt;Song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otho" table:formula="of:=[Translations.A289]" table:style-name="ce1">
            <text:p>Sotho</text:p>
          </table:table-cell>
          <table:table-cell office:value-type="string" table:style-name="ce1">
            <text:p>sotho</text:p>
          </table:table-cell>
          <table:table-cell office:value-type="string" office:string-value="&lt;label locale=&quot;de_CH&quot; preferred=&quot;1&quot;&gt;&lt;name_singular&gt;Sotho&lt;/name_singular&gt;&lt;name_plural&gt;Sotho&lt;/name_plural&gt;&lt;/label&gt;" table:formula="of:=[Snippets.$B$17]&amp;[Translations.A289]&amp;[Snippets.$C$17]&amp;[Translations.A289]&amp;[Snippets.$D$17]" table:style-name="ce1">
            <text:p>&lt;label locale="de_CH" preferred="1"&gt;&lt;name_singular&gt;Sotho&lt;/name_singular&gt;&lt;name_plural&gt;Sotho&lt;/name_plural&gt;&lt;/label&gt;</text:p>
          </table:table-cell>
          <table:table-cell office:value-type="string" office:string-value="&lt;label locale=&quot;fr_CH&quot; preferred=&quot;1&quot;&gt;&lt;name_singular&gt;Sotho&lt;/name_singular&gt;&lt;name_plural&gt;Sotho&lt;/name_plural&gt;&lt;/label&gt;" table:formula="of:=[Snippets.$B$18]&amp;[Translations.B289]&amp;[Snippets.$C$18]&amp;[Translations.B289]&amp;[Snippets.$D$18]" table:style-name="ce1">
            <text:p>&lt;label locale="fr_CH" preferred="1"&gt;&lt;name_singular&gt;Sotho&lt;/name_singular&gt;&lt;name_plural&gt;Sotho&lt;/name_plural&gt;&lt;/label&gt;</text:p>
          </table:table-cell>
          <table:table-cell office:value-type="string" office:string-value="&lt;item idno=&quot;sotho&quot; enabled=&quot;1&quot; default=&quot;0&quot; value=&quot;0&quot;&gt;" table:formula="of:=[Snippets.B$15]&amp;[.B289]&amp;[Snippets.C$15]" table:style-name="ce1">
            <text:p>&lt;item idno="sotho" enabled="1" default="0" value="0"&gt;</text:p>
          </table:table-cell>
          <table:table-cell office:value-type="string" office:string-value="&lt;item idno=&quot;sotho&quot; enabled=&quot;1&quot; default=&quot;0&quot; value=&quot;0&quot;&gt;&lt;labels&gt;&lt;label locale=&quot;de_CH&quot; preferred=&quot;1&quot;&gt;&lt;name_singular&gt;Sotho&lt;/name_singular&gt;&lt;name_plural&gt;Sotho&lt;/name_plural&gt;&lt;/label&gt;&lt;label locale=&quot;fr_CH&quot; preferred=&quot;1&quot;&gt;&lt;name_singular&gt;Sotho&lt;/name_singular&gt;&lt;name_plural&gt;Sotho&lt;/name_plural&gt;&lt;/label&gt;&lt;/labels&gt;&lt;/item&gt;" table:formula="of:=[.E289]&amp;[Snippets.B$16]&amp;[.C289]&amp;[.D289]&amp;[Snippets.B$22]&amp;[Snippets.B$23]" table:style-name="ce1">
            <text:p>&lt;item idno="sotho" enabled="1" default="0" value="0"&gt;&lt;labels&gt;&lt;label locale="de_CH" preferred="1"&gt;&lt;name_singular&gt;Sotho&lt;/name_singular&gt;&lt;name_plural&gt;Sotho&lt;/name_plural&gt;&lt;/label&gt;&lt;label locale="fr_CH" preferred="1"&gt;&lt;name_singular&gt;Sotho&lt;/name_singular&gt;&lt;name_plural&gt;Soth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usu" table:formula="of:=[Translations.A290]" table:style-name="ce1">
            <text:p>Susu</text:p>
          </table:table-cell>
          <table:table-cell office:value-type="string" table:style-name="ce1">
            <text:p>susu</text:p>
          </table:table-cell>
          <table:table-cell office:value-type="string" office:string-value="&lt;label locale=&quot;de_CH&quot; preferred=&quot;1&quot;&gt;&lt;name_singular&gt;Susu&lt;/name_singular&gt;&lt;name_plural&gt;Susu&lt;/name_plural&gt;&lt;/label&gt;" table:formula="of:=[Snippets.$B$17]&amp;[Translations.A290]&amp;[Snippets.$C$17]&amp;[Translations.A290]&amp;[Snippets.$D$17]" table:style-name="ce1">
            <text:p>&lt;label locale="de_CH" preferred="1"&gt;&lt;name_singular&gt;Susu&lt;/name_singular&gt;&lt;name_plural&gt;Susu&lt;/name_plural&gt;&lt;/label&gt;</text:p>
          </table:table-cell>
          <table:table-cell office:value-type="string" office:string-value="&lt;label locale=&quot;fr_CH&quot; preferred=&quot;1&quot;&gt;&lt;name_singular&gt;Soussou&lt;/name_singular&gt;&lt;name_plural&gt;Soussou&lt;/name_plural&gt;&lt;/label&gt;" table:formula="of:=[Snippets.$B$18]&amp;[Translations.B290]&amp;[Snippets.$C$18]&amp;[Translations.B290]&amp;[Snippets.$D$18]" table:style-name="ce1">
            <text:p>&lt;label locale="fr_CH" preferred="1"&gt;&lt;name_singular&gt;Soussou&lt;/name_singular&gt;&lt;name_plural&gt;Soussou&lt;/name_plural&gt;&lt;/label&gt;</text:p>
          </table:table-cell>
          <table:table-cell office:value-type="string" office:string-value="&lt;item idno=&quot;susu&quot; enabled=&quot;1&quot; default=&quot;0&quot; value=&quot;0&quot;&gt;" table:formula="of:=[Snippets.B$15]&amp;[.B290]&amp;[Snippets.C$15]" table:style-name="ce1">
            <text:p>&lt;item idno="susu" enabled="1" default="0" value="0"&gt;</text:p>
          </table:table-cell>
          <table:table-cell office:value-type="string" office:string-value="&lt;item idno=&quot;susu&quot; enabled=&quot;1&quot; default=&quot;0&quot; value=&quot;0&quot;&gt;&lt;labels&gt;&lt;label locale=&quot;de_CH&quot; preferred=&quot;1&quot;&gt;&lt;name_singular&gt;Susu&lt;/name_singular&gt;&lt;name_plural&gt;Susu&lt;/name_plural&gt;&lt;/label&gt;&lt;label locale=&quot;fr_CH&quot; preferred=&quot;1&quot;&gt;&lt;name_singular&gt;Soussou&lt;/name_singular&gt;&lt;name_plural&gt;Soussou&lt;/name_plural&gt;&lt;/label&gt;&lt;/labels&gt;&lt;/item&gt;" table:formula="of:=[.E290]&amp;[Snippets.B$16]&amp;[.C290]&amp;[.D290]&amp;[Snippets.B$22]&amp;[Snippets.B$23]" table:style-name="ce1">
            <text:p>&lt;item idno="susu" enabled="1" default="0" value="0"&gt;&lt;labels&gt;&lt;label locale="de_CH" preferred="1"&gt;&lt;name_singular&gt;Susu&lt;/name_singular&gt;&lt;name_plural&gt;Susu&lt;/name_plural&gt;&lt;/label&gt;&lt;label locale="fr_CH" preferred="1"&gt;&lt;name_singular&gt;Soussou&lt;/name_singular&gt;&lt;name_plural&gt;Soussou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Suya" table:formula="of:=[Translations.A291]" table:style-name="ce1">
            <text:p>Suya</text:p>
          </table:table-cell>
          <table:table-cell office:value-type="string" table:style-name="ce1">
            <text:p>suya</text:p>
          </table:table-cell>
          <table:table-cell office:value-type="string" office:string-value="&lt;label locale=&quot;de_CH&quot; preferred=&quot;1&quot;&gt;&lt;name_singular&gt;Suya&lt;/name_singular&gt;&lt;name_plural&gt;Suya&lt;/name_plural&gt;&lt;/label&gt;" table:formula="of:=[Snippets.$B$17]&amp;[Translations.A291]&amp;[Snippets.$C$17]&amp;[Translations.A291]&amp;[Snippets.$D$17]" table:style-name="ce1">
            <text:p>&lt;label locale="de_CH" preferred="1"&gt;&lt;name_singular&gt;Suya&lt;/name_singular&gt;&lt;name_plural&gt;Suya&lt;/name_plural&gt;&lt;/label&gt;</text:p>
          </table:table-cell>
          <table:table-cell office:value-type="string" office:string-value="&lt;label locale=&quot;fr_CH&quot; preferred=&quot;1&quot;&gt;&lt;name_singular&gt;Suya&lt;/name_singular&gt;&lt;name_plural&gt;Suya&lt;/name_plural&gt;&lt;/label&gt;" table:formula="of:=[Snippets.$B$18]&amp;[Translations.B291]&amp;[Snippets.$C$18]&amp;[Translations.B291]&amp;[Snippets.$D$18]" table:style-name="ce1">
            <text:p>&lt;label locale="fr_CH" preferred="1"&gt;&lt;name_singular&gt;Suya&lt;/name_singular&gt;&lt;name_plural&gt;Suya&lt;/name_plural&gt;&lt;/label&gt;</text:p>
          </table:table-cell>
          <table:table-cell office:value-type="string" office:string-value="&lt;item idno=&quot;suya&quot; enabled=&quot;1&quot; default=&quot;0&quot; value=&quot;0&quot;&gt;" table:formula="of:=[Snippets.B$15]&amp;[.B291]&amp;[Snippets.C$15]" table:style-name="ce1">
            <text:p>&lt;item idno="suya" enabled="1" default="0" value="0"&gt;</text:p>
          </table:table-cell>
          <table:table-cell office:value-type="string" office:string-value="&lt;item idno=&quot;suya&quot; enabled=&quot;1&quot; default=&quot;0&quot; value=&quot;0&quot;&gt;&lt;labels&gt;&lt;label locale=&quot;de_CH&quot; preferred=&quot;1&quot;&gt;&lt;name_singular&gt;Suya&lt;/name_singular&gt;&lt;name_plural&gt;Suya&lt;/name_plural&gt;&lt;/label&gt;&lt;label locale=&quot;fr_CH&quot; preferred=&quot;1&quot;&gt;&lt;name_singular&gt;Suya&lt;/name_singular&gt;&lt;name_plural&gt;Suya&lt;/name_plural&gt;&lt;/label&gt;&lt;/labels&gt;&lt;/item&gt;" table:formula="of:=[.E291]&amp;[Snippets.B$16]&amp;[.C291]&amp;[.D291]&amp;[Snippets.B$22]&amp;[Snippets.B$23]" table:style-name="ce1">
            <text:p>&lt;item idno="suya" enabled="1" default="0" value="0"&gt;&lt;labels&gt;&lt;label locale="de_CH" preferred="1"&gt;&lt;name_singular&gt;Suya&lt;/name_singular&gt;&lt;name_plural&gt;Suya&lt;/name_plural&gt;&lt;/label&gt;&lt;label locale="fr_CH" preferred="1"&gt;&lt;name_singular&gt;Suya&lt;/name_singular&gt;&lt;name_plural&gt;Suy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adschiken" table:formula="of:=[Translations.A292]" table:style-name="ce1">
            <text:p>Tadschiken</text:p>
          </table:table-cell>
          <table:table-cell office:value-type="string" table:style-name="ce1">
            <text:p>tadschiken</text:p>
          </table:table-cell>
          <table:table-cell office:value-type="string" office:string-value="&lt;label locale=&quot;de_CH&quot; preferred=&quot;1&quot;&gt;&lt;name_singular&gt;Tadschiken&lt;/name_singular&gt;&lt;name_plural&gt;Tadschiken&lt;/name_plural&gt;&lt;/label&gt;" table:formula="of:=[Snippets.$B$17]&amp;[Translations.A292]&amp;[Snippets.$C$17]&amp;[Translations.A292]&amp;[Snippets.$D$17]" table:style-name="ce1">
            <text:p>&lt;label locale="de_CH" preferred="1"&gt;&lt;name_singular&gt;Tadschiken&lt;/name_singular&gt;&lt;name_plural&gt;Tadschiken&lt;/name_plural&gt;&lt;/label&gt;</text:p>
          </table:table-cell>
          <table:table-cell office:value-type="string" office:string-value="&lt;label locale=&quot;fr_CH&quot; preferred=&quot;1&quot;&gt;&lt;name_singular&gt;Tadjiks&lt;/name_singular&gt;&lt;name_plural&gt;Tadjiks&lt;/name_plural&gt;&lt;/label&gt;" table:formula="of:=[Snippets.$B$18]&amp;[Translations.B292]&amp;[Snippets.$C$18]&amp;[Translations.B292]&amp;[Snippets.$D$18]" table:style-name="ce1">
            <text:p>&lt;label locale="fr_CH" preferred="1"&gt;&lt;name_singular&gt;Tadjiks&lt;/name_singular&gt;&lt;name_plural&gt;Tadjiks&lt;/name_plural&gt;&lt;/label&gt;</text:p>
          </table:table-cell>
          <table:table-cell office:value-type="string" office:string-value="&lt;item idno=&quot;tadschiken&quot; enabled=&quot;1&quot; default=&quot;0&quot; value=&quot;0&quot;&gt;" table:formula="of:=[Snippets.B$15]&amp;[.B292]&amp;[Snippets.C$15]" table:style-name="ce1">
            <text:p>&lt;item idno="tadschiken" enabled="1" default="0" value="0"&gt;</text:p>
          </table:table-cell>
          <table:table-cell office:value-type="string" office:string-value="&lt;item idno=&quot;tadschiken&quot; enabled=&quot;1&quot; default=&quot;0&quot; value=&quot;0&quot;&gt;&lt;labels&gt;&lt;label locale=&quot;de_CH&quot; preferred=&quot;1&quot;&gt;&lt;name_singular&gt;Tadschiken&lt;/name_singular&gt;&lt;name_plural&gt;Tadschiken&lt;/name_plural&gt;&lt;/label&gt;&lt;label locale=&quot;fr_CH&quot; preferred=&quot;1&quot;&gt;&lt;name_singular&gt;Tadjiks&lt;/name_singular&gt;&lt;name_plural&gt;Tadjiks&lt;/name_plural&gt;&lt;/label&gt;&lt;/labels&gt;&lt;/item&gt;" table:formula="of:=[.E292]&amp;[Snippets.B$16]&amp;[.C292]&amp;[.D292]&amp;[Snippets.B$22]&amp;[Snippets.B$23]" table:style-name="ce1">
            <text:p>&lt;item idno="tadschiken" enabled="1" default="0" value="0"&gt;&lt;labels&gt;&lt;label locale="de_CH" preferred="1"&gt;&lt;name_singular&gt;Tadschiken&lt;/name_singular&gt;&lt;name_plural&gt;Tadschiken&lt;/name_plural&gt;&lt;/label&gt;&lt;label locale="fr_CH" preferred="1"&gt;&lt;name_singular&gt;Tadjiks&lt;/name_singular&gt;&lt;name_plural&gt;Tadjik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agalog" table:formula="of:=[Translations.A293]" table:style-name="ce1">
            <text:p>Tagalog</text:p>
          </table:table-cell>
          <table:table-cell office:value-type="string" table:style-name="ce1">
            <text:p>tagalog</text:p>
          </table:table-cell>
          <table:table-cell office:value-type="string" office:string-value="&lt;label locale=&quot;de_CH&quot; preferred=&quot;1&quot;&gt;&lt;name_singular&gt;Tagalog&lt;/name_singular&gt;&lt;name_plural&gt;Tagalog&lt;/name_plural&gt;&lt;/label&gt;" table:formula="of:=[Snippets.$B$17]&amp;[Translations.A293]&amp;[Snippets.$C$17]&amp;[Translations.A293]&amp;[Snippets.$D$17]" table:style-name="ce1">
            <text:p>&lt;label locale="de_CH" preferred="1"&gt;&lt;name_singular&gt;Tagalog&lt;/name_singular&gt;&lt;name_plural&gt;Tagalog&lt;/name_plural&gt;&lt;/label&gt;</text:p>
          </table:table-cell>
          <table:table-cell office:value-type="string" office:string-value="&lt;label locale=&quot;fr_CH&quot; preferred=&quot;1&quot;&gt;&lt;name_singular&gt;Tagalog&lt;/name_singular&gt;&lt;name_plural&gt;Tagalog&lt;/name_plural&gt;&lt;/label&gt;" table:formula="of:=[Snippets.$B$18]&amp;[Translations.B293]&amp;[Snippets.$C$18]&amp;[Translations.B293]&amp;[Snippets.$D$18]" table:style-name="ce1">
            <text:p>&lt;label locale="fr_CH" preferred="1"&gt;&lt;name_singular&gt;Tagalog&lt;/name_singular&gt;&lt;name_plural&gt;Tagalog&lt;/name_plural&gt;&lt;/label&gt;</text:p>
          </table:table-cell>
          <table:table-cell office:value-type="string" office:string-value="&lt;item idno=&quot;tagalog&quot; enabled=&quot;1&quot; default=&quot;0&quot; value=&quot;0&quot;&gt;" table:formula="of:=[Snippets.B$15]&amp;[.B293]&amp;[Snippets.C$15]" table:style-name="ce1">
            <text:p>&lt;item idno="tagalog" enabled="1" default="0" value="0"&gt;</text:p>
          </table:table-cell>
          <table:table-cell office:value-type="string" office:string-value="&lt;item idno=&quot;tagalog&quot; enabled=&quot;1&quot; default=&quot;0&quot; value=&quot;0&quot;&gt;&lt;labels&gt;&lt;label locale=&quot;de_CH&quot; preferred=&quot;1&quot;&gt;&lt;name_singular&gt;Tagalog&lt;/name_singular&gt;&lt;name_plural&gt;Tagalog&lt;/name_plural&gt;&lt;/label&gt;&lt;label locale=&quot;fr_CH&quot; preferred=&quot;1&quot;&gt;&lt;name_singular&gt;Tagalog&lt;/name_singular&gt;&lt;name_plural&gt;Tagalog&lt;/name_plural&gt;&lt;/label&gt;&lt;/labels&gt;&lt;/item&gt;" table:formula="of:=[.E293]&amp;[Snippets.B$16]&amp;[.C293]&amp;[.D293]&amp;[Snippets.B$22]&amp;[Snippets.B$23]" table:style-name="ce1">
            <text:p>&lt;item idno="tagalog" enabled="1" default="0" value="0"&gt;&lt;labels&gt;&lt;label locale="de_CH" preferred="1"&gt;&lt;name_singular&gt;Tagalog&lt;/name_singular&gt;&lt;name_plural&gt;Tagalog&lt;/name_plural&gt;&lt;/label&gt;&lt;label locale="fr_CH" preferred="1"&gt;&lt;name_singular&gt;Tagalog&lt;/name_singular&gt;&lt;name_plural&gt;Tagalog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ageba" table:formula="of:=[Translations.A294]" table:style-name="ce1">
            <text:p>Tageba</text:p>
          </table:table-cell>
          <table:table-cell office:value-type="string" table:style-name="ce1">
            <text:p>tageba</text:p>
          </table:table-cell>
          <table:table-cell office:value-type="string" office:string-value="&lt;label locale=&quot;de_CH&quot; preferred=&quot;1&quot;&gt;&lt;name_singular&gt;Tageba&lt;/name_singular&gt;&lt;name_plural&gt;Tageba&lt;/name_plural&gt;&lt;/label&gt;" table:formula="of:=[Snippets.$B$17]&amp;[Translations.A294]&amp;[Snippets.$C$17]&amp;[Translations.A294]&amp;[Snippets.$D$17]" table:style-name="ce1">
            <text:p>&lt;label locale="de_CH" preferred="1"&gt;&lt;name_singular&gt;Tageba&lt;/name_singular&gt;&lt;name_plural&gt;Tageba&lt;/name_plural&gt;&lt;/label&gt;</text:p>
          </table:table-cell>
          <table:table-cell office:value-type="string" office:string-value="&lt;label locale=&quot;fr_CH&quot; preferred=&quot;1&quot;&gt;&lt;name_singular&gt;Tageba&lt;/name_singular&gt;&lt;name_plural&gt;Tageba&lt;/name_plural&gt;&lt;/label&gt;" table:formula="of:=[Snippets.$B$18]&amp;[Translations.B294]&amp;[Snippets.$C$18]&amp;[Translations.B294]&amp;[Snippets.$D$18]" table:style-name="ce1">
            <text:p>&lt;label locale="fr_CH" preferred="1"&gt;&lt;name_singular&gt;Tageba&lt;/name_singular&gt;&lt;name_plural&gt;Tageba&lt;/name_plural&gt;&lt;/label&gt;</text:p>
          </table:table-cell>
          <table:table-cell office:value-type="string" office:string-value="&lt;item idno=&quot;tageba&quot; enabled=&quot;1&quot; default=&quot;0&quot; value=&quot;0&quot;&gt;" table:formula="of:=[Snippets.B$15]&amp;[.B294]&amp;[Snippets.C$15]" table:style-name="ce1">
            <text:p>&lt;item idno="tageba" enabled="1" default="0" value="0"&gt;</text:p>
          </table:table-cell>
          <table:table-cell office:value-type="string" office:string-value="&lt;item idno=&quot;tageba&quot; enabled=&quot;1&quot; default=&quot;0&quot; value=&quot;0&quot;&gt;&lt;labels&gt;&lt;label locale=&quot;de_CH&quot; preferred=&quot;1&quot;&gt;&lt;name_singular&gt;Tageba&lt;/name_singular&gt;&lt;name_plural&gt;Tageba&lt;/name_plural&gt;&lt;/label&gt;&lt;label locale=&quot;fr_CH&quot; preferred=&quot;1&quot;&gt;&lt;name_singular&gt;Tageba&lt;/name_singular&gt;&lt;name_plural&gt;Tageba&lt;/name_plural&gt;&lt;/label&gt;&lt;/labels&gt;&lt;/item&gt;" table:formula="of:=[.E294]&amp;[Snippets.B$16]&amp;[.C294]&amp;[.D294]&amp;[Snippets.B$22]&amp;[Snippets.B$23]" table:style-name="ce1">
            <text:p>&lt;item idno="tageba" enabled="1" default="0" value="0"&gt;&lt;labels&gt;&lt;label locale="de_CH" preferred="1"&gt;&lt;name_singular&gt;Tageba&lt;/name_singular&gt;&lt;name_plural&gt;Tageba&lt;/name_plural&gt;&lt;/label&gt;&lt;label locale="fr_CH" preferred="1"&gt;&lt;name_singular&gt;Tageba&lt;/name_singular&gt;&lt;name_plural&gt;Tageb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amilen" table:formula="of:=[Translations.A295]" table:style-name="ce1">
            <text:p>Tamilen</text:p>
          </table:table-cell>
          <table:table-cell office:value-type="string" table:style-name="ce1">
            <text:p>tamilen</text:p>
          </table:table-cell>
          <table:table-cell office:value-type="string" office:string-value="&lt;label locale=&quot;de_CH&quot; preferred=&quot;1&quot;&gt;&lt;name_singular&gt;Tamilen&lt;/name_singular&gt;&lt;name_plural&gt;Tamilen&lt;/name_plural&gt;&lt;/label&gt;" table:formula="of:=[Snippets.$B$17]&amp;[Translations.A295]&amp;[Snippets.$C$17]&amp;[Translations.A295]&amp;[Snippets.$D$17]" table:style-name="ce1">
            <text:p>&lt;label locale="de_CH" preferred="1"&gt;&lt;name_singular&gt;Tamilen&lt;/name_singular&gt;&lt;name_plural&gt;Tamilen&lt;/name_plural&gt;&lt;/label&gt;</text:p>
          </table:table-cell>
          <table:table-cell office:value-type="string" office:string-value="&lt;label locale=&quot;fr_CH&quot; preferred=&quot;1&quot;&gt;&lt;name_singular&gt;Tamouls&lt;/name_singular&gt;&lt;name_plural&gt;Tamouls&lt;/name_plural&gt;&lt;/label&gt;" table:formula="of:=[Snippets.$B$18]&amp;[Translations.B295]&amp;[Snippets.$C$18]&amp;[Translations.B295]&amp;[Snippets.$D$18]" table:style-name="ce1">
            <text:p>&lt;label locale="fr_CH" preferred="1"&gt;&lt;name_singular&gt;Tamouls&lt;/name_singular&gt;&lt;name_plural&gt;Tamouls&lt;/name_plural&gt;&lt;/label&gt;</text:p>
          </table:table-cell>
          <table:table-cell office:value-type="string" office:string-value="&lt;item idno=&quot;tamilen&quot; enabled=&quot;1&quot; default=&quot;0&quot; value=&quot;0&quot;&gt;" table:formula="of:=[Snippets.B$15]&amp;[.B295]&amp;[Snippets.C$15]" table:style-name="ce1">
            <text:p>&lt;item idno="tamilen" enabled="1" default="0" value="0"&gt;</text:p>
          </table:table-cell>
          <table:table-cell office:value-type="string" office:string-value="&lt;item idno=&quot;tamilen&quot; enabled=&quot;1&quot; default=&quot;0&quot; value=&quot;0&quot;&gt;&lt;labels&gt;&lt;label locale=&quot;de_CH&quot; preferred=&quot;1&quot;&gt;&lt;name_singular&gt;Tamilen&lt;/name_singular&gt;&lt;name_plural&gt;Tamilen&lt;/name_plural&gt;&lt;/label&gt;&lt;label locale=&quot;fr_CH&quot; preferred=&quot;1&quot;&gt;&lt;name_singular&gt;Tamouls&lt;/name_singular&gt;&lt;name_plural&gt;Tamouls&lt;/name_plural&gt;&lt;/label&gt;&lt;/labels&gt;&lt;/item&gt;" table:formula="of:=[.E295]&amp;[Snippets.B$16]&amp;[.C295]&amp;[.D295]&amp;[Snippets.B$22]&amp;[Snippets.B$23]" table:style-name="ce1">
            <text:p>&lt;item idno="tamilen" enabled="1" default="0" value="0"&gt;&lt;labels&gt;&lt;label locale="de_CH" preferred="1"&gt;&lt;name_singular&gt;Tamilen&lt;/name_singular&gt;&lt;name_plural&gt;Tamilen&lt;/name_plural&gt;&lt;/label&gt;&lt;label locale="fr_CH" preferred="1"&gt;&lt;name_singular&gt;Tamouls&lt;/name_singular&gt;&lt;name_plural&gt;Tamoul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anala" table:formula="of:=[Translations.A296]" table:style-name="ce1">
            <text:p>Tanala</text:p>
          </table:table-cell>
          <table:table-cell office:value-type="string" table:style-name="ce1">
            <text:p>tanala</text:p>
          </table:table-cell>
          <table:table-cell office:value-type="string" office:string-value="&lt;label locale=&quot;de_CH&quot; preferred=&quot;1&quot;&gt;&lt;name_singular&gt;Tanala&lt;/name_singular&gt;&lt;name_plural&gt;Tanala&lt;/name_plural&gt;&lt;/label&gt;" table:formula="of:=[Snippets.$B$17]&amp;[Translations.A296]&amp;[Snippets.$C$17]&amp;[Translations.A296]&amp;[Snippets.$D$17]" table:style-name="ce1">
            <text:p>&lt;label locale="de_CH" preferred="1"&gt;&lt;name_singular&gt;Tanala&lt;/name_singular&gt;&lt;name_plural&gt;Tanala&lt;/name_plural&gt;&lt;/label&gt;</text:p>
          </table:table-cell>
          <table:table-cell office:value-type="string" office:string-value="&lt;label locale=&quot;fr_CH&quot; preferred=&quot;1&quot;&gt;&lt;name_singular&gt;Tanala&lt;/name_singular&gt;&lt;name_plural&gt;Tanala&lt;/name_plural&gt;&lt;/label&gt;" table:formula="of:=[Snippets.$B$18]&amp;[Translations.B296]&amp;[Snippets.$C$18]&amp;[Translations.B296]&amp;[Snippets.$D$18]" table:style-name="ce1">
            <text:p>&lt;label locale="fr_CH" preferred="1"&gt;&lt;name_singular&gt;Tanala&lt;/name_singular&gt;&lt;name_plural&gt;Tanala&lt;/name_plural&gt;&lt;/label&gt;</text:p>
          </table:table-cell>
          <table:table-cell office:value-type="string" office:string-value="&lt;item idno=&quot;tanala&quot; enabled=&quot;1&quot; default=&quot;0&quot; value=&quot;0&quot;&gt;" table:formula="of:=[Snippets.B$15]&amp;[.B296]&amp;[Snippets.C$15]" table:style-name="ce1">
            <text:p>&lt;item idno="tanala" enabled="1" default="0" value="0"&gt;</text:p>
          </table:table-cell>
          <table:table-cell office:value-type="string" office:string-value="&lt;item idno=&quot;tanala&quot; enabled=&quot;1&quot; default=&quot;0&quot; value=&quot;0&quot;&gt;&lt;labels&gt;&lt;label locale=&quot;de_CH&quot; preferred=&quot;1&quot;&gt;&lt;name_singular&gt;Tanala&lt;/name_singular&gt;&lt;name_plural&gt;Tanala&lt;/name_plural&gt;&lt;/label&gt;&lt;label locale=&quot;fr_CH&quot; preferred=&quot;1&quot;&gt;&lt;name_singular&gt;Tanala&lt;/name_singular&gt;&lt;name_plural&gt;Tanala&lt;/name_plural&gt;&lt;/label&gt;&lt;/labels&gt;&lt;/item&gt;" table:formula="of:=[.E296]&amp;[Snippets.B$16]&amp;[.C296]&amp;[.D296]&amp;[Snippets.B$22]&amp;[Snippets.B$23]" table:style-name="ce1">
            <text:p>&lt;item idno="tanala" enabled="1" default="0" value="0"&gt;&lt;labels&gt;&lt;label locale="de_CH" preferred="1"&gt;&lt;name_singular&gt;Tanala&lt;/name_singular&gt;&lt;name_plural&gt;Tanala&lt;/name_plural&gt;&lt;/label&gt;&lt;label locale="fr_CH" preferred="1"&gt;&lt;name_singular&gt;Tanala&lt;/name_singular&gt;&lt;name_plural&gt;Tanal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anguten" table:formula="of:=[Translations.A297]" table:style-name="ce1">
            <text:p>Tanguten</text:p>
          </table:table-cell>
          <table:table-cell office:value-type="string" table:style-name="ce1">
            <text:p>tanguten</text:p>
          </table:table-cell>
          <table:table-cell office:value-type="string" office:string-value="&lt;label locale=&quot;de_CH&quot; preferred=&quot;1&quot;&gt;&lt;name_singular&gt;Tanguten&lt;/name_singular&gt;&lt;name_plural&gt;Tanguten&lt;/name_plural&gt;&lt;/label&gt;" table:formula="of:=[Snippets.$B$17]&amp;[Translations.A297]&amp;[Snippets.$C$17]&amp;[Translations.A297]&amp;[Snippets.$D$17]" table:style-name="ce1">
            <text:p>&lt;label locale="de_CH" preferred="1"&gt;&lt;name_singular&gt;Tanguten&lt;/name_singular&gt;&lt;name_plural&gt;Tanguten&lt;/name_plural&gt;&lt;/label&gt;</text:p>
          </table:table-cell>
          <table:table-cell office:value-type="string" office:string-value="&lt;label locale=&quot;fr_CH&quot; preferred=&quot;1&quot;&gt;&lt;name_singular&gt;Tangoutes&lt;/name_singular&gt;&lt;name_plural&gt;Tangoutes&lt;/name_plural&gt;&lt;/label&gt;" table:formula="of:=[Snippets.$B$18]&amp;[Translations.B297]&amp;[Snippets.$C$18]&amp;[Translations.B297]&amp;[Snippets.$D$18]" table:style-name="ce1">
            <text:p>&lt;label locale="fr_CH" preferred="1"&gt;&lt;name_singular&gt;Tangoutes&lt;/name_singular&gt;&lt;name_plural&gt;Tangoutes&lt;/name_plural&gt;&lt;/label&gt;</text:p>
          </table:table-cell>
          <table:table-cell office:value-type="string" office:string-value="&lt;item idno=&quot;tanguten&quot; enabled=&quot;1&quot; default=&quot;0&quot; value=&quot;0&quot;&gt;" table:formula="of:=[Snippets.B$15]&amp;[.B297]&amp;[Snippets.C$15]" table:style-name="ce1">
            <text:p>&lt;item idno="tanguten" enabled="1" default="0" value="0"&gt;</text:p>
          </table:table-cell>
          <table:table-cell office:value-type="string" office:string-value="&lt;item idno=&quot;tanguten&quot; enabled=&quot;1&quot; default=&quot;0&quot; value=&quot;0&quot;&gt;&lt;labels&gt;&lt;label locale=&quot;de_CH&quot; preferred=&quot;1&quot;&gt;&lt;name_singular&gt;Tanguten&lt;/name_singular&gt;&lt;name_plural&gt;Tanguten&lt;/name_plural&gt;&lt;/label&gt;&lt;label locale=&quot;fr_CH&quot; preferred=&quot;1&quot;&gt;&lt;name_singular&gt;Tangoutes&lt;/name_singular&gt;&lt;name_plural&gt;Tangoutes&lt;/name_plural&gt;&lt;/label&gt;&lt;/labels&gt;&lt;/item&gt;" table:formula="of:=[.E297]&amp;[Snippets.B$16]&amp;[.C297]&amp;[.D297]&amp;[Snippets.B$22]&amp;[Snippets.B$23]" table:style-name="ce1">
            <text:p>&lt;item idno="tanguten" enabled="1" default="0" value="0"&gt;&lt;labels&gt;&lt;label locale="de_CH" preferred="1"&gt;&lt;name_singular&gt;Tanguten&lt;/name_singular&gt;&lt;name_plural&gt;Tanguten&lt;/name_plural&gt;&lt;/label&gt;&lt;label locale="fr_CH" preferred="1"&gt;&lt;name_singular&gt;Tangoutes&lt;/name_singular&gt;&lt;name_plural&gt;Tangout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asmanier" table:formula="of:=[Translations.A298]" table:style-name="ce1">
            <text:p>Tasmanier</text:p>
          </table:table-cell>
          <table:table-cell office:value-type="string" table:style-name="ce1">
            <text:p>tasmanier</text:p>
          </table:table-cell>
          <table:table-cell office:value-type="string" office:string-value="&lt;label locale=&quot;de_CH&quot; preferred=&quot;1&quot;&gt;&lt;name_singular&gt;Tasmanier&lt;/name_singular&gt;&lt;name_plural&gt;Tasmanier&lt;/name_plural&gt;&lt;/label&gt;" table:formula="of:=[Snippets.$B$17]&amp;[Translations.A298]&amp;[Snippets.$C$17]&amp;[Translations.A298]&amp;[Snippets.$D$17]" table:style-name="ce1">
            <text:p>&lt;label locale="de_CH" preferred="1"&gt;&lt;name_singular&gt;Tasmanier&lt;/name_singular&gt;&lt;name_plural&gt;Tasmanier&lt;/name_plural&gt;&lt;/label&gt;</text:p>
          </table:table-cell>
          <table:table-cell office:value-type="string" office:string-value="&lt;label locale=&quot;fr_CH&quot; preferred=&quot;1&quot;&gt;&lt;name_singular&gt;Aborigènes de Tasmanie&lt;/name_singular&gt;&lt;name_plural&gt;Aborigènes de Tasmanie&lt;/name_plural&gt;&lt;/label&gt;" table:formula="of:=[Snippets.$B$18]&amp;[Translations.B298]&amp;[Snippets.$C$18]&amp;[Translations.B298]&amp;[Snippets.$D$18]" table:style-name="ce1">
            <text:p>&lt;label locale="fr_CH" preferred="1"&gt;&lt;name_singular&gt;Aborigènes de Tasmanie&lt;/name_singular&gt;&lt;name_plural&gt;Aborigènes de Tasmanie&lt;/name_plural&gt;&lt;/label&gt;</text:p>
          </table:table-cell>
          <table:table-cell office:value-type="string" office:string-value="&lt;item idno=&quot;tasmanier&quot; enabled=&quot;1&quot; default=&quot;0&quot; value=&quot;0&quot;&gt;" table:formula="of:=[Snippets.B$15]&amp;[.B298]&amp;[Snippets.C$15]" table:style-name="ce1">
            <text:p>&lt;item idno="tasmanier" enabled="1" default="0" value="0"&gt;</text:p>
          </table:table-cell>
          <table:table-cell office:value-type="string" office:string-value="&lt;item idno=&quot;tasmanier&quot; enabled=&quot;1&quot; default=&quot;0&quot; value=&quot;0&quot;&gt;&lt;labels&gt;&lt;label locale=&quot;de_CH&quot; preferred=&quot;1&quot;&gt;&lt;name_singular&gt;Tasmanier&lt;/name_singular&gt;&lt;name_plural&gt;Tasmanier&lt;/name_plural&gt;&lt;/label&gt;&lt;label locale=&quot;fr_CH&quot; preferred=&quot;1&quot;&gt;&lt;name_singular&gt;Aborigènes de Tasmanie&lt;/name_singular&gt;&lt;name_plural&gt;Aborigènes de Tasmanie&lt;/name_plural&gt;&lt;/label&gt;&lt;/labels&gt;&lt;/item&gt;" table:formula="of:=[.E298]&amp;[Snippets.B$16]&amp;[.C298]&amp;[.D298]&amp;[Snippets.B$22]&amp;[Snippets.B$23]" table:style-name="ce1">
            <text:p>&lt;item idno="tasmanier" enabled="1" default="0" value="0"&gt;&lt;labels&gt;&lt;label locale="de_CH" preferred="1"&gt;&lt;name_singular&gt;Tasmanier&lt;/name_singular&gt;&lt;name_plural&gt;Tasmanier&lt;/name_plural&gt;&lt;/label&gt;&lt;label locale="fr_CH" preferred="1"&gt;&lt;name_singular&gt;Aborigènes de Tasmanie&lt;/name_singular&gt;&lt;name_plural&gt;Aborigènes de Tasmanie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ataren" table:formula="of:=[Translations.A299]" table:style-name="ce1">
            <text:p>Tataren</text:p>
          </table:table-cell>
          <table:table-cell office:value-type="string" table:style-name="ce1">
            <text:p>tataren</text:p>
          </table:table-cell>
          <table:table-cell office:value-type="string" office:string-value="&lt;label locale=&quot;de_CH&quot; preferred=&quot;1&quot;&gt;&lt;name_singular&gt;Tataren&lt;/name_singular&gt;&lt;name_plural&gt;Tataren&lt;/name_plural&gt;&lt;/label&gt;" table:formula="of:=[Snippets.$B$17]&amp;[Translations.A299]&amp;[Snippets.$C$17]&amp;[Translations.A299]&amp;[Snippets.$D$17]" table:style-name="ce1">
            <text:p>&lt;label locale="de_CH" preferred="1"&gt;&lt;name_singular&gt;Tataren&lt;/name_singular&gt;&lt;name_plural&gt;Tataren&lt;/name_plural&gt;&lt;/label&gt;</text:p>
          </table:table-cell>
          <table:table-cell office:value-type="string" office:string-value="&lt;label locale=&quot;fr_CH&quot; preferred=&quot;1&quot;&gt;&lt;name_singular&gt;Tatars&lt;/name_singular&gt;&lt;name_plural&gt;Tatars&lt;/name_plural&gt;&lt;/label&gt;" table:formula="of:=[Snippets.$B$18]&amp;[Translations.B299]&amp;[Snippets.$C$18]&amp;[Translations.B299]&amp;[Snippets.$D$18]" table:style-name="ce1">
            <text:p>&lt;label locale="fr_CH" preferred="1"&gt;&lt;name_singular&gt;Tatars&lt;/name_singular&gt;&lt;name_plural&gt;Tatars&lt;/name_plural&gt;&lt;/label&gt;</text:p>
          </table:table-cell>
          <table:table-cell office:value-type="string" office:string-value="&lt;item idno=&quot;tataren&quot; enabled=&quot;1&quot; default=&quot;0&quot; value=&quot;0&quot;&gt;" table:formula="of:=[Snippets.B$15]&amp;[.B299]&amp;[Snippets.C$15]" table:style-name="ce1">
            <text:p>&lt;item idno="tataren" enabled="1" default="0" value="0"&gt;</text:p>
          </table:table-cell>
          <table:table-cell office:value-type="string" office:string-value="&lt;item idno=&quot;tataren&quot; enabled=&quot;1&quot; default=&quot;0&quot; value=&quot;0&quot;&gt;&lt;labels&gt;&lt;label locale=&quot;de_CH&quot; preferred=&quot;1&quot;&gt;&lt;name_singular&gt;Tataren&lt;/name_singular&gt;&lt;name_plural&gt;Tataren&lt;/name_plural&gt;&lt;/label&gt;&lt;label locale=&quot;fr_CH&quot; preferred=&quot;1&quot;&gt;&lt;name_singular&gt;Tatars&lt;/name_singular&gt;&lt;name_plural&gt;Tatars&lt;/name_plural&gt;&lt;/label&gt;&lt;/labels&gt;&lt;/item&gt;" table:formula="of:=[.E299]&amp;[Snippets.B$16]&amp;[.C299]&amp;[.D299]&amp;[Snippets.B$22]&amp;[Snippets.B$23]" table:style-name="ce1">
            <text:p>&lt;item idno="tataren" enabled="1" default="0" value="0"&gt;&lt;labels&gt;&lt;label locale="de_CH" preferred="1"&gt;&lt;name_singular&gt;Tataren&lt;/name_singular&gt;&lt;name_plural&gt;Tataren&lt;/name_plural&gt;&lt;/label&gt;&lt;label locale="fr_CH" preferred="1"&gt;&lt;name_singular&gt;Tatars&lt;/name_singular&gt;&lt;name_plural&gt;Tatar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ehuelche" table:formula="of:=[Translations.A300]" table:style-name="ce1">
            <text:p>Tehuelche</text:p>
          </table:table-cell>
          <table:table-cell office:value-type="string" table:style-name="ce1">
            <text:p>tehuelche</text:p>
          </table:table-cell>
          <table:table-cell office:value-type="string" office:string-value="&lt;label locale=&quot;de_CH&quot; preferred=&quot;1&quot;&gt;&lt;name_singular&gt;Tehuelche&lt;/name_singular&gt;&lt;name_plural&gt;Tehuelche&lt;/name_plural&gt;&lt;/label&gt;" table:formula="of:=[Snippets.$B$17]&amp;[Translations.A300]&amp;[Snippets.$C$17]&amp;[Translations.A300]&amp;[Snippets.$D$17]" table:style-name="ce1">
            <text:p>&lt;label locale="de_CH" preferred="1"&gt;&lt;name_singular&gt;Tehuelche&lt;/name_singular&gt;&lt;name_plural&gt;Tehuelche&lt;/name_plural&gt;&lt;/label&gt;</text:p>
          </table:table-cell>
          <table:table-cell office:value-type="string" office:string-value="&lt;label locale=&quot;fr_CH&quot; preferred=&quot;1&quot;&gt;&lt;name_singular&gt;Tehuelches&lt;/name_singular&gt;&lt;name_plural&gt;Tehuelches&lt;/name_plural&gt;&lt;/label&gt;" table:formula="of:=[Snippets.$B$18]&amp;[Translations.B300]&amp;[Snippets.$C$18]&amp;[Translations.B300]&amp;[Snippets.$D$18]" table:style-name="ce1">
            <text:p>&lt;label locale="fr_CH" preferred="1"&gt;&lt;name_singular&gt;Tehuelches&lt;/name_singular&gt;&lt;name_plural&gt;Tehuelches&lt;/name_plural&gt;&lt;/label&gt;</text:p>
          </table:table-cell>
          <table:table-cell office:value-type="string" office:string-value="&lt;item idno=&quot;tehuelche&quot; enabled=&quot;1&quot; default=&quot;0&quot; value=&quot;0&quot;&gt;" table:formula="of:=[Snippets.B$15]&amp;[.B300]&amp;[Snippets.C$15]" table:style-name="ce1">
            <text:p>&lt;item idno="tehuelche" enabled="1" default="0" value="0"&gt;</text:p>
          </table:table-cell>
          <table:table-cell office:value-type="string" office:string-value="&lt;item idno=&quot;tehuelche&quot; enabled=&quot;1&quot; default=&quot;0&quot; value=&quot;0&quot;&gt;&lt;labels&gt;&lt;label locale=&quot;de_CH&quot; preferred=&quot;1&quot;&gt;&lt;name_singular&gt;Tehuelche&lt;/name_singular&gt;&lt;name_plural&gt;Tehuelche&lt;/name_plural&gt;&lt;/label&gt;&lt;label locale=&quot;fr_CH&quot; preferred=&quot;1&quot;&gt;&lt;name_singular&gt;Tehuelches&lt;/name_singular&gt;&lt;name_plural&gt;Tehuelches&lt;/name_plural&gt;&lt;/label&gt;&lt;/labels&gt;&lt;/item&gt;" table:formula="of:=[.E300]&amp;[Snippets.B$16]&amp;[.C300]&amp;[.D300]&amp;[Snippets.B$22]&amp;[Snippets.B$23]" table:style-name="ce1">
            <text:p>&lt;item idno="tehuelche" enabled="1" default="0" value="0"&gt;&lt;labels&gt;&lt;label locale="de_CH" preferred="1"&gt;&lt;name_singular&gt;Tehuelche&lt;/name_singular&gt;&lt;name_plural&gt;Tehuelche&lt;/name_plural&gt;&lt;/label&gt;&lt;label locale="fr_CH" preferred="1"&gt;&lt;name_singular&gt;Tehuelches&lt;/name_singular&gt;&lt;name_plural&gt;Tehuelch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engger" table:formula="of:=[Translations.A301]" table:style-name="ce1">
            <text:p>Tengger</text:p>
          </table:table-cell>
          <table:table-cell office:value-type="string" table:style-name="ce1">
            <text:p>tengger</text:p>
          </table:table-cell>
          <table:table-cell office:value-type="string" office:string-value="&lt;label locale=&quot;de_CH&quot; preferred=&quot;1&quot;&gt;&lt;name_singular&gt;Tengger&lt;/name_singular&gt;&lt;name_plural&gt;Tengger&lt;/name_plural&gt;&lt;/label&gt;" table:formula="of:=[Snippets.$B$17]&amp;[Translations.A301]&amp;[Snippets.$C$17]&amp;[Translations.A301]&amp;[Snippets.$D$17]" table:style-name="ce1">
            <text:p>&lt;label locale="de_CH" preferred="1"&gt;&lt;name_singular&gt;Tengger&lt;/name_singular&gt;&lt;name_plural&gt;Tengger&lt;/name_plural&gt;&lt;/label&gt;</text:p>
          </table:table-cell>
          <table:table-cell office:value-type="string" office:string-value="&lt;label locale=&quot;fr_CH&quot; preferred=&quot;1&quot;&gt;&lt;name_singular&gt;Tenggers&lt;/name_singular&gt;&lt;name_plural&gt;Tenggers&lt;/name_plural&gt;&lt;/label&gt;" table:formula="of:=[Snippets.$B$18]&amp;[Translations.B301]&amp;[Snippets.$C$18]&amp;[Translations.B301]&amp;[Snippets.$D$18]" table:style-name="ce1">
            <text:p>&lt;label locale="fr_CH" preferred="1"&gt;&lt;name_singular&gt;Tenggers&lt;/name_singular&gt;&lt;name_plural&gt;Tenggers&lt;/name_plural&gt;&lt;/label&gt;</text:p>
          </table:table-cell>
          <table:table-cell office:value-type="string" office:string-value="&lt;item idno=&quot;tengger&quot; enabled=&quot;1&quot; default=&quot;0&quot; value=&quot;0&quot;&gt;" table:formula="of:=[Snippets.B$15]&amp;[.B301]&amp;[Snippets.C$15]" table:style-name="ce1">
            <text:p>&lt;item idno="tengger" enabled="1" default="0" value="0"&gt;</text:p>
          </table:table-cell>
          <table:table-cell office:value-type="string" office:string-value="&lt;item idno=&quot;tengger&quot; enabled=&quot;1&quot; default=&quot;0&quot; value=&quot;0&quot;&gt;&lt;labels&gt;&lt;label locale=&quot;de_CH&quot; preferred=&quot;1&quot;&gt;&lt;name_singular&gt;Tengger&lt;/name_singular&gt;&lt;name_plural&gt;Tengger&lt;/name_plural&gt;&lt;/label&gt;&lt;label locale=&quot;fr_CH&quot; preferred=&quot;1&quot;&gt;&lt;name_singular&gt;Tenggers&lt;/name_singular&gt;&lt;name_plural&gt;Tenggers&lt;/name_plural&gt;&lt;/label&gt;&lt;/labels&gt;&lt;/item&gt;" table:formula="of:=[.E301]&amp;[Snippets.B$16]&amp;[.C301]&amp;[.D301]&amp;[Snippets.B$22]&amp;[Snippets.B$23]" table:style-name="ce1">
            <text:p>&lt;item idno="tengger" enabled="1" default="0" value="0"&gt;&lt;labels&gt;&lt;label locale="de_CH" preferred="1"&gt;&lt;name_singular&gt;Tengger&lt;/name_singular&gt;&lt;name_plural&gt;Tengger&lt;/name_plural&gt;&lt;/label&gt;&lt;label locale="fr_CH" preferred="1"&gt;&lt;name_singular&gt;Tenggers&lt;/name_singular&gt;&lt;name_plural&gt;Tengger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honga" table:formula="of:=[Translations.A302]" table:style-name="ce1">
            <text:p>Thonga</text:p>
          </table:table-cell>
          <table:table-cell office:value-type="string" table:style-name="ce1">
            <text:p>thonga</text:p>
          </table:table-cell>
          <table:table-cell office:value-type="string" office:string-value="&lt;label locale=&quot;de_CH&quot; preferred=&quot;1&quot;&gt;&lt;name_singular&gt;Thonga&lt;/name_singular&gt;&lt;name_plural&gt;Thonga&lt;/name_plural&gt;&lt;/label&gt;" table:formula="of:=[Snippets.$B$17]&amp;[Translations.A302]&amp;[Snippets.$C$17]&amp;[Translations.A302]&amp;[Snippets.$D$17]" table:style-name="ce1">
            <text:p>&lt;label locale="de_CH" preferred="1"&gt;&lt;name_singular&gt;Thonga&lt;/name_singular&gt;&lt;name_plural&gt;Thonga&lt;/name_plural&gt;&lt;/label&gt;</text:p>
          </table:table-cell>
          <table:table-cell office:value-type="string" office:string-value="&lt;label locale=&quot;fr_CH&quot; preferred=&quot;1&quot;&gt;&lt;name_singular&gt;Thonga&lt;/name_singular&gt;&lt;name_plural&gt;Thonga&lt;/name_plural&gt;&lt;/label&gt;" table:formula="of:=[Snippets.$B$18]&amp;[Translations.B302]&amp;[Snippets.$C$18]&amp;[Translations.B302]&amp;[Snippets.$D$18]" table:style-name="ce1">
            <text:p>&lt;label locale="fr_CH" preferred="1"&gt;&lt;name_singular&gt;Thonga&lt;/name_singular&gt;&lt;name_plural&gt;Thonga&lt;/name_plural&gt;&lt;/label&gt;</text:p>
          </table:table-cell>
          <table:table-cell office:value-type="string" office:string-value="&lt;item idno=&quot;thonga&quot; enabled=&quot;1&quot; default=&quot;0&quot; value=&quot;0&quot;&gt;" table:formula="of:=[Snippets.B$15]&amp;[.B302]&amp;[Snippets.C$15]" table:style-name="ce1">
            <text:p>&lt;item idno="thonga" enabled="1" default="0" value="0"&gt;</text:p>
          </table:table-cell>
          <table:table-cell office:value-type="string" office:string-value="&lt;item idno=&quot;thonga&quot; enabled=&quot;1&quot; default=&quot;0&quot; value=&quot;0&quot;&gt;&lt;labels&gt;&lt;label locale=&quot;de_CH&quot; preferred=&quot;1&quot;&gt;&lt;name_singular&gt;Thonga&lt;/name_singular&gt;&lt;name_plural&gt;Thonga&lt;/name_plural&gt;&lt;/label&gt;&lt;label locale=&quot;fr_CH&quot; preferred=&quot;1&quot;&gt;&lt;name_singular&gt;Thonga&lt;/name_singular&gt;&lt;name_plural&gt;Thonga&lt;/name_plural&gt;&lt;/label&gt;&lt;/labels&gt;&lt;/item&gt;" table:formula="of:=[.E302]&amp;[Snippets.B$16]&amp;[.C302]&amp;[.D302]&amp;[Snippets.B$22]&amp;[Snippets.B$23]" table:style-name="ce1">
            <text:p>&lt;item idno="thonga" enabled="1" default="0" value="0"&gt;&lt;labels&gt;&lt;label locale="de_CH" preferred="1"&gt;&lt;name_singular&gt;Thonga&lt;/name_singular&gt;&lt;name_plural&gt;Thonga&lt;/name_plural&gt;&lt;/label&gt;&lt;label locale="fr_CH" preferred="1"&gt;&lt;name_singular&gt;Thonga&lt;/name_singular&gt;&lt;name_plural&gt;Thong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inggian" table:formula="of:=[Translations.A303]" table:style-name="ce1">
            <text:p>Tinggian</text:p>
          </table:table-cell>
          <table:table-cell office:value-type="string" table:style-name="ce1">
            <text:p>tinggian</text:p>
          </table:table-cell>
          <table:table-cell office:value-type="string" office:string-value="&lt;label locale=&quot;de_CH&quot; preferred=&quot;1&quot;&gt;&lt;name_singular&gt;Tinggian&lt;/name_singular&gt;&lt;name_plural&gt;Tinggian&lt;/name_plural&gt;&lt;/label&gt;" table:formula="of:=[Snippets.$B$17]&amp;[Translations.A303]&amp;[Snippets.$C$17]&amp;[Translations.A303]&amp;[Snippets.$D$17]" table:style-name="ce1">
            <text:p>&lt;label locale="de_CH" preferred="1"&gt;&lt;name_singular&gt;Tinggian&lt;/name_singular&gt;&lt;name_plural&gt;Tinggian&lt;/name_plural&gt;&lt;/label&gt;</text:p>
          </table:table-cell>
          <table:table-cell office:value-type="string" office:string-value="&lt;label locale=&quot;fr_CH&quot; preferred=&quot;1&quot;&gt;&lt;name_singular&gt;Tinggian&lt;/name_singular&gt;&lt;name_plural&gt;Tinggian&lt;/name_plural&gt;&lt;/label&gt;" table:formula="of:=[Snippets.$B$18]&amp;[Translations.B303]&amp;[Snippets.$C$18]&amp;[Translations.B303]&amp;[Snippets.$D$18]" table:style-name="ce1">
            <text:p>&lt;label locale="fr_CH" preferred="1"&gt;&lt;name_singular&gt;Tinggian&lt;/name_singular&gt;&lt;name_plural&gt;Tinggian&lt;/name_plural&gt;&lt;/label&gt;</text:p>
          </table:table-cell>
          <table:table-cell office:value-type="string" office:string-value="&lt;item idno=&quot;tinggian&quot; enabled=&quot;1&quot; default=&quot;0&quot; value=&quot;0&quot;&gt;" table:formula="of:=[Snippets.B$15]&amp;[.B303]&amp;[Snippets.C$15]" table:style-name="ce1">
            <text:p>&lt;item idno="tinggian" enabled="1" default="0" value="0"&gt;</text:p>
          </table:table-cell>
          <table:table-cell office:value-type="string" office:string-value="&lt;item idno=&quot;tinggian&quot; enabled=&quot;1&quot; default=&quot;0&quot; value=&quot;0&quot;&gt;&lt;labels&gt;&lt;label locale=&quot;de_CH&quot; preferred=&quot;1&quot;&gt;&lt;name_singular&gt;Tinggian&lt;/name_singular&gt;&lt;name_plural&gt;Tinggian&lt;/name_plural&gt;&lt;/label&gt;&lt;label locale=&quot;fr_CH&quot; preferred=&quot;1&quot;&gt;&lt;name_singular&gt;Tinggian&lt;/name_singular&gt;&lt;name_plural&gt;Tinggian&lt;/name_plural&gt;&lt;/label&gt;&lt;/labels&gt;&lt;/item&gt;" table:formula="of:=[.E303]&amp;[Snippets.B$16]&amp;[.C303]&amp;[.D303]&amp;[Snippets.B$22]&amp;[Snippets.B$23]" table:style-name="ce1">
            <text:p>&lt;item idno="tinggian" enabled="1" default="0" value="0"&gt;&lt;labels&gt;&lt;label locale="de_CH" preferred="1"&gt;&lt;name_singular&gt;Tinggian&lt;/name_singular&gt;&lt;name_plural&gt;Tinggian&lt;/name_plural&gt;&lt;/label&gt;&lt;label locale="fr_CH" preferred="1"&gt;&lt;name_singular&gt;Tinggian&lt;/name_singular&gt;&lt;name_plural&gt;Tinggian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oala" table:formula="of:=[Translations.A304]" table:style-name="ce1">
            <text:p>Toala</text:p>
          </table:table-cell>
          <table:table-cell office:value-type="string" table:style-name="ce1">
            <text:p>toala</text:p>
          </table:table-cell>
          <table:table-cell office:value-type="string" office:string-value="&lt;label locale=&quot;de_CH&quot; preferred=&quot;1&quot;&gt;&lt;name_singular&gt;Toala&lt;/name_singular&gt;&lt;name_plural&gt;Toala&lt;/name_plural&gt;&lt;/label&gt;" table:formula="of:=[Snippets.$B$17]&amp;[Translations.A304]&amp;[Snippets.$C$17]&amp;[Translations.A304]&amp;[Snippets.$D$17]" table:style-name="ce1">
            <text:p>&lt;label locale="de_CH" preferred="1"&gt;&lt;name_singular&gt;Toala&lt;/name_singular&gt;&lt;name_plural&gt;Toala&lt;/name_plural&gt;&lt;/label&gt;</text:p>
          </table:table-cell>
          <table:table-cell office:value-type="string" office:string-value="&lt;label locale=&quot;fr_CH&quot; preferred=&quot;1&quot;&gt;&lt;name_singular&gt;Toala&lt;/name_singular&gt;&lt;name_plural&gt;Toala&lt;/name_plural&gt;&lt;/label&gt;" table:formula="of:=[Snippets.$B$18]&amp;[Translations.B304]&amp;[Snippets.$C$18]&amp;[Translations.B304]&amp;[Snippets.$D$18]" table:style-name="ce1">
            <text:p>&lt;label locale="fr_CH" preferred="1"&gt;&lt;name_singular&gt;Toala&lt;/name_singular&gt;&lt;name_plural&gt;Toala&lt;/name_plural&gt;&lt;/label&gt;</text:p>
          </table:table-cell>
          <table:table-cell office:value-type="string" office:string-value="&lt;item idno=&quot;toala&quot; enabled=&quot;1&quot; default=&quot;0&quot; value=&quot;0&quot;&gt;" table:formula="of:=[Snippets.B$15]&amp;[.B304]&amp;[Snippets.C$15]" table:style-name="ce1">
            <text:p>&lt;item idno="toala" enabled="1" default="0" value="0"&gt;</text:p>
          </table:table-cell>
          <table:table-cell office:value-type="string" office:string-value="&lt;item idno=&quot;toala&quot; enabled=&quot;1&quot; default=&quot;0&quot; value=&quot;0&quot;&gt;&lt;labels&gt;&lt;label locale=&quot;de_CH&quot; preferred=&quot;1&quot;&gt;&lt;name_singular&gt;Toala&lt;/name_singular&gt;&lt;name_plural&gt;Toala&lt;/name_plural&gt;&lt;/label&gt;&lt;label locale=&quot;fr_CH&quot; preferred=&quot;1&quot;&gt;&lt;name_singular&gt;Toala&lt;/name_singular&gt;&lt;name_plural&gt;Toala&lt;/name_plural&gt;&lt;/label&gt;&lt;/labels&gt;&lt;/item&gt;" table:formula="of:=[.E304]&amp;[Snippets.B$16]&amp;[.C304]&amp;[.D304]&amp;[Snippets.B$22]&amp;[Snippets.B$23]" table:style-name="ce1">
            <text:p>&lt;item idno="toala" enabled="1" default="0" value="0"&gt;&lt;labels&gt;&lt;label locale="de_CH" preferred="1"&gt;&lt;name_singular&gt;Toala&lt;/name_singular&gt;&lt;name_plural&gt;Toala&lt;/name_plural&gt;&lt;/label&gt;&lt;label locale="fr_CH" preferred="1"&gt;&lt;name_singular&gt;Toala&lt;/name_singular&gt;&lt;name_plural&gt;Toal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oba" table:formula="of:=[Translations.A305]" table:style-name="ce1">
            <text:p>Toba</text:p>
          </table:table-cell>
          <table:table-cell office:value-type="string" table:style-name="ce1">
            <text:p>toba</text:p>
          </table:table-cell>
          <table:table-cell office:value-type="string" office:string-value="&lt;label locale=&quot;de_CH&quot; preferred=&quot;1&quot;&gt;&lt;name_singular&gt;Toba&lt;/name_singular&gt;&lt;name_plural&gt;Toba&lt;/name_plural&gt;&lt;/label&gt;" table:formula="of:=[Snippets.$B$17]&amp;[Translations.A305]&amp;[Snippets.$C$17]&amp;[Translations.A305]&amp;[Snippets.$D$17]" table:style-name="ce1">
            <text:p>&lt;label locale="de_CH" preferred="1"&gt;&lt;name_singular&gt;Toba&lt;/name_singular&gt;&lt;name_plural&gt;Toba&lt;/name_plural&gt;&lt;/label&gt;</text:p>
          </table:table-cell>
          <table:table-cell office:value-type="string" office:string-value="&lt;label locale=&quot;fr_CH&quot; preferred=&quot;1&quot;&gt;&lt;name_singular&gt;Tobas&lt;/name_singular&gt;&lt;name_plural&gt;Tobas&lt;/name_plural&gt;&lt;/label&gt;" table:formula="of:=[Snippets.$B$18]&amp;[Translations.B305]&amp;[Snippets.$C$18]&amp;[Translations.B305]&amp;[Snippets.$D$18]" table:style-name="ce1">
            <text:p>&lt;label locale="fr_CH" preferred="1"&gt;&lt;name_singular&gt;Tobas&lt;/name_singular&gt;&lt;name_plural&gt;Tobas&lt;/name_plural&gt;&lt;/label&gt;</text:p>
          </table:table-cell>
          <table:table-cell office:value-type="string" office:string-value="&lt;item idno=&quot;toba&quot; enabled=&quot;1&quot; default=&quot;0&quot; value=&quot;0&quot;&gt;" table:formula="of:=[Snippets.B$15]&amp;[.B305]&amp;[Snippets.C$15]" table:style-name="ce1">
            <text:p>&lt;item idno="toba" enabled="1" default="0" value="0"&gt;</text:p>
          </table:table-cell>
          <table:table-cell office:value-type="string" office:string-value="&lt;item idno=&quot;toba&quot; enabled=&quot;1&quot; default=&quot;0&quot; value=&quot;0&quot;&gt;&lt;labels&gt;&lt;label locale=&quot;de_CH&quot; preferred=&quot;1&quot;&gt;&lt;name_singular&gt;Toba&lt;/name_singular&gt;&lt;name_plural&gt;Toba&lt;/name_plural&gt;&lt;/label&gt;&lt;label locale=&quot;fr_CH&quot; preferred=&quot;1&quot;&gt;&lt;name_singular&gt;Tobas&lt;/name_singular&gt;&lt;name_plural&gt;Tobas&lt;/name_plural&gt;&lt;/label&gt;&lt;/labels&gt;&lt;/item&gt;" table:formula="of:=[.E305]&amp;[Snippets.B$16]&amp;[.C305]&amp;[.D305]&amp;[Snippets.B$22]&amp;[Snippets.B$23]" table:style-name="ce1">
            <text:p>&lt;item idno="toba" enabled="1" default="0" value="0"&gt;&lt;labels&gt;&lt;label locale="de_CH" preferred="1"&gt;&lt;name_singular&gt;Toba&lt;/name_singular&gt;&lt;name_plural&gt;Toba&lt;/name_plural&gt;&lt;/label&gt;&lt;label locale="fr_CH" preferred="1"&gt;&lt;name_singular&gt;Tobas&lt;/name_singular&gt;&lt;name_plural&gt;Toba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oba Batak" table:formula="of:=[Translations.A306]" table:style-name="ce1">
            <text:p>Toba Batak</text:p>
          </table:table-cell>
          <table:table-cell office:value-type="string" table:style-name="ce1">
            <text:p>tobabatak</text:p>
          </table:table-cell>
          <table:table-cell office:value-type="string" office:string-value="&lt;label locale=&quot;de_CH&quot; preferred=&quot;1&quot;&gt;&lt;name_singular&gt;Toba Batak&lt;/name_singular&gt;&lt;name_plural&gt;Toba Batak&lt;/name_plural&gt;&lt;/label&gt;" table:formula="of:=[Snippets.$B$17]&amp;[Translations.A306]&amp;[Snippets.$C$17]&amp;[Translations.A306]&amp;[Snippets.$D$17]" table:style-name="ce1">
            <text:p>&lt;label locale="de_CH" preferred="1"&gt;&lt;name_singular&gt;Toba Batak&lt;/name_singular&gt;&lt;name_plural&gt;Toba Batak&lt;/name_plural&gt;&lt;/label&gt;</text:p>
          </table:table-cell>
          <table:table-cell office:value-type="string" office:string-value="&lt;label locale=&quot;fr_CH&quot; preferred=&quot;1&quot;&gt;&lt;name_singular&gt;Toba Batak&lt;/name_singular&gt;&lt;name_plural&gt;Toba Batak&lt;/name_plural&gt;&lt;/label&gt;" table:formula="of:=[Snippets.$B$18]&amp;[Translations.B306]&amp;[Snippets.$C$18]&amp;[Translations.B306]&amp;[Snippets.$D$18]" table:style-name="ce1">
            <text:p>&lt;label locale="fr_CH" preferred="1"&gt;&lt;name_singular&gt;Toba Batak&lt;/name_singular&gt;&lt;name_plural&gt;Toba Batak&lt;/name_plural&gt;&lt;/label&gt;</text:p>
          </table:table-cell>
          <table:table-cell office:value-type="string" office:string-value="&lt;item idno=&quot;tobabatak&quot; enabled=&quot;1&quot; default=&quot;0&quot; value=&quot;0&quot;&gt;" table:formula="of:=[Snippets.B$15]&amp;[.B306]&amp;[Snippets.C$15]" table:style-name="ce1">
            <text:p>&lt;item idno="tobabatak" enabled="1" default="0" value="0"&gt;</text:p>
          </table:table-cell>
          <table:table-cell office:value-type="string" office:string-value="&lt;item idno=&quot;tobabatak&quot; enabled=&quot;1&quot; default=&quot;0&quot; value=&quot;0&quot;&gt;&lt;labels&gt;&lt;label locale=&quot;de_CH&quot; preferred=&quot;1&quot;&gt;&lt;name_singular&gt;Toba Batak&lt;/name_singular&gt;&lt;name_plural&gt;Toba Batak&lt;/name_plural&gt;&lt;/label&gt;&lt;label locale=&quot;fr_CH&quot; preferred=&quot;1&quot;&gt;&lt;name_singular&gt;Toba Batak&lt;/name_singular&gt;&lt;name_plural&gt;Toba Batak&lt;/name_plural&gt;&lt;/label&gt;&lt;/labels&gt;&lt;/item&gt;" table:formula="of:=[.E306]&amp;[Snippets.B$16]&amp;[.C306]&amp;[.D306]&amp;[Snippets.B$22]&amp;[Snippets.B$23]" table:style-name="ce1">
            <text:p>&lt;item idno="tobabatak" enabled="1" default="0" value="0"&gt;&lt;labels&gt;&lt;label locale="de_CH" preferred="1"&gt;&lt;name_singular&gt;Toba Batak&lt;/name_singular&gt;&lt;name_plural&gt;Toba Batak&lt;/name_plural&gt;&lt;/label&gt;&lt;label locale="fr_CH" preferred="1"&gt;&lt;name_singular&gt;Toba Batak&lt;/name_singular&gt;&lt;name_plural&gt;Toba Batak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oda" table:formula="of:=[Translations.A307]" table:style-name="ce1">
            <text:p>Toda</text:p>
          </table:table-cell>
          <table:table-cell office:value-type="string" table:style-name="ce1">
            <text:p>toda</text:p>
          </table:table-cell>
          <table:table-cell office:value-type="string" office:string-value="&lt;label locale=&quot;de_CH&quot; preferred=&quot;1&quot;&gt;&lt;name_singular&gt;Toda&lt;/name_singular&gt;&lt;name_plural&gt;Toda&lt;/name_plural&gt;&lt;/label&gt;" table:formula="of:=[Snippets.$B$17]&amp;[Translations.A307]&amp;[Snippets.$C$17]&amp;[Translations.A307]&amp;[Snippets.$D$17]" table:style-name="ce1">
            <text:p>&lt;label locale="de_CH" preferred="1"&gt;&lt;name_singular&gt;Toda&lt;/name_singular&gt;&lt;name_plural&gt;Toda&lt;/name_plural&gt;&lt;/label&gt;</text:p>
          </table:table-cell>
          <table:table-cell office:value-type="string" office:string-value="&lt;label locale=&quot;fr_CH&quot; preferred=&quot;1&quot;&gt;&lt;name_singular&gt;Todas&lt;/name_singular&gt;&lt;name_plural&gt;Todas&lt;/name_plural&gt;&lt;/label&gt;" table:formula="of:=[Snippets.$B$18]&amp;[Translations.B307]&amp;[Snippets.$C$18]&amp;[Translations.B307]&amp;[Snippets.$D$18]" table:style-name="ce1">
            <text:p>&lt;label locale="fr_CH" preferred="1"&gt;&lt;name_singular&gt;Todas&lt;/name_singular&gt;&lt;name_plural&gt;Todas&lt;/name_plural&gt;&lt;/label&gt;</text:p>
          </table:table-cell>
          <table:table-cell office:value-type="string" office:string-value="&lt;item idno=&quot;toda&quot; enabled=&quot;1&quot; default=&quot;0&quot; value=&quot;0&quot;&gt;" table:formula="of:=[Snippets.B$15]&amp;[.B307]&amp;[Snippets.C$15]" table:style-name="ce1">
            <text:p>&lt;item idno="toda" enabled="1" default="0" value="0"&gt;</text:p>
          </table:table-cell>
          <table:table-cell office:value-type="string" office:string-value="&lt;item idno=&quot;toda&quot; enabled=&quot;1&quot; default=&quot;0&quot; value=&quot;0&quot;&gt;&lt;labels&gt;&lt;label locale=&quot;de_CH&quot; preferred=&quot;1&quot;&gt;&lt;name_singular&gt;Toda&lt;/name_singular&gt;&lt;name_plural&gt;Toda&lt;/name_plural&gt;&lt;/label&gt;&lt;label locale=&quot;fr_CH&quot; preferred=&quot;1&quot;&gt;&lt;name_singular&gt;Todas&lt;/name_singular&gt;&lt;name_plural&gt;Todas&lt;/name_plural&gt;&lt;/label&gt;&lt;/labels&gt;&lt;/item&gt;" table:formula="of:=[.E307]&amp;[Snippets.B$16]&amp;[.C307]&amp;[.D307]&amp;[Snippets.B$22]&amp;[Snippets.B$23]" table:style-name="ce1">
            <text:p>&lt;item idno="toda" enabled="1" default="0" value="0"&gt;&lt;labels&gt;&lt;label locale="de_CH" preferred="1"&gt;&lt;name_singular&gt;Toda&lt;/name_singular&gt;&lt;name_plural&gt;Toda&lt;/name_plural&gt;&lt;/label&gt;&lt;label locale="fr_CH" preferred="1"&gt;&lt;name_singular&gt;Todas&lt;/name_singular&gt;&lt;name_plural&gt;Toda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onga" table:formula="of:=[Translations.A308]" table:style-name="ce1">
            <text:p>Tonga</text:p>
          </table:table-cell>
          <table:table-cell office:value-type="string" table:style-name="ce1">
            <text:p>tonga</text:p>
          </table:table-cell>
          <table:table-cell office:value-type="string" office:string-value="&lt;label locale=&quot;de_CH&quot; preferred=&quot;1&quot;&gt;&lt;name_singular&gt;Tonga&lt;/name_singular&gt;&lt;name_plural&gt;Tonga&lt;/name_plural&gt;&lt;/label&gt;" table:formula="of:=[Snippets.$B$17]&amp;[Translations.A308]&amp;[Snippets.$C$17]&amp;[Translations.A308]&amp;[Snippets.$D$17]" table:style-name="ce1">
            <text:p>&lt;label locale="de_CH" preferred="1"&gt;&lt;name_singular&gt;Tonga&lt;/name_singular&gt;&lt;name_plural&gt;Tonga&lt;/name_plural&gt;&lt;/label&gt;</text:p>
          </table:table-cell>
          <table:table-cell office:value-type="string" office:string-value="&lt;label locale=&quot;fr_CH&quot; preferred=&quot;1&quot;&gt;&lt;name_singular&gt;Tonga&lt;/name_singular&gt;&lt;name_plural&gt;Tonga&lt;/name_plural&gt;&lt;/label&gt;" table:formula="of:=[Snippets.$B$18]&amp;[Translations.B308]&amp;[Snippets.$C$18]&amp;[Translations.B308]&amp;[Snippets.$D$18]" table:style-name="ce1">
            <text:p>&lt;label locale="fr_CH" preferred="1"&gt;&lt;name_singular&gt;Tonga&lt;/name_singular&gt;&lt;name_plural&gt;Tonga&lt;/name_plural&gt;&lt;/label&gt;</text:p>
          </table:table-cell>
          <table:table-cell office:value-type="string" office:string-value="&lt;item idno=&quot;tonga&quot; enabled=&quot;1&quot; default=&quot;0&quot; value=&quot;0&quot;&gt;" table:formula="of:=[Snippets.B$15]&amp;[.B308]&amp;[Snippets.C$15]" table:style-name="ce1">
            <text:p>&lt;item idno="tonga" enabled="1" default="0" value="0"&gt;</text:p>
          </table:table-cell>
          <table:table-cell office:value-type="string" office:string-value="&lt;item idno=&quot;tonga&quot; enabled=&quot;1&quot; default=&quot;0&quot; value=&quot;0&quot;&gt;&lt;labels&gt;&lt;label locale=&quot;de_CH&quot; preferred=&quot;1&quot;&gt;&lt;name_singular&gt;Tonga&lt;/name_singular&gt;&lt;name_plural&gt;Tonga&lt;/name_plural&gt;&lt;/label&gt;&lt;label locale=&quot;fr_CH&quot; preferred=&quot;1&quot;&gt;&lt;name_singular&gt;Tonga&lt;/name_singular&gt;&lt;name_plural&gt;Tonga&lt;/name_plural&gt;&lt;/label&gt;&lt;/labels&gt;&lt;/item&gt;" table:formula="of:=[.E308]&amp;[Snippets.B$16]&amp;[.C308]&amp;[.D308]&amp;[Snippets.B$22]&amp;[Snippets.B$23]" table:style-name="ce1">
            <text:p>&lt;item idno="tonga" enabled="1" default="0" value="0"&gt;&lt;labels&gt;&lt;label locale="de_CH" preferred="1"&gt;&lt;name_singular&gt;Tonga&lt;/name_singular&gt;&lt;name_plural&gt;Tonga&lt;/name_plural&gt;&lt;/label&gt;&lt;label locale="fr_CH" preferred="1"&gt;&lt;name_singular&gt;Tonga&lt;/name_singular&gt;&lt;name_plural&gt;Tong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onkin" table:formula="of:=[Translations.A309]" table:style-name="ce1">
            <text:p>Tonkin</text:p>
          </table:table-cell>
          <table:table-cell office:value-type="string" table:style-name="ce1">
            <text:p>tonkin</text:p>
          </table:table-cell>
          <table:table-cell office:value-type="string" office:string-value="&lt;label locale=&quot;de_CH&quot; preferred=&quot;1&quot;&gt;&lt;name_singular&gt;Tonkin&lt;/name_singular&gt;&lt;name_plural&gt;Tonkin&lt;/name_plural&gt;&lt;/label&gt;" table:formula="of:=[Snippets.$B$17]&amp;[Translations.A309]&amp;[Snippets.$C$17]&amp;[Translations.A309]&amp;[Snippets.$D$17]" table:style-name="ce1">
            <text:p>&lt;label locale="de_CH" preferred="1"&gt;&lt;name_singular&gt;Tonkin&lt;/name_singular&gt;&lt;name_plural&gt;Tonkin&lt;/name_plural&gt;&lt;/label&gt;</text:p>
          </table:table-cell>
          <table:table-cell office:value-type="string" office:string-value="&lt;label locale=&quot;fr_CH&quot; preferred=&quot;1&quot;&gt;&lt;name_singular&gt;Tonkin&lt;/name_singular&gt;&lt;name_plural&gt;Tonkin&lt;/name_plural&gt;&lt;/label&gt;" table:formula="of:=[Snippets.$B$18]&amp;[Translations.B309]&amp;[Snippets.$C$18]&amp;[Translations.B309]&amp;[Snippets.$D$18]" table:style-name="ce1">
            <text:p>&lt;label locale="fr_CH" preferred="1"&gt;&lt;name_singular&gt;Tonkin&lt;/name_singular&gt;&lt;name_plural&gt;Tonkin&lt;/name_plural&gt;&lt;/label&gt;</text:p>
          </table:table-cell>
          <table:table-cell office:value-type="string" office:string-value="&lt;item idno=&quot;tonkin&quot; enabled=&quot;1&quot; default=&quot;0&quot; value=&quot;0&quot;&gt;" table:formula="of:=[Snippets.B$15]&amp;[.B309]&amp;[Snippets.C$15]" table:style-name="ce1">
            <text:p>&lt;item idno="tonkin" enabled="1" default="0" value="0"&gt;</text:p>
          </table:table-cell>
          <table:table-cell office:value-type="string" office:string-value="&lt;item idno=&quot;tonkin&quot; enabled=&quot;1&quot; default=&quot;0&quot; value=&quot;0&quot;&gt;&lt;labels&gt;&lt;label locale=&quot;de_CH&quot; preferred=&quot;1&quot;&gt;&lt;name_singular&gt;Tonkin&lt;/name_singular&gt;&lt;name_plural&gt;Tonkin&lt;/name_plural&gt;&lt;/label&gt;&lt;label locale=&quot;fr_CH&quot; preferred=&quot;1&quot;&gt;&lt;name_singular&gt;Tonkin&lt;/name_singular&gt;&lt;name_plural&gt;Tonkin&lt;/name_plural&gt;&lt;/label&gt;&lt;/labels&gt;&lt;/item&gt;" table:formula="of:=[.E309]&amp;[Snippets.B$16]&amp;[.C309]&amp;[.D309]&amp;[Snippets.B$22]&amp;[Snippets.B$23]" table:style-name="ce1">
            <text:p>&lt;item idno="tonkin" enabled="1" default="0" value="0"&gt;&lt;labels&gt;&lt;label locale="de_CH" preferred="1"&gt;&lt;name_singular&gt;Tonkin&lt;/name_singular&gt;&lt;name_plural&gt;Tonkin&lt;/name_plural&gt;&lt;/label&gt;&lt;label locale="fr_CH" preferred="1"&gt;&lt;name_singular&gt;Tonkin&lt;/name_singular&gt;&lt;name_plural&gt;Tonkin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oraja" table:formula="of:=[Translations.A310]" table:style-name="ce1">
            <text:p>Toraja</text:p>
          </table:table-cell>
          <table:table-cell office:value-type="string" table:style-name="ce1">
            <text:p>toraja</text:p>
          </table:table-cell>
          <table:table-cell office:value-type="string" office:string-value="&lt;label locale=&quot;de_CH&quot; preferred=&quot;1&quot;&gt;&lt;name_singular&gt;Toraja&lt;/name_singular&gt;&lt;name_plural&gt;Toraja&lt;/name_plural&gt;&lt;/label&gt;" table:formula="of:=[Snippets.$B$17]&amp;[Translations.A310]&amp;[Snippets.$C$17]&amp;[Translations.A310]&amp;[Snippets.$D$17]" table:style-name="ce1">
            <text:p>&lt;label locale="de_CH" preferred="1"&gt;&lt;name_singular&gt;Toraja&lt;/name_singular&gt;&lt;name_plural&gt;Toraja&lt;/name_plural&gt;&lt;/label&gt;</text:p>
          </table:table-cell>
          <table:table-cell office:value-type="string" office:string-value="&lt;label locale=&quot;fr_CH&quot; preferred=&quot;1&quot;&gt;&lt;name_singular&gt;Toraja&lt;/name_singular&gt;&lt;name_plural&gt;Toraja&lt;/name_plural&gt;&lt;/label&gt;" table:formula="of:=[Snippets.$B$18]&amp;[Translations.B310]&amp;[Snippets.$C$18]&amp;[Translations.B310]&amp;[Snippets.$D$18]" table:style-name="ce1">
            <text:p>&lt;label locale="fr_CH" preferred="1"&gt;&lt;name_singular&gt;Toraja&lt;/name_singular&gt;&lt;name_plural&gt;Toraja&lt;/name_plural&gt;&lt;/label&gt;</text:p>
          </table:table-cell>
          <table:table-cell office:value-type="string" office:string-value="&lt;item idno=&quot;toraja&quot; enabled=&quot;1&quot; default=&quot;0&quot; value=&quot;0&quot;&gt;" table:formula="of:=[Snippets.B$15]&amp;[.B310]&amp;[Snippets.C$15]" table:style-name="ce1">
            <text:p>&lt;item idno="toraja" enabled="1" default="0" value="0"&gt;</text:p>
          </table:table-cell>
          <table:table-cell office:value-type="string" office:string-value="&lt;item idno=&quot;toraja&quot; enabled=&quot;1&quot; default=&quot;0&quot; value=&quot;0&quot;&gt;&lt;labels&gt;&lt;label locale=&quot;de_CH&quot; preferred=&quot;1&quot;&gt;&lt;name_singular&gt;Toraja&lt;/name_singular&gt;&lt;name_plural&gt;Toraja&lt;/name_plural&gt;&lt;/label&gt;&lt;label locale=&quot;fr_CH&quot; preferred=&quot;1&quot;&gt;&lt;name_singular&gt;Toraja&lt;/name_singular&gt;&lt;name_plural&gt;Toraja&lt;/name_plural&gt;&lt;/label&gt;&lt;/labels&gt;&lt;/item&gt;" table:formula="of:=[.E310]&amp;[Snippets.B$16]&amp;[.C310]&amp;[.D310]&amp;[Snippets.B$22]&amp;[Snippets.B$23]" table:style-name="ce1">
            <text:p>&lt;item idno="toraja" enabled="1" default="0" value="0"&gt;&lt;labels&gt;&lt;label locale="de_CH" preferred="1"&gt;&lt;name_singular&gt;Toraja&lt;/name_singular&gt;&lt;name_plural&gt;Toraja&lt;/name_plural&gt;&lt;/label&gt;&lt;label locale="fr_CH" preferred="1"&gt;&lt;name_singular&gt;Toraja&lt;/name_singular&gt;&lt;name_plural&gt;Toraj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uareg" table:formula="of:=[Translations.A311]" table:style-name="ce1">
            <text:p>Tuareg</text:p>
          </table:table-cell>
          <table:table-cell office:value-type="string" table:style-name="ce1">
            <text:p>tuareg</text:p>
          </table:table-cell>
          <table:table-cell office:value-type="string" office:string-value="&lt;label locale=&quot;de_CH&quot; preferred=&quot;1&quot;&gt;&lt;name_singular&gt;Tuareg&lt;/name_singular&gt;&lt;name_plural&gt;Tuareg&lt;/name_plural&gt;&lt;/label&gt;" table:formula="of:=[Snippets.$B$17]&amp;[Translations.A311]&amp;[Snippets.$C$17]&amp;[Translations.A311]&amp;[Snippets.$D$17]" table:style-name="ce1">
            <text:p>&lt;label locale="de_CH" preferred="1"&gt;&lt;name_singular&gt;Tuareg&lt;/name_singular&gt;&lt;name_plural&gt;Tuareg&lt;/name_plural&gt;&lt;/label&gt;</text:p>
          </table:table-cell>
          <table:table-cell office:value-type="string" office:string-value="&lt;label locale=&quot;fr_CH&quot; preferred=&quot;1&quot;&gt;&lt;name_singular&gt;Touareg&lt;/name_singular&gt;&lt;name_plural&gt;Touareg&lt;/name_plural&gt;&lt;/label&gt;" table:formula="of:=[Snippets.$B$18]&amp;[Translations.B311]&amp;[Snippets.$C$18]&amp;[Translations.B311]&amp;[Snippets.$D$18]" table:style-name="ce1">
            <text:p>&lt;label locale="fr_CH" preferred="1"&gt;&lt;name_singular&gt;Touareg&lt;/name_singular&gt;&lt;name_plural&gt;Touareg&lt;/name_plural&gt;&lt;/label&gt;</text:p>
          </table:table-cell>
          <table:table-cell office:value-type="string" office:string-value="&lt;item idno=&quot;tuareg&quot; enabled=&quot;1&quot; default=&quot;0&quot; value=&quot;0&quot;&gt;" table:formula="of:=[Snippets.B$15]&amp;[.B311]&amp;[Snippets.C$15]" table:style-name="ce1">
            <text:p>&lt;item idno="tuareg" enabled="1" default="0" value="0"&gt;</text:p>
          </table:table-cell>
          <table:table-cell office:value-type="string" office:string-value="&lt;item idno=&quot;tuareg&quot; enabled=&quot;1&quot; default=&quot;0&quot; value=&quot;0&quot;&gt;&lt;labels&gt;&lt;label locale=&quot;de_CH&quot; preferred=&quot;1&quot;&gt;&lt;name_singular&gt;Tuareg&lt;/name_singular&gt;&lt;name_plural&gt;Tuareg&lt;/name_plural&gt;&lt;/label&gt;&lt;label locale=&quot;fr_CH&quot; preferred=&quot;1&quot;&gt;&lt;name_singular&gt;Touareg&lt;/name_singular&gt;&lt;name_plural&gt;Touareg&lt;/name_plural&gt;&lt;/label&gt;&lt;/labels&gt;&lt;/item&gt;" table:formula="of:=[.E311]&amp;[Snippets.B$16]&amp;[.C311]&amp;[.D311]&amp;[Snippets.B$22]&amp;[Snippets.B$23]" table:style-name="ce1">
            <text:p>&lt;item idno="tuareg" enabled="1" default="0" value="0"&gt;&lt;labels&gt;&lt;label locale="de_CH" preferred="1"&gt;&lt;name_singular&gt;Tuareg&lt;/name_singular&gt;&lt;name_plural&gt;Tuareg&lt;/name_plural&gt;&lt;/label&gt;&lt;label locale="fr_CH" preferred="1"&gt;&lt;name_singular&gt;Touareg&lt;/name_singular&gt;&lt;name_plural&gt;Touareg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ucano" table:formula="of:=[Translations.A312]" table:style-name="ce1">
            <text:p>Tucano</text:p>
          </table:table-cell>
          <table:table-cell office:value-type="string" table:style-name="ce1">
            <text:p>tucano</text:p>
          </table:table-cell>
          <table:table-cell office:value-type="string" office:string-value="&lt;label locale=&quot;de_CH&quot; preferred=&quot;1&quot;&gt;&lt;name_singular&gt;Tucano&lt;/name_singular&gt;&lt;name_plural&gt;Tucano&lt;/name_plural&gt;&lt;/label&gt;" table:formula="of:=[Snippets.$B$17]&amp;[Translations.A312]&amp;[Snippets.$C$17]&amp;[Translations.A312]&amp;[Snippets.$D$17]" table:style-name="ce1">
            <text:p>&lt;label locale="de_CH" preferred="1"&gt;&lt;name_singular&gt;Tucano&lt;/name_singular&gt;&lt;name_plural&gt;Tucano&lt;/name_plural&gt;&lt;/label&gt;</text:p>
          </table:table-cell>
          <table:table-cell office:value-type="string" office:string-value="&lt;label locale=&quot;fr_CH&quot; preferred=&quot;1&quot;&gt;&lt;name_singular&gt;Tucano&lt;/name_singular&gt;&lt;name_plural&gt;Tucano&lt;/name_plural&gt;&lt;/label&gt;" table:formula="of:=[Snippets.$B$18]&amp;[Translations.B312]&amp;[Snippets.$C$18]&amp;[Translations.B312]&amp;[Snippets.$D$18]" table:style-name="ce1">
            <text:p>&lt;label locale="fr_CH" preferred="1"&gt;&lt;name_singular&gt;Tucano&lt;/name_singular&gt;&lt;name_plural&gt;Tucano&lt;/name_plural&gt;&lt;/label&gt;</text:p>
          </table:table-cell>
          <table:table-cell office:value-type="string" office:string-value="&lt;item idno=&quot;tucano&quot; enabled=&quot;1&quot; default=&quot;0&quot; value=&quot;0&quot;&gt;" table:formula="of:=[Snippets.B$15]&amp;[.B312]&amp;[Snippets.C$15]" table:style-name="ce1">
            <text:p>&lt;item idno="tucano" enabled="1" default="0" value="0"&gt;</text:p>
          </table:table-cell>
          <table:table-cell office:value-type="string" office:string-value="&lt;item idno=&quot;tucano&quot; enabled=&quot;1&quot; default=&quot;0&quot; value=&quot;0&quot;&gt;&lt;labels&gt;&lt;label locale=&quot;de_CH&quot; preferred=&quot;1&quot;&gt;&lt;name_singular&gt;Tucano&lt;/name_singular&gt;&lt;name_plural&gt;Tucano&lt;/name_plural&gt;&lt;/label&gt;&lt;label locale=&quot;fr_CH&quot; preferred=&quot;1&quot;&gt;&lt;name_singular&gt;Tucano&lt;/name_singular&gt;&lt;name_plural&gt;Tucano&lt;/name_plural&gt;&lt;/label&gt;&lt;/labels&gt;&lt;/item&gt;" table:formula="of:=[.E312]&amp;[Snippets.B$16]&amp;[.C312]&amp;[.D312]&amp;[Snippets.B$22]&amp;[Snippets.B$23]" table:style-name="ce1">
            <text:p>&lt;item idno="tucano" enabled="1" default="0" value="0"&gt;&lt;labels&gt;&lt;label locale="de_CH" preferred="1"&gt;&lt;name_singular&gt;Tucano&lt;/name_singular&gt;&lt;name_plural&gt;Tucano&lt;/name_plural&gt;&lt;/label&gt;&lt;label locale="fr_CH" preferred="1"&gt;&lt;name_singular&gt;Tucano&lt;/name_singular&gt;&lt;name_plural&gt;Tucan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ugeri" table:formula="of:=[Translations.A313]" table:style-name="ce1">
            <text:p>Tugeri</text:p>
          </table:table-cell>
          <table:table-cell office:value-type="string" table:style-name="ce1">
            <text:p>tugeri</text:p>
          </table:table-cell>
          <table:table-cell office:value-type="string" office:string-value="&lt;label locale=&quot;de_CH&quot; preferred=&quot;1&quot;&gt;&lt;name_singular&gt;Tugeri&lt;/name_singular&gt;&lt;name_plural&gt;Tugeri&lt;/name_plural&gt;&lt;/label&gt;" table:formula="of:=[Snippets.$B$17]&amp;[Translations.A313]&amp;[Snippets.$C$17]&amp;[Translations.A313]&amp;[Snippets.$D$17]" table:style-name="ce1">
            <text:p>&lt;label locale="de_CH" preferred="1"&gt;&lt;name_singular&gt;Tugeri&lt;/name_singular&gt;&lt;name_plural&gt;Tugeri&lt;/name_plural&gt;&lt;/label&gt;</text:p>
          </table:table-cell>
          <table:table-cell office:value-type="string" office:string-value="&lt;label locale=&quot;fr_CH&quot; preferred=&quot;1&quot;&gt;&lt;name_singular&gt;Tugeri&lt;/name_singular&gt;&lt;name_plural&gt;Tugeri&lt;/name_plural&gt;&lt;/label&gt;" table:formula="of:=[Snippets.$B$18]&amp;[Translations.B313]&amp;[Snippets.$C$18]&amp;[Translations.B313]&amp;[Snippets.$D$18]" table:style-name="ce1">
            <text:p>&lt;label locale="fr_CH" preferred="1"&gt;&lt;name_singular&gt;Tugeri&lt;/name_singular&gt;&lt;name_plural&gt;Tugeri&lt;/name_plural&gt;&lt;/label&gt;</text:p>
          </table:table-cell>
          <table:table-cell office:value-type="string" office:string-value="&lt;item idno=&quot;tugeri&quot; enabled=&quot;1&quot; default=&quot;0&quot; value=&quot;0&quot;&gt;" table:formula="of:=[Snippets.B$15]&amp;[.B313]&amp;[Snippets.C$15]" table:style-name="ce1">
            <text:p>&lt;item idno="tugeri" enabled="1" default="0" value="0"&gt;</text:p>
          </table:table-cell>
          <table:table-cell office:value-type="string" office:string-value="&lt;item idno=&quot;tugeri&quot; enabled=&quot;1&quot; default=&quot;0&quot; value=&quot;0&quot;&gt;&lt;labels&gt;&lt;label locale=&quot;de_CH&quot; preferred=&quot;1&quot;&gt;&lt;name_singular&gt;Tugeri&lt;/name_singular&gt;&lt;name_plural&gt;Tugeri&lt;/name_plural&gt;&lt;/label&gt;&lt;label locale=&quot;fr_CH&quot; preferred=&quot;1&quot;&gt;&lt;name_singular&gt;Tugeri&lt;/name_singular&gt;&lt;name_plural&gt;Tugeri&lt;/name_plural&gt;&lt;/label&gt;&lt;/labels&gt;&lt;/item&gt;" table:formula="of:=[.E313]&amp;[Snippets.B$16]&amp;[.C313]&amp;[.D313]&amp;[Snippets.B$22]&amp;[Snippets.B$23]" table:style-name="ce1">
            <text:p>&lt;item idno="tugeri" enabled="1" default="0" value="0"&gt;&lt;labels&gt;&lt;label locale="de_CH" preferred="1"&gt;&lt;name_singular&gt;Tugeri&lt;/name_singular&gt;&lt;name_plural&gt;Tugeri&lt;/name_plural&gt;&lt;/label&gt;&lt;label locale="fr_CH" preferred="1"&gt;&lt;name_singular&gt;Tugeri&lt;/name_singular&gt;&lt;name_plural&gt;Tuger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ungusen" table:formula="of:=[Translations.A314]" table:style-name="ce1">
            <text:p>Tungusen</text:p>
          </table:table-cell>
          <table:table-cell office:value-type="string" table:style-name="ce1">
            <text:p>tungusen</text:p>
          </table:table-cell>
          <table:table-cell office:value-type="string" office:string-value="&lt;label locale=&quot;de_CH&quot; preferred=&quot;1&quot;&gt;&lt;name_singular&gt;Tungusen&lt;/name_singular&gt;&lt;name_plural&gt;Tungusen&lt;/name_plural&gt;&lt;/label&gt;" table:formula="of:=[Snippets.$B$17]&amp;[Translations.A314]&amp;[Snippets.$C$17]&amp;[Translations.A314]&amp;[Snippets.$D$17]" table:style-name="ce1">
            <text:p>&lt;label locale="de_CH" preferred="1"&gt;&lt;name_singular&gt;Tungusen&lt;/name_singular&gt;&lt;name_plural&gt;Tungusen&lt;/name_plural&gt;&lt;/label&gt;</text:p>
          </table:table-cell>
          <table:table-cell office:value-type="string" office:string-value="&lt;label locale=&quot;fr_CH&quot; preferred=&quot;1&quot;&gt;&lt;name_singular&gt;Toungouse&lt;/name_singular&gt;&lt;name_plural&gt;Toungouse&lt;/name_plural&gt;&lt;/label&gt;" table:formula="of:=[Snippets.$B$18]&amp;[Translations.B314]&amp;[Snippets.$C$18]&amp;[Translations.B314]&amp;[Snippets.$D$18]" table:style-name="ce1">
            <text:p>&lt;label locale="fr_CH" preferred="1"&gt;&lt;name_singular&gt;Toungouse&lt;/name_singular&gt;&lt;name_plural&gt;Toungouse&lt;/name_plural&gt;&lt;/label&gt;</text:p>
          </table:table-cell>
          <table:table-cell office:value-type="string" office:string-value="&lt;item idno=&quot;tungusen&quot; enabled=&quot;1&quot; default=&quot;0&quot; value=&quot;0&quot;&gt;" table:formula="of:=[Snippets.B$15]&amp;[.B314]&amp;[Snippets.C$15]" table:style-name="ce1">
            <text:p>&lt;item idno="tungusen" enabled="1" default="0" value="0"&gt;</text:p>
          </table:table-cell>
          <table:table-cell office:value-type="string" office:string-value="&lt;item idno=&quot;tungusen&quot; enabled=&quot;1&quot; default=&quot;0&quot; value=&quot;0&quot;&gt;&lt;labels&gt;&lt;label locale=&quot;de_CH&quot; preferred=&quot;1&quot;&gt;&lt;name_singular&gt;Tungusen&lt;/name_singular&gt;&lt;name_plural&gt;Tungusen&lt;/name_plural&gt;&lt;/label&gt;&lt;label locale=&quot;fr_CH&quot; preferred=&quot;1&quot;&gt;&lt;name_singular&gt;Toungouse&lt;/name_singular&gt;&lt;name_plural&gt;Toungouse&lt;/name_plural&gt;&lt;/label&gt;&lt;/labels&gt;&lt;/item&gt;" table:formula="of:=[.E314]&amp;[Snippets.B$16]&amp;[.C314]&amp;[.D314]&amp;[Snippets.B$22]&amp;[Snippets.B$23]" table:style-name="ce1">
            <text:p>&lt;item idno="tungusen" enabled="1" default="0" value="0"&gt;&lt;labels&gt;&lt;label locale="de_CH" preferred="1"&gt;&lt;name_singular&gt;Tungusen&lt;/name_singular&gt;&lt;name_plural&gt;Tungusen&lt;/name_plural&gt;&lt;/label&gt;&lt;label locale="fr_CH" preferred="1"&gt;&lt;name_singular&gt;Toungouse&lt;/name_singular&gt;&lt;name_plural&gt;Toungouse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urkmenen" table:formula="of:=[Translations.A315]" table:style-name="ce1">
            <text:p>Turkmenen</text:p>
          </table:table-cell>
          <table:table-cell office:value-type="string" table:style-name="ce1">
            <text:p>turkmenen</text:p>
          </table:table-cell>
          <table:table-cell office:value-type="string" office:string-value="&lt;label locale=&quot;de_CH&quot; preferred=&quot;1&quot;&gt;&lt;name_singular&gt;Turkmenen&lt;/name_singular&gt;&lt;name_plural&gt;Turkmenen&lt;/name_plural&gt;&lt;/label&gt;" table:formula="of:=[Snippets.$B$17]&amp;[Translations.A315]&amp;[Snippets.$C$17]&amp;[Translations.A315]&amp;[Snippets.$D$17]" table:style-name="ce1">
            <text:p>&lt;label locale="de_CH" preferred="1"&gt;&lt;name_singular&gt;Turkmenen&lt;/name_singular&gt;&lt;name_plural&gt;Turkmenen&lt;/name_plural&gt;&lt;/label&gt;</text:p>
          </table:table-cell>
          <table:table-cell office:value-type="string" office:string-value="&lt;label locale=&quot;fr_CH&quot; preferred=&quot;1&quot;&gt;&lt;name_singular&gt;Turkmènes&lt;/name_singular&gt;&lt;name_plural&gt;Turkmènes&lt;/name_plural&gt;&lt;/label&gt;" table:formula="of:=[Snippets.$B$18]&amp;[Translations.B315]&amp;[Snippets.$C$18]&amp;[Translations.B315]&amp;[Snippets.$D$18]" table:style-name="ce1">
            <text:p>&lt;label locale="fr_CH" preferred="1"&gt;&lt;name_singular&gt;Turkmènes&lt;/name_singular&gt;&lt;name_plural&gt;Turkmènes&lt;/name_plural&gt;&lt;/label&gt;</text:p>
          </table:table-cell>
          <table:table-cell office:value-type="string" office:string-value="&lt;item idno=&quot;turkmenen&quot; enabled=&quot;1&quot; default=&quot;0&quot; value=&quot;0&quot;&gt;" table:formula="of:=[Snippets.B$15]&amp;[.B315]&amp;[Snippets.C$15]" table:style-name="ce1">
            <text:p>&lt;item idno="turkmenen" enabled="1" default="0" value="0"&gt;</text:p>
          </table:table-cell>
          <table:table-cell office:value-type="string" office:string-value="&lt;item idno=&quot;turkmenen&quot; enabled=&quot;1&quot; default=&quot;0&quot; value=&quot;0&quot;&gt;&lt;labels&gt;&lt;label locale=&quot;de_CH&quot; preferred=&quot;1&quot;&gt;&lt;name_singular&gt;Turkmenen&lt;/name_singular&gt;&lt;name_plural&gt;Turkmenen&lt;/name_plural&gt;&lt;/label&gt;&lt;label locale=&quot;fr_CH&quot; preferred=&quot;1&quot;&gt;&lt;name_singular&gt;Turkmènes&lt;/name_singular&gt;&lt;name_plural&gt;Turkmènes&lt;/name_plural&gt;&lt;/label&gt;&lt;/labels&gt;&lt;/item&gt;" table:formula="of:=[.E315]&amp;[Snippets.B$16]&amp;[.C315]&amp;[.D315]&amp;[Snippets.B$22]&amp;[Snippets.B$23]" table:style-name="ce1">
            <text:p>&lt;item idno="turkmenen" enabled="1" default="0" value="0"&gt;&lt;labels&gt;&lt;label locale="de_CH" preferred="1"&gt;&lt;name_singular&gt;Turkmenen&lt;/name_singular&gt;&lt;name_plural&gt;Turkmenen&lt;/name_plural&gt;&lt;/label&gt;&lt;label locale="fr_CH" preferred="1"&gt;&lt;name_singular&gt;Turkmènes&lt;/name_singular&gt;&lt;name_plural&gt;Turkmène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utsi" table:formula="of:=[Translations.A316]" table:style-name="ce1">
            <text:p>Tutsi</text:p>
          </table:table-cell>
          <table:table-cell office:value-type="string" table:style-name="ce1">
            <text:p>tutsi</text:p>
          </table:table-cell>
          <table:table-cell office:value-type="string" office:string-value="&lt;label locale=&quot;de_CH&quot; preferred=&quot;1&quot;&gt;&lt;name_singular&gt;Tutsi&lt;/name_singular&gt;&lt;name_plural&gt;Tutsi&lt;/name_plural&gt;&lt;/label&gt;" table:formula="of:=[Snippets.$B$17]&amp;[Translations.A316]&amp;[Snippets.$C$17]&amp;[Translations.A316]&amp;[Snippets.$D$17]" table:style-name="ce1">
            <text:p>&lt;label locale="de_CH" preferred="1"&gt;&lt;name_singular&gt;Tutsi&lt;/name_singular&gt;&lt;name_plural&gt;Tutsi&lt;/name_plural&gt;&lt;/label&gt;</text:p>
          </table:table-cell>
          <table:table-cell office:value-type="string" office:string-value="&lt;label locale=&quot;fr_CH&quot; preferred=&quot;1&quot;&gt;&lt;name_singular&gt;Tutsis&lt;/name_singular&gt;&lt;name_plural&gt;Tutsis&lt;/name_plural&gt;&lt;/label&gt;" table:formula="of:=[Snippets.$B$18]&amp;[Translations.B316]&amp;[Snippets.$C$18]&amp;[Translations.B316]&amp;[Snippets.$D$18]" table:style-name="ce1">
            <text:p>&lt;label locale="fr_CH" preferred="1"&gt;&lt;name_singular&gt;Tutsis&lt;/name_singular&gt;&lt;name_plural&gt;Tutsis&lt;/name_plural&gt;&lt;/label&gt;</text:p>
          </table:table-cell>
          <table:table-cell office:value-type="string" office:string-value="&lt;item idno=&quot;tutsi&quot; enabled=&quot;1&quot; default=&quot;0&quot; value=&quot;0&quot;&gt;" table:formula="of:=[Snippets.B$15]&amp;[.B316]&amp;[Snippets.C$15]" table:style-name="ce1">
            <text:p>&lt;item idno="tutsi" enabled="1" default="0" value="0"&gt;</text:p>
          </table:table-cell>
          <table:table-cell office:value-type="string" office:string-value="&lt;item idno=&quot;tutsi&quot; enabled=&quot;1&quot; default=&quot;0&quot; value=&quot;0&quot;&gt;&lt;labels&gt;&lt;label locale=&quot;de_CH&quot; preferred=&quot;1&quot;&gt;&lt;name_singular&gt;Tutsi&lt;/name_singular&gt;&lt;name_plural&gt;Tutsi&lt;/name_plural&gt;&lt;/label&gt;&lt;label locale=&quot;fr_CH&quot; preferred=&quot;1&quot;&gt;&lt;name_singular&gt;Tutsis&lt;/name_singular&gt;&lt;name_plural&gt;Tutsis&lt;/name_plural&gt;&lt;/label&gt;&lt;/labels&gt;&lt;/item&gt;" table:formula="of:=[.E316]&amp;[Snippets.B$16]&amp;[.C316]&amp;[.D316]&amp;[Snippets.B$22]&amp;[Snippets.B$23]" table:style-name="ce1">
            <text:p>&lt;item idno="tutsi" enabled="1" default="0" value="0"&gt;&lt;labels&gt;&lt;label locale="de_CH" preferred="1"&gt;&lt;name_singular&gt;Tutsi&lt;/name_singular&gt;&lt;name_plural&gt;Tutsi&lt;/name_plural&gt;&lt;/label&gt;&lt;label locale="fr_CH" preferred="1"&gt;&lt;name_singular&gt;Tutsis&lt;/name_singular&gt;&lt;name_plural&gt;Tutsi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Tuyuca" table:formula="of:=[Translations.A317]" table:style-name="ce1">
            <text:p>Tuyuca</text:p>
          </table:table-cell>
          <table:table-cell office:value-type="string" table:style-name="ce1">
            <text:p>tuyuca</text:p>
          </table:table-cell>
          <table:table-cell office:value-type="string" office:string-value="&lt;label locale=&quot;de_CH&quot; preferred=&quot;1&quot;&gt;&lt;name_singular&gt;Tuyuca&lt;/name_singular&gt;&lt;name_plural&gt;Tuyuca&lt;/name_plural&gt;&lt;/label&gt;" table:formula="of:=[Snippets.$B$17]&amp;[Translations.A317]&amp;[Snippets.$C$17]&amp;[Translations.A317]&amp;[Snippets.$D$17]" table:style-name="ce1">
            <text:p>&lt;label locale="de_CH" preferred="1"&gt;&lt;name_singular&gt;Tuyuca&lt;/name_singular&gt;&lt;name_plural&gt;Tuyuca&lt;/name_plural&gt;&lt;/label&gt;</text:p>
          </table:table-cell>
          <table:table-cell office:value-type="string" office:string-value="&lt;label locale=&quot;fr_CH&quot; preferred=&quot;1&quot;&gt;&lt;name_singular&gt;Tuyuca&lt;/name_singular&gt;&lt;name_plural&gt;Tuyuca&lt;/name_plural&gt;&lt;/label&gt;" table:formula="of:=[Snippets.$B$18]&amp;[Translations.B317]&amp;[Snippets.$C$18]&amp;[Translations.B317]&amp;[Snippets.$D$18]" table:style-name="ce1">
            <text:p>&lt;label locale="fr_CH" preferred="1"&gt;&lt;name_singular&gt;Tuyuca&lt;/name_singular&gt;&lt;name_plural&gt;Tuyuca&lt;/name_plural&gt;&lt;/label&gt;</text:p>
          </table:table-cell>
          <table:table-cell office:value-type="string" office:string-value="&lt;item idno=&quot;tuyuca&quot; enabled=&quot;1&quot; default=&quot;0&quot; value=&quot;0&quot;&gt;" table:formula="of:=[Snippets.B$15]&amp;[.B317]&amp;[Snippets.C$15]" table:style-name="ce1">
            <text:p>&lt;item idno="tuyuca" enabled="1" default="0" value="0"&gt;</text:p>
          </table:table-cell>
          <table:table-cell office:value-type="string" office:string-value="&lt;item idno=&quot;tuyuca&quot; enabled=&quot;1&quot; default=&quot;0&quot; value=&quot;0&quot;&gt;&lt;labels&gt;&lt;label locale=&quot;de_CH&quot; preferred=&quot;1&quot;&gt;&lt;name_singular&gt;Tuyuca&lt;/name_singular&gt;&lt;name_plural&gt;Tuyuca&lt;/name_plural&gt;&lt;/label&gt;&lt;label locale=&quot;fr_CH&quot; preferred=&quot;1&quot;&gt;&lt;name_singular&gt;Tuyuca&lt;/name_singular&gt;&lt;name_plural&gt;Tuyuca&lt;/name_plural&gt;&lt;/label&gt;&lt;/labels&gt;&lt;/item&gt;" table:formula="of:=[.E317]&amp;[Snippets.B$16]&amp;[.C317]&amp;[.D317]&amp;[Snippets.B$22]&amp;[Snippets.B$23]" table:style-name="ce1">
            <text:p>&lt;item idno="tuyuca" enabled="1" default="0" value="0"&gt;&lt;labels&gt;&lt;label locale="de_CH" preferred="1"&gt;&lt;name_singular&gt;Tuyuca&lt;/name_singular&gt;&lt;name_plural&gt;Tuyuca&lt;/name_plural&gt;&lt;/label&gt;&lt;label locale="fr_CH" preferred="1"&gt;&lt;name_singular&gt;Tuyuca&lt;/name_singular&gt;&lt;name_plural&gt;Tuyuc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Uiguren" table:formula="of:=[Translations.A318]" table:style-name="ce1">
            <text:p>Uiguren</text:p>
          </table:table-cell>
          <table:table-cell office:value-type="string" table:style-name="ce1">
            <text:p>uiguren</text:p>
          </table:table-cell>
          <table:table-cell office:value-type="string" office:string-value="&lt;label locale=&quot;de_CH&quot; preferred=&quot;1&quot;&gt;&lt;name_singular&gt;Uiguren&lt;/name_singular&gt;&lt;name_plural&gt;Uiguren&lt;/name_plural&gt;&lt;/label&gt;" table:formula="of:=[Snippets.$B$17]&amp;[Translations.A318]&amp;[Snippets.$C$17]&amp;[Translations.A318]&amp;[Snippets.$D$17]" table:style-name="ce1">
            <text:p>&lt;label locale="de_CH" preferred="1"&gt;&lt;name_singular&gt;Uiguren&lt;/name_singular&gt;&lt;name_plural&gt;Uiguren&lt;/name_plural&gt;&lt;/label&gt;</text:p>
          </table:table-cell>
          <table:table-cell office:value-type="string" office:string-value="&lt;label locale=&quot;fr_CH&quot; preferred=&quot;1&quot;&gt;&lt;name_singular&gt;Ouégour&lt;/name_singular&gt;&lt;name_plural&gt;Ouégour&lt;/name_plural&gt;&lt;/label&gt;" table:formula="of:=[Snippets.$B$18]&amp;[Translations.B318]&amp;[Snippets.$C$18]&amp;[Translations.B318]&amp;[Snippets.$D$18]" table:style-name="ce1">
            <text:p>&lt;label locale="fr_CH" preferred="1"&gt;&lt;name_singular&gt;Ouégour&lt;/name_singular&gt;&lt;name_plural&gt;Ouégour&lt;/name_plural&gt;&lt;/label&gt;</text:p>
          </table:table-cell>
          <table:table-cell office:value-type="string" office:string-value="&lt;item idno=&quot;uiguren&quot; enabled=&quot;1&quot; default=&quot;0&quot; value=&quot;0&quot;&gt;" table:formula="of:=[Snippets.B$15]&amp;[.B318]&amp;[Snippets.C$15]" table:style-name="ce1">
            <text:p>&lt;item idno="uiguren" enabled="1" default="0" value="0"&gt;</text:p>
          </table:table-cell>
          <table:table-cell office:value-type="string" office:string-value="&lt;item idno=&quot;uiguren&quot; enabled=&quot;1&quot; default=&quot;0&quot; value=&quot;0&quot;&gt;&lt;labels&gt;&lt;label locale=&quot;de_CH&quot; preferred=&quot;1&quot;&gt;&lt;name_singular&gt;Uiguren&lt;/name_singular&gt;&lt;name_plural&gt;Uiguren&lt;/name_plural&gt;&lt;/label&gt;&lt;label locale=&quot;fr_CH&quot; preferred=&quot;1&quot;&gt;&lt;name_singular&gt;Ouégour&lt;/name_singular&gt;&lt;name_plural&gt;Ouégour&lt;/name_plural&gt;&lt;/label&gt;&lt;/labels&gt;&lt;/item&gt;" table:formula="of:=[.E318]&amp;[Snippets.B$16]&amp;[.C318]&amp;[.D318]&amp;[Snippets.B$22]&amp;[Snippets.B$23]" table:style-name="ce1">
            <text:p>&lt;item idno="uiguren" enabled="1" default="0" value="0"&gt;&lt;labels&gt;&lt;label locale="de_CH" preferred="1"&gt;&lt;name_singular&gt;Uiguren&lt;/name_singular&gt;&lt;name_plural&gt;Uiguren&lt;/name_plural&gt;&lt;/label&gt;&lt;label locale="fr_CH" preferred="1"&gt;&lt;name_singular&gt;Ouégour&lt;/name_singular&gt;&lt;name_plural&gt;Ouégour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Umutina" table:formula="of:=[Translations.A319]" table:style-name="ce1">
            <text:p>Umutina</text:p>
          </table:table-cell>
          <table:table-cell office:value-type="string" table:style-name="ce1">
            <text:p>umutina</text:p>
          </table:table-cell>
          <table:table-cell office:value-type="string" office:string-value="&lt;label locale=&quot;de_CH&quot; preferred=&quot;1&quot;&gt;&lt;name_singular&gt;Umutina&lt;/name_singular&gt;&lt;name_plural&gt;Umutina&lt;/name_plural&gt;&lt;/label&gt;" table:formula="of:=[Snippets.$B$17]&amp;[Translations.A319]&amp;[Snippets.$C$17]&amp;[Translations.A319]&amp;[Snippets.$D$17]" table:style-name="ce1">
            <text:p>&lt;label locale="de_CH" preferred="1"&gt;&lt;name_singular&gt;Umutina&lt;/name_singular&gt;&lt;name_plural&gt;Umutina&lt;/name_plural&gt;&lt;/label&gt;</text:p>
          </table:table-cell>
          <table:table-cell office:value-type="string" office:string-value="&lt;label locale=&quot;fr_CH&quot; preferred=&quot;1&quot;&gt;&lt;name_singular&gt;Umutina&lt;/name_singular&gt;&lt;name_plural&gt;Umutina&lt;/name_plural&gt;&lt;/label&gt;" table:formula="of:=[Snippets.$B$18]&amp;[Translations.B319]&amp;[Snippets.$C$18]&amp;[Translations.B319]&amp;[Snippets.$D$18]" table:style-name="ce1">
            <text:p>&lt;label locale="fr_CH" preferred="1"&gt;&lt;name_singular&gt;Umutina&lt;/name_singular&gt;&lt;name_plural&gt;Umutina&lt;/name_plural&gt;&lt;/label&gt;</text:p>
          </table:table-cell>
          <table:table-cell office:value-type="string" office:string-value="&lt;item idno=&quot;umutina&quot; enabled=&quot;1&quot; default=&quot;0&quot; value=&quot;0&quot;&gt;" table:formula="of:=[Snippets.B$15]&amp;[.B319]&amp;[Snippets.C$15]" table:style-name="ce1">
            <text:p>&lt;item idno="umutina" enabled="1" default="0" value="0"&gt;</text:p>
          </table:table-cell>
          <table:table-cell office:value-type="string" office:string-value="&lt;item idno=&quot;umutina&quot; enabled=&quot;1&quot; default=&quot;0&quot; value=&quot;0&quot;&gt;&lt;labels&gt;&lt;label locale=&quot;de_CH&quot; preferred=&quot;1&quot;&gt;&lt;name_singular&gt;Umutina&lt;/name_singular&gt;&lt;name_plural&gt;Umutina&lt;/name_plural&gt;&lt;/label&gt;&lt;label locale=&quot;fr_CH&quot; preferred=&quot;1&quot;&gt;&lt;name_singular&gt;Umutina&lt;/name_singular&gt;&lt;name_plural&gt;Umutina&lt;/name_plural&gt;&lt;/label&gt;&lt;/labels&gt;&lt;/item&gt;" table:formula="of:=[.E319]&amp;[Snippets.B$16]&amp;[.C319]&amp;[.D319]&amp;[Snippets.B$22]&amp;[Snippets.B$23]" table:style-name="ce1">
            <text:p>&lt;item idno="umutina" enabled="1" default="0" value="0"&gt;&lt;labels&gt;&lt;label locale="de_CH" preferred="1"&gt;&lt;name_singular&gt;Umutina&lt;/name_singular&gt;&lt;name_plural&gt;Umutina&lt;/name_plural&gt;&lt;/label&gt;&lt;label locale="fr_CH" preferred="1"&gt;&lt;name_singular&gt;Umutina&lt;/name_singular&gt;&lt;name_plural&gt;Umutin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Usbeken" table:formula="of:=[Translations.A320]" table:style-name="ce1">
            <text:p>Usbeken</text:p>
          </table:table-cell>
          <table:table-cell office:value-type="string" table:style-name="ce1">
            <text:p>usbeken</text:p>
          </table:table-cell>
          <table:table-cell office:value-type="string" office:string-value="&lt;label locale=&quot;de_CH&quot; preferred=&quot;1&quot;&gt;&lt;name_singular&gt;Usbeken&lt;/name_singular&gt;&lt;name_plural&gt;Usbeken&lt;/name_plural&gt;&lt;/label&gt;" table:formula="of:=[Snippets.$B$17]&amp;[Translations.A320]&amp;[Snippets.$C$17]&amp;[Translations.A320]&amp;[Snippets.$D$17]" table:style-name="ce1">
            <text:p>&lt;label locale="de_CH" preferred="1"&gt;&lt;name_singular&gt;Usbeken&lt;/name_singular&gt;&lt;name_plural&gt;Usbeken&lt;/name_plural&gt;&lt;/label&gt;</text:p>
          </table:table-cell>
          <table:table-cell office:value-type="string" office:string-value="&lt;label locale=&quot;fr_CH&quot; preferred=&quot;1&quot;&gt;&lt;name_singular&gt;Ouzbeks&lt;/name_singular&gt;&lt;name_plural&gt;Ouzbeks&lt;/name_plural&gt;&lt;/label&gt;" table:formula="of:=[Snippets.$B$18]&amp;[Translations.B320]&amp;[Snippets.$C$18]&amp;[Translations.B320]&amp;[Snippets.$D$18]" table:style-name="ce1">
            <text:p>&lt;label locale="fr_CH" preferred="1"&gt;&lt;name_singular&gt;Ouzbeks&lt;/name_singular&gt;&lt;name_plural&gt;Ouzbeks&lt;/name_plural&gt;&lt;/label&gt;</text:p>
          </table:table-cell>
          <table:table-cell office:value-type="string" office:string-value="&lt;item idno=&quot;usbeken&quot; enabled=&quot;1&quot; default=&quot;0&quot; value=&quot;0&quot;&gt;" table:formula="of:=[Snippets.B$15]&amp;[.B320]&amp;[Snippets.C$15]" table:style-name="ce1">
            <text:p>&lt;item idno="usbeken" enabled="1" default="0" value="0"&gt;</text:p>
          </table:table-cell>
          <table:table-cell office:value-type="string" office:string-value="&lt;item idno=&quot;usbeken&quot; enabled=&quot;1&quot; default=&quot;0&quot; value=&quot;0&quot;&gt;&lt;labels&gt;&lt;label locale=&quot;de_CH&quot; preferred=&quot;1&quot;&gt;&lt;name_singular&gt;Usbeken&lt;/name_singular&gt;&lt;name_plural&gt;Usbeken&lt;/name_plural&gt;&lt;/label&gt;&lt;label locale=&quot;fr_CH&quot; preferred=&quot;1&quot;&gt;&lt;name_singular&gt;Ouzbeks&lt;/name_singular&gt;&lt;name_plural&gt;Ouzbeks&lt;/name_plural&gt;&lt;/label&gt;&lt;/labels&gt;&lt;/item&gt;" table:formula="of:=[.E320]&amp;[Snippets.B$16]&amp;[.C320]&amp;[.D320]&amp;[Snippets.B$22]&amp;[Snippets.B$23]" table:style-name="ce1">
            <text:p>&lt;item idno="usbeken" enabled="1" default="0" value="0"&gt;&lt;labels&gt;&lt;label locale="de_CH" preferred="1"&gt;&lt;name_singular&gt;Usbeken&lt;/name_singular&gt;&lt;name_plural&gt;Usbeken&lt;/name_plural&gt;&lt;/label&gt;&lt;label locale="fr_CH" preferred="1"&gt;&lt;name_singular&gt;Ouzbeks&lt;/name_singular&gt;&lt;name_plural&gt;Ouzbek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Va" table:formula="of:=[Translations.A321]" table:style-name="ce1">
            <text:p>Va</text:p>
          </table:table-cell>
          <table:table-cell office:value-type="string" table:style-name="ce1">
            <text:p>va</text:p>
          </table:table-cell>
          <table:table-cell office:value-type="string" office:string-value="&lt;label locale=&quot;de_CH&quot; preferred=&quot;1&quot;&gt;&lt;name_singular&gt;Va&lt;/name_singular&gt;&lt;name_plural&gt;Va&lt;/name_plural&gt;&lt;/label&gt;" table:formula="of:=[Snippets.$B$17]&amp;[Translations.A321]&amp;[Snippets.$C$17]&amp;[Translations.A321]&amp;[Snippets.$D$17]" table:style-name="ce1">
            <text:p>&lt;label locale="de_CH" preferred="1"&gt;&lt;name_singular&gt;Va&lt;/name_singular&gt;&lt;name_plural&gt;Va&lt;/name_plural&gt;&lt;/label&gt;</text:p>
          </table:table-cell>
          <table:table-cell office:value-type="string" office:string-value="&lt;label locale=&quot;fr_CH&quot; preferred=&quot;1&quot;&gt;&lt;name_singular&gt;Wa&lt;/name_singular&gt;&lt;name_plural&gt;Wa&lt;/name_plural&gt;&lt;/label&gt;" table:formula="of:=[Snippets.$B$18]&amp;[Translations.B321]&amp;[Snippets.$C$18]&amp;[Translations.B321]&amp;[Snippets.$D$18]" table:style-name="ce1">
            <text:p>&lt;label locale="fr_CH" preferred="1"&gt;&lt;name_singular&gt;Wa&lt;/name_singular&gt;&lt;name_plural&gt;Wa&lt;/name_plural&gt;&lt;/label&gt;</text:p>
          </table:table-cell>
          <table:table-cell office:value-type="string" office:string-value="&lt;item idno=&quot;va&quot; enabled=&quot;1&quot; default=&quot;0&quot; value=&quot;0&quot;&gt;" table:formula="of:=[Snippets.B$15]&amp;[.B321]&amp;[Snippets.C$15]" table:style-name="ce1">
            <text:p>&lt;item idno="va" enabled="1" default="0" value="0"&gt;</text:p>
          </table:table-cell>
          <table:table-cell office:value-type="string" office:string-value="&lt;item idno=&quot;va&quot; enabled=&quot;1&quot; default=&quot;0&quot; value=&quot;0&quot;&gt;&lt;labels&gt;&lt;label locale=&quot;de_CH&quot; preferred=&quot;1&quot;&gt;&lt;name_singular&gt;Va&lt;/name_singular&gt;&lt;name_plural&gt;Va&lt;/name_plural&gt;&lt;/label&gt;&lt;label locale=&quot;fr_CH&quot; preferred=&quot;1&quot;&gt;&lt;name_singular&gt;Wa&lt;/name_singular&gt;&lt;name_plural&gt;Wa&lt;/name_plural&gt;&lt;/label&gt;&lt;/labels&gt;&lt;/item&gt;" table:formula="of:=[.E321]&amp;[Snippets.B$16]&amp;[.C321]&amp;[.D321]&amp;[Snippets.B$22]&amp;[Snippets.B$23]" table:style-name="ce1">
            <text:p>&lt;item idno="va" enabled="1" default="0" value="0"&gt;&lt;labels&gt;&lt;label locale="de_CH" preferred="1"&gt;&lt;name_singular&gt;Va&lt;/name_singular&gt;&lt;name_plural&gt;Va&lt;/name_plural&gt;&lt;/label&gt;&lt;label locale="fr_CH" preferred="1"&gt;&lt;name_singular&gt;Wa&lt;/name_singular&gt;&lt;name_plural&gt;W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Veddas" table:formula="of:=[Translations.A322]" table:style-name="ce1">
            <text:p>Veddas</text:p>
          </table:table-cell>
          <table:table-cell office:value-type="string" table:style-name="ce1">
            <text:p>veddas</text:p>
          </table:table-cell>
          <table:table-cell office:value-type="string" office:string-value="&lt;label locale=&quot;de_CH&quot; preferred=&quot;1&quot;&gt;&lt;name_singular&gt;Veddas&lt;/name_singular&gt;&lt;name_plural&gt;Veddas&lt;/name_plural&gt;&lt;/label&gt;" table:formula="of:=[Snippets.$B$17]&amp;[Translations.A322]&amp;[Snippets.$C$17]&amp;[Translations.A322]&amp;[Snippets.$D$17]" table:style-name="ce1">
            <text:p>&lt;label locale="de_CH" preferred="1"&gt;&lt;name_singular&gt;Veddas&lt;/name_singular&gt;&lt;name_plural&gt;Veddas&lt;/name_plural&gt;&lt;/label&gt;</text:p>
          </table:table-cell>
          <table:table-cell office:value-type="string" office:string-value="&lt;label locale=&quot;fr_CH&quot; preferred=&quot;1&quot;&gt;&lt;name_singular&gt;Vedda&lt;/name_singular&gt;&lt;name_plural&gt;Vedda&lt;/name_plural&gt;&lt;/label&gt;" table:formula="of:=[Snippets.$B$18]&amp;[Translations.B322]&amp;[Snippets.$C$18]&amp;[Translations.B322]&amp;[Snippets.$D$18]" table:style-name="ce1">
            <text:p>&lt;label locale="fr_CH" preferred="1"&gt;&lt;name_singular&gt;Vedda&lt;/name_singular&gt;&lt;name_plural&gt;Vedda&lt;/name_plural&gt;&lt;/label&gt;</text:p>
          </table:table-cell>
          <table:table-cell office:value-type="string" office:string-value="&lt;item idno=&quot;veddas&quot; enabled=&quot;1&quot; default=&quot;0&quot; value=&quot;0&quot;&gt;" table:formula="of:=[Snippets.B$15]&amp;[.B322]&amp;[Snippets.C$15]" table:style-name="ce1">
            <text:p>&lt;item idno="veddas" enabled="1" default="0" value="0"&gt;</text:p>
          </table:table-cell>
          <table:table-cell office:value-type="string" office:string-value="&lt;item idno=&quot;veddas&quot; enabled=&quot;1&quot; default=&quot;0&quot; value=&quot;0&quot;&gt;&lt;labels&gt;&lt;label locale=&quot;de_CH&quot; preferred=&quot;1&quot;&gt;&lt;name_singular&gt;Veddas&lt;/name_singular&gt;&lt;name_plural&gt;Veddas&lt;/name_plural&gt;&lt;/label&gt;&lt;label locale=&quot;fr_CH&quot; preferred=&quot;1&quot;&gt;&lt;name_singular&gt;Vedda&lt;/name_singular&gt;&lt;name_plural&gt;Vedda&lt;/name_plural&gt;&lt;/label&gt;&lt;/labels&gt;&lt;/item&gt;" table:formula="of:=[.E322]&amp;[Snippets.B$16]&amp;[.C322]&amp;[.D322]&amp;[Snippets.B$22]&amp;[Snippets.B$23]" table:style-name="ce1">
            <text:p>&lt;item idno="veddas" enabled="1" default="0" value="0"&gt;&lt;labels&gt;&lt;label locale="de_CH" preferred="1"&gt;&lt;name_singular&gt;Veddas&lt;/name_singular&gt;&lt;name_plural&gt;Veddas&lt;/name_plural&gt;&lt;/label&gt;&lt;label locale="fr_CH" preferred="1"&gt;&lt;name_singular&gt;Vedda&lt;/name_singular&gt;&lt;name_plural&gt;Vedd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Wadschagga" table:formula="of:=[Translations.A323]" table:style-name="ce1">
            <text:p>Wadschagga</text:p>
          </table:table-cell>
          <table:table-cell office:value-type="string" table:style-name="ce1">
            <text:p>wadschagga</text:p>
          </table:table-cell>
          <table:table-cell office:value-type="string" office:string-value="&lt;label locale=&quot;de_CH&quot; preferred=&quot;1&quot;&gt;&lt;name_singular&gt;Wadschagga&lt;/name_singular&gt;&lt;name_plural&gt;Wadschagga&lt;/name_plural&gt;&lt;/label&gt;" table:formula="of:=[Snippets.$B$17]&amp;[Translations.A323]&amp;[Snippets.$C$17]&amp;[Translations.A323]&amp;[Snippets.$D$17]" table:style-name="ce1">
            <text:p>&lt;label locale="de_CH" preferred="1"&gt;&lt;name_singular&gt;Wadschagga&lt;/name_singular&gt;&lt;name_plural&gt;Wadschagga&lt;/name_plural&gt;&lt;/label&gt;</text:p>
          </table:table-cell>
          <table:table-cell office:value-type="string" office:string-value="&lt;label locale=&quot;fr_CH&quot; preferred=&quot;1&quot;&gt;&lt;name_singular&gt;Wadschagga&lt;/name_singular&gt;&lt;name_plural&gt;Wadschagga&lt;/name_plural&gt;&lt;/label&gt;" table:formula="of:=[Snippets.$B$18]&amp;[Translations.B323]&amp;[Snippets.$C$18]&amp;[Translations.B323]&amp;[Snippets.$D$18]" table:style-name="ce1">
            <text:p>&lt;label locale="fr_CH" preferred="1"&gt;&lt;name_singular&gt;Wadschagga&lt;/name_singular&gt;&lt;name_plural&gt;Wadschagga&lt;/name_plural&gt;&lt;/label&gt;</text:p>
          </table:table-cell>
          <table:table-cell office:value-type="string" office:string-value="&lt;item idno=&quot;wadschagga&quot; enabled=&quot;1&quot; default=&quot;0&quot; value=&quot;0&quot;&gt;" table:formula="of:=[Snippets.B$15]&amp;[.B323]&amp;[Snippets.C$15]" table:style-name="ce1">
            <text:p>&lt;item idno="wadschagga" enabled="1" default="0" value="0"&gt;</text:p>
          </table:table-cell>
          <table:table-cell office:value-type="string" office:string-value="&lt;item idno=&quot;wadschagga&quot; enabled=&quot;1&quot; default=&quot;0&quot; value=&quot;0&quot;&gt;&lt;labels&gt;&lt;label locale=&quot;de_CH&quot; preferred=&quot;1&quot;&gt;&lt;name_singular&gt;Wadschagga&lt;/name_singular&gt;&lt;name_plural&gt;Wadschagga&lt;/name_plural&gt;&lt;/label&gt;&lt;label locale=&quot;fr_CH&quot; preferred=&quot;1&quot;&gt;&lt;name_singular&gt;Wadschagga&lt;/name_singular&gt;&lt;name_plural&gt;Wadschagga&lt;/name_plural&gt;&lt;/label&gt;&lt;/labels&gt;&lt;/item&gt;" table:formula="of:=[.E323]&amp;[Snippets.B$16]&amp;[.C323]&amp;[.D323]&amp;[Snippets.B$22]&amp;[Snippets.B$23]" table:style-name="ce1">
            <text:p>&lt;item idno="wadschagga" enabled="1" default="0" value="0"&gt;&lt;labels&gt;&lt;label locale="de_CH" preferred="1"&gt;&lt;name_singular&gt;Wadschagga&lt;/name_singular&gt;&lt;name_plural&gt;Wadschagga&lt;/name_plural&gt;&lt;/label&gt;&lt;label locale="fr_CH" preferred="1"&gt;&lt;name_singular&gt;Wadschagga&lt;/name_singular&gt;&lt;name_plural&gt;Wadschagg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Wakurti" table:formula="of:=[Translations.A324]" table:style-name="ce1">
            <text:p>Wakurti</text:p>
          </table:table-cell>
          <table:table-cell office:value-type="string" table:style-name="ce1">
            <text:p>wakurti</text:p>
          </table:table-cell>
          <table:table-cell office:value-type="string" office:string-value="&lt;label locale=&quot;de_CH&quot; preferred=&quot;1&quot;&gt;&lt;name_singular&gt;Wakurti&lt;/name_singular&gt;&lt;name_plural&gt;Wakurti&lt;/name_plural&gt;&lt;/label&gt;" table:formula="of:=[Snippets.$B$17]&amp;[Translations.A324]&amp;[Snippets.$C$17]&amp;[Translations.A324]&amp;[Snippets.$D$17]" table:style-name="ce1">
            <text:p>&lt;label locale="de_CH" preferred="1"&gt;&lt;name_singular&gt;Wakurti&lt;/name_singular&gt;&lt;name_plural&gt;Wakurti&lt;/name_plural&gt;&lt;/label&gt;</text:p>
          </table:table-cell>
          <table:table-cell office:value-type="string" office:string-value="&lt;label locale=&quot;fr_CH&quot; preferred=&quot;1&quot;&gt;&lt;name_singular&gt;Wakurti&lt;/name_singular&gt;&lt;name_plural&gt;Wakurti&lt;/name_plural&gt;&lt;/label&gt;" table:formula="of:=[Snippets.$B$18]&amp;[Translations.B324]&amp;[Snippets.$C$18]&amp;[Translations.B324]&amp;[Snippets.$D$18]" table:style-name="ce1">
            <text:p>&lt;label locale="fr_CH" preferred="1"&gt;&lt;name_singular&gt;Wakurti&lt;/name_singular&gt;&lt;name_plural&gt;Wakurti&lt;/name_plural&gt;&lt;/label&gt;</text:p>
          </table:table-cell>
          <table:table-cell office:value-type="string" office:string-value="&lt;item idno=&quot;wakurti&quot; enabled=&quot;1&quot; default=&quot;0&quot; value=&quot;0&quot;&gt;" table:formula="of:=[Snippets.B$15]&amp;[.B324]&amp;[Snippets.C$15]" table:style-name="ce1">
            <text:p>&lt;item idno="wakurti" enabled="1" default="0" value="0"&gt;</text:p>
          </table:table-cell>
          <table:table-cell office:value-type="string" office:string-value="&lt;item idno=&quot;wakurti&quot; enabled=&quot;1&quot; default=&quot;0&quot; value=&quot;0&quot;&gt;&lt;labels&gt;&lt;label locale=&quot;de_CH&quot; preferred=&quot;1&quot;&gt;&lt;name_singular&gt;Wakurti&lt;/name_singular&gt;&lt;name_plural&gt;Wakurti&lt;/name_plural&gt;&lt;/label&gt;&lt;label locale=&quot;fr_CH&quot; preferred=&quot;1&quot;&gt;&lt;name_singular&gt;Wakurti&lt;/name_singular&gt;&lt;name_plural&gt;Wakurti&lt;/name_plural&gt;&lt;/label&gt;&lt;/labels&gt;&lt;/item&gt;" table:formula="of:=[.E324]&amp;[Snippets.B$16]&amp;[.C324]&amp;[.D324]&amp;[Snippets.B$22]&amp;[Snippets.B$23]" table:style-name="ce1">
            <text:p>&lt;item idno="wakurti" enabled="1" default="0" value="0"&gt;&lt;labels&gt;&lt;label locale="de_CH" preferred="1"&gt;&lt;name_singular&gt;Wakurti&lt;/name_singular&gt;&lt;name_plural&gt;Wakurti&lt;/name_plural&gt;&lt;/label&gt;&lt;label locale="fr_CH" preferred="1"&gt;&lt;name_singular&gt;Wakurti&lt;/name_singular&gt;&lt;name_plural&gt;Wakurt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Wangoni" table:formula="of:=[Translations.A325]" table:style-name="ce1">
            <text:p>Wangoni</text:p>
          </table:table-cell>
          <table:table-cell office:value-type="string" table:style-name="ce1">
            <text:p>wangoni</text:p>
          </table:table-cell>
          <table:table-cell office:value-type="string" office:string-value="&lt;label locale=&quot;de_CH&quot; preferred=&quot;1&quot;&gt;&lt;name_singular&gt;Wangoni&lt;/name_singular&gt;&lt;name_plural&gt;Wangoni&lt;/name_plural&gt;&lt;/label&gt;" table:formula="of:=[Snippets.$B$17]&amp;[Translations.A325]&amp;[Snippets.$C$17]&amp;[Translations.A325]&amp;[Snippets.$D$17]" table:style-name="ce1">
            <text:p>&lt;label locale="de_CH" preferred="1"&gt;&lt;name_singular&gt;Wangoni&lt;/name_singular&gt;&lt;name_plural&gt;Wangoni&lt;/name_plural&gt;&lt;/label&gt;</text:p>
          </table:table-cell>
          <table:table-cell office:value-type="string" office:string-value="&lt;label locale=&quot;fr_CH&quot; preferred=&quot;1&quot;&gt;&lt;name_singular&gt;Wangoni&lt;/name_singular&gt;&lt;name_plural&gt;Wangoni&lt;/name_plural&gt;&lt;/label&gt;" table:formula="of:=[Snippets.$B$18]&amp;[Translations.B325]&amp;[Snippets.$C$18]&amp;[Translations.B325]&amp;[Snippets.$D$18]" table:style-name="ce1">
            <text:p>&lt;label locale="fr_CH" preferred="1"&gt;&lt;name_singular&gt;Wangoni&lt;/name_singular&gt;&lt;name_plural&gt;Wangoni&lt;/name_plural&gt;&lt;/label&gt;</text:p>
          </table:table-cell>
          <table:table-cell office:value-type="string" office:string-value="&lt;item idno=&quot;wangoni&quot; enabled=&quot;1&quot; default=&quot;0&quot; value=&quot;0&quot;&gt;" table:formula="of:=[Snippets.B$15]&amp;[.B325]&amp;[Snippets.C$15]" table:style-name="ce1">
            <text:p>&lt;item idno="wangoni" enabled="1" default="0" value="0"&gt;</text:p>
          </table:table-cell>
          <table:table-cell office:value-type="string" office:string-value="&lt;item idno=&quot;wangoni&quot; enabled=&quot;1&quot; default=&quot;0&quot; value=&quot;0&quot;&gt;&lt;labels&gt;&lt;label locale=&quot;de_CH&quot; preferred=&quot;1&quot;&gt;&lt;name_singular&gt;Wangoni&lt;/name_singular&gt;&lt;name_plural&gt;Wangoni&lt;/name_plural&gt;&lt;/label&gt;&lt;label locale=&quot;fr_CH&quot; preferred=&quot;1&quot;&gt;&lt;name_singular&gt;Wangoni&lt;/name_singular&gt;&lt;name_plural&gt;Wangoni&lt;/name_plural&gt;&lt;/label&gt;&lt;/labels&gt;&lt;/item&gt;" table:formula="of:=[.E325]&amp;[Snippets.B$16]&amp;[.C325]&amp;[.D325]&amp;[Snippets.B$22]&amp;[Snippets.B$23]" table:style-name="ce1">
            <text:p>&lt;item idno="wangoni" enabled="1" default="0" value="0"&gt;&lt;labels&gt;&lt;label locale="de_CH" preferred="1"&gt;&lt;name_singular&gt;Wangoni&lt;/name_singular&gt;&lt;name_plural&gt;Wangoni&lt;/name_plural&gt;&lt;/label&gt;&lt;label locale="fr_CH" preferred="1"&gt;&lt;name_singular&gt;Wangoni&lt;/name_singular&gt;&lt;name_plural&gt;Wangon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Wasotiko" table:formula="of:=[Translations.A326]" table:style-name="ce1">
            <text:p>Wasotiko</text:p>
          </table:table-cell>
          <table:table-cell office:value-type="string" table:style-name="ce1">
            <text:p>wasotiko</text:p>
          </table:table-cell>
          <table:table-cell office:value-type="string" office:string-value="&lt;label locale=&quot;de_CH&quot; preferred=&quot;1&quot;&gt;&lt;name_singular&gt;Wasotiko&lt;/name_singular&gt;&lt;name_plural&gt;Wasotiko&lt;/name_plural&gt;&lt;/label&gt;" table:formula="of:=[Snippets.$B$17]&amp;[Translations.A326]&amp;[Snippets.$C$17]&amp;[Translations.A326]&amp;[Snippets.$D$17]" table:style-name="ce1">
            <text:p>&lt;label locale="de_CH" preferred="1"&gt;&lt;name_singular&gt;Wasotiko&lt;/name_singular&gt;&lt;name_plural&gt;Wasotiko&lt;/name_plural&gt;&lt;/label&gt;</text:p>
          </table:table-cell>
          <table:table-cell office:value-type="string" office:string-value="&lt;label locale=&quot;fr_CH&quot; preferred=&quot;1&quot;&gt;&lt;name_singular&gt;Wasotiko&lt;/name_singular&gt;&lt;name_plural&gt;Wasotiko&lt;/name_plural&gt;&lt;/label&gt;" table:formula="of:=[Snippets.$B$18]&amp;[Translations.B326]&amp;[Snippets.$C$18]&amp;[Translations.B326]&amp;[Snippets.$D$18]" table:style-name="ce1">
            <text:p>&lt;label locale="fr_CH" preferred="1"&gt;&lt;name_singular&gt;Wasotiko&lt;/name_singular&gt;&lt;name_plural&gt;Wasotiko&lt;/name_plural&gt;&lt;/label&gt;</text:p>
          </table:table-cell>
          <table:table-cell office:value-type="string" office:string-value="&lt;item idno=&quot;wasotiko&quot; enabled=&quot;1&quot; default=&quot;0&quot; value=&quot;0&quot;&gt;" table:formula="of:=[Snippets.B$15]&amp;[.B326]&amp;[Snippets.C$15]" table:style-name="ce1">
            <text:p>&lt;item idno="wasotiko" enabled="1" default="0" value="0"&gt;</text:p>
          </table:table-cell>
          <table:table-cell office:value-type="string" office:string-value="&lt;item idno=&quot;wasotiko&quot; enabled=&quot;1&quot; default=&quot;0&quot; value=&quot;0&quot;&gt;&lt;labels&gt;&lt;label locale=&quot;de_CH&quot; preferred=&quot;1&quot;&gt;&lt;name_singular&gt;Wasotiko&lt;/name_singular&gt;&lt;name_plural&gt;Wasotiko&lt;/name_plural&gt;&lt;/label&gt;&lt;label locale=&quot;fr_CH&quot; preferred=&quot;1&quot;&gt;&lt;name_singular&gt;Wasotiko&lt;/name_singular&gt;&lt;name_plural&gt;Wasotiko&lt;/name_plural&gt;&lt;/label&gt;&lt;/labels&gt;&lt;/item&gt;" table:formula="of:=[.E326]&amp;[Snippets.B$16]&amp;[.C326]&amp;[.D326]&amp;[Snippets.B$22]&amp;[Snippets.B$23]" table:style-name="ce1">
            <text:p>&lt;item idno="wasotiko" enabled="1" default="0" value="0"&gt;&lt;labels&gt;&lt;label locale="de_CH" preferred="1"&gt;&lt;name_singular&gt;Wasotiko&lt;/name_singular&gt;&lt;name_plural&gt;Wasotiko&lt;/name_plural&gt;&lt;/label&gt;&lt;label locale="fr_CH" preferred="1"&gt;&lt;name_singular&gt;Wasotiko&lt;/name_singular&gt;&lt;name_plural&gt;Wasotik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Wassukuma" table:formula="of:=[Translations.A327]" table:style-name="ce1">
            <text:p>Wassukuma</text:p>
          </table:table-cell>
          <table:table-cell office:value-type="string" table:style-name="ce1">
            <text:p>wassukuma</text:p>
          </table:table-cell>
          <table:table-cell office:value-type="string" office:string-value="&lt;label locale=&quot;de_CH&quot; preferred=&quot;1&quot;&gt;&lt;name_singular&gt;Wassukuma&lt;/name_singular&gt;&lt;name_plural&gt;Wassukuma&lt;/name_plural&gt;&lt;/label&gt;" table:formula="of:=[Snippets.$B$17]&amp;[Translations.A327]&amp;[Snippets.$C$17]&amp;[Translations.A327]&amp;[Snippets.$D$17]" table:style-name="ce1">
            <text:p>&lt;label locale="de_CH" preferred="1"&gt;&lt;name_singular&gt;Wassukuma&lt;/name_singular&gt;&lt;name_plural&gt;Wassukuma&lt;/name_plural&gt;&lt;/label&gt;</text:p>
          </table:table-cell>
          <table:table-cell office:value-type="string" office:string-value="&lt;label locale=&quot;fr_CH&quot; preferred=&quot;1&quot;&gt;&lt;name_singular&gt;Wassukuma&lt;/name_singular&gt;&lt;name_plural&gt;Wassukuma&lt;/name_plural&gt;&lt;/label&gt;" table:formula="of:=[Snippets.$B$18]&amp;[Translations.B327]&amp;[Snippets.$C$18]&amp;[Translations.B327]&amp;[Snippets.$D$18]" table:style-name="ce1">
            <text:p>&lt;label locale="fr_CH" preferred="1"&gt;&lt;name_singular&gt;Wassukuma&lt;/name_singular&gt;&lt;name_plural&gt;Wassukuma&lt;/name_plural&gt;&lt;/label&gt;</text:p>
          </table:table-cell>
          <table:table-cell office:value-type="string" office:string-value="&lt;item idno=&quot;wassukuma&quot; enabled=&quot;1&quot; default=&quot;0&quot; value=&quot;0&quot;&gt;" table:formula="of:=[Snippets.B$15]&amp;[.B327]&amp;[Snippets.C$15]" table:style-name="ce1">
            <text:p>&lt;item idno="wassukuma" enabled="1" default="0" value="0"&gt;</text:p>
          </table:table-cell>
          <table:table-cell office:value-type="string" office:string-value="&lt;item idno=&quot;wassukuma&quot; enabled=&quot;1&quot; default=&quot;0&quot; value=&quot;0&quot;&gt;&lt;labels&gt;&lt;label locale=&quot;de_CH&quot; preferred=&quot;1&quot;&gt;&lt;name_singular&gt;Wassukuma&lt;/name_singular&gt;&lt;name_plural&gt;Wassukuma&lt;/name_plural&gt;&lt;/label&gt;&lt;label locale=&quot;fr_CH&quot; preferred=&quot;1&quot;&gt;&lt;name_singular&gt;Wassukuma&lt;/name_singular&gt;&lt;name_plural&gt;Wassukuma&lt;/name_plural&gt;&lt;/label&gt;&lt;/labels&gt;&lt;/item&gt;" table:formula="of:=[.E327]&amp;[Snippets.B$16]&amp;[.C327]&amp;[.D327]&amp;[Snippets.B$22]&amp;[Snippets.B$23]" table:style-name="ce1">
            <text:p>&lt;item idno="wassukuma" enabled="1" default="0" value="0"&gt;&lt;labels&gt;&lt;label locale="de_CH" preferred="1"&gt;&lt;name_singular&gt;Wassukuma&lt;/name_singular&gt;&lt;name_plural&gt;Wassukuma&lt;/name_plural&gt;&lt;/label&gt;&lt;label locale="fr_CH" preferred="1"&gt;&lt;name_singular&gt;Wassukuma&lt;/name_singular&gt;&lt;name_plural&gt;Wassukum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Watutu" table:formula="of:=[Translations.A328]" table:style-name="ce1">
            <text:p>Watutu</text:p>
          </table:table-cell>
          <table:table-cell office:value-type="string" table:style-name="ce1">
            <text:p>watutu</text:p>
          </table:table-cell>
          <table:table-cell office:value-type="string" office:string-value="&lt;label locale=&quot;de_CH&quot; preferred=&quot;1&quot;&gt;&lt;name_singular&gt;Watutu&lt;/name_singular&gt;&lt;name_plural&gt;Watutu&lt;/name_plural&gt;&lt;/label&gt;" table:formula="of:=[Snippets.$B$17]&amp;[Translations.A328]&amp;[Snippets.$C$17]&amp;[Translations.A328]&amp;[Snippets.$D$17]" table:style-name="ce1">
            <text:p>&lt;label locale="de_CH" preferred="1"&gt;&lt;name_singular&gt;Watutu&lt;/name_singular&gt;&lt;name_plural&gt;Watutu&lt;/name_plural&gt;&lt;/label&gt;</text:p>
          </table:table-cell>
          <table:table-cell office:value-type="string" office:string-value="&lt;label locale=&quot;fr_CH&quot; preferred=&quot;1&quot;&gt;&lt;name_singular&gt;Watutu&lt;/name_singular&gt;&lt;name_plural&gt;Watutu&lt;/name_plural&gt;&lt;/label&gt;" table:formula="of:=[Snippets.$B$18]&amp;[Translations.B328]&amp;[Snippets.$C$18]&amp;[Translations.B328]&amp;[Snippets.$D$18]" table:style-name="ce1">
            <text:p>&lt;label locale="fr_CH" preferred="1"&gt;&lt;name_singular&gt;Watutu&lt;/name_singular&gt;&lt;name_plural&gt;Watutu&lt;/name_plural&gt;&lt;/label&gt;</text:p>
          </table:table-cell>
          <table:table-cell office:value-type="string" office:string-value="&lt;item idno=&quot;watutu&quot; enabled=&quot;1&quot; default=&quot;0&quot; value=&quot;0&quot;&gt;" table:formula="of:=[Snippets.B$15]&amp;[.B328]&amp;[Snippets.C$15]" table:style-name="ce1">
            <text:p>&lt;item idno="watutu" enabled="1" default="0" value="0"&gt;</text:p>
          </table:table-cell>
          <table:table-cell office:value-type="string" office:string-value="&lt;item idno=&quot;watutu&quot; enabled=&quot;1&quot; default=&quot;0&quot; value=&quot;0&quot;&gt;&lt;labels&gt;&lt;label locale=&quot;de_CH&quot; preferred=&quot;1&quot;&gt;&lt;name_singular&gt;Watutu&lt;/name_singular&gt;&lt;name_plural&gt;Watutu&lt;/name_plural&gt;&lt;/label&gt;&lt;label locale=&quot;fr_CH&quot; preferred=&quot;1&quot;&gt;&lt;name_singular&gt;Watutu&lt;/name_singular&gt;&lt;name_plural&gt;Watutu&lt;/name_plural&gt;&lt;/label&gt;&lt;/labels&gt;&lt;/item&gt;" table:formula="of:=[.E328]&amp;[Snippets.B$16]&amp;[.C328]&amp;[.D328]&amp;[Snippets.B$22]&amp;[Snippets.B$23]" table:style-name="ce1">
            <text:p>&lt;item idno="watutu" enabled="1" default="0" value="0"&gt;&lt;labels&gt;&lt;label locale="de_CH" preferred="1"&gt;&lt;name_singular&gt;Watutu&lt;/name_singular&gt;&lt;name_plural&gt;Watutu&lt;/name_plural&gt;&lt;/label&gt;&lt;label locale="fr_CH" preferred="1"&gt;&lt;name_singular&gt;Watutu&lt;/name_singular&gt;&lt;name_plural&gt;Watutu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Wolgadeutsche" table:formula="of:=[Translations.A329]" table:style-name="ce1">
            <text:p>Wolgadeutsche</text:p>
          </table:table-cell>
          <table:table-cell office:value-type="string" table:style-name="ce1">
            <text:p>wolgadeutsche</text:p>
          </table:table-cell>
          <table:table-cell office:value-type="string" office:string-value="&lt;label locale=&quot;de_CH&quot; preferred=&quot;1&quot;&gt;&lt;name_singular&gt;Wolgadeutsche&lt;/name_singular&gt;&lt;name_plural&gt;Wolgadeutsche&lt;/name_plural&gt;&lt;/label&gt;" table:formula="of:=[Snippets.$B$17]&amp;[Translations.A329]&amp;[Snippets.$C$17]&amp;[Translations.A329]&amp;[Snippets.$D$17]" table:style-name="ce1">
            <text:p>&lt;label locale="de_CH" preferred="1"&gt;&lt;name_singular&gt;Wolgadeutsche&lt;/name_singular&gt;&lt;name_plural&gt;Wolgadeutsche&lt;/name_plural&gt;&lt;/label&gt;</text:p>
          </table:table-cell>
          <table:table-cell office:value-type="string" office:string-value="&lt;label locale=&quot;fr_CH&quot; preferred=&quot;1&quot;&gt;&lt;name_singular&gt;Allemand de la Volga&lt;/name_singular&gt;&lt;name_plural&gt;Allemand de la Volga&lt;/name_plural&gt;&lt;/label&gt;" table:formula="of:=[Snippets.$B$18]&amp;[Translations.B329]&amp;[Snippets.$C$18]&amp;[Translations.B329]&amp;[Snippets.$D$18]" table:style-name="ce1">
            <text:p>&lt;label locale="fr_CH" preferred="1"&gt;&lt;name_singular&gt;Allemand de la Volga&lt;/name_singular&gt;&lt;name_plural&gt;Allemand de la Volga&lt;/name_plural&gt;&lt;/label&gt;</text:p>
          </table:table-cell>
          <table:table-cell office:value-type="string" office:string-value="&lt;item idno=&quot;wolgadeutsche&quot; enabled=&quot;1&quot; default=&quot;0&quot; value=&quot;0&quot;&gt;" table:formula="of:=[Snippets.B$15]&amp;[.B329]&amp;[Snippets.C$15]" table:style-name="ce1">
            <text:p>&lt;item idno="wolgadeutsche" enabled="1" default="0" value="0"&gt;</text:p>
          </table:table-cell>
          <table:table-cell office:value-type="string" office:string-value="&lt;item idno=&quot;wolgadeutsche&quot; enabled=&quot;1&quot; default=&quot;0&quot; value=&quot;0&quot;&gt;&lt;labels&gt;&lt;label locale=&quot;de_CH&quot; preferred=&quot;1&quot;&gt;&lt;name_singular&gt;Wolgadeutsche&lt;/name_singular&gt;&lt;name_plural&gt;Wolgadeutsche&lt;/name_plural&gt;&lt;/label&gt;&lt;label locale=&quot;fr_CH&quot; preferred=&quot;1&quot;&gt;&lt;name_singular&gt;Allemand de la Volga&lt;/name_singular&gt;&lt;name_plural&gt;Allemand de la Volga&lt;/name_plural&gt;&lt;/label&gt;&lt;/labels&gt;&lt;/item&gt;" table:formula="of:=[.E329]&amp;[Snippets.B$16]&amp;[.C329]&amp;[.D329]&amp;[Snippets.B$22]&amp;[Snippets.B$23]" table:style-name="ce1">
            <text:p>&lt;item idno="wolgadeutsche" enabled="1" default="0" value="0"&gt;&lt;labels&gt;&lt;label locale="de_CH" preferred="1"&gt;&lt;name_singular&gt;Wolgadeutsche&lt;/name_singular&gt;&lt;name_plural&gt;Wolgadeutsche&lt;/name_plural&gt;&lt;/label&gt;&lt;label locale="fr_CH" preferred="1"&gt;&lt;name_singular&gt;Allemand de la Volga&lt;/name_singular&gt;&lt;name_plural&gt;Allemand de la Volg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Wolof" table:formula="of:=[Translations.A330]" table:style-name="ce1">
            <text:p>Wolof</text:p>
          </table:table-cell>
          <table:table-cell office:value-type="string" table:style-name="ce1">
            <text:p>wolof</text:p>
          </table:table-cell>
          <table:table-cell office:value-type="string" office:string-value="&lt;label locale=&quot;de_CH&quot; preferred=&quot;1&quot;&gt;&lt;name_singular&gt;Wolof&lt;/name_singular&gt;&lt;name_plural&gt;Wolof&lt;/name_plural&gt;&lt;/label&gt;" table:formula="of:=[Snippets.$B$17]&amp;[Translations.A330]&amp;[Snippets.$C$17]&amp;[Translations.A330]&amp;[Snippets.$D$17]" table:style-name="ce1">
            <text:p>&lt;label locale="de_CH" preferred="1"&gt;&lt;name_singular&gt;Wolof&lt;/name_singular&gt;&lt;name_plural&gt;Wolof&lt;/name_plural&gt;&lt;/label&gt;</text:p>
          </table:table-cell>
          <table:table-cell office:value-type="string" office:string-value="&lt;label locale=&quot;fr_CH&quot; preferred=&quot;1&quot;&gt;&lt;name_singular&gt;Wolofs&lt;/name_singular&gt;&lt;name_plural&gt;Wolofs&lt;/name_plural&gt;&lt;/label&gt;" table:formula="of:=[Snippets.$B$18]&amp;[Translations.B330]&amp;[Snippets.$C$18]&amp;[Translations.B330]&amp;[Snippets.$D$18]" table:style-name="ce1">
            <text:p>&lt;label locale="fr_CH" preferred="1"&gt;&lt;name_singular&gt;Wolofs&lt;/name_singular&gt;&lt;name_plural&gt;Wolofs&lt;/name_plural&gt;&lt;/label&gt;</text:p>
          </table:table-cell>
          <table:table-cell office:value-type="string" office:string-value="&lt;item idno=&quot;wolof&quot; enabled=&quot;1&quot; default=&quot;0&quot; value=&quot;0&quot;&gt;" table:formula="of:=[Snippets.B$15]&amp;[.B330]&amp;[Snippets.C$15]" table:style-name="ce1">
            <text:p>&lt;item idno="wolof" enabled="1" default="0" value="0"&gt;</text:p>
          </table:table-cell>
          <table:table-cell office:value-type="string" office:string-value="&lt;item idno=&quot;wolof&quot; enabled=&quot;1&quot; default=&quot;0&quot; value=&quot;0&quot;&gt;&lt;labels&gt;&lt;label locale=&quot;de_CH&quot; preferred=&quot;1&quot;&gt;&lt;name_singular&gt;Wolof&lt;/name_singular&gt;&lt;name_plural&gt;Wolof&lt;/name_plural&gt;&lt;/label&gt;&lt;label locale=&quot;fr_CH&quot; preferred=&quot;1&quot;&gt;&lt;name_singular&gt;Wolofs&lt;/name_singular&gt;&lt;name_plural&gt;Wolofs&lt;/name_plural&gt;&lt;/label&gt;&lt;/labels&gt;&lt;/item&gt;" table:formula="of:=[.E330]&amp;[Snippets.B$16]&amp;[.C330]&amp;[.D330]&amp;[Snippets.B$22]&amp;[Snippets.B$23]" table:style-name="ce1">
            <text:p>&lt;item idno="wolof" enabled="1" default="0" value="0"&gt;&lt;labels&gt;&lt;label locale="de_CH" preferred="1"&gt;&lt;name_singular&gt;Wolof&lt;/name_singular&gt;&lt;name_plural&gt;Wolof&lt;/name_plural&gt;&lt;/label&gt;&lt;label locale="fr_CH" preferred="1"&gt;&lt;name_singular&gt;Wolofs&lt;/name_singular&gt;&lt;name_plural&gt;Wolofs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Wute" table:formula="of:=[Translations.A331]" table:style-name="ce1">
            <text:p>Wute</text:p>
          </table:table-cell>
          <table:table-cell office:value-type="string" table:style-name="ce1">
            <text:p>wute</text:p>
          </table:table-cell>
          <table:table-cell office:value-type="string" office:string-value="&lt;label locale=&quot;de_CH&quot; preferred=&quot;1&quot;&gt;&lt;name_singular&gt;Wute&lt;/name_singular&gt;&lt;name_plural&gt;Wute&lt;/name_plural&gt;&lt;/label&gt;" table:formula="of:=[Snippets.$B$17]&amp;[Translations.A331]&amp;[Snippets.$C$17]&amp;[Translations.A331]&amp;[Snippets.$D$17]" table:style-name="ce1">
            <text:p>&lt;label locale="de_CH" preferred="1"&gt;&lt;name_singular&gt;Wute&lt;/name_singular&gt;&lt;name_plural&gt;Wute&lt;/name_plural&gt;&lt;/label&gt;</text:p>
          </table:table-cell>
          <table:table-cell office:value-type="string" office:string-value="&lt;label locale=&quot;fr_CH&quot; preferred=&quot;1&quot;&gt;&lt;name_singular&gt;Vute&lt;/name_singular&gt;&lt;name_plural&gt;Vute&lt;/name_plural&gt;&lt;/label&gt;" table:formula="of:=[Snippets.$B$18]&amp;[Translations.B331]&amp;[Snippets.$C$18]&amp;[Translations.B331]&amp;[Snippets.$D$18]" table:style-name="ce1">
            <text:p>&lt;label locale="fr_CH" preferred="1"&gt;&lt;name_singular&gt;Vute&lt;/name_singular&gt;&lt;name_plural&gt;Vute&lt;/name_plural&gt;&lt;/label&gt;</text:p>
          </table:table-cell>
          <table:table-cell office:value-type="string" office:string-value="&lt;item idno=&quot;wute&quot; enabled=&quot;1&quot; default=&quot;0&quot; value=&quot;0&quot;&gt;" table:formula="of:=[Snippets.B$15]&amp;[.B331]&amp;[Snippets.C$15]" table:style-name="ce1">
            <text:p>&lt;item idno="wute" enabled="1" default="0" value="0"&gt;</text:p>
          </table:table-cell>
          <table:table-cell office:value-type="string" office:string-value="&lt;item idno=&quot;wute&quot; enabled=&quot;1&quot; default=&quot;0&quot; value=&quot;0&quot;&gt;&lt;labels&gt;&lt;label locale=&quot;de_CH&quot; preferred=&quot;1&quot;&gt;&lt;name_singular&gt;Wute&lt;/name_singular&gt;&lt;name_plural&gt;Wute&lt;/name_plural&gt;&lt;/label&gt;&lt;label locale=&quot;fr_CH&quot; preferred=&quot;1&quot;&gt;&lt;name_singular&gt;Vute&lt;/name_singular&gt;&lt;name_plural&gt;Vute&lt;/name_plural&gt;&lt;/label&gt;&lt;/labels&gt;&lt;/item&gt;" table:formula="of:=[.E331]&amp;[Snippets.B$16]&amp;[.C331]&amp;[.D331]&amp;[Snippets.B$22]&amp;[Snippets.B$23]" table:style-name="ce1">
            <text:p>&lt;item idno="wute" enabled="1" default="0" value="0"&gt;&lt;labels&gt;&lt;label locale="de_CH" preferred="1"&gt;&lt;name_singular&gt;Wute&lt;/name_singular&gt;&lt;name_plural&gt;Wute&lt;/name_plural&gt;&lt;/label&gt;&lt;label locale="fr_CH" preferred="1"&gt;&lt;name_singular&gt;Vute&lt;/name_singular&gt;&lt;name_plural&gt;Vute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Xhosa" table:formula="of:=[Translations.A332]" table:style-name="ce1">
            <text:p>Xhosa</text:p>
          </table:table-cell>
          <table:table-cell office:value-type="string" table:style-name="ce1">
            <text:p>xhosa</text:p>
          </table:table-cell>
          <table:table-cell office:value-type="string" office:string-value="&lt;label locale=&quot;de_CH&quot; preferred=&quot;1&quot;&gt;&lt;name_singular&gt;Xhosa&lt;/name_singular&gt;&lt;name_plural&gt;Xhosa&lt;/name_plural&gt;&lt;/label&gt;" table:formula="of:=[Snippets.$B$17]&amp;[Translations.A332]&amp;[Snippets.$C$17]&amp;[Translations.A332]&amp;[Snippets.$D$17]" table:style-name="ce1">
            <text:p>&lt;label locale="de_CH" preferred="1"&gt;&lt;name_singular&gt;Xhosa&lt;/name_singular&gt;&lt;name_plural&gt;Xhosa&lt;/name_plural&gt;&lt;/label&gt;</text:p>
          </table:table-cell>
          <table:table-cell office:value-type="string" office:string-value="&lt;label locale=&quot;fr_CH&quot; preferred=&quot;1&quot;&gt;&lt;name_singular&gt;Xhosa&lt;/name_singular&gt;&lt;name_plural&gt;Xhosa&lt;/name_plural&gt;&lt;/label&gt;" table:formula="of:=[Snippets.$B$18]&amp;[Translations.B332]&amp;[Snippets.$C$18]&amp;[Translations.B332]&amp;[Snippets.$D$18]" table:style-name="ce1">
            <text:p>&lt;label locale="fr_CH" preferred="1"&gt;&lt;name_singular&gt;Xhosa&lt;/name_singular&gt;&lt;name_plural&gt;Xhosa&lt;/name_plural&gt;&lt;/label&gt;</text:p>
          </table:table-cell>
          <table:table-cell office:value-type="string" office:string-value="&lt;item idno=&quot;xhosa&quot; enabled=&quot;1&quot; default=&quot;0&quot; value=&quot;0&quot;&gt;" table:formula="of:=[Snippets.B$15]&amp;[.B332]&amp;[Snippets.C$15]" table:style-name="ce1">
            <text:p>&lt;item idno="xhosa" enabled="1" default="0" value="0"&gt;</text:p>
          </table:table-cell>
          <table:table-cell office:value-type="string" office:string-value="&lt;item idno=&quot;xhosa&quot; enabled=&quot;1&quot; default=&quot;0&quot; value=&quot;0&quot;&gt;&lt;labels&gt;&lt;label locale=&quot;de_CH&quot; preferred=&quot;1&quot;&gt;&lt;name_singular&gt;Xhosa&lt;/name_singular&gt;&lt;name_plural&gt;Xhosa&lt;/name_plural&gt;&lt;/label&gt;&lt;label locale=&quot;fr_CH&quot; preferred=&quot;1&quot;&gt;&lt;name_singular&gt;Xhosa&lt;/name_singular&gt;&lt;name_plural&gt;Xhosa&lt;/name_plural&gt;&lt;/label&gt;&lt;/labels&gt;&lt;/item&gt;" table:formula="of:=[.E332]&amp;[Snippets.B$16]&amp;[.C332]&amp;[.D332]&amp;[Snippets.B$22]&amp;[Snippets.B$23]" table:style-name="ce1">
            <text:p>&lt;item idno="xhosa" enabled="1" default="0" value="0"&gt;&lt;labels&gt;&lt;label locale="de_CH" preferred="1"&gt;&lt;name_singular&gt;Xhosa&lt;/name_singular&gt;&lt;name_plural&gt;Xhosa&lt;/name_plural&gt;&lt;/label&gt;&lt;label locale="fr_CH" preferred="1"&gt;&lt;name_singular&gt;Xhosa&lt;/name_singular&gt;&lt;name_plural&gt;Xhos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Yakuba" table:formula="of:=[Translations.A333]" table:style-name="ce1">
            <text:p>Yakuba</text:p>
          </table:table-cell>
          <table:table-cell office:value-type="string" table:style-name="ce1">
            <text:p>yakuba</text:p>
          </table:table-cell>
          <table:table-cell office:value-type="string" office:string-value="&lt;label locale=&quot;de_CH&quot; preferred=&quot;1&quot;&gt;&lt;name_singular&gt;Yakuba&lt;/name_singular&gt;&lt;name_plural&gt;Yakuba&lt;/name_plural&gt;&lt;/label&gt;" table:formula="of:=[Snippets.$B$17]&amp;[Translations.A333]&amp;[Snippets.$C$17]&amp;[Translations.A333]&amp;[Snippets.$D$17]" table:style-name="ce1">
            <text:p>&lt;label locale="de_CH" preferred="1"&gt;&lt;name_singular&gt;Yakuba&lt;/name_singular&gt;&lt;name_plural&gt;Yakuba&lt;/name_plural&gt;&lt;/label&gt;</text:p>
          </table:table-cell>
          <table:table-cell office:value-type="string" office:string-value="&lt;label locale=&quot;fr_CH&quot; preferred=&quot;1&quot;&gt;&lt;name_singular&gt;Dan&lt;/name_singular&gt;&lt;name_plural&gt;Dan&lt;/name_plural&gt;&lt;/label&gt;" table:formula="of:=[Snippets.$B$18]&amp;[Translations.B333]&amp;[Snippets.$C$18]&amp;[Translations.B333]&amp;[Snippets.$D$18]" table:style-name="ce1">
            <text:p>&lt;label locale="fr_CH" preferred="1"&gt;&lt;name_singular&gt;Dan&lt;/name_singular&gt;&lt;name_plural&gt;Dan&lt;/name_plural&gt;&lt;/label&gt;</text:p>
          </table:table-cell>
          <table:table-cell office:value-type="string" office:string-value="&lt;item idno=&quot;yakuba&quot; enabled=&quot;1&quot; default=&quot;0&quot; value=&quot;0&quot;&gt;" table:formula="of:=[Snippets.B$15]&amp;[.B333]&amp;[Snippets.C$15]" table:style-name="ce1">
            <text:p>&lt;item idno="yakuba" enabled="1" default="0" value="0"&gt;</text:p>
          </table:table-cell>
          <table:table-cell office:value-type="string" office:string-value="&lt;item idno=&quot;yakuba&quot; enabled=&quot;1&quot; default=&quot;0&quot; value=&quot;0&quot;&gt;&lt;labels&gt;&lt;label locale=&quot;de_CH&quot; preferred=&quot;1&quot;&gt;&lt;name_singular&gt;Yakuba&lt;/name_singular&gt;&lt;name_plural&gt;Yakuba&lt;/name_plural&gt;&lt;/label&gt;&lt;label locale=&quot;fr_CH&quot; preferred=&quot;1&quot;&gt;&lt;name_singular&gt;Dan&lt;/name_singular&gt;&lt;name_plural&gt;Dan&lt;/name_plural&gt;&lt;/label&gt;&lt;/labels&gt;&lt;/item&gt;" table:formula="of:=[.E333]&amp;[Snippets.B$16]&amp;[.C333]&amp;[.D333]&amp;[Snippets.B$22]&amp;[Snippets.B$23]" table:style-name="ce1">
            <text:p>&lt;item idno="yakuba" enabled="1" default="0" value="0"&gt;&lt;labels&gt;&lt;label locale="de_CH" preferred="1"&gt;&lt;name_singular&gt;Yakuba&lt;/name_singular&gt;&lt;name_plural&gt;Yakuba&lt;/name_plural&gt;&lt;/label&gt;&lt;label locale="fr_CH" preferred="1"&gt;&lt;name_singular&gt;Dan&lt;/name_singular&gt;&lt;name_plural&gt;Dan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Yámana" table:formula="of:=[Translations.A334]" table:style-name="ce1">
            <text:p>Yámana</text:p>
          </table:table-cell>
          <table:table-cell office:value-type="string" table:style-name="ce1">
            <text:p>ymana</text:p>
          </table:table-cell>
          <table:table-cell office:value-type="string" office:string-value="&lt;label locale=&quot;de_CH&quot; preferred=&quot;1&quot;&gt;&lt;name_singular&gt;Yámana&lt;/name_singular&gt;&lt;name_plural&gt;Yámana&lt;/name_plural&gt;&lt;/label&gt;" table:formula="of:=[Snippets.$B$17]&amp;[Translations.A334]&amp;[Snippets.$C$17]&amp;[Translations.A334]&amp;[Snippets.$D$17]" table:style-name="ce1">
            <text:p>&lt;label locale="de_CH" preferred="1"&gt;&lt;name_singular&gt;Yámana&lt;/name_singular&gt;&lt;name_plural&gt;Yámana&lt;/name_plural&gt;&lt;/label&gt;</text:p>
          </table:table-cell>
          <table:table-cell office:value-type="string" office:string-value="&lt;label locale=&quot;fr_CH&quot; preferred=&quot;1&quot;&gt;&lt;name_singular&gt;Yagan&lt;/name_singular&gt;&lt;name_plural&gt;Yagan&lt;/name_plural&gt;&lt;/label&gt;" table:formula="of:=[Snippets.$B$18]&amp;[Translations.B334]&amp;[Snippets.$C$18]&amp;[Translations.B334]&amp;[Snippets.$D$18]" table:style-name="ce1">
            <text:p>&lt;label locale="fr_CH" preferred="1"&gt;&lt;name_singular&gt;Yagan&lt;/name_singular&gt;&lt;name_plural&gt;Yagan&lt;/name_plural&gt;&lt;/label&gt;</text:p>
          </table:table-cell>
          <table:table-cell office:value-type="string" office:string-value="&lt;item idno=&quot;ymana&quot; enabled=&quot;1&quot; default=&quot;0&quot; value=&quot;0&quot;&gt;" table:formula="of:=[Snippets.B$15]&amp;[.B334]&amp;[Snippets.C$15]" table:style-name="ce1">
            <text:p>&lt;item idno="ymana" enabled="1" default="0" value="0"&gt;</text:p>
          </table:table-cell>
          <table:table-cell office:value-type="string" office:string-value="&lt;item idno=&quot;ymana&quot; enabled=&quot;1&quot; default=&quot;0&quot; value=&quot;0&quot;&gt;&lt;labels&gt;&lt;label locale=&quot;de_CH&quot; preferred=&quot;1&quot;&gt;&lt;name_singular&gt;Yámana&lt;/name_singular&gt;&lt;name_plural&gt;Yámana&lt;/name_plural&gt;&lt;/label&gt;&lt;label locale=&quot;fr_CH&quot; preferred=&quot;1&quot;&gt;&lt;name_singular&gt;Yagan&lt;/name_singular&gt;&lt;name_plural&gt;Yagan&lt;/name_plural&gt;&lt;/label&gt;&lt;/labels&gt;&lt;/item&gt;" table:formula="of:=[.E334]&amp;[Snippets.B$16]&amp;[.C334]&amp;[.D334]&amp;[Snippets.B$22]&amp;[Snippets.B$23]" table:style-name="ce1">
            <text:p>&lt;item idno="ymana" enabled="1" default="0" value="0"&gt;&lt;labels&gt;&lt;label locale="de_CH" preferred="1"&gt;&lt;name_singular&gt;Yámana&lt;/name_singular&gt;&lt;name_plural&gt;Yámana&lt;/name_plural&gt;&lt;/label&gt;&lt;label locale="fr_CH" preferred="1"&gt;&lt;name_singular&gt;Yagan&lt;/name_singular&gt;&lt;name_plural&gt;Yagan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Yao" table:formula="of:=[Translations.A335]" table:style-name="ce1">
            <text:p>Yao</text:p>
          </table:table-cell>
          <table:table-cell office:value-type="string" table:style-name="ce1">
            <text:p>yao</text:p>
          </table:table-cell>
          <table:table-cell office:value-type="string" office:string-value="&lt;label locale=&quot;de_CH&quot; preferred=&quot;1&quot;&gt;&lt;name_singular&gt;Yao&lt;/name_singular&gt;&lt;name_plural&gt;Yao&lt;/name_plural&gt;&lt;/label&gt;" table:formula="of:=[Snippets.$B$17]&amp;[Translations.A335]&amp;[Snippets.$C$17]&amp;[Translations.A335]&amp;[Snippets.$D$17]" table:style-name="ce1">
            <text:p>&lt;label locale="de_CH" preferred="1"&gt;&lt;name_singular&gt;Yao&lt;/name_singular&gt;&lt;name_plural&gt;Yao&lt;/name_plural&gt;&lt;/label&gt;</text:p>
          </table:table-cell>
          <table:table-cell office:value-type="string" office:string-value="&lt;label locale=&quot;fr_CH&quot; preferred=&quot;1&quot;&gt;&lt;name_singular&gt;Yao&lt;/name_singular&gt;&lt;name_plural&gt;Yao&lt;/name_plural&gt;&lt;/label&gt;" table:formula="of:=[Snippets.$B$18]&amp;[Translations.B335]&amp;[Snippets.$C$18]&amp;[Translations.B335]&amp;[Snippets.$D$18]" table:style-name="ce1">
            <text:p>&lt;label locale="fr_CH" preferred="1"&gt;&lt;name_singular&gt;Yao&lt;/name_singular&gt;&lt;name_plural&gt;Yao&lt;/name_plural&gt;&lt;/label&gt;</text:p>
          </table:table-cell>
          <table:table-cell office:value-type="string" office:string-value="&lt;item idno=&quot;yao&quot; enabled=&quot;1&quot; default=&quot;0&quot; value=&quot;0&quot;&gt;" table:formula="of:=[Snippets.B$15]&amp;[.B335]&amp;[Snippets.C$15]" table:style-name="ce1">
            <text:p>&lt;item idno="yao" enabled="1" default="0" value="0"&gt;</text:p>
          </table:table-cell>
          <table:table-cell office:value-type="string" office:string-value="&lt;item idno=&quot;yao&quot; enabled=&quot;1&quot; default=&quot;0&quot; value=&quot;0&quot;&gt;&lt;labels&gt;&lt;label locale=&quot;de_CH&quot; preferred=&quot;1&quot;&gt;&lt;name_singular&gt;Yao&lt;/name_singular&gt;&lt;name_plural&gt;Yao&lt;/name_plural&gt;&lt;/label&gt;&lt;label locale=&quot;fr_CH&quot; preferred=&quot;1&quot;&gt;&lt;name_singular&gt;Yao&lt;/name_singular&gt;&lt;name_plural&gt;Yao&lt;/name_plural&gt;&lt;/label&gt;&lt;/labels&gt;&lt;/item&gt;" table:formula="of:=[.E335]&amp;[Snippets.B$16]&amp;[.C335]&amp;[.D335]&amp;[Snippets.B$22]&amp;[Snippets.B$23]" table:style-name="ce1">
            <text:p>&lt;item idno="yao" enabled="1" default="0" value="0"&gt;&lt;labels&gt;&lt;label locale="de_CH" preferred="1"&gt;&lt;name_singular&gt;Yao&lt;/name_singular&gt;&lt;name_plural&gt;Yao&lt;/name_plural&gt;&lt;/label&gt;&lt;label locale="fr_CH" preferred="1"&gt;&lt;name_singular&gt;Yao&lt;/name_singular&gt;&lt;name_plural&gt;Ya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Yapua" table:formula="of:=[Translations.A336]" table:style-name="ce1">
            <text:p>Yapua</text:p>
          </table:table-cell>
          <table:table-cell office:value-type="string" table:style-name="ce1">
            <text:p>yapua</text:p>
          </table:table-cell>
          <table:table-cell office:value-type="string" office:string-value="&lt;label locale=&quot;de_CH&quot; preferred=&quot;1&quot;&gt;&lt;name_singular&gt;Yapua&lt;/name_singular&gt;&lt;name_plural&gt;Yapua&lt;/name_plural&gt;&lt;/label&gt;" table:formula="of:=[Snippets.$B$17]&amp;[Translations.A336]&amp;[Snippets.$C$17]&amp;[Translations.A336]&amp;[Snippets.$D$17]" table:style-name="ce1">
            <text:p>&lt;label locale="de_CH" preferred="1"&gt;&lt;name_singular&gt;Yapua&lt;/name_singular&gt;&lt;name_plural&gt;Yapua&lt;/name_plural&gt;&lt;/label&gt;</text:p>
          </table:table-cell>
          <table:table-cell office:value-type="string" office:string-value="&lt;label locale=&quot;fr_CH&quot; preferred=&quot;1&quot;&gt;&lt;name_singular&gt;Yapua&lt;/name_singular&gt;&lt;name_plural&gt;Yapua&lt;/name_plural&gt;&lt;/label&gt;" table:formula="of:=[Snippets.$B$18]&amp;[Translations.B336]&amp;[Snippets.$C$18]&amp;[Translations.B336]&amp;[Snippets.$D$18]" table:style-name="ce1">
            <text:p>&lt;label locale="fr_CH" preferred="1"&gt;&lt;name_singular&gt;Yapua&lt;/name_singular&gt;&lt;name_plural&gt;Yapua&lt;/name_plural&gt;&lt;/label&gt;</text:p>
          </table:table-cell>
          <table:table-cell office:value-type="string" office:string-value="&lt;item idno=&quot;yapua&quot; enabled=&quot;1&quot; default=&quot;0&quot; value=&quot;0&quot;&gt;" table:formula="of:=[Snippets.B$15]&amp;[.B336]&amp;[Snippets.C$15]" table:style-name="ce1">
            <text:p>&lt;item idno="yapua" enabled="1" default="0" value="0"&gt;</text:p>
          </table:table-cell>
          <table:table-cell office:value-type="string" office:string-value="&lt;item idno=&quot;yapua&quot; enabled=&quot;1&quot; default=&quot;0&quot; value=&quot;0&quot;&gt;&lt;labels&gt;&lt;label locale=&quot;de_CH&quot; preferred=&quot;1&quot;&gt;&lt;name_singular&gt;Yapua&lt;/name_singular&gt;&lt;name_plural&gt;Yapua&lt;/name_plural&gt;&lt;/label&gt;&lt;label locale=&quot;fr_CH&quot; preferred=&quot;1&quot;&gt;&lt;name_singular&gt;Yapua&lt;/name_singular&gt;&lt;name_plural&gt;Yapua&lt;/name_plural&gt;&lt;/label&gt;&lt;/labels&gt;&lt;/item&gt;" table:formula="of:=[.E336]&amp;[Snippets.B$16]&amp;[.C336]&amp;[.D336]&amp;[Snippets.B$22]&amp;[Snippets.B$23]" table:style-name="ce1">
            <text:p>&lt;item idno="yapua" enabled="1" default="0" value="0"&gt;&lt;labels&gt;&lt;label locale="de_CH" preferred="1"&gt;&lt;name_singular&gt;Yapua&lt;/name_singular&gt;&lt;name_plural&gt;Yapua&lt;/name_plural&gt;&lt;/label&gt;&lt;label locale="fr_CH" preferred="1"&gt;&lt;name_singular&gt;Yapua&lt;/name_singular&gt;&lt;name_plural&gt;Yapu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Yarra" table:formula="of:=[Translations.A337]" table:style-name="ce1">
            <text:p>Yarra</text:p>
          </table:table-cell>
          <table:table-cell office:value-type="string" table:style-name="ce1">
            <text:p>yarra</text:p>
          </table:table-cell>
          <table:table-cell office:value-type="string" office:string-value="&lt;label locale=&quot;de_CH&quot; preferred=&quot;1&quot;&gt;&lt;name_singular&gt;Yarra&lt;/name_singular&gt;&lt;name_plural&gt;Yarra&lt;/name_plural&gt;&lt;/label&gt;" table:formula="of:=[Snippets.$B$17]&amp;[Translations.A337]&amp;[Snippets.$C$17]&amp;[Translations.A337]&amp;[Snippets.$D$17]" table:style-name="ce1">
            <text:p>&lt;label locale="de_CH" preferred="1"&gt;&lt;name_singular&gt;Yarra&lt;/name_singular&gt;&lt;name_plural&gt;Yarra&lt;/name_plural&gt;&lt;/label&gt;</text:p>
          </table:table-cell>
          <table:table-cell office:value-type="string" office:string-value="&lt;label locale=&quot;fr_CH&quot; preferred=&quot;1&quot;&gt;&lt;name_singular&gt;Yarra&lt;/name_singular&gt;&lt;name_plural&gt;Yarra&lt;/name_plural&gt;&lt;/label&gt;" table:formula="of:=[Snippets.$B$18]&amp;[Translations.B337]&amp;[Snippets.$C$18]&amp;[Translations.B337]&amp;[Snippets.$D$18]" table:style-name="ce1">
            <text:p>&lt;label locale="fr_CH" preferred="1"&gt;&lt;name_singular&gt;Yarra&lt;/name_singular&gt;&lt;name_plural&gt;Yarra&lt;/name_plural&gt;&lt;/label&gt;</text:p>
          </table:table-cell>
          <table:table-cell office:value-type="string" office:string-value="&lt;item idno=&quot;yarra&quot; enabled=&quot;1&quot; default=&quot;0&quot; value=&quot;0&quot;&gt;" table:formula="of:=[Snippets.B$15]&amp;[.B337]&amp;[Snippets.C$15]" table:style-name="ce1">
            <text:p>&lt;item idno="yarra" enabled="1" default="0" value="0"&gt;</text:p>
          </table:table-cell>
          <table:table-cell office:value-type="string" office:string-value="&lt;item idno=&quot;yarra&quot; enabled=&quot;1&quot; default=&quot;0&quot; value=&quot;0&quot;&gt;&lt;labels&gt;&lt;label locale=&quot;de_CH&quot; preferred=&quot;1&quot;&gt;&lt;name_singular&gt;Yarra&lt;/name_singular&gt;&lt;name_plural&gt;Yarra&lt;/name_plural&gt;&lt;/label&gt;&lt;label locale=&quot;fr_CH&quot; preferred=&quot;1&quot;&gt;&lt;name_singular&gt;Yarra&lt;/name_singular&gt;&lt;name_plural&gt;Yarra&lt;/name_plural&gt;&lt;/label&gt;&lt;/labels&gt;&lt;/item&gt;" table:formula="of:=[.E337]&amp;[Snippets.B$16]&amp;[.C337]&amp;[.D337]&amp;[Snippets.B$22]&amp;[Snippets.B$23]" table:style-name="ce1">
            <text:p>&lt;item idno="yarra" enabled="1" default="0" value="0"&gt;&lt;labels&gt;&lt;label locale="de_CH" preferred="1"&gt;&lt;name_singular&gt;Yarra&lt;/name_singular&gt;&lt;name_plural&gt;Yarra&lt;/name_plural&gt;&lt;/label&gt;&lt;label locale="fr_CH" preferred="1"&gt;&lt;name_singular&gt;Yarra&lt;/name_singular&gt;&lt;name_plural&gt;Yarr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Yenadi" table:formula="of:=[Translations.A338]" table:style-name="ce1">
            <text:p>Yenadi</text:p>
          </table:table-cell>
          <table:table-cell office:value-type="string" table:style-name="ce1">
            <text:p>yenadi</text:p>
          </table:table-cell>
          <table:table-cell office:value-type="string" office:string-value="&lt;label locale=&quot;de_CH&quot; preferred=&quot;1&quot;&gt;&lt;name_singular&gt;Yenadi&lt;/name_singular&gt;&lt;name_plural&gt;Yenadi&lt;/name_plural&gt;&lt;/label&gt;" table:formula="of:=[Snippets.$B$17]&amp;[Translations.A338]&amp;[Snippets.$C$17]&amp;[Translations.A338]&amp;[Snippets.$D$17]" table:style-name="ce1">
            <text:p>&lt;label locale="de_CH" preferred="1"&gt;&lt;name_singular&gt;Yenadi&lt;/name_singular&gt;&lt;name_plural&gt;Yenadi&lt;/name_plural&gt;&lt;/label&gt;</text:p>
          </table:table-cell>
          <table:table-cell office:value-type="string" office:string-value="&lt;label locale=&quot;fr_CH&quot; preferred=&quot;1&quot;&gt;&lt;name_singular&gt;Yenadi&lt;/name_singular&gt;&lt;name_plural&gt;Yenadi&lt;/name_plural&gt;&lt;/label&gt;" table:formula="of:=[Snippets.$B$18]&amp;[Translations.B338]&amp;[Snippets.$C$18]&amp;[Translations.B338]&amp;[Snippets.$D$18]" table:style-name="ce1">
            <text:p>&lt;label locale="fr_CH" preferred="1"&gt;&lt;name_singular&gt;Yenadi&lt;/name_singular&gt;&lt;name_plural&gt;Yenadi&lt;/name_plural&gt;&lt;/label&gt;</text:p>
          </table:table-cell>
          <table:table-cell office:value-type="string" office:string-value="&lt;item idno=&quot;yenadi&quot; enabled=&quot;1&quot; default=&quot;0&quot; value=&quot;0&quot;&gt;" table:formula="of:=[Snippets.B$15]&amp;[.B338]&amp;[Snippets.C$15]" table:style-name="ce1">
            <text:p>&lt;item idno="yenadi" enabled="1" default="0" value="0"&gt;</text:p>
          </table:table-cell>
          <table:table-cell office:value-type="string" office:string-value="&lt;item idno=&quot;yenadi&quot; enabled=&quot;1&quot; default=&quot;0&quot; value=&quot;0&quot;&gt;&lt;labels&gt;&lt;label locale=&quot;de_CH&quot; preferred=&quot;1&quot;&gt;&lt;name_singular&gt;Yenadi&lt;/name_singular&gt;&lt;name_plural&gt;Yenadi&lt;/name_plural&gt;&lt;/label&gt;&lt;label locale=&quot;fr_CH&quot; preferred=&quot;1&quot;&gt;&lt;name_singular&gt;Yenadi&lt;/name_singular&gt;&lt;name_plural&gt;Yenadi&lt;/name_plural&gt;&lt;/label&gt;&lt;/labels&gt;&lt;/item&gt;" table:formula="of:=[.E338]&amp;[Snippets.B$16]&amp;[.C338]&amp;[.D338]&amp;[Snippets.B$22]&amp;[Snippets.B$23]" table:style-name="ce1">
            <text:p>&lt;item idno="yenadi" enabled="1" default="0" value="0"&gt;&lt;labels&gt;&lt;label locale="de_CH" preferred="1"&gt;&lt;name_singular&gt;Yenadi&lt;/name_singular&gt;&lt;name_plural&gt;Yenadi&lt;/name_plural&gt;&lt;/label&gt;&lt;label locale="fr_CH" preferred="1"&gt;&lt;name_singular&gt;Yenadi&lt;/name_singular&gt;&lt;name_plural&gt;Yenadi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Yoruba" table:formula="of:=[Translations.A339]" table:style-name="ce1">
            <text:p>Yoruba</text:p>
          </table:table-cell>
          <table:table-cell office:value-type="string" table:style-name="ce1">
            <text:p>yoruba</text:p>
          </table:table-cell>
          <table:table-cell office:value-type="string" office:string-value="&lt;label locale=&quot;de_CH&quot; preferred=&quot;1&quot;&gt;&lt;name_singular&gt;Yoruba&lt;/name_singular&gt;&lt;name_plural&gt;Yoruba&lt;/name_plural&gt;&lt;/label&gt;" table:formula="of:=[Snippets.$B$17]&amp;[Translations.A339]&amp;[Snippets.$C$17]&amp;[Translations.A339]&amp;[Snippets.$D$17]" table:style-name="ce1">
            <text:p>&lt;label locale="de_CH" preferred="1"&gt;&lt;name_singular&gt;Yoruba&lt;/name_singular&gt;&lt;name_plural&gt;Yoruba&lt;/name_plural&gt;&lt;/label&gt;</text:p>
          </table:table-cell>
          <table:table-cell office:value-type="string" office:string-value="&lt;label locale=&quot;fr_CH&quot; preferred=&quot;1&quot;&gt;&lt;name_singular&gt;Yoruba&lt;/name_singular&gt;&lt;name_plural&gt;Yoruba&lt;/name_plural&gt;&lt;/label&gt;" table:formula="of:=[Snippets.$B$18]&amp;[Translations.B339]&amp;[Snippets.$C$18]&amp;[Translations.B339]&amp;[Snippets.$D$18]" table:style-name="ce1">
            <text:p>&lt;label locale="fr_CH" preferred="1"&gt;&lt;name_singular&gt;Yoruba&lt;/name_singular&gt;&lt;name_plural&gt;Yoruba&lt;/name_plural&gt;&lt;/label&gt;</text:p>
          </table:table-cell>
          <table:table-cell office:value-type="string" office:string-value="&lt;item idno=&quot;yoruba&quot; enabled=&quot;1&quot; default=&quot;0&quot; value=&quot;0&quot;&gt;" table:formula="of:=[Snippets.B$15]&amp;[.B339]&amp;[Snippets.C$15]" table:style-name="ce1">
            <text:p>&lt;item idno="yoruba" enabled="1" default="0" value="0"&gt;</text:p>
          </table:table-cell>
          <table:table-cell office:value-type="string" office:string-value="&lt;item idno=&quot;yoruba&quot; enabled=&quot;1&quot; default=&quot;0&quot; value=&quot;0&quot;&gt;&lt;labels&gt;&lt;label locale=&quot;de_CH&quot; preferred=&quot;1&quot;&gt;&lt;name_singular&gt;Yoruba&lt;/name_singular&gt;&lt;name_plural&gt;Yoruba&lt;/name_plural&gt;&lt;/label&gt;&lt;label locale=&quot;fr_CH&quot; preferred=&quot;1&quot;&gt;&lt;name_singular&gt;Yoruba&lt;/name_singular&gt;&lt;name_plural&gt;Yoruba&lt;/name_plural&gt;&lt;/label&gt;&lt;/labels&gt;&lt;/item&gt;" table:formula="of:=[.E339]&amp;[Snippets.B$16]&amp;[.C339]&amp;[.D339]&amp;[Snippets.B$22]&amp;[Snippets.B$23]" table:style-name="ce1">
            <text:p>&lt;item idno="yoruba" enabled="1" default="0" value="0"&gt;&lt;labels&gt;&lt;label locale="de_CH" preferred="1"&gt;&lt;name_singular&gt;Yoruba&lt;/name_singular&gt;&lt;name_plural&gt;Yoruba&lt;/name_plural&gt;&lt;/label&gt;&lt;label locale="fr_CH" preferred="1"&gt;&lt;name_singular&gt;Yoruba&lt;/name_singular&gt;&lt;name_plural&gt;Yoruba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Yumbo" table:formula="of:=[Translations.A340]" table:style-name="ce1">
            <text:p>Yumbo</text:p>
          </table:table-cell>
          <table:table-cell office:value-type="string" table:style-name="ce1">
            <text:p>yumbo</text:p>
          </table:table-cell>
          <table:table-cell office:value-type="string" office:string-value="&lt;label locale=&quot;de_CH&quot; preferred=&quot;1&quot;&gt;&lt;name_singular&gt;Yumbo&lt;/name_singular&gt;&lt;name_plural&gt;Yumbo&lt;/name_plural&gt;&lt;/label&gt;" table:formula="of:=[Snippets.$B$17]&amp;[Translations.A340]&amp;[Snippets.$C$17]&amp;[Translations.A340]&amp;[Snippets.$D$17]" table:style-name="ce1">
            <text:p>&lt;label locale="de_CH" preferred="1"&gt;&lt;name_singular&gt;Yumbo&lt;/name_singular&gt;&lt;name_plural&gt;Yumbo&lt;/name_plural&gt;&lt;/label&gt;</text:p>
          </table:table-cell>
          <table:table-cell office:value-type="string" office:string-value="&lt;label locale=&quot;fr_CH&quot; preferred=&quot;1&quot;&gt;&lt;name_singular&gt;Yumbo&lt;/name_singular&gt;&lt;name_plural&gt;Yumbo&lt;/name_plural&gt;&lt;/label&gt;" table:formula="of:=[Snippets.$B$18]&amp;[Translations.B340]&amp;[Snippets.$C$18]&amp;[Translations.B340]&amp;[Snippets.$D$18]" table:style-name="ce1">
            <text:p>&lt;label locale="fr_CH" preferred="1"&gt;&lt;name_singular&gt;Yumbo&lt;/name_singular&gt;&lt;name_plural&gt;Yumbo&lt;/name_plural&gt;&lt;/label&gt;</text:p>
          </table:table-cell>
          <table:table-cell office:value-type="string" office:string-value="&lt;item idno=&quot;yumbo&quot; enabled=&quot;1&quot; default=&quot;0&quot; value=&quot;0&quot;&gt;" table:formula="of:=[Snippets.B$15]&amp;[.B340]&amp;[Snippets.C$15]" table:style-name="ce1">
            <text:p>&lt;item idno="yumbo" enabled="1" default="0" value="0"&gt;</text:p>
          </table:table-cell>
          <table:table-cell office:value-type="string" office:string-value="&lt;item idno=&quot;yumbo&quot; enabled=&quot;1&quot; default=&quot;0&quot; value=&quot;0&quot;&gt;&lt;labels&gt;&lt;label locale=&quot;de_CH&quot; preferred=&quot;1&quot;&gt;&lt;name_singular&gt;Yumbo&lt;/name_singular&gt;&lt;name_plural&gt;Yumbo&lt;/name_plural&gt;&lt;/label&gt;&lt;label locale=&quot;fr_CH&quot; preferred=&quot;1&quot;&gt;&lt;name_singular&gt;Yumbo&lt;/name_singular&gt;&lt;name_plural&gt;Yumbo&lt;/name_plural&gt;&lt;/label&gt;&lt;/labels&gt;&lt;/item&gt;" table:formula="of:=[.E340]&amp;[Snippets.B$16]&amp;[.C340]&amp;[.D340]&amp;[Snippets.B$22]&amp;[Snippets.B$23]" table:style-name="ce1">
            <text:p>&lt;item idno="yumbo" enabled="1" default="0" value="0"&gt;&lt;labels&gt;&lt;label locale="de_CH" preferred="1"&gt;&lt;name_singular&gt;Yumbo&lt;/name_singular&gt;&lt;name_plural&gt;Yumbo&lt;/name_plural&gt;&lt;/label&gt;&lt;label locale="fr_CH" preferred="1"&gt;&lt;name_singular&gt;Yumbo&lt;/name_singular&gt;&lt;name_plural&gt;Yumb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Zaparo" table:formula="of:=[Translations.A341]" table:style-name="ce1">
            <text:p>Zaparo</text:p>
          </table:table-cell>
          <table:table-cell office:value-type="string" table:style-name="ce1">
            <text:p>zaparo</text:p>
          </table:table-cell>
          <table:table-cell office:value-type="string" office:string-value="&lt;label locale=&quot;de_CH&quot; preferred=&quot;1&quot;&gt;&lt;name_singular&gt;Zaparo&lt;/name_singular&gt;&lt;name_plural&gt;Zaparo&lt;/name_plural&gt;&lt;/label&gt;" table:formula="of:=[Snippets.$B$17]&amp;[Translations.A341]&amp;[Snippets.$C$17]&amp;[Translations.A341]&amp;[Snippets.$D$17]" table:style-name="ce1">
            <text:p>&lt;label locale="de_CH" preferred="1"&gt;&lt;name_singular&gt;Zaparo&lt;/name_singular&gt;&lt;name_plural&gt;Zaparo&lt;/name_plural&gt;&lt;/label&gt;</text:p>
          </table:table-cell>
          <table:table-cell office:value-type="string" office:string-value="&lt;label locale=&quot;fr_CH&quot; preferred=&quot;1&quot;&gt;&lt;name_singular&gt;Zaparo&lt;/name_singular&gt;&lt;name_plural&gt;Zaparo&lt;/name_plural&gt;&lt;/label&gt;" table:formula="of:=[Snippets.$B$18]&amp;[Translations.B341]&amp;[Snippets.$C$18]&amp;[Translations.B341]&amp;[Snippets.$D$18]" table:style-name="ce1">
            <text:p>&lt;label locale="fr_CH" preferred="1"&gt;&lt;name_singular&gt;Zaparo&lt;/name_singular&gt;&lt;name_plural&gt;Zaparo&lt;/name_plural&gt;&lt;/label&gt;</text:p>
          </table:table-cell>
          <table:table-cell office:value-type="string" office:string-value="&lt;item idno=&quot;zaparo&quot; enabled=&quot;1&quot; default=&quot;0&quot; value=&quot;0&quot;&gt;" table:formula="of:=[Snippets.B$15]&amp;[.B341]&amp;[Snippets.C$15]" table:style-name="ce1">
            <text:p>&lt;item idno="zaparo" enabled="1" default="0" value="0"&gt;</text:p>
          </table:table-cell>
          <table:table-cell office:value-type="string" office:string-value="&lt;item idno=&quot;zaparo&quot; enabled=&quot;1&quot; default=&quot;0&quot; value=&quot;0&quot;&gt;&lt;labels&gt;&lt;label locale=&quot;de_CH&quot; preferred=&quot;1&quot;&gt;&lt;name_singular&gt;Zaparo&lt;/name_singular&gt;&lt;name_plural&gt;Zaparo&lt;/name_plural&gt;&lt;/label&gt;&lt;label locale=&quot;fr_CH&quot; preferred=&quot;1&quot;&gt;&lt;name_singular&gt;Zaparo&lt;/name_singular&gt;&lt;name_plural&gt;Zaparo&lt;/name_plural&gt;&lt;/label&gt;&lt;/labels&gt;&lt;/item&gt;" table:formula="of:=[.E341]&amp;[Snippets.B$16]&amp;[.C341]&amp;[.D341]&amp;[Snippets.B$22]&amp;[Snippets.B$23]" table:style-name="ce1">
            <text:p>&lt;item idno="zaparo" enabled="1" default="0" value="0"&gt;&lt;labels&gt;&lt;label locale="de_CH" preferred="1"&gt;&lt;name_singular&gt;Zaparo&lt;/name_singular&gt;&lt;name_plural&gt;Zaparo&lt;/name_plural&gt;&lt;/label&gt;&lt;label locale="fr_CH" preferred="1"&gt;&lt;name_singular&gt;Zaparo&lt;/name_singular&gt;&lt;name_plural&gt;Zaparo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Zigeuner" table:formula="of:=[Translations.A342]" table:style-name="ce1">
            <text:p>Zigeuner</text:p>
          </table:table-cell>
          <table:table-cell office:value-type="string" table:style-name="ce1">
            <text:p>zigeuner</text:p>
          </table:table-cell>
          <table:table-cell office:value-type="string" office:string-value="&lt;label locale=&quot;de_CH&quot; preferred=&quot;1&quot;&gt;&lt;name_singular&gt;Zigeuner&lt;/name_singular&gt;&lt;name_plural&gt;Zigeuner&lt;/name_plural&gt;&lt;/label&gt;" table:formula="of:=[Snippets.$B$17]&amp;[Translations.A342]&amp;[Snippets.$C$17]&amp;[Translations.A342]&amp;[Snippets.$D$17]" table:style-name="ce1">
            <text:p>&lt;label locale="de_CH" preferred="1"&gt;&lt;name_singular&gt;Zigeuner&lt;/name_singular&gt;&lt;name_plural&gt;Zigeuner&lt;/name_plural&gt;&lt;/label&gt;</text:p>
          </table:table-cell>
          <table:table-cell office:value-type="string" office:string-value="&lt;label locale=&quot;fr_CH&quot; preferred=&quot;1&quot;&gt;&lt;name_singular&gt;Zigeuner&lt;/name_singular&gt;&lt;name_plural&gt;Zigeuner&lt;/name_plural&gt;&lt;/label&gt;" table:formula="of:=[Snippets.$B$18]&amp;[Translations.B342]&amp;[Snippets.$C$18]&amp;[Translations.B342]&amp;[Snippets.$D$18]" table:style-name="ce1">
            <text:p>&lt;label locale="fr_CH" preferred="1"&gt;&lt;name_singular&gt;Zigeuner&lt;/name_singular&gt;&lt;name_plural&gt;Zigeuner&lt;/name_plural&gt;&lt;/label&gt;</text:p>
          </table:table-cell>
          <table:table-cell office:value-type="string" office:string-value="&lt;item idno=&quot;zigeuner&quot; enabled=&quot;1&quot; default=&quot;0&quot; value=&quot;0&quot;&gt;" table:formula="of:=[Snippets.B$15]&amp;[.B342]&amp;[Snippets.C$15]" table:style-name="ce1">
            <text:p>&lt;item idno="zigeuner" enabled="1" default="0" value="0"&gt;</text:p>
          </table:table-cell>
          <table:table-cell office:value-type="string" office:string-value="&lt;item idno=&quot;zigeuner&quot; enabled=&quot;1&quot; default=&quot;0&quot; value=&quot;0&quot;&gt;&lt;labels&gt;&lt;label locale=&quot;de_CH&quot; preferred=&quot;1&quot;&gt;&lt;name_singular&gt;Zigeuner&lt;/name_singular&gt;&lt;name_plural&gt;Zigeuner&lt;/name_plural&gt;&lt;/label&gt;&lt;label locale=&quot;fr_CH&quot; preferred=&quot;1&quot;&gt;&lt;name_singular&gt;Zigeuner&lt;/name_singular&gt;&lt;name_plural&gt;Zigeuner&lt;/name_plural&gt;&lt;/label&gt;&lt;/labels&gt;&lt;/item&gt;" table:formula="of:=[.E342]&amp;[Snippets.B$16]&amp;[.C342]&amp;[.D342]&amp;[Snippets.B$22]&amp;[Snippets.B$23]" table:style-name="ce1">
            <text:p>&lt;item idno="zigeuner" enabled="1" default="0" value="0"&gt;&lt;labels&gt;&lt;label locale="de_CH" preferred="1"&gt;&lt;name_singular&gt;Zigeuner&lt;/name_singular&gt;&lt;name_plural&gt;Zigeuner&lt;/name_plural&gt;&lt;/label&gt;&lt;label locale="fr_CH" preferred="1"&gt;&lt;name_singular&gt;Zigeuner&lt;/name_singular&gt;&lt;name_plural&gt;Zigeuner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Zulu" table:formula="of:=[Translations.A343]" table:style-name="ce1">
            <text:p>Zulu</text:p>
          </table:table-cell>
          <table:table-cell office:value-type="string" table:style-name="ce1">
            <text:p>zulu</text:p>
          </table:table-cell>
          <table:table-cell office:value-type="string" office:string-value="&lt;label locale=&quot;de_CH&quot; preferred=&quot;1&quot;&gt;&lt;name_singular&gt;Zulu&lt;/name_singular&gt;&lt;name_plural&gt;Zulu&lt;/name_plural&gt;&lt;/label&gt;" table:formula="of:=[Snippets.$B$17]&amp;[Translations.A343]&amp;[Snippets.$C$17]&amp;[Translations.A343]&amp;[Snippets.$D$17]" table:style-name="ce1">
            <text:p>&lt;label locale="de_CH" preferred="1"&gt;&lt;name_singular&gt;Zulu&lt;/name_singular&gt;&lt;name_plural&gt;Zulu&lt;/name_plural&gt;&lt;/label&gt;</text:p>
          </table:table-cell>
          <table:table-cell office:value-type="string" office:string-value="&lt;label locale=&quot;fr_CH&quot; preferred=&quot;1&quot;&gt;&lt;name_singular&gt;Zulu&lt;/name_singular&gt;&lt;name_plural&gt;Zulu&lt;/name_plural&gt;&lt;/label&gt;" table:formula="of:=[Snippets.$B$18]&amp;[Translations.B343]&amp;[Snippets.$C$18]&amp;[Translations.B343]&amp;[Snippets.$D$18]" table:style-name="ce1">
            <text:p>&lt;label locale="fr_CH" preferred="1"&gt;&lt;name_singular&gt;Zulu&lt;/name_singular&gt;&lt;name_plural&gt;Zulu&lt;/name_plural&gt;&lt;/label&gt;</text:p>
          </table:table-cell>
          <table:table-cell office:value-type="string" office:string-value="&lt;item idno=&quot;zulu&quot; enabled=&quot;1&quot; default=&quot;0&quot; value=&quot;0&quot;&gt;" table:formula="of:=[Snippets.B$15]&amp;[.B343]&amp;[Snippets.C$15]" table:style-name="ce1">
            <text:p>&lt;item idno="zulu" enabled="1" default="0" value="0"&gt;</text:p>
          </table:table-cell>
          <table:table-cell office:value-type="string" office:string-value="&lt;item idno=&quot;zulu&quot; enabled=&quot;1&quot; default=&quot;0&quot; value=&quot;0&quot;&gt;&lt;labels&gt;&lt;label locale=&quot;de_CH&quot; preferred=&quot;1&quot;&gt;&lt;name_singular&gt;Zulu&lt;/name_singular&gt;&lt;name_plural&gt;Zulu&lt;/name_plural&gt;&lt;/label&gt;&lt;label locale=&quot;fr_CH&quot; preferred=&quot;1&quot;&gt;&lt;name_singular&gt;Zulu&lt;/name_singular&gt;&lt;name_plural&gt;Zulu&lt;/name_plural&gt;&lt;/label&gt;&lt;/labels&gt;&lt;/item&gt;" table:formula="of:=[.E343]&amp;[Snippets.B$16]&amp;[.C343]&amp;[.D343]&amp;[Snippets.B$22]&amp;[Snippets.B$23]" table:style-name="ce1">
            <text:p>&lt;item idno="zulu" enabled="1" default="0" value="0"&gt;&lt;labels&gt;&lt;label locale="de_CH" preferred="1"&gt;&lt;name_singular&gt;Zulu&lt;/name_singular&gt;&lt;name_plural&gt;Zulu&lt;/name_plural&gt;&lt;/label&gt;&lt;label locale="fr_CH" preferred="1"&gt;&lt;name_singular&gt;Zulu&lt;/name_singular&gt;&lt;name_plural&gt;Zulu&lt;/name_plural&gt;&lt;/label&gt;&lt;/labels&gt;&lt;/item&gt;</text:p>
          </table:table-cell>
          <table:table-cell table:number-columns-repeated="16378"/>
        </table:table-row>
        <table:table-row table:style-name="ro3">
          <table:table-cell office:value-type="string" office:string-value="Zuñi" table:formula="of:=[Translations.A344]" table:style-name="ce1">
            <text:p>Zuñi</text:p>
          </table:table-cell>
          <table:table-cell office:value-type="string" table:style-name="ce1">
            <text:p>zui</text:p>
          </table:table-cell>
          <table:table-cell office:value-type="string" office:string-value="&lt;label locale=&quot;de_CH&quot; preferred=&quot;1&quot;&gt;&lt;name_singular&gt;Zuñi&lt;/name_singular&gt;&lt;name_plural&gt;Zuñi&lt;/name_plural&gt;&lt;/label&gt;" table:formula="of:=[Snippets.$B$17]&amp;[Translations.A344]&amp;[Snippets.$C$17]&amp;[Translations.A344]&amp;[Snippets.$D$17]" table:style-name="ce1">
            <text:p>&lt;label locale="de_CH" preferred="1"&gt;&lt;name_singular&gt;Zuñi&lt;/name_singular&gt;&lt;name_plural&gt;Zuñi&lt;/name_plural&gt;&lt;/label&gt;</text:p>
          </table:table-cell>
          <table:table-cell office:value-type="string" office:string-value="&lt;label locale=&quot;fr_CH&quot; preferred=&quot;1&quot;&gt;&lt;name_singular&gt;Zuñi&lt;/name_singular&gt;&lt;name_plural&gt;Zuñi&lt;/name_plural&gt;&lt;/label&gt;" table:formula="of:=[Snippets.$B$18]&amp;[Translations.B344]&amp;[Snippets.$C$18]&amp;[Translations.B344]&amp;[Snippets.$D$18]" table:style-name="ce1">
            <text:p>&lt;label locale="fr_CH" preferred="1"&gt;&lt;name_singular&gt;Zuñi&lt;/name_singular&gt;&lt;name_plural&gt;Zuñi&lt;/name_plural&gt;&lt;/label&gt;</text:p>
          </table:table-cell>
          <table:table-cell office:value-type="string" office:string-value="&lt;item idno=&quot;zui&quot; enabled=&quot;1&quot; default=&quot;0&quot; value=&quot;0&quot;&gt;" table:formula="of:=[Snippets.B$15]&amp;[.B344]&amp;[Snippets.C$15]" table:style-name="ce1">
            <text:p>&lt;item idno="zui" enabled="1" default="0" value="0"&gt;</text:p>
          </table:table-cell>
          <table:table-cell office:value-type="string" office:string-value="&lt;item idno=&quot;zui&quot; enabled=&quot;1&quot; default=&quot;0&quot; value=&quot;0&quot;&gt;&lt;labels&gt;&lt;label locale=&quot;de_CH&quot; preferred=&quot;1&quot;&gt;&lt;name_singular&gt;Zuñi&lt;/name_singular&gt;&lt;name_plural&gt;Zuñi&lt;/name_plural&gt;&lt;/label&gt;&lt;label locale=&quot;fr_CH&quot; preferred=&quot;1&quot;&gt;&lt;name_singular&gt;Zuñi&lt;/name_singular&gt;&lt;name_plural&gt;Zuñi&lt;/name_plural&gt;&lt;/label&gt;&lt;/labels&gt;&lt;/item&gt;" table:formula="of:=[.E344]&amp;[Snippets.B$16]&amp;[.C344]&amp;[.D344]&amp;[Snippets.B$22]&amp;[Snippets.B$23]" table:style-name="ce1">
            <text:p>&lt;item idno="zui" enabled="1" default="0" value="0"&gt;&lt;labels&gt;&lt;label locale="de_CH" preferred="1"&gt;&lt;name_singular&gt;Zuñi&lt;/name_singular&gt;&lt;name_plural&gt;Zuñi&lt;/name_plural&gt;&lt;/label&gt;&lt;label locale="fr_CH" preferred="1"&gt;&lt;name_singular&gt;Zuñi&lt;/name_singular&gt;&lt;name_plural&gt;Zuñi&lt;/name_plural&gt;&lt;/label&gt;&lt;/labels&gt;&lt;/item&gt;</text:p>
          </table:table-cell>
          <table:table-cell table:number-columns-repeated="16378"/>
        </table:table-row>
        <table:table-row table:number-rows-repeated="1048232" table:style-name="ro3">
          <table:table-cell table:number-columns-repeated="16384"/>
        </table:table-row>
      </table:table>
      <table:table table:name="Translations" table:style-name="ta1">
        <table:table-column table:style-name="co8" table:number-columns-repeated="5" table:default-cell-style-name="ce1"/>
        <table:table-column table:style-name="co7" table:number-columns-repeated="16379" table:default-cell-style-name="ce1"/>
        <table:table-row table:style-name="ro3">
          <table:table-cell table:number-columns-repeated="5" table:style-name="ce2"/>
          <table:table-cell table:number-columns-repeated="16379"/>
        </table:table-row>
        <table:table-row table:style-name="ro3">
          <table:table-cell office:value-type="string" table:style-name="ce2">
            <text:p>DE</text:p>
          </table:table-cell>
          <table:table-cell office:value-type="string" table:style-name="ce2">
            <text:p>FR</text:p>
          </table:table-cell>
          <table:table-cell table:number-columns-repeated="3" table:style-name="ce2"/>
          <table:table-cell table:number-columns-repeated="16379"/>
        </table:table-row>
        <table:table-row table:style-name="ro3">
          <table:table-cell office:value-type="string" table:style-name="ce1">
            <text:p>Aborigines</text:p>
          </table:table-cell>
          <table:table-cell office:value-type="string" table:style-name="ce1">
            <text:p>Aborigène australien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Aeta</text:p>
          </table:table-cell>
          <table:table-cell office:value-type="string" table:style-name="ce1">
            <text:p>Aeta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Ainu</text:p>
          </table:table-cell>
          <table:table-cell office:value-type="string" table:style-name="ce1">
            <text:p>Aïnou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Akha</text:p>
          </table:table-cell>
          <table:table-cell office:value-type="string" table:style-name="ce1">
            <text:p>Akha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Akim</text:p>
          </table:table-cell>
          <table:table-cell office:value-type="string" table:style-name="ce1">
            <text:p>Akyems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Akwapim</text:p>
          </table:table-cell>
          <table:table-cell office:value-type="string" table:style-name="ce1">
            <text:p>Akuapem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Alfur</text:p>
          </table:table-cell>
          <table:table-cell office:value-type="string" table:style-name="ce1">
            <text:p>Alfur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Amharen</text:p>
          </table:table-cell>
          <table:table-cell office:value-type="string" table:style-name="ce1">
            <text:p>Amharas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Andamaner</text:p>
          </table:table-cell>
          <table:table-cell office:value-type="string" table:style-name="ce1">
            <text:p>Andamanais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Antambahoaka</text:p>
          </table:table-cell>
          <table:table-cell office:value-type="string" table:style-name="ce1">
            <text:p>Antambahoaka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Antandroy</text:p>
          </table:table-cell>
          <table:table-cell office:value-type="string" table:style-name="ce1">
            <text:p>Tandroy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Antankara</text:p>
          </table:table-cell>
          <table:table-cell office:value-type="string" table:style-name="ce1">
            <text:p>Antankara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Anuak</text:p>
          </table:table-cell>
          <table:table-cell office:value-type="string" table:style-name="ce1">
            <text:p>Anuak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Apachen</text:p>
          </table:table-cell>
          <table:table-cell office:value-type="string" table:style-name="ce1">
            <text:p>Apaches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Aparai</text:p>
          </table:table-cell>
          <table:table-cell office:value-type="string" table:style-name="ce1">
            <text:p>Apara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raucan</text:p>
          </table:table-cell>
          <table:table-cell office:value-type="string" table:style-name="ce1">
            <text:p>Araucan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rawak</text:p>
          </table:table-cell>
          <table:table-cell office:value-type="string" table:style-name="ce1">
            <text:p>Arawak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rmenier</text:p>
          </table:table-cell>
          <table:table-cell office:value-type="string" table:style-name="ce1">
            <text:p>Arménien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schanti</text:p>
          </table:table-cell>
          <table:table-cell office:value-type="string" table:style-name="ce1">
            <text:p>Ashanti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tsahuaca</text:p>
          </table:table-cell>
          <table:table-cell office:value-type="string" table:style-name="ce1">
            <text:p>Atsahuac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ymara</text:p>
          </table:table-cell>
          <table:table-cell office:value-type="string" table:style-name="ce1">
            <text:p>Aymar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zande</text:p>
          </table:table-cell>
          <table:table-cell office:value-type="string" table:style-name="ce1">
            <text:p>Zandé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zteken</text:p>
          </table:table-cell>
          <table:table-cell office:value-type="string" table:style-name="ce1">
            <text:p>Aztèqu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acairi</text:p>
          </table:table-cell>
          <table:table-cell office:value-type="string" table:style-name="ce1">
            <text:p>Bacair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adaga</text:p>
          </table:table-cell>
          <table:table-cell office:value-type="string" table:style-name="ce1">
            <text:p>Badag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agobo</text:p>
          </table:table-cell>
          <table:table-cell office:value-type="string" table:style-name="ce1">
            <text:p>Bagob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akelle</text:p>
          </table:table-cell>
          <table:table-cell office:value-type="string" table:style-name="ce1">
            <text:p>Bakelle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akosi</text:p>
          </table:table-cell>
          <table:table-cell office:value-type="string" table:style-name="ce1">
            <text:p>Bakos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alanta</text:p>
          </table:table-cell>
          <table:table-cell office:value-type="string" table:style-name="ce1">
            <text:p>Balante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ale</text:p>
          </table:table-cell>
          <table:table-cell office:value-type="string" table:style-name="ce1">
            <text:p>Bale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ali</text:p>
          </table:table-cell>
          <table:table-cell office:value-type="string" table:style-name="ce1">
            <text:p>Bal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alkaren</text:p>
          </table:table-cell>
          <table:table-cell office:value-type="string" table:style-name="ce1">
            <text:p>Balkar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amana (Bambara)</text:p>
          </table:table-cell>
          <table:table-cell office:value-type="string" table:style-name="ce1">
            <text:p>Bambar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amum</text:p>
          </table:table-cell>
          <table:table-cell office:value-type="string" table:style-name="ce1">
            <text:p>Bamoun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angala</text:p>
          </table:table-cell>
          <table:table-cell office:value-type="string" table:style-name="ce1">
            <text:p>Bangal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angangte</text:p>
          </table:table-cell>
          <table:table-cell office:value-type="string" table:style-name="ce1">
            <text:p>Bangangte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antu</text:p>
          </table:table-cell>
          <table:table-cell office:value-type="string" table:style-name="ce1">
            <text:p>Bantu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ari</text:p>
          </table:table-cell>
          <table:table-cell office:value-type="string" table:style-name="ce1">
            <text:p>Bar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assa</text:p>
          </table:table-cell>
          <table:table-cell office:value-type="string" table:style-name="ce1">
            <text:p>Bass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atak</text:p>
          </table:table-cell>
          <table:table-cell office:value-type="string" table:style-name="ce1">
            <text:p>Batak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atwa</text:p>
          </table:table-cell>
          <table:table-cell office:value-type="string" table:style-name="ce1">
            <text:p>Tw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aule</text:p>
          </table:table-cell>
          <table:table-cell office:value-type="string" table:style-name="ce1">
            <text:p>Baoulé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edani</text:p>
          </table:table-cell>
          <table:table-cell office:value-type="string" table:style-name="ce1">
            <text:p>Bedan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edscha</text:p>
          </table:table-cell>
          <table:table-cell office:value-type="string" table:style-name="ce1">
            <text:p>Bej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eduinen</text:p>
          </table:table-cell>
          <table:table-cell office:value-type="string" table:style-name="ce1">
            <text:p>Bédouin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elutschen</text:p>
          </table:table-cell>
          <table:table-cell office:value-type="string" table:style-name="ce1">
            <text:p>Baloutch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erber</text:p>
          </table:table-cell>
          <table:table-cell office:value-type="string" table:style-name="ce1">
            <text:p>Berbèr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etsileo</text:p>
          </table:table-cell>
          <table:table-cell office:value-type="string" table:style-name="ce1">
            <text:p>Betsile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etsimisaraka</text:p>
          </table:table-cell>
          <table:table-cell office:value-type="string" table:style-name="ce1">
            <text:p>Betsimisarak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ihl</text:p>
          </table:table-cell>
          <table:table-cell office:value-type="string" table:style-name="ce1">
            <text:p>Bihl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isharin</text:p>
          </table:table-cell>
          <table:table-cell office:value-type="string" table:style-name="ce1">
            <text:p>Bisharin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lackfoot</text:p>
          </table:table-cell>
          <table:table-cell office:value-type="string" table:style-name="ce1">
            <text:p>Blackfoot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ogo</text:p>
          </table:table-cell>
          <table:table-cell office:value-type="string" table:style-name="ce1">
            <text:p>Bog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ororo</text:p>
          </table:table-cell>
          <table:table-cell office:value-type="string" table:style-name="ce1">
            <text:p>Boror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oruca</text:p>
          </table:table-cell>
          <table:table-cell office:value-type="string" table:style-name="ce1">
            <text:p>Boruc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otokuden</text:p>
          </table:table-cell>
          <table:table-cell office:value-type="string" table:style-name="ce1">
            <text:p>Botocudo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ribri</text:p>
          </table:table-cell>
          <table:table-cell office:value-type="string" table:style-name="ce1">
            <text:p>Bribr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hagana</text:p>
          </table:table-cell>
          <table:table-cell office:value-type="string" table:style-name="ce1">
            <text:p>Buhagan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kit</text:p>
          </table:table-cell>
          <table:table-cell office:value-type="string" table:style-name="ce1">
            <text:p>Bukit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lom</text:p>
          </table:table-cell>
          <table:table-cell office:value-type="string" table:style-name="ce1">
            <text:p>Bulom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ren</text:p>
          </table:table-cell>
          <table:table-cell office:value-type="string" table:style-name="ce1">
            <text:p>Boer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rjaten</text:p>
          </table:table-cell>
          <table:table-cell office:value-type="string" table:style-name="ce1">
            <text:p>Bouriat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aingua</text:p>
          </table:table-cell>
          <table:table-cell office:value-type="string" table:style-name="ce1">
            <text:p>Caingu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akchiquel</text:p>
          </table:table-cell>
          <table:table-cell office:value-type="string" table:style-name="ce1">
            <text:p>Cakchiquel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amayura</text:p>
          </table:table-cell>
          <table:table-cell office:value-type="string" table:style-name="ce1">
            <text:p>Kamayurá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ampa</text:p>
          </table:table-cell>
          <table:table-cell office:value-type="string" table:style-name="ce1">
            <text:p>Camp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araja</text:p>
          </table:table-cell>
          <table:table-cell office:value-type="string" table:style-name="ce1">
            <text:p>Caraj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ayuvava</text:p>
          </table:table-cell>
          <table:table-cell office:value-type="string" table:style-name="ce1">
            <text:p>Cayuvav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haco</text:p>
          </table:table-cell>
          <table:table-cell office:value-type="string" table:style-name="ce1">
            <text:p>Chac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halcha</text:p>
          </table:table-cell>
          <table:table-cell office:value-type="string" table:style-name="ce1">
            <text:p>Khalkh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hamacoco</text:p>
          </table:table-cell>
          <table:table-cell office:value-type="string" table:style-name="ce1">
            <text:p>Chamacoc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heka</text:p>
          </table:table-cell>
          <table:table-cell office:value-type="string" table:style-name="ce1">
            <text:p>Chek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herkess</text:p>
          </table:table-cell>
          <table:table-cell office:value-type="string" table:style-name="ce1">
            <text:p>Cherkes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heyenne</text:p>
          </table:table-cell>
          <table:table-cell office:value-type="string" table:style-name="ce1">
            <text:p>Cheyenn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hin</text:p>
          </table:table-cell>
          <table:table-cell office:value-type="string" table:style-name="ce1">
            <text:p>Khyang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hingpaw</text:p>
          </table:table-cell>
          <table:table-cell office:value-type="string" table:style-name="ce1">
            <text:p>Chingpaw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hokwe</text:p>
          </table:table-cell>
          <table:table-cell office:value-type="string" table:style-name="ce1">
            <text:p>Tchokwé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horti</text:p>
          </table:table-cell>
          <table:table-cell office:value-type="string" table:style-name="ce1">
            <text:p>Chort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ofan</text:p>
          </table:table-cell>
          <table:table-cell office:value-type="string" table:style-name="ce1">
            <text:p>Cofan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ree</text:p>
          </table:table-cell>
          <table:table-cell office:value-type="string" table:style-name="ce1">
            <text:p>Cree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akota</text:p>
          </table:table-cell>
          <table:table-cell office:value-type="string" table:style-name="ce1">
            <text:p>Dakot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amara</text:p>
          </table:table-cell>
          <table:table-cell office:value-type="string" table:style-name="ce1">
            <text:p>Damar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anakil / Afar</text:p>
          </table:table-cell>
          <table:table-cell office:value-type="string" table:style-name="ce1">
            <text:p>Afar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ayak</text:p>
          </table:table-cell>
          <table:table-cell office:value-type="string" table:style-name="ce1">
            <text:p>Dayak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utsche</text:p>
          </table:table-cell>
          <table:table-cell office:value-type="string" table:style-name="ce1">
            <text:p>Allemand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inka</text:p>
          </table:table-cell>
          <table:table-cell office:value-type="string" table:style-name="ce1">
            <text:p>Dink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iola</text:p>
          </table:table-cell>
          <table:table-cell office:value-type="string" table:style-name="ce1">
            <text:p>Diol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onkali</text:p>
          </table:table-cell>
          <table:table-cell office:value-type="string" table:style-name="ce1">
            <text:p>Donkal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rusen</text:p>
          </table:table-cell>
          <table:table-cell office:value-type="string" table:style-name="ce1">
            <text:p>Druz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uala</text:p>
          </table:table-cell>
          <table:table-cell office:value-type="string" table:style-name="ce1">
            <text:p>Doual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usun</text:p>
          </table:table-cell>
          <table:table-cell office:value-type="string" table:style-name="ce1">
            <text:p>Dusun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Edo</text:p>
          </table:table-cell>
          <table:table-cell office:value-type="string" table:style-name="ce1">
            <text:p>Edo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Ekoi</text:p>
          </table:table-cell>
          <table:table-cell office:value-type="string" table:style-name="ce1">
            <text:p>Ekoï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Ewe</text:p>
          </table:table-cell>
          <table:table-cell office:value-type="string" table:style-name="ce1">
            <text:p>Ew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Fang</text:p>
          </table:table-cell>
          <table:table-cell office:value-type="string" table:style-name="ce1">
            <text:p>Fang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Fellahin</text:p>
          </table:table-cell>
          <table:table-cell office:value-type="string" table:style-name="ce1">
            <text:p>Fellah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Fuégien</text:p>
          </table:table-cell>
          <table:table-cell office:value-type="string" table:style-name="ce1">
            <text:p>Fuégien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Fulbe</text:p>
          </table:table-cell>
          <table:table-cell office:value-type="string" table:style-name="ce1">
            <text:p>Peul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G'bakka</text:p>
          </table:table-cell>
          <table:table-cell office:value-type="string" table:style-name="ce1">
            <text:p>Bwak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Ga</text:p>
          </table:table-cell>
          <table:table-cell office:value-type="string" table:style-name="ce1">
            <text:p>Gas-Adangbe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Galla</text:p>
          </table:table-cell>
          <table:table-cell office:value-type="string" table:style-name="ce1">
            <text:p>Gall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Gibe</text:p>
          </table:table-cell>
          <table:table-cell office:value-type="string" table:style-name="ce1">
            <text:p>Gibe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Gilyak</text:p>
          </table:table-cell>
          <table:table-cell office:value-type="string" table:style-name="ce1">
            <text:p>Gilyak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Gogodala</text:p>
          </table:table-cell>
          <table:table-cell office:value-type="string" table:style-name="ce1">
            <text:p>Gogodar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Gorontalo</text:p>
          </table:table-cell>
          <table:table-cell office:value-type="string" table:style-name="ce1">
            <text:p>Gorontal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Guajira</text:p>
          </table:table-cell>
          <table:table-cell office:value-type="string" table:style-name="ce1">
            <text:p>Guajir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Guaraní</text:p>
          </table:table-cell>
          <table:table-cell office:value-type="string" table:style-name="ce1">
            <text:p>Guaraní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Guatuso</text:p>
          </table:table-cell>
          <table:table-cell office:value-type="string" table:style-name="ce1">
            <text:p>Guatus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Guro</text:p>
          </table:table-cell>
          <table:table-cell office:value-type="string" table:style-name="ce1">
            <text:p>Gour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Habe</text:p>
          </table:table-cell>
          <table:table-cell office:value-type="string" table:style-name="ce1">
            <text:p>Habe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Hadendoa</text:p>
          </table:table-cell>
          <table:table-cell office:value-type="string" table:style-name="ce1">
            <text:p>Hadendo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Hakka</text:p>
          </table:table-cell>
          <table:table-cell office:value-type="string" table:style-name="ce1">
            <text:p>Hakk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Harari</text:p>
          </table:table-cell>
          <table:table-cell office:value-type="string" table:style-name="ce1">
            <text:p>Harar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Hazara</text:p>
          </table:table-cell>
          <table:table-cell office:value-type="string" table:style-name="ce1">
            <text:p>Hazar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Herero</text:p>
          </table:table-cell>
          <table:table-cell office:value-type="string" table:style-name="ce1">
            <text:p>Héréro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Himba</text:p>
          </table:table-cell>
          <table:table-cell office:value-type="string" table:style-name="ce1">
            <text:p>Himb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Hopi</text:p>
          </table:table-cell>
          <table:table-cell office:value-type="string" table:style-name="ce1">
            <text:p>Hopi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Hova</text:p>
          </table:table-cell>
          <table:table-cell office:value-type="string" table:style-name="ce1">
            <text:p>Hov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Hui</text:p>
          </table:table-cell>
          <table:table-cell office:value-type="string" table:style-name="ce1">
            <text:p>Hu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Humbe</text:p>
          </table:table-cell>
          <table:table-cell office:value-type="string" table:style-name="ce1">
            <text:p>Humbe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Hutu</text:p>
          </table:table-cell>
          <table:table-cell office:value-type="string" table:style-name="ce1">
            <text:p>Hutu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atmul</text:p>
          </table:table-cell>
          <table:table-cell office:value-type="string" table:style-name="ce1">
            <text:p>Iatmoul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ban</text:p>
          </table:table-cell>
          <table:table-cell office:value-type="string" table:style-name="ce1">
            <text:p>Iban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fugao</text:p>
          </table:table-cell>
          <table:table-cell office:value-type="string" table:style-name="ce1">
            <text:p>Ifuga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gorot</text:p>
          </table:table-cell>
          <table:table-cell office:value-type="string" table:style-name="ce1">
            <text:p>Igorot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halmiut</text:p>
          </table:table-cell>
          <table:table-cell office:value-type="string" table:style-name="ce1">
            <text:p>Ihalmiut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ca</text:p>
          </table:table-cell>
          <table:table-cell office:value-type="string" table:style-name="ce1">
            <text:p>Inc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uit</text:p>
          </table:table-cell>
          <table:table-cell office:value-type="string" table:style-name="ce1">
            <text:p>Inuit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ssa</text:p>
          </table:table-cell>
          <table:table-cell office:value-type="string" table:style-name="ce1">
            <text:p>Iss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vili</text:p>
          </table:table-cell>
          <table:table-cell office:value-type="string" table:style-name="ce1">
            <text:p>Ivil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Jivaro</text:p>
          </table:table-cell>
          <table:table-cell office:value-type="string" table:style-name="ce1">
            <text:p>Jivar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Juden</text:p>
          </table:table-cell>
          <table:table-cell office:value-type="string" table:style-name="ce1">
            <text:p>Juif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abardiner</text:p>
          </table:table-cell>
          <table:table-cell office:value-type="string" table:style-name="ce1">
            <text:p>Kabard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abylen</text:p>
          </table:table-cell>
          <table:table-cell office:value-type="string" table:style-name="ce1">
            <text:p>Kabyl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achin</text:p>
          </table:table-cell>
          <table:table-cell office:value-type="string" table:style-name="ce1">
            <text:p>Kachin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adar</text:p>
          </table:table-cell>
          <table:table-cell office:value-type="string" table:style-name="ce1">
            <text:p>Kadar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adu</text:p>
          </table:table-cell>
          <table:table-cell office:value-type="string" table:style-name="ce1">
            <text:p>Kadu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afa</text:p>
          </table:table-cell>
          <table:table-cell office:value-type="string" table:style-name="ce1">
            <text:p>Kaff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afficho</text:p>
          </table:table-cell>
          <table:table-cell office:value-type="string" table:style-name="ce1">
            <text:p>Kaffich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alinga</text:p>
          </table:table-cell>
          <table:table-cell office:value-type="string" table:style-name="ce1">
            <text:p>Kaling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almücken</text:p>
          </table:table-cell>
          <table:table-cell office:value-type="string" table:style-name="ce1">
            <text:p>Kalmouk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ana</text:p>
          </table:table-cell>
          <table:table-cell office:value-type="string" table:style-name="ce1">
            <text:p>Kan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anak</text:p>
          </table:table-cell>
          <table:table-cell office:value-type="string" table:style-name="ce1">
            <text:p>Kanak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aren</text:p>
          </table:table-cell>
          <table:table-cell office:value-type="string" table:style-name="ce1">
            <text:p>Karen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aro Batak</text:p>
          </table:table-cell>
          <table:table-cell office:value-type="string" table:style-name="ce1">
            <text:p>Karo Batak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aschinaua</text:p>
          </table:table-cell>
          <table:table-cell office:value-type="string" table:style-name="ce1">
            <text:p>Kaschinau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avango</text:p>
          </table:table-cell>
          <table:table-cell office:value-type="string" table:style-name="ce1">
            <text:p>Kavango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ha</text:p>
          </table:table-cell>
          <table:table-cell office:value-type="string" table:style-name="ce1">
            <text:p>Kh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hmer</text:p>
          </table:table-cell>
          <table:table-cell office:value-type="string" table:style-name="ce1">
            <text:p>Khmer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hoi-San</text:p>
          </table:table-cell>
          <table:table-cell office:value-type="string" table:style-name="ce1">
            <text:p>Khoi-San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ikuyu</text:p>
          </table:table-cell>
          <table:table-cell office:value-type="string" table:style-name="ce1">
            <text:p>Kikuyu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issi</text:p>
          </table:table-cell>
          <table:table-cell office:value-type="string" table:style-name="ce1">
            <text:p>Kiss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itoto</text:p>
          </table:table-cell>
          <table:table-cell office:value-type="string" table:style-name="ce1">
            <text:p>Kitot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obena</text:p>
          </table:table-cell>
          <table:table-cell office:value-type="string" table:style-name="ce1">
            <text:p>Koben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ololo</text:p>
          </table:table-cell>
          <table:table-cell office:value-type="string" table:style-name="ce1">
            <text:p>Kolol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oniagui</text:p>
          </table:table-cell>
          <table:table-cell office:value-type="string" table:style-name="ce1">
            <text:p>Koniagu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onjo</text:p>
          </table:table-cell>
          <table:table-cell office:value-type="string" table:style-name="ce1">
            <text:p>Konj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opten</text:p>
          </table:table-cell>
          <table:table-cell office:value-type="string" table:style-name="ce1">
            <text:p>Copt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osaken</text:p>
          </table:table-cell>
          <table:table-cell office:value-type="string" table:style-name="ce1">
            <text:p>Cosaqu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pe</text:p>
          </table:table-cell>
          <table:table-cell office:value-type="string" table:style-name="ce1">
            <text:p>Bakweri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rahó</text:p>
          </table:table-cell>
          <table:table-cell office:value-type="string" table:style-name="ce1">
            <text:p>Krahó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ru</text:p>
          </table:table-cell>
          <table:table-cell office:value-type="string" table:style-name="ce1">
            <text:p>Kroumen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uba</text:p>
          </table:table-cell>
          <table:table-cell office:value-type="string" table:style-name="ce1">
            <text:p>Kub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ubu</text:p>
          </table:table-cell>
          <table:table-cell office:value-type="string" table:style-name="ce1">
            <text:p>Kubu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urden</text:p>
          </table:table-cell>
          <table:table-cell office:value-type="string" table:style-name="ce1">
            <text:p>Kurd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wahu</text:p>
          </table:table-cell>
          <table:table-cell office:value-type="string" table:style-name="ce1">
            <text:p>Kwahu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wanyama</text:p>
          </table:table-cell>
          <table:table-cell office:value-type="string" table:style-name="ce1">
            <text:p>Kwanyam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Lahobe</text:p>
          </table:table-cell>
          <table:table-cell office:value-type="string" table:style-name="ce1">
            <text:p>Laobé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Lahu</text:p>
          </table:table-cell>
          <table:table-cell office:value-type="string" table:style-name="ce1">
            <text:p>Lahu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Lapen</text:p>
          </table:table-cell>
          <table:table-cell office:value-type="string" table:style-name="ce1">
            <text:p>Lapon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Lashi</text:p>
          </table:table-cell>
          <table:table-cell office:value-type="string" table:style-name="ce1">
            <text:p>Lash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Lawa</text:p>
          </table:table-cell>
          <table:table-cell office:value-type="string" table:style-name="ce1">
            <text:p>Law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Lele</text:p>
          </table:table-cell>
          <table:table-cell office:value-type="string" table:style-name="ce1">
            <text:p>Leele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Lengua</text:p>
          </table:table-cell>
          <table:table-cell office:value-type="string" table:style-name="ce1">
            <text:p>Lengu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Lobi</text:p>
          </table:table-cell>
          <table:table-cell office:value-type="string" table:style-name="ce1">
            <text:p>Lob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Loi</text:p>
          </table:table-cell>
          <table:table-cell office:value-type="string" table:style-name="ce1">
            <text:p>Lo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Lolo</text:p>
          </table:table-cell>
          <table:table-cell office:value-type="string" table:style-name="ce1">
            <text:p>Lol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Lozi (Barotse)</text:p>
          </table:table-cell>
          <table:table-cell office:value-type="string" table:style-name="ce1">
            <text:p>Lozi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Luba</text:p>
          </table:table-cell>
          <table:table-cell office:value-type="string" table:style-name="ce1">
            <text:p>Lub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akassar</text:p>
          </table:table-cell>
          <table:table-cell office:value-type="string" table:style-name="ce1">
            <text:p>Makassar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akonde</text:p>
          </table:table-cell>
          <table:table-cell office:value-type="string" table:style-name="ce1">
            <text:p>Makondé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alinke</text:p>
          </table:table-cell>
          <table:table-cell office:value-type="string" table:style-name="ce1">
            <text:p>Malinke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andingo</text:p>
          </table:table-cell>
          <table:table-cell office:value-type="string" table:style-name="ce1">
            <text:p>Mandingue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andschu</text:p>
          </table:table-cell>
          <table:table-cell office:value-type="string" table:style-name="ce1">
            <text:p>Mandchou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angbetu</text:p>
          </table:table-cell>
          <table:table-cell office:value-type="string" table:style-name="ce1">
            <text:p>Mangbetu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ankanja</text:p>
          </table:table-cell>
          <table:table-cell office:value-type="string" table:style-name="ce1">
            <text:p>Mancagn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anta</text:p>
          </table:table-cell>
          <table:table-cell office:value-type="string" table:style-name="ce1">
            <text:p>Mant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āori</text:p>
          </table:table-cell>
          <table:table-cell office:value-type="string" table:style-name="ce1">
            <text:p>Māor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arind-anim</text:p>
          </table:table-cell>
          <table:table-cell office:value-type="string" table:style-name="ce1">
            <text:p>Marind-anim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aru</text:p>
          </table:table-cell>
          <table:table-cell office:value-type="string" table:style-name="ce1">
            <text:p>Maru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asai</text:p>
          </table:table-cell>
          <table:table-cell office:value-type="string" table:style-name="ce1">
            <text:p>Maasaï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ataco</text:p>
          </table:table-cell>
          <table:table-cell office:value-type="string" table:style-name="ce1">
            <text:p>Matac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auren</text:p>
          </table:table-cell>
          <table:table-cell office:value-type="string" table:style-name="ce1">
            <text:p>Maur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aya</text:p>
          </table:table-cell>
          <table:table-cell office:value-type="string" table:style-name="ce1">
            <text:p>May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ayonisha</text:p>
          </table:table-cell>
          <table:table-cell office:value-type="string" table:style-name="ce1">
            <text:p>Mayonish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bala</text:p>
          </table:table-cell>
          <table:table-cell office:value-type="string" table:style-name="ce1">
            <text:p>Mbal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bangala</text:p>
          </table:table-cell>
          <table:table-cell office:value-type="string" table:style-name="ce1">
            <text:p>Mbangal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bayá</text:p>
          </table:table-cell>
          <table:table-cell office:value-type="string" table:style-name="ce1">
            <text:p>Mbayá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buti-Pygmäen</text:p>
          </table:table-cell>
          <table:table-cell office:value-type="string" table:style-name="ce1">
            <text:p>Mbuti Pygmé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ende</text:p>
          </table:table-cell>
          <table:table-cell office:value-type="string" table:style-name="ce1">
            <text:p>Mendé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eo</text:p>
          </table:table-cell>
          <table:table-cell office:value-type="string" table:style-name="ce1">
            <text:p>Me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eta</text:p>
          </table:table-cell>
          <table:table-cell office:value-type="string" table:style-name="ce1">
            <text:p>Met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iao</text:p>
          </table:table-cell>
          <table:table-cell office:value-type="string" table:style-name="ce1">
            <text:p>Mia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ilanau</text:p>
          </table:table-cell>
          <table:table-cell office:value-type="string" table:style-name="ce1">
            <text:p>Milanau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inahassa</text:p>
          </table:table-cell>
          <table:table-cell office:value-type="string" table:style-name="ce1">
            <text:p>Minahas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inangkabau</text:p>
          </table:table-cell>
          <table:table-cell office:value-type="string" table:style-name="ce1">
            <text:p>Minangkabau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ohave</text:p>
          </table:table-cell>
          <table:table-cell office:value-type="string" table:style-name="ce1">
            <text:p>Mojav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oi</text:p>
          </table:table-cell>
          <table:table-cell office:value-type="string" table:style-name="ce1">
            <text:p>Mo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omvu</text:p>
          </table:table-cell>
          <table:table-cell office:value-type="string" table:style-name="ce1">
            <text:p>Momvu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ongolen</text:p>
          </table:table-cell>
          <table:table-cell office:value-type="string" table:style-name="ce1">
            <text:p>Mongol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oros</text:p>
          </table:table-cell>
          <table:table-cell office:value-type="string" table:style-name="ce1">
            <text:p>Moro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ossi</text:p>
          </table:table-cell>
          <table:table-cell office:value-type="string" table:style-name="ce1">
            <text:p>Mossi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ovima</text:p>
          </table:table-cell>
          <table:table-cell office:value-type="string" table:style-name="ce1">
            <text:p>Movim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uskogee</text:p>
          </table:table-cell>
          <table:table-cell office:value-type="string" table:style-name="ce1">
            <text:p>Creek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ahuan</text:p>
          </table:table-cell>
          <table:table-cell office:value-type="string" table:style-name="ce1">
            <text:p>Nahuan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amau</text:p>
          </table:table-cell>
          <table:table-cell office:value-type="string" table:style-name="ce1">
            <text:p>Namau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andi</text:p>
          </table:table-cell>
          <table:table-cell office:value-type="string" table:style-name="ce1">
            <text:p>Nand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avaho</text:p>
          </table:table-cell>
          <table:table-cell office:value-type="string" table:style-name="ce1">
            <text:p>Navaho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ayar</text:p>
          </table:table-cell>
          <table:table-cell office:value-type="string" table:style-name="ce1">
            <text:p>Nayar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egrito</text:p>
          </table:table-cell>
          <table:table-cell office:value-type="string" table:style-name="ce1">
            <text:p>Negrit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ewar</text:p>
          </table:table-cell>
          <table:table-cell office:value-type="string" table:style-name="ce1">
            <text:p>Newar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gaju-Dayak</text:p>
          </table:table-cell>
          <table:table-cell office:value-type="string" table:style-name="ce1">
            <text:p>Ngaju-Dayak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gangela</text:p>
          </table:table-cell>
          <table:table-cell office:value-type="string" table:style-name="ce1">
            <text:p>Ngangel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golo</text:p>
          </table:table-cell>
          <table:table-cell office:value-type="string" table:style-name="ce1">
            <text:p>Ngol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goni</text:p>
          </table:table-cell>
          <table:table-cell office:value-type="string" table:style-name="ce1">
            <text:p>Ngon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iloten</text:p>
          </table:table-cell>
          <table:table-cell office:value-type="string" table:style-name="ce1">
            <text:p>Nilot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isi</text:p>
          </table:table-cell>
          <table:table-cell office:value-type="string" table:style-name="ce1">
            <text:p>Nis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jem</text:p>
          </table:table-cell>
          <table:table-cell office:value-type="string" table:style-name="ce1">
            <text:p>Djem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ouristani</text:p>
          </table:table-cell>
          <table:table-cell office:value-type="string" table:style-name="ce1">
            <text:p>Nouristan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ba</text:p>
          </table:table-cell>
          <table:table-cell office:value-type="string" table:style-name="ce1">
            <text:p>Noub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bier</text:p>
          </table:table-cell>
          <table:table-cell office:value-type="string" table:style-name="ce1">
            <text:p>Nubien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er</text:p>
          </table:table-cell>
          <table:table-cell office:value-type="string" table:style-name="ce1">
            <text:p>Nuer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pe</text:p>
          </table:table-cell>
          <table:table-cell office:value-type="string" table:style-name="ce1">
            <text:p>Nupe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u-chah-nulth</text:p>
          </table:table-cell>
          <table:table-cell office:value-type="string" table:style-name="ce1">
            <text:p>Nootk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lmeken</text:p>
          </table:table-cell>
          <table:table-cell office:value-type="string" table:style-name="ce1">
            <text:p>Olmèqu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na</text:p>
          </table:table-cell>
          <table:table-cell office:value-type="string" table:style-name="ce1">
            <text:p>On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ndonga</text:p>
          </table:table-cell>
          <table:table-cell office:value-type="string" table:style-name="ce1">
            <text:p>Ondong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rang Kubu</text:p>
          </table:table-cell>
          <table:table-cell office:value-type="string" table:style-name="ce1">
            <text:p>Orang Kubu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rang Laut</text:p>
          </table:table-cell>
          <table:table-cell office:value-type="string" table:style-name="ce1">
            <text:p>Orang Laut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rang Mamma</text:p>
          </table:table-cell>
          <table:table-cell office:value-type="string" table:style-name="ce1">
            <text:p>Orang Mamm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sseten</text:p>
          </table:table-cell>
          <table:table-cell office:value-type="string" table:style-name="ce1">
            <text:p>Ossèt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uadien</text:p>
          </table:table-cell>
          <table:table-cell office:value-type="string" table:style-name="ce1">
            <text:p>Ouadien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ulad-Nael</text:p>
          </table:table-cell>
          <table:table-cell office:value-type="string" table:style-name="ce1">
            <text:p>Oulad-Naél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vambo</text:p>
          </table:table-cell>
          <table:table-cell office:value-type="string" table:style-name="ce1">
            <text:p>Ovambo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vimbundu</text:p>
          </table:table-cell>
          <table:table-cell office:value-type="string" table:style-name="ce1">
            <text:p>Ovimbundu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aallirmiut</text:p>
          </table:table-cell>
          <table:table-cell office:value-type="string" table:style-name="ce1">
            <text:p>Paallirmiut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acaguara</text:p>
          </table:table-cell>
          <table:table-cell office:value-type="string" table:style-name="ce1">
            <text:p>Pacaguar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adang</text:p>
          </table:table-cell>
          <table:table-cell office:value-type="string" table:style-name="ce1">
            <text:p>Padang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ai-i</text:p>
          </table:table-cell>
          <table:table-cell office:value-type="string" table:style-name="ce1">
            <text:p>Pai-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alaung</text:p>
          </table:table-cell>
          <table:table-cell office:value-type="string" table:style-name="ce1">
            <text:p>Palaung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arsen</text:p>
          </table:table-cell>
          <table:table-cell office:value-type="string" table:style-name="ce1">
            <text:p>Parsi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aschtunen</text:p>
          </table:table-cell>
          <table:table-cell office:value-type="string" table:style-name="ce1">
            <text:p>Pachtoun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atagonier</text:p>
          </table:table-cell>
          <table:table-cell office:value-type="string" table:style-name="ce1">
            <text:p>Patagoni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epel</text:p>
          </table:table-cell>
          <table:table-cell office:value-type="string" table:style-name="ce1">
            <text:p>Papel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ilaga</text:p>
          </table:table-cell>
          <table:table-cell office:value-type="string" table:style-name="ce1">
            <text:p>Pilagá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komam</text:p>
          </table:table-cell>
          <table:table-cell office:value-type="string" table:style-name="ce1">
            <text:p>Poqomam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unan</text:p>
          </table:table-cell>
          <table:table-cell office:value-type="string" table:style-name="ce1">
            <text:p>Punan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unu</text:p>
          </table:table-cell>
          <table:table-cell office:value-type="string" table:style-name="ce1">
            <text:p>Punu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ajputen</text:p>
          </table:table-cell>
          <table:table-cell office:value-type="string" table:style-name="ce1">
            <text:p>Rajput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oma</text:p>
          </table:table-cell>
          <table:table-cell office:value-type="string" table:style-name="ce1">
            <text:p>Rom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undi</text:p>
          </table:table-cell>
          <table:table-cell office:value-type="string" table:style-name="ce1">
            <text:p>Rund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akai</text:p>
          </table:table-cell>
          <table:table-cell office:value-type="string" table:style-name="ce1">
            <text:p>Saka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akalava</text:p>
          </table:table-cell>
          <table:table-cell office:value-type="string" table:style-name="ce1">
            <text:p>Sakalav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ami</text:p>
          </table:table-cell>
          <table:table-cell office:value-type="string" table:style-name="ce1">
            <text:p>Sam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amoyeden</text:p>
          </table:table-cell>
          <table:table-cell office:value-type="string" table:style-name="ce1">
            <text:p>Samoyed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an</text:p>
          </table:table-cell>
          <table:table-cell office:value-type="string" table:style-name="ce1">
            <text:p>Bochiman : Kung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ara</text:p>
          </table:table-cell>
          <table:table-cell office:value-type="string" table:style-name="ce1">
            <text:p>Sar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art</text:p>
          </table:table-cell>
          <table:table-cell office:value-type="string" table:style-name="ce1">
            <text:p>Sart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mang</text:p>
          </table:table-cell>
          <table:table-cell office:value-type="string" table:style-name="ce1">
            <text:p>Semang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noi</text:p>
          </table:table-cell>
          <table:table-cell office:value-type="string" table:style-name="ce1">
            <text:p>Seno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ntani</text:p>
          </table:table-cell>
          <table:table-cell office:value-type="string" table:style-name="ce1">
            <text:p>Sentan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nufo</text:p>
          </table:table-cell>
          <table:table-cell office:value-type="string" table:style-name="ce1">
            <text:p>Sénoufo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rer</text:p>
          </table:table-cell>
          <table:table-cell office:value-type="string" table:style-name="ce1">
            <text:p>Sérèr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han</text:p>
          </table:table-cell>
          <table:table-cell office:value-type="string" table:style-name="ce1">
            <text:p>Shan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han Thai</text:p>
          </table:table-cell>
          <table:table-cell office:value-type="string" table:style-name="ce1">
            <text:p>Shan Tha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hilluk</text:p>
          </table:table-cell>
          <table:table-cell office:value-type="string" table:style-name="ce1">
            <text:p>Shilluk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ihanaka</text:p>
          </table:table-cell>
          <table:table-cell office:value-type="string" table:style-name="ce1">
            <text:p>Sihanak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ikh</text:p>
          </table:table-cell>
          <table:table-cell office:value-type="string" table:style-name="ce1">
            <text:p>Sikh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inghalesen</text:p>
          </table:table-cell>
          <table:table-cell office:value-type="string" table:style-name="ce1">
            <text:p>Cinghalai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inti</text:p>
          </table:table-cell>
          <table:table-cell office:value-type="string" table:style-name="ce1">
            <text:p>Sint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ioux</text:p>
          </table:table-cell>
          <table:table-cell office:value-type="string" table:style-name="ce1">
            <text:p>Sioux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ko</text:p>
          </table:table-cell>
          <table:table-cell office:value-type="string" table:style-name="ce1">
            <text:p>Sok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on</text:p>
          </table:table-cell>
          <table:table-cell office:value-type="string" table:style-name="ce1">
            <text:p>Solon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mali</text:p>
          </table:table-cell>
          <table:table-cell office:value-type="string" table:style-name="ce1">
            <text:p>Somali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nghai</text:p>
          </table:table-cell>
          <table:table-cell office:value-type="string" table:style-name="ce1">
            <text:p>Songhaï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ngo</text:p>
          </table:table-cell>
          <table:table-cell office:value-type="string" table:style-name="ce1">
            <text:p>Song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tho</text:p>
          </table:table-cell>
          <table:table-cell office:value-type="string" table:style-name="ce1">
            <text:p>Soth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usu</text:p>
          </table:table-cell>
          <table:table-cell office:value-type="string" table:style-name="ce1">
            <text:p>Soussou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uya</text:p>
          </table:table-cell>
          <table:table-cell office:value-type="string" table:style-name="ce1">
            <text:p>Suy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adschiken</text:p>
          </table:table-cell>
          <table:table-cell office:value-type="string" table:style-name="ce1">
            <text:p>Tadjik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agalog</text:p>
          </table:table-cell>
          <table:table-cell office:value-type="string" table:style-name="ce1">
            <text:p>Tagalog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ageba</text:p>
          </table:table-cell>
          <table:table-cell office:value-type="string" table:style-name="ce1">
            <text:p>Tageb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amilen</text:p>
          </table:table-cell>
          <table:table-cell office:value-type="string" table:style-name="ce1">
            <text:p>Tamoul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anala</text:p>
          </table:table-cell>
          <table:table-cell office:value-type="string" table:style-name="ce1">
            <text:p>Tanal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anguten</text:p>
          </table:table-cell>
          <table:table-cell office:value-type="string" table:style-name="ce1">
            <text:p>Tangout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asmanier</text:p>
          </table:table-cell>
          <table:table-cell office:value-type="string" table:style-name="ce1">
            <text:p>Aborigènes de Tasmanie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ataren</text:p>
          </table:table-cell>
          <table:table-cell office:value-type="string" table:style-name="ce1">
            <text:p>Tatar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ehuelche</text:p>
          </table:table-cell>
          <table:table-cell office:value-type="string" table:style-name="ce1">
            <text:p>Tehuelch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engger</text:p>
          </table:table-cell>
          <table:table-cell office:value-type="string" table:style-name="ce1">
            <text:p>Tengger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honga</text:p>
          </table:table-cell>
          <table:table-cell office:value-type="string" table:style-name="ce1">
            <text:p>Thong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inggian</text:p>
          </table:table-cell>
          <table:table-cell office:value-type="string" table:style-name="ce1">
            <text:p>Tinggian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oala</text:p>
          </table:table-cell>
          <table:table-cell office:value-type="string" table:style-name="ce1">
            <text:p>Toal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oba</text:p>
          </table:table-cell>
          <table:table-cell office:value-type="string" table:style-name="ce1">
            <text:p>Tob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oba Batak</text:p>
          </table:table-cell>
          <table:table-cell office:value-type="string" table:style-name="ce1">
            <text:p>Toba Batak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oda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onga</text:p>
          </table:table-cell>
          <table:table-cell office:value-type="string" table:style-name="ce1">
            <text:p>Tong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onkin</text:p>
          </table:table-cell>
          <table:table-cell office:value-type="string" table:style-name="ce1">
            <text:p>Tonkin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oraja</text:p>
          </table:table-cell>
          <table:table-cell office:value-type="string" table:style-name="ce1">
            <text:p>Toraj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uareg</text:p>
          </table:table-cell>
          <table:table-cell office:value-type="string" table:style-name="ce1">
            <text:p>Touareg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ucano</text:p>
          </table:table-cell>
          <table:table-cell office:value-type="string" table:style-name="ce1">
            <text:p>Tuca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ugeri</text:p>
          </table:table-cell>
          <table:table-cell office:value-type="string" table:style-name="ce1">
            <text:p>Tuger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ungusen</text:p>
          </table:table-cell>
          <table:table-cell office:value-type="string" table:style-name="ce1">
            <text:p>Toungouse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urkmenen</text:p>
          </table:table-cell>
          <table:table-cell office:value-type="string" table:style-name="ce1">
            <text:p>Turkmène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utsi</text:p>
          </table:table-cell>
          <table:table-cell office:value-type="string" table:style-name="ce1">
            <text:p>Tutsi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uyuca</text:p>
          </table:table-cell>
          <table:table-cell office:value-type="string" table:style-name="ce1">
            <text:p>Tuyuc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Uiguren</text:p>
          </table:table-cell>
          <table:table-cell office:value-type="string" table:style-name="ce1">
            <text:p>Ouégour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Umutina</text:p>
          </table:table-cell>
          <table:table-cell office:value-type="string" table:style-name="ce1">
            <text:p>Umutin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Usbeken</text:p>
          </table:table-cell>
          <table:table-cell office:value-type="string" table:style-name="ce1">
            <text:p>Ouzbek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Va</text:p>
          </table:table-cell>
          <table:table-cell office:value-type="string" table:style-name="ce1">
            <text:p>W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Veddas</text:p>
          </table:table-cell>
          <table:table-cell office:value-type="string" table:style-name="ce1">
            <text:p>Vedd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adschagga</text:p>
          </table:table-cell>
          <table:table-cell office:value-type="string" table:style-name="ce1">
            <text:p>Wadschagg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akurti</text:p>
          </table:table-cell>
          <table:table-cell office:value-type="string" table:style-name="ce1">
            <text:p>Wakurt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angoni</text:p>
          </table:table-cell>
          <table:table-cell office:value-type="string" table:style-name="ce1">
            <text:p>Wangon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asotiko</text:p>
          </table:table-cell>
          <table:table-cell office:value-type="string" table:style-name="ce1">
            <text:p>Wasotik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assukuma</text:p>
          </table:table-cell>
          <table:table-cell office:value-type="string" table:style-name="ce1">
            <text:p>Wassukum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atutu</text:p>
          </table:table-cell>
          <table:table-cell office:value-type="string" table:style-name="ce1">
            <text:p>Watutu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olgadeutsche</text:p>
          </table:table-cell>
          <table:table-cell office:value-type="string" table:style-name="ce1">
            <text:p>Allemand de la Volg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olof</text:p>
          </table:table-cell>
          <table:table-cell office:value-type="string" table:style-name="ce1">
            <text:p>Wolof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ute</text:p>
          </table:table-cell>
          <table:table-cell office:value-type="string" table:style-name="ce1">
            <text:p>Vute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Xhosa</text:p>
          </table:table-cell>
          <table:table-cell office:value-type="string" table:style-name="ce1">
            <text:p>Xhos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Yakuba</text:p>
          </table:table-cell>
          <table:table-cell office:value-type="string" table:style-name="ce1">
            <text:p>Dan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Yámana</text:p>
          </table:table-cell>
          <table:table-cell office:value-type="string" table:style-name="ce1">
            <text:p>Yagan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Yao</text:p>
          </table:table-cell>
          <table:table-cell office:value-type="string" table:style-name="ce1">
            <text:p>Ya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Yapua</text:p>
          </table:table-cell>
          <table:table-cell office:value-type="string" table:style-name="ce1">
            <text:p>Yapu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Yarra</text:p>
          </table:table-cell>
          <table:table-cell office:value-type="string" table:style-name="ce1">
            <text:p>Yarr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Yenadi</text:p>
          </table:table-cell>
          <table:table-cell office:value-type="string" table:style-name="ce1">
            <text:p>Yenad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Yoruba</text:p>
          </table:table-cell>
          <table:table-cell office:value-type="string" table:style-name="ce1">
            <text:p>Yoruba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Yumbo</text:p>
          </table:table-cell>
          <table:table-cell office:value-type="string" table:style-name="ce1">
            <text:p>Yumb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Zaparo</text:p>
          </table:table-cell>
          <table:table-cell office:value-type="string" table:style-name="ce1">
            <text:p>Zapar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Zigeuner</text:p>
          </table:table-cell>
          <table:table-cell office:value-type="string" table:style-name="ce1">
            <text:p>Zigeuner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Zulu</text:p>
          </table:table-cell>
          <table:table-cell office:value-type="string" table:style-name="ce1">
            <text:p>Zulu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Zuñi</text:p>
          </table:table-cell>
          <table:table-cell office:value-type="string" table:style-name="ce1">
            <text:p>Zuñi</text:p>
          </table:table-cell>
          <table:table-cell table:number-columns-repeated="16382"/>
        </table:table-row>
        <table:table-row table:number-rows-repeated="1048232" table:style-name="ro3">
          <table:table-cell table:number-columns-repeated="16384"/>
        </table:table-row>
      </table:table>
      <table:table table:name="Snippets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7" table:number-columns-repeated="16379" table:default-cell-style-name="ce1"/>
        <table:table-row table:style-name="ro3">
          <table:table-cell office:value-type="string" table:style-name="ce2">
            <text:p>Exampl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&lt;item idno="personen" enabled="1" default="0" value="0"&gt;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&lt;labels&gt;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&lt;label locale="de_CH" preferred="1"&gt;&lt;name_singular&gt;Personen&lt;/name_singular&gt;&lt;name_plural&gt;Personen&lt;/name_plural&gt;&lt;/label&gt;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&lt;label locale="fr_CH" preferred="0"&gt;&lt;name_singular&gt;Personen&lt;/name_singular&gt;&lt;name_plural&gt;Personen&lt;/name_plural&gt;&lt;/label&gt;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&lt;label locale="it_CH" preferred="0"&gt;&lt;name_singular&gt;Personen&lt;/name_singular&gt;&lt;name_plural&gt;Personen&lt;/name_plural&gt;&lt;/label&gt;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&lt;label locale="rm_CH" preferred="0"&gt;&lt;name_singular&gt;Personen&lt;/name_singular&gt;&lt;name_plural&gt;Personen&lt;/name_plural&gt;&lt;/label&gt;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&lt;label locale="en_US" preferred="0"&gt;&lt;name_singular&gt;Personen&lt;/name_singular&gt;&lt;name_plural&gt;Personen&lt;/name_plural&gt;&lt;/label&gt;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&lt;/labels&gt;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&lt;/item&gt;</text:p>
          </table:table-cell>
          <table:table-cell table:number-columns-repeated="16383" table:style-name="ce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3">
            <text:p>Snippets</text:p>
          </table:table-cell>
          <table:table-cell office:value-type="string" table:style-name="ce3">
            <text:p>B</text:p>
          </table:table-cell>
          <table:table-cell office:value-type="string" table:style-name="ce3">
            <text:p>C</text:p>
          </table:table-cell>
          <table:table-cell office:value-type="string" table:style-name="ce3">
            <text:p>D</text:p>
          </table:table-cell>
          <table:table-cell table:style-name="ce4"/>
          <table:table-cell table:number-columns-repeated="16379"/>
        </table:table-row>
        <table:table-row table:style-name="ro3">
          <table:table-cell table:style-name="ce4"/>
          <table:table-cell office:value-type="string" table:style-name="ce4">
            <text:p>&lt;item idno="</text:p>
          </table:table-cell>
          <table:table-cell office:value-type="string" table:style-name="ce4">
            <text:p>" enabled="1" default="0" value="0"&gt;</text:p>
          </table:table-cell>
          <table:table-cell table:number-columns-repeated="2" table:style-name="ce4"/>
          <table:table-cell table:number-columns-repeated="16379"/>
        </table:table-row>
        <table:table-row table:style-name="ro3">
          <table:table-cell table:style-name="ce4"/>
          <table:table-cell office:value-type="string" table:style-name="ce4">
            <text:p>&lt;labels&gt;</text:p>
          </table:table-cell>
          <table:table-cell table:number-columns-repeated="3" table:style-name="ce4"/>
          <table:table-cell table:number-columns-repeated="16379"/>
        </table:table-row>
        <table:table-row table:style-name="ro3">
          <table:table-cell table:style-name="ce4"/>
          <table:table-cell office:value-type="string" table:style-name="ce4">
            <text:p>&lt;label locale="de_CH" preferred="1"&gt;&lt;name_singular&gt;</text:p>
          </table:table-cell>
          <table:table-cell office:value-type="string" table:style-name="ce4">
            <text:p>&lt;/name_singular&gt;&lt;name_plural&gt;</text:p>
          </table:table-cell>
          <table:table-cell office:value-type="string" table:style-name="ce4">
            <text:p>&lt;/name_plural&gt;&lt;/label&gt;</text:p>
          </table:table-cell>
          <table:table-cell table:style-name="ce4"/>
          <table:table-cell table:number-columns-repeated="16379"/>
        </table:table-row>
        <table:table-row table:style-name="ro3">
          <table:table-cell table:style-name="ce4"/>
          <table:table-cell office:value-type="string" table:style-name="ce4">
            <text:p>&lt;label locale="fr_CH" preferred="1"&gt;&lt;name_singular&gt;</text:p>
          </table:table-cell>
          <table:table-cell office:value-type="string" table:style-name="ce4">
            <text:p>&lt;/name_singular&gt;&lt;name_plural&gt;</text:p>
          </table:table-cell>
          <table:table-cell office:value-type="string" table:style-name="ce4">
            <text:p>&lt;/name_plural&gt;&lt;/label&gt;</text:p>
          </table:table-cell>
          <table:table-cell table:style-name="ce4"/>
          <table:table-cell table:number-columns-repeated="16379"/>
        </table:table-row>
        <table:table-row table:style-name="ro3">
          <table:table-cell table:style-name="ce4"/>
          <table:table-cell office:value-type="string" table:style-name="ce4">
            <text:p>&lt;label locale="it_CH" preferred="1"&gt;&lt;name_singular&gt;</text:p>
          </table:table-cell>
          <table:table-cell office:value-type="string" table:style-name="ce4">
            <text:p>&lt;/name_singular&gt;&lt;name_plural&gt;</text:p>
          </table:table-cell>
          <table:table-cell office:value-type="string" table:style-name="ce4">
            <text:p>&lt;/name_plural&gt;&lt;/label&gt;</text:p>
          </table:table-cell>
          <table:table-cell table:style-name="ce4"/>
          <table:table-cell table:number-columns-repeated="16379"/>
        </table:table-row>
        <table:table-row table:style-name="ro3">
          <table:table-cell table:style-name="ce4"/>
          <table:table-cell office:value-type="string" table:style-name="ce4">
            <text:p>&lt;label locale="rm_CH" preferred="1"&gt;&lt;name_singular&gt;</text:p>
          </table:table-cell>
          <table:table-cell office:value-type="string" table:style-name="ce4">
            <text:p>&lt;/name_singular&gt;&lt;name_plural&gt;</text:p>
          </table:table-cell>
          <table:table-cell office:value-type="string" table:style-name="ce4">
            <text:p>&lt;/name_plural&gt;&lt;/label&gt;</text:p>
          </table:table-cell>
          <table:table-cell table:style-name="ce4"/>
          <table:table-cell table:number-columns-repeated="16379"/>
        </table:table-row>
        <table:table-row table:style-name="ro3">
          <table:table-cell table:style-name="ce4"/>
          <table:table-cell office:value-type="string" table:style-name="ce4">
            <text:p>&lt;label locale="en_US" preferred="1"&gt;&lt;name_singular&gt;</text:p>
          </table:table-cell>
          <table:table-cell office:value-type="string" table:style-name="ce4">
            <text:p>&lt;/name_singular&gt;&lt;name_plural&gt;</text:p>
          </table:table-cell>
          <table:table-cell office:value-type="string" table:style-name="ce4">
            <text:p>&lt;/name_plural&gt;&lt;/label&gt;</text:p>
          </table:table-cell>
          <table:table-cell table:style-name="ce4"/>
          <table:table-cell table:number-columns-repeated="16379"/>
        </table:table-row>
        <table:table-row table:style-name="ro3">
          <table:table-cell table:style-name="ce4"/>
          <table:table-cell office:value-type="string" table:style-name="ce4">
            <text:p>&lt;/labels&gt;</text:p>
          </table:table-cell>
          <table:table-cell table:number-columns-repeated="3" table:style-name="ce4"/>
          <table:table-cell table:number-columns-repeated="16379"/>
        </table:table-row>
        <table:table-row table:style-name="ro3">
          <table:table-cell table:style-name="ce4"/>
          <table:table-cell office:value-type="string" table:style-name="ce4">
            <text:p>&lt;/item&gt;</text:p>
          </table:table-cell>
          <table:table-cell table:number-columns-repeated="3" table:style-name="ce4"/>
          <table:table-cell table:number-columns-repeated="16379"/>
        </table:table-row>
        <table:table-row table:style-name="ro3">
          <table:table-cell table:number-columns-repeated="5" table:style-name="ce4"/>
          <table:table-cell table:number-columns-repeated="16379"/>
        </table:table-row>
        <table:table-row table:number-rows-repeated="104855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0</meta:generator>
    <dc:creator>Raphael Laubscher</dc:creator>
    <meta:creation-date>2018-09-27T13:59:53Z</meta:creation-date>
    <dc:date>2018-10-12T15:51:24Z</dc:date>
    <meta:editing-cycles>21</meta:editing-cycles>
    <meta:editing-duration>PT3663S</meta:editing-duration>
  </office:meta>
</office:document-meta>
</file>